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52cm"/>
    </style:style>
    <style:style style:name="co2" style:family="table-column">
      <style:table-column-properties fo:break-before="auto" style:column-width="5.076cm"/>
    </style:style>
    <style:style style:name="co3" style:family="table-column">
      <style:table-column-properties fo:break-before="auto" style:column-width="5.1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058cm"/>
    </style:style>
    <style:style style:name="co6" style:family="table-column">
      <style:table-column-properties fo:break-before="auto" style:column-width="2.558cm"/>
    </style:style>
    <style:style style:name="co7" style:family="table-column">
      <style:table-column-properties fo:break-before="auto" style:column-width="3.612cm"/>
    </style:style>
    <style:style style:name="co8" style:family="table-column">
      <style:table-column-properties fo:break-before="auto" style:column-width="3.334cm"/>
    </style:style>
    <style:style style:name="co9" style:family="table-column">
      <style:table-column-properties fo:break-before="auto" style:column-width="2.475cm"/>
    </style:style>
    <style:style style:name="co10" style:family="table-column">
      <style:table-column-properties fo:break-before="auto" style:column-width="2.584cm"/>
    </style:style>
    <style:style style:name="co11" style:family="table-column">
      <style:table-column-properties fo:break-before="auto" style:column-width="3.14cm"/>
    </style:style>
    <style:style style:name="co12" style:family="table-column">
      <style:table-column-properties fo:break-before="auto" style:column-width="2.669cm"/>
    </style:style>
    <style:style style:name="co13" style:family="table-column">
      <style:table-column-properties fo:break-before="auto" style:column-width="2.364cm"/>
    </style:style>
    <style:style style:name="co14" style:family="table-column">
      <style:table-column-properties fo:break-before="auto" style:column-width="2.78cm"/>
    </style:style>
    <style:style style:name="co15" style:family="table-column">
      <style:table-column-properties fo:break-before="auto" style:column-width="2.835cm"/>
    </style:style>
    <style:style style:name="co16" style:family="table-column">
      <style:table-column-properties fo:break-before="auto" style:column-width="3.468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8cm" fo:break-before="auto" style:use-optimal-row-height="false"/>
    </style:style>
    <style:style style:name="ro4" style:family="table-row">
      <style:table-row-properties style:row-height="0.56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16" style:family="table-cell" style:parent-style-name="Default">
      <style:text-properties style:font-name="Times New Roman" fo:font-size="6.80000019073486pt" fo:language="en" fo:country="U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1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8" style:family="table-cell" style:parent-style-name="Default">
      <style:table-cell-properties fo:border-bottom="none" fo:border-left="0.06pt solid #000000" fo:border-right="none" fo:border-top="none"/>
    </style:style>
    <style:style style:name="ce19" style:family="table-cell" style:parent-style-name="Default">
      <style:table-cell-properties fo:border-bottom="0.06pt solid #000000" fo:border-left="0.06pt solid #000000" fo:border-right="none" fo:border-top="none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ext-properties style:font-name="Arial" fo:font-size="10pt" fo:language="de" fo:country="DE" style:font-size-asian="10pt" style:language-asian="zh" style:country-asian="CN" style:font-name-complex="Mangal" style:font-size-complex="10pt" style:language-complex="hi" style:country-complex="IN"/>
    </style:style>
    <style:style style:name="ce2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0.06pt solid #000000" fo:border-right="none" fo:border-top="0.06pt solid #000000"/>
    </style:style>
    <style:style style:name="ce2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7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2" style:family="table-cell" style:parent-style-name="Default">
      <style:table-cell-properties fo:border-bottom="none" fo:border-left="0.06pt solid #000000" fo:border-right="0.06pt solid #000000" fo:border-top="none"/>
    </style:style>
    <style:style style:name="ce3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ext-properties style:font-name="Arial" fo:font-size="10pt" fo:language="en" fo:country="US" style:font-size-asian="10pt" style:language-asian="en" style:country-asian="US" style:font-name-complex="Tahoma" style:font-size-complex="10pt" style:language-complex="en" style:country-complex="US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nput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input data</text:p>
          </table:table-cell>
          <table:covered-table-cell table:style-name="Default"/>
          <table:covered-table-cell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3">
          <table:table-cell table:style-name="ce2"/>
          <table:table-cell table:style-name="ce8" office:value-type="string">
            <text:p>spot</text:p>
          </table:table-cell>
          <table:table-cell table:style-name="ce13" office:value-type="string">
            <text:p>flood</text:p>
          </table:table-cell>
          <table:table-cell table:number-columns-repeated="2"/>
        </table:table-row>
        <table:table-row table:style-name="ro3">
          <table:table-cell table:style-name="ce3" office:value-type="string">
            <text:p>led type</text:p>
          </table:table-cell>
          <table:table-cell table:style-name="ce9" office:value-type="string">
            <text:p>XMLBWT-00-0000-000LT40E4</text:p>
          </table:table-cell>
          <table:table-cell table:style-name="ce14" office:value-type="string">
            <text:p>XHP50A-01-0000-0D0UF245G</text:p>
          </table:table-cell>
          <table:table-cell table:number-columns-repeated="2"/>
        </table:table-row>
        <table:table-row table:style-name="ro3">
          <table:table-cell table:style-name="ce3" office:value-type="string">
            <text:p>lm @ Imax</text:p>
          </table:table-cell>
          <table:table-cell office:value-type="float" office:value="792">
            <text:p>792</text:p>
          </table:table-cell>
          <table:table-cell table:style-name="ce14" office:value-type="float" office:value="1258">
            <text:p>1258</text:p>
          </table:table-cell>
          <table:table-cell table:number-columns-repeated="2"/>
        </table:table-row>
        <table:table-row table:style-name="ro3">
          <table:table-cell table:style-name="ce3"/>
          <table:table-cell/>
          <table:table-cell table:style-name="ce14"/>
          <table:table-cell table:number-columns-repeated="2"/>
        </table:table-row>
        <table:table-row table:style-name="ro3">
          <table:table-cell table:style-name="ce3" office:value-type="string">
            <text:p>lens type</text:p>
          </table:table-cell>
          <table:table-cell office:value-type="string">
            <text:p>Carclo 10193</text:p>
          </table:table-cell>
          <table:table-cell table:style-name="ce14" office:value-type="string">
            <text:p>Carclo 10003/L25</text:p>
          </table:table-cell>
          <table:table-cell table:number-columns-repeated="2"/>
        </table:table-row>
        <table:table-row table:style-name="ro3">
          <table:table-cell table:style-name="ce3" office:value-type="string">
            <text:p>FWHM / °</text:p>
          </table:table-cell>
          <table:table-cell office:value-type="float" office:value="16.16">
            <text:p>16,16</text:p>
          </table:table-cell>
          <table:table-cell table:style-name="ce14" office:value-type="float" office:value="27.8">
            <text:p>27,8</text:p>
          </table:table-cell>
          <table:table-cell table:number-columns-repeated="2"/>
        </table:table-row>
        <table:table-row table:style-name="ro3">
          <table:table-cell table:style-name="ce3" office:value-type="string">
            <text:p>cd/lm</text:p>
          </table:table-cell>
          <table:table-cell office:value-type="float" office:value="10.1">
            <text:p>10,1</text:p>
          </table:table-cell>
          <table:table-cell table:style-name="ce14" office:value-type="float" office:value="1.67">
            <text:p>1,67</text:p>
          </table:table-cell>
          <table:table-cell table:number-columns-repeated="2"/>
        </table:table-row>
        <table:table-row table:style-name="ro3">
          <table:table-cell table:style-name="ce4" office:value-type="string">
            <text:p>incl. Offset / °</text:p>
          </table:table-cell>
          <table:table-cell table:style-name="ce11" office:value-type="float" office:value="1.7">
            <text:p>1,7</text:p>
          </table:table-cell>
          <table:table-cell table:style-name="ce15" office:value-type="float" office:value="-1.7">
            <text:p>-1,7</text:p>
          </table:table-cell>
          <table:table-cell table:number-columns-repeated="2"/>
        </table:table-row>
        <table:table-row table:style-name="ro2">
          <table:table-cell table:style-name="ce5"/>
          <table:table-cell/>
          <table:table-cell table:style-name="ce10"/>
          <table:table-cell table:number-columns-repeated="2"/>
        </table:table-row>
        <table:table-row table:style-name="ro2">
          <table:table-cell table:style-name="ce6" office:value-type="string">
            <text:p>led height / m</text:p>
          </table:table-cell>
          <table:table-cell table:style-name="ce12" office:value-type="float" office:value="2">
            <text:p>2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5"/>
          <table:table-cell/>
          <table:table-cell table:style-name="ce10"/>
          <table:table-cell table:number-columns-repeated="2"/>
        </table:table-row>
        <table:table-row table:style-name="ro2">
          <table:table-cell table:style-name="ce7" office:value-type="string">
            <text:p>helper values</text:p>
          </table:table-cell>
          <table:table-cell/>
          <table:table-cell table:style-name="ce10"/>
          <table:table-cell table:number-columns-repeated="2"/>
        </table:table-row>
        <table:table-row table:style-name="ro2">
          <table:table-cell office:value-type="string">
            <text:p>c</text:p>
          </table:table-cell>
          <table:table-cell table:formula="of:=[.B8]*PI()/(360*SQRT(LN(2)*2))" office:value-type="float" office:value="0.119773571537853">
            <text:p>0,1197735715</text:p>
          </table:table-cell>
          <table:table-cell table:style-name="ce10" table:formula="of:=[.C8]*PI()/(360*SQRT(LN(2)*2))" office:value-type="float" office:value="0.206046119353484">
            <text:p>0,2060461194</text:p>
          </table:table-cell>
          <table:table-cell table:number-columns-repeated="2"/>
        </table:table-row>
        <table:table-row table:style-name="ro1" table:number-rows-repeated="6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6"/>
        </table:table-row>
      </table:table>
      <table:table table:name="LUT" table:style-name="ta1">
        <table:table-column table:style-name="co5" table:default-cell-style-name="ce18"/>
        <table:table-column table:style-name="co6" table:default-cell-style-name="ce18"/>
        <table:table-column table:style-name="co7" table:default-cell-style-name="Default"/>
        <table:table-column table:style-name="co8" table:default-cell-style-name="ce23"/>
        <table:table-column table:style-name="co9" table:default-cell-style-name="ce18"/>
        <table:table-column table:style-name="co10" table:default-cell-style-name="ce29"/>
        <table:table-column table:style-name="co6" table:default-cell-style-name="ce18"/>
        <table:table-column table:style-name="co7" table:default-cell-style-name="Default"/>
        <table:table-column table:style-name="co11" table:default-cell-style-name="Default"/>
        <table:table-column table:style-name="co9" table:default-cell-style-name="ce18"/>
        <table:table-column table:style-name="co10" table:default-cell-style-name="ce29"/>
        <table:table-column table:style-name="co12" table:default-cell-style-name="Default"/>
        <table:table-column table:style-name="co13" table:number-columns-repeated="2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row table:style-name="ro4">
          <table:table-cell table:style-name="ce1" office:value-type="string" table:number-columns-spanned="11" table:number-rows-spanned="1">
            <text:p>look up tables</text:p>
          </table:table-cell>
          <table:covered-table-cell table:style-name="Default"/>
          <table:covered-table-cell/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 table:number-columns-repeated="6"/>
        </table:table-row>
        <table:table-row table:style-name="ro4">
          <table:table-cell table:style-name="ce1"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17"/>
          <table:table-cell table:style-name="ce20" office:value-type="string" table:number-columns-spanned="5" table:number-rows-spanned="1">
            <text:p>spot</text:p>
          </table:table-cell>
          <table:covered-table-cell table:number-columns-repeated="3" table:style-name="ce21"/>
          <table:covered-table-cell table:style-name="ce26"/>
          <table:table-cell table:style-name="ce20" office:value-type="string" table:number-columns-spanned="5" table:number-rows-spanned="1">
            <text:p>flood</text:p>
          </table:table-cell>
          <table:covered-table-cell table:number-columns-repeated="3" table:style-name="ce21"/>
          <table:covered-table-cell table:style-name="ce26"/>
          <table:table-cell table:style-name="ce20" office:value-type="string" table:number-columns-spanned="6" table:number-rows-spanned="1">
            <text:p>crossing</text:p>
          </table:table-cell>
          <table:covered-table-cell table:number-columns-repeated="5" table:style-name="ce2"/>
        </table:table-row>
        <table:table-row table:style-name="ro4">
          <table:table-cell table:style-name="ce17" office:value-type="string">
            <text:p>lut position</text:p>
          </table:table-cell>
          <table:table-cell table:style-name="ce17" office:value-type="string">
            <text:p>dmax in m</text:p>
          </table:table-cell>
          <table:table-cell table:style-name="ce21" office:value-type="string">
            <text:p>Pitch @ dmax in rad</text:p>
          </table:table-cell>
          <table:table-cell table:style-name="ce21" office:value-type="string">
            <text:p>comp in lm/lux</text:p>
          </table:table-cell>
          <table:table-cell table:style-name="ce24" office:value-type="string">
            <office:annotation draw:style-name="gr1" draw:text-style-name="P1" svg:width="2.899cm" svg:height="2.571cm" svg:x="14.584cm" svg:y="0.571cm" draw:caption-point-x="-0.61cm" draw:caption-point-y="1.036cm">
              <dc:date>2016-11-16T00:00:00</dc:date>
              <text:p text:style-name="P1"><text:span text:style-name="T1">Scaled:</text:span></text:p>
              <text:p text:style-name="P1"><text:span text:style-name="T1">[0 32768} is mapped to [0 2pi], same scaling as arm_math libs</text:span></text:p>
            </office:annotation>
            <text:p>pitch in q15_t</text:p>
          </table:table-cell>
          <table:table-cell table:style-name="ce27" office:value-type="string">
            <office:annotation draw:style-name="gr1" draw:text-style-name="P1" svg:width="2.899cm" svg:height="2.571cm" svg:x="17.159cm" svg:y="0.571cm" draw:caption-point-x="-0.61cm" draw:caption-point-y="1.036cm">
              <dc:date>2016-11-16T00:00:00</dc:date>
              <text:p text:style-name="P1"><text:span text:style-name="T1">Resulting compensation value, allready including [0..256] <text:s/>to [0A..3A] mapping</text:span></text:p>
            </office:annotation>
            <text:p>comp in q7.8</text:p>
          </table:table-cell>
          <table:table-cell table:style-name="ce17" office:value-type="string">
            <text:p>dmax in m</text:p>
          </table:table-cell>
          <table:table-cell table:style-name="ce21" office:value-type="string">
            <text:p>Pitch @ dmax in rad</text:p>
          </table:table-cell>
          <table:table-cell table:style-name="ce21" office:value-type="string">
            <text:p>comp in lm/lux</text:p>
          </table:table-cell>
          <table:table-cell table:style-name="ce24" office:value-type="string">
            <office:annotation draw:style-name="gr1" draw:text-style-name="P1" svg:width="2.899cm" svg:height="2.571cm" svg:x="28.899cm" svg:y="0.571cm" draw:caption-point-x="-0.61cm" draw:caption-point-y="1.036cm">
              <dc:date>2016-11-16T00:00:00</dc:date>
              <text:p text:style-name="P1"><text:span text:style-name="T1">Scaled:</text:span></text:p>
              <text:p text:style-name="P1"><text:span text:style-name="T1">[0 32768} is mapped to [0 2pi], same scaling as arm_math libs</text:span></text:p>
            </office:annotation>
            <text:p>pitch in q15_t</text:p>
          </table:table-cell>
          <table:table-cell table:style-name="ce27" office:value-type="string">
            <office:annotation draw:style-name="gr1" draw:text-style-name="P1" svg:width="2.899cm" svg:height="2.571cm" svg:x="31.473cm" svg:y="0.571cm" draw:caption-point-x="-0.61cm" draw:caption-point-y="1.036cm">
              <dc:date>2016-11-16T00:00:00</dc:date>
              <text:p text:style-name="P1"><text:span text:style-name="T1">Resulting compensation value, allready including [0..256] <text:s/>to [0A..3A] mapping</text:span></text:p>
            </office:annotation>
            <text:p>comp in q7.8</text:p>
          </table:table-cell>
          <table:table-cell table:style-name="ce2" office:value-type="string">
            <text:p>pitch in rad</text:p>
          </table:table-cell>
          <table:table-cell table:style-name="ce2" office:value-type="string">
            <text:p>Ipart spot</text:p>
          </table:table-cell>
          <table:table-cell table:style-name="ce2" office:value-type="string">
            <text:p>Ipart <text:s/>flood</text:p>
          </table:table-cell>
          <table:table-cell table:style-name="ce6" office:value-type="string">
            <text:p>pitch in q15_t</text:p>
          </table:table-cell>
          <table:table-cell table:style-name="ce6" office:value-type="string">
            <text:p>Ip spot in q15_t</text:p>
          </table:table-cell>
          <table:table-cell table:style-name="ce6" office:value-type="string">
            <text:p>Ip flood in q15_t</text:p>
          </table:table-cell>
        </table:table-row>
        <table:table-row table:style-name="ro4">
          <table:table-cell office:value-type="float" office:value="0">
            <text:p>0</text:p>
          </table:table-cell>
          <table:table-cell table:formula="of:=[.$A5]*16.7/256" office:value-type="float" office:value="0">
            <text:p>0</text:p>
          </table:table-cell>
          <table:table-cell table:formula="of:=-PI()/2" office:value-type="float" office:value="-1.5707963267949">
            <text:p>-1,5707963268</text:p>
          </table:table-cell>
          <table:table-cell table:style-name="Default" table:formula="of:=([$input.$B$12]^2+[.$B5]^2)/[$input.$B$9]" office:value-type="float" office:value="0.396039603960396">
            <text:p>0,396039604</text:p>
          </table:table-cell>
          <table:table-cell table:style-name="ce25" table:formula="of:=ROUND((2*PI()+[.C5])/(2*PI())*32768;0)" office:value-type="float" office:value="24576">
            <text:p>24576</text:p>
          </table:table-cell>
          <table:table-cell table:style-name="ce28" table:formula="of:=ROUND([.D5]/[$input.$B$5]*65536;0)" office:value-type="float" office:value="33">
            <text:p>33</text:p>
          </table:table-cell>
          <table:table-cell table:formula="of:=[.$A5]*9.65/256" office:value-type="float" office:value="0">
            <text:p>0</text:p>
          </table:table-cell>
          <table:table-cell table:formula="of:=-PI()/2" office:value-type="float" office:value="-1.5707963267949">
            <text:p>-1,5707963268</text:p>
          </table:table-cell>
          <table:table-cell table:formula="of:=([$input.$B$12]^2+[.$B5]^2)/[$input.$C$9]" office:value-type="float" office:value="2.39520958083832">
            <text:p>2,3952095808</text:p>
          </table:table-cell>
          <table:table-cell table:style-name="ce25" table:formula="of:=ROUND((2*PI()+[.H5])/(2*PI())*32768;0)" office:value-type="float" office:value="24576">
            <text:p>24576</text:p>
          </table:table-cell>
          <table:table-cell table:style-name="ce28" table:formula="of:=ROUND([.I5]/[$input.$C$5]*65536;0)" office:value-type="float" office:value="125">
            <text:p>125</text:p>
          </table:table-cell>
          <table:table-cell table:style-name="ce18" office:value-type="float" office:value="-0.2577602767839">
            <text:p>-0,2577602768</text:p>
          </table:table-cell>
          <table:table-cell office:value-type="float" office:value="0.00002">
            <text:p>0,00002</text:p>
          </table:table-cell>
          <table:table-cell office:value-type="float" office:value="0.99998">
            <text:p>0,99998</text:p>
          </table:table-cell>
          <table:table-cell table:style-name="ce31" table:formula="of:=ROUND((2*PI()+[.L5])/(2*PI())*32768;0)" office:value-type="float" office:value="31424">
            <text:p>31424</text:p>
          </table:table-cell>
          <table:table-cell table:style-name="ce31" table:formula="of:=ROUND([.M5]*2^15;0)" office:value-type="float" office:value="1">
            <text:p>1</text:p>
          </table:table-cell>
          <table:table-cell table:style-name="ce31" table:formula="of:=ROUND([.N5]*2^15;0)" office:value-type="float" office:value="32767">
            <text:p>32767</text:p>
          </table:table-cell>
        </table:table-row>
        <table:table-row table:style-name="ro4">
          <table:table-cell office:value-type="float" office:value="1">
            <text:p>1</text:p>
          </table:table-cell>
          <table:table-cell table:formula="of:=[.$A6]*16.7/256" office:value-type="float" office:value="0.065234375">
            <text:p>0,065234375</text:p>
          </table:table-cell>
          <table:table-cell table:formula="of:=([$input.$B$15]^2*[.$B6]-ATAN([$input.$B$12]/[.$B6])*[$input.$B$12])/[$input.$B$12]" office:value-type="float" office:value="-1.53772278218951">
            <text:p>-1,5377227822</text:p>
          </table:table-cell>
          <table:table-cell table:formula="of:=([$input.$B$12]^2+[.$B6]^2)/([$input.$B$9]*EXP(-((ATAN([$input.$B$12]/[.$B6])+[.C6])^2/[$input.$B$15]^2)))" office:value-type="float" office:value="0.396466993821617">
            <text:p>0,3964669938</text:p>
          </table:table-cell>
          <table:table-cell table:formula="of:=ROUND((2*PI()+[.C6])/(2*PI())*32768;0)" office:value-type="float" office:value="24748">
            <text:p>24748</text:p>
          </table:table-cell>
          <table:table-cell table:formula="of:=ROUND([.D6]/[$input.$B$5]*65536;0)" office:value-type="float" office:value="33">
            <text:p>33</text:p>
          </table:table-cell>
          <table:table-cell table:formula="of:=[.$A6]*9.65/256" office:value-type="float" office:value="0.0376953125">
            <text:p>0,0376953125</text:p>
          </table:table-cell>
          <table:table-cell table:formula="of:=([$input.$C$15]^2*[.$G6]-ATAN([$input.$B$12]/[.$G6])*[$input.$B$12])/[$input.$B$12]" office:value-type="float" office:value="-1.55115072453806">
            <text:p>-1,5511507245</text:p>
          </table:table-cell>
          <table:table-cell table:formula="of:=([$input.$B$12]^2+[.$G6]^2)/([$input.$C$9]*EXP(-((ATAN([$input.$B$12]/[.$G6])+[.H6])^2/[$input.$C$15]^2)))" office:value-type="float" office:value="2.39609657744714">
            <text:p>2,3960965774</text:p>
          </table:table-cell>
          <table:table-cell table:formula="of:=ROUND((2*PI()+[.H6])/(2*PI())*32768;0)" office:value-type="float" office:value="24678">
            <text:p>24678</text:p>
          </table:table-cell>
          <table:table-cell table:formula="of:=ROUND([.I6]/[$input.$C$5]*65536;0)" office:value-type="float" office:value="125">
            <text:p>125</text:p>
          </table:table-cell>
          <table:table-cell table:style-name="ce18" table:formula="of:=[.$L$5]-([.$L$5]-[.$L$21])/[.$A$21]*[.$A6]" office:value-type="float" office:value="-0.24350467181515">
            <text:p>-0,2435046718</text:p>
          </table:table-cell>
          <table:table-cell office:value-type="float" office:value="0.043">
            <text:p>0,043</text:p>
          </table:table-cell>
          <table:table-cell office:value-type="float" office:value="1">
            <text:p>1</text:p>
          </table:table-cell>
          <table:table-cell table:style-name="ce32" table:formula="of:=ROUND((2*PI()+[.L6])/(2*PI())*32768;0)" office:value-type="float" office:value="31498">
            <text:p>31498</text:p>
          </table:table-cell>
          <table:table-cell table:style-name="ce32" table:formula="of:=ROUND([.M6]*2^15;0)" office:value-type="float" office:value="1409">
            <text:p>1409</text:p>
          </table:table-cell>
          <table:table-cell table:style-name="ce32" table:formula="of:=ROUND([.N6]*2^15;0)" office:value-type="float" office:value="32768">
            <text:p>32768</text:p>
          </table:table-cell>
        </table:table-row>
        <table:table-row table:style-name="ro4">
          <table:table-cell office:value-type="float" office:value="2">
            <text:p>2</text:p>
          </table:table-cell>
          <table:table-cell table:formula="of:=[.$A7]*16.7/256" office:value-type="float" office:value="0.13046875">
            <text:p>0,13046875</text:p>
          </table:table-cell>
          <table:table-cell table:formula="of:=([$input.$B$15]^2*[.$B7]-ATAN([$input.$B$12]/[.$B7])*[$input.$B$12])/[$input.$B$12]" office:value-type="float" office:value="-1.50471841839051">
            <text:p>-1,5047184184</text:p>
          </table:table-cell>
          <table:table-cell table:formula="of:=([$input.$B$12]^2+[.$B7]^2)/([$input.$B$9]*EXP(-((ATAN([$input.$B$12]/[.$B7])+[.C7])^2/[$input.$B$15]^2)))" office:value-type="float" office:value="0.397749241128082">
            <text:p>0,3977492411</text:p>
          </table:table-cell>
          <table:table-cell table:formula="of:=ROUND((2*PI()+[.C7])/(2*PI())*32768;0)" office:value-type="float" office:value="24921">
            <text:p>24921</text:p>
          </table:table-cell>
          <table:table-cell table:formula="of:=ROUND([.D7]/[$input.$B$5]*65536;0)" office:value-type="float" office:value="33">
            <text:p>33</text:p>
          </table:table-cell>
          <table:table-cell table:formula="of:=[.$A7]*9.65/256" office:value-type="float" office:value="0.075390625">
            <text:p>0,075390625</text:p>
          </table:table-cell>
          <table:table-cell table:formula="of:=([$input.$C$15]^2*[.$G7]-ATAN([$input.$B$12]/[.$G7])*[$input.$B$12])/[$input.$B$12]" office:value-type="float" office:value="-1.5315184986881">
            <text:p>-1,5315184987</text:p>
          </table:table-cell>
          <table:table-cell table:formula="of:=([$input.$B$12]^2+[.$G7]^2)/([$input.$C$9]*EXP(-((ATAN([$input.$B$12]/[.$G7])+[.H7])^2/[$input.$C$15]^2)))" office:value-type="float" office:value="2.39875772453489">
            <text:p>2,3987577245</text:p>
          </table:table-cell>
          <table:table-cell table:formula="of:=ROUND((2*PI()+[.H7])/(2*PI())*32768;0)" office:value-type="float" office:value="24781">
            <text:p>24781</text:p>
          </table:table-cell>
          <table:table-cell table:formula="of:=ROUND([.I7]/[$input.$C$5]*65536;0)" office:value-type="float" office:value="125">
            <text:p>125</text:p>
          </table:table-cell>
          <table:table-cell table:style-name="ce18" table:formula="of:=[.$L$5]-([.$L$5]-[.$L$21])/[.$A$21]*[.$A7]" office:value-type="float" office:value="-0.2292490668464">
            <text:p>-0,2292490668</text:p>
          </table:table-cell>
          <table:table-cell office:value-type="float" office:value="0.088">
            <text:p>0,088</text:p>
          </table:table-cell>
          <table:table-cell office:value-type="float" office:value="0.972">
            <text:p>0,972</text:p>
          </table:table-cell>
          <table:table-cell table:style-name="ce32" table:formula="of:=ROUND((2*PI()+[.L7])/(2*PI())*32768;0)" office:value-type="float" office:value="31572">
            <text:p>31572</text:p>
          </table:table-cell>
          <table:table-cell table:style-name="ce32" table:formula="of:=ROUND([.M7]*2^15;0)" office:value-type="float" office:value="2884">
            <text:p>2884</text:p>
          </table:table-cell>
          <table:table-cell table:style-name="ce32" table:formula="of:=ROUND([.N7]*2^15;0)" office:value-type="float" office:value="31850">
            <text:p>31850</text:p>
          </table:table-cell>
        </table:table-row>
        <table:table-row table:style-name="ro4">
          <table:table-cell office:value-type="float" office:value="3">
            <text:p>3</text:p>
          </table:table-cell>
          <table:table-cell table:formula="of:=[.$A8]*16.7/256" office:value-type="float" office:value="0.195703125">
            <text:p>0,195703125</text:p>
          </table:table-cell>
          <table:table-cell table:formula="of:=([$input.$B$15]^2*[.$B8]-ATAN([$input.$B$12]/[.$B8])*[$input.$B$12])/[$input.$B$12]" office:value-type="float" office:value="-1.47185153952873">
            <text:p>-1,4718515395</text:p>
          </table:table-cell>
          <table:table-cell table:formula="of:=([$input.$B$12]^2+[.$B8]^2)/([$input.$B$9]*EXP(-((ATAN([$input.$B$12]/[.$B8])+[.C8])^2/[$input.$B$15]^2)))" office:value-type="float" office:value="0.399886579065947">
            <text:p>0,3998865791</text:p>
          </table:table-cell>
          <table:table-cell table:formula="of:=ROUND((2*PI()+[.C8])/(2*PI())*32768;0)" office:value-type="float" office:value="25092">
            <text:p>25092</text:p>
          </table:table-cell>
          <table:table-cell table:formula="of:=ROUND([.D8]/[$input.$B$5]*65536;0)" office:value-type="float" office:value="33">
            <text:p>33</text:p>
          </table:table-cell>
          <table:table-cell table:formula="of:=[.$A8]*9.65/256" office:value-type="float" office:value="0.1130859375">
            <text:p>0,1130859375</text:p>
          </table:table-cell>
          <table:table-cell table:formula="of:=([$input.$C$15]^2*[.$G8]-ATAN([$input.$B$12]/[.$G8])*[$input.$B$12])/[$input.$B$12]" office:value-type="float" office:value="-1.51191296877223">
            <text:p>-1,5119129688</text:p>
          </table:table-cell>
          <table:table-cell table:formula="of:=([$input.$B$12]^2+[.$G8]^2)/([$input.$C$9]*EXP(-((ATAN([$input.$B$12]/[.$G8])+[.H8])^2/[$input.$C$15]^2)))" office:value-type="float" office:value="2.40319349392074">
            <text:p>2,4031934939</text:p>
          </table:table-cell>
          <table:table-cell table:formula="of:=ROUND((2*PI()+[.H8])/(2*PI())*32768;0)" office:value-type="float" office:value="24883">
            <text:p>24883</text:p>
          </table:table-cell>
          <table:table-cell table:formula="of:=ROUND([.I8]/[$input.$C$5]*65536;0)" office:value-type="float" office:value="125">
            <text:p>125</text:p>
          </table:table-cell>
          <table:table-cell table:style-name="ce18" table:formula="of:=[.$L$5]-([.$L$5]-[.$L$21])/[.$A$21]*[.$A8]" office:value-type="float" office:value="-0.214993461877651">
            <text:p>-0,2149934619</text:p>
          </table:table-cell>
          <table:table-cell office:value-type="float" office:value="0.137">
            <text:p>0,137</text:p>
          </table:table-cell>
          <table:table-cell office:value-type="float" office:value="0.961">
            <text:p>0,961</text:p>
          </table:table-cell>
          <table:table-cell table:style-name="ce32" table:formula="of:=ROUND((2*PI()+[.L8])/(2*PI())*32768;0)" office:value-type="float" office:value="31647">
            <text:p>31647</text:p>
          </table:table-cell>
          <table:table-cell table:style-name="ce32" table:formula="of:=ROUND([.M8]*2^15;0)" office:value-type="float" office:value="4489">
            <text:p>4489</text:p>
          </table:table-cell>
          <table:table-cell table:style-name="ce32" table:formula="of:=ROUND([.N8]*2^15;0)" office:value-type="float" office:value="31490">
            <text:p>31490</text:p>
          </table:table-cell>
        </table:table-row>
        <table:table-row table:style-name="ro4">
          <table:table-cell office:value-type="float" office:value="4">
            <text:p>4</text:p>
          </table:table-cell>
          <table:table-cell table:formula="of:=[.$A9]*16.7/256" office:value-type="float" office:value="0.2609375">
            <text:p>0,2609375</text:p>
          </table:table-cell>
          <table:table-cell table:formula="of:=([$input.$B$15]^2*[.$B9]-ATAN([$input.$B$12]/[.$B9])*[$input.$B$12])/[$input.$B$12]" office:value-type="float" office:value="-1.43918872397304">
            <text:p>-1,439188724</text:p>
          </table:table-cell>
          <table:table-cell table:formula="of:=([$input.$B$12]^2+[.$B9]^2)/([$input.$B$9]*EXP(-((ATAN([$input.$B$12]/[.$B9])+[.C9])^2/[$input.$B$15]^2)))" office:value-type="float" office:value="0.402879396337984">
            <text:p>0,4028793963</text:p>
          </table:table-cell>
          <table:table-cell table:formula="of:=ROUND((2*PI()+[.C9])/(2*PI())*32768;0)" office:value-type="float" office:value="25262">
            <text:p>25262</text:p>
          </table:table-cell>
          <table:table-cell table:formula="of:=ROUND([.D9]/[$input.$B$5]*65536;0)" office:value-type="float" office:value="33">
            <text:p>33</text:p>
          </table:table-cell>
          <table:table-cell table:formula="of:=[.$A9]*9.65/256" office:value-type="float" office:value="0.15078125">
            <text:p>0,15078125</text:p>
          </table:table-cell>
          <table:table-cell table:formula="of:=([$input.$C$15]^2*[.$G9]-ATAN([$input.$B$12]/[.$G9])*[$input.$B$12])/[$input.$B$12]" office:value-type="float" office:value="-1.49234734116169">
            <text:p>-1,4923473412</text:p>
          </table:table-cell>
          <table:table-cell table:formula="of:=([$input.$B$12]^2+[.$G9]^2)/([$input.$C$9]*EXP(-((ATAN([$input.$B$12]/[.$G9])+[.H9])^2/[$input.$C$15]^2)))" office:value-type="float" office:value="2.40940467208778">
            <text:p>2,4094046721</text:p>
          </table:table-cell>
          <table:table-cell table:formula="of:=ROUND((2*PI()+[.H9])/(2*PI())*32768;0)" office:value-type="float" office:value="24985">
            <text:p>24985</text:p>
          </table:table-cell>
          <table:table-cell table:formula="of:=ROUND([.I9]/[$input.$C$5]*65536;0)" office:value-type="float" office:value="126">
            <text:p>126</text:p>
          </table:table-cell>
          <table:table-cell table:style-name="ce18" table:formula="of:=[.$L$5]-([.$L$5]-[.$L$21])/[.$A$21]*[.$A9]" office:value-type="float" office:value="-0.200737856908901">
            <text:p>-0,2007378569</text:p>
          </table:table-cell>
          <table:table-cell office:value-type="float" office:value="0.187">
            <text:p>0,187</text:p>
          </table:table-cell>
          <table:table-cell office:value-type="float" office:value="0.934">
            <text:p>0,934</text:p>
          </table:table-cell>
          <table:table-cell table:style-name="ce32" table:formula="of:=ROUND((2*PI()+[.L9])/(2*PI())*32768;0)" office:value-type="float" office:value="31721">
            <text:p>31721</text:p>
          </table:table-cell>
          <table:table-cell table:style-name="ce32" table:formula="of:=ROUND([.M9]*2^15;0)" office:value-type="float" office:value="6128">
            <text:p>6128</text:p>
          </table:table-cell>
          <table:table-cell table:style-name="ce32" table:formula="of:=ROUND([.N9]*2^15;0)" office:value-type="float" office:value="30605">
            <text:p>30605</text:p>
          </table:table-cell>
        </table:table-row>
        <table:table-row table:style-name="ro4">
          <table:table-cell office:value-type="float" office:value="5">
            <text:p>5</text:p>
          </table:table-cell>
          <table:table-cell table:formula="of:=[.$A10]*16.7/256" office:value-type="float" office:value="0.326171875">
            <text:p>0,326171875</text:p>
          </table:table-cell>
          <table:table-cell table:formula="of:=([$input.$B$15]^2*[.$B10]-ATAN([$input.$B$12]/[.$B10])*[$input.$B$12])/[$input.$B$12]" office:value-type="float" office:value="-1.40679402881573">
            <text:p>-1,4067940288</text:p>
          </table:table-cell>
          <table:table-cell table:formula="of:=([$input.$B$12]^2+[.$B10]^2)/([$input.$B$9]*EXP(-((ATAN([$input.$B$12]/[.$B10])+[.C10])^2/[$input.$B$15]^2)))" office:value-type="float" office:value="0.406728237252363">
            <text:p>0,4067282373</text:p>
          </table:table-cell>
          <table:table-cell table:formula="of:=ROUND((2*PI()+[.C10])/(2*PI())*32768;0)" office:value-type="float" office:value="25431">
            <text:p>25431</text:p>
          </table:table-cell>
          <table:table-cell table:formula="of:=ROUND([.D10]/[$input.$B$5]*65536;0)" office:value-type="float" office:value="34">
            <text:p>34</text:p>
          </table:table-cell>
          <table:table-cell table:formula="of:=[.$A10]*9.65/256" office:value-type="float" office:value="0.1884765625">
            <text:p>0,1884765625</text:p>
          </table:table-cell>
          <table:table-cell table:formula="of:=([$input.$C$15]^2*[.$G10]-ATAN([$input.$B$12]/[.$G10])*[$input.$B$12])/[$input.$B$12]" office:value-type="float" office:value="-1.47283465399003">
            <text:p>-1,472834654</text:p>
          </table:table-cell>
          <table:table-cell table:formula="of:=([$input.$B$12]^2+[.$G10]^2)/([$input.$C$9]*EXP(-((ATAN([$input.$B$12]/[.$G10])+[.H10])^2/[$input.$C$15]^2)))" office:value-type="float" office:value="2.4173923603597">
            <text:p>2,4173923604</text:p>
          </table:table-cell>
          <table:table-cell table:formula="of:=ROUND((2*PI()+[.H10])/(2*PI())*32768;0)" office:value-type="float" office:value="25087">
            <text:p>25087</text:p>
          </table:table-cell>
          <table:table-cell table:formula="of:=ROUND([.I10]/[$input.$C$5]*65536;0)" office:value-type="float" office:value="126">
            <text:p>126</text:p>
          </table:table-cell>
          <table:table-cell table:style-name="ce18" table:formula="of:=[.$L$5]-([.$L$5]-[.$L$21])/[.$A$21]*[.$A10]" office:value-type="float" office:value="-0.186482251940151">
            <text:p>-0,1864822519</text:p>
          </table:table-cell>
          <table:table-cell office:value-type="float" office:value="0.239">
            <text:p>0,239</text:p>
          </table:table-cell>
          <table:table-cell office:value-type="float" office:value="0.908">
            <text:p>0,908</text:p>
          </table:table-cell>
          <table:table-cell table:style-name="ce32" table:formula="of:=ROUND((2*PI()+[.L10])/(2*PI())*32768;0)" office:value-type="float" office:value="31795">
            <text:p>31795</text:p>
          </table:table-cell>
          <table:table-cell table:style-name="ce32" table:formula="of:=ROUND([.M10]*2^15;0)" office:value-type="float" office:value="7832">
            <text:p>7832</text:p>
          </table:table-cell>
          <table:table-cell table:style-name="ce32" table:formula="of:=ROUND([.N10]*2^15;0)" office:value-type="float" office:value="29753">
            <text:p>29753</text:p>
          </table:table-cell>
        </table:table-row>
        <table:table-row table:style-name="ro4">
          <table:table-cell office:value-type="float" office:value="6">
            <text:p>6</text:p>
          </table:table-cell>
          <table:table-cell table:formula="of:=[.$A11]*16.7/256" office:value-type="float" office:value="0.39140625">
            <text:p>0,39140625</text:p>
          </table:table-cell>
          <table:table-cell table:formula="of:=([$input.$B$15]^2*[.$B11]-ATAN([$input.$B$12]/[.$B11])*[$input.$B$12])/[$input.$B$12]" office:value-type="float" office:value="-1.37472827084744">
            <text:p>-1,3747282708</text:p>
          </table:table-cell>
          <table:table-cell table:formula="of:=([$input.$B$12]^2+[.$B11]^2)/([$input.$B$9]*EXP(-((ATAN([$input.$B$12]/[.$B11])+[.C11])^2/[$input.$B$15]^2)))" office:value-type="float" office:value="0.411433801846983">
            <text:p>0,4114338018</text:p>
          </table:table-cell>
          <table:table-cell table:formula="of:=ROUND((2*PI()+[.C11])/(2*PI())*32768;0)" office:value-type="float" office:value="25599">
            <text:p>25599</text:p>
          </table:table-cell>
          <table:table-cell table:formula="of:=ROUND([.D11]/[$input.$B$5]*65536;0)" office:value-type="float" office:value="34">
            <text:p>34</text:p>
          </table:table-cell>
          <table:table-cell table:formula="of:=[.$A11]*9.65/256" office:value-type="float" office:value="0.226171875">
            <text:p>0,226171875</text:p>
          </table:table-cell>
          <table:table-cell table:formula="of:=([$input.$C$15]^2*[.$G11]-ATAN([$input.$B$12]/[.$G11])*[$input.$B$12])/[$input.$B$12]" office:value-type="float" office:value="-1.45338772383424">
            <text:p>-1,4533877238</text:p>
          </table:table-cell>
          <table:table-cell table:formula="of:=([$input.$B$12]^2+[.$G11]^2)/([$input.$C$9]*EXP(-((ATAN([$input.$B$12]/[.$G11])+[.H11])^2/[$input.$C$15]^2)))" office:value-type="float" office:value="2.42715797514824">
            <text:p>2,4271579751</text:p>
          </table:table-cell>
          <table:table-cell table:formula="of:=ROUND((2*PI()+[.H11])/(2*PI())*32768;0)" office:value-type="float" office:value="25188">
            <text:p>25188</text:p>
          </table:table-cell>
          <table:table-cell table:formula="of:=ROUND([.I11]/[$input.$C$5]*65536;0)" office:value-type="float" office:value="126">
            <text:p>126</text:p>
          </table:table-cell>
          <table:table-cell table:style-name="ce18" table:formula="of:=[.$L$5]-([.$L$5]-[.$L$21])/[.$A$21]*[.$A11]" office:value-type="float" office:value="-0.172226646971401">
            <text:p>-0,172226647</text:p>
          </table:table-cell>
          <table:table-cell office:value-type="float" office:value="0.294">
            <text:p>0,294</text:p>
          </table:table-cell>
          <table:table-cell office:value-type="float" office:value="0.881">
            <text:p>0,881</text:p>
          </table:table-cell>
          <table:table-cell table:style-name="ce32" table:formula="of:=ROUND((2*PI()+[.L11])/(2*PI())*32768;0)" office:value-type="float" office:value="31870">
            <text:p>31870</text:p>
          </table:table-cell>
          <table:table-cell table:style-name="ce32" table:formula="of:=ROUND([.M11]*2^15;0)" office:value-type="float" office:value="9634">
            <text:p>9634</text:p>
          </table:table-cell>
          <table:table-cell table:style-name="ce32" table:formula="of:=ROUND([.N11]*2^15;0)" office:value-type="float" office:value="28869">
            <text:p>28869</text:p>
          </table:table-cell>
        </table:table-row>
        <table:table-row table:style-name="ro4">
          <table:table-cell office:value-type="float" office:value="7">
            <text:p>7</text:p>
          </table:table-cell>
          <table:table-cell table:formula="of:=[.$A12]*16.7/256" office:value-type="float" office:value="0.456640625">
            <text:p>0,456640625</text:p>
          </table:table-cell>
          <table:table-cell table:formula="of:=([$input.$B$15]^2*[.$B12]-ATAN([$input.$B$12]/[.$B12])*[$input.$B$12])/[$input.$B$12]" office:value-type="float" office:value="-1.34304840269486">
            <text:p>-1,3430484027</text:p>
          </table:table-cell>
          <table:table-cell table:formula="of:=([$input.$B$12]^2+[.$B12]^2)/([$input.$B$9]*EXP(-((ATAN([$input.$B$12]/[.$B12])+[.C12])^2/[$input.$B$15]^2)))" office:value-type="float" office:value="0.416996946049389">
            <text:p>0,416996946</text:p>
          </table:table-cell>
          <table:table-cell table:formula="of:=ROUND((2*PI()+[.C12])/(2*PI())*32768;0)" office:value-type="float" office:value="25764">
            <text:p>25764</text:p>
          </table:table-cell>
          <table:table-cell table:formula="of:=ROUND([.D12]/[$input.$B$5]*65536;0)" office:value-type="float" office:value="35">
            <text:p>35</text:p>
          </table:table-cell>
          <table:table-cell table:formula="of:=[.$A12]*9.65/256" office:value-type="float" office:value="0.2638671875">
            <text:p>0,2638671875</text:p>
          </table:table-cell>
          <table:table-cell table:formula="of:=([$input.$C$15]^2*[.$G12]-ATAN([$input.$B$12]/[.$G12])*[$input.$B$12])/[$input.$B$12]" office:value-type="float" office:value="-1.43401909469209">
            <text:p>-1,4340190947</text:p>
          </table:table-cell>
          <table:table-cell table:formula="of:=([$input.$B$12]^2+[.$G12]^2)/([$input.$C$9]*EXP(-((ATAN([$input.$B$12]/[.$G12])+[.H12])^2/[$input.$C$15]^2)))" office:value-type="float" office:value="2.43870324827148">
            <text:p>2,4387032483</text:p>
          </table:table-cell>
          <table:table-cell table:formula="of:=ROUND((2*PI()+[.H12])/(2*PI())*32768;0)" office:value-type="float" office:value="25289">
            <text:p>25289</text:p>
          </table:table-cell>
          <table:table-cell table:formula="of:=ROUND([.I12]/[$input.$C$5]*65536;0)" office:value-type="float" office:value="127">
            <text:p>127</text:p>
          </table:table-cell>
          <table:table-cell table:style-name="ce18" table:formula="of:=[.$L$5]-([.$L$5]-[.$L$21])/[.$A$21]*[.$A12]" office:value-type="float" office:value="-0.157971042002652">
            <text:p>-0,157971042</text:p>
          </table:table-cell>
          <table:table-cell office:value-type="float" office:value="0.351">
            <text:p>0,351</text:p>
          </table:table-cell>
          <table:table-cell office:value-type="float" office:value="0.852">
            <text:p>0,852</text:p>
          </table:table-cell>
          <table:table-cell table:style-name="ce32" table:formula="of:=ROUND((2*PI()+[.L12])/(2*PI())*32768;0)" office:value-type="float" office:value="31944">
            <text:p>31944</text:p>
          </table:table-cell>
          <table:table-cell table:style-name="ce32" table:formula="of:=ROUND([.M12]*2^15;0)" office:value-type="float" office:value="11502">
            <text:p>11502</text:p>
          </table:table-cell>
          <table:table-cell table:style-name="ce32" table:formula="of:=ROUND([.N12]*2^15;0)" office:value-type="float" office:value="27918">
            <text:p>27918</text:p>
          </table:table-cell>
        </table:table-row>
        <table:table-row table:style-name="ro4">
          <table:table-cell office:value-type="float" office:value="8">
            <text:p>8</text:p>
          </table:table-cell>
          <table:table-cell table:formula="of:=[.$A13]*16.7/256" office:value-type="float" office:value="0.521875">
            <text:p>0,521875</text:p>
          </table:table-cell>
          <table:table-cell table:formula="of:=([$input.$B$15]^2*[.$B13]-ATAN([$input.$B$12]/[.$B13])*[$input.$B$12])/[$input.$B$12]" office:value-type="float" office:value="-1.31180699773908">
            <text:p>-1,3118069977</text:p>
          </table:table-cell>
          <table:table-cell table:formula="of:=([$input.$B$12]^2+[.$B13]^2)/([$input.$B$9]*EXP(-((ATAN([$input.$B$12]/[.$B13])+[.C13])^2/[$input.$B$15]^2)))" office:value-type="float" office:value="0.423418681872316">
            <text:p>0,4234186819</text:p>
          </table:table-cell>
          <table:table-cell table:formula="of:=ROUND((2*PI()+[.C13])/(2*PI())*32768;0)" office:value-type="float" office:value="25927">
            <text:p>25927</text:p>
          </table:table-cell>
          <table:table-cell table:formula="of:=ROUND([.D13]/[$input.$B$5]*65536;0)" office:value-type="float" office:value="35">
            <text:p>35</text:p>
          </table:table-cell>
          <table:table-cell table:formula="of:=[.$A13]*9.65/256" office:value-type="float" office:value="0.3015625">
            <text:p>0,3015625</text:p>
          </table:table-cell>
          <table:table-cell table:formula="of:=([$input.$C$15]^2*[.$G13]-ATAN([$input.$B$12]/[.$G13])*[$input.$B$12])/[$input.$B$12]" office:value-type="float" office:value="-1.41474098974572">
            <text:p>-1,4147409897</text:p>
          </table:table-cell>
          <table:table-cell table:formula="of:=([$input.$B$12]^2+[.$G13]^2)/([$input.$C$9]*EXP(-((ATAN([$input.$B$12]/[.$G13])+[.H13])^2/[$input.$C$15]^2)))" office:value-type="float" office:value="2.452030227343">
            <text:p>2,4520302273</text:p>
          </table:table-cell>
          <table:table-cell table:formula="of:=ROUND((2*PI()+[.H13])/(2*PI())*32768;0)" office:value-type="float" office:value="25390">
            <text:p>25390</text:p>
          </table:table-cell>
          <table:table-cell table:formula="of:=ROUND([.I13]/[$input.$C$5]*65536;0)" office:value-type="float" office:value="128">
            <text:p>128</text:p>
          </table:table-cell>
          <table:table-cell table:style-name="ce18" table:formula="of:=[.$L$5]-([.$L$5]-[.$L$21])/[.$A$21]*[.$A13]" office:value-type="float" office:value="-0.143715437033902">
            <text:p>-0,143715437</text:p>
          </table:table-cell>
          <table:table-cell office:value-type="float" office:value="0.404">
            <text:p>0,404</text:p>
          </table:table-cell>
          <table:table-cell office:value-type="float" office:value="0.808">
            <text:p>0,808</text:p>
          </table:table-cell>
          <table:table-cell table:style-name="ce32" table:formula="of:=ROUND((2*PI()+[.L13])/(2*PI())*32768;0)" office:value-type="float" office:value="32018">
            <text:p>32018</text:p>
          </table:table-cell>
          <table:table-cell table:style-name="ce32" table:formula="of:=ROUND([.M13]*2^15;0)" office:value-type="float" office:value="13238">
            <text:p>13238</text:p>
          </table:table-cell>
          <table:table-cell table:style-name="ce32" table:formula="of:=ROUND([.N13]*2^15;0)" office:value-type="float" office:value="26477">
            <text:p>26477</text:p>
          </table:table-cell>
        </table:table-row>
        <table:table-row table:style-name="ro4">
          <table:table-cell office:value-type="float" office:value="9">
            <text:p>9</text:p>
          </table:table-cell>
          <table:table-cell table:formula="of:=[.$A14]*16.7/256" office:value-type="float" office:value="0.587109375">
            <text:p>0,587109375</text:p>
          </table:table-cell>
          <table:table-cell table:formula="of:=([$input.$B$15]^2*[.$B14]-ATAN([$input.$B$12]/[.$B14])*[$input.$B$12])/[$input.$B$12]" office:value-type="float" office:value="-1.28105185198423">
            <text:p>-1,281051852</text:p>
          </table:table-cell>
          <table:table-cell table:formula="of:=([$input.$B$12]^2+[.$B14]^2)/([$input.$B$9]*EXP(-((ATAN([$input.$B$12]/[.$B14])+[.C14])^2/[$input.$B$15]^2)))" office:value-type="float" office:value="0.430700177644922">
            <text:p>0,4307001776</text:p>
          </table:table-cell>
          <table:table-cell table:formula="of:=ROUND((2*PI()+[.C14])/(2*PI())*32768;0)" office:value-type="float" office:value="26087">
            <text:p>26087</text:p>
          </table:table-cell>
          <table:table-cell table:formula="of:=ROUND([.D14]/[$input.$B$5]*65536;0)" office:value-type="float" office:value="36">
            <text:p>36</text:p>
          </table:table-cell>
          <table:table-cell table:formula="of:=[.$A14]*9.65/256" office:value-type="float" office:value="0.3392578125">
            <text:p>0,3392578125</text:p>
          </table:table-cell>
          <table:table-cell table:formula="of:=([$input.$C$15]^2*[.$G14]-ATAN([$input.$B$12]/[.$G14])*[$input.$B$12])/[$input.$B$12]" office:value-type="float" office:value="-1.39556526634862">
            <text:p>-1,3955652663</text:p>
          </table:table-cell>
          <table:table-cell table:formula="of:=([$input.$B$12]^2+[.$G14]^2)/([$input.$C$9]*EXP(-((ATAN([$input.$B$12]/[.$G14])+[.H14])^2/[$input.$C$15]^2)))" office:value-type="float" office:value="2.46714127623209">
            <text:p>2,4671412762</text:p>
          </table:table-cell>
          <table:table-cell table:formula="of:=ROUND((2*PI()+[.H14])/(2*PI())*32768;0)" office:value-type="float" office:value="25490">
            <text:p>25490</text:p>
          </table:table-cell>
          <table:table-cell table:formula="of:=ROUND([.I14]/[$input.$C$5]*65536;0)" office:value-type="float" office:value="129">
            <text:p>129</text:p>
          </table:table-cell>
          <table:table-cell table:style-name="ce18" table:formula="of:=[.$L$5]-([.$L$5]-[.$L$21])/[.$A$21]*[.$A14]" office:value-type="float" office:value="-0.129459832065152">
            <text:p>-0,1294598321</text:p>
          </table:table-cell>
          <table:table-cell office:value-type="float" office:value="0.495">
            <text:p>0,495</text:p>
          </table:table-cell>
          <table:table-cell office:value-type="float" office:value="0.73">
            <text:p>0,73</text:p>
          </table:table-cell>
          <table:table-cell table:style-name="ce32" table:formula="of:=ROUND((2*PI()+[.L14])/(2*PI())*32768;0)" office:value-type="float" office:value="32093">
            <text:p>32093</text:p>
          </table:table-cell>
          <table:table-cell table:style-name="ce32" table:formula="of:=ROUND([.M14]*2^15;0)" office:value-type="float" office:value="16220">
            <text:p>16220</text:p>
          </table:table-cell>
          <table:table-cell table:style-name="ce32" table:formula="of:=ROUND([.N14]*2^15;0)" office:value-type="float" office:value="23921">
            <text:p>23921</text:p>
          </table:table-cell>
        </table:table-row>
        <table:table-row table:style-name="ro4">
          <table:table-cell office:value-type="float" office:value="10">
            <text:p>10</text:p>
          </table:table-cell>
          <table:table-cell table:formula="of:=[.$A15]*16.7/256" office:value-type="float" office:value="0.65234375">
            <text:p>0,65234375</text:p>
          </table:table-cell>
          <table:table-cell table:formula="of:=([$input.$B$15]^2*[.$B15]-ATAN([$input.$B$12]/[.$B15])*[$input.$B$12])/[$input.$B$12]" office:value-type="float" office:value="-1.25082570561784">
            <text:p>-1,2508257056</text:p>
          </table:table-cell>
          <table:table-cell table:formula="of:=([$input.$B$12]^2+[.$B15]^2)/([$input.$B$9]*EXP(-((ATAN([$input.$B$12]/[.$B15])+[.C15])^2/[$input.$B$15]^2)))" office:value-type="float" office:value="0.438842758279765">
            <text:p>0,4388427583</text:p>
          </table:table-cell>
          <table:table-cell table:formula="of:=ROUND((2*PI()+[.C15])/(2*PI())*32768;0)" office:value-type="float" office:value="26245">
            <text:p>26245</text:p>
          </table:table-cell>
          <table:table-cell table:formula="of:=ROUND([.D15]/[$input.$B$5]*65536;0)" office:value-type="float" office:value="36">
            <text:p>36</text:p>
          </table:table-cell>
          <table:table-cell table:formula="of:=[.$A15]*9.65/256" office:value-type="float" office:value="0.376953125">
            <text:p>0,376953125</text:p>
          </table:table-cell>
          <table:table-cell table:formula="of:=([$input.$C$15]^2*[.$G15]-ATAN([$input.$B$12]/[.$G15])*[$input.$B$12])/[$input.$B$12]" office:value-type="float" office:value="-1.3765033746143">
            <text:p>-1,3765033746</text:p>
          </table:table-cell>
          <table:table-cell table:formula="of:=([$input.$B$12]^2+[.$G15]^2)/([$input.$C$9]*EXP(-((ATAN([$input.$B$12]/[.$G15])+[.H15])^2/[$input.$C$15]^2)))" office:value-type="float" office:value="2.48403907559511">
            <text:p>2,4840390756</text:p>
          </table:table-cell>
          <table:table-cell table:formula="of:=ROUND((2*PI()+[.H15])/(2*PI())*32768;0)" office:value-type="float" office:value="25589">
            <text:p>25589</text:p>
          </table:table-cell>
          <table:table-cell table:formula="of:=ROUND([.I15]/[$input.$C$5]*65536;0)" office:value-type="float" office:value="129">
            <text:p>129</text:p>
          </table:table-cell>
          <table:table-cell table:style-name="ce18" table:formula="of:=[.$L$5]-([.$L$5]-[.$L$21])/[.$A$21]*[.$A15]" office:value-type="float" office:value="-0.115204227096402">
            <text:p>-0,1152042271</text:p>
          </table:table-cell>
          <table:table-cell office:value-type="float" office:value="0.581">
            <text:p>0,581</text:p>
          </table:table-cell>
          <table:table-cell office:value-type="float" office:value="0.642">
            <text:p>0,642</text:p>
          </table:table-cell>
          <table:table-cell table:style-name="ce32" table:formula="of:=ROUND((2*PI()+[.L15])/(2*PI())*32768;0)" office:value-type="float" office:value="32167">
            <text:p>32167</text:p>
          </table:table-cell>
          <table:table-cell table:style-name="ce32" table:formula="of:=ROUND([.M15]*2^15;0)" office:value-type="float" office:value="19038">
            <text:p>19038</text:p>
          </table:table-cell>
          <table:table-cell table:style-name="ce32" table:formula="of:=ROUND([.N15]*2^15;0)" office:value-type="float" office:value="21037">
            <text:p>21037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formula="of:=[.$A16]*16.7/256" office:value-type="float" office:value="0.717578125">
            <text:p>0,717578125</text:p>
          </table:table-cell>
          <table:table-cell table:formula="of:=([$input.$B$15]^2*[.$B16]-ATAN([$input.$B$12]/[.$B16])*[$input.$B$12])/[$input.$B$12]" office:value-type="float" office:value="-1.22116608196782">
            <text:p>-1,221166082</text:p>
          </table:table-cell>
          <table:table-cell table:formula="of:=([$input.$B$12]^2+[.$B16]^2)/([$input.$B$9]*EXP(-((ATAN([$input.$B$12]/[.$B16])+[.C16])^2/[$input.$B$15]^2)))" office:value-type="float" office:value="0.447847905575617">
            <text:p>0,4478479056</text:p>
          </table:table-cell>
          <table:table-cell table:formula="of:=ROUND((2*PI()+[.C16])/(2*PI())*32768;0)" office:value-type="float" office:value="26399">
            <text:p>26399</text:p>
          </table:table-cell>
          <table:table-cell table:formula="of:=ROUND([.D16]/[$input.$B$5]*65536;0)" office:value-type="float" office:value="37">
            <text:p>37</text:p>
          </table:table-cell>
          <table:table-cell table:formula="of:=[.$A16]*9.65/256" office:value-type="float" office:value="0.4146484375">
            <text:p>0,4146484375</text:p>
          </table:table-cell>
          <table:table-cell table:formula="of:=([$input.$C$15]^2*[.$G16]-ATAN([$input.$B$12]/[.$G16])*[$input.$B$12])/[$input.$B$12]" office:value-type="float" office:value="-1.35756631992036">
            <text:p>-1,3575663199</text:p>
          </table:table-cell>
          <table:table-cell table:formula="of:=([$input.$B$12]^2+[.$G16]^2)/([$input.$C$9]*EXP(-((ATAN([$input.$B$12]/[.$G16])+[.H16])^2/[$input.$C$15]^2)))" office:value-type="float" office:value="2.50272662347813">
            <text:p>2,5027266235</text:p>
          </table:table-cell>
          <table:table-cell table:formula="of:=ROUND((2*PI()+[.H16])/(2*PI())*32768;0)" office:value-type="float" office:value="25688">
            <text:p>25688</text:p>
          </table:table-cell>
          <table:table-cell table:formula="of:=ROUND([.I16]/[$input.$C$5]*65536;0)" office:value-type="float" office:value="130">
            <text:p>130</text:p>
          </table:table-cell>
          <table:table-cell table:style-name="ce18" table:formula="of:=[.$L$5]-([.$L$5]-[.$L$21])/[.$A$21]*[.$A16]" office:value-type="float" office:value="-0.100948622127652">
            <text:p>-0,1009486221</text:p>
          </table:table-cell>
          <table:table-cell office:value-type="float" office:value="0.665">
            <text:p>0,665</text:p>
          </table:table-cell>
          <table:table-cell office:value-type="float" office:value="0.553">
            <text:p>0,553</text:p>
          </table:table-cell>
          <table:table-cell table:style-name="ce32" table:formula="of:=ROUND((2*PI()+[.L16])/(2*PI())*32768;0)" office:value-type="float" office:value="32242">
            <text:p>32242</text:p>
          </table:table-cell>
          <table:table-cell table:style-name="ce32" table:formula="of:=ROUND([.M16]*2^15;0)" office:value-type="float" office:value="21791">
            <text:p>21791</text:p>
          </table:table-cell>
          <table:table-cell table:style-name="ce32" table:formula="of:=ROUND([.N16]*2^15;0)" office:value-type="float" office:value="18121">
            <text:p>18121</text:p>
          </table:table-cell>
        </table:table-row>
        <table:table-row table:style-name="ro4">
          <table:table-cell office:value-type="float" office:value="12">
            <text:p>12</text:p>
          </table:table-cell>
          <table:table-cell table:formula="of:=[.$A17]*16.7/256" office:value-type="float" office:value="0.7828125">
            <text:p>0,7828125</text:p>
          </table:table-cell>
          <table:table-cell table:formula="of:=([$input.$B$15]^2*[.$B17]-ATAN([$input.$B$12]/[.$B17])*[$input.$B$12])/[$input.$B$12]" office:value-type="float" office:value="-1.1921052372055">
            <text:p>-1,1921052372</text:p>
          </table:table-cell>
          <table:table-cell table:formula="of:=([$input.$B$12]^2+[.$B17]^2)/([$input.$B$9]*EXP(-((ATAN([$input.$B$12]/[.$B17])+[.C17])^2/[$input.$B$15]^2)))" office:value-type="float" office:value="0.457717258556181">
            <text:p>0,4577172586</text:p>
          </table:table-cell>
          <table:table-cell table:formula="of:=ROUND((2*PI()+[.C17])/(2*PI())*32768;0)" office:value-type="float" office:value="26551">
            <text:p>26551</text:p>
          </table:table-cell>
          <table:table-cell table:formula="of:=ROUND([.D17]/[$input.$B$5]*65536;0)" office:value-type="float" office:value="38">
            <text:p>38</text:p>
          </table:table-cell>
          <table:table-cell table:formula="of:=[.$A17]*9.65/256" office:value-type="float" office:value="0.45234375">
            <text:p>0,45234375</text:p>
          </table:table-cell>
          <table:table-cell table:formula="of:=([$input.$C$15]^2*[.$G17]-ATAN([$input.$B$12]/[.$G17])*[$input.$B$12])/[$input.$B$12]" office:value-type="float" office:value="-1.33876462957404">
            <text:p>-1,3387646296</text:p>
          </table:table-cell>
          <table:table-cell table:formula="of:=([$input.$B$12]^2+[.$G17]^2)/([$input.$C$9]*EXP(-((ATAN([$input.$B$12]/[.$G17])+[.H17])^2/[$input.$C$15]^2)))" office:value-type="float" office:value="2.52320723599103">
            <text:p>2,523207236</text:p>
          </table:table-cell>
          <table:table-cell table:formula="of:=ROUND((2*PI()+[.H17])/(2*PI())*32768;0)" office:value-type="float" office:value="25786">
            <text:p>25786</text:p>
          </table:table-cell>
          <table:table-cell table:formula="of:=ROUND([.I17]/[$input.$C$5]*65536;0)" office:value-type="float" office:value="131">
            <text:p>131</text:p>
          </table:table-cell>
          <table:table-cell table:style-name="ce18" table:formula="of:=[.$L$5]-([.$L$5]-[.$L$21])/[.$A$21]*[.$A17]" office:value-type="float" office:value="-0.0866930171589027">
            <text:p>-0,0866930172</text:p>
          </table:table-cell>
          <table:table-cell office:value-type="float" office:value="0.735">
            <text:p>0,735</text:p>
          </table:table-cell>
          <table:table-cell office:value-type="float" office:value="0.457">
            <text:p>0,457</text:p>
          </table:table-cell>
          <table:table-cell table:style-name="ce32" table:formula="of:=ROUND((2*PI()+[.L17])/(2*PI())*32768;0)" office:value-type="float" office:value="32316">
            <text:p>32316</text:p>
          </table:table-cell>
          <table:table-cell table:style-name="ce32" table:formula="of:=ROUND([.M17]*2^15;0)" office:value-type="float" office:value="24084">
            <text:p>24084</text:p>
          </table:table-cell>
          <table:table-cell table:style-name="ce32" table:formula="of:=ROUND([.N17]*2^15;0)" office:value-type="float" office:value="14975">
            <text:p>14975</text:p>
          </table:table-cell>
        </table:table-row>
        <table:table-row table:style-name="ro4">
          <table:table-cell office:value-type="float" office:value="13">
            <text:p>13</text:p>
          </table:table-cell>
          <table:table-cell table:formula="of:=[.$A18]*16.7/256" office:value-type="float" office:value="0.848046875">
            <text:p>0,848046875</text:p>
          </table:table-cell>
          <table:table-cell table:formula="of:=([$input.$B$15]^2*[.$B18]-ATAN([$input.$B$12]/[.$B18])*[$input.$B$12])/[$input.$B$12]" office:value-type="float" office:value="-1.16367021066861">
            <text:p>-1,1636702107</text:p>
          </table:table-cell>
          <table:table-cell table:formula="of:=([$input.$B$12]^2+[.$B18]^2)/([$input.$B$9]*EXP(-((ATAN([$input.$B$12]/[.$B18])+[.C18])^2/[$input.$B$15]^2)))" office:value-type="float" office:value="0.468452613844826">
            <text:p>0,4684526138</text:p>
          </table:table-cell>
          <table:table-cell table:formula="of:=ROUND((2*PI()+[.C18])/(2*PI())*32768;0)" office:value-type="float" office:value="26699">
            <text:p>26699</text:p>
          </table:table-cell>
          <table:table-cell table:formula="of:=ROUND([.D18]/[$input.$B$5]*65536;0)" office:value-type="float" office:value="39">
            <text:p>39</text:p>
          </table:table-cell>
          <table:table-cell table:formula="of:=[.$A18]*9.65/256" office:value-type="float" office:value="0.4900390625">
            <text:p>0,4900390625</text:p>
          </table:table-cell>
          <table:table-cell table:formula="of:=([$input.$C$15]^2*[.$G18]-ATAN([$input.$B$12]/[.$G18])*[$input.$B$12])/[$input.$B$12]" office:value-type="float" office:value="-1.32010832381621">
            <text:p>-1,3201083238</text:p>
          </table:table-cell>
          <table:table-cell table:formula="of:=([$input.$B$12]^2+[.$G18]^2)/([$input.$C$9]*EXP(-((ATAN([$input.$B$12]/[.$G18])+[.H18])^2/[$input.$C$15]^2)))" office:value-type="float" office:value="2.54548454805327">
            <text:p>2,5454845481</text:p>
          </table:table-cell>
          <table:table-cell table:formula="of:=ROUND((2*PI()+[.H18])/(2*PI())*32768;0)" office:value-type="float" office:value="25883">
            <text:p>25883</text:p>
          </table:table-cell>
          <table:table-cell table:formula="of:=ROUND([.I18]/[$input.$C$5]*65536;0)" office:value-type="float" office:value="133">
            <text:p>133</text:p>
          </table:table-cell>
          <table:table-cell table:style-name="ce18" table:formula="of:=[.$L$5]-([.$L$5]-[.$L$21])/[.$A$21]*[.$A18]" office:value-type="float" office:value="-0.0724374121901529">
            <text:p>-0,0724374122</text:p>
          </table:table-cell>
          <table:table-cell office:value-type="float" office:value="0.801">
            <text:p>0,801</text:p>
          </table:table-cell>
          <table:table-cell office:value-type="float" office:value="0.364">
            <text:p>0,364</text:p>
          </table:table-cell>
          <table:table-cell table:style-name="ce32" table:formula="of:=ROUND((2*PI()+[.L18])/(2*PI())*32768;0)" office:value-type="float" office:value="32390">
            <text:p>32390</text:p>
          </table:table-cell>
          <table:table-cell table:style-name="ce32" table:formula="of:=ROUND([.M18]*2^15;0)" office:value-type="float" office:value="26247">
            <text:p>26247</text:p>
          </table:table-cell>
          <table:table-cell table:style-name="ce32" table:formula="of:=ROUND([.N18]*2^15;0)" office:value-type="float" office:value="11928">
            <text:p>11928</text:p>
          </table:table-cell>
        </table:table-row>
        <table:table-row table:style-name="ro4">
          <table:table-cell office:value-type="float" office:value="14">
            <text:p>14</text:p>
          </table:table-cell>
          <table:table-cell table:formula="of:=[.$A19]*16.7/256" office:value-type="float" office:value="0.91328125">
            <text:p>0,91328125</text:p>
          </table:table-cell>
          <table:table-cell table:formula="of:=([$input.$B$15]^2*[.$B19]-ATAN([$input.$B$12]/[.$B19])*[$input.$B$12])/[$input.$B$12]" office:value-type="float" office:value="-1.13588296317657">
            <text:p>-1,1358829632</text:p>
          </table:table-cell>
          <table:table-cell table:formula="of:=([$input.$B$12]^2+[.$B19]^2)/([$input.$B$9]*EXP(-((ATAN([$input.$B$12]/[.$B19])+[.C19])^2/[$input.$B$15]^2)))" office:value-type="float" office:value="0.480055926075433">
            <text:p>0,4800559261</text:p>
          </table:table-cell>
          <table:table-cell table:formula="of:=ROUND((2*PI()+[.C19])/(2*PI())*32768;0)" office:value-type="float" office:value="26844">
            <text:p>26844</text:p>
          </table:table-cell>
          <table:table-cell table:formula="of:=ROUND([.D19]/[$input.$B$5]*65536;0)" office:value-type="float" office:value="40">
            <text:p>40</text:p>
          </table:table-cell>
          <table:table-cell table:formula="of:=[.$A19]*9.65/256" office:value-type="float" office:value="0.527734375">
            <text:p>0,527734375</text:p>
          </table:table-cell>
          <table:table-cell table:formula="of:=([$input.$C$15]^2*[.$G19]-ATAN([$input.$B$12]/[.$G19])*[$input.$B$12])/[$input.$B$12]" office:value-type="float" office:value="-1.30160689127156">
            <text:p>-1,3016068913</text:p>
          </table:table-cell>
          <table:table-cell table:formula="of:=([$input.$B$12]^2+[.$G19]^2)/([$input.$C$9]*EXP(-((ATAN([$input.$B$12]/[.$G19])+[.H19])^2/[$input.$C$15]^2)))" office:value-type="float" office:value="2.56956251421152">
            <text:p>2,5695625142</text:p>
          </table:table-cell>
          <table:table-cell table:formula="of:=ROUND((2*PI()+[.H19])/(2*PI())*32768;0)" office:value-type="float" office:value="25980">
            <text:p>25980</text:p>
          </table:table-cell>
          <table:table-cell table:formula="of:=ROUND([.I19]/[$input.$C$5]*65536;0)" office:value-type="float" office:value="134">
            <text:p>134</text:p>
          </table:table-cell>
          <table:table-cell table:style-name="ce18" table:formula="of:=[.$L$5]-([.$L$5]-[.$L$21])/[.$A$21]*[.$A19]" office:value-type="float" office:value="-0.0581818072214032">
            <text:p>-0,0581818072</text:p>
          </table:table-cell>
          <table:table-cell office:value-type="float" office:value="0.859">
            <text:p>0,859</text:p>
          </table:table-cell>
          <table:table-cell office:value-type="float" office:value="0.274">
            <text:p>0,274</text:p>
          </table:table-cell>
          <table:table-cell table:style-name="ce32" table:formula="of:=ROUND((2*PI()+[.L19])/(2*PI())*32768;0)" office:value-type="float" office:value="32465">
            <text:p>32465</text:p>
          </table:table-cell>
          <table:table-cell table:style-name="ce32" table:formula="of:=ROUND([.M19]*2^15;0)" office:value-type="float" office:value="28148">
            <text:p>28148</text:p>
          </table:table-cell>
          <table:table-cell table:style-name="ce32" table:formula="of:=ROUND([.N19]*2^15;0)" office:value-type="float" office:value="8978">
            <text:p>8978</text:p>
          </table:table-cell>
        </table:table-row>
        <table:table-row table:style-name="ro4">
          <table:table-cell office:value-type="float" office:value="15">
            <text:p>15</text:p>
          </table:table-cell>
          <table:table-cell table:formula="of:=[.$A20]*16.7/256" office:value-type="float" office:value="0.978515625">
            <text:p>0,978515625</text:p>
          </table:table-cell>
          <table:table-cell table:formula="of:=([$input.$B$15]^2*[.$B20]-ATAN([$input.$B$12]/[.$B20])*[$input.$B$12])/[$input.$B$12]" office:value-type="float" office:value="-1.10876058918843">
            <text:p>-1,1087605892</text:p>
          </table:table-cell>
          <table:table-cell table:formula="of:=([$input.$B$12]^2+[.$B20]^2)/([$input.$B$9]*EXP(-((ATAN([$input.$B$12]/[.$B20])+[.C20])^2/[$input.$B$15]^2)))" office:value-type="float" office:value="0.492529308339476">
            <text:p>0,4925293083</text:p>
          </table:table-cell>
          <table:table-cell table:formula="of:=ROUND((2*PI()+[.C20])/(2*PI())*32768;0)" office:value-type="float" office:value="26986">
            <text:p>26986</text:p>
          </table:table-cell>
          <table:table-cell table:formula="of:=ROUND([.D20]/[$input.$B$5]*65536;0)" office:value-type="float" office:value="41">
            <text:p>41</text:p>
          </table:table-cell>
          <table:table-cell table:formula="of:=[.$A20]*9.65/256" office:value-type="float" office:value="0.5654296875">
            <text:p>0,5654296875</text:p>
          </table:table-cell>
          <table:table-cell table:formula="of:=([$input.$C$15]^2*[.$G20]-ATAN([$input.$B$12]/[.$G20])*[$input.$B$12])/[$input.$B$12]" office:value-type="float" office:value="-1.28326926888575">
            <text:p>-1,2832692689</text:p>
          </table:table-cell>
          <table:table-cell table:formula="of:=([$input.$B$12]^2+[.$G20]^2)/([$input.$C$9]*EXP(-((ATAN([$input.$B$12]/[.$G20])+[.H20])^2/[$input.$C$15]^2)))" office:value-type="float" office:value="2.5954454095294">
            <text:p>2,5954454095</text:p>
          </table:table-cell>
          <table:table-cell table:formula="of:=ROUND((2*PI()+[.H20])/(2*PI())*32768;0)" office:value-type="float" office:value="26076">
            <text:p>26076</text:p>
          </table:table-cell>
          <table:table-cell table:formula="of:=ROUND([.I20]/[$input.$C$5]*65536;0)" office:value-type="float" office:value="135">
            <text:p>135</text:p>
          </table:table-cell>
          <table:table-cell table:style-name="ce18" table:formula="of:=[.$L$5]-([.$L$5]-[.$L$21])/[.$A$21]*[.$A20]" office:value-type="float" office:value="-0.0439262022526534">
            <text:p>-0,0439262023</text:p>
          </table:table-cell>
          <table:table-cell office:value-type="float" office:value="0.909">
            <text:p>0,909</text:p>
          </table:table-cell>
          <table:table-cell office:value-type="float" office:value="0.187">
            <text:p>0,187</text:p>
          </table:table-cell>
          <table:table-cell table:style-name="ce32" table:formula="of:=ROUND((2*PI()+[.L20])/(2*PI())*32768;0)" office:value-type="float" office:value="32539">
            <text:p>32539</text:p>
          </table:table-cell>
          <table:table-cell table:style-name="ce32" table:formula="of:=ROUND([.M20]*2^15;0)" office:value-type="float" office:value="29786">
            <text:p>29786</text:p>
          </table:table-cell>
          <table:table-cell table:style-name="ce32" table:formula="of:=ROUND([.N20]*2^15;0)" office:value-type="float" office:value="6128">
            <text:p>6128</text:p>
          </table:table-cell>
        </table:table-row>
        <table:table-row table:style-name="ro4">
          <table:table-cell office:value-type="float" office:value="16">
            <text:p>16</text:p>
          </table:table-cell>
          <table:table-cell table:formula="of:=[.$A21]*16.7/256" office:value-type="float" office:value="1.04375">
            <text:p>1,04375</text:p>
          </table:table-cell>
          <table:table-cell table:formula="of:=([$input.$B$15]^2*[.$B21]-ATAN([$input.$B$12]/[.$B21])*[$input.$B$12])/[$input.$B$12]" office:value-type="float" office:value="-1.08231558803915">
            <text:p>-1,082315588</text:p>
          </table:table-cell>
          <table:table-cell table:formula="of:=([$input.$B$12]^2+[.$B21]^2)/([$input.$B$9]*EXP(-((ATAN([$input.$B$12]/[.$B21])+[.C21])^2/[$input.$B$15]^2)))" office:value-type="float" office:value="0.505875032669466">
            <text:p>0,5058750327</text:p>
          </table:table-cell>
          <table:table-cell table:formula="of:=ROUND((2*PI()+[.C21])/(2*PI())*32768;0)" office:value-type="float" office:value="27124">
            <text:p>27124</text:p>
          </table:table-cell>
          <table:table-cell table:formula="of:=ROUND([.D21]/[$input.$B$5]*65536;0)" office:value-type="float" office:value="42">
            <text:p>42</text:p>
          </table:table-cell>
          <table:table-cell table:formula="of:=[.$A21]*9.65/256" office:value-type="float" office:value="0.603125">
            <text:p>0,603125</text:p>
          </table:table-cell>
          <table:table-cell table:formula="of:=([$input.$C$15]^2*[.$G21]-ATAN([$input.$B$12]/[.$G21])*[$input.$B$12])/[$input.$B$12]" office:value-type="float" office:value="-1.26510382632611">
            <text:p>-1,2651038263</text:p>
          </table:table-cell>
          <table:table-cell table:formula="of:=([$input.$B$12]^2+[.$G21]^2)/([$input.$C$9]*EXP(-((ATAN([$input.$B$12]/[.$G21])+[.H21])^2/[$input.$C$15]^2)))" office:value-type="float" office:value="2.62313783054954">
            <text:p>2,6231378305</text:p>
          </table:table-cell>
          <table:table-cell table:formula="of:=ROUND((2*PI()+[.H21])/(2*PI())*32768;0)" office:value-type="float" office:value="26170">
            <text:p>26170</text:p>
          </table:table-cell>
          <table:table-cell table:formula="of:=ROUND([.I21]/[$input.$C$5]*65536;0)" office:value-type="float" office:value="137">
            <text:p>137</text:p>
          </table:table-cell>
          <table:table-cell table:style-name="ce19" table:formula="of:=-1.7/180*PI()" office:value-type="float" office:value="-0.0296705972839036">
            <text:p>-0,0296705973</text:p>
          </table:table-cell>
          <table:table-cell table:style-name="ce22" office:value-type="float" office:value="0.952">
            <text:p>0,952</text:p>
          </table:table-cell>
          <table:table-cell table:style-name="ce22" office:value-type="float" office:value="0.106">
            <text:p>0,106</text:p>
          </table:table-cell>
          <table:table-cell table:style-name="ce33" table:formula="of:=ROUND((2*PI()+[.L21])/(2*PI())*32768;0)" office:value-type="float" office:value="32613">
            <text:p>32613</text:p>
          </table:table-cell>
          <table:table-cell table:style-name="ce33" table:formula="of:=ROUND([.M21]*2^15;0)" office:value-type="float" office:value="31195">
            <text:p>31195</text:p>
          </table:table-cell>
          <table:table-cell table:style-name="ce33" table:formula="of:=ROUND([.N21]*2^15;0)" office:value-type="float" office:value="3473">
            <text:p>3473</text:p>
          </table:table-cell>
        </table:table-row>
        <table:table-row table:style-name="ro4">
          <table:table-cell office:value-type="float" office:value="17">
            <text:p>17</text:p>
          </table:table-cell>
          <table:table-cell table:formula="of:=[.$A22]*16.7/256" office:value-type="float" office:value="1.108984375">
            <text:p>1,108984375</text:p>
          </table:table-cell>
          <table:table-cell table:formula="of:=([$input.$B$15]^2*[.$B22]-ATAN([$input.$B$12]/[.$B22])*[$input.$B$12])/[$input.$B$12]" office:value-type="float" office:value="-1.05655617965845">
            <text:p>-1,0565561797</text:p>
          </table:table-cell>
          <table:table-cell table:formula="of:=([$input.$B$12]^2+[.$B22]^2)/([$input.$B$9]*EXP(-((ATAN([$input.$B$12]/[.$B22])+[.C22])^2/[$input.$B$15]^2)))" office:value-type="float" office:value="0.520095530558894">
            <text:p>0,5200955306</text:p>
          </table:table-cell>
          <table:table-cell table:formula="of:=ROUND((2*PI()+[.C22])/(2*PI())*32768;0)" office:value-type="float" office:value="27258">
            <text:p>27258</text:p>
          </table:table-cell>
          <table:table-cell table:formula="of:=ROUND([.D22]/[$input.$B$5]*65536;0)" office:value-type="float" office:value="43">
            <text:p>43</text:p>
          </table:table-cell>
          <table:table-cell table:formula="of:=[.$A22]*9.65/256" office:value-type="float" office:value="0.6408203125">
            <text:p>0,6408203125</text:p>
          </table:table-cell>
          <table:table-cell table:formula="of:=([$input.$C$15]^2*[.$G22]-ATAN([$input.$B$12]/[.$G22])*[$input.$B$12])/[$input.$B$12]" office:value-type="float" office:value="-1.24711835476352">
            <text:p>-1,2471183548</text:p>
          </table:table-cell>
          <table:table-cell table:formula="of:=([$input.$B$12]^2+[.$G22]^2)/([$input.$C$9]*EXP(-((ATAN([$input.$B$12]/[.$G22])+[.H22])^2/[$input.$C$15]^2)))" office:value-type="float" office:value="2.65264469632824">
            <text:p>2,6526446963</text:p>
          </table:table-cell>
          <table:table-cell table:formula="of:=ROUND((2*PI()+[.H22])/(2*PI())*32768;0)" office:value-type="float" office:value="26264">
            <text:p>26264</text:p>
          </table:table-cell>
          <table:table-cell table:formula="of:=ROUND([.I22]/[$input.$C$5]*65536;0)" office:value-type="float" office:value="138">
            <text:p>138</text:p>
          </table:table-cell>
          <table:table-cell table:number-columns-repeated="6"/>
        </table:table-row>
        <table:table-row table:style-name="ro4">
          <table:table-cell office:value-type="float" office:value="18">
            <text:p>18</text:p>
          </table:table-cell>
          <table:table-cell table:formula="of:=[.$A23]*16.7/256" office:value-type="float" office:value="1.17421875">
            <text:p>1,17421875</text:p>
          </table:table-cell>
          <table:table-cell table:formula="of:=([$input.$B$15]^2*[.$B23]-ATAN([$input.$B$12]/[.$B23])*[$input.$B$12])/[$input.$B$12]" office:value-type="float" office:value="-1.03148665097088">
            <text:p>-1,031486651</text:p>
          </table:table-cell>
          <table:table-cell table:formula="of:=([$input.$B$12]^2+[.$B23]^2)/([$input.$B$9]*EXP(-((ATAN([$input.$B$12]/[.$B23])+[.C23])^2/[$input.$B$15]^2)))" office:value-type="float" office:value="0.535193393518814">
            <text:p>0,5351933935</text:p>
          </table:table-cell>
          <table:table-cell table:formula="of:=ROUND((2*PI()+[.C23])/(2*PI())*32768;0)" office:value-type="float" office:value="27389">
            <text:p>27389</text:p>
          </table:table-cell>
          <table:table-cell table:formula="of:=ROUND([.D23]/[$input.$B$5]*65536;0)" office:value-type="float" office:value="44">
            <text:p>44</text:p>
          </table:table-cell>
          <table:table-cell table:formula="of:=[.$A23]*9.65/256" office:value-type="float" office:value="0.678515625">
            <text:p>0,678515625</text:p>
          </table:table-cell>
          <table:table-cell table:formula="of:=([$input.$C$15]^2*[.$G23]-ATAN([$input.$B$12]/[.$G23])*[$input.$B$12])/[$input.$B$12]" office:value-type="float" office:value="-1.22932005989902">
            <text:p>-1,2293200599</text:p>
          </table:table-cell>
          <table:table-cell table:formula="of:=([$input.$B$12]^2+[.$G23]^2)/([$input.$C$9]*EXP(-((ATAN([$input.$B$12]/[.$G23])+[.H23])^2/[$input.$C$15]^2)))" office:value-type="float" office:value="2.68397124954312">
            <text:p>2,6839712495</text:p>
          </table:table-cell>
          <table:table-cell table:formula="of:=ROUND((2*PI()+[.H23])/(2*PI())*32768;0)" office:value-type="float" office:value="26357">
            <text:p>26357</text:p>
          </table:table-cell>
          <table:table-cell table:formula="of:=ROUND([.I23]/[$input.$C$5]*65536;0)" office:value-type="float" office:value="140">
            <text:p>140</text:p>
          </table:table-cell>
          <table:table-cell table:number-columns-repeated="6"/>
        </table:table-row>
        <table:table-row table:style-name="ro4">
          <table:table-cell office:value-type="float" office:value="19">
            <text:p>19</text:p>
          </table:table-cell>
          <table:table-cell table:formula="of:=[.$A24]*16.7/256" office:value-type="float" office:value="1.239453125">
            <text:p>1,239453125</text:p>
          </table:table-cell>
          <table:table-cell table:formula="of:=([$input.$B$15]^2*[.$B24]-ATAN([$input.$B$12]/[.$B24])*[$input.$B$12])/[$input.$B$12]" office:value-type="float" office:value="-1.00710772042955">
            <text:p>-1,0071077204</text:p>
          </table:table-cell>
          <table:table-cell table:formula="of:=([$input.$B$12]^2+[.$B24]^2)/([$input.$B$9]*EXP(-((ATAN([$input.$B$12]/[.$B24])+[.C24])^2/[$input.$B$15]^2)))" office:value-type="float" office:value="0.551171373671242">
            <text:p>0,5511713737</text:p>
          </table:table-cell>
          <table:table-cell table:formula="of:=ROUND((2*PI()+[.C24])/(2*PI())*32768;0)" office:value-type="float" office:value="27516">
            <text:p>27516</text:p>
          </table:table-cell>
          <table:table-cell table:formula="of:=ROUND([.D24]/[$input.$B$5]*65536;0)" office:value-type="float" office:value="46">
            <text:p>46</text:p>
          </table:table-cell>
          <table:table-cell table:formula="of:=[.$A24]*9.65/256" office:value-type="float" office:value="0.7162109375">
            <text:p>0,7162109375</text:p>
          </table:table-cell>
          <table:table-cell table:formula="of:=([$input.$C$15]^2*[.$G24]-ATAN([$input.$B$12]/[.$G24])*[$input.$B$12])/[$input.$B$12]" office:value-type="float" office:value="-1.21171555905146">
            <text:p>-1,2117155591</text:p>
          </table:table-cell>
          <table:table-cell table:formula="of:=([$input.$B$12]^2+[.$G24]^2)/([$input.$C$9]*EXP(-((ATAN([$input.$B$12]/[.$G24])+[.H24])^2/[$input.$C$15]^2)))" office:value-type="float" office:value="2.71712305767384">
            <text:p>2,7171230577</text:p>
          </table:table-cell>
          <table:table-cell table:formula="of:=ROUND((2*PI()+[.H24])/(2*PI())*32768;0)" office:value-type="float" office:value="26449">
            <text:p>26449</text:p>
          </table:table-cell>
          <table:table-cell table:formula="of:=ROUND([.I24]/[$input.$C$5]*65536;0)" office:value-type="float" office:value="142">
            <text:p>142</text:p>
          </table:table-cell>
          <table:table-cell table:number-columns-repeated="6"/>
        </table:table-row>
        <table:table-row table:style-name="ro4">
          <table:table-cell office:value-type="float" office:value="20">
            <text:p>20</text:p>
          </table:table-cell>
          <table:table-cell table:formula="of:=[.$A25]*16.7/256" office:value-type="float" office:value="1.3046875">
            <text:p>1,3046875</text:p>
          </table:table-cell>
          <table:table-cell table:formula="of:=([$input.$B$15]^2*[.$B25]-ATAN([$input.$B$12]/[.$B25])*[$input.$B$12])/[$input.$B$12]" office:value-type="float" office:value="-0.983416909685617">
            <text:p>-0,9834169097</text:p>
          </table:table-cell>
          <table:table-cell table:formula="of:=([$input.$B$12]^2+[.$B25]^2)/([$input.$B$9]*EXP(-((ATAN([$input.$B$12]/[.$B25])+[.C25])^2/[$input.$B$15]^2)))" office:value-type="float" office:value="0.568032384379523">
            <text:p>0,5680323844</text:p>
          </table:table-cell>
          <table:table-cell table:formula="of:=ROUND((2*PI()+[.C25])/(2*PI())*32768;0)" office:value-type="float" office:value="27639">
            <text:p>27639</text:p>
          </table:table-cell>
          <table:table-cell table:formula="of:=ROUND([.D25]/[$input.$B$5]*65536;0)" office:value-type="float" office:value="47">
            <text:p>47</text:p>
          </table:table-cell>
          <table:table-cell table:formula="of:=[.$A25]*9.65/256" office:value-type="float" office:value="0.75390625">
            <text:p>0,75390625</text:p>
          </table:table-cell>
          <table:table-cell table:formula="of:=([$input.$C$15]^2*[.$G25]-ATAN([$input.$B$12]/[.$G25])*[$input.$B$12])/[$input.$B$12]" office:value-type="float" office:value="-1.19431088208208">
            <text:p>-1,1943108821</text:p>
          </table:table-cell>
          <table:table-cell table:formula="of:=([$input.$B$12]^2+[.$G25]^2)/([$input.$C$9]*EXP(-((ATAN([$input.$B$12]/[.$G25])+[.H25])^2/[$input.$C$15]^2)))" office:value-type="float" office:value="2.75210601425655">
            <text:p>2,7521060143</text:p>
          </table:table-cell>
          <table:table-cell table:formula="of:=ROUND((2*PI()+[.H25])/(2*PI())*32768;0)" office:value-type="float" office:value="26539">
            <text:p>26539</text:p>
          </table:table-cell>
          <table:table-cell table:formula="of:=ROUND([.I25]/[$input.$C$5]*65536;0)" office:value-type="float" office:value="143">
            <text:p>143</text:p>
          </table:table-cell>
          <table:table-cell table:number-columns-repeated="6"/>
        </table:table-row>
        <table:table-row table:style-name="ro4">
          <table:table-cell office:value-type="float" office:value="21">
            <text:p>21</text:p>
          </table:table-cell>
          <table:table-cell table:formula="of:=[.$A26]*16.7/256" office:value-type="float" office:value="1.369921875">
            <text:p>1,369921875</text:p>
          </table:table-cell>
          <table:table-cell table:formula="of:=([$input.$B$15]^2*[.$B26]-ATAN([$input.$B$12]/[.$B26])*[$input.$B$12])/[$input.$B$12]" office:value-type="float" office:value="-0.960408913098367">
            <text:p>-0,9604089131</text:p>
          </table:table-cell>
          <table:table-cell table:formula="of:=([$input.$B$12]^2+[.$B26]^2)/([$input.$B$9]*EXP(-((ATAN([$input.$B$12]/[.$B26])+[.C26])^2/[$input.$B$15]^2)))" office:value-type="float" office:value="0.585779500915855">
            <text:p>0,5857795009</text:p>
          </table:table-cell>
          <table:table-cell table:formula="of:=ROUND((2*PI()+[.C26])/(2*PI())*32768;0)" office:value-type="float" office:value="27759">
            <text:p>27759</text:p>
          </table:table-cell>
          <table:table-cell table:formula="of:=ROUND([.D26]/[$input.$B$5]*65536;0)" office:value-type="float" office:value="48">
            <text:p>48</text:p>
          </table:table-cell>
          <table:table-cell table:formula="of:=[.$A26]*9.65/256" office:value-type="float" office:value="0.7916015625">
            <text:p>0,7916015625</text:p>
          </table:table-cell>
          <table:table-cell table:formula="of:=([$input.$C$15]^2*[.$G26]-ATAN([$input.$B$12]/[.$G26])*[$input.$B$12])/[$input.$B$12]" office:value-type="float" office:value="-1.17711147589833">
            <text:p>-1,1771114759</text:p>
          </table:table-cell>
          <table:table-cell table:formula="of:=([$input.$B$12]^2+[.$G26]^2)/([$input.$C$9]*EXP(-((ATAN([$input.$B$12]/[.$G26])+[.H26])^2/[$input.$C$15]^2)))" office:value-type="float" office:value="2.78892634021209">
            <text:p>2,7889263402</text:p>
          </table:table-cell>
          <table:table-cell table:formula="of:=ROUND((2*PI()+[.H26])/(2*PI())*32768;0)" office:value-type="float" office:value="26629">
            <text:p>26629</text:p>
          </table:table-cell>
          <table:table-cell table:formula="of:=ROUND([.I26]/[$input.$C$5]*65536;0)" office:value-type="float" office:value="145">
            <text:p>145</text:p>
          </table:table-cell>
          <table:table-cell table:number-columns-repeated="6"/>
        </table:table-row>
        <table:table-row table:style-name="ro4">
          <table:table-cell office:value-type="float" office:value="22">
            <text:p>22</text:p>
          </table:table-cell>
          <table:table-cell table:formula="of:=[.$A27]*16.7/256" office:value-type="float" office:value="1.43515625">
            <text:p>1,43515625</text:p>
          </table:table-cell>
          <table:table-cell table:formula="of:=([$input.$B$15]^2*[.$B27]-ATAN([$input.$B$12]/[.$B27])*[$input.$B$12])/[$input.$B$12]" office:value-type="float" office:value="-0.938075957524174">
            <text:p>-0,9380759575</text:p>
          </table:table-cell>
          <table:table-cell table:formula="of:=([$input.$B$12]^2+[.$B27]^2)/([$input.$B$9]*EXP(-((ATAN([$input.$B$12]/[.$B27])+[.C27])^2/[$input.$B$15]^2)))" office:value-type="float" office:value="0.604415961166161">
            <text:p>0,6044159612</text:p>
          </table:table-cell>
          <table:table-cell table:formula="of:=ROUND((2*PI()+[.C27])/(2*PI())*32768;0)" office:value-type="float" office:value="27876">
            <text:p>27876</text:p>
          </table:table-cell>
          <table:table-cell table:formula="of:=ROUND([.D27]/[$input.$B$5]*65536;0)" office:value-type="float" office:value="50">
            <text:p>50</text:p>
          </table:table-cell>
          <table:table-cell table:formula="of:=[.$A27]*9.65/256" office:value-type="float" office:value="0.829296875">
            <text:p>0,829296875</text:p>
          </table:table-cell>
          <table:table-cell table:formula="of:=([$input.$C$15]^2*[.$G27]-ATAN([$input.$B$12]/[.$G27])*[$input.$B$12])/[$input.$B$12]" office:value-type="float" office:value="-1.16012221225364">
            <text:p>-1,1601222123</text:p>
          </table:table-cell>
          <table:table-cell table:formula="of:=([$input.$B$12]^2+[.$G27]^2)/([$input.$C$9]*EXP(-((ATAN([$input.$B$12]/[.$G27])+[.H27])^2/[$input.$C$15]^2)))" office:value-type="float" office:value="2.82759058524851">
            <text:p>2,8275905852</text:p>
          </table:table-cell>
          <table:table-cell table:formula="of:=ROUND((2*PI()+[.H27])/(2*PI())*32768;0)" office:value-type="float" office:value="26718">
            <text:p>26718</text:p>
          </table:table-cell>
          <table:table-cell table:formula="of:=ROUND([.I27]/[$input.$C$5]*65536;0)" office:value-type="float" office:value="147">
            <text:p>147</text:p>
          </table:table-cell>
          <table:table-cell table:number-columns-repeated="6"/>
        </table:table-row>
        <table:table-row table:style-name="ro4">
          <table:table-cell office:value-type="float" office:value="23">
            <text:p>23</text:p>
          </table:table-cell>
          <table:table-cell table:formula="of:=[.$A28]*16.7/256" office:value-type="float" office:value="1.500390625">
            <text:p>1,500390625</text:p>
          </table:table-cell>
          <table:table-cell table:formula="of:=([$input.$B$15]^2*[.$B28]-ATAN([$input.$B$12]/[.$B28])*[$input.$B$12])/[$input.$B$12]" office:value-type="float" office:value="-0.916408146494535">
            <text:p>-0,9164081465</text:p>
          </table:table-cell>
          <table:table-cell table:formula="of:=([$input.$B$12]^2+[.$B28]^2)/([$input.$B$9]*EXP(-((ATAN([$input.$B$12]/[.$B28])+[.C28])^2/[$input.$B$15]^2)))" office:value-type="float" office:value="0.623945166372502">
            <text:p>0,6239451664</text:p>
          </table:table-cell>
          <table:table-cell table:formula="of:=ROUND((2*PI()+[.C28])/(2*PI())*32768;0)" office:value-type="float" office:value="27989">
            <text:p>27989</text:p>
          </table:table-cell>
          <table:table-cell table:formula="of:=ROUND([.D28]/[$input.$B$5]*65536;0)" office:value-type="float" office:value="52">
            <text:p>52</text:p>
          </table:table-cell>
          <table:table-cell table:formula="of:=[.$A28]*9.65/256" office:value-type="float" office:value="0.8669921875">
            <text:p>0,8669921875</text:p>
          </table:table-cell>
          <table:table-cell table:formula="of:=([$input.$C$15]^2*[.$G28]-ATAN([$input.$B$12]/[.$G28])*[$input.$B$12])/[$input.$B$12]" office:value-type="float" office:value="-1.14334739854024">
            <text:p>-1,1433473985</text:p>
          </table:table-cell>
          <table:table-cell table:formula="of:=([$input.$B$12]^2+[.$G28]^2)/([$input.$C$9]*EXP(-((ATAN([$input.$B$12]/[.$G28])+[.H28])^2/[$input.$C$15]^2)))" office:value-type="float" office:value="2.86810562933834">
            <text:p>2,8681056293</text:p>
          </table:table-cell>
          <table:table-cell table:formula="of:=ROUND((2*PI()+[.H28])/(2*PI())*32768;0)" office:value-type="float" office:value="26805">
            <text:p>26805</text:p>
          </table:table-cell>
          <table:table-cell table:formula="of:=ROUND([.I28]/[$input.$C$5]*65536;0)" office:value-type="float" office:value="149">
            <text:p>149</text:p>
          </table:table-cell>
          <table:table-cell table:number-columns-repeated="6"/>
        </table:table-row>
        <table:table-row table:style-name="ro4">
          <table:table-cell office:value-type="float" office:value="24">
            <text:p>24</text:p>
          </table:table-cell>
          <table:table-cell table:formula="of:=[.$A29]*16.7/256" office:value-type="float" office:value="1.565625">
            <text:p>1,565625</text:p>
          </table:table-cell>
          <table:table-cell table:formula="of:=([$input.$B$15]^2*[.$B29]-ATAN([$input.$B$12]/[.$B29])*[$input.$B$12])/[$input.$B$12]" office:value-type="float" office:value="-0.895393784437081">
            <text:p>-0,8953937844</text:p>
          </table:table-cell>
          <table:table-cell table:formula="of:=([$input.$B$12]^2+[.$B29]^2)/([$input.$B$9]*EXP(-((ATAN([$input.$B$12]/[.$B29])+[.C29])^2/[$input.$B$15]^2)))" office:value-type="float" office:value="0.644370681913259">
            <text:p>0,6443706819</text:p>
          </table:table-cell>
          <table:table-cell table:formula="of:=ROUND((2*PI()+[.C29])/(2*PI())*32768;0)" office:value-type="float" office:value="28098">
            <text:p>28098</text:p>
          </table:table-cell>
          <table:table-cell table:formula="of:=ROUND([.D29]/[$input.$B$5]*65536;0)" office:value-type="float" office:value="53">
            <text:p>53</text:p>
          </table:table-cell>
          <table:table-cell table:formula="of:=[.$A29]*9.65/256" office:value-type="float" office:value="0.9046875">
            <text:p>0,9046875</text:p>
          </table:table-cell>
          <table:table-cell table:formula="of:=([$input.$C$15]^2*[.$G29]-ATAN([$input.$B$12]/[.$G29])*[$input.$B$12])/[$input.$B$12]" office:value-type="float" office:value="-1.12679079126067">
            <text:p>-1,1267907913</text:p>
          </table:table-cell>
          <table:table-cell table:formula="of:=([$input.$B$12]^2+[.$G29]^2)/([$input.$C$9]*EXP(-((ATAN([$input.$B$12]/[.$G29])+[.H29])^2/[$input.$C$15]^2)))" office:value-type="float" office:value="2.91047868427083">
            <text:p>2,9104786843</text:p>
          </table:table-cell>
          <table:table-cell table:formula="of:=ROUND((2*PI()+[.H29])/(2*PI())*32768;0)" office:value-type="float" office:value="26892">
            <text:p>26892</text:p>
          </table:table-cell>
          <table:table-cell table:formula="of:=ROUND([.I29]/[$input.$C$5]*65536;0)" office:value-type="float" office:value="152">
            <text:p>152</text:p>
          </table:table-cell>
          <table:table-cell table:number-columns-repeated="6"/>
        </table:table-row>
        <table:table-row table:style-name="ro4">
          <table:table-cell office:value-type="float" office:value="25">
            <text:p>25</text:p>
          </table:table-cell>
          <table:table-cell table:formula="of:=[.$A30]*16.7/256" office:value-type="float" office:value="1.630859375">
            <text:p>1,630859375</text:p>
          </table:table-cell>
          <table:table-cell table:formula="of:=([$input.$B$15]^2*[.$B30]-ATAN([$input.$B$12]/[.$B30])*[$input.$B$12])/[$input.$B$12]" office:value-type="float" office:value="-0.875019677966525">
            <text:p>-0,875019678</text:p>
          </table:table-cell>
          <table:table-cell table:formula="of:=([$input.$B$12]^2+[.$B30]^2)/([$input.$B$9]*EXP(-((ATAN([$input.$B$12]/[.$B30])+[.C30])^2/[$input.$B$15]^2)))" office:value-type="float" office:value="0.665696238121282">
            <text:p>0,6656962381</text:p>
          </table:table-cell>
          <table:table-cell table:formula="of:=ROUND((2*PI()+[.C30])/(2*PI())*32768;0)" office:value-type="float" office:value="28205">
            <text:p>28205</text:p>
          </table:table-cell>
          <table:table-cell table:formula="of:=ROUND([.D30]/[$input.$B$5]*65536;0)" office:value-type="float" office:value="55">
            <text:p>55</text:p>
          </table:table-cell>
          <table:table-cell table:formula="of:=[.$A30]*9.65/256" office:value-type="float" office:value="0.9423828125">
            <text:p>0,9423828125</text:p>
          </table:table-cell>
          <table:table-cell table:formula="of:=([$input.$C$15]^2*[.$G30]-ATAN([$input.$B$12]/[.$G30])*[$input.$B$12])/[$input.$B$12]" office:value-type="float" office:value="-1.11045561185712">
            <text:p>-1,1104556119</text:p>
          </table:table-cell>
          <table:table-cell table:formula="of:=([$input.$B$12]^2+[.$G30]^2)/([$input.$C$9]*EXP(-((ATAN([$input.$B$12]/[.$G30])+[.H30])^2/[$input.$C$15]^2)))" office:value-type="float" office:value="2.95471729527978">
            <text:p>2,9547172953</text:p>
          </table:table-cell>
          <table:table-cell table:formula="of:=ROUND((2*PI()+[.H30])/(2*PI())*32768;0)" office:value-type="float" office:value="26977">
            <text:p>26977</text:p>
          </table:table-cell>
          <table:table-cell table:formula="of:=ROUND([.I30]/[$input.$C$5]*65536;0)" office:value-type="float" office:value="154">
            <text:p>154</text:p>
          </table:table-cell>
          <table:table-cell table:number-columns-repeated="6"/>
        </table:table-row>
        <table:table-row table:style-name="ro4">
          <table:table-cell office:value-type="float" office:value="26">
            <text:p>26</text:p>
          </table:table-cell>
          <table:table-cell table:formula="of:=[.$A31]*16.7/256" office:value-type="float" office:value="1.69609375">
            <text:p>1,69609375</text:p>
          </table:table-cell>
          <table:table-cell table:formula="of:=([$input.$B$15]^2*[.$B31]-ATAN([$input.$B$12]/[.$B31])*[$input.$B$12])/[$input.$B$12]" office:value-type="float" office:value="-0.855271412453511">
            <text:p>-0,8552714125</text:p>
          </table:table-cell>
          <table:table-cell table:formula="of:=([$input.$B$12]^2+[.$B31]^2)/([$input.$B$9]*EXP(-((ATAN([$input.$B$12]/[.$B31])+[.C31])^2/[$input.$B$15]^2)))" office:value-type="float" office:value="0.687925731140273">
            <text:p>0,6879257311</text:p>
          </table:table-cell>
          <table:table-cell table:formula="of:=ROUND((2*PI()+[.C31])/(2*PI())*32768;0)" office:value-type="float" office:value="28308">
            <text:p>28308</text:p>
          </table:table-cell>
          <table:table-cell table:formula="of:=ROUND([.D31]/[$input.$B$5]*65536;0)" office:value-type="float" office:value="57">
            <text:p>57</text:p>
          </table:table-cell>
          <table:table-cell table:formula="of:=[.$A31]*9.65/256" office:value-type="float" office:value="0.980078125">
            <text:p>0,980078125</text:p>
          </table:table-cell>
          <table:table-cell table:formula="of:=([$input.$C$15]^2*[.$G31]-ATAN([$input.$B$12]/[.$G31])*[$input.$B$12])/[$input.$B$12]" office:value-type="float" office:value="-1.09434456457814">
            <text:p>-1,0943445646</text:p>
          </table:table-cell>
          <table:table-cell table:formula="of:=([$input.$B$12]^2+[.$G31]^2)/([$input.$C$9]*EXP(-((ATAN([$input.$B$12]/[.$G31])+[.H31])^2/[$input.$C$15]^2)))" office:value-type="float" office:value="3.00082934274734">
            <text:p>3,0008293427</text:p>
          </table:table-cell>
          <table:table-cell table:formula="of:=ROUND((2*PI()+[.H31])/(2*PI())*32768;0)" office:value-type="float" office:value="27061">
            <text:p>27061</text:p>
          </table:table-cell>
          <table:table-cell table:formula="of:=ROUND([.I31]/[$input.$C$5]*65536;0)" office:value-type="float" office:value="156">
            <text:p>156</text:p>
          </table:table-cell>
          <table:table-cell table:number-columns-repeated="6"/>
        </table:table-row>
        <table:table-row table:style-name="ro4">
          <table:table-cell office:value-type="float" office:value="27">
            <text:p>27</text:p>
          </table:table-cell>
          <table:table-cell table:formula="of:=[.$A32]*16.7/256" office:value-type="float" office:value="1.761328125">
            <text:p>1,761328125</text:p>
          </table:table-cell>
          <table:table-cell table:formula="of:=([$input.$B$15]^2*[.$B32]-ATAN([$input.$B$12]/[.$B32])*[$input.$B$12])/[$input.$B$12]" office:value-type="float" office:value="-0.836133603062673">
            <text:p>-0,8361336031</text:p>
          </table:table-cell>
          <table:table-cell table:formula="of:=([$input.$B$12]^2+[.$B32]^2)/([$input.$B$9]*EXP(-((ATAN([$input.$B$12]/[.$B32])+[.C32])^2/[$input.$B$15]^2)))" office:value-type="float" office:value="0.711063223819614">
            <text:p>0,7110632238</text:p>
          </table:table-cell>
          <table:table-cell table:formula="of:=ROUND((2*PI()+[.C32])/(2*PI())*32768;0)" office:value-type="float" office:value="28407">
            <text:p>28407</text:p>
          </table:table-cell>
          <table:table-cell table:formula="of:=ROUND([.D32]/[$input.$B$5]*65536;0)" office:value-type="float" office:value="59">
            <text:p>59</text:p>
          </table:table-cell>
          <table:table-cell table:formula="of:=[.$A32]*9.65/256" office:value-type="float" office:value="1.0177734375">
            <text:p>1,0177734375</text:p>
          </table:table-cell>
          <table:table-cell table:formula="of:=([$input.$C$15]^2*[.$G32]-ATAN([$input.$B$12]/[.$G32])*[$input.$B$12])/[$input.$B$12]" office:value-type="float" office:value="-1.07845985606693">
            <text:p>-1,0784598561</text:p>
          </table:table-cell>
          <table:table-cell table:formula="of:=([$input.$B$12]^2+[.$G32]^2)/([$input.$C$9]*EXP(-((ATAN([$input.$B$12]/[.$G32])+[.H32])^2/[$input.$C$15]^2)))" office:value-type="float" office:value="3.04882304398427">
            <text:p>3,048823044</text:p>
          </table:table-cell>
          <table:table-cell table:formula="of:=ROUND((2*PI()+[.H32])/(2*PI())*32768;0)" office:value-type="float" office:value="27144">
            <text:p>27144</text:p>
          </table:table-cell>
          <table:table-cell table:formula="of:=ROUND([.I32]/[$input.$C$5]*65536;0)" office:value-type="float" office:value="159">
            <text:p>159</text:p>
          </table:table-cell>
          <table:table-cell table:number-columns-repeated="6"/>
        </table:table-row>
        <table:table-row table:style-name="ro4">
          <table:table-cell office:value-type="float" office:value="28">
            <text:p>28</text:p>
          </table:table-cell>
          <table:table-cell table:formula="of:=[.$A33]*16.7/256" office:value-type="float" office:value="1.8265625">
            <text:p>1,8265625</text:p>
          </table:table-cell>
          <table:table-cell table:formula="of:=([$input.$B$15]^2*[.$B33]-ATAN([$input.$B$12]/[.$B33])*[$input.$B$12])/[$input.$B$12]" office:value-type="float" office:value="-0.817590120243462">
            <text:p>-0,8175901202</text:p>
          </table:table-cell>
          <table:table-cell table:formula="of:=([$input.$B$12]^2+[.$B33]^2)/([$input.$B$9]*EXP(-((ATAN([$input.$B$12]/[.$B33])+[.C33])^2/[$input.$B$15]^2)))" office:value-type="float" office:value="0.735112946647925">
            <text:p>0,7351129466</text:p>
          </table:table-cell>
          <table:table-cell table:formula="of:=ROUND((2*PI()+[.C33])/(2*PI())*32768;0)" office:value-type="float" office:value="28504">
            <text:p>28504</text:p>
          </table:table-cell>
          <table:table-cell table:formula="of:=ROUND([.D33]/[$input.$B$5]*65536;0)" office:value-type="float" office:value="61">
            <text:p>61</text:p>
          </table:table-cell>
          <table:table-cell table:formula="of:=[.$A33]*9.65/256" office:value-type="float" office:value="1.05546875">
            <text:p>1,05546875</text:p>
          </table:table-cell>
          <table:table-cell table:formula="of:=([$input.$C$15]^2*[.$G33]-ATAN([$input.$B$12]/[.$G33])*[$input.$B$12])/[$input.$B$12]" office:value-type="float" office:value="-1.06280321636512">
            <text:p>-1,0628032164</text:p>
          </table:table-cell>
          <table:table-cell table:formula="of:=([$input.$B$12]^2+[.$G33]^2)/([$input.$C$9]*EXP(-((ATAN([$input.$B$12]/[.$G33])+[.H33])^2/[$input.$C$15]^2)))" office:value-type="float" office:value="3.09870695508719">
            <text:p>3,0987069551</text:p>
          </table:table-cell>
          <table:table-cell table:formula="of:=ROUND((2*PI()+[.H33])/(2*PI())*32768;0)" office:value-type="float" office:value="27225">
            <text:p>27225</text:p>
          </table:table-cell>
          <table:table-cell table:formula="of:=ROUND([.I33]/[$input.$C$5]*65536;0)" office:value-type="float" office:value="161">
            <text:p>161</text:p>
          </table:table-cell>
          <table:table-cell table:number-columns-repeated="6"/>
        </table:table-row>
        <table:table-row table:style-name="ro4">
          <table:table-cell office:value-type="float" office:value="29">
            <text:p>29</text:p>
          </table:table-cell>
          <table:table-cell table:formula="of:=[.$A34]*16.7/256" office:value-type="float" office:value="1.891796875">
            <text:p>1,891796875</text:p>
          </table:table-cell>
          <table:table-cell table:formula="of:=([$input.$B$15]^2*[.$B34]-ATAN([$input.$B$12]/[.$B34])*[$input.$B$12])/[$input.$B$12]" office:value-type="float" office:value="-0.799624290272871">
            <text:p>-0,7996242903</text:p>
          </table:table-cell>
          <table:table-cell table:formula="of:=([$input.$B$12]^2+[.$B34]^2)/([$input.$B$9]*EXP(-((ATAN([$input.$B$12]/[.$B34])+[.C34])^2/[$input.$B$15]^2)))" office:value-type="float" office:value="0.760079298725593">
            <text:p>0,7600792987</text:p>
          </table:table-cell>
          <table:table-cell table:formula="of:=ROUND((2*PI()+[.C34])/(2*PI())*32768;0)" office:value-type="float" office:value="28598">
            <text:p>28598</text:p>
          </table:table-cell>
          <table:table-cell table:formula="of:=ROUND([.D34]/[$input.$B$5]*65536;0)" office:value-type="float" office:value="63">
            <text:p>63</text:p>
          </table:table-cell>
          <table:table-cell table:formula="of:=[.$A34]*9.65/256" office:value-type="float" office:value="1.0931640625">
            <text:p>1,0931640625</text:p>
          </table:table-cell>
          <table:table-cell table:formula="of:=([$input.$C$15]^2*[.$G34]-ATAN([$input.$B$12]/[.$G34])*[$input.$B$12])/[$input.$B$12]" office:value-type="float" office:value="-1.04737592103897">
            <text:p>-1,047375921</text:p>
          </table:table-cell>
          <table:table-cell table:formula="of:=([$input.$B$12]^2+[.$G34]^2)/([$input.$C$9]*EXP(-((ATAN([$input.$B$12]/[.$G34])+[.H34])^2/[$input.$C$15]^2)))" office:value-type="float" office:value="3.15048997287328">
            <text:p>3,1504899729</text:p>
          </table:table-cell>
          <table:table-cell table:formula="of:=ROUND((2*PI()+[.H34])/(2*PI())*32768;0)" office:value-type="float" office:value="27306">
            <text:p>27306</text:p>
          </table:table-cell>
          <table:table-cell table:formula="of:=ROUND([.I34]/[$input.$C$5]*65536;0)" office:value-type="float" office:value="164">
            <text:p>164</text:p>
          </table:table-cell>
          <table:table-cell table:number-columns-repeated="6"/>
        </table:table-row>
        <table:table-row table:style-name="ro4">
          <table:table-cell office:value-type="float" office:value="30">
            <text:p>30</text:p>
          </table:table-cell>
          <table:table-cell table:formula="of:=[.$A35]*16.7/256" office:value-type="float" office:value="1.95703125">
            <text:p>1,95703125</text:p>
          </table:table-cell>
          <table:table-cell table:formula="of:=([$input.$B$15]^2*[.$B35]-ATAN([$input.$B$12]/[.$B35])*[$input.$B$12])/[$input.$B$12]" office:value-type="float" office:value="-0.782219071907606">
            <text:p>-0,7822190719</text:p>
          </table:table-cell>
          <table:table-cell table:formula="of:=([$input.$B$12]^2+[.$B35]^2)/([$input.$B$9]*EXP(-((ATAN([$input.$B$12]/[.$B35])+[.C35])^2/[$input.$B$15]^2)))" office:value-type="float" office:value="0.785966848776581">
            <text:p>0,7859668488</text:p>
          </table:table-cell>
          <table:table-cell table:formula="of:=ROUND((2*PI()+[.C35])/(2*PI())*32768;0)" office:value-type="float" office:value="28689">
            <text:p>28689</text:p>
          </table:table-cell>
          <table:table-cell table:formula="of:=ROUND([.D35]/[$input.$B$5]*65536;0)" office:value-type="float" office:value="65">
            <text:p>65</text:p>
          </table:table-cell>
          <table:table-cell table:formula="of:=[.$A35]*9.65/256" office:value-type="float" office:value="1.130859375">
            <text:p>1,130859375</text:p>
          </table:table-cell>
          <table:table-cell table:formula="of:=([$input.$C$15]^2*[.$G35]-ATAN([$input.$B$12]/[.$G35])*[$input.$B$12])/[$input.$B$12]" office:value-type="float" office:value="-1.03217881415097">
            <text:p>-1,0321788142</text:p>
          </table:table-cell>
          <table:table-cell table:formula="of:=([$input.$B$12]^2+[.$G35]^2)/([$input.$C$9]*EXP(-((ATAN([$input.$B$12]/[.$G35])+[.H35])^2/[$input.$C$15]^2)))" office:value-type="float" office:value="3.20418133689303">
            <text:p>3,2041813369</text:p>
          </table:table-cell>
          <table:table-cell table:formula="of:=ROUND((2*PI()+[.H35])/(2*PI())*32768;0)" office:value-type="float" office:value="27385">
            <text:p>27385</text:p>
          </table:table-cell>
          <table:table-cell table:formula="of:=ROUND([.I35]/[$input.$C$5]*65536;0)" office:value-type="float" office:value="167">
            <text:p>167</text:p>
          </table:table-cell>
          <table:table-cell table:number-columns-repeated="6"/>
        </table:table-row>
        <table:table-row table:style-name="ro4">
          <table:table-cell office:value-type="float" office:value="31">
            <text:p>31</text:p>
          </table:table-cell>
          <table:table-cell table:formula="of:=[.$A36]*16.7/256" office:value-type="float" office:value="2.022265625">
            <text:p>2,022265625</text:p>
          </table:table-cell>
          <table:table-cell table:formula="of:=([$input.$B$15]^2*[.$B36]-ATAN([$input.$B$12]/[.$B36])*[$input.$B$12])/[$input.$B$12]" office:value-type="float" office:value="-0.765357210526113">
            <text:p>-0,7653572105</text:p>
          </table:table-cell>
          <table:table-cell table:formula="of:=([$input.$B$12]^2+[.$B36]^2)/([$input.$B$9]*EXP(-((ATAN([$input.$B$12]/[.$B36])+[.C36])^2/[$input.$B$15]^2)))" office:value-type="float" office:value="0.812780336199772">
            <text:p>0,8127803362</text:p>
          </table:table-cell>
          <table:table-cell table:formula="of:=ROUND((2*PI()+[.C36])/(2*PI())*32768;0)" office:value-type="float" office:value="28777">
            <text:p>28777</text:p>
          </table:table-cell>
          <table:table-cell table:formula="of:=ROUND([.D36]/[$input.$B$5]*65536;0)" office:value-type="float" office:value="67">
            <text:p>67</text:p>
          </table:table-cell>
          <table:table-cell table:formula="of:=[.$A36]*9.65/256" office:value-type="float" office:value="1.1685546875">
            <text:p>1,1685546875</text:p>
          </table:table-cell>
          <table:table-cell table:formula="of:=([$input.$C$15]^2*[.$G36]-ATAN([$input.$B$12]/[.$G36])*[$input.$B$12])/[$input.$B$12]" office:value-type="float" office:value="-1.01721233181853">
            <text:p>-1,0172123318</text:p>
          </table:table-cell>
          <table:table-cell table:formula="of:=([$input.$B$12]^2+[.$G36]^2)/([$input.$C$9]*EXP(-((ATAN([$input.$B$12]/[.$G36])+[.H36])^2/[$input.$C$15]^2)))" office:value-type="float" office:value="3.25979063152164">
            <text:p>3,2597906315</text:p>
          </table:table-cell>
          <table:table-cell table:formula="of:=ROUND((2*PI()+[.H36])/(2*PI())*32768;0)" office:value-type="float" office:value="27463">
            <text:p>27463</text:p>
          </table:table-cell>
          <table:table-cell table:formula="of:=ROUND([.I36]/[$input.$C$5]*65536;0)" office:value-type="float" office:value="170">
            <text:p>170</text:p>
          </table:table-cell>
          <table:table-cell table:number-columns-repeated="6"/>
        </table:table-row>
        <table:table-row table:style-name="ro4">
          <table:table-cell office:value-type="float" office:value="32">
            <text:p>32</text:p>
          </table:table-cell>
          <table:table-cell table:formula="of:=[.$A37]*16.7/256" office:value-type="float" office:value="2.0875">
            <text:p>2,0875</text:p>
          </table:table-cell>
          <table:table-cell table:formula="of:=([$input.$B$15]^2*[.$B37]-ATAN([$input.$B$12]/[.$B37])*[$input.$B$12])/[$input.$B$12]" office:value-type="float" office:value="-0.749021371350193">
            <text:p>-0,7490213714</text:p>
          </table:table-cell>
          <table:table-cell table:formula="of:=([$input.$B$12]^2+[.$B37]^2)/([$input.$B$9]*EXP(-((ATAN([$input.$B$12]/[.$B37])+[.C37])^2/[$input.$B$15]^2)))" office:value-type="float" office:value="0.840524672160184">
            <text:p>0,8405246722</text:p>
          </table:table-cell>
          <table:table-cell table:formula="of:=ROUND((2*PI()+[.C37])/(2*PI())*32768;0)" office:value-type="float" office:value="28862">
            <text:p>28862</text:p>
          </table:table-cell>
          <table:table-cell table:formula="of:=ROUND([.D37]/[$input.$B$5]*65536;0)" office:value-type="float" office:value="70">
            <text:p>70</text:p>
          </table:table-cell>
          <table:table-cell table:formula="of:=[.$A37]*9.65/256" office:value-type="float" office:value="1.20625">
            <text:p>1,20625</text:p>
          </table:table-cell>
          <table:table-cell table:formula="of:=([$input.$C$15]^2*[.$G37]-ATAN([$input.$B$12]/[.$G37])*[$input.$B$12])/[$input.$B$12]" office:value-type="float" office:value="-1.00247652612146">
            <text:p>-1,0024765261</text:p>
          </table:table-cell>
          <table:table-cell table:formula="of:=([$input.$B$12]^2+[.$G37]^2)/([$input.$C$9]*EXP(-((ATAN([$input.$B$12]/[.$G37])+[.H37])^2/[$input.$C$15]^2)))" office:value-type="float" office:value="3.31732778812954">
            <text:p>3,3173277881</text:p>
          </table:table-cell>
          <table:table-cell table:formula="of:=ROUND((2*PI()+[.H37])/(2*PI())*32768;0)" office:value-type="float" office:value="27540">
            <text:p>27540</text:p>
          </table:table-cell>
          <table:table-cell table:formula="of:=ROUND([.I37]/[$input.$C$5]*65536;0)" office:value-type="float" office:value="173">
            <text:p>173</text:p>
          </table:table-cell>
          <table:table-cell table:number-columns-repeated="6"/>
        </table:table-row>
        <table:table-row table:style-name="ro4">
          <table:table-cell office:value-type="float" office:value="33">
            <text:p>33</text:p>
          </table:table-cell>
          <table:table-cell table:formula="of:=[.$A38]*16.7/256" office:value-type="float" office:value="2.152734375">
            <text:p>2,152734375</text:p>
          </table:table-cell>
          <table:table-cell table:formula="of:=([$input.$B$15]^2*[.$B38]-ATAN([$input.$B$12]/[.$B38])*[$input.$B$12])/[$input.$B$12]" office:value-type="float" office:value="-0.733194253452951">
            <text:p>-0,7331942535</text:p>
          </table:table-cell>
          <table:table-cell table:formula="of:=([$input.$B$12]^2+[.$B38]^2)/([$input.$B$9]*EXP(-((ATAN([$input.$B$12]/[.$B38])+[.C38])^2/[$input.$B$15]^2)))" office:value-type="float" office:value="0.869204940720339">
            <text:p>0,8692049407</text:p>
          </table:table-cell>
          <table:table-cell table:formula="of:=ROUND((2*PI()+[.C38])/(2*PI())*32768;0)" office:value-type="float" office:value="28944">
            <text:p>28944</text:p>
          </table:table-cell>
          <table:table-cell table:formula="of:=ROUND([.D38]/[$input.$B$5]*65536;0)" office:value-type="float" office:value="72">
            <text:p>72</text:p>
          </table:table-cell>
          <table:table-cell table:formula="of:=[.$A38]*9.65/256" office:value-type="float" office:value="1.2439453125">
            <text:p>1,2439453125</text:p>
          </table:table-cell>
          <table:table-cell table:formula="of:=([$input.$C$15]^2*[.$G38]-ATAN([$input.$B$12]/[.$G38])*[$input.$B$12])/[$input.$B$12]" office:value-type="float" office:value="-0.987971089140877">
            <text:p>-0,9879710891</text:p>
          </table:table-cell>
          <table:table-cell table:formula="of:=([$input.$B$12]^2+[.$G38]^2)/([$input.$C$9]*EXP(-((ATAN([$input.$B$12]/[.$G38])+[.H38])^2/[$input.$C$15]^2)))" office:value-type="float" office:value="3.37680308733279">
            <text:p>3,3768030873</text:p>
          </table:table-cell>
          <table:table-cell table:formula="of:=ROUND((2*PI()+[.H38])/(2*PI())*32768;0)" office:value-type="float" office:value="27616">
            <text:p>27616</text:p>
          </table:table-cell>
          <table:table-cell table:formula="of:=ROUND([.I38]/[$input.$C$5]*65536;0)" office:value-type="float" office:value="176">
            <text:p>176</text:p>
          </table:table-cell>
          <table:table-cell table:number-columns-repeated="6"/>
        </table:table-row>
        <table:table-row table:style-name="ro4">
          <table:table-cell office:value-type="float" office:value="34">
            <text:p>34</text:p>
          </table:table-cell>
          <table:table-cell table:formula="of:=[.$A39]*16.7/256" office:value-type="float" office:value="2.21796875">
            <text:p>2,21796875</text:p>
          </table:table-cell>
          <table:table-cell table:formula="of:=([$input.$B$15]^2*[.$B39]-ATAN([$input.$B$12]/[.$B39])*[$input.$B$12])/[$input.$B$12]" office:value-type="float" office:value="-0.717858686303606">
            <text:p>-0,7178586863</text:p>
          </table:table-cell>
          <table:table-cell table:formula="of:=([$input.$B$12]^2+[.$B39]^2)/([$input.$B$9]*EXP(-((ATAN([$input.$B$12]/[.$B39])+[.C39])^2/[$input.$B$15]^2)))" office:value-type="float" office:value="0.898826400012136">
            <text:p>0,8988264</text:p>
          </table:table-cell>
          <table:table-cell table:formula="of:=ROUND((2*PI()+[.C39])/(2*PI())*32768;0)" office:value-type="float" office:value="29024">
            <text:p>29024</text:p>
          </table:table-cell>
          <table:table-cell table:formula="of:=ROUND([.D39]/[$input.$B$5]*65536;0)" office:value-type="float" office:value="74">
            <text:p>74</text:p>
          </table:table-cell>
          <table:table-cell table:formula="of:=[.$A39]*9.65/256" office:value-type="float" office:value="1.281640625">
            <text:p>1,281640625</text:p>
          </table:table-cell>
          <table:table-cell table:formula="of:=([$input.$C$15]^2*[.$G39]-ATAN([$input.$B$12]/[.$G39])*[$input.$B$12])/[$input.$B$12]" office:value-type="float" office:value="-0.973695376934503">
            <text:p>-0,9736953769</text:p>
          </table:table-cell>
          <table:table-cell table:formula="of:=([$input.$B$12]^2+[.$G39]^2)/([$input.$C$9]*EXP(-((ATAN([$input.$B$12]/[.$G39])+[.H39])^2/[$input.$C$15]^2)))" office:value-type="float" office:value="3.43822716132388">
            <text:p>3,4382271613</text:p>
          </table:table-cell>
          <table:table-cell table:formula="of:=ROUND((2*PI()+[.H39])/(2*PI())*32768;0)" office:value-type="float" office:value="27690">
            <text:p>27690</text:p>
          </table:table-cell>
          <table:table-cell table:formula="of:=ROUND([.I39]/[$input.$C$5]*65536;0)" office:value-type="float" office:value="179">
            <text:p>179</text:p>
          </table:table-cell>
          <table:table-cell table:number-columns-repeated="6"/>
        </table:table-row>
        <table:table-row table:style-name="ro4">
          <table:table-cell office:value-type="float" office:value="35">
            <text:p>35</text:p>
          </table:table-cell>
          <table:table-cell table:formula="of:=[.$A40]*16.7/256" office:value-type="float" office:value="2.283203125">
            <text:p>2,283203125</text:p>
          </table:table-cell>
          <table:table-cell table:formula="of:=([$input.$B$15]^2*[.$B40]-ATAN([$input.$B$12]/[.$B40])*[$input.$B$12])/[$input.$B$12]" office:value-type="float" office:value="-0.702997710587533">
            <text:p>-0,7029977106</text:p>
          </table:table-cell>
          <table:table-cell table:formula="of:=([$input.$B$12]^2+[.$B40]^2)/([$input.$B$9]*EXP(-((ATAN([$input.$B$12]/[.$B40])+[.C40])^2/[$input.$B$15]^2)))" office:value-type="float" office:value="0.929394483449543">
            <text:p>0,9293944834</text:p>
          </table:table-cell>
          <table:table-cell table:formula="of:=ROUND((2*PI()+[.C40])/(2*PI())*32768;0)" office:value-type="float" office:value="29102">
            <text:p>29102</text:p>
          </table:table-cell>
          <table:table-cell table:formula="of:=ROUND([.D40]/[$input.$B$5]*65536;0)" office:value-type="float" office:value="77">
            <text:p>77</text:p>
          </table:table-cell>
          <table:table-cell table:formula="of:=[.$A40]*9.65/256" office:value-type="float" office:value="1.3193359375">
            <text:p>1,3193359375</text:p>
          </table:table-cell>
          <table:table-cell table:formula="of:=([$input.$C$15]^2*[.$G40]-ATAN([$input.$B$12]/[.$G40])*[$input.$B$12])/[$input.$B$12]" office:value-type="float" office:value="-0.959648433274528">
            <text:p>-0,9596484333</text:p>
          </table:table-cell>
          <table:table-cell table:formula="of:=([$input.$B$12]^2+[.$G40]^2)/([$input.$C$9]*EXP(-((ATAN([$input.$B$12]/[.$G40])+[.H40])^2/[$input.$C$15]^2)))" office:value-type="float" office:value="3.50161099628366">
            <text:p>3,5016109963</text:p>
          </table:table-cell>
          <table:table-cell table:formula="of:=ROUND((2*PI()+[.H40])/(2*PI())*32768;0)" office:value-type="float" office:value="27763">
            <text:p>27763</text:p>
          </table:table-cell>
          <table:table-cell table:formula="of:=ROUND([.I40]/[$input.$C$5]*65536;0)" office:value-type="float" office:value="182">
            <text:p>182</text:p>
          </table:table-cell>
          <table:table-cell table:number-columns-repeated="6"/>
        </table:table-row>
        <table:table-row table:style-name="ro4">
          <table:table-cell office:value-type="float" office:value="36">
            <text:p>36</text:p>
          </table:table-cell>
          <table:table-cell table:formula="of:=[.$A41]*16.7/256" office:value-type="float" office:value="2.3484375">
            <text:p>2,3484375</text:p>
          </table:table-cell>
          <table:table-cell table:formula="of:=([$input.$B$15]^2*[.$B41]-ATAN([$input.$B$12]/[.$B41])*[$input.$B$12])/[$input.$B$12]" office:value-type="float" office:value="-0.688594644986179">
            <text:p>-0,688594645</text:p>
          </table:table-cell>
          <table:table-cell table:formula="of:=([$input.$B$12]^2+[.$B41]^2)/([$input.$B$9]*EXP(-((ATAN([$input.$B$12]/[.$B41])+[.C41])^2/[$input.$B$15]^2)))" office:value-type="float" office:value="0.960914800982479">
            <text:p>0,960914801</text:p>
          </table:table-cell>
          <table:table-cell table:formula="of:=ROUND((2*PI()+[.C41])/(2*PI())*32768;0)" office:value-type="float" office:value="29177">
            <text:p>29177</text:p>
          </table:table-cell>
          <table:table-cell table:formula="of:=ROUND([.D41]/[$input.$B$5]*65536;0)" office:value-type="float" office:value="80">
            <text:p>80</text:p>
          </table:table-cell>
          <table:table-cell table:formula="of:=[.$A41]*9.65/256" office:value-type="float" office:value="1.35703125">
            <text:p>1,35703125</text:p>
          </table:table-cell>
          <table:table-cell table:formula="of:=([$input.$C$15]^2*[.$G41]-ATAN([$input.$B$12]/[.$G41])*[$input.$B$12])/[$input.$B$12]" office:value-type="float" office:value="-0.945829012996203">
            <text:p>-0,945829013</text:p>
          </table:table-cell>
          <table:table-cell table:formula="of:=([$input.$B$12]^2+[.$G41]^2)/([$input.$C$9]*EXP(-((ATAN([$input.$B$12]/[.$G41])+[.H41])^2/[$input.$C$15]^2)))" office:value-type="float" office:value="3.5669659348751">
            <text:p>3,5669659349</text:p>
          </table:table-cell>
          <table:table-cell table:formula="of:=ROUND((2*PI()+[.H41])/(2*PI())*32768;0)" office:value-type="float" office:value="27835">
            <text:p>27835</text:p>
          </table:table-cell>
          <table:table-cell table:formula="of:=ROUND([.I41]/[$input.$C$5]*65536;0)" office:value-type="float" office:value="186">
            <text:p>186</text:p>
          </table:table-cell>
          <table:table-cell table:number-columns-repeated="6"/>
        </table:table-row>
        <table:table-row table:style-name="ro4">
          <table:table-cell office:value-type="float" office:value="37">
            <text:p>37</text:p>
          </table:table-cell>
          <table:table-cell table:formula="of:=[.$A42]*16.7/256" office:value-type="float" office:value="2.413671875">
            <text:p>2,413671875</text:p>
          </table:table-cell>
          <table:table-cell table:formula="of:=([$input.$B$15]^2*[.$B42]-ATAN([$input.$B$12]/[.$B42])*[$input.$B$12])/[$input.$B$12]" office:value-type="float" office:value="-0.674633140518639">
            <text:p>-0,6746331405</text:p>
          </table:table-cell>
          <table:table-cell table:formula="of:=([$input.$B$12]^2+[.$B42]^2)/([$input.$B$9]*EXP(-((ATAN([$input.$B$12]/[.$B42])+[.C42])^2/[$input.$B$15]^2)))" office:value-type="float" office:value="0.99339314039222">
            <text:p>0,9933931404</text:p>
          </table:table-cell>
          <table:table-cell table:formula="of:=ROUND((2*PI()+[.C42])/(2*PI())*32768;0)" office:value-type="float" office:value="29250">
            <text:p>29250</text:p>
          </table:table-cell>
          <table:table-cell table:formula="of:=ROUND([.D42]/[$input.$B$5]*65536;0)" office:value-type="float" office:value="82">
            <text:p>82</text:p>
          </table:table-cell>
          <table:table-cell table:formula="of:=[.$A42]*9.65/256" office:value-type="float" office:value="1.3947265625">
            <text:p>1,3947265625</text:p>
          </table:table-cell>
          <table:table-cell table:formula="of:=([$input.$C$15]^2*[.$G42]-ATAN([$input.$B$12]/[.$G42])*[$input.$B$12])/[$input.$B$12]" office:value-type="float" office:value="-0.932235604825916">
            <text:p>-0,9322356048</text:p>
          </table:table-cell>
          <table:table-cell table:formula="of:=([$input.$B$12]^2+[.$G42]^2)/([$input.$C$9]*EXP(-((ATAN([$input.$B$12]/[.$G42])+[.H42])^2/[$input.$C$15]^2)))" office:value-type="float" office:value="3.63430367881943">
            <text:p>3,6343036788</text:p>
          </table:table-cell>
          <table:table-cell table:formula="of:=ROUND((2*PI()+[.H42])/(2*PI())*32768;0)" office:value-type="float" office:value="27906">
            <text:p>27906</text:p>
          </table:table-cell>
          <table:table-cell table:formula="of:=ROUND([.I42]/[$input.$C$5]*65536;0)" office:value-type="float" office:value="189">
            <text:p>189</text:p>
          </table:table-cell>
          <table:table-cell table:number-columns-repeated="6"/>
        </table:table-row>
        <table:table-row table:style-name="ro4">
          <table:table-cell office:value-type="float" office:value="38">
            <text:p>38</text:p>
          </table:table-cell>
          <table:table-cell table:formula="of:=[.$A43]*16.7/256" office:value-type="float" office:value="2.47890625">
            <text:p>2,47890625</text:p>
          </table:table-cell>
          <table:table-cell table:formula="of:=([$input.$B$15]^2*[.$B43]-ATAN([$input.$B$12]/[.$B43])*[$input.$B$12])/[$input.$B$12]" office:value-type="float" office:value="-0.661097223944403">
            <text:p>-0,6610972239</text:p>
          </table:table-cell>
          <table:table-cell table:formula="of:=([$input.$B$12]^2+[.$B43]^2)/([$input.$B$9]*EXP(-((ATAN([$input.$B$12]/[.$B43])+[.C43])^2/[$input.$B$15]^2)))" office:value-type="float" office:value="1.02683546862873">
            <text:p>1,0268354686</text:p>
          </table:table-cell>
          <table:table-cell table:formula="of:=ROUND((2*PI()+[.C43])/(2*PI())*32768;0)" office:value-type="float" office:value="29320">
            <text:p>29320</text:p>
          </table:table-cell>
          <table:table-cell table:formula="of:=ROUND([.D43]/[$input.$B$5]*65536;0)" office:value-type="float" office:value="85">
            <text:p>85</text:p>
          </table:table-cell>
          <table:table-cell table:formula="of:=[.$A43]*9.65/256" office:value-type="float" office:value="1.432421875">
            <text:p>1,432421875</text:p>
          </table:table-cell>
          <table:table-cell table:formula="of:=([$input.$C$15]^2*[.$G43]-ATAN([$input.$B$12]/[.$G43])*[$input.$B$12])/[$input.$B$12]" office:value-type="float" office:value="-0.918866453577603">
            <text:p>-0,9188664536</text:p>
          </table:table-cell>
          <table:table-cell table:formula="of:=([$input.$B$12]^2+[.$G43]^2)/([$input.$C$9]*EXP(-((ATAN([$input.$B$12]/[.$G43])+[.H43])^2/[$input.$C$15]^2)))" office:value-type="float" office:value="3.70363629155567">
            <text:p>3,7036362916</text:p>
          </table:table-cell>
          <table:table-cell table:formula="of:=ROUND((2*PI()+[.H43])/(2*PI())*32768;0)" office:value-type="float" office:value="27976">
            <text:p>27976</text:p>
          </table:table-cell>
          <table:table-cell table:formula="of:=ROUND([.I43]/[$input.$C$5]*65536;0)" office:value-type="float" office:value="193">
            <text:p>193</text:p>
          </table:table-cell>
          <table:table-cell table:number-columns-repeated="6"/>
        </table:table-row>
        <table:table-row table:style-name="ro4">
          <table:table-cell office:value-type="float" office:value="39">
            <text:p>39</text:p>
          </table:table-cell>
          <table:table-cell table:formula="of:=[.$A44]*16.7/256" office:value-type="float" office:value="2.544140625">
            <text:p>2,544140625</text:p>
          </table:table-cell>
          <table:table-cell table:formula="of:=([$input.$B$15]^2*[.$B44]-ATAN([$input.$B$12]/[.$B44])*[$input.$B$12])/[$input.$B$12]" office:value-type="float" office:value="-0.647971331613253">
            <text:p>-0,6479713316</text:p>
          </table:table-cell>
          <table:table-cell table:formula="of:=([$input.$B$12]^2+[.$B44]^2)/([$input.$B$9]*EXP(-((ATAN([$input.$B$12]/[.$B44])+[.C44])^2/[$input.$B$15]^2)))" office:value-type="float" office:value="1.06124793319028">
            <text:p>1,0612479332</text:p>
          </table:table-cell>
          <table:table-cell table:formula="of:=ROUND((2*PI()+[.C44])/(2*PI())*32768;0)" office:value-type="float" office:value="29389">
            <text:p>29389</text:p>
          </table:table-cell>
          <table:table-cell table:formula="of:=ROUND([.D44]/[$input.$B$5]*65536;0)" office:value-type="float" office:value="88">
            <text:p>88</text:p>
          </table:table-cell>
          <table:table-cell table:formula="of:=[.$A44]*9.65/256" office:value-type="float" office:value="1.4701171875">
            <text:p>1,4701171875</text:p>
          </table:table-cell>
          <table:table-cell table:formula="of:=([$input.$C$15]^2*[.$G44]-ATAN([$input.$B$12]/[.$G44])*[$input.$B$12])/[$input.$B$12]" office:value-type="float" office:value="-0.905719581625148">
            <text:p>-0,9057195816</text:p>
          </table:table-cell>
          <table:table-cell table:formula="of:=([$input.$B$12]^2+[.$G44]^2)/([$input.$C$9]*EXP(-((ATAN([$input.$B$12]/[.$G44])+[.H44])^2/[$input.$C$15]^2)))" office:value-type="float" office:value="3.77497620098399">
            <text:p>3,774976201</text:p>
          </table:table-cell>
          <table:table-cell table:formula="of:=ROUND((2*PI()+[.H44])/(2*PI())*32768;0)" office:value-type="float" office:value="28045">
            <text:p>28045</text:p>
          </table:table-cell>
          <table:table-cell table:formula="of:=ROUND([.I44]/[$input.$C$5]*65536;0)" office:value-type="float" office:value="197">
            <text:p>197</text:p>
          </table:table-cell>
          <table:table-cell table:number-columns-repeated="6"/>
        </table:table-row>
        <table:table-row table:style-name="ro4">
          <table:table-cell office:value-type="float" office:value="40">
            <text:p>40</text:p>
          </table:table-cell>
          <table:table-cell table:formula="of:=[.$A45]*16.7/256" office:value-type="float" office:value="2.609375">
            <text:p>2,609375</text:p>
          </table:table-cell>
          <table:table-cell table:formula="of:=([$input.$B$15]^2*[.$B45]-ATAN([$input.$B$12]/[.$B45])*[$input.$B$12])/[$input.$B$12]" office:value-type="float" office:value="-0.635240335029388">
            <text:p>-0,635240335</text:p>
          </table:table-cell>
          <table:table-cell table:formula="of:=([$input.$B$12]^2+[.$B45]^2)/([$input.$B$9]*EXP(-((ATAN([$input.$B$12]/[.$B45])+[.C45])^2/[$input.$B$15]^2)))" office:value-type="float" office:value="1.09663686354577">
            <text:p>1,0966368635</text:p>
          </table:table-cell>
          <table:table-cell table:formula="of:=ROUND((2*PI()+[.C45])/(2*PI())*32768;0)" office:value-type="float" office:value="29455">
            <text:p>29455</text:p>
          </table:table-cell>
          <table:table-cell table:formula="of:=ROUND([.D45]/[$input.$B$5]*65536;0)" office:value-type="float" office:value="91">
            <text:p>91</text:p>
          </table:table-cell>
          <table:table-cell table:formula="of:=[.$A45]*9.65/256" office:value-type="float" office:value="1.5078125">
            <text:p>1,5078125</text:p>
          </table:table-cell>
          <table:table-cell table:formula="of:=([$input.$C$15]^2*[.$G45]-ATAN([$input.$B$12]/[.$G45])*[$input.$B$12])/[$input.$B$12]" office:value-type="float" office:value="-0.892792809576009">
            <text:p>-0,8927928096</text:p>
          </table:table-cell>
          <table:table-cell table:formula="of:=([$input.$B$12]^2+[.$G45]^2)/([$input.$C$9]*EXP(-((ATAN([$input.$B$12]/[.$G45])+[.H45])^2/[$input.$C$15]^2)))" office:value-type="float" office:value="3.84833620229398">
            <text:p>3,8483362023</text:p>
          </table:table-cell>
          <table:table-cell table:formula="of:=ROUND((2*PI()+[.H45])/(2*PI())*32768;0)" office:value-type="float" office:value="28112">
            <text:p>28112</text:p>
          </table:table-cell>
          <table:table-cell table:formula="of:=ROUND([.I45]/[$input.$C$5]*65536;0)" office:value-type="float" office:value="200">
            <text:p>200</text:p>
          </table:table-cell>
          <table:table-cell table:number-columns-repeated="6"/>
        </table:table-row>
        <table:table-row table:style-name="ro4">
          <table:table-cell office:value-type="float" office:value="41">
            <text:p>41</text:p>
          </table:table-cell>
          <table:table-cell table:formula="of:=[.$A46]*16.7/256" office:value-type="float" office:value="2.674609375">
            <text:p>2,674609375</text:p>
          </table:table-cell>
          <table:table-cell table:formula="of:=([$input.$B$15]^2*[.$B46]-ATAN([$input.$B$12]/[.$B46])*[$input.$B$12])/[$input.$B$12]" office:value-type="float" office:value="-0.622889559277436">
            <text:p>-0,6228895593</text:p>
          </table:table-cell>
          <table:table-cell table:formula="of:=([$input.$B$12]^2+[.$B46]^2)/([$input.$B$9]*EXP(-((ATAN([$input.$B$12]/[.$B46])+[.C46])^2/[$input.$B$15]^2)))" office:value-type="float" office:value="1.13300877260013">
            <text:p>1,1330087726</text:p>
          </table:table-cell>
          <table:table-cell table:formula="of:=ROUND((2*PI()+[.C46])/(2*PI())*32768;0)" office:value-type="float" office:value="29520">
            <text:p>29520</text:p>
          </table:table-cell>
          <table:table-cell table:formula="of:=ROUND([.D46]/[$input.$B$5]*65536;0)" office:value-type="float" office:value="94">
            <text:p>94</text:p>
          </table:table-cell>
          <table:table-cell table:formula="of:=[.$A46]*9.65/256" office:value-type="float" office:value="1.5455078125">
            <text:p>1,5455078125</text:p>
          </table:table-cell>
          <table:table-cell table:formula="of:=([$input.$C$15]^2*[.$G46]-ATAN([$input.$B$12]/[.$G46])*[$input.$B$12])/[$input.$B$12]" office:value-type="float" office:value="-0.880083776087544">
            <text:p>-0,8800837761</text:p>
          </table:table-cell>
          <table:table-cell table:formula="of:=([$input.$B$12]^2+[.$G46]^2)/([$input.$C$9]*EXP(-((ATAN([$input.$B$12]/[.$G46])+[.H46])^2/[$input.$C$15]^2)))" office:value-type="float" office:value="3.92372946087834">
            <text:p>3,9237294609</text:p>
          </table:table-cell>
          <table:table-cell table:formula="of:=ROUND((2*PI()+[.H46])/(2*PI())*32768;0)" office:value-type="float" office:value="28178">
            <text:p>28178</text:p>
          </table:table-cell>
          <table:table-cell table:formula="of:=ROUND([.I46]/[$input.$C$5]*65536;0)" office:value-type="float" office:value="204">
            <text:p>204</text:p>
          </table:table-cell>
          <table:table-cell table:number-columns-repeated="6"/>
        </table:table-row>
        <table:table-row table:style-name="ro4">
          <table:table-cell office:value-type="float" office:value="42">
            <text:p>42</text:p>
          </table:table-cell>
          <table:table-cell table:formula="of:=[.$A47]*16.7/256" office:value-type="float" office:value="2.73984375">
            <text:p>2,73984375</text:p>
          </table:table-cell>
          <table:table-cell table:formula="of:=([$input.$B$15]^2*[.$B47]-ATAN([$input.$B$12]/[.$B47])*[$input.$B$12])/[$input.$B$12]" office:value-type="float" office:value="-0.61090479534131">
            <text:p>-0,6109047953</text:p>
          </table:table-cell>
          <table:table-cell table:formula="of:=([$input.$B$12]^2+[.$B47]^2)/([$input.$B$9]*EXP(-((ATAN([$input.$B$12]/[.$B47])+[.C47])^2/[$input.$B$15]^2)))" office:value-type="float" office:value="1.17037035820331">
            <text:p>1,1703703582</text:p>
          </table:table-cell>
          <table:table-cell table:formula="of:=ROUND((2*PI()+[.C47])/(2*PI())*32768;0)" office:value-type="float" office:value="29582">
            <text:p>29582</text:p>
          </table:table-cell>
          <table:table-cell table:formula="of:=ROUND([.D47]/[$input.$B$5]*65536;0)" office:value-type="float" office:value="97">
            <text:p>97</text:p>
          </table:table-cell>
          <table:table-cell table:formula="of:=[.$A47]*9.65/256" office:value-type="float" office:value="1.583203125">
            <text:p>1,583203125</text:p>
          </table:table-cell>
          <table:table-cell table:formula="of:=([$input.$C$15]^2*[.$G47]-ATAN([$input.$B$12]/[.$G47])*[$input.$B$12])/[$input.$B$12]" office:value-type="float" office:value="-0.867589956782292">
            <text:p>-0,8675899568</text:p>
          </table:table-cell>
          <table:table-cell table:formula="of:=([$input.$B$12]^2+[.$G47]^2)/([$input.$C$9]*EXP(-((ATAN([$input.$B$12]/[.$G47])+[.H47])^2/[$input.$C$15]^2)))" office:value-type="float" office:value="4.00116951533311">
            <text:p>4,0011695153</text:p>
          </table:table-cell>
          <table:table-cell table:formula="of:=ROUND((2*PI()+[.H47])/(2*PI())*32768;0)" office:value-type="float" office:value="28243">
            <text:p>28243</text:p>
          </table:table-cell>
          <table:table-cell table:formula="of:=ROUND([.I47]/[$input.$C$5]*65536;0)" office:value-type="float" office:value="208">
            <text:p>208</text:p>
          </table:table-cell>
          <table:table-cell table:number-columns-repeated="6"/>
        </table:table-row>
        <table:table-row table:style-name="ro4">
          <table:table-cell office:value-type="float" office:value="43">
            <text:p>43</text:p>
          </table:table-cell>
          <table:table-cell table:formula="of:=[.$A48]*16.7/256" office:value-type="float" office:value="2.805078125">
            <text:p>2,805078125</text:p>
          </table:table-cell>
          <table:table-cell table:formula="of:=([$input.$B$15]^2*[.$B48]-ATAN([$input.$B$12]/[.$B48])*[$input.$B$12])/[$input.$B$12]" office:value-type="float" office:value="-0.599272307235359">
            <text:p>-0,5992723072</text:p>
          </table:table-cell>
          <table:table-cell table:formula="of:=([$input.$B$12]^2+[.$B48]^2)/([$input.$B$9]*EXP(-((ATAN([$input.$B$12]/[.$B48])+[.C48])^2/[$input.$B$15]^2)))" office:value-type="float" office:value="1.20872850470312">
            <text:p>1,2087285047</text:p>
          </table:table-cell>
          <table:table-cell table:formula="of:=ROUND((2*PI()+[.C48])/(2*PI())*32768;0)" office:value-type="float" office:value="29643">
            <text:p>29643</text:p>
          </table:table-cell>
          <table:table-cell table:formula="of:=ROUND([.D48]/[$input.$B$5]*65536;0)" office:value-type="float" office:value="100">
            <text:p>100</text:p>
          </table:table-cell>
          <table:table-cell table:formula="of:=[.$A48]*9.65/256" office:value-type="float" office:value="1.6208984375">
            <text:p>1,6208984375</text:p>
          </table:table-cell>
          <table:table-cell table:formula="of:=([$input.$C$15]^2*[.$G48]-ATAN([$input.$B$12]/[.$G48])*[$input.$B$12])/[$input.$B$12]" office:value-type="float" office:value="-0.855308682231827">
            <text:p>-0,8553086822</text:p>
          </table:table-cell>
          <table:table-cell table:formula="of:=([$input.$B$12]^2+[.$G48]^2)/([$input.$C$9]*EXP(-((ATAN([$input.$B$12]/[.$G48])+[.H48])^2/[$input.$C$15]^2)))" office:value-type="float" office:value="4.08067028054504">
            <text:p>4,0806702805</text:p>
          </table:table-cell>
          <table:table-cell table:formula="of:=ROUND((2*PI()+[.H48])/(2*PI())*32768;0)" office:value-type="float" office:value="28307">
            <text:p>28307</text:p>
          </table:table-cell>
          <table:table-cell table:formula="of:=ROUND([.I48]/[$input.$C$5]*65536;0)" office:value-type="float" office:value="213">
            <text:p>213</text:p>
          </table:table-cell>
          <table:table-cell table:number-columns-repeated="6"/>
        </table:table-row>
        <table:table-row table:style-name="ro4">
          <table:table-cell office:value-type="float" office:value="44">
            <text:p>44</text:p>
          </table:table-cell>
          <table:table-cell table:formula="of:=[.$A49]*16.7/256" office:value-type="float" office:value="2.8703125">
            <text:p>2,8703125</text:p>
          </table:table-cell>
          <table:table-cell table:formula="of:=([$input.$B$15]^2*[.$B49]-ATAN([$input.$B$12]/[.$B49])*[$input.$B$12])/[$input.$B$12]" office:value-type="float" office:value="-0.587978834762382">
            <text:p>-0,5879788348</text:p>
          </table:table-cell>
          <table:table-cell table:formula="of:=([$input.$B$12]^2+[.$B49]^2)/([$input.$B$9]*EXP(-((ATAN([$input.$B$12]/[.$B49])+[.C49])^2/[$input.$B$15]^2)))" office:value-type="float" office:value="1.24809028454263">
            <text:p>1,2480902845</text:p>
          </table:table-cell>
          <table:table-cell table:formula="of:=ROUND((2*PI()+[.C49])/(2*PI())*32768;0)" office:value-type="float" office:value="29702">
            <text:p>29702</text:p>
          </table:table-cell>
          <table:table-cell table:formula="of:=ROUND([.D49]/[$input.$B$5]*65536;0)" office:value-type="float" office:value="103">
            <text:p>103</text:p>
          </table:table-cell>
          <table:table-cell table:formula="of:=[.$A49]*9.65/256" office:value-type="float" office:value="1.65859375">
            <text:p>1,65859375</text:p>
          </table:table-cell>
          <table:table-cell table:formula="of:=([$input.$C$15]^2*[.$G49]-ATAN([$input.$B$12]/[.$G49])*[$input.$B$12])/[$input.$B$12]" office:value-type="float" office:value="-0.843237154990723">
            <text:p>-0,843237155</text:p>
          </table:table-cell>
          <table:table-cell table:formula="of:=([$input.$B$12]^2+[.$G49]^2)/([$input.$C$9]*EXP(-((ATAN([$input.$B$12]/[.$G49])+[.H49])^2/[$input.$C$15]^2)))" office:value-type="float" office:value="4.16224605086714">
            <text:p>4,1622460509</text:p>
          </table:table-cell>
          <table:table-cell table:formula="of:=ROUND((2*PI()+[.H49])/(2*PI())*32768;0)" office:value-type="float" office:value="28370">
            <text:p>28370</text:p>
          </table:table-cell>
          <table:table-cell table:formula="of:=ROUND([.I49]/[$input.$C$5]*65536;0)" office:value-type="float" office:value="217">
            <text:p>217</text:p>
          </table:table-cell>
          <table:table-cell table:number-columns-repeated="6"/>
        </table:table-row>
        <table:table-row table:style-name="ro4">
          <table:table-cell office:value-type="float" office:value="45">
            <text:p>45</text:p>
          </table:table-cell>
          <table:table-cell table:formula="of:=[.$A50]*16.7/256" office:value-type="float" office:value="2.935546875">
            <text:p>2,935546875</text:p>
          </table:table-cell>
          <table:table-cell table:formula="of:=([$input.$B$15]^2*[.$B50]-ATAN([$input.$B$12]/[.$B50])*[$input.$B$12])/[$input.$B$12]" office:value-type="float" office:value="-0.577011592615914">
            <text:p>-0,5770115926</text:p>
          </table:table-cell>
          <table:table-cell table:formula="of:=([$input.$B$12]^2+[.$B50]^2)/([$input.$B$9]*EXP(-((ATAN([$input.$B$12]/[.$B50])+[.C50])^2/[$input.$B$15]^2)))" office:value-type="float" office:value="1.28846295990232">
            <text:p>1,2884629599</text:p>
          </table:table-cell>
          <table:table-cell table:formula="of:=ROUND((2*PI()+[.C50])/(2*PI())*32768;0)" office:value-type="float" office:value="29759">
            <text:p>29759</text:p>
          </table:table-cell>
          <table:table-cell table:formula="of:=ROUND([.D50]/[$input.$B$5]*65536;0)" office:value-type="float" office:value="107">
            <text:p>107</text:p>
          </table:table-cell>
          <table:table-cell table:formula="of:=[.$A50]*9.65/256" office:value-type="float" office:value="1.6962890625">
            <text:p>1,6962890625</text:p>
          </table:table-cell>
          <table:table-cell table:formula="of:=([$input.$C$15]^2*[.$G50]-ATAN([$input.$B$12]/[.$G50])*[$input.$B$12])/[$input.$B$12]" office:value-type="float" office:value="-0.831372465672702">
            <text:p>-0,8313724657</text:p>
          </table:table-cell>
          <table:table-cell table:formula="of:=([$input.$B$12]^2+[.$G50]^2)/([$input.$C$9]*EXP(-((ATAN([$input.$B$12]/[.$G50])+[.H50])^2/[$input.$C$15]^2)))" office:value-type="float" office:value="4.2459115033833">
            <text:p>4,2459115034</text:p>
          </table:table-cell>
          <table:table-cell table:formula="of:=ROUND((2*PI()+[.H50])/(2*PI())*32768;0)" office:value-type="float" office:value="28432">
            <text:p>28432</text:p>
          </table:table-cell>
          <table:table-cell table:formula="of:=ROUND([.I50]/[$input.$C$5]*65536;0)" office:value-type="float" office:value="221">
            <text:p>221</text:p>
          </table:table-cell>
          <table:table-cell table:number-columns-repeated="6"/>
        </table:table-row>
        <table:table-row table:style-name="ro4">
          <table:table-cell office:value-type="float" office:value="46">
            <text:p>46</text:p>
          </table:table-cell>
          <table:table-cell table:formula="of:=[.$A51]*16.7/256" office:value-type="float" office:value="3.00078125">
            <text:p>3,00078125</text:p>
          </table:table-cell>
          <table:table-cell table:formula="of:=([$input.$B$15]^2*[.$B51]-ATAN([$input.$B$12]/[.$B51])*[$input.$B$12])/[$input.$B$12]" office:value-type="float" office:value="-0.566358266455075">
            <text:p>-0,5663582665</text:p>
          </table:table-cell>
          <table:table-cell table:formula="of:=([$input.$B$12]^2+[.$B51]^2)/([$input.$B$9]*EXP(-((ATAN([$input.$B$12]/[.$B51])+[.C51])^2/[$input.$B$15]^2)))" office:value-type="float" office:value="1.32985398438765">
            <text:p>1,3298539844</text:p>
          </table:table-cell>
          <table:table-cell table:formula="of:=ROUND((2*PI()+[.C51])/(2*PI())*32768;0)" office:value-type="float" office:value="29814">
            <text:p>29814</text:p>
          </table:table-cell>
          <table:table-cell table:formula="of:=ROUND([.D51]/[$input.$B$5]*65536;0)" office:value-type="float" office:value="110">
            <text:p>110</text:p>
          </table:table-cell>
          <table:table-cell table:formula="of:=[.$A51]*9.65/256" office:value-type="float" office:value="1.733984375">
            <text:p>1,733984375</text:p>
          </table:table-cell>
          <table:table-cell table:formula="of:=([$input.$C$15]^2*[.$G51]-ATAN([$input.$B$12]/[.$G51])*[$input.$B$12])/[$input.$B$12]" office:value-type="float" office:value="-0.819711608070214">
            <text:p>-0,8197116081</text:p>
          </table:table-cell>
          <table:table-cell table:formula="of:=([$input.$B$12]^2+[.$G51]^2)/([$input.$C$9]*EXP(-((ATAN([$input.$B$12]/[.$G51])+[.H51])^2/[$input.$C$15]^2)))" office:value-type="float" office:value="4.33168170126279">
            <text:p>4,3316817013</text:p>
          </table:table-cell>
          <table:table-cell table:formula="of:=ROUND((2*PI()+[.H51])/(2*PI())*32768;0)" office:value-type="float" office:value="28493">
            <text:p>28493</text:p>
          </table:table-cell>
          <table:table-cell table:formula="of:=ROUND([.I51]/[$input.$C$5]*65536;0)" office:value-type="float" office:value="226">
            <text:p>226</text:p>
          </table:table-cell>
          <table:table-cell table:number-columns-repeated="6"/>
        </table:table-row>
        <table:table-row table:style-name="ro4">
          <table:table-cell office:value-type="float" office:value="47">
            <text:p>47</text:p>
          </table:table-cell>
          <table:table-cell table:formula="of:=[.$A52]*16.7/256" office:value-type="float" office:value="3.066015625">
            <text:p>3,066015625</text:p>
          </table:table-cell>
          <table:table-cell table:formula="of:=([$input.$B$15]^2*[.$B52]-ATAN([$input.$B$12]/[.$B52])*[$input.$B$12])/[$input.$B$12]" office:value-type="float" office:value="-0.556007006499338">
            <text:p>-0,5560070065</text:p>
          </table:table-cell>
          <table:table-cell table:formula="of:=([$input.$B$12]^2+[.$B52]^2)/([$input.$B$9]*EXP(-((ATAN([$input.$B$12]/[.$B52])+[.C52])^2/[$input.$B$15]^2)))" office:value-type="float" office:value="1.37227100476241">
            <text:p>1,3722710048</text:p>
          </table:table-cell>
          <table:table-cell table:formula="of:=ROUND((2*PI()+[.C52])/(2*PI())*32768;0)" office:value-type="float" office:value="29868">
            <text:p>29868</text:p>
          </table:table-cell>
          <table:table-cell table:formula="of:=ROUND([.D52]/[$input.$B$5]*65536;0)" office:value-type="float" office:value="114">
            <text:p>114</text:p>
          </table:table-cell>
          <table:table-cell table:formula="of:=[.$A52]*9.65/256" office:value-type="float" office:value="1.7716796875">
            <text:p>1,7716796875</text:p>
          </table:table-cell>
          <table:table-cell table:formula="of:=([$input.$C$15]^2*[.$G52]-ATAN([$input.$B$12]/[.$G52])*[$input.$B$12])/[$input.$B$12]" office:value-type="float" office:value="-0.808251493326641">
            <text:p>-0,8082514933</text:p>
          </table:table-cell>
          <table:table-cell table:formula="of:=([$input.$B$12]^2+[.$G52]^2)/([$input.$C$9]*EXP(-((ATAN([$input.$B$12]/[.$G52])+[.H52])^2/[$input.$C$15]^2)))" office:value-type="float" office:value="4.41957209720576">
            <text:p>4,4195720972</text:p>
          </table:table-cell>
          <table:table-cell table:formula="of:=ROUND((2*PI()+[.H52])/(2*PI())*32768;0)" office:value-type="float" office:value="28553">
            <text:p>28553</text:p>
          </table:table-cell>
          <table:table-cell table:formula="of:=ROUND([.I52]/[$input.$C$5]*65536;0)" office:value-type="float" office:value="230">
            <text:p>230</text:p>
          </table:table-cell>
          <table:table-cell table:number-columns-repeated="6"/>
        </table:table-row>
        <table:table-row table:style-name="ro4">
          <table:table-cell office:value-type="float" office:value="48">
            <text:p>48</text:p>
          </table:table-cell>
          <table:table-cell table:formula="of:=[.$A53]*16.7/256" office:value-type="float" office:value="3.13125">
            <text:p>3,13125</text:p>
          </table:table-cell>
          <table:table-cell table:formula="of:=([$input.$B$15]^2*[.$B53]-ATAN([$input.$B$12]/[.$B53])*[$input.$B$12])/[$input.$B$12]" office:value-type="float" office:value="-0.545946419117698">
            <text:p>-0,5459464191</text:p>
          </table:table-cell>
          <table:table-cell table:formula="of:=([$input.$B$12]^2+[.$B53]^2)/([$input.$B$9]*EXP(-((ATAN([$input.$B$12]/[.$B53])+[.C53])^2/[$input.$B$15]^2)))" office:value-type="float" office:value="1.4157218627285">
            <text:p>1,4157218627</text:p>
          </table:table-cell>
          <table:table-cell table:formula="of:=ROUND((2*PI()+[.C53])/(2*PI())*32768;0)" office:value-type="float" office:value="29921">
            <text:p>29921</text:p>
          </table:table-cell>
          <table:table-cell table:formula="of:=ROUND([.D53]/[$input.$B$5]*65536;0)" office:value-type="float" office:value="117">
            <text:p>117</text:p>
          </table:table-cell>
          <table:table-cell table:formula="of:=[.$A53]*9.65/256" office:value-type="float" office:value="1.809375">
            <text:p>1,809375</text:p>
          </table:table-cell>
          <table:table-cell table:formula="of:=([$input.$C$15]^2*[.$G53]-ATAN([$input.$B$12]/[.$G53])*[$input.$B$12])/[$input.$B$12]" office:value-type="float" office:value="-0.796988963177014">
            <text:p>-0,7969889632</text:p>
          </table:table-cell>
          <table:table-cell table:formula="of:=([$input.$B$12]^2+[.$G53]^2)/([$input.$C$9]*EXP(-((ATAN([$input.$B$12]/[.$G53])+[.H53])^2/[$input.$C$15]^2)))" office:value-type="float" office:value="4.50959853698061">
            <text:p>4,509598537</text:p>
          </table:table-cell>
          <table:table-cell table:formula="of:=ROUND((2*PI()+[.H53])/(2*PI())*32768;0)" office:value-type="float" office:value="28612">
            <text:p>28612</text:p>
          </table:table-cell>
          <table:table-cell table:formula="of:=ROUND([.I53]/[$input.$C$5]*65536;0)" office:value-type="float" office:value="235">
            <text:p>235</text:p>
          </table:table-cell>
          <table:table-cell table:number-columns-repeated="6"/>
        </table:table-row>
        <table:table-row table:style-name="ro4">
          <table:table-cell office:value-type="float" office:value="49">
            <text:p>49</text:p>
          </table:table-cell>
          <table:table-cell table:formula="of:=[.$A54]*16.7/256" office:value-type="float" office:value="3.196484375">
            <text:p>3,196484375</text:p>
          </table:table-cell>
          <table:table-cell table:formula="of:=([$input.$B$15]^2*[.$B54]-ATAN([$input.$B$12]/[.$B54])*[$input.$B$12])/[$input.$B$12]" office:value-type="float" office:value="-0.536165556821507">
            <text:p>-0,5361655568</text:p>
          </table:table-cell>
          <table:table-cell table:formula="of:=([$input.$B$12]^2+[.$B54]^2)/([$input.$B$9]*EXP(-((ATAN([$input.$B$12]/[.$B54])+[.C54])^2/[$input.$B$15]^2)))" office:value-type="float" office:value="1.46021459675245">
            <text:p>1,4602145968</text:p>
          </table:table-cell>
          <table:table-cell table:formula="of:=ROUND((2*PI()+[.C54])/(2*PI())*32768;0)" office:value-type="float" office:value="29972">
            <text:p>29972</text:p>
          </table:table-cell>
          <table:table-cell table:formula="of:=ROUND([.D54]/[$input.$B$5]*65536;0)" office:value-type="float" office:value="121">
            <text:p>121</text:p>
          </table:table-cell>
          <table:table-cell table:formula="of:=[.$A54]*9.65/256" office:value-type="float" office:value="1.8470703125">
            <text:p>1,8470703125</text:p>
          </table:table-cell>
          <table:table-cell table:formula="of:=([$input.$C$15]^2*[.$G54]-ATAN([$input.$B$12]/[.$G54])*[$input.$B$12])/[$input.$B$12]" office:value-type="float" office:value="-0.785920802278798">
            <text:p>-0,7859208023</text:p>
          </table:table-cell>
          <table:table-cell table:formula="of:=([$input.$B$12]^2+[.$G54]^2)/([$input.$C$9]*EXP(-((ATAN([$input.$B$12]/[.$G54])+[.H54])^2/[$input.$C$15]^2)))" office:value-type="float" office:value="4.60177726305435">
            <text:p>4,6017772631</text:p>
          </table:table-cell>
          <table:table-cell table:formula="of:=ROUND((2*PI()+[.H54])/(2*PI())*32768;0)" office:value-type="float" office:value="28669">
            <text:p>28669</text:p>
          </table:table-cell>
          <table:table-cell table:formula="of:=ROUND([.I54]/[$input.$C$5]*65536;0)" office:value-type="float" office:value="240">
            <text:p>240</text:p>
          </table:table-cell>
          <table:table-cell table:number-columns-repeated="6"/>
        </table:table-row>
        <table:table-row table:style-name="ro4">
          <table:table-cell office:value-type="float" office:value="50">
            <text:p>50</text:p>
          </table:table-cell>
          <table:table-cell table:formula="of:=[.$A55]*16.7/256" office:value-type="float" office:value="3.26171875">
            <text:p>3,26171875</text:p>
          </table:table-cell>
          <table:table-cell table:formula="of:=([$input.$B$15]^2*[.$B55]-ATAN([$input.$B$12]/[.$B55])*[$input.$B$12])/[$input.$B$12]" office:value-type="float" office:value="-0.526653907012294">
            <text:p>-0,526653907</text:p>
          </table:table-cell>
          <table:table-cell table:formula="of:=([$input.$B$12]^2+[.$B55]^2)/([$input.$B$9]*EXP(-((ATAN([$input.$B$12]/[.$B55])+[.C55])^2/[$input.$B$15]^2)))" office:value-type="float" office:value="1.50575744393944">
            <text:p>1,5057574439</text:p>
          </table:table-cell>
          <table:table-cell table:formula="of:=ROUND((2*PI()+[.C55])/(2*PI())*32768;0)" office:value-type="float" office:value="30021">
            <text:p>30021</text:p>
          </table:table-cell>
          <table:table-cell table:formula="of:=ROUND([.D55]/[$input.$B$5]*65536;0)" office:value-type="float" office:value="125">
            <text:p>125</text:p>
          </table:table-cell>
          <table:table-cell table:formula="of:=[.$A55]*9.65/256" office:value-type="float" office:value="1.884765625">
            <text:p>1,884765625</text:p>
          </table:table-cell>
          <table:table-cell table:formula="of:=([$input.$C$15]^2*[.$G55]-ATAN([$input.$B$12]/[.$G55])*[$input.$B$12])/[$input.$B$12]" office:value-type="float" office:value="-0.775043749658903">
            <text:p>-0,7750437497</text:p>
          </table:table-cell>
          <table:table-cell table:formula="of:=([$input.$B$12]^2+[.$G55]^2)/([$input.$C$9]*EXP(-((ATAN([$input.$B$12]/[.$G55])+[.H55])^2/[$input.$C$15]^2)))" office:value-type="float" office:value="4.69612491831678">
            <text:p>4,6961249183</text:p>
          </table:table-cell>
          <table:table-cell table:formula="of:=ROUND((2*PI()+[.H55])/(2*PI())*32768;0)" office:value-type="float" office:value="28726">
            <text:p>28726</text:p>
          </table:table-cell>
          <table:table-cell table:formula="of:=ROUND([.I55]/[$input.$C$5]*65536;0)" office:value-type="float" office:value="245">
            <text:p>245</text:p>
          </table:table-cell>
          <table:table-cell table:number-columns-repeated="6"/>
        </table:table-row>
        <table:table-row table:style-name="ro4">
          <table:table-cell office:value-type="float" office:value="51">
            <text:p>51</text:p>
          </table:table-cell>
          <table:table-cell table:formula="of:=[.$A56]*16.7/256" office:value-type="float" office:value="3.326953125">
            <text:p>3,326953125</text:p>
          </table:table-cell>
          <table:table-cell table:formula="of:=([$input.$B$15]^2*[.$B56]-ATAN([$input.$B$12]/[.$B56])*[$input.$B$12])/[$input.$B$12]" office:value-type="float" office:value="-0.517401379784621">
            <text:p>-0,5174013798</text:p>
          </table:table-cell>
          <table:table-cell table:formula="of:=([$input.$B$12]^2+[.$B56]^2)/([$input.$B$9]*EXP(-((ATAN([$input.$B$12]/[.$B56])+[.C56])^2/[$input.$B$15]^2)))" office:value-type="float" office:value="1.55235884195519">
            <text:p>1,552358842</text:p>
          </table:table-cell>
          <table:table-cell table:formula="of:=ROUND((2*PI()+[.C56])/(2*PI())*32768;0)" office:value-type="float" office:value="30070">
            <text:p>30070</text:p>
          </table:table-cell>
          <table:table-cell table:formula="of:=ROUND([.D56]/[$input.$B$5]*65536;0)" office:value-type="float" office:value="128">
            <text:p>128</text:p>
          </table:table-cell>
          <table:table-cell table:formula="of:=[.$A56]*9.65/256" office:value-type="float" office:value="1.9224609375">
            <text:p>1,9224609375</text:p>
          </table:table-cell>
          <table:table-cell table:formula="of:=([$input.$C$15]^2*[.$G56]-ATAN([$input.$B$12]/[.$G56])*[$input.$B$12])/[$input.$B$12]" office:value-type="float" office:value="-0.764354509306792">
            <text:p>-0,7643545093</text:p>
          </table:table-cell>
          <table:table-cell table:formula="of:=([$input.$B$12]^2+[.$G56]^2)/([$input.$C$9]*EXP(-((ATAN([$input.$B$12]/[.$G56])+[.H56])^2/[$input.$C$15]^2)))" office:value-type="float" office:value="4.7926585498999">
            <text:p>4,7926585499</text:p>
          </table:table-cell>
          <table:table-cell table:formula="of:=ROUND((2*PI()+[.H56])/(2*PI())*32768;0)" office:value-type="float" office:value="28782">
            <text:p>28782</text:p>
          </table:table-cell>
          <table:table-cell table:formula="of:=ROUND([.I56]/[$input.$C$5]*65536;0)" office:value-type="float" office:value="250">
            <text:p>250</text:p>
          </table:table-cell>
          <table:table-cell table:number-columns-repeated="6"/>
        </table:table-row>
        <table:table-row table:style-name="ro4">
          <table:table-cell office:value-type="float" office:value="52">
            <text:p>52</text:p>
          </table:table-cell>
          <table:table-cell table:formula="of:=[.$A57]*16.7/256" office:value-type="float" office:value="3.3921875">
            <text:p>3,3921875</text:p>
          </table:table-cell>
          <table:table-cell table:formula="of:=([$input.$B$15]^2*[.$B57]-ATAN([$input.$B$12]/[.$B57])*[$input.$B$12])/[$input.$B$12]" office:value-type="float" office:value="-0.508398295038963">
            <text:p>-0,508398295</text:p>
          </table:table-cell>
          <table:table-cell table:formula="of:=([$input.$B$12]^2+[.$B57]^2)/([$input.$B$9]*EXP(-((ATAN([$input.$B$12]/[.$B57])+[.C57])^2/[$input.$B$15]^2)))" office:value-type="float" office:value="1.60002743099634">
            <text:p>1,600027431</text:p>
          </table:table-cell>
          <table:table-cell table:formula="of:=ROUND((2*PI()+[.C57])/(2*PI())*32768;0)" office:value-type="float" office:value="30117">
            <text:p>30117</text:p>
          </table:table-cell>
          <table:table-cell table:formula="of:=ROUND([.D57]/[$input.$B$5]*65536;0)" office:value-type="float" office:value="132">
            <text:p>132</text:p>
          </table:table-cell>
          <table:table-cell table:formula="of:=[.$A57]*9.65/256" office:value-type="float" office:value="1.96015625">
            <text:p>1,96015625</text:p>
          </table:table-cell>
          <table:table-cell table:formula="of:=([$input.$C$15]^2*[.$G57]-ATAN([$input.$B$12]/[.$G57])*[$input.$B$12])/[$input.$B$12]" office:value-type="float" office:value="-0.753849759946458">
            <text:p>-0,7538497599</text:p>
          </table:table-cell>
          <table:table-cell table:formula="of:=([$input.$B$12]^2+[.$G57]^2)/([$input.$C$9]*EXP(-((ATAN([$input.$B$12]/[.$G57])+[.H57])^2/[$input.$C$15]^2)))" office:value-type="float" office:value="4.89139561309324">
            <text:p>4,8913956131</text:p>
          </table:table-cell>
          <table:table-cell table:formula="of:=ROUND((2*PI()+[.H57])/(2*PI())*32768;0)" office:value-type="float" office:value="28837">
            <text:p>28837</text:p>
          </table:table-cell>
          <table:table-cell table:formula="of:=ROUND([.I57]/[$input.$C$5]*65536;0)" office:value-type="float" office:value="255">
            <text:p>255</text:p>
          </table:table-cell>
          <table:table-cell table:number-columns-repeated="6"/>
        </table:table-row>
        <table:table-row table:style-name="ro4">
          <table:table-cell office:value-type="float" office:value="53">
            <text:p>53</text:p>
          </table:table-cell>
          <table:table-cell table:formula="of:=[.$A58]*16.7/256" office:value-type="float" office:value="3.457421875">
            <text:p>3,457421875</text:p>
          </table:table-cell>
          <table:table-cell table:formula="of:=([$input.$B$15]^2*[.$B58]-ATAN([$input.$B$12]/[.$B58])*[$input.$B$12])/[$input.$B$12]" office:value-type="float" office:value="-0.499635369120109">
            <text:p>-0,4996353691</text:p>
          </table:table-cell>
          <table:table-cell table:formula="of:=([$input.$B$12]^2+[.$B58]^2)/([$input.$B$9]*EXP(-((ATAN([$input.$B$12]/[.$B58])+[.C58])^2/[$input.$B$15]^2)))" office:value-type="float" office:value="1.64877205580993">
            <text:p>1,6487720558</text:p>
          </table:table-cell>
          <table:table-cell table:formula="of:=ROUND((2*PI()+[.C58])/(2*PI())*32768;0)" office:value-type="float" office:value="30162">
            <text:p>30162</text:p>
          </table:table-cell>
          <table:table-cell table:formula="of:=ROUND([.D58]/[$input.$B$5]*65536;0)" office:value-type="float" office:value="136">
            <text:p>136</text:p>
          </table:table-cell>
          <table:table-cell table:formula="of:=[.$A58]*9.65/256" office:value-type="float" office:value="1.9978515625">
            <text:p>1,9978515625</text:p>
          </table:table-cell>
          <table:table-cell table:formula="of:=([$input.$C$15]^2*[.$G58]-ATAN([$input.$B$12]/[.$G58])*[$input.$B$12])/[$input.$B$12]" office:value-type="float" office:value="-0.743526164022175">
            <text:p>-0,743526164</text:p>
          </table:table-cell>
          <table:table-cell table:formula="of:=([$input.$B$12]^2+[.$G58]^2)/([$input.$C$9]*EXP(-((ATAN([$input.$B$12]/[.$G58])+[.H58])^2/[$input.$C$15]^2)))" office:value-type="float" office:value="4.99235397535658">
            <text:p>4,9923539754</text:p>
          </table:table-cell>
          <table:table-cell table:formula="of:=ROUND((2*PI()+[.H58])/(2*PI())*32768;0)" office:value-type="float" office:value="28890">
            <text:p>28890</text:p>
          </table:table-cell>
          <table:table-cell table:formula="of:=ROUND([.I58]/[$input.$C$5]*65536;0)" office:value-type="float" office:value="260">
            <text:p>260</text:p>
          </table:table-cell>
          <table:table-cell table:number-columns-repeated="6"/>
        </table:table-row>
        <table:table-row table:style-name="ro4">
          <table:table-cell office:value-type="float" office:value="54">
            <text:p>54</text:p>
          </table:table-cell>
          <table:table-cell table:formula="of:=[.$A59]*16.7/256" office:value-type="float" office:value="3.52265625">
            <text:p>3,52265625</text:p>
          </table:table-cell>
          <table:table-cell table:formula="of:=([$input.$B$15]^2*[.$B59]-ATAN([$input.$B$12]/[.$B59])*[$input.$B$12])/[$input.$B$12]" office:value-type="float" office:value="-0.491103701162159">
            <text:p>-0,4911037012</text:p>
          </table:table-cell>
          <table:table-cell table:formula="of:=([$input.$B$12]^2+[.$B59]^2)/([$input.$B$9]*EXP(-((ATAN([$input.$B$12]/[.$B59])+[.C59])^2/[$input.$B$15]^2)))" office:value-type="float" office:value="1.69860176776247">
            <text:p>1,6986017678</text:p>
          </table:table-cell>
          <table:table-cell table:formula="of:=ROUND((2*PI()+[.C59])/(2*PI())*32768;0)" office:value-type="float" office:value="30207">
            <text:p>30207</text:p>
          </table:table-cell>
          <table:table-cell table:formula="of:=ROUND([.D59]/[$input.$B$5]*65536;0)" office:value-type="float" office:value="141">
            <text:p>141</text:p>
          </table:table-cell>
          <table:table-cell table:formula="of:=[.$A59]*9.65/256" office:value-type="float" office:value="2.035546875">
            <text:p>2,035546875</text:p>
          </table:table-cell>
          <table:table-cell table:formula="of:=([$input.$C$15]^2*[.$G59]-ATAN([$input.$B$12]/[.$G59])*[$input.$B$12])/[$input.$B$12]" office:value-type="float" office:value="-0.733380375934466">
            <text:p>-0,7333803759</text:p>
          </table:table-cell>
          <table:table-cell table:formula="of:=([$input.$B$12]^2+[.$G59]^2)/([$input.$C$9]*EXP(-((ATAN([$input.$B$12]/[.$G59])+[.H59])^2/[$input.$C$15]^2)))" office:value-type="float" office:value="5.095551920431">
            <text:p>5,0955519204</text:p>
          </table:table-cell>
          <table:table-cell table:formula="of:=ROUND((2*PI()+[.H59])/(2*PI())*32768;0)" office:value-type="float" office:value="28943">
            <text:p>28943</text:p>
          </table:table-cell>
          <table:table-cell table:formula="of:=ROUND([.I59]/[$input.$C$5]*65536;0)" office:value-type="float" office:value="265">
            <text:p>265</text:p>
          </table:table-cell>
          <table:table-cell table:number-columns-repeated="6"/>
        </table:table-row>
        <table:table-row table:style-name="ro4">
          <table:table-cell office:value-type="float" office:value="55">
            <text:p>55</text:p>
          </table:table-cell>
          <table:table-cell table:formula="of:=[.$A60]*16.7/256" office:value-type="float" office:value="3.587890625">
            <text:p>3,587890625</text:p>
          </table:table-cell>
          <table:table-cell table:formula="of:=([$input.$B$15]^2*[.$B60]-ATAN([$input.$B$12]/[.$B60])*[$input.$B$12])/[$input.$B$12]" office:value-type="float" office:value="-0.482794759291259">
            <text:p>-0,4827947593</text:p>
          </table:table-cell>
          <table:table-cell table:formula="of:=([$input.$B$12]^2+[.$B60]^2)/([$input.$B$9]*EXP(-((ATAN([$input.$B$12]/[.$B60])+[.C60])^2/[$input.$B$15]^2)))" office:value-type="float" office:value="1.7495258269594">
            <text:p>1,749525827</text:p>
          </table:table-cell>
          <table:table-cell table:formula="of:=ROUND((2*PI()+[.C60])/(2*PI())*32768;0)" office:value-type="float" office:value="30250">
            <text:p>30250</text:p>
          </table:table-cell>
          <table:table-cell table:formula="of:=ROUND([.D60]/[$input.$B$5]*65536;0)" office:value-type="float" office:value="145">
            <text:p>145</text:p>
          </table:table-cell>
          <table:table-cell table:formula="of:=[.$A60]*9.65/256" office:value-type="float" office:value="2.0732421875">
            <text:p>2,0732421875</text:p>
          </table:table-cell>
          <table:table-cell table:formula="of:=([$input.$C$15]^2*[.$G60]-ATAN([$input.$B$12]/[.$G60])*[$input.$B$12])/[$input.$B$12]" office:value-type="float" office:value="-0.723409049563662">
            <text:p>-0,7234090496</text:p>
          </table:table-cell>
          <table:table-cell table:formula="of:=([$input.$B$12]^2+[.$G60]^2)/([$input.$C$9]*EXP(-((ATAN([$input.$B$12]/[.$G60])+[.H60])^2/[$input.$C$15]^2)))" office:value-type="float" office:value="5.20100815254958">
            <text:p>5,2010081525</text:p>
          </table:table-cell>
          <table:table-cell table:formula="of:=ROUND((2*PI()+[.H60])/(2*PI())*32768;0)" office:value-type="float" office:value="28995">
            <text:p>28995</text:p>
          </table:table-cell>
          <table:table-cell table:formula="of:=ROUND([.I60]/[$input.$C$5]*65536;0)" office:value-type="float" office:value="271">
            <text:p>271</text:p>
          </table:table-cell>
          <table:table-cell table:number-columns-repeated="6"/>
        </table:table-row>
        <table:table-row table:style-name="ro4">
          <table:table-cell office:value-type="float" office:value="56">
            <text:p>56</text:p>
          </table:table-cell>
          <table:table-cell table:formula="of:=[.$A61]*16.7/256" office:value-type="float" office:value="3.653125">
            <text:p>3,653125</text:p>
          </table:table-cell>
          <table:table-cell table:formula="of:=([$input.$B$15]^2*[.$B61]-ATAN([$input.$B$12]/[.$B61])*[$input.$B$12])/[$input.$B$12]" office:value-type="float" office:value="-0.474700366811356">
            <text:p>-0,4747003668</text:p>
          </table:table-cell>
          <table:table-cell table:formula="of:=([$input.$B$12]^2+[.$B61]^2)/([$input.$B$9]*EXP(-((ATAN([$input.$B$12]/[.$B61])+[.C61])^2/[$input.$B$15]^2)))" office:value-type="float" office:value="1.80155370441524">
            <text:p>1,8015537044</text:p>
          </table:table-cell>
          <table:table-cell table:formula="of:=ROUND((2*PI()+[.C61])/(2*PI())*32768;0)" office:value-type="float" office:value="30292">
            <text:p>30292</text:p>
          </table:table-cell>
          <table:table-cell table:formula="of:=ROUND([.D61]/[$input.$B$5]*65536;0)" office:value-type="float" office:value="149">
            <text:p>149</text:p>
          </table:table-cell>
          <table:table-cell table:formula="of:=[.$A61]*9.65/256" office:value-type="float" office:value="2.1109375">
            <text:p>2,1109375</text:p>
          </table:table-cell>
          <table:table-cell table:formula="of:=([$input.$C$15]^2*[.$G61]-ATAN([$input.$B$12]/[.$G61])*[$input.$B$12])/[$input.$B$12]" office:value-type="float" office:value="-0.713608845118883">
            <text:p>-0,7136088451</text:p>
          </table:table-cell>
          <table:table-cell table:formula="of:=([$input.$B$12]^2+[.$G61]^2)/([$input.$C$9]*EXP(-((ATAN([$input.$B$12]/[.$G61])+[.H61])^2/[$input.$C$15]^2)))" office:value-type="float" office:value="5.30874180074876">
            <text:p>5,3087418007</text:p>
          </table:table-cell>
          <table:table-cell table:formula="of:=ROUND((2*PI()+[.H61])/(2*PI())*32768;0)" office:value-type="float" office:value="29046">
            <text:p>29046</text:p>
          </table:table-cell>
          <table:table-cell table:formula="of:=ROUND([.I61]/[$input.$C$5]*65536;0)" office:value-type="float" office:value="277">
            <text:p>277</text:p>
          </table:table-cell>
          <table:table-cell table:number-columns-repeated="6"/>
        </table:table-row>
        <table:table-row table:style-name="ro4">
          <table:table-cell office:value-type="float" office:value="57">
            <text:p>57</text:p>
          </table:table-cell>
          <table:table-cell table:formula="of:=[.$A62]*16.7/256" office:value-type="float" office:value="3.718359375">
            <text:p>3,718359375</text:p>
          </table:table-cell>
          <table:table-cell table:formula="of:=([$input.$B$15]^2*[.$B62]-ATAN([$input.$B$12]/[.$B62])*[$input.$B$12])/[$input.$B$12]" office:value-type="float" office:value="-0.466812688475919">
            <text:p>-0,4668126885</text:p>
          </table:table-cell>
          <table:table-cell table:formula="of:=([$input.$B$12]^2+[.$B62]^2)/([$input.$B$9]*EXP(-((ATAN([$input.$B$12]/[.$B62])+[.C62])^2/[$input.$B$15]^2)))" office:value-type="float" office:value="1.85469508427539">
            <text:p>1,8546950843</text:p>
          </table:table-cell>
          <table:table-cell table:formula="of:=ROUND((2*PI()+[.C62])/(2*PI())*32768;0)" office:value-type="float" office:value="30333">
            <text:p>30333</text:p>
          </table:table-cell>
          <table:table-cell table:formula="of:=ROUND([.D62]/[$input.$B$5]*65536;0)" office:value-type="float" office:value="153">
            <text:p>153</text:p>
          </table:table-cell>
          <table:table-cell table:formula="of:=[.$A62]*9.65/256" office:value-type="float" office:value="2.1486328125">
            <text:p>2,1486328125</text:p>
          </table:table-cell>
          <table:table-cell table:formula="of:=([$input.$C$15]^2*[.$G62]-ATAN([$input.$B$12]/[.$G62])*[$input.$B$12])/[$input.$B$12]" office:value-type="float" office:value="-0.703976435350337">
            <text:p>-0,7039764354</text:p>
          </table:table-cell>
          <table:table-cell table:formula="of:=([$input.$B$12]^2+[.$G62]^2)/([$input.$C$9]*EXP(-((ATAN([$input.$B$12]/[.$G62])+[.H62])^2/[$input.$C$15]^2)))" office:value-type="float" office:value="5.41877242328194">
            <text:p>5,4187724233</text:p>
          </table:table-cell>
          <table:table-cell table:formula="of:=ROUND((2*PI()+[.H62])/(2*PI())*32768;0)" office:value-type="float" office:value="29097">
            <text:p>29097</text:p>
          </table:table-cell>
          <table:table-cell table:formula="of:=ROUND([.I62]/[$input.$C$5]*65536;0)" office:value-type="float" office:value="282">
            <text:p>282</text:p>
          </table:table-cell>
          <table:table-cell table:number-columns-repeated="6"/>
        </table:table-row>
        <table:table-row table:style-name="ro4">
          <table:table-cell office:value-type="float" office:value="58">
            <text:p>58</text:p>
          </table:table-cell>
          <table:table-cell table:formula="of:=[.$A63]*16.7/256" office:value-type="float" office:value="3.78359375">
            <text:p>3,78359375</text:p>
          </table:table-cell>
          <table:table-cell table:formula="of:=([$input.$B$15]^2*[.$B63]-ATAN([$input.$B$12]/[.$B63])*[$input.$B$12])/[$input.$B$12]" office:value-type="float" office:value="-0.459124216929389">
            <text:p>-0,4591242169</text:p>
          </table:table-cell>
          <table:table-cell table:formula="of:=([$input.$B$12]^2+[.$B63]^2)/([$input.$B$9]*EXP(-((ATAN([$input.$B$12]/[.$B63])+[.C63])^2/[$input.$B$15]^2)))" office:value-type="float" office:value="1.90895986609008">
            <text:p>1,9089598661</text:p>
          </table:table-cell>
          <table:table-cell table:formula="of:=ROUND((2*PI()+[.C63])/(2*PI())*32768;0)" office:value-type="float" office:value="30374">
            <text:p>30374</text:p>
          </table:table-cell>
          <table:table-cell table:formula="of:=ROUND([.D63]/[$input.$B$5]*65536;0)" office:value-type="float" office:value="158">
            <text:p>158</text:p>
          </table:table-cell>
          <table:table-cell table:formula="of:=[.$A63]*9.65/256" office:value-type="float" office:value="2.186328125">
            <text:p>2,186328125</text:p>
          </table:table-cell>
          <table:table-cell table:formula="of:=([$input.$C$15]^2*[.$G63]-ATAN([$input.$B$12]/[.$G63])*[$input.$B$12])/[$input.$B$12]" office:value-type="float" office:value="-0.694508511162495">
            <text:p>-0,6945085112</text:p>
          </table:table-cell>
          <table:table-cell table:formula="of:=([$input.$B$12]^2+[.$G63]^2)/([$input.$C$9]*EXP(-((ATAN([$input.$B$12]/[.$G63])+[.H63])^2/[$input.$C$15]^2)))" office:value-type="float" office:value="5.53112001213617">
            <text:p>5,5311200121</text:p>
          </table:table-cell>
          <table:table-cell table:formula="of:=ROUND((2*PI()+[.H63])/(2*PI())*32768;0)" office:value-type="float" office:value="29146">
            <text:p>29146</text:p>
          </table:table-cell>
          <table:table-cell table:formula="of:=ROUND([.I63]/[$input.$C$5]*65536;0)" office:value-type="float" office:value="288">
            <text:p>288</text:p>
          </table:table-cell>
          <table:table-cell table:number-columns-repeated="6"/>
        </table:table-row>
        <table:table-row table:style-name="ro4">
          <table:table-cell office:value-type="float" office:value="59">
            <text:p>59</text:p>
          </table:table-cell>
          <table:table-cell table:formula="of:=[.$A64]*16.7/256" office:value-type="float" office:value="3.848828125">
            <text:p>3,848828125</text:p>
          </table:table-cell>
          <table:table-cell table:formula="of:=([$input.$B$15]^2*[.$B64]-ATAN([$input.$B$12]/[.$B64])*[$input.$B$12])/[$input.$B$12]" office:value-type="float" office:value="-0.451627759385716">
            <text:p>-0,4516277594</text:p>
          </table:table-cell>
          <table:table-cell table:formula="of:=([$input.$B$12]^2+[.$B64]^2)/([$input.$B$9]*EXP(-((ATAN([$input.$B$12]/[.$B64])+[.C64])^2/[$input.$B$15]^2)))" office:value-type="float" office:value="1.96435816714104">
            <text:p>1,9643581671</text:p>
          </table:table-cell>
          <table:table-cell table:formula="of:=ROUND((2*PI()+[.C64])/(2*PI())*32768;0)" office:value-type="float" office:value="30413">
            <text:p>30413</text:p>
          </table:table-cell>
          <table:table-cell table:formula="of:=ROUND([.D64]/[$input.$B$5]*65536;0)" office:value-type="float" office:value="163">
            <text:p>163</text:p>
          </table:table-cell>
          <table:table-cell table:formula="of:=[.$A64]*9.65/256" office:value-type="float" office:value="2.2240234375">
            <text:p>2,2240234375</text:p>
          </table:table-cell>
          <table:table-cell table:formula="of:=([$input.$C$15]^2*[.$G64]-ATAN([$input.$B$12]/[.$G64])*[$input.$B$12])/[$input.$B$12]" office:value-type="float" office:value="-0.685201786665121">
            <text:p>-0,6852017867</text:p>
          </table:table-cell>
          <table:table-cell table:formula="of:=([$input.$B$12]^2+[.$G64]^2)/([$input.$C$9]*EXP(-((ATAN([$input.$B$12]/[.$G64])+[.H64])^2/[$input.$C$15]^2)))" office:value-type="float" office:value="5.64580499765362">
            <text:p>5,6458049977</text:p>
          </table:table-cell>
          <table:table-cell table:formula="of:=ROUND((2*PI()+[.H64])/(2*PI())*32768;0)" office:value-type="float" office:value="29195">
            <text:p>29195</text:p>
          </table:table-cell>
          <table:table-cell table:formula="of:=ROUND([.I64]/[$input.$C$5]*65536;0)" office:value-type="float" office:value="294">
            <text:p>294</text:p>
          </table:table-cell>
          <table:table-cell table:number-columns-repeated="6"/>
        </table:table-row>
        <table:table-row table:style-name="ro4">
          <table:table-cell office:value-type="float" office:value="60">
            <text:p>60</text:p>
          </table:table-cell>
          <table:table-cell table:formula="of:=[.$A65]*16.7/256" office:value-type="float" office:value="3.9140625">
            <text:p>3,9140625</text:p>
          </table:table-cell>
          <table:table-cell table:formula="of:=([$input.$B$15]^2*[.$B65]-ATAN([$input.$B$12]/[.$B65])*[$input.$B$12])/[$input.$B$12]" office:value-type="float" office:value="-0.444316424597302">
            <text:p>-0,4443164246</text:p>
          </table:table-cell>
          <table:table-cell table:formula="of:=([$input.$B$12]^2+[.$B65]^2)/([$input.$B$9]*EXP(-((ATAN([$input.$B$12]/[.$B65])+[.C65])^2/[$input.$B$15]^2)))" office:value-type="float" office:value="2.02090032482183">
            <text:p>2,0209003248</text:p>
          </table:table-cell>
          <table:table-cell table:formula="of:=ROUND((2*PI()+[.C65])/(2*PI())*32768;0)" office:value-type="float" office:value="30451">
            <text:p>30451</text:p>
          </table:table-cell>
          <table:table-cell table:formula="of:=ROUND([.D65]/[$input.$B$5]*65536;0)" office:value-type="float" office:value="167">
            <text:p>167</text:p>
          </table:table-cell>
          <table:table-cell table:formula="of:=[.$A65]*9.65/256" office:value-type="float" office:value="2.26171875">
            <text:p>2,26171875</text:p>
          </table:table-cell>
          <table:table-cell table:formula="of:=([$input.$C$15]^2*[.$G65]-ATAN([$input.$B$12]/[.$G65])*[$input.$B$12])/[$input.$B$12]" office:value-type="float" office:value="-0.676053003698273">
            <text:p>-0,6760530037</text:p>
          </table:table-cell>
          <table:table-cell table:formula="of:=([$input.$B$12]^2+[.$G65]^2)/([$input.$C$9]*EXP(-((ATAN([$input.$B$12]/[.$G65])+[.H65])^2/[$input.$C$15]^2)))" office:value-type="float" office:value="5.76284825325892">
            <text:p>5,7628482533</text:p>
          </table:table-cell>
          <table:table-cell table:formula="of:=ROUND((2*PI()+[.H65])/(2*PI())*32768;0)" office:value-type="float" office:value="29242">
            <text:p>29242</text:p>
          </table:table-cell>
          <table:table-cell table:formula="of:=ROUND([.I65]/[$input.$C$5]*65536;0)" office:value-type="float" office:value="300">
            <text:p>300</text:p>
          </table:table-cell>
          <table:table-cell table:number-columns-repeated="6"/>
        </table:table-row>
        <table:table-row table:style-name="ro4">
          <table:table-cell office:value-type="float" office:value="61">
            <text:p>61</text:p>
          </table:table-cell>
          <table:table-cell table:formula="of:=[.$A66]*16.7/256" office:value-type="float" office:value="3.979296875">
            <text:p>3,979296875</text:p>
          </table:table-cell>
          <table:table-cell table:formula="of:=([$input.$B$15]^2*[.$B66]-ATAN([$input.$B$12]/[.$B66])*[$input.$B$12])/[$input.$B$12]" office:value-type="float" office:value="-0.437183610155812">
            <text:p>-0,4371836102</text:p>
          </table:table-cell>
          <table:table-cell table:formula="of:=([$input.$B$12]^2+[.$B66]^2)/([$input.$B$9]*EXP(-((ATAN([$input.$B$12]/[.$B66])+[.C66])^2/[$input.$B$15]^2)))" office:value-type="float" office:value="2.07859689907224">
            <text:p>2,0785968991</text:p>
          </table:table-cell>
          <table:table-cell table:formula="of:=ROUND((2*PI()+[.C66])/(2*PI())*32768;0)" office:value-type="float" office:value="30488">
            <text:p>30488</text:p>
          </table:table-cell>
          <table:table-cell table:formula="of:=ROUND([.D66]/[$input.$B$5]*65536;0)" office:value-type="float" office:value="172">
            <text:p>172</text:p>
          </table:table-cell>
          <table:table-cell table:formula="of:=[.$A66]*9.65/256" office:value-type="float" office:value="2.2994140625">
            <text:p>2,2994140625</text:p>
          </table:table-cell>
          <table:table-cell table:formula="of:=([$input.$C$15]^2*[.$G66]-ATAN([$input.$B$12]/[.$G66])*[$input.$B$12])/[$input.$B$12]" office:value-type="float" office:value="-0.667058935866364">
            <text:p>-0,6670589359</text:p>
          </table:table-cell>
          <table:table-cell table:formula="of:=([$input.$B$12]^2+[.$G66]^2)/([$input.$C$9]*EXP(-((ATAN([$input.$B$12]/[.$G66])+[.H66])^2/[$input.$C$15]^2)))" office:value-type="float" office:value="5.88227110029383">
            <text:p>5,8822711003</text:p>
          </table:table-cell>
          <table:table-cell table:formula="of:=ROUND((2*PI()+[.H66])/(2*PI())*32768;0)" office:value-type="float" office:value="29289">
            <text:p>29289</text:p>
          </table:table-cell>
          <table:table-cell table:formula="of:=ROUND([.I66]/[$input.$C$5]*65536;0)" office:value-type="float" office:value="306">
            <text:p>306</text:p>
          </table:table-cell>
          <table:table-cell table:number-columns-repeated="6"/>
        </table:table-row>
        <table:table-row table:style-name="ro4">
          <table:table-cell office:value-type="float" office:value="62">
            <text:p>62</text:p>
          </table:table-cell>
          <table:table-cell table:formula="of:=[.$A67]*16.7/256" office:value-type="float" office:value="4.04453125">
            <text:p>4,04453125</text:p>
          </table:table-cell>
          <table:table-cell table:formula="of:=([$input.$B$15]^2*[.$B67]-ATAN([$input.$B$12]/[.$B67])*[$input.$B$12])/[$input.$B$12]" office:value-type="float" office:value="-0.430222990156178">
            <text:p>-0,4302229902</text:p>
          </table:table-cell>
          <table:table-cell table:formula="of:=([$input.$B$12]^2+[.$B67]^2)/([$input.$B$9]*EXP(-((ATAN([$input.$B$12]/[.$B67])+[.C67])^2/[$input.$B$15]^2)))" office:value-type="float" office:value="2.1374586748677">
            <text:p>2,1374586749</text:p>
          </table:table-cell>
          <table:table-cell table:formula="of:=ROUND((2*PI()+[.C67])/(2*PI())*32768;0)" office:value-type="float" office:value="30524">
            <text:p>30524</text:p>
          </table:table-cell>
          <table:table-cell table:formula="of:=ROUND([.D67]/[$input.$B$5]*65536;0)" office:value-type="float" office:value="177">
            <text:p>177</text:p>
          </table:table-cell>
          <table:table-cell table:formula="of:=[.$A67]*9.65/256" office:value-type="float" office:value="2.337109375">
            <text:p>2,337109375</text:p>
          </table:table-cell>
          <table:table-cell table:formula="of:=([$input.$C$15]^2*[.$G67]-ATAN([$input.$B$12]/[.$G67])*[$input.$B$12])/[$input.$B$12]" office:value-type="float" office:value="-0.658216392115175">
            <text:p>-0,6582163921</text:p>
          </table:table-cell>
          <table:table-cell table:formula="of:=([$input.$B$12]^2+[.$G67]^2)/([$input.$C$9]*EXP(-((ATAN([$input.$B$12]/[.$G67])+[.H67])^2/[$input.$C$15]^2)))" office:value-type="float" office:value="6.0040953129606">
            <text:p>6,004095313</text:p>
          </table:table-cell>
          <table:table-cell table:formula="of:=ROUND((2*PI()+[.H67])/(2*PI())*32768;0)" office:value-type="float" office:value="29335">
            <text:p>29335</text:p>
          </table:table-cell>
          <table:table-cell table:formula="of:=ROUND([.I67]/[$input.$C$5]*65536;0)" office:value-type="float" office:value="313">
            <text:p>313</text:p>
          </table:table-cell>
          <table:table-cell table:number-columns-repeated="6"/>
        </table:table-row>
        <table:table-row table:style-name="ro4">
          <table:table-cell office:value-type="float" office:value="63">
            <text:p>63</text:p>
          </table:table-cell>
          <table:table-cell table:formula="of:=[.$A68]*16.7/256" office:value-type="float" office:value="4.109765625">
            <text:p>4,109765625</text:p>
          </table:table-cell>
          <table:table-cell table:formula="of:=([$input.$B$15]^2*[.$B68]-ATAN([$input.$B$12]/[.$B68])*[$input.$B$12])/[$input.$B$12]" office:value-type="float" office:value="-0.423428503246688">
            <text:p>-0,4234285032</text:p>
          </table:table-cell>
          <table:table-cell table:formula="of:=([$input.$B$12]^2+[.$B68]^2)/([$input.$B$9]*EXP(-((ATAN([$input.$B$12]/[.$B68])+[.C68])^2/[$input.$B$15]^2)))" office:value-type="float" office:value="2.19749666476432">
            <text:p>2,1974966648</text:p>
          </table:table-cell>
          <table:table-cell table:formula="of:=ROUND((2*PI()+[.C68])/(2*PI())*32768;0)" office:value-type="float" office:value="30560">
            <text:p>30560</text:p>
          </table:table-cell>
          <table:table-cell table:formula="of:=ROUND([.D68]/[$input.$B$5]*65536;0)" office:value-type="float" office:value="182">
            <text:p>182</text:p>
          </table:table-cell>
          <table:table-cell table:formula="of:=[.$A68]*9.65/256" office:value-type="float" office:value="2.3748046875">
            <text:p>2,3748046875</text:p>
          </table:table-cell>
          <table:table-cell table:formula="of:=([$input.$C$15]^2*[.$G68]-ATAN([$input.$B$12]/[.$G68])*[$input.$B$12])/[$input.$B$12]" office:value-type="float" office:value="-0.649522219884397">
            <text:p>-0,6495222199</text:p>
          </table:table-cell>
          <table:table-cell table:formula="of:=([$input.$B$12]^2+[.$G68]^2)/([$input.$C$9]*EXP(-((ATAN([$input.$B$12]/[.$G68])+[.H68])^2/[$input.$C$15]^2)))" office:value-type="float" office:value="6.12834312337552">
            <text:p>6,1283431234</text:p>
          </table:table-cell>
          <table:table-cell table:formula="of:=ROUND((2*PI()+[.H68])/(2*PI())*32768;0)" office:value-type="float" office:value="29381">
            <text:p>29381</text:p>
          </table:table-cell>
          <table:table-cell table:formula="of:=ROUND([.I68]/[$input.$C$5]*65536;0)" office:value-type="float" office:value="319">
            <text:p>319</text:p>
          </table:table-cell>
          <table:table-cell table:number-columns-repeated="6"/>
        </table:table-row>
        <table:table-row table:style-name="ro4">
          <table:table-cell office:value-type="float" office:value="64">
            <text:p>64</text:p>
          </table:table-cell>
          <table:table-cell table:formula="of:=[.$A69]*16.7/256" office:value-type="float" office:value="4.175">
            <text:p>4,175</text:p>
          </table:table-cell>
          <table:table-cell table:formula="of:=([$input.$B$15]^2*[.$B69]-ATAN([$input.$B$12]/[.$B69])*[$input.$B$12])/[$input.$B$12]" office:value-type="float" office:value="-0.416794341080878">
            <text:p>-0,4167943411</text:p>
          </table:table-cell>
          <table:table-cell table:formula="of:=([$input.$B$12]^2+[.$B69]^2)/([$input.$B$9]*EXP(-((ATAN([$input.$B$12]/[.$B69])+[.C69])^2/[$input.$B$15]^2)))" office:value-type="float" office:value="2.25872211150029">
            <text:p>2,2587221115</text:p>
          </table:table-cell>
          <table:table-cell table:formula="of:=ROUND((2*PI()+[.C69])/(2*PI())*32768;0)" office:value-type="float" office:value="30594">
            <text:p>30594</text:p>
          </table:table-cell>
          <table:table-cell table:formula="of:=ROUND([.D69]/[$input.$B$5]*65536;0)" office:value-type="float" office:value="187">
            <text:p>187</text:p>
          </table:table-cell>
          <table:table-cell table:formula="of:=[.$A69]*9.65/256" office:value-type="float" office:value="2.4125">
            <text:p>2,4125</text:p>
          </table:table-cell>
          <table:table-cell table:formula="of:=([$input.$C$15]^2*[.$G69]-ATAN([$input.$B$12]/[.$G69])*[$input.$B$12])/[$input.$B$12]" office:value-type="float" office:value="-0.640973307866902">
            <text:p>-0,6409733079</text:p>
          </table:table-cell>
          <table:table-cell table:formula="of:=([$input.$B$12]^2+[.$G69]^2)/([$input.$C$9]*EXP(-((ATAN([$input.$B$12]/[.$G69])+[.H69])^2/[$input.$C$15]^2)))" office:value-type="float" office:value="6.25503722673408">
            <text:p>6,2550372267</text:p>
          </table:table-cell>
          <table:table-cell table:formula="of:=ROUND((2*PI()+[.H69])/(2*PI())*32768;0)" office:value-type="float" office:value="29425">
            <text:p>29425</text:p>
          </table:table-cell>
          <table:table-cell table:formula="of:=ROUND([.I69]/[$input.$C$5]*65536;0)" office:value-type="float" office:value="326">
            <text:p>326</text:p>
          </table:table-cell>
          <table:table-cell table:number-columns-repeated="6"/>
        </table:table-row>
        <table:table-row table:style-name="ro4">
          <table:table-cell office:value-type="float" office:value="65">
            <text:p>65</text:p>
          </table:table-cell>
          <table:table-cell table:formula="of:=[.$A70]*16.7/256" office:value-type="float" office:value="4.240234375">
            <text:p>4,240234375</text:p>
          </table:table-cell>
          <table:table-cell table:formula="of:=([$input.$B$15]^2*[.$B70]-ATAN([$input.$B$12]/[.$B70])*[$input.$B$12])/[$input.$B$12]" office:value-type="float" office:value="-0.41031493718103">
            <text:p>-0,4103149372</text:p>
          </table:table-cell>
          <table:table-cell table:formula="of:=([$input.$B$12]^2+[.$B70]^2)/([$input.$B$9]*EXP(-((ATAN([$input.$B$12]/[.$B70])+[.C70])^2/[$input.$B$15]^2)))" office:value-type="float" office:value="2.32114649065452">
            <text:p>2,3211464907</text:p>
          </table:table-cell>
          <table:table-cell table:formula="of:=ROUND((2*PI()+[.C70])/(2*PI())*32768;0)" office:value-type="float" office:value="30628">
            <text:p>30628</text:p>
          </table:table-cell>
          <table:table-cell table:formula="of:=ROUND([.D70]/[$input.$B$5]*65536;0)" office:value-type="float" office:value="192">
            <text:p>192</text:p>
          </table:table-cell>
          <table:table-cell table:formula="of:=[.$A70]*9.65/256" office:value-type="float" office:value="2.4501953125">
            <text:p>2,4501953125</text:p>
          </table:table-cell>
          <table:table-cell table:formula="of:=([$input.$C$15]^2*[.$G70]-ATAN([$input.$B$12]/[.$G70])*[$input.$B$12])/[$input.$B$12]" office:value-type="float" office:value="-0.632566588404475">
            <text:p>-0,6325665884</text:p>
          </table:table-cell>
          <table:table-cell table:formula="of:=([$input.$B$12]^2+[.$G70]^2)/([$input.$C$9]*EXP(-((ATAN([$input.$B$12]/[.$G70])+[.H70])^2/[$input.$C$15]^2)))" office:value-type="float" office:value="6.3842007865892">
            <text:p>6,3842007866</text:p>
          </table:table-cell>
          <table:table-cell table:formula="of:=ROUND((2*PI()+[.H70])/(2*PI())*32768;0)" office:value-type="float" office:value="29469">
            <text:p>29469</text:p>
          </table:table-cell>
          <table:table-cell table:formula="of:=ROUND([.I70]/[$input.$C$5]*65536;0)" office:value-type="float" office:value="333">
            <text:p>333</text:p>
          </table:table-cell>
          <table:table-cell table:number-columns-repeated="6"/>
        </table:table-row>
        <table:table-row table:style-name="ro4">
          <table:table-cell office:value-type="float" office:value="66">
            <text:p>66</text:p>
          </table:table-cell>
          <table:table-cell table:formula="of:=[.$A71]*16.7/256" office:value-type="float" office:value="4.30546875">
            <text:p>4,30546875</text:p>
          </table:table-cell>
          <table:table-cell table:formula="of:=([$input.$B$15]^2*[.$B71]-ATAN([$input.$B$12]/[.$B71])*[$input.$B$12])/[$input.$B$12]" office:value-type="float" office:value="-0.403984956218137">
            <text:p>-0,4039849562</text:p>
          </table:table-cell>
          <table:table-cell table:formula="of:=([$input.$B$12]^2+[.$B71]^2)/([$input.$B$9]*EXP(-((ATAN([$input.$B$12]/[.$B71])+[.C71])^2/[$input.$B$15]^2)))" office:value-type="float" office:value="2.3847815133632">
            <text:p>2,3847815134</text:p>
          </table:table-cell>
          <table:table-cell table:formula="of:=ROUND((2*PI()+[.C71])/(2*PI())*32768;0)" office:value-type="float" office:value="30661">
            <text:p>30661</text:p>
          </table:table-cell>
          <table:table-cell table:formula="of:=ROUND([.D71]/[$input.$B$5]*65536;0)" office:value-type="float" office:value="197">
            <text:p>197</text:p>
          </table:table-cell>
          <table:table-cell table:formula="of:=[.$A71]*9.65/256" office:value-type="float" office:value="2.487890625">
            <text:p>2,487890625</text:p>
          </table:table-cell>
          <table:table-cell table:formula="of:=([$input.$C$15]^2*[.$G71]-ATAN([$input.$B$12]/[.$G71])*[$input.$B$12])/[$input.$B$12]" office:value-type="float" office:value="-0.62429903954826">
            <text:p>-0,6242990395</text:p>
          </table:table-cell>
          <table:table-cell table:formula="of:=([$input.$B$12]^2+[.$G71]^2)/([$input.$C$9]*EXP(-((ATAN([$input.$B$12]/[.$G71])+[.H71])^2/[$input.$C$15]^2)))" office:value-type="float" office:value="6.51585744024411">
            <text:p>6,5158574402</text:p>
          </table:table-cell>
          <table:table-cell table:formula="of:=ROUND((2*PI()+[.H71])/(2*PI())*32768;0)" office:value-type="float" office:value="29512">
            <text:p>29512</text:p>
          </table:table-cell>
          <table:table-cell table:formula="of:=ROUND([.I71]/[$input.$C$5]*65536;0)" office:value-type="float" office:value="339">
            <text:p>339</text:p>
          </table:table-cell>
          <table:table-cell table:number-columns-repeated="6"/>
        </table:table-row>
        <table:table-row table:style-name="ro4">
          <table:table-cell office:value-type="float" office:value="67">
            <text:p>67</text:p>
          </table:table-cell>
          <table:table-cell table:formula="of:=[.$A72]*16.7/256" office:value-type="float" office:value="4.370703125">
            <text:p>4,370703125</text:p>
          </table:table-cell>
          <table:table-cell table:formula="of:=([$input.$B$15]^2*[.$B72]-ATAN([$input.$B$12]/[.$B72])*[$input.$B$12])/[$input.$B$12]" office:value-type="float" office:value="-0.397799283709145">
            <text:p>-0,3977992837</text:p>
          </table:table-cell>
          <table:table-cell table:formula="of:=([$input.$B$12]^2+[.$B72]^2)/([$input.$B$9]*EXP(-((ATAN([$input.$B$12]/[.$B72])+[.C72])^2/[$input.$B$15]^2)))" office:value-type="float" office:value="2.44963912909506">
            <text:p>2,4496391291</text:p>
          </table:table-cell>
          <table:table-cell table:formula="of:=ROUND((2*PI()+[.C72])/(2*PI())*32768;0)" office:value-type="float" office:value="30693">
            <text:p>30693</text:p>
          </table:table-cell>
          <table:table-cell table:formula="of:=ROUND([.D72]/[$input.$B$5]*65536;0)" office:value-type="float" office:value="203">
            <text:p>203</text:p>
          </table:table-cell>
          <table:table-cell table:formula="of:=[.$A72]*9.65/256" office:value-type="float" office:value="2.5255859375">
            <text:p>2,5255859375</text:p>
          </table:table-cell>
          <table:table-cell table:formula="of:=([$input.$C$15]^2*[.$G72]-ATAN([$input.$B$12]/[.$G72])*[$input.$B$12])/[$input.$B$12]" office:value-type="float" office:value="-0.616167686810696">
            <text:p>-0,6161676868</text:p>
          </table:table-cell>
          <table:table-cell table:formula="of:=([$input.$B$12]^2+[.$G72]^2)/([$input.$C$9]*EXP(-((ATAN([$input.$B$12]/[.$G72])+[.H72])^2/[$input.$C$15]^2)))" office:value-type="float" office:value="6.65003130426152">
            <text:p>6,6500313043</text:p>
          </table:table-cell>
          <table:table-cell table:formula="of:=ROUND((2*PI()+[.H72])/(2*PI())*32768;0)" office:value-type="float" office:value="29555">
            <text:p>29555</text:p>
          </table:table-cell>
          <table:table-cell table:formula="of:=ROUND([.I72]/[$input.$C$5]*65536;0)" office:value-type="float" office:value="346">
            <text:p>346</text:p>
          </table:table-cell>
          <table:table-cell table:number-columns-repeated="6"/>
        </table:table-row>
        <table:table-row table:style-name="ro4">
          <table:table-cell office:value-type="float" office:value="68">
            <text:p>68</text:p>
          </table:table-cell>
          <table:table-cell table:formula="of:=[.$A73]*16.7/256" office:value-type="float" office:value="4.4359375">
            <text:p>4,4359375</text:p>
          </table:table-cell>
          <table:table-cell table:formula="of:=([$input.$B$15]^2*[.$B73]-ATAN([$input.$B$12]/[.$B73])*[$input.$B$12])/[$input.$B$12]" office:value-type="float" office:value="-0.391753016128927">
            <text:p>-0,3917530161</text:p>
          </table:table-cell>
          <table:table-cell table:formula="of:=([$input.$B$12]^2+[.$B73]^2)/([$input.$B$9]*EXP(-((ATAN([$input.$B$12]/[.$B73])+[.C73])^2/[$input.$B$15]^2)))" office:value-type="float" office:value="2.51573152848634">
            <text:p>2,5157315285</text:p>
          </table:table-cell>
          <table:table-cell table:formula="of:=ROUND((2*PI()+[.C73])/(2*PI())*32768;0)" office:value-type="float" office:value="30725">
            <text:p>30725</text:p>
          </table:table-cell>
          <table:table-cell table:formula="of:=ROUND([.D73]/[$input.$B$5]*65536;0)" office:value-type="float" office:value="208">
            <text:p>208</text:p>
          </table:table-cell>
          <table:table-cell table:formula="of:=[.$A73]*9.65/256" office:value-type="float" office:value="2.56328125">
            <text:p>2,56328125</text:p>
          </table:table-cell>
          <table:table-cell table:formula="of:=([$input.$C$15]^2*[.$G73]-ATAN([$input.$B$12]/[.$G73])*[$input.$B$12])/[$input.$B$12]" office:value-type="float" office:value="-0.608169604634177">
            <text:p>-0,6081696046</text:p>
          </table:table-cell>
          <table:table-cell table:formula="of:=([$input.$B$12]^2+[.$G73]^2)/([$input.$C$9]*EXP(-((ATAN([$input.$B$12]/[.$G73])+[.H73])^2/[$input.$C$15]^2)))" office:value-type="float" office:value="6.78674698009053">
            <text:p>6,7867469801</text:p>
          </table:table-cell>
          <table:table-cell table:formula="of:=ROUND((2*PI()+[.H73])/(2*PI())*32768;0)" office:value-type="float" office:value="29596">
            <text:p>29596</text:p>
          </table:table-cell>
          <table:table-cell table:formula="of:=ROUND([.I73]/[$input.$C$5]*65536;0)" office:value-type="float" office:value="354">
            <text:p>354</text:p>
          </table:table-cell>
          <table:table-cell table:number-columns-repeated="6"/>
        </table:table-row>
        <table:table-row table:style-name="ro4">
          <table:table-cell office:value-type="float" office:value="69">
            <text:p>69</text:p>
          </table:table-cell>
          <table:table-cell table:formula="of:=[.$A74]*16.7/256" office:value-type="float" office:value="4.501171875">
            <text:p>4,501171875</text:p>
          </table:table-cell>
          <table:table-cell table:formula="of:=([$input.$B$15]^2*[.$B74]-ATAN([$input.$B$12]/[.$B74])*[$input.$B$12])/[$input.$B$12]" office:value-type="float" office:value="-0.385841451431813">
            <text:p>-0,3858414514</text:p>
          </table:table-cell>
          <table:table-cell table:formula="of:=([$input.$B$12]^2+[.$B74]^2)/([$input.$B$9]*EXP(-((ATAN([$input.$B$12]/[.$B74])+[.C74])^2/[$input.$B$15]^2)))" office:value-type="float" office:value="2.58307114623602">
            <text:p>2,5830711462</text:p>
          </table:table-cell>
          <table:table-cell table:formula="of:=ROUND((2*PI()+[.C74])/(2*PI())*32768;0)" office:value-type="float" office:value="30756">
            <text:p>30756</text:p>
          </table:table-cell>
          <table:table-cell table:formula="of:=ROUND([.D74]/[$input.$B$5]*65536;0)" office:value-type="float" office:value="214">
            <text:p>214</text:p>
          </table:table-cell>
          <table:table-cell table:formula="of:=[.$A74]*9.65/256" office:value-type="float" office:value="2.6009765625">
            <text:p>2,6009765625</text:p>
          </table:table-cell>
          <table:table-cell table:formula="of:=([$input.$C$15]^2*[.$G74]-ATAN([$input.$B$12]/[.$G74])*[$input.$B$12])/[$input.$B$12]" office:value-type="float" office:value="-0.600301917600254">
            <text:p>-0,6003019176</text:p>
          </table:table-cell>
          <table:table-cell table:formula="of:=([$input.$B$12]^2+[.$G74]^2)/([$input.$C$9]*EXP(-((ATAN([$input.$B$12]/[.$G74])+[.H74])^2/[$input.$C$15]^2)))" office:value-type="float" office:value="6.926029559813">
            <text:p>6,9260295598</text:p>
          </table:table-cell>
          <table:table-cell table:formula="of:=ROUND((2*PI()+[.H74])/(2*PI())*32768;0)" office:value-type="float" office:value="29637">
            <text:p>29637</text:p>
          </table:table-cell>
          <table:table-cell table:formula="of:=ROUND([.I74]/[$input.$C$5]*65536;0)" office:value-type="float" office:value="361">
            <text:p>361</text:p>
          </table:table-cell>
          <table:table-cell table:number-columns-repeated="6"/>
        </table:table-row>
        <table:table-row table:style-name="ro4">
          <table:table-cell office:value-type="float" office:value="70">
            <text:p>70</text:p>
          </table:table-cell>
          <table:table-cell table:formula="of:=[.$A75]*16.7/256" office:value-type="float" office:value="4.56640625">
            <text:p>4,56640625</text:p>
          </table:table-cell>
          <table:table-cell table:formula="of:=([$input.$B$15]^2*[.$B75]-ATAN([$input.$B$12]/[.$B75])*[$input.$B$12])/[$input.$B$12]" office:value-type="float" office:value="-0.380060079975304">
            <text:p>-0,38006008</text:p>
          </table:table-cell>
          <table:table-cell table:formula="of:=([$input.$B$12]^2+[.$B75]^2)/([$input.$B$9]*EXP(-((ATAN([$input.$B$12]/[.$B75])+[.C75])^2/[$input.$B$15]^2)))" office:value-type="float" office:value="2.65167066406243">
            <text:p>2,6516706641</text:p>
          </table:table-cell>
          <table:table-cell table:formula="of:=ROUND((2*PI()+[.C75])/(2*PI())*32768;0)" office:value-type="float" office:value="30786">
            <text:p>30786</text:p>
          </table:table-cell>
          <table:table-cell table:formula="of:=ROUND([.D75]/[$input.$B$5]*65536;0)" office:value-type="float" office:value="219">
            <text:p>219</text:p>
          </table:table-cell>
          <table:table-cell table:formula="of:=[.$A75]*9.65/256" office:value-type="float" office:value="2.638671875">
            <text:p>2,638671875</text:p>
          </table:table-cell>
          <table:table-cell table:formula="of:=([$input.$C$15]^2*[.$G75]-ATAN([$input.$B$12]/[.$G75])*[$input.$B$12])/[$input.$B$12]" office:value-type="float" office:value="-0.592561801401696">
            <text:p>-0,5925618014</text:p>
          </table:table-cell>
          <table:table-cell table:formula="of:=([$input.$B$12]^2+[.$G75]^2)/([$input.$C$9]*EXP(-((ATAN([$input.$B$12]/[.$G75])+[.H75])^2/[$input.$C$15]^2)))" office:value-type="float" office:value="7.06790463201115">
            <text:p>7,067904632</text:p>
          </table:table-cell>
          <table:table-cell table:formula="of:=ROUND((2*PI()+[.H75])/(2*PI())*32768;0)" office:value-type="float" office:value="29678">
            <text:p>29678</text:p>
          </table:table-cell>
          <table:table-cell table:formula="of:=ROUND([.I75]/[$input.$C$5]*65536;0)" office:value-type="float" office:value="368">
            <text:p>368</text:p>
          </table:table-cell>
          <table:table-cell table:number-columns-repeated="6"/>
        </table:table-row>
        <table:table-row table:style-name="ro4">
          <table:table-cell office:value-type="float" office:value="71">
            <text:p>71</text:p>
          </table:table-cell>
          <table:table-cell table:formula="of:=[.$A76]*16.7/256" office:value-type="float" office:value="4.631640625">
            <text:p>4,631640625</text:p>
          </table:table-cell>
          <table:table-cell table:formula="of:=([$input.$B$15]^2*[.$B76]-ATAN([$input.$B$12]/[.$B76])*[$input.$B$12])/[$input.$B$12]" office:value-type="float" office:value="-0.37440457583693">
            <text:p>-0,3744045758</text:p>
          </table:table-cell>
          <table:table-cell table:formula="of:=([$input.$B$12]^2+[.$B76]^2)/([$input.$B$9]*EXP(-((ATAN([$input.$B$12]/[.$B76])+[.C76])^2/[$input.$B$15]^2)))" office:value-type="float" office:value="2.72154301372196">
            <text:p>2,7215430137</text:p>
          </table:table-cell>
          <table:table-cell table:formula="of:=ROUND((2*PI()+[.C76])/(2*PI())*32768;0)" office:value-type="float" office:value="30815">
            <text:p>30815</text:p>
          </table:table-cell>
          <table:table-cell table:formula="of:=ROUND([.D76]/[$input.$B$5]*65536;0)" office:value-type="float" office:value="225">
            <text:p>225</text:p>
          </table:table-cell>
          <table:table-cell table:formula="of:=[.$A76]*9.65/256" office:value-type="float" office:value="2.6763671875">
            <text:p>2,6763671875</text:p>
          </table:table-cell>
          <table:table-cell table:formula="of:=([$input.$C$15]^2*[.$G76]-ATAN([$input.$B$12]/[.$G76])*[$input.$B$12])/[$input.$B$12]" office:value-type="float" office:value="-0.584946483598338">
            <text:p>-0,5849464836</text:p>
          </table:table-cell>
          <table:table-cell table:formula="of:=([$input.$B$12]^2+[.$G76]^2)/([$input.$C$9]*EXP(-((ATAN([$input.$B$12]/[.$G76])+[.H76])^2/[$input.$C$15]^2)))" office:value-type="float" office:value="7.21239828775789">
            <text:p>7,2123982878</text:p>
          </table:table-cell>
          <table:table-cell table:formula="of:=ROUND((2*PI()+[.H76])/(2*PI())*32768;0)" office:value-type="float" office:value="29717">
            <text:p>29717</text:p>
          </table:table-cell>
          <table:table-cell table:formula="of:=ROUND([.I76]/[$input.$C$5]*65536;0)" office:value-type="float" office:value="376">
            <text:p>376</text:p>
          </table:table-cell>
          <table:table-cell table:number-columns-repeated="6"/>
        </table:table-row>
        <table:table-row table:style-name="ro4">
          <table:table-cell office:value-type="float" office:value="72">
            <text:p>72</text:p>
          </table:table-cell>
          <table:table-cell table:formula="of:=[.$A77]*16.7/256" office:value-type="float" office:value="4.696875">
            <text:p>4,696875</text:p>
          </table:table-cell>
          <table:table-cell table:formula="of:=([$input.$B$15]^2*[.$B77]-ATAN([$input.$B$12]/[.$B77])*[$input.$B$12])/[$input.$B$12]" office:value-type="float" office:value="-0.3688707885139">
            <text:p>-0,3688707885</text:p>
          </table:table-cell>
          <table:table-cell table:formula="of:=([$input.$B$12]^2+[.$B77]^2)/([$input.$B$9]*EXP(-((ATAN([$input.$B$12]/[.$B77])+[.C77])^2/[$input.$B$15]^2)))" office:value-type="float" office:value="2.79270138009084">
            <text:p>2,7927013801</text:p>
          </table:table-cell>
          <table:table-cell table:formula="of:=ROUND((2*PI()+[.C77])/(2*PI())*32768;0)" office:value-type="float" office:value="30844">
            <text:p>30844</text:p>
          </table:table-cell>
          <table:table-cell table:formula="of:=ROUND([.D77]/[$input.$B$5]*65536;0)" office:value-type="float" office:value="231">
            <text:p>231</text:p>
          </table:table-cell>
          <table:table-cell table:formula="of:=[.$A77]*9.65/256" office:value-type="float" office:value="2.7140625">
            <text:p>2,7140625</text:p>
          </table:table-cell>
          <table:table-cell table:formula="of:=([$input.$C$15]^2*[.$G77]-ATAN([$input.$B$12]/[.$G77])*[$input.$B$12])/[$input.$B$12]" office:value-type="float" office:value="-0.577453244176284">
            <text:p>-0,5774532442</text:p>
          </table:table-cell>
          <table:table-cell table:formula="of:=([$input.$B$12]^2+[.$G77]^2)/([$input.$C$9]*EXP(-((ATAN([$input.$B$12]/[.$G77])+[.H77])^2/[$input.$C$15]^2)))" office:value-type="float" office:value="7.35953712673187">
            <text:p>7,3595371267</text:p>
          </table:table-cell>
          <table:table-cell table:formula="of:=ROUND((2*PI()+[.H77])/(2*PI())*32768;0)" office:value-type="float" office:value="29756">
            <text:p>29756</text:p>
          </table:table-cell>
          <table:table-cell table:formula="of:=ROUND([.I77]/[$input.$C$5]*65536;0)" office:value-type="float" office:value="383">
            <text:p>383</text:p>
          </table:table-cell>
          <table:table-cell table:number-columns-repeated="6"/>
        </table:table-row>
        <table:table-row table:style-name="ro4">
          <table:table-cell office:value-type="float" office:value="73">
            <text:p>73</text:p>
          </table:table-cell>
          <table:table-cell table:formula="of:=[.$A78]*16.7/256" office:value-type="float" office:value="4.762109375">
            <text:p>4,762109375</text:p>
          </table:table-cell>
          <table:table-cell table:formula="of:=([$input.$B$15]^2*[.$B78]-ATAN([$input.$B$12]/[.$B78])*[$input.$B$12])/[$input.$B$12]" office:value-type="float" office:value="-0.363454734994215">
            <text:p>-0,363454735</text:p>
          </table:table-cell>
          <table:table-cell table:formula="of:=([$input.$B$12]^2+[.$B78]^2)/([$input.$B$9]*EXP(-((ATAN([$input.$B$12]/[.$B78])+[.C78])^2/[$input.$B$15]^2)))" office:value-type="float" office:value="2.86515920431083">
            <text:p>2,8651592043</text:p>
          </table:table-cell>
          <table:table-cell table:formula="of:=ROUND((2*PI()+[.C78])/(2*PI())*32768;0)" office:value-type="float" office:value="30873">
            <text:p>30873</text:p>
          </table:table-cell>
          <table:table-cell table:formula="of:=ROUND([.D78]/[$input.$B$5]*65536;0)" office:value-type="float" office:value="237">
            <text:p>237</text:p>
          </table:table-cell>
          <table:table-cell table:formula="of:=[.$A78]*9.65/256" office:value-type="float" office:value="2.7517578125">
            <text:p>2,7517578125</text:p>
          </table:table-cell>
          <table:table-cell table:formula="of:=([$input.$C$15]^2*[.$G78]-ATAN([$input.$B$12]/[.$G78])*[$input.$B$12])/[$input.$B$12]" office:value-type="float" office:value="-0.570079415928697">
            <text:p>-0,5700794159</text:p>
          </table:table-cell>
          <table:table-cell table:formula="of:=([$input.$B$12]^2+[.$G78]^2)/([$input.$C$9]*EXP(-((ATAN([$input.$B$12]/[.$G78])+[.H78])^2/[$input.$C$15]^2)))" office:value-type="float" office:value="7.50934826345884">
            <text:p>7,5093482635</text:p>
          </table:table-cell>
          <table:table-cell table:formula="of:=ROUND((2*PI()+[.H78])/(2*PI())*32768;0)" office:value-type="float" office:value="29795">
            <text:p>29795</text:p>
          </table:table-cell>
          <table:table-cell table:formula="of:=ROUND([.I78]/[$input.$C$5]*65536;0)" office:value-type="float" office:value="391">
            <text:p>391</text:p>
          </table:table-cell>
          <table:table-cell table:number-columns-repeated="6"/>
        </table:table-row>
        <table:table-row table:style-name="ro4">
          <table:table-cell office:value-type="float" office:value="74">
            <text:p>74</text:p>
          </table:table-cell>
          <table:table-cell table:formula="of:=[.$A79]*16.7/256" office:value-type="float" office:value="4.82734375">
            <text:p>4,82734375</text:p>
          </table:table-cell>
          <table:table-cell table:formula="of:=([$input.$B$15]^2*[.$B79]-ATAN([$input.$B$12]/[.$B79])*[$input.$B$12])/[$input.$B$12]" office:value-type="float" office:value="-0.358152592187201">
            <text:p>-0,3581525922</text:p>
          </table:table-cell>
          <table:table-cell table:formula="of:=([$input.$B$12]^2+[.$B79]^2)/([$input.$B$9]*EXP(-((ATAN([$input.$B$12]/[.$B79])+[.C79])^2/[$input.$B$15]^2)))" office:value-type="float" office:value="2.93893018699989">
            <text:p>2,938930187</text:p>
          </table:table-cell>
          <table:table-cell table:formula="of:=ROUND((2*PI()+[.C79])/(2*PI())*32768;0)" office:value-type="float" office:value="30900">
            <text:p>30900</text:p>
          </table:table-cell>
          <table:table-cell table:formula="of:=ROUND([.D79]/[$input.$B$5]*65536;0)" office:value-type="float" office:value="243">
            <text:p>243</text:p>
          </table:table-cell>
          <table:table-cell table:formula="of:=[.$A79]*9.65/256" office:value-type="float" office:value="2.789453125">
            <text:p>2,789453125</text:p>
          </table:table-cell>
          <table:table-cell table:formula="of:=([$input.$C$15]^2*[.$G79]-ATAN([$input.$B$12]/[.$G79])*[$input.$B$12])/[$input.$B$12]" office:value-type="float" office:value="-0.562822384675148">
            <text:p>-0,5628223847</text:p>
          </table:table-cell>
          <table:table-cell table:formula="of:=([$input.$B$12]^2+[.$G79]^2)/([$input.$C$9]*EXP(-((ATAN([$input.$B$12]/[.$G79])+[.H79])^2/[$input.$C$15]^2)))" office:value-type="float" office:value="7.66185933368129">
            <text:p>7,6618593337</text:p>
          </table:table-cell>
          <table:table-cell table:formula="of:=ROUND((2*PI()+[.H79])/(2*PI())*32768;0)" office:value-type="float" office:value="29833">
            <text:p>29833</text:p>
          </table:table-cell>
          <table:table-cell table:formula="of:=ROUND([.I79]/[$input.$C$5]*65536;0)" office:value-type="float" office:value="399">
            <text:p>399</text:p>
          </table:table-cell>
          <table:table-cell table:number-columns-repeated="6"/>
        </table:table-row>
        <table:table-row table:style-name="ro4">
          <table:table-cell office:value-type="float" office:value="75">
            <text:p>75</text:p>
          </table:table-cell>
          <table:table-cell table:formula="of:=[.$A80]*16.7/256" office:value-type="float" office:value="4.892578125">
            <text:p>4,892578125</text:p>
          </table:table-cell>
          <table:table-cell table:formula="of:=([$input.$B$15]^2*[.$B80]-ATAN([$input.$B$12]/[.$B80])*[$input.$B$12])/[$input.$B$12]" office:value-type="float" office:value="-0.352960689700932">
            <text:p>-0,3529606897</text:p>
          </table:table-cell>
          <table:table-cell table:formula="of:=([$input.$B$12]^2+[.$B80]^2)/([$input.$B$9]*EXP(-((ATAN([$input.$B$12]/[.$B80])+[.C80])^2/[$input.$B$15]^2)))" office:value-type="float" office:value="3.01402829152864">
            <text:p>3,0140282915</text:p>
          </table:table-cell>
          <table:table-cell table:formula="of:=ROUND((2*PI()+[.C80])/(2*PI())*32768;0)" office:value-type="float" office:value="30927">
            <text:p>30927</text:p>
          </table:table-cell>
          <table:table-cell table:formula="of:=ROUND([.D80]/[$input.$B$5]*65536;0)" office:value-type="float" office:value="249">
            <text:p>249</text:p>
          </table:table-cell>
          <table:table-cell table:formula="of:=[.$A80]*9.65/256" office:value-type="float" office:value="2.8271484375">
            <text:p>2,8271484375</text:p>
          </table:table-cell>
          <table:table-cell table:formula="of:=([$input.$C$15]^2*[.$G80]-ATAN([$input.$B$12]/[.$G80])*[$input.$B$12])/[$input.$B$12]" office:value-type="float" office:value="-0.555679589335316">
            <text:p>-0,5556795893</text:p>
          </table:table-cell>
          <table:table-cell table:formula="of:=([$input.$B$12]^2+[.$G80]^2)/([$input.$C$9]*EXP(-((ATAN([$input.$B$12]/[.$G80])+[.H80])^2/[$input.$C$15]^2)))" office:value-type="float" office:value="7.81709850085819">
            <text:p>7,8170985009</text:p>
          </table:table-cell>
          <table:table-cell table:formula="of:=ROUND((2*PI()+[.H80])/(2*PI())*32768;0)" office:value-type="float" office:value="29870">
            <text:p>29870</text:p>
          </table:table-cell>
          <table:table-cell table:formula="of:=ROUND([.I80]/[$input.$C$5]*65536;0)" office:value-type="float" office:value="407">
            <text:p>407</text:p>
          </table:table-cell>
          <table:table-cell table:number-columns-repeated="6"/>
        </table:table-row>
        <table:table-row table:style-name="ro4">
          <table:table-cell office:value-type="float" office:value="76">
            <text:p>76</text:p>
          </table:table-cell>
          <table:table-cell table:formula="of:=[.$A81]*16.7/256" office:value-type="float" office:value="4.9578125">
            <text:p>4,9578125</text:p>
          </table:table-cell>
          <table:table-cell table:formula="of:=([$input.$B$15]^2*[.$B81]-ATAN([$input.$B$12]/[.$B81])*[$input.$B$12])/[$input.$B$12]" office:value-type="float" office:value="-0.34787550295374">
            <text:p>-0,347875503</text:p>
          </table:table-cell>
          <table:table-cell table:formula="of:=([$input.$B$12]^2+[.$B81]^2)/([$input.$B$9]*EXP(-((ATAN([$input.$B$12]/[.$B81])+[.C81])^2/[$input.$B$15]^2)))" office:value-type="float" office:value="3.09046774736366">
            <text:p>3,0904677474</text:p>
          </table:table-cell>
          <table:table-cell table:formula="of:=ROUND((2*PI()+[.C81])/(2*PI())*32768;0)" office:value-type="float" office:value="30954">
            <text:p>30954</text:p>
          </table:table-cell>
          <table:table-cell table:formula="of:=ROUND([.D81]/[$input.$B$5]*65536;0)" office:value-type="float" office:value="256">
            <text:p>256</text:p>
          </table:table-cell>
          <table:table-cell table:formula="of:=[.$A81]*9.65/256" office:value-type="float" office:value="2.86484375">
            <text:p>2,86484375</text:p>
          </table:table-cell>
          <table:table-cell table:formula="of:=([$input.$C$15]^2*[.$G81]-ATAN([$input.$B$12]/[.$G81])*[$input.$B$12])/[$input.$B$12]" office:value-type="float" office:value="-0.548648521871636">
            <text:p>-0,5486485219</text:p>
          </table:table-cell>
          <table:table-cell table:formula="of:=([$input.$B$12]^2+[.$G81]^2)/([$input.$C$9]*EXP(-((ATAN([$input.$B$12]/[.$G81])+[.H81])^2/[$input.$C$15]^2)))" office:value-type="float" office:value="7.97509446279669">
            <text:p>7,9750944628</text:p>
          </table:table-cell>
          <table:table-cell table:formula="of:=ROUND((2*PI()+[.H81])/(2*PI())*32768;0)" office:value-type="float" office:value="29907">
            <text:p>29907</text:p>
          </table:table-cell>
          <table:table-cell table:formula="of:=ROUND([.I81]/[$input.$C$5]*65536;0)" office:value-type="float" office:value="415">
            <text:p>415</text:p>
          </table:table-cell>
          <table:table-cell table:number-columns-repeated="6"/>
        </table:table-row>
        <table:table-row table:style-name="ro4">
          <table:table-cell office:value-type="float" office:value="77">
            <text:p>77</text:p>
          </table:table-cell>
          <table:table-cell table:formula="of:=[.$A82]*16.7/256" office:value-type="float" office:value="5.023046875">
            <text:p>5,023046875</text:p>
          </table:table-cell>
          <table:table-cell table:formula="of:=([$input.$B$15]^2*[.$B82]-ATAN([$input.$B$12]/[.$B82])*[$input.$B$12])/[$input.$B$12]" office:value-type="float" office:value="-0.342893646606846">
            <text:p>-0,3428936466</text:p>
          </table:table-cell>
          <table:table-cell table:formula="of:=([$input.$B$12]^2+[.$B82]^2)/([$input.$B$9]*EXP(-((ATAN([$input.$B$12]/[.$B82])+[.C82])^2/[$input.$B$15]^2)))" office:value-type="float" office:value="3.16826305347863">
            <text:p>3,1682630535</text:p>
          </table:table-cell>
          <table:table-cell table:formula="of:=ROUND((2*PI()+[.C82])/(2*PI())*32768;0)" office:value-type="float" office:value="30980">
            <text:p>30980</text:p>
          </table:table-cell>
          <table:table-cell table:formula="of:=ROUND([.D82]/[$input.$B$5]*65536;0)" office:value-type="float" office:value="262">
            <text:p>262</text:p>
          </table:table-cell>
          <table:table-cell table:formula="of:=[.$A82]*9.65/256" office:value-type="float" office:value="2.9025390625">
            <text:p>2,9025390625</text:p>
          </table:table-cell>
          <table:table-cell table:formula="of:=([$input.$C$15]^2*[.$G82]-ATAN([$input.$B$12]/[.$G82])*[$input.$B$12])/[$input.$B$12]" office:value-type="float" office:value="-0.541726727114444">
            <text:p>-0,5417267271</text:p>
          </table:table-cell>
          <table:table-cell table:formula="of:=([$input.$B$12]^2+[.$G82]^2)/([$input.$C$9]*EXP(-((ATAN([$input.$B$12]/[.$G82])+[.H82])^2/[$input.$C$15]^2)))" office:value-type="float" office:value="8.13587645841787">
            <text:p>8,1358764584</text:p>
          </table:table-cell>
          <table:table-cell table:formula="of:=ROUND((2*PI()+[.H82])/(2*PI())*32768;0)" office:value-type="float" office:value="29943">
            <text:p>29943</text:p>
          </table:table-cell>
          <table:table-cell table:formula="of:=ROUND([.I82]/[$input.$C$5]*65536;0)" office:value-type="float" office:value="424">
            <text:p>424</text:p>
          </table:table-cell>
          <table:table-cell table:number-columns-repeated="6"/>
        </table:table-row>
        <table:table-row table:style-name="ro4">
          <table:table-cell office:value-type="float" office:value="78">
            <text:p>78</text:p>
          </table:table-cell>
          <table:table-cell table:formula="of:=[.$A83]*16.7/256" office:value-type="float" office:value="5.08828125">
            <text:p>5,08828125</text:p>
          </table:table-cell>
          <table:table-cell table:formula="of:=([$input.$B$15]^2*[.$B83]-ATAN([$input.$B$12]/[.$B83])*[$input.$B$12])/[$input.$B$12]" office:value-type="float" office:value="-0.338011868305151">
            <text:p>-0,3380118683</text:p>
          </table:table-cell>
          <table:table-cell table:formula="of:=([$input.$B$12]^2+[.$B83]^2)/([$input.$B$9]*EXP(-((ATAN([$input.$B$12]/[.$B83])+[.C83])^2/[$input.$B$15]^2)))" office:value-type="float" office:value="3.24742898183432">
            <text:p>3,2474289818</text:p>
          </table:table-cell>
          <table:table-cell table:formula="of:=ROUND((2*PI()+[.C83])/(2*PI())*32768;0)" office:value-type="float" office:value="31005">
            <text:p>31005</text:p>
          </table:table-cell>
          <table:table-cell table:formula="of:=ROUND([.D83]/[$input.$B$5]*65536;0)" office:value-type="float" office:value="269">
            <text:p>269</text:p>
          </table:table-cell>
          <table:table-cell table:formula="of:=[.$A83]*9.65/256" office:value-type="float" office:value="2.940234375">
            <text:p>2,940234375</text:p>
          </table:table-cell>
          <table:table-cell table:formula="of:=([$input.$C$15]^2*[.$G83]-ATAN([$input.$B$12]/[.$G83])*[$input.$B$12])/[$input.$B$12]" office:value-type="float" office:value="-0.534911802482116">
            <text:p>-0,5349118025</text:p>
          </table:table-cell>
          <table:table-cell table:formula="of:=([$input.$B$12]^2+[.$G83]^2)/([$input.$C$9]*EXP(-((ATAN([$input.$B$12]/[.$G83])+[.H83])^2/[$input.$C$15]^2)))" office:value-type="float" office:value="8.29947427465834">
            <text:p>8,2994742747</text:p>
          </table:table-cell>
          <table:table-cell table:formula="of:=ROUND((2*PI()+[.H83])/(2*PI())*32768;0)" office:value-type="float" office:value="29978">
            <text:p>29978</text:p>
          </table:table-cell>
          <table:table-cell table:formula="of:=ROUND([.I83]/[$input.$C$5]*65536;0)" office:value-type="float" office:value="432">
            <text:p>432</text:p>
          </table:table-cell>
          <table:table-cell table:number-columns-repeated="6"/>
        </table:table-row>
        <table:table-row table:style-name="ro4">
          <table:table-cell office:value-type="float" office:value="79">
            <text:p>79</text:p>
          </table:table-cell>
          <table:table-cell table:formula="of:=[.$A84]*16.7/256" office:value-type="float" office:value="5.153515625">
            <text:p>5,153515625</text:p>
          </table:table-cell>
          <table:table-cell table:formula="of:=([$input.$B$15]^2*[.$B84]-ATAN([$input.$B$12]/[.$B84])*[$input.$B$12])/[$input.$B$12]" office:value-type="float" office:value="-0.333227042713317">
            <text:p>-0,3332270427</text:p>
          </table:table-cell>
          <table:table-cell table:formula="of:=([$input.$B$12]^2+[.$B84]^2)/([$input.$B$9]*EXP(-((ATAN([$input.$B$12]/[.$B84])+[.C84])^2/[$input.$B$15]^2)))" office:value-type="float" office:value="3.32798058092848">
            <text:p>3,3279805809</text:p>
          </table:table-cell>
          <table:table-cell table:formula="of:=ROUND((2*PI()+[.C84])/(2*PI())*32768;0)" office:value-type="float" office:value="31030">
            <text:p>31030</text:p>
          </table:table-cell>
          <table:table-cell table:formula="of:=ROUND([.D84]/[$input.$B$5]*65536;0)" office:value-type="float" office:value="275">
            <text:p>275</text:p>
          </table:table-cell>
          <table:table-cell table:formula="of:=[.$A84]*9.65/256" office:value-type="float" office:value="2.9779296875">
            <text:p>2,9779296875</text:p>
          </table:table-cell>
          <table:table-cell table:formula="of:=([$input.$C$15]^2*[.$G84]-ATAN([$input.$B$12]/[.$G84])*[$input.$B$12])/[$input.$B$12]" office:value-type="float" office:value="-0.528201397607744">
            <text:p>-0,5282013976</text:p>
          </table:table-cell>
          <table:table-cell table:formula="of:=([$input.$B$12]^2+[.$G84]^2)/([$input.$C$9]*EXP(-((ATAN([$input.$B$12]/[.$G84])+[.H84])^2/[$input.$C$15]^2)))" office:value-type="float" office:value="8.4659182535099">
            <text:p>8,4659182535</text:p>
          </table:table-cell>
          <table:table-cell table:formula="of:=ROUND((2*PI()+[.H84])/(2*PI())*32768;0)" office:value-type="float" office:value="30013">
            <text:p>30013</text:p>
          </table:table-cell>
          <table:table-cell table:formula="of:=ROUND([.I84]/[$input.$C$5]*65536;0)" office:value-type="float" office:value="441">
            <text:p>441</text:p>
          </table:table-cell>
          <table:table-cell table:number-columns-repeated="6"/>
        </table:table-row>
        <table:table-row table:style-name="ro4">
          <table:table-cell office:value-type="float" office:value="80">
            <text:p>80</text:p>
          </table:table-cell>
          <table:table-cell table:formula="of:=[.$A85]*16.7/256" office:value-type="float" office:value="5.21875">
            <text:p>5,21875</text:p>
          </table:table-cell>
          <table:table-cell table:formula="of:=([$input.$B$15]^2*[.$B85]-ATAN([$input.$B$12]/[.$B85])*[$input.$B$12])/[$input.$B$12]" office:value-type="float" office:value="-0.328536165834454">
            <text:p>-0,3285361658</text:p>
          </table:table-cell>
          <table:table-cell table:formula="of:=([$input.$B$12]^2+[.$B85]^2)/([$input.$B$9]*EXP(-((ATAN([$input.$B$12]/[.$B85])+[.C85])^2/[$input.$B$15]^2)))" office:value-type="float" office:value="3.40993317941663">
            <text:p>3,4099331794</text:p>
          </table:table-cell>
          <table:table-cell table:formula="of:=ROUND((2*PI()+[.C85])/(2*PI())*32768;0)" office:value-type="float" office:value="31055">
            <text:p>31055</text:p>
          </table:table-cell>
          <table:table-cell table:formula="of:=ROUND([.D85]/[$input.$B$5]*65536;0)" office:value-type="float" office:value="282">
            <text:p>282</text:p>
          </table:table-cell>
          <table:table-cell table:formula="of:=[.$A85]*9.65/256" office:value-type="float" office:value="3.015625">
            <text:p>3,015625</text:p>
          </table:table-cell>
          <table:table-cell table:formula="of:=([$input.$C$15]^2*[.$G85]-ATAN([$input.$B$12]/[.$G85])*[$input.$B$12])/[$input.$B$12]" office:value-type="float" office:value="-0.521593213882944">
            <text:p>-0,5215932139</text:p>
          </table:table-cell>
          <table:table-cell table:formula="of:=([$input.$B$12]^2+[.$G85]^2)/([$input.$C$9]*EXP(-((ATAN([$input.$B$12]/[.$G85])+[.H85])^2/[$input.$C$15]^2)))" office:value-type="float" office:value="8.63523929919931">
            <text:p>8,6352392992</text:p>
          </table:table-cell>
          <table:table-cell table:formula="of:=ROUND((2*PI()+[.H85])/(2*PI())*32768;0)" office:value-type="float" office:value="30048">
            <text:p>30048</text:p>
          </table:table-cell>
          <table:table-cell table:formula="of:=ROUND([.I85]/[$input.$C$5]*65536;0)" office:value-type="float" office:value="450">
            <text:p>450</text:p>
          </table:table-cell>
          <table:table-cell table:number-columns-repeated="6"/>
        </table:table-row>
        <table:table-row table:style-name="ro4">
          <table:table-cell office:value-type="float" office:value="81">
            <text:p>81</text:p>
          </table:table-cell>
          <table:table-cell table:formula="of:=[.$A86]*16.7/256" office:value-type="float" office:value="5.283984375">
            <text:p>5,283984375</text:p>
          </table:table-cell>
          <table:table-cell table:formula="of:=([$input.$B$15]^2*[.$B86]-ATAN([$input.$B$12]/[.$B86])*[$input.$B$12])/[$input.$B$12]" office:value-type="float" office:value="-0.323936349598945">
            <text:p>-0,3239363496</text:p>
          </table:table-cell>
          <table:table-cell table:formula="of:=([$input.$B$12]^2+[.$B86]^2)/([$input.$B$9]*EXP(-((ATAN([$input.$B$12]/[.$B86])+[.C86])^2/[$input.$B$15]^2)))" office:value-type="float" office:value="3.493302389805">
            <text:p>3,4933023898</text:p>
          </table:table-cell>
          <table:table-cell table:formula="of:=ROUND((2*PI()+[.C86])/(2*PI())*32768;0)" office:value-type="float" office:value="31079">
            <text:p>31079</text:p>
          </table:table-cell>
          <table:table-cell table:formula="of:=ROUND([.D86]/[$input.$B$5]*65536;0)" office:value-type="float" office:value="289">
            <text:p>289</text:p>
          </table:table-cell>
          <table:table-cell table:formula="of:=[.$A86]*9.65/256" office:value-type="float" office:value="3.0533203125">
            <text:p>3,0533203125</text:p>
          </table:table-cell>
          <table:table-cell table:formula="of:=([$input.$C$15]^2*[.$G86]-ATAN([$input.$B$12]/[.$G86])*[$input.$B$12])/[$input.$B$12]" office:value-type="float" office:value="-0.515085003928587">
            <text:p>-0,5150850039</text:p>
          </table:table-cell>
          <table:table-cell table:formula="of:=([$input.$B$12]^2+[.$G86]^2)/([$input.$C$9]*EXP(-((ATAN([$input.$B$12]/[.$G86])+[.H86])^2/[$input.$C$15]^2)))" office:value-type="float" office:value="8.8074688855101">
            <text:p>8,8074688855</text:p>
          </table:table-cell>
          <table:table-cell table:formula="of:=ROUND((2*PI()+[.H86])/(2*PI())*32768;0)" office:value-type="float" office:value="30082">
            <text:p>30082</text:p>
          </table:table-cell>
          <table:table-cell table:formula="of:=ROUND([.I86]/[$input.$C$5]*65536;0)" office:value-type="float" office:value="459">
            <text:p>459</text:p>
          </table:table-cell>
          <table:table-cell table:number-columns-repeated="6"/>
        </table:table-row>
        <table:table-row table:style-name="ro4">
          <table:table-cell office:value-type="float" office:value="82">
            <text:p>82</text:p>
          </table:table-cell>
          <table:table-cell table:formula="of:=[.$A87]*16.7/256" office:value-type="float" office:value="5.34921875">
            <text:p>5,34921875</text:p>
          </table:table-cell>
          <table:table-cell table:formula="of:=([$input.$B$15]^2*[.$B87]-ATAN([$input.$B$12]/[.$B87])*[$input.$B$12])/[$input.$B$12]" office:value-type="float" office:value="-0.319424816711283">
            <text:p>-0,3194248167</text:p>
          </table:table-cell>
          <table:table-cell table:formula="of:=([$input.$B$12]^2+[.$B87]^2)/([$input.$B$9]*EXP(-((ATAN([$input.$B$12]/[.$B87])+[.C87])^2/[$input.$B$15]^2)))" office:value-type="float" office:value="3.57810411221651">
            <text:p>3,5781041122</text:p>
          </table:table-cell>
          <table:table-cell table:formula="of:=ROUND((2*PI()+[.C87])/(2*PI())*32768;0)" office:value-type="float" office:value="31102">
            <text:p>31102</text:p>
          </table:table-cell>
          <table:table-cell table:formula="of:=ROUND([.D87]/[$input.$B$5]*65536;0)" office:value-type="float" office:value="296">
            <text:p>296</text:p>
          </table:table-cell>
          <table:table-cell table:formula="of:=[.$A87]*9.65/256" office:value-type="float" office:value="3.091015625">
            <text:p>3,091015625</text:p>
          </table:table-cell>
          <table:table-cell table:formula="of:=([$input.$C$15]^2*[.$G87]-ATAN([$input.$B$12]/[.$G87])*[$input.$B$12])/[$input.$B$12]" office:value-type="float" office:value="-0.50867457100139">
            <text:p>-0,508674571</text:p>
          </table:table-cell>
          <table:table-cell table:formula="of:=([$input.$B$12]^2+[.$G87]^2)/([$input.$C$9]*EXP(-((ATAN([$input.$B$12]/[.$G87])+[.H87])^2/[$input.$C$15]^2)))" office:value-type="float" office:value="8.98263906324894">
            <text:p>8,9826390632</text:p>
          </table:table-cell>
          <table:table-cell table:formula="of:=ROUND((2*PI()+[.H87])/(2*PI())*32768;0)" office:value-type="float" office:value="30115">
            <text:p>30115</text:p>
          </table:table-cell>
          <table:table-cell table:formula="of:=ROUND([.I87]/[$input.$C$5]*65536;0)" office:value-type="float" office:value="468">
            <text:p>468</text:p>
          </table:table-cell>
          <table:table-cell table:number-columns-repeated="6"/>
        </table:table-row>
        <table:table-row table:style-name="ro4">
          <table:table-cell office:value-type="float" office:value="83">
            <text:p>83</text:p>
          </table:table-cell>
          <table:table-cell table:formula="of:=[.$A88]*16.7/256" office:value-type="float" office:value="5.414453125">
            <text:p>5,414453125</text:p>
          </table:table-cell>
          <table:table-cell table:formula="of:=([$input.$B$15]^2*[.$B88]-ATAN([$input.$B$12]/[.$B88])*[$input.$B$12])/[$input.$B$12]" office:value-type="float" office:value="-0.314998895743079">
            <text:p>-0,3149988957</text:p>
          </table:table-cell>
          <table:table-cell table:formula="of:=([$input.$B$12]^2+[.$B88]^2)/([$input.$B$9]*EXP(-((ATAN([$input.$B$12]/[.$B88])+[.C88])^2/[$input.$B$15]^2)))" office:value-type="float" office:value="3.66435453823108">
            <text:p>3,6643545382</text:p>
          </table:table-cell>
          <table:table-cell table:formula="of:=ROUND((2*PI()+[.C88])/(2*PI())*32768;0)" office:value-type="float" office:value="31125">
            <text:p>31125</text:p>
          </table:table-cell>
          <table:table-cell table:formula="of:=ROUND([.D88]/[$input.$B$5]*65536;0)" office:value-type="float" office:value="303">
            <text:p>303</text:p>
          </table:table-cell>
          <table:table-cell table:formula="of:=[.$A88]*9.65/256" office:value-type="float" office:value="3.1287109375">
            <text:p>3,1287109375</text:p>
          </table:table-cell>
          <table:table-cell table:formula="of:=([$input.$C$15]^2*[.$G88]-ATAN([$input.$B$12]/[.$G88])*[$input.$B$12])/[$input.$B$12]" office:value-type="float" office:value="-0.502359768344589">
            <text:p>-0,5023597683</text:p>
          </table:table-cell>
          <table:table-cell table:formula="of:=([$input.$B$12]^2+[.$G88]^2)/([$input.$C$9]*EXP(-((ATAN([$input.$B$12]/[.$G88])+[.H88])^2/[$input.$C$15]^2)))" office:value-type="float" office:value="9.16078246785843">
            <text:p>9,1607824679</text:p>
          </table:table-cell>
          <table:table-cell table:formula="of:=ROUND((2*PI()+[.H88])/(2*PI())*32768;0)" office:value-type="float" office:value="30148">
            <text:p>30148</text:p>
          </table:table-cell>
          <table:table-cell table:formula="of:=ROUND([.I88]/[$input.$C$5]*65536;0)" office:value-type="float" office:value="477">
            <text:p>477</text:p>
          </table:table-cell>
          <table:table-cell table:number-columns-repeated="6"/>
        </table:table-row>
        <table:table-row table:style-name="ro4">
          <table:table-cell office:value-type="float" office:value="84">
            <text:p>84</text:p>
          </table:table-cell>
          <table:table-cell table:formula="of:=[.$A89]*16.7/256" office:value-type="float" office:value="5.4796875">
            <text:p>5,4796875</text:p>
          </table:table-cell>
          <table:table-cell table:formula="of:=([$input.$B$15]^2*[.$B89]-ATAN([$input.$B$12]/[.$B89])*[$input.$B$12])/[$input.$B$12]" office:value-type="float" office:value="-0.31065601646081">
            <text:p>-0,3106560165</text:p>
          </table:table-cell>
          <table:table-cell table:formula="of:=([$input.$B$12]^2+[.$B89]^2)/([$input.$B$9]*EXP(-((ATAN([$input.$B$12]/[.$B89])+[.C89])^2/[$input.$B$15]^2)))" office:value-type="float" office:value="3.75207015480141">
            <text:p>3,7520701548</text:p>
          </table:table-cell>
          <table:table-cell table:formula="of:=ROUND((2*PI()+[.C89])/(2*PI())*32768;0)" office:value-type="float" office:value="31148">
            <text:p>31148</text:p>
          </table:table-cell>
          <table:table-cell table:formula="of:=ROUND([.D89]/[$input.$B$5]*65536;0)" office:value-type="float" office:value="310">
            <text:p>310</text:p>
          </table:table-cell>
          <table:table-cell table:formula="of:=[.$A89]*9.65/256" office:value-type="float" office:value="3.16640625">
            <text:p>3,16640625</text:p>
          </table:table-cell>
          <table:table-cell table:formula="of:=([$input.$C$15]^2*[.$G89]-ATAN([$input.$B$12]/[.$G89])*[$input.$B$12])/[$input.$B$12]" office:value-type="float" office:value="-0.496138498490198">
            <text:p>-0,4961384985</text:p>
          </table:table-cell>
          <table:table-cell table:formula="of:=([$input.$B$12]^2+[.$G89]^2)/([$input.$C$9]*EXP(-((ATAN([$input.$B$12]/[.$G89])+[.H89])^2/[$input.$C$15]^2)))" office:value-type="float" office:value="9.34193232717883">
            <text:p>9,3419323272</text:p>
          </table:table-cell>
          <table:table-cell table:formula="of:=ROUND((2*PI()+[.H89])/(2*PI())*32768;0)" office:value-type="float" office:value="30181">
            <text:p>30181</text:p>
          </table:table-cell>
          <table:table-cell table:formula="of:=ROUND([.I89]/[$input.$C$5]*65536;0)" office:value-type="float" office:value="487">
            <text:p>487</text:p>
          </table:table-cell>
          <table:table-cell table:number-columns-repeated="6"/>
        </table:table-row>
        <table:table-row table:style-name="ro4">
          <table:table-cell office:value-type="float" office:value="85">
            <text:p>85</text:p>
          </table:table-cell>
          <table:table-cell table:formula="of:=[.$A90]*16.7/256" office:value-type="float" office:value="5.544921875">
            <text:p>5,544921875</text:p>
          </table:table-cell>
          <table:table-cell table:formula="of:=([$input.$B$15]^2*[.$B90]-ATAN([$input.$B$12]/[.$B90])*[$input.$B$12])/[$input.$B$12]" office:value-type="float" office:value="-0.306393705377238">
            <text:p>-0,3063937054</text:p>
          </table:table-cell>
          <table:table-cell table:formula="of:=([$input.$B$12]^2+[.$B90]^2)/([$input.$B$9]*EXP(-((ATAN([$input.$B$12]/[.$B90])+[.C90])^2/[$input.$B$15]^2)))" office:value-type="float" office:value="3.84126774824534">
            <text:p>3,8412677482</text:p>
          </table:table-cell>
          <table:table-cell table:formula="of:=ROUND((2*PI()+[.C90])/(2*PI())*32768;0)" office:value-type="float" office:value="31170">
            <text:p>31170</text:p>
          </table:table-cell>
          <table:table-cell table:formula="of:=ROUND([.D90]/[$input.$B$5]*65536;0)" office:value-type="float" office:value="318">
            <text:p>318</text:p>
          </table:table-cell>
          <table:table-cell table:formula="of:=[.$A90]*9.65/256" office:value-type="float" office:value="3.2041015625">
            <text:p>3,2041015625</text:p>
          </table:table-cell>
          <table:table-cell table:formula="of:=([$input.$C$15]^2*[.$G90]-ATAN([$input.$B$12]/[.$G90])*[$input.$B$12])/[$input.$B$12]" office:value-type="float" office:value="-0.490008712519713">
            <text:p>-0,4900087125</text:p>
          </table:table-cell>
          <table:table-cell table:formula="of:=([$input.$B$12]^2+[.$G90]^2)/([$input.$C$9]*EXP(-((ATAN([$input.$B$12]/[.$G90])+[.H90])^2/[$input.$C$15]^2)))" office:value-type="float" office:value="9.52612246936088">
            <text:p>9,5261224694</text:p>
          </table:table-cell>
          <table:table-cell table:formula="of:=ROUND((2*PI()+[.H90])/(2*PI())*32768;0)" office:value-type="float" office:value="30213">
            <text:p>30213</text:p>
          </table:table-cell>
          <table:table-cell table:formula="of:=ROUND([.I90]/[$input.$C$5]*65536;0)" office:value-type="float" office:value="496">
            <text:p>496</text:p>
          </table:table-cell>
          <table:table-cell table:number-columns-repeated="6"/>
        </table:table-row>
        <table:table-row table:style-name="ro4">
          <table:table-cell office:value-type="float" office:value="86">
            <text:p>86</text:p>
          </table:table-cell>
          <table:table-cell table:formula="of:=[.$A91]*16.7/256" office:value-type="float" office:value="5.61015625">
            <text:p>5,61015625</text:p>
          </table:table-cell>
          <table:table-cell table:formula="of:=([$input.$B$15]^2*[.$B91]-ATAN([$input.$B$12]/[.$B91])*[$input.$B$12])/[$input.$B$12]" office:value-type="float" office:value="-0.302209581515826">
            <text:p>-0,3022095815</text:p>
          </table:table-cell>
          <table:table-cell table:formula="of:=([$input.$B$12]^2+[.$B91]^2)/([$input.$B$9]*EXP(-((ATAN([$input.$B$12]/[.$B91])+[.C91])^2/[$input.$B$15]^2)))" office:value-type="float" office:value="3.93196440831607">
            <text:p>3,9319644083</text:p>
          </table:table-cell>
          <table:table-cell table:formula="of:=ROUND((2*PI()+[.C91])/(2*PI())*32768;0)" office:value-type="float" office:value="31192">
            <text:p>31192</text:p>
          </table:table-cell>
          <table:table-cell table:formula="of:=ROUND([.D91]/[$input.$B$5]*65536;0)" office:value-type="float" office:value="325">
            <text:p>325</text:p>
          </table:table-cell>
          <table:table-cell table:formula="of:=[.$A91]*9.65/256" office:value-type="float" office:value="3.241796875">
            <text:p>3,241796875</text:p>
          </table:table-cell>
          <table:table-cell table:formula="of:=([$input.$C$15]^2*[.$G91]-ATAN([$input.$B$12]/[.$G91])*[$input.$B$12])/[$input.$B$12]" office:value-type="float" office:value="-0.48396840928952">
            <text:p>-0,4839684093</text:p>
          </table:table-cell>
          <table:table-cell table:formula="of:=([$input.$B$12]^2+[.$G91]^2)/([$input.$C$9]*EXP(-((ATAN([$input.$B$12]/[.$G91])+[.H91])^2/[$input.$C$15]^2)))" office:value-type="float" office:value="9.71338733093212">
            <text:p>9,7133873309</text:p>
          </table:table-cell>
          <table:table-cell table:formula="of:=ROUND((2*PI()+[.H91])/(2*PI())*32768;0)" office:value-type="float" office:value="30244">
            <text:p>30244</text:p>
          </table:table-cell>
          <table:table-cell table:formula="of:=ROUND([.I91]/[$input.$C$5]*65536;0)" office:value-type="float" office:value="506">
            <text:p>506</text:p>
          </table:table-cell>
          <table:table-cell table:number-columns-repeated="6"/>
        </table:table-row>
        <table:table-row table:style-name="ro4">
          <table:table-cell office:value-type="float" office:value="87">
            <text:p>87</text:p>
          </table:table-cell>
          <table:table-cell table:formula="of:=[.$A92]*16.7/256" office:value-type="float" office:value="5.675390625">
            <text:p>5,675390625</text:p>
          </table:table-cell>
          <table:table-cell table:formula="of:=([$input.$B$15]^2*[.$B92]-ATAN([$input.$B$12]/[.$B92])*[$input.$B$12])/[$input.$B$12]" office:value-type="float" office:value="-0.298101352377918">
            <text:p>-0,2981013524</text:p>
          </table:table-cell>
          <table:table-cell table:formula="of:=([$input.$B$12]^2+[.$B92]^2)/([$input.$B$9]*EXP(-((ATAN([$input.$B$12]/[.$B92])+[.C92])^2/[$input.$B$15]^2)))" office:value-type="float" office:value="4.02417753235138">
            <text:p>4,0241775324</text:p>
          </table:table-cell>
          <table:table-cell table:formula="of:=ROUND((2*PI()+[.C92])/(2*PI())*32768;0)" office:value-type="float" office:value="31213">
            <text:p>31213</text:p>
          </table:table-cell>
          <table:table-cell table:formula="of:=ROUND([.D92]/[$input.$B$5]*65536;0)" office:value-type="float" office:value="333">
            <text:p>333</text:p>
          </table:table-cell>
          <table:table-cell table:formula="of:=[.$A92]*9.65/256" office:value-type="float" office:value="3.2794921875">
            <text:p>3,2794921875</text:p>
          </table:table-cell>
          <table:table-cell table:formula="of:=([$input.$C$15]^2*[.$G92]-ATAN([$input.$B$12]/[.$G92])*[$input.$B$12])/[$input.$B$12]" office:value-type="float" office:value="-0.478015634626686">
            <text:p>-0,4780156346</text:p>
          </table:table-cell>
          <table:table-cell table:formula="of:=([$input.$B$12]^2+[.$G92]^2)/([$input.$C$9]*EXP(-((ATAN([$input.$B$12]/[.$G92])+[.H92])^2/[$input.$C$15]^2)))" office:value-type="float" office:value="9.90376196501915">
            <text:p>9,903761965</text:p>
          </table:table-cell>
          <table:table-cell table:formula="of:=ROUND((2*PI()+[.H92])/(2*PI())*32768;0)" office:value-type="float" office:value="30275">
            <text:p>30275</text:p>
          </table:table-cell>
          <table:table-cell table:formula="of:=ROUND([.I92]/[$input.$C$5]*65536;0)" office:value-type="float" office:value="516">
            <text:p>516</text:p>
          </table:table-cell>
          <table:table-cell table:number-columns-repeated="6"/>
        </table:table-row>
        <table:table-row table:style-name="ro4">
          <table:table-cell office:value-type="float" office:value="88">
            <text:p>88</text:p>
          </table:table-cell>
          <table:table-cell table:formula="of:=[.$A93]*16.7/256" office:value-type="float" office:value="5.740625">
            <text:p>5,740625</text:p>
          </table:table-cell>
          <table:table-cell table:formula="of:=([$input.$B$15]^2*[.$B93]-ATAN([$input.$B$12]/[.$B93])*[$input.$B$12])/[$input.$B$12]" office:value-type="float" office:value="-0.294066810102824">
            <text:p>-0,2940668101</text:p>
          </table:table-cell>
          <table:table-cell table:formula="of:=([$input.$B$12]^2+[.$B93]^2)/([$input.$B$9]*EXP(-((ATAN([$input.$B$12]/[.$B93])+[.C93])^2/[$input.$B$15]^2)))" office:value-type="float" office:value="4.11792482950327">
            <text:p>4,1179248295</text:p>
          </table:table-cell>
          <table:table-cell table:formula="of:=ROUND((2*PI()+[.C93])/(2*PI())*32768;0)" office:value-type="float" office:value="31234">
            <text:p>31234</text:p>
          </table:table-cell>
          <table:table-cell table:formula="of:=ROUND([.D93]/[$input.$B$5]*65536;0)" office:value-type="float" office:value="341">
            <text:p>341</text:p>
          </table:table-cell>
          <table:table-cell table:formula="of:=[.$A93]*9.65/256" office:value-type="float" office:value="3.3171875">
            <text:p>3,3171875</text:p>
          </table:table-cell>
          <table:table-cell table:formula="of:=([$input.$C$15]^2*[.$G93]-ATAN([$input.$B$12]/[.$G93])*[$input.$B$12])/[$input.$B$12]" office:value-type="float" office:value="-0.472148480500326">
            <text:p>-0,4721484805</text:p>
          </table:table-cell>
          <table:table-cell table:formula="of:=([$input.$B$12]^2+[.$G93]^2)/([$input.$C$9]*EXP(-((ATAN([$input.$B$12]/[.$G93])+[.H93])^2/[$input.$C$15]^2)))" office:value-type="float" office:value="10.0972820497282">
            <text:p>10,0972820497</text:p>
          </table:table-cell>
          <table:table-cell table:formula="of:=ROUND((2*PI()+[.H93])/(2*PI())*32768;0)" office:value-type="float" office:value="30306">
            <text:p>30306</text:p>
          </table:table-cell>
          <table:table-cell table:formula="of:=ROUND([.I93]/[$input.$C$5]*65536;0)" office:value-type="float" office:value="526">
            <text:p>526</text:p>
          </table:table-cell>
          <table:table-cell table:number-columns-repeated="6"/>
        </table:table-row>
        <table:table-row table:style-name="ro4">
          <table:table-cell office:value-type="float" office:value="89">
            <text:p>89</text:p>
          </table:table-cell>
          <table:table-cell table:formula="of:=[.$A94]*16.7/256" office:value-type="float" office:value="5.805859375">
            <text:p>5,805859375</text:p>
          </table:table-cell>
          <table:table-cell table:formula="of:=([$input.$B$15]^2*[.$B94]-ATAN([$input.$B$12]/[.$B94])*[$input.$B$12])/[$input.$B$12]" office:value-type="float" office:value="-0.290103827811385">
            <text:p>-0,2901038278</text:p>
          </table:table-cell>
          <table:table-cell table:formula="of:=([$input.$B$12]^2+[.$B94]^2)/([$input.$B$9]*EXP(-((ATAN([$input.$B$12]/[.$B94])+[.C94])^2/[$input.$B$15]^2)))" office:value-type="float" office:value="4.21322432504912">
            <text:p>4,213224325</text:p>
          </table:table-cell>
          <table:table-cell table:formula="of:=ROUND((2*PI()+[.C94])/(2*PI())*32768;0)" office:value-type="float" office:value="31255">
            <text:p>31255</text:p>
          </table:table-cell>
          <table:table-cell table:formula="of:=ROUND([.D94]/[$input.$B$5]*65536;0)" office:value-type="float" office:value="349">
            <text:p>349</text:p>
          </table:table-cell>
          <table:table-cell table:formula="of:=[.$A94]*9.65/256" office:value-type="float" office:value="3.3548828125">
            <text:p>3,3548828125</text:p>
          </table:table-cell>
          <table:table-cell table:formula="of:=([$input.$C$15]^2*[.$G94]-ATAN([$input.$B$12]/[.$G94])*[$input.$B$12])/[$input.$B$12]" office:value-type="float" office:value="-0.466365084173209">
            <text:p>-0,4663650842</text:p>
          </table:table-cell>
          <table:table-cell table:formula="of:=([$input.$B$12]^2+[.$G94]^2)/([$input.$C$9]*EXP(-((ATAN([$input.$B$12]/[.$G94])+[.H94])^2/[$input.$C$15]^2)))" office:value-type="float" office:value="10.2939838966866">
            <text:p>10,2939838967</text:p>
          </table:table-cell>
          <table:table-cell table:formula="of:=ROUND((2*PI()+[.H94])/(2*PI())*32768;0)" office:value-type="float" office:value="30336">
            <text:p>30336</text:p>
          </table:table-cell>
          <table:table-cell table:formula="of:=ROUND([.I94]/[$input.$C$5]*65536;0)" office:value-type="float" office:value="536">
            <text:p>536</text:p>
          </table:table-cell>
          <table:table-cell table:number-columns-repeated="6"/>
        </table:table-row>
        <table:table-row table:style-name="ro4">
          <table:table-cell office:value-type="float" office:value="90">
            <text:p>90</text:p>
          </table:table-cell>
          <table:table-cell table:formula="of:=[.$A95]*16.7/256" office:value-type="float" office:value="5.87109375">
            <text:p>5,87109375</text:p>
          </table:table-cell>
          <table:table-cell table:formula="of:=([$input.$B$15]^2*[.$B95]-ATAN([$input.$B$12]/[.$B95])*[$input.$B$12])/[$input.$B$12]" office:value-type="float" office:value="-0.286210356123999">
            <text:p>-0,2862103561</text:p>
          </table:table-cell>
          <table:table-cell table:formula="of:=([$input.$B$12]^2+[.$B95]^2)/([$input.$B$9]*EXP(-((ATAN([$input.$B$12]/[.$B95])+[.C95])^2/[$input.$B$15]^2)))" office:value-type="float" office:value="4.31009436478574">
            <text:p>4,3100943648</text:p>
          </table:table-cell>
          <table:table-cell table:formula="of:=ROUND((2*PI()+[.C95])/(2*PI())*32768;0)" office:value-type="float" office:value="31275">
            <text:p>31275</text:p>
          </table:table-cell>
          <table:table-cell table:formula="of:=ROUND([.D95]/[$input.$B$5]*65536;0)" office:value-type="float" office:value="357">
            <text:p>357</text:p>
          </table:table-cell>
          <table:table-cell table:formula="of:=[.$A95]*9.65/256" office:value-type="float" office:value="3.392578125">
            <text:p>3,392578125</text:p>
          </table:table-cell>
          <table:table-cell table:formula="of:=([$input.$C$15]^2*[.$G95]-ATAN([$input.$B$12]/[.$G95])*[$input.$B$12])/[$input.$B$12]" office:value-type="float" office:value="-0.460663627337871">
            <text:p>-0,4606636273</text:p>
          </table:table-cell>
          <table:table-cell table:formula="of:=([$input.$B$12]^2+[.$G95]^2)/([$input.$C$9]*EXP(-((ATAN([$input.$B$12]/[.$G95])+[.H95])^2/[$input.$C$15]^2)))" office:value-type="float" office:value="10.4939044597478">
            <text:p>10,4939044597</text:p>
          </table:table-cell>
          <table:table-cell table:formula="of:=ROUND((2*PI()+[.H95])/(2*PI())*32768;0)" office:value-type="float" office:value="30366">
            <text:p>30366</text:p>
          </table:table-cell>
          <table:table-cell table:formula="of:=ROUND([.I95]/[$input.$C$5]*65536;0)" office:value-type="float" office:value="547">
            <text:p>547</text:p>
          </table:table-cell>
          <table:table-cell table:number-columns-repeated="6"/>
        </table:table-row>
        <table:table-row table:style-name="ro4">
          <table:table-cell office:value-type="float" office:value="91">
            <text:p>91</text:p>
          </table:table-cell>
          <table:table-cell table:formula="of:=[.$A96]*16.7/256" office:value-type="float" office:value="5.936328125">
            <text:p>5,936328125</text:p>
          </table:table-cell>
          <table:table-cell table:formula="of:=([$input.$B$15]^2*[.$B96]-ATAN([$input.$B$12]/[.$B96])*[$input.$B$12])/[$input.$B$12]" office:value-type="float" office:value="-0.282384419844483">
            <text:p>-0,2823844198</text:p>
          </table:table-cell>
          <table:table-cell table:formula="of:=([$input.$B$12]^2+[.$B96]^2)/([$input.$B$9]*EXP(-((ATAN([$input.$B$12]/[.$B96])+[.C96])^2/[$input.$B$15]^2)))" office:value-type="float" office:value="4.40855361950779">
            <text:p>4,4085536195</text:p>
          </table:table-cell>
          <table:table-cell table:formula="of:=ROUND((2*PI()+[.C96])/(2*PI())*32768;0)" office:value-type="float" office:value="31295">
            <text:p>31295</text:p>
          </table:table-cell>
          <table:table-cell table:formula="of:=ROUND([.D96]/[$input.$B$5]*65536;0)" office:value-type="float" office:value="365">
            <text:p>365</text:p>
          </table:table-cell>
          <table:table-cell table:formula="of:=[.$A96]*9.65/256" office:value-type="float" office:value="3.4302734375">
            <text:p>3,4302734375</text:p>
          </table:table-cell>
          <table:table-cell table:formula="of:=([$input.$C$15]^2*[.$G96]-ATAN([$input.$B$12]/[.$G96])*[$input.$B$12])/[$input.$B$12]" office:value-type="float" office:value="-0.455042335241055">
            <text:p>-0,4550423352</text:p>
          </table:table-cell>
          <table:table-cell table:formula="of:=([$input.$B$12]^2+[.$G96]^2)/([$input.$C$9]*EXP(-((ATAN([$input.$B$12]/[.$G96])+[.H96])^2/[$input.$C$15]^2)))" office:value-type="float" office:value="10.6970813438619">
            <text:p>10,6970813439</text:p>
          </table:table-cell>
          <table:table-cell table:formula="of:=ROUND((2*PI()+[.H96])/(2*PI())*32768;0)" office:value-type="float" office:value="30395">
            <text:p>30395</text:p>
          </table:table-cell>
          <table:table-cell table:formula="of:=ROUND([.I96]/[$input.$C$5]*65536;0)" office:value-type="float" office:value="557">
            <text:p>557</text:p>
          </table:table-cell>
          <table:table-cell table:number-columns-repeated="6"/>
        </table:table-row>
        <table:table-row table:style-name="ro4">
          <table:table-cell office:value-type="float" office:value="92">
            <text:p>92</text:p>
          </table:table-cell>
          <table:table-cell table:formula="of:=[.$A97]*16.7/256" office:value-type="float" office:value="6.0015625">
            <text:p>6,0015625</text:p>
          </table:table-cell>
          <table:table-cell table:formula="of:=([$input.$B$15]^2*[.$B97]-ATAN([$input.$B$12]/[.$B97])*[$input.$B$12])/[$input.$B$12]" office:value-type="float" office:value="-0.27862411480154">
            <text:p>-0,2786241148</text:p>
          </table:table-cell>
          <table:table-cell table:formula="of:=([$input.$B$12]^2+[.$B97]^2)/([$input.$B$9]*EXP(-((ATAN([$input.$B$12]/[.$B97])+[.C97])^2/[$input.$B$15]^2)))" office:value-type="float" office:value="4.50862108957161">
            <text:p>4,5086210896</text:p>
          </table:table-cell>
          <table:table-cell table:formula="of:=ROUND((2*PI()+[.C97])/(2*PI())*32768;0)" office:value-type="float" office:value="31315">
            <text:p>31315</text:p>
          </table:table-cell>
          <table:table-cell table:formula="of:=ROUND([.D97]/[$input.$B$5]*65536;0)" office:value-type="float" office:value="373">
            <text:p>373</text:p>
          </table:table-cell>
          <table:table-cell table:formula="of:=[.$A97]*9.65/256" office:value-type="float" office:value="3.46796875">
            <text:p>3,46796875</text:p>
          </table:table-cell>
          <table:table-cell table:formula="of:=([$input.$C$15]^2*[.$G97]-ATAN([$input.$B$12]/[.$G97])*[$input.$B$12])/[$input.$B$12]" office:value-type="float" office:value="-0.449499475799941">
            <text:p>-0,4494994758</text:p>
          </table:table-cell>
          <table:table-cell table:formula="of:=([$input.$B$12]^2+[.$G97]^2)/([$input.$C$9]*EXP(-((ATAN([$input.$B$12]/[.$G97])+[.H97])^2/[$input.$C$15]^2)))" office:value-type="float" office:value="10.9035528141157">
            <text:p>10,9035528141</text:p>
          </table:table-cell>
          <table:table-cell table:formula="of:=ROUND((2*PI()+[.H97])/(2*PI())*32768;0)" office:value-type="float" office:value="30424">
            <text:p>30424</text:p>
          </table:table-cell>
          <table:table-cell table:formula="of:=ROUND([.I97]/[$input.$C$5]*65536;0)" office:value-type="float" office:value="568">
            <text:p>568</text:p>
          </table:table-cell>
          <table:table-cell table:number-columns-repeated="6"/>
        </table:table-row>
        <table:table-row table:style-name="ro4">
          <table:table-cell office:value-type="float" office:value="93">
            <text:p>93</text:p>
          </table:table-cell>
          <table:table-cell table:formula="of:=[.$A98]*16.7/256" office:value-type="float" office:value="6.066796875">
            <text:p>6,066796875</text:p>
          </table:table-cell>
          <table:table-cell table:formula="of:=([$input.$B$15]^2*[.$B98]-ATAN([$input.$B$12]/[.$B98])*[$input.$B$12])/[$input.$B$12]" office:value-type="float" office:value="-0.274927604839989">
            <text:p>-0,2749276048</text:p>
          </table:table-cell>
          <table:table-cell table:formula="of:=([$input.$B$12]^2+[.$B98]^2)/([$input.$B$9]*EXP(-((ATAN([$input.$B$12]/[.$B98])+[.C98])^2/[$input.$B$15]^2)))" office:value-type="float" office:value="4.61031610954627">
            <text:p>4,6103161095</text:p>
          </table:table-cell>
          <table:table-cell table:formula="of:=ROUND((2*PI()+[.C98])/(2*PI())*32768;0)" office:value-type="float" office:value="31334">
            <text:p>31334</text:p>
          </table:table-cell>
          <table:table-cell table:formula="of:=ROUND([.D98]/[$input.$B$5]*65536;0)" office:value-type="float" office:value="381">
            <text:p>381</text:p>
          </table:table-cell>
          <table:table-cell table:formula="of:=[.$A98]*9.65/256" office:value-type="float" office:value="3.5056640625">
            <text:p>3,5056640625</text:p>
          </table:table-cell>
          <table:table-cell table:formula="of:=([$input.$C$15]^2*[.$G98]-ATAN([$input.$B$12]/[.$G98])*[$input.$B$12])/[$input.$B$12]" office:value-type="float" office:value="-0.444033358713265">
            <text:p>-0,4440333587</text:p>
          </table:table-cell>
          <table:table-cell table:formula="of:=([$input.$B$12]^2+[.$G98]^2)/([$input.$C$9]*EXP(-((ATAN([$input.$B$12]/[.$G98])+[.H98])^2/[$input.$C$15]^2)))" office:value-type="float" office:value="11.1133578049433">
            <text:p>11,1133578049</text:p>
          </table:table-cell>
          <table:table-cell table:formula="of:=ROUND((2*PI()+[.H98])/(2*PI())*32768;0)" office:value-type="float" office:value="30452">
            <text:p>30452</text:p>
          </table:table-cell>
          <table:table-cell table:formula="of:=ROUND([.I98]/[$input.$C$5]*65536;0)" office:value-type="float" office:value="579">
            <text:p>579</text:p>
          </table:table-cell>
          <table:table-cell table:number-columns-repeated="6"/>
        </table:table-row>
        <table:table-row table:style-name="ro4">
          <table:table-cell office:value-type="float" office:value="94">
            <text:p>94</text:p>
          </table:table-cell>
          <table:table-cell table:formula="of:=[.$A99]*16.7/256" office:value-type="float" office:value="6.13203125">
            <text:p>6,13203125</text:p>
          </table:table-cell>
          <table:table-cell table:formula="of:=([$input.$B$15]^2*[.$B99]-ATAN([$input.$B$12]/[.$B99])*[$input.$B$12])/[$input.$B$12]" office:value-type="float" office:value="-0.271293118954277">
            <text:p>-0,271293119</text:p>
          </table:table-cell>
          <table:table-cell table:formula="of:=([$input.$B$12]^2+[.$B99]^2)/([$input.$B$9]*EXP(-((ATAN([$input.$B$12]/[.$B99])+[.C99])^2/[$input.$B$15]^2)))" office:value-type="float" office:value="4.71365835295285">
            <text:p>4,713658353</text:p>
          </table:table-cell>
          <table:table-cell table:formula="of:=ROUND((2*PI()+[.C99])/(2*PI())*32768;0)" office:value-type="float" office:value="31353">
            <text:p>31353</text:p>
          </table:table-cell>
          <table:table-cell table:formula="of:=ROUND([.D99]/[$input.$B$5]*65536;0)" office:value-type="float" office:value="390">
            <text:p>390</text:p>
          </table:table-cell>
          <table:table-cell table:formula="of:=[.$A99]*9.65/256" office:value-type="float" office:value="3.543359375">
            <text:p>3,543359375</text:p>
          </table:table-cell>
          <table:table-cell table:formula="of:=([$input.$C$15]^2*[.$G99]-ATAN([$input.$B$12]/[.$G99])*[$input.$B$12])/[$input.$B$12]" office:value-type="float" office:value="-0.438642334570131">
            <text:p>-0,4386423346</text:p>
          </table:table-cell>
          <table:table-cell table:formula="of:=([$input.$B$12]^2+[.$G99]^2)/([$input.$C$9]*EXP(-((ATAN([$input.$B$12]/[.$G99])+[.H99])^2/[$input.$C$15]^2)))" office:value-type="float" office:value="11.3265359295116">
            <text:p>11,3265359295</text:p>
          </table:table-cell>
          <table:table-cell table:formula="of:=ROUND((2*PI()+[.H99])/(2*PI())*32768;0)" office:value-type="float" office:value="30480">
            <text:p>30480</text:p>
          </table:table-cell>
          <table:table-cell table:formula="of:=ROUND([.I99]/[$input.$C$5]*65536;0)" office:value-type="float" office:value="590">
            <text:p>590</text:p>
          </table:table-cell>
          <table:table-cell table:number-columns-repeated="6"/>
        </table:table-row>
        <table:table-row table:style-name="ro4">
          <table:table-cell office:value-type="float" office:value="95">
            <text:p>95</text:p>
          </table:table-cell>
          <table:table-cell table:formula="of:=[.$A100]*16.7/256" office:value-type="float" office:value="6.197265625">
            <text:p>6,197265625</text:p>
          </table:table-cell>
          <table:table-cell table:formula="of:=([$input.$B$15]^2*[.$B100]-ATAN([$input.$B$12]/[.$B100])*[$input.$B$12])/[$input.$B$12]" office:value-type="float" office:value="-0.267718948557167">
            <text:p>-0,2677189486</text:p>
          </table:table-cell>
          <table:table-cell table:formula="of:=([$input.$B$12]^2+[.$B100]^2)/([$input.$B$9]*EXP(-((ATAN([$input.$B$12]/[.$B100])+[.C100])^2/[$input.$B$15]^2)))" office:value-type="float" office:value="4.81866783709371">
            <text:p>4,8186678371</text:p>
          </table:table-cell>
          <table:table-cell table:formula="of:=ROUND((2*PI()+[.C100])/(2*PI())*32768;0)" office:value-type="float" office:value="31372">
            <text:p>31372</text:p>
          </table:table-cell>
          <table:table-cell table:formula="of:=ROUND([.D100]/[$input.$B$5]*65536;0)" office:value-type="float" office:value="399">
            <text:p>399</text:p>
          </table:table-cell>
          <table:table-cell table:formula="of:=[.$A100]*9.65/256" office:value-type="float" office:value="3.5810546875">
            <text:p>3,5810546875</text:p>
          </table:table-cell>
          <table:table-cell table:formula="of:=([$input.$C$15]^2*[.$G100]-ATAN([$input.$B$12]/[.$G100])*[$input.$B$12])/[$input.$B$12]" office:value-type="float" office:value="-0.433324793958983">
            <text:p>-0,433324794</text:p>
          </table:table-cell>
          <table:table-cell table:formula="of:=([$input.$B$12]^2+[.$G100]^2)/([$input.$C$9]*EXP(-((ATAN([$input.$B$12]/[.$G100])+[.H100])^2/[$input.$C$15]^2)))" office:value-type="float" office:value="11.5431274892822">
            <text:p>11,5431274893</text:p>
          </table:table-cell>
          <table:table-cell table:formula="of:=ROUND((2*PI()+[.H100])/(2*PI())*32768;0)" office:value-type="float" office:value="30508">
            <text:p>30508</text:p>
          </table:table-cell>
          <table:table-cell table:formula="of:=ROUND([.I100]/[$input.$C$5]*65536;0)" office:value-type="float" office:value="601">
            <text:p>601</text:p>
          </table:table-cell>
          <table:table-cell table:number-columns-repeated="6"/>
        </table:table-row>
        <table:table-row table:style-name="ro4">
          <table:table-cell office:value-type="float" office:value="96">
            <text:p>96</text:p>
          </table:table-cell>
          <table:table-cell table:formula="of:=[.$A101]*16.7/256" office:value-type="float" office:value="6.2625">
            <text:p>6,2625</text:p>
          </table:table-cell>
          <table:table-cell table:formula="of:=([$input.$B$15]^2*[.$B101]-ATAN([$input.$B$12]/[.$B101])*[$input.$B$12])/[$input.$B$12]" office:value-type="float" office:value="-0.264203444876823">
            <text:p>-0,2642034449</text:p>
          </table:table-cell>
          <table:table-cell table:formula="of:=([$input.$B$12]^2+[.$B101]^2)/([$input.$B$9]*EXP(-((ATAN([$input.$B$12]/[.$B101])+[.C101])^2/[$input.$B$15]^2)))" office:value-type="float" office:value="4.92536492797304">
            <text:p>4,925364928</text:p>
          </table:table-cell>
          <table:table-cell table:formula="of:=ROUND((2*PI()+[.C101])/(2*PI())*32768;0)" office:value-type="float" office:value="31390">
            <text:p>31390</text:p>
          </table:table-cell>
          <table:table-cell table:formula="of:=ROUND([.D101]/[$input.$B$5]*65536;0)" office:value-type="float" office:value="408">
            <text:p>408</text:p>
          </table:table-cell>
          <table:table-cell table:formula="of:=[.$A101]*9.65/256" office:value-type="float" office:value="3.61875">
            <text:p>3,61875</text:p>
          </table:table-cell>
          <table:table-cell table:formula="of:=([$input.$C$15]^2*[.$G101]-ATAN([$input.$B$12]/[.$G101])*[$input.$B$12])/[$input.$B$12]" office:value-type="float" office:value="-0.42807916657899">
            <text:p>-0,4280791666</text:p>
          </table:table-cell>
          <table:table-cell table:formula="of:=([$input.$B$12]^2+[.$G101]^2)/([$input.$C$9]*EXP(-((ATAN([$input.$B$12]/[.$G101])+[.H101])^2/[$input.$C$15]^2)))" office:value-type="float" office:value="11.7631734837536">
            <text:p>11,7631734838</text:p>
          </table:table-cell>
          <table:table-cell table:formula="of:=ROUND((2*PI()+[.H101])/(2*PI())*32768;0)" office:value-type="float" office:value="30535">
            <text:p>30535</text:p>
          </table:table-cell>
          <table:table-cell table:formula="of:=ROUND([.I101]/[$input.$C$5]*65536;0)" office:value-type="float" office:value="613">
            <text:p>613</text:p>
          </table:table-cell>
          <table:table-cell table:number-columns-repeated="6"/>
        </table:table-row>
        <table:table-row table:style-name="ro4">
          <table:table-cell office:value-type="float" office:value="97">
            <text:p>97</text:p>
          </table:table-cell>
          <table:table-cell table:formula="of:=[.$A102]*16.7/256" office:value-type="float" office:value="6.327734375">
            <text:p>6,327734375</text:p>
          </table:table-cell>
          <table:table-cell table:formula="of:=([$input.$B$15]^2*[.$B102]-ATAN([$input.$B$12]/[.$B102])*[$input.$B$12])/[$input.$B$12]" office:value-type="float" office:value="-0.260745016475858">
            <text:p>-0,2607450165</text:p>
          </table:table-cell>
          <table:table-cell table:formula="of:=([$input.$B$12]^2+[.$B102]^2)/([$input.$B$9]*EXP(-((ATAN([$input.$B$12]/[.$B102])+[.C102])^2/[$input.$B$15]^2)))" office:value-type="float" office:value="5.03377034531034">
            <text:p>5,0337703453</text:p>
          </table:table-cell>
          <table:table-cell table:formula="of:=ROUND((2*PI()+[.C102])/(2*PI())*32768;0)" office:value-type="float" office:value="31408">
            <text:p>31408</text:p>
          </table:table-cell>
          <table:table-cell table:formula="of:=ROUND([.D102]/[$input.$B$5]*65536;0)" office:value-type="float" office:value="417">
            <text:p>417</text:p>
          </table:table-cell>
          <table:table-cell table:formula="of:=[.$A102]*9.65/256" office:value-type="float" office:value="3.6564453125">
            <text:p>3,6564453125</text:p>
          </table:table-cell>
          <table:table-cell table:formula="of:=([$input.$C$15]^2*[.$G102]-ATAN([$input.$B$12]/[.$G102])*[$input.$B$12])/[$input.$B$12]" office:value-type="float" office:value="-0.422903920355799">
            <text:p>-0,4229039204</text:p>
          </table:table-cell>
          <table:table-cell table:formula="of:=([$input.$B$12]^2+[.$G102]^2)/([$input.$C$9]*EXP(-((ATAN([$input.$B$12]/[.$G102])+[.H102])^2/[$input.$C$15]^2)))" office:value-type="float" office:value="11.9867156203862">
            <text:p>11,9867156204</text:p>
          </table:table-cell>
          <table:table-cell table:formula="of:=ROUND((2*PI()+[.H102])/(2*PI())*32768;0)" office:value-type="float" office:value="30562">
            <text:p>30562</text:p>
          </table:table-cell>
          <table:table-cell table:formula="of:=ROUND([.I102]/[$input.$C$5]*65536;0)" office:value-type="float" office:value="624">
            <text:p>624</text:p>
          </table:table-cell>
          <table:table-cell table:number-columns-repeated="6"/>
        </table:table-row>
        <table:table-row table:style-name="ro4">
          <table:table-cell office:value-type="float" office:value="98">
            <text:p>98</text:p>
          </table:table-cell>
          <table:table-cell table:formula="of:=[.$A103]*16.7/256" office:value-type="float" office:value="6.39296875">
            <text:p>6,39296875</text:p>
          </table:table-cell>
          <table:table-cell table:formula="of:=([$input.$B$15]^2*[.$B103]-ATAN([$input.$B$12]/[.$B103])*[$input.$B$12])/[$input.$B$12]" office:value-type="float" office:value="-0.257342126886243">
            <text:p>-0,2573421269</text:p>
          </table:table-cell>
          <table:table-cell table:formula="of:=([$input.$B$12]^2+[.$B103]^2)/([$input.$B$9]*EXP(-((ATAN([$input.$B$12]/[.$B103])+[.C103])^2/[$input.$B$15]^2)))" office:value-type="float" office:value="5.14390516764817">
            <text:p>5,1439051676</text:p>
          </table:table-cell>
          <table:table-cell table:formula="of:=ROUND((2*PI()+[.C103])/(2*PI())*32768;0)" office:value-type="float" office:value="31426">
            <text:p>31426</text:p>
          </table:table-cell>
          <table:table-cell table:formula="of:=ROUND([.D103]/[$input.$B$5]*65536;0)" office:value-type="float" office:value="426">
            <text:p>426</text:p>
          </table:table-cell>
          <table:table-cell table:formula="of:=[.$A103]*9.65/256" office:value-type="float" office:value="3.694140625">
            <text:p>3,694140625</text:p>
          </table:table-cell>
          <table:table-cell table:formula="of:=([$input.$C$15]^2*[.$G103]-ATAN([$input.$B$12]/[.$G103])*[$input.$B$12])/[$input.$B$12]" office:value-type="float" office:value="-0.417797560563409">
            <text:p>-0,4177975606</text:p>
          </table:table-cell>
          <table:table-cell table:formula="of:=([$input.$B$12]^2+[.$G103]^2)/([$input.$C$9]*EXP(-((ATAN([$input.$B$12]/[.$G103])+[.H103])^2/[$input.$C$15]^2)))" office:value-type="float" office:value="12.2137963247127">
            <text:p>12,2137963247</text:p>
          </table:table-cell>
          <table:table-cell table:formula="of:=ROUND((2*PI()+[.H103])/(2*PI())*32768;0)" office:value-type="float" office:value="30589">
            <text:p>30589</text:p>
          </table:table-cell>
          <table:table-cell table:formula="of:=ROUND([.I103]/[$input.$C$5]*65536;0)" office:value-type="float" office:value="636">
            <text:p>636</text:p>
          </table:table-cell>
          <table:table-cell table:number-columns-repeated="6"/>
        </table:table-row>
        <table:table-row table:style-name="ro4">
          <table:table-cell office:value-type="float" office:value="99">
            <text:p>99</text:p>
          </table:table-cell>
          <table:table-cell table:formula="of:=[.$A104]*16.7/256" office:value-type="float" office:value="6.458203125">
            <text:p>6,458203125</text:p>
          </table:table-cell>
          <table:table-cell table:formula="of:=([$input.$B$15]^2*[.$B104]-ATAN([$input.$B$12]/[.$B104])*[$input.$B$12])/[$input.$B$12]" office:value-type="float" office:value="-0.253993292354245">
            <text:p>-0,2539932924</text:p>
          </table:table-cell>
          <table:table-cell table:formula="of:=([$input.$B$12]^2+[.$B104]^2)/([$input.$B$9]*EXP(-((ATAN([$input.$B$12]/[.$B104])+[.C104])^2/[$input.$B$15]^2)))" office:value-type="float" office:value="5.25579083755601">
            <text:p>5,2557908376</text:p>
          </table:table-cell>
          <table:table-cell table:formula="of:=ROUND((2*PI()+[.C104])/(2*PI())*32768;0)" office:value-type="float" office:value="31443">
            <text:p>31443</text:p>
          </table:table-cell>
          <table:table-cell table:formula="of:=ROUND([.D104]/[$input.$B$5]*65536;0)" office:value-type="float" office:value="435">
            <text:p>435</text:p>
          </table:table-cell>
          <table:table-cell table:formula="of:=[.$A104]*9.65/256" office:value-type="float" office:value="3.7318359375">
            <text:p>3,7318359375</text:p>
          </table:table-cell>
          <table:table-cell table:formula="of:=([$input.$C$15]^2*[.$G104]-ATAN([$input.$B$12]/[.$G104])*[$input.$B$12])/[$input.$B$12]" office:value-type="float" office:value="-0.412758628953725">
            <text:p>-0,412758629</text:p>
          </table:table-cell>
          <table:table-cell table:formula="of:=([$input.$B$12]^2+[.$G104]^2)/([$input.$C$9]*EXP(-((ATAN([$input.$B$12]/[.$G104])+[.H104])^2/[$input.$C$15]^2)))" office:value-type="float" office:value="12.4444587506381">
            <text:p>12,4444587506</text:p>
          </table:table-cell>
          <table:table-cell table:formula="of:=ROUND((2*PI()+[.H104])/(2*PI())*32768;0)" office:value-type="float" office:value="30615">
            <text:p>30615</text:p>
          </table:table-cell>
          <table:table-cell table:formula="of:=ROUND([.I104]/[$input.$C$5]*65536;0)" office:value-type="float" office:value="648">
            <text:p>648</text:p>
          </table:table-cell>
          <table:table-cell table:number-columns-repeated="6"/>
        </table:table-row>
        <table:table-row table:style-name="ro4">
          <table:table-cell office:value-type="float" office:value="100">
            <text:p>100</text:p>
          </table:table-cell>
          <table:table-cell table:formula="of:=[.$A105]*16.7/256" office:value-type="float" office:value="6.5234375">
            <text:p>6,5234375</text:p>
          </table:table-cell>
          <table:table-cell table:formula="of:=([$input.$B$15]^2*[.$B105]-ATAN([$input.$B$12]/[.$B105])*[$input.$B$12])/[$input.$B$12]" office:value-type="float" office:value="-0.250697079689905">
            <text:p>-0,2506970797</text:p>
          </table:table-cell>
          <table:table-cell table:formula="of:=([$input.$B$12]^2+[.$B105]^2)/([$input.$B$9]*EXP(-((ATAN([$input.$B$12]/[.$B105])+[.C105])^2/[$input.$B$15]^2)))" office:value-type="float" office:value="5.3694491669316">
            <text:p>5,3694491669</text:p>
          </table:table-cell>
          <table:table-cell table:formula="of:=ROUND((2*PI()+[.C105])/(2*PI())*32768;0)" office:value-type="float" office:value="31461">
            <text:p>31461</text:p>
          </table:table-cell>
          <table:table-cell table:formula="of:=ROUND([.D105]/[$input.$B$5]*65536;0)" office:value-type="float" office:value="444">
            <text:p>444</text:p>
          </table:table-cell>
          <table:table-cell table:formula="of:=[.$A105]*9.65/256" office:value-type="float" office:value="3.76953125">
            <text:p>3,76953125</text:p>
          </table:table-cell>
          <table:table-cell table:formula="of:=([$input.$C$15]^2*[.$G105]-ATAN([$input.$B$12]/[.$G105])*[$input.$B$12])/[$input.$B$12]" office:value-type="float" office:value="-0.407785702895127">
            <text:p>-0,4077857029</text:p>
          </table:table-cell>
          <table:table-cell table:formula="of:=([$input.$B$12]^2+[.$G105]^2)/([$input.$C$9]*EXP(-((ATAN([$input.$B$12]/[.$G105])+[.H105])^2/[$input.$C$15]^2)))" office:value-type="float" office:value="12.6787467909309">
            <text:p>12,6787467909</text:p>
          </table:table-cell>
          <table:table-cell table:formula="of:=ROUND((2*PI()+[.H105])/(2*PI())*32768;0)" office:value-type="float" office:value="30641">
            <text:p>30641</text:p>
          </table:table-cell>
          <table:table-cell table:formula="of:=ROUND([.I105]/[$input.$C$5]*65536;0)" office:value-type="float" office:value="661">
            <text:p>661</text:p>
          </table:table-cell>
          <table:table-cell table:number-columns-repeated="6"/>
        </table:table-row>
        <table:table-row table:style-name="ro4">
          <table:table-cell office:value-type="float" office:value="101">
            <text:p>101</text:p>
          </table:table-cell>
          <table:table-cell table:formula="of:=[.$A106]*16.7/256" office:value-type="float" office:value="6.588671875">
            <text:p>6,588671875</text:p>
          </table:table-cell>
          <table:table-cell table:formula="of:=([$input.$B$15]^2*[.$B106]-ATAN([$input.$B$12]/[.$B106])*[$input.$B$12])/[$input.$B$12]" office:value-type="float" office:value="-0.247452104215804">
            <text:p>-0,2474521042</text:p>
          </table:table-cell>
          <table:table-cell table:formula="of:=([$input.$B$12]^2+[.$B106]^2)/([$input.$B$9]*EXP(-((ATAN([$input.$B$12]/[.$B106])+[.C106])^2/[$input.$B$15]^2)))" office:value-type="float" office:value="5.48490234240146">
            <text:p>5,4849023424</text:p>
          </table:table-cell>
          <table:table-cell table:formula="of:=ROUND((2*PI()+[.C106])/(2*PI())*32768;0)" office:value-type="float" office:value="31477">
            <text:p>31477</text:p>
          </table:table-cell>
          <table:table-cell table:formula="of:=ROUND([.D106]/[$input.$B$5]*65536;0)" office:value-type="float" office:value="454">
            <text:p>454</text:p>
          </table:table-cell>
          <table:table-cell table:formula="of:=[.$A106]*9.65/256" office:value-type="float" office:value="3.8072265625">
            <text:p>3,8072265625</text:p>
          </table:table-cell>
          <table:table-cell table:formula="of:=([$input.$C$15]^2*[.$G106]-ATAN([$input.$B$12]/[.$G106])*[$input.$B$12])/[$input.$B$12]" office:value-type="float" office:value="-0.402877394521256">
            <text:p>-0,4028773945</text:p>
          </table:table-cell>
          <table:table-cell table:formula="of:=([$input.$B$12]^2+[.$G106]^2)/([$input.$C$9]*EXP(-((ATAN([$input.$B$12]/[.$G106])+[.H106])^2/[$input.$C$15]^2)))" office:value-type="float" office:value="12.9167050879106">
            <text:p>12,9167050879</text:p>
          </table:table-cell>
          <table:table-cell table:formula="of:=ROUND((2*PI()+[.H106])/(2*PI())*32768;0)" office:value-type="float" office:value="30667">
            <text:p>30667</text:p>
          </table:table-cell>
          <table:table-cell table:formula="of:=ROUND([.I106]/[$input.$C$5]*65536;0)" office:value-type="float" office:value="673">
            <text:p>673</text:p>
          </table:table-cell>
          <table:table-cell table:number-columns-repeated="6"/>
        </table:table-row>
        <table:table-row table:style-name="ro4">
          <table:table-cell office:value-type="float" office:value="102">
            <text:p>102</text:p>
          </table:table-cell>
          <table:table-cell table:formula="of:=[.$A107]*16.7/256" office:value-type="float" office:value="6.65390625">
            <text:p>6,65390625</text:p>
          </table:table-cell>
          <table:table-cell table:formula="of:=([$input.$B$15]^2*[.$B107]-ATAN([$input.$B$12]/[.$B107])*[$input.$B$12])/[$input.$B$12]" office:value-type="float" office:value="-0.244257027810159">
            <text:p>-0,2442570278</text:p>
          </table:table-cell>
          <table:table-cell table:formula="of:=([$input.$B$12]^2+[.$B107]^2)/([$input.$B$9]*EXP(-((ATAN([$input.$B$12]/[.$B107])+[.C107])^2/[$input.$B$15]^2)))" office:value-type="float" office:value="5.60217293082239">
            <text:p>5,6021729308</text:p>
          </table:table-cell>
          <table:table-cell table:formula="of:=ROUND((2*PI()+[.C107])/(2*PI())*32768;0)" office:value-type="float" office:value="31494">
            <text:p>31494</text:p>
          </table:table-cell>
          <table:table-cell table:formula="of:=ROUND([.D107]/[$input.$B$5]*65536;0)" office:value-type="float" office:value="464">
            <text:p>464</text:p>
          </table:table-cell>
          <table:table-cell table:formula="of:=[.$A107]*9.65/256" office:value-type="float" office:value="3.844921875">
            <text:p>3,844921875</text:p>
          </table:table-cell>
          <table:table-cell table:formula="of:=([$input.$C$15]^2*[.$G107]-ATAN([$input.$B$12]/[.$G107])*[$input.$B$12])/[$input.$B$12]" office:value-type="float" office:value="-0.398032349891024">
            <text:p>-0,3980323499</text:p>
          </table:table-cell>
          <table:table-cell table:formula="of:=([$input.$B$12]^2+[.$G107]^2)/([$input.$C$9]*EXP(-((ATAN([$input.$B$12]/[.$G107])+[.H107])^2/[$input.$C$15]^2)))" office:value-type="float" office:value="13.1583790443321">
            <text:p>13,1583790443</text:p>
          </table:table-cell>
          <table:table-cell table:formula="of:=ROUND((2*PI()+[.H107])/(2*PI())*32768;0)" office:value-type="float" office:value="30692">
            <text:p>30692</text:p>
          </table:table-cell>
          <table:table-cell table:formula="of:=ROUND([.I107]/[$input.$C$5]*65536;0)" office:value-type="float" office:value="685">
            <text:p>685</text:p>
          </table:table-cell>
          <table:table-cell table:number-columns-repeated="6"/>
        </table:table-row>
        <table:table-row table:style-name="ro4">
          <table:table-cell office:value-type="float" office:value="103">
            <text:p>103</text:p>
          </table:table-cell>
          <table:table-cell table:formula="of:=[.$A108]*16.7/256" office:value-type="float" office:value="6.719140625">
            <text:p>6,719140625</text:p>
          </table:table-cell>
          <table:table-cell table:formula="of:=([$input.$B$15]^2*[.$B108]-ATAN([$input.$B$12]/[.$B108])*[$input.$B$12])/[$input.$B$12]" office:value-type="float" office:value="-0.241110557039539">
            <text:p>-0,241110557</text:p>
          </table:table-cell>
          <table:table-cell table:formula="of:=([$input.$B$12]^2+[.$B108]^2)/([$input.$B$9]*EXP(-((ATAN([$input.$B$12]/[.$B108])+[.C108])^2/[$input.$B$15]^2)))" office:value-type="float" office:value="5.72128388488541">
            <text:p>5,7212838849</text:p>
          </table:table-cell>
          <table:table-cell table:formula="of:=ROUND((2*PI()+[.C108])/(2*PI())*32768;0)" office:value-type="float" office:value="31511">
            <text:p>31511</text:p>
          </table:table-cell>
          <table:table-cell table:formula="of:=ROUND([.D108]/[$input.$B$5]*65536;0)" office:value-type="float" office:value="473">
            <text:p>473</text:p>
          </table:table-cell>
          <table:table-cell table:formula="of:=[.$A108]*9.65/256" office:value-type="float" office:value="3.8826171875">
            <text:p>3,8826171875</text:p>
          </table:table-cell>
          <table:table-cell table:formula="of:=([$input.$C$15]^2*[.$G108]-ATAN([$input.$B$12]/[.$G108])*[$input.$B$12])/[$input.$B$12]" office:value-type="float" office:value="-0.393249248160754">
            <text:p>-0,3932492482</text:p>
          </table:table-cell>
          <table:table-cell table:formula="of:=([$input.$B$12]^2+[.$G108]^2)/([$input.$C$9]*EXP(-((ATAN([$input.$B$12]/[.$G108])+[.H108])^2/[$input.$C$15]^2)))" office:value-type="float" office:value="13.4038148344737">
            <text:p>13,4038148345</text:p>
          </table:table-cell>
          <table:table-cell table:formula="of:=ROUND((2*PI()+[.H108])/(2*PI())*32768;0)" office:value-type="float" office:value="30717">
            <text:p>30717</text:p>
          </table:table-cell>
          <table:table-cell table:formula="of:=ROUND([.I108]/[$input.$C$5]*65536;0)" office:value-type="float" office:value="698">
            <text:p>698</text:p>
          </table:table-cell>
          <table:table-cell table:number-columns-repeated="6"/>
        </table:table-row>
        <table:table-row table:style-name="ro4">
          <table:table-cell office:value-type="float" office:value="104">
            <text:p>104</text:p>
          </table:table-cell>
          <table:table-cell table:formula="of:=[.$A109]*16.7/256" office:value-type="float" office:value="6.784375">
            <text:p>6,784375</text:p>
          </table:table-cell>
          <table:table-cell table:formula="of:=([$input.$B$15]^2*[.$B109]-ATAN([$input.$B$12]/[.$B109])*[$input.$B$12])/[$input.$B$12]" office:value-type="float" office:value="-0.238011441376729">
            <text:p>-0,2380114414</text:p>
          </table:table-cell>
          <table:table-cell table:formula="of:=([$input.$B$12]^2+[.$B109]^2)/([$input.$B$9]*EXP(-((ATAN([$input.$B$12]/[.$B109])+[.C109])^2/[$input.$B$15]^2)))" office:value-type="float" office:value="5.84225854882413">
            <text:p>5,8422585488</text:p>
          </table:table-cell>
          <table:table-cell table:formula="of:=ROUND((2*PI()+[.C109])/(2*PI())*32768;0)" office:value-type="float" office:value="31527">
            <text:p>31527</text:p>
          </table:table-cell>
          <table:table-cell table:formula="of:=ROUND([.D109]/[$input.$B$5]*65536;0)" office:value-type="float" office:value="483">
            <text:p>483</text:p>
          </table:table-cell>
          <table:table-cell table:formula="of:=[.$A109]*9.65/256" office:value-type="float" office:value="3.9203125">
            <text:p>3,9203125</text:p>
          </table:table-cell>
          <table:table-cell table:formula="of:=([$input.$C$15]^2*[.$G109]-ATAN([$input.$B$12]/[.$G109])*[$input.$B$12])/[$input.$B$12]" office:value-type="float" office:value="-0.388526800769192">
            <text:p>-0,3885268008</text:p>
          </table:table-cell>
          <table:table-cell table:formula="of:=([$input.$B$12]^2+[.$G109]^2)/([$input.$C$9]*EXP(-((ATAN([$input.$B$12]/[.$G109])+[.H109])^2/[$input.$C$15]^2)))" office:value-type="float" office:value="13.6530594154288">
            <text:p>13,6530594154</text:p>
          </table:table-cell>
          <table:table-cell table:formula="of:=ROUND((2*PI()+[.H109])/(2*PI())*32768;0)" office:value-type="float" office:value="30742">
            <text:p>30742</text:p>
          </table:table-cell>
          <table:table-cell table:formula="of:=ROUND([.I109]/[$input.$C$5]*65536;0)" office:value-type="float" office:value="711">
            <text:p>711</text:p>
          </table:table-cell>
          <table:table-cell table:number-columns-repeated="6"/>
        </table:table-row>
        <table:table-row table:style-name="ro4">
          <table:table-cell office:value-type="float" office:value="105">
            <text:p>105</text:p>
          </table:table-cell>
          <table:table-cell table:formula="of:=[.$A110]*16.7/256" office:value-type="float" office:value="6.849609375">
            <text:p>6,849609375</text:p>
          </table:table-cell>
          <table:table-cell table:formula="of:=([$input.$B$15]^2*[.$B110]-ATAN([$input.$B$12]/[.$B110])*[$input.$B$12])/[$input.$B$12]" office:value-type="float" office:value="-0.234958471499505">
            <text:p>-0,2349584715</text:p>
          </table:table-cell>
          <table:table-cell table:formula="of:=([$input.$B$12]^2+[.$B110]^2)/([$input.$B$9]*EXP(-((ATAN([$input.$B$12]/[.$B110])+[.C110])^2/[$input.$B$15]^2)))" office:value-type="float" office:value="5.96512066422906">
            <text:p>5,9651206642</text:p>
          </table:table-cell>
          <table:table-cell table:formula="of:=ROUND((2*PI()+[.C110])/(2*PI())*32768;0)" office:value-type="float" office:value="31543">
            <text:p>31543</text:p>
          </table:table-cell>
          <table:table-cell table:formula="of:=ROUND([.D110]/[$input.$B$5]*65536;0)" office:value-type="float" office:value="494">
            <text:p>494</text:p>
          </table:table-cell>
          <table:table-cell table:formula="of:=[.$A110]*9.65/256" office:value-type="float" office:value="3.9580078125">
            <text:p>3,9580078125</text:p>
          </table:table-cell>
          <table:table-cell table:formula="of:=([$input.$C$15]^2*[.$G110]-ATAN([$input.$B$12]/[.$G110])*[$input.$B$12])/[$input.$B$12]" office:value-type="float" office:value="-0.383863750636033">
            <text:p>-0,3838637506</text:p>
          </table:table-cell>
          <table:table-cell table:formula="of:=([$input.$B$12]^2+[.$G110]^2)/([$input.$C$9]*EXP(-((ATAN([$input.$B$12]/[.$G110])+[.H110])^2/[$input.$C$15]^2)))" office:value-type="float" office:value="13.9061605386068">
            <text:p>13,9061605386</text:p>
          </table:table-cell>
          <table:table-cell table:formula="of:=ROUND((2*PI()+[.H110])/(2*PI())*32768;0)" office:value-type="float" office:value="30766">
            <text:p>30766</text:p>
          </table:table-cell>
          <table:table-cell table:formula="of:=ROUND([.I110]/[$input.$C$5]*65536;0)" office:value-type="float" office:value="724">
            <text:p>724</text:p>
          </table:table-cell>
          <table:table-cell table:number-columns-repeated="6"/>
        </table:table-row>
        <table:table-row table:style-name="ro4">
          <table:table-cell office:value-type="float" office:value="106">
            <text:p>106</text:p>
          </table:table-cell>
          <table:table-cell table:formula="of:=[.$A111]*16.7/256" office:value-type="float" office:value="6.91484375">
            <text:p>6,91484375</text:p>
          </table:table-cell>
          <table:table-cell table:formula="of:=([$input.$B$15]^2*[.$B111]-ATAN([$input.$B$12]/[.$B111])*[$input.$B$12])/[$input.$B$12]" office:value-type="float" office:value="-0.231950477666316">
            <text:p>-0,2319504777</text:p>
          </table:table-cell>
          <table:table-cell table:formula="of:=([$input.$B$12]^2+[.$B111]^2)/([$input.$B$9]*EXP(-((ATAN([$input.$B$12]/[.$B111])+[.C111])^2/[$input.$B$15]^2)))" office:value-type="float" office:value="6.08989437596994">
            <text:p>6,089894376</text:p>
          </table:table-cell>
          <table:table-cell table:formula="of:=ROUND((2*PI()+[.C111])/(2*PI())*32768;0)" office:value-type="float" office:value="31558">
            <text:p>31558</text:p>
          </table:table-cell>
          <table:table-cell table:formula="of:=ROUND([.D111]/[$input.$B$5]*65536;0)" office:value-type="float" office:value="504">
            <text:p>504</text:p>
          </table:table-cell>
          <table:table-cell table:formula="of:=[.$A111]*9.65/256" office:value-type="float" office:value="3.995703125">
            <text:p>3,995703125</text:p>
          </table:table-cell>
          <table:table-cell table:formula="of:=([$input.$C$15]^2*[.$G111]-ATAN([$input.$B$12]/[.$G111])*[$input.$B$12])/[$input.$B$12]" office:value-type="float" office:value="-0.37925887137449">
            <text:p>-0,3792588714</text:p>
          </table:table-cell>
          <table:table-cell table:formula="of:=([$input.$B$12]^2+[.$G111]^2)/([$input.$C$9]*EXP(-((ATAN([$input.$B$12]/[.$G111])+[.H111])^2/[$input.$C$15]^2)))" office:value-type="float" office:value="14.1631667614462">
            <text:p>14,1631667614</text:p>
          </table:table-cell>
          <table:table-cell table:formula="of:=ROUND((2*PI()+[.H111])/(2*PI())*32768;0)" office:value-type="float" office:value="30790">
            <text:p>30790</text:p>
          </table:table-cell>
          <table:table-cell table:formula="of:=ROUND([.I111]/[$input.$C$5]*65536;0)" office:value-type="float" office:value="738">
            <text:p>738</text:p>
          </table:table-cell>
          <table:table-cell table:number-columns-repeated="6"/>
        </table:table-row>
        <table:table-row table:style-name="ro4">
          <table:table-cell office:value-type="float" office:value="107">
            <text:p>107</text:p>
          </table:table-cell>
          <table:table-cell table:formula="of:=[.$A112]*16.7/256" office:value-type="float" office:value="6.980078125">
            <text:p>6,980078125</text:p>
          </table:table-cell>
          <table:table-cell table:formula="of:=([$input.$B$15]^2*[.$B112]-ATAN([$input.$B$12]/[.$B112])*[$input.$B$12])/[$input.$B$12]" office:value-type="float" office:value="-0.228986328165036">
            <text:p>-0,2289863282</text:p>
          </table:table-cell>
          <table:table-cell table:formula="of:=([$input.$B$12]^2+[.$B112]^2)/([$input.$B$9]*EXP(-((ATAN([$input.$B$12]/[.$B112])+[.C112])^2/[$input.$B$15]^2)))" office:value-type="float" office:value="6.21660423822772">
            <text:p>6,2166042382</text:p>
          </table:table-cell>
          <table:table-cell table:formula="of:=ROUND((2*PI()+[.C112])/(2*PI())*32768;0)" office:value-type="float" office:value="31574">
            <text:p>31574</text:p>
          </table:table-cell>
          <table:table-cell table:formula="of:=ROUND([.D112]/[$input.$B$5]*65536;0)" office:value-type="float" office:value="514">
            <text:p>514</text:p>
          </table:table-cell>
          <table:table-cell table:formula="of:=[.$A112]*9.65/256" office:value-type="float" office:value="4.0333984375">
            <text:p>4,0333984375</text:p>
          </table:table-cell>
          <table:table-cell table:formula="of:=([$input.$C$15]^2*[.$G112]-ATAN([$input.$B$12]/[.$G112])*[$input.$B$12])/[$input.$B$12]" office:value-type="float" office:value="-0.374710966518351">
            <text:p>-0,3747109665</text:p>
          </table:table-cell>
          <table:table-cell table:formula="of:=([$input.$B$12]^2+[.$G112]^2)/([$input.$C$9]*EXP(-((ATAN([$input.$B$12]/[.$G112])+[.H112])^2/[$input.$C$15]^2)))" office:value-type="float" office:value="14.4241274593433">
            <text:p>14,4241274593</text:p>
          </table:table-cell>
          <table:table-cell table:formula="of:=ROUND((2*PI()+[.H112])/(2*PI())*32768;0)" office:value-type="float" office:value="30814">
            <text:p>30814</text:p>
          </table:table-cell>
          <table:table-cell table:formula="of:=ROUND([.I112]/[$input.$C$5]*65536;0)" office:value-type="float" office:value="751">
            <text:p>751</text:p>
          </table:table-cell>
          <table:table-cell table:number-columns-repeated="6"/>
        </table:table-row>
        <table:table-row table:style-name="ro4">
          <table:table-cell office:value-type="float" office:value="108">
            <text:p>108</text:p>
          </table:table-cell>
          <table:table-cell table:formula="of:=[.$A113]*16.7/256" office:value-type="float" office:value="7.0453125">
            <text:p>7,0453125</text:p>
          </table:table-cell>
          <table:table-cell table:formula="of:=([$input.$B$15]^2*[.$B113]-ATAN([$input.$B$12]/[.$B113])*[$input.$B$12])/[$input.$B$12]" office:value-type="float" office:value="-0.226064927831216">
            <text:p>-0,2260649278</text:p>
          </table:table-cell>
          <table:table-cell table:formula="of:=([$input.$B$12]^2+[.$B113]^2)/([$input.$B$9]*EXP(-((ATAN([$input.$B$12]/[.$B113])+[.C113])^2/[$input.$B$15]^2)))" office:value-type="float" office:value="6.34527522063814">
            <text:p>6,3452752206</text:p>
          </table:table-cell>
          <table:table-cell table:formula="of:=ROUND((2*PI()+[.C113])/(2*PI())*32768;0)" office:value-type="float" office:value="31589">
            <text:p>31589</text:p>
          </table:table-cell>
          <table:table-cell table:formula="of:=ROUND([.D113]/[$input.$B$5]*65536;0)" office:value-type="float" office:value="525">
            <text:p>525</text:p>
          </table:table-cell>
          <table:table-cell table:formula="of:=[.$A113]*9.65/256" office:value-type="float" office:value="4.07109375">
            <text:p>4,07109375</text:p>
          </table:table-cell>
          <table:table-cell table:formula="of:=([$input.$C$15]^2*[.$G113]-ATAN([$input.$B$12]/[.$G113])*[$input.$B$12])/[$input.$B$12]" office:value-type="float" office:value="-0.370218868763865">
            <text:p>-0,3702188688</text:p>
          </table:table-cell>
          <table:table-cell table:formula="of:=([$input.$B$12]^2+[.$G113]^2)/([$input.$C$9]*EXP(-((ATAN([$input.$B$12]/[.$G113])+[.H113])^2/[$input.$C$15]^2)))" office:value-type="float" office:value="14.6890928378002">
            <text:p>14,6890928378</text:p>
          </table:table-cell>
          <table:table-cell table:formula="of:=ROUND((2*PI()+[.H113])/(2*PI())*32768;0)" office:value-type="float" office:value="30837">
            <text:p>30837</text:p>
          </table:table-cell>
          <table:table-cell table:formula="of:=ROUND([.I113]/[$input.$C$5]*65536;0)" office:value-type="float" office:value="765">
            <text:p>765</text:p>
          </table:table-cell>
          <table:table-cell table:number-columns-repeated="6"/>
        </table:table-row>
        <table:table-row table:style-name="ro4">
          <table:table-cell office:value-type="float" office:value="109">
            <text:p>109</text:p>
          </table:table-cell>
          <table:table-cell table:formula="of:=[.$A114]*16.7/256" office:value-type="float" office:value="7.110546875">
            <text:p>7,110546875</text:p>
          </table:table-cell>
          <table:table-cell table:formula="of:=([$input.$B$15]^2*[.$B114]-ATAN([$input.$B$12]/[.$B114])*[$input.$B$12])/[$input.$B$12]" office:value-type="float" office:value="-0.223185216632367">
            <text:p>-0,2231852166</text:p>
          </table:table-cell>
          <table:table-cell table:formula="of:=([$input.$B$12]^2+[.$B114]^2)/([$input.$B$9]*EXP(-((ATAN([$input.$B$12]/[.$B114])+[.C114])^2/[$input.$B$15]^2)))" office:value-type="float" office:value="6.47593271454884">
            <text:p>6,4759327145</text:p>
          </table:table-cell>
          <table:table-cell table:formula="of:=ROUND((2*PI()+[.C114])/(2*PI())*32768;0)" office:value-type="float" office:value="31604">
            <text:p>31604</text:p>
          </table:table-cell>
          <table:table-cell table:formula="of:=ROUND([.D114]/[$input.$B$5]*65536;0)" office:value-type="float" office:value="536">
            <text:p>536</text:p>
          </table:table-cell>
          <table:table-cell table:formula="of:=[.$A114]*9.65/256" office:value-type="float" office:value="4.1087890625">
            <text:p>4,1087890625</text:p>
          </table:table-cell>
          <table:table-cell table:formula="of:=([$input.$C$15]^2*[.$G114]-ATAN([$input.$B$12]/[.$G114])*[$input.$B$12])/[$input.$B$12]" office:value-type="float" office:value="-0.365781439226736">
            <text:p>-0,3657814392</text:p>
          </table:table-cell>
          <table:table-cell table:formula="of:=([$input.$B$12]^2+[.$G114]^2)/([$input.$C$9]*EXP(-((ATAN([$input.$B$12]/[.$G114])+[.H114])^2/[$input.$C$15]^2)))" office:value-type="float" office:value="14.9581139447961">
            <text:p>14,9581139448</text:p>
          </table:table-cell>
          <table:table-cell table:formula="of:=ROUND((2*PI()+[.H114])/(2*PI())*32768;0)" office:value-type="float" office:value="30860">
            <text:p>30860</text:p>
          </table:table-cell>
          <table:table-cell table:formula="of:=ROUND([.I114]/[$input.$C$5]*65536;0)" office:value-type="float" office:value="779">
            <text:p>779</text:p>
          </table:table-cell>
          <table:table-cell table:number-columns-repeated="6"/>
        </table:table-row>
        <table:table-row table:style-name="ro4">
          <table:table-cell office:value-type="float" office:value="110">
            <text:p>110</text:p>
          </table:table-cell>
          <table:table-cell table:formula="of:=[.$A115]*16.7/256" office:value-type="float" office:value="7.17578125">
            <text:p>7,17578125</text:p>
          </table:table-cell>
          <table:table-cell table:formula="of:=([$input.$B$15]^2*[.$B115]-ATAN([$input.$B$12]/[.$B115])*[$input.$B$12])/[$input.$B$12]" office:value-type="float" office:value="-0.220346168315079">
            <text:p>-0,2203461683</text:p>
          </table:table-cell>
          <table:table-cell table:formula="of:=([$input.$B$12]^2+[.$B115]^2)/([$input.$B$9]*EXP(-((ATAN([$input.$B$12]/[.$B115])+[.C115])^2/[$input.$B$15]^2)))" office:value-type="float" office:value="6.60860253939199">
            <text:p>6,6086025394</text:p>
          </table:table-cell>
          <table:table-cell table:formula="of:=ROUND((2*PI()+[.C115])/(2*PI())*32768;0)" office:value-type="float" office:value="31619">
            <text:p>31619</text:p>
          </table:table-cell>
          <table:table-cell table:formula="of:=ROUND([.D115]/[$input.$B$5]*65536;0)" office:value-type="float" office:value="547">
            <text:p>547</text:p>
          </table:table-cell>
          <table:table-cell table:formula="of:=[.$A115]*9.65/256" office:value-type="float" office:value="4.146484375">
            <text:p>4,146484375</text:p>
          </table:table-cell>
          <table:table-cell table:formula="of:=([$input.$C$15]^2*[.$G115]-ATAN([$input.$B$12]/[.$G115])*[$input.$B$12])/[$input.$B$12]" office:value-type="float" office:value="-0.361397566714416">
            <text:p>-0,3613975667</text:p>
          </table:table-cell>
          <table:table-cell table:formula="of:=([$input.$B$12]^2+[.$G115]^2)/([$input.$C$9]*EXP(-((ATAN([$input.$B$12]/[.$G115])+[.H115])^2/[$input.$C$15]^2)))" office:value-type="float" office:value="15.2312426833853">
            <text:p>15,2312426834</text:p>
          </table:table-cell>
          <table:table-cell table:formula="of:=ROUND((2*PI()+[.H115])/(2*PI())*32768;0)" office:value-type="float" office:value="30883">
            <text:p>30883</text:p>
          </table:table-cell>
          <table:table-cell table:formula="of:=ROUND([.I115]/[$input.$C$5]*65536;0)" office:value-type="float" office:value="793">
            <text:p>793</text:p>
          </table:table-cell>
          <table:table-cell table:number-columns-repeated="6"/>
        </table:table-row>
        <table:table-row table:style-name="ro4">
          <table:table-cell office:value-type="float" office:value="111">
            <text:p>111</text:p>
          </table:table-cell>
          <table:table-cell table:formula="of:=[.$A116]*16.7/256" office:value-type="float" office:value="7.241015625">
            <text:p>7,241015625</text:p>
          </table:table-cell>
          <table:table-cell table:formula="of:=([$input.$B$15]^2*[.$B116]-ATAN([$input.$B$12]/[.$B116])*[$input.$B$12])/[$input.$B$12]" office:value-type="float" office:value="-0.217546789111855">
            <text:p>-0,2175467891</text:p>
          </table:table-cell>
          <table:table-cell table:formula="of:=([$input.$B$12]^2+[.$B116]^2)/([$input.$B$9]*EXP(-((ATAN([$input.$B$12]/[.$B116])+[.C116])^2/[$input.$B$15]^2)))" office:value-type="float" office:value="6.74331094917433">
            <text:p>6,7433109492</text:p>
          </table:table-cell>
          <table:table-cell table:formula="of:=ROUND((2*PI()+[.C116])/(2*PI())*32768;0)" office:value-type="float" office:value="31633">
            <text:p>31633</text:p>
          </table:table-cell>
          <table:table-cell table:formula="of:=ROUND([.D116]/[$input.$B$5]*65536;0)" office:value-type="float" office:value="558">
            <text:p>558</text:p>
          </table:table-cell>
          <table:table-cell table:formula="of:=[.$A116]*9.65/256" office:value-type="float" office:value="4.1841796875">
            <text:p>4,1841796875</text:p>
          </table:table-cell>
          <table:table-cell table:formula="of:=([$input.$C$15]^2*[.$G116]-ATAN([$input.$B$12]/[.$G116])*[$input.$B$12])/[$input.$B$12]" office:value-type="float" office:value="-0.35706616701385">
            <text:p>-0,357066167</text:p>
          </table:table-cell>
          <table:table-cell table:formula="of:=([$input.$B$12]^2+[.$G116]^2)/([$input.$C$9]*EXP(-((ATAN([$input.$B$12]/[.$G116])+[.H116])^2/[$input.$C$15]^2)))" office:value-type="float" office:value="15.5085318245262">
            <text:p>15,5085318245</text:p>
          </table:table-cell>
          <table:table-cell table:formula="of:=ROUND((2*PI()+[.H116])/(2*PI())*32768;0)" office:value-type="float" office:value="30906">
            <text:p>30906</text:p>
          </table:table-cell>
          <table:table-cell table:formula="of:=ROUND([.I116]/[$input.$C$5]*65536;0)" office:value-type="float" office:value="808">
            <text:p>808</text:p>
          </table:table-cell>
          <table:table-cell table:number-columns-repeated="6"/>
        </table:table-row>
        <table:table-row table:style-name="ro4">
          <table:table-cell office:value-type="float" office:value="112">
            <text:p>112</text:p>
          </table:table-cell>
          <table:table-cell table:formula="of:=[.$A117]*16.7/256" office:value-type="float" office:value="7.30625">
            <text:p>7,30625</text:p>
          </table:table-cell>
          <table:table-cell table:formula="of:=([$input.$B$15]^2*[.$B117]-ATAN([$input.$B$12]/[.$B117])*[$input.$B$12])/[$input.$B$12]" office:value-type="float" office:value="-0.21478611650478">
            <text:p>-0,2147861165</text:p>
          </table:table-cell>
          <table:table-cell table:formula="of:=([$input.$B$12]^2+[.$B117]^2)/([$input.$B$9]*EXP(-((ATAN([$input.$B$12]/[.$B117])+[.C117])^2/[$input.$B$15]^2)))" office:value-type="float" office:value="6.88008463908671">
            <text:p>6,8800846391</text:p>
          </table:table-cell>
          <table:table-cell table:formula="of:=ROUND((2*PI()+[.C117])/(2*PI())*32768;0)" office:value-type="float" office:value="31648">
            <text:p>31648</text:p>
          </table:table-cell>
          <table:table-cell table:formula="of:=ROUND([.D117]/[$input.$B$5]*65536;0)" office:value-type="float" office:value="569">
            <text:p>569</text:p>
          </table:table-cell>
          <table:table-cell table:formula="of:=[.$A117]*9.65/256" office:value-type="float" office:value="4.221875">
            <text:p>4,221875</text:p>
          </table:table-cell>
          <table:table-cell table:formula="of:=([$input.$C$15]^2*[.$G117]-ATAN([$input.$B$12]/[.$G117])*[$input.$B$12])/[$input.$B$12]" office:value-type="float" office:value="-0.35278618219475">
            <text:p>-0,3527861822</text:p>
          </table:table-cell>
          <table:table-cell table:formula="of:=([$input.$B$12]^2+[.$G117]^2)/([$input.$C$9]*EXP(-((ATAN([$input.$B$12]/[.$G117])+[.H117])^2/[$input.$C$15]^2)))" office:value-type="float" office:value="15.7900350201448">
            <text:p>15,7900350201</text:p>
          </table:table-cell>
          <table:table-cell table:formula="of:=ROUND((2*PI()+[.H117])/(2*PI())*32768;0)" office:value-type="float" office:value="30928">
            <text:p>30928</text:p>
          </table:table-cell>
          <table:table-cell table:formula="of:=ROUND([.I117]/[$input.$C$5]*65536;0)" office:value-type="float" office:value="823">
            <text:p>823</text:p>
          </table:table-cell>
          <table:table-cell table:number-columns-repeated="6"/>
        </table:table-row>
        <table:table-row table:style-name="ro4">
          <table:table-cell office:value-type="float" office:value="113">
            <text:p>113</text:p>
          </table:table-cell>
          <table:table-cell table:formula="of:=[.$A118]*16.7/256" office:value-type="float" office:value="7.371484375">
            <text:p>7,371484375</text:p>
          </table:table-cell>
          <table:table-cell table:formula="of:=([$input.$B$15]^2*[.$B118]-ATAN([$input.$B$12]/[.$B118])*[$input.$B$12])/[$input.$B$12]" office:value-type="float" office:value="-0.212063218043242">
            <text:p>-0,212063218</text:p>
          </table:table-cell>
          <table:table-cell table:formula="of:=([$input.$B$12]^2+[.$B118]^2)/([$input.$B$9]*EXP(-((ATAN([$input.$B$12]/[.$B118])+[.C118])^2/[$input.$B$15]^2)))" office:value-type="float" office:value="7.01895075223529">
            <text:p>7,0189507522</text:p>
          </table:table-cell>
          <table:table-cell table:formula="of:=ROUND((2*PI()+[.C118])/(2*PI())*32768;0)" office:value-type="float" office:value="31662">
            <text:p>31662</text:p>
          </table:table-cell>
          <table:table-cell table:formula="of:=ROUND([.D118]/[$input.$B$5]*65536;0)" office:value-type="float" office:value="581">
            <text:p>581</text:p>
          </table:table-cell>
          <table:table-cell table:formula="of:=[.$A118]*9.65/256" office:value-type="float" office:value="4.2595703125">
            <text:p>4,2595703125</text:p>
          </table:table-cell>
          <table:table-cell table:formula="of:=([$input.$C$15]^2*[.$G118]-ATAN([$input.$B$12]/[.$G118])*[$input.$B$12])/[$input.$B$12]" office:value-type="float" office:value="-0.348556579928418">
            <text:p>-0,3485565799</text:p>
          </table:table-cell>
          <table:table-cell table:formula="of:=([$input.$B$12]^2+[.$G118]^2)/([$input.$C$9]*EXP(-((ATAN([$input.$B$12]/[.$G118])+[.H118])^2/[$input.$C$15]^2)))" office:value-type="float" office:value="16.0758068164377">
            <text:p>16,0758068164</text:p>
          </table:table-cell>
          <table:table-cell table:formula="of:=ROUND((2*PI()+[.H118])/(2*PI())*32768;0)" office:value-type="float" office:value="30950">
            <text:p>30950</text:p>
          </table:table-cell>
          <table:table-cell table:formula="of:=ROUND([.I118]/[$input.$C$5]*65536;0)" office:value-type="float" office:value="837">
            <text:p>837</text:p>
          </table:table-cell>
          <table:table-cell table:number-columns-repeated="6"/>
        </table:table-row>
        <table:table-row table:style-name="ro4">
          <table:table-cell office:value-type="float" office:value="114">
            <text:p>114</text:p>
          </table:table-cell>
          <table:table-cell table:formula="of:=[.$A119]*16.7/256" office:value-type="float" office:value="7.43671875">
            <text:p>7,43671875</text:p>
          </table:table-cell>
          <table:table-cell table:formula="of:=([$input.$B$15]^2*[.$B119]-ATAN([$input.$B$12]/[.$B119])*[$input.$B$12])/[$input.$B$12]" office:value-type="float" office:value="-0.20937719021309">
            <text:p>-0,2093771902</text:p>
          </table:table-cell>
          <table:table-cell table:formula="of:=([$input.$B$12]^2+[.$B119]^2)/([$input.$B$9]*EXP(-((ATAN([$input.$B$12]/[.$B119])+[.C119])^2/[$input.$B$15]^2)))" office:value-type="float" office:value="7.15993688649633">
            <text:p>7,1599368865</text:p>
          </table:table-cell>
          <table:table-cell table:formula="of:=ROUND((2*PI()+[.C119])/(2*PI())*32768;0)" office:value-type="float" office:value="31676">
            <text:p>31676</text:p>
          </table:table-cell>
          <table:table-cell table:formula="of:=ROUND([.D119]/[$input.$B$5]*65536;0)" office:value-type="float" office:value="592">
            <text:p>592</text:p>
          </table:table-cell>
          <table:table-cell table:formula="of:=[.$A119]*9.65/256" office:value-type="float" office:value="4.297265625">
            <text:p>4,297265625</text:p>
          </table:table-cell>
          <table:table-cell table:formula="of:=([$input.$C$15]^2*[.$G119]-ATAN([$input.$B$12]/[.$G119])*[$input.$B$12])/[$input.$B$12]" office:value-type="float" office:value="-0.344376352822131">
            <text:p>-0,3443763528</text:p>
          </table:table-cell>
          <table:table-cell table:formula="of:=([$input.$B$12]^2+[.$G119]^2)/([$input.$C$9]*EXP(-((ATAN([$input.$B$12]/[.$G119])+[.H119])^2/[$input.$C$15]^2)))" office:value-type="float" office:value="16.3659026674167">
            <text:p>16,3659026674</text:p>
          </table:table-cell>
          <table:table-cell table:formula="of:=ROUND((2*PI()+[.H119])/(2*PI())*32768;0)" office:value-type="float" office:value="30972">
            <text:p>30972</text:p>
          </table:table-cell>
          <table:table-cell table:formula="of:=ROUND([.I119]/[$input.$C$5]*65536;0)" office:value-type="float" office:value="853">
            <text:p>853</text:p>
          </table:table-cell>
          <table:table-cell table:number-columns-repeated="6"/>
        </table:table-row>
        <table:table-row table:style-name="ro4">
          <table:table-cell office:value-type="float" office:value="115">
            <text:p>115</text:p>
          </table:table-cell>
          <table:table-cell table:formula="of:=[.$A120]*16.7/256" office:value-type="float" office:value="7.501953125">
            <text:p>7,501953125</text:p>
          </table:table-cell>
          <table:table-cell table:formula="of:=([$input.$B$15]^2*[.$B120]-ATAN([$input.$B$12]/[.$B120])*[$input.$B$12])/[$input.$B$12]" office:value-type="float" office:value="-0.206727157354748">
            <text:p>-0,2067271574</text:p>
          </table:table-cell>
          <table:table-cell table:formula="of:=([$input.$B$12]^2+[.$B120]^2)/([$input.$B$9]*EXP(-((ATAN([$input.$B$12]/[.$B120])+[.C120])^2/[$input.$B$15]^2)))" office:value-type="float" office:value="7.3030711014969">
            <text:p>7,3030711015</text:p>
          </table:table-cell>
          <table:table-cell table:formula="of:=ROUND((2*PI()+[.C120])/(2*PI())*32768;0)" office:value-type="float" office:value="31690">
            <text:p>31690</text:p>
          </table:table-cell>
          <table:table-cell table:formula="of:=ROUND([.D120]/[$input.$B$5]*65536;0)" office:value-type="float" office:value="604">
            <text:p>604</text:p>
          </table:table-cell>
          <table:table-cell table:formula="of:=[.$A120]*9.65/256" office:value-type="float" office:value="4.3349609375">
            <text:p>4,3349609375</text:p>
          </table:table-cell>
          <table:table-cell table:formula="of:=([$input.$C$15]^2*[.$G120]-ATAN([$input.$B$12]/[.$G120])*[$input.$B$12])/[$input.$B$12]" office:value-type="float" office:value="-0.340244517769009">
            <text:p>-0,3402445178</text:p>
          </table:table-cell>
          <table:table-cell table:formula="of:=([$input.$B$12]^2+[.$G120]^2)/([$input.$C$9]*EXP(-((ATAN([$input.$B$12]/[.$G120])+[.H120])^2/[$input.$C$15]^2)))" office:value-type="float" office:value="16.6603789487022">
            <text:p>16,6603789487</text:p>
          </table:table-cell>
          <table:table-cell table:formula="of:=ROUND((2*PI()+[.H120])/(2*PI())*32768;0)" office:value-type="float" office:value="30994">
            <text:p>30994</text:p>
          </table:table-cell>
          <table:table-cell table:formula="of:=ROUND([.I120]/[$input.$C$5]*65536;0)" office:value-type="float" office:value="868">
            <text:p>868</text:p>
          </table:table-cell>
          <table:table-cell table:number-columns-repeated="6"/>
        </table:table-row>
        <table:table-row table:style-name="ro4">
          <table:table-cell office:value-type="float" office:value="116">
            <text:p>116</text:p>
          </table:table-cell>
          <table:table-cell table:formula="of:=[.$A121]*16.7/256" office:value-type="float" office:value="7.5671875">
            <text:p>7,5671875</text:p>
          </table:table-cell>
          <table:table-cell table:formula="of:=([$input.$B$15]^2*[.$B121]-ATAN([$input.$B$12]/[.$B121])*[$input.$B$12])/[$input.$B$12]" office:value-type="float" office:value="-0.204112270627927">
            <text:p>-0,2041122706</text:p>
          </table:table-cell>
          <table:table-cell table:formula="of:=([$input.$B$12]^2+[.$B121]^2)/([$input.$B$9]*EXP(-((ATAN([$input.$B$12]/[.$B121])+[.C121])^2/[$input.$B$15]^2)))" office:value-type="float" office:value="7.44838192572362">
            <text:p>7,4483819257</text:p>
          </table:table-cell>
          <table:table-cell table:formula="of:=ROUND((2*PI()+[.C121])/(2*PI())*32768;0)" office:value-type="float" office:value="31704">
            <text:p>31704</text:p>
          </table:table-cell>
          <table:table-cell table:formula="of:=ROUND([.D121]/[$input.$B$5]*65536;0)" office:value-type="float" office:value="616">
            <text:p>616</text:p>
          </table:table-cell>
          <table:table-cell table:formula="of:=[.$A121]*9.65/256" office:value-type="float" office:value="4.37265625">
            <text:p>4,37265625</text:p>
          </table:table-cell>
          <table:table-cell table:formula="of:=([$input.$C$15]^2*[.$G121]-ATAN([$input.$B$12]/[.$G121])*[$input.$B$12])/[$input.$B$12]" office:value-type="float" office:value="-0.3361601153133">
            <text:p>-0,3361601153</text:p>
          </table:table-cell>
          <table:table-cell table:formula="of:=([$input.$B$12]^2+[.$G121]^2)/([$input.$C$9]*EXP(-((ATAN([$input.$B$12]/[.$G121])+[.H121])^2/[$input.$C$15]^2)))" office:value-type="float" office:value="16.9592929715667">
            <text:p>16,9592929716</text:p>
          </table:table-cell>
          <table:table-cell table:formula="of:=ROUND((2*PI()+[.H121])/(2*PI())*32768;0)" office:value-type="float" office:value="31015">
            <text:p>31015</text:p>
          </table:table-cell>
          <table:table-cell table:formula="of:=ROUND([.I121]/[$input.$C$5]*65536;0)" office:value-type="float" office:value="884">
            <text:p>884</text:p>
          </table:table-cell>
          <table:table-cell table:number-columns-repeated="6"/>
        </table:table-row>
        <table:table-row table:style-name="ro4">
          <table:table-cell office:value-type="float" office:value="117">
            <text:p>117</text:p>
          </table:table-cell>
          <table:table-cell table:formula="of:=[.$A122]*16.7/256" office:value-type="float" office:value="7.632421875">
            <text:p>7,632421875</text:p>
          </table:table-cell>
          <table:table-cell table:formula="of:=([$input.$B$15]^2*[.$B122]-ATAN([$input.$B$12]/[.$B122])*[$input.$B$12])/[$input.$B$12]" office:value-type="float" office:value="-0.201531707020703">
            <text:p>-0,201531707</text:p>
          </table:table-cell>
          <table:table-cell table:formula="of:=([$input.$B$12]^2+[.$B122]^2)/([$input.$B$9]*EXP(-((ATAN([$input.$B$12]/[.$B122])+[.C122])^2/[$input.$B$15]^2)))" office:value-type="float" office:value="7.59589836376172">
            <text:p>7,5958983638</text:p>
          </table:table-cell>
          <table:table-cell table:formula="of:=ROUND((2*PI()+[.C122])/(2*PI())*32768;0)" office:value-type="float" office:value="31717">
            <text:p>31717</text:p>
          </table:table-cell>
          <table:table-cell table:formula="of:=ROUND([.D122]/[$input.$B$5]*65536;0)" office:value-type="float" office:value="629">
            <text:p>629</text:p>
          </table:table-cell>
          <table:table-cell table:formula="of:=[.$A122]*9.65/256" office:value-type="float" office:value="4.4103515625">
            <text:p>4,4103515625</text:p>
          </table:table-cell>
          <table:table-cell table:formula="of:=([$input.$C$15]^2*[.$G122]-ATAN([$input.$B$12]/[.$G122])*[$input.$B$12])/[$input.$B$12]" office:value-type="float" office:value="-0.332122209030944">
            <text:p>-0,332122209</text:p>
          </table:table-cell>
          <table:table-cell table:formula="of:=([$input.$B$12]^2+[.$G122]^2)/([$input.$C$9]*EXP(-((ATAN([$input.$B$12]/[.$G122])+[.H122])^2/[$input.$C$15]^2)))" office:value-type="float" office:value="17.2627029972346">
            <text:p>17,2627029972</text:p>
          </table:table-cell>
          <table:table-cell table:formula="of:=ROUND((2*PI()+[.H122])/(2*PI())*32768;0)" office:value-type="float" office:value="31036">
            <text:p>31036</text:p>
          </table:table-cell>
          <table:table-cell table:formula="of:=ROUND([.I122]/[$input.$C$5]*65536;0)" office:value-type="float" office:value="899">
            <text:p>899</text:p>
          </table:table-cell>
          <table:table-cell table:number-columns-repeated="6"/>
        </table:table-row>
        <table:table-row table:style-name="ro4">
          <table:table-cell office:value-type="float" office:value="118">
            <text:p>118</text:p>
          </table:table-cell>
          <table:table-cell table:formula="of:=[.$A123]*16.7/256" office:value-type="float" office:value="7.69765625">
            <text:p>7,69765625</text:p>
          </table:table-cell>
          <table:table-cell table:formula="of:=([$input.$B$15]^2*[.$B123]-ATAN([$input.$B$12]/[.$B123])*[$input.$B$12])/[$input.$B$12]" office:value-type="float" office:value="-0.198984668400844">
            <text:p>-0,1989846684</text:p>
          </table:table-cell>
          <table:table-cell table:formula="of:=([$input.$B$12]^2+[.$B123]^2)/([$input.$B$9]*EXP(-((ATAN([$input.$B$12]/[.$B123])+[.C123])^2/[$input.$B$15]^2)))" office:value-type="float" office:value="7.74564990366661">
            <text:p>7,7456499037</text:p>
          </table:table-cell>
          <table:table-cell table:formula="of:=ROUND((2*PI()+[.C123])/(2*PI())*32768;0)" office:value-type="float" office:value="31730">
            <text:p>31730</text:p>
          </table:table-cell>
          <table:table-cell table:formula="of:=ROUND([.D123]/[$input.$B$5]*65536;0)" office:value-type="float" office:value="641">
            <text:p>641</text:p>
          </table:table-cell>
          <table:table-cell table:formula="of:=[.$A123]*9.65/256" office:value-type="float" office:value="4.448046875">
            <text:p>4,448046875</text:p>
          </table:table-cell>
          <table:table-cell table:formula="of:=([$input.$C$15]^2*[.$G123]-ATAN([$input.$B$12]/[.$G123])*[$input.$B$12])/[$input.$B$12]" office:value-type="float" office:value="-0.328129884925291">
            <text:p>-0,3281298849</text:p>
          </table:table-cell>
          <table:table-cell table:formula="of:=([$input.$B$12]^2+[.$G123]^2)/([$input.$C$9]*EXP(-((ATAN([$input.$B$12]/[.$G123])+[.H123])^2/[$input.$C$15]^2)))" office:value-type="float" office:value="17.5706682514422">
            <text:p>17,5706682514</text:p>
          </table:table-cell>
          <table:table-cell table:formula="of:=ROUND((2*PI()+[.H123])/(2*PI())*32768;0)" office:value-type="float" office:value="31057">
            <text:p>31057</text:p>
          </table:table-cell>
          <table:table-cell table:formula="of:=ROUND([.I123]/[$input.$C$5]*65536;0)" office:value-type="float" office:value="915">
            <text:p>915</text:p>
          </table:table-cell>
          <table:table-cell table:number-columns-repeated="6"/>
        </table:table-row>
        <table:table-row table:style-name="ro4">
          <table:table-cell office:value-type="float" office:value="119">
            <text:p>119</text:p>
          </table:table-cell>
          <table:table-cell table:formula="of:=[.$A124]*16.7/256" office:value-type="float" office:value="7.762890625">
            <text:p>7,762890625</text:p>
          </table:table-cell>
          <table:table-cell table:formula="of:=([$input.$B$15]^2*[.$B124]-ATAN([$input.$B$12]/[.$B124])*[$input.$B$12])/[$input.$B$12]" office:value-type="float" office:value="-0.19647038060737">
            <text:p>-0,1964703806</text:p>
          </table:table-cell>
          <table:table-cell table:formula="of:=([$input.$B$12]^2+[.$B124]^2)/([$input.$B$9]*EXP(-((ATAN([$input.$B$12]/[.$B124])+[.C124])^2/[$input.$B$15]^2)))" office:value-type="float" office:value="7.89766652447051">
            <text:p>7,8976665245</text:p>
          </table:table-cell>
          <table:table-cell table:formula="of:=ROUND((2*PI()+[.C124])/(2*PI())*32768;0)" office:value-type="float" office:value="31743">
            <text:p>31743</text:p>
          </table:table-cell>
          <table:table-cell table:formula="of:=ROUND([.D124]/[$input.$B$5]*65536;0)" office:value-type="float" office:value="654">
            <text:p>654</text:p>
          </table:table-cell>
          <table:table-cell table:formula="of:=[.$A124]*9.65/256" office:value-type="float" office:value="4.4857421875">
            <text:p>4,4857421875</text:p>
          </table:table-cell>
          <table:table-cell table:formula="of:=([$input.$C$15]^2*[.$G124]-ATAN([$input.$B$12]/[.$G124])*[$input.$B$12])/[$input.$B$12]" office:value-type="float" office:value="-0.324182250837785">
            <text:p>-0,3241822508</text:p>
          </table:table-cell>
          <table:table-cell table:formula="of:=([$input.$B$12]^2+[.$G124]^2)/([$input.$C$9]*EXP(-((ATAN([$input.$B$12]/[.$G124])+[.H124])^2/[$input.$C$15]^2)))" office:value-type="float" office:value="17.8832489392624">
            <text:p>17,8832489393</text:p>
          </table:table-cell>
          <table:table-cell table:formula="of:=ROUND((2*PI()+[.H124])/(2*PI())*32768;0)" office:value-type="float" office:value="31077">
            <text:p>31077</text:p>
          </table:table-cell>
          <table:table-cell table:formula="of:=ROUND([.I124]/[$input.$C$5]*65536;0)" office:value-type="float" office:value="932">
            <text:p>932</text:p>
          </table:table-cell>
          <table:table-cell table:number-columns-repeated="6"/>
        </table:table-row>
        <table:table-row table:style-name="ro4">
          <table:table-cell office:value-type="float" office:value="120">
            <text:p>120</text:p>
          </table:table-cell>
          <table:table-cell table:formula="of:=[.$A125]*16.7/256" office:value-type="float" office:value="7.828125">
            <text:p>7,828125</text:p>
          </table:table-cell>
          <table:table-cell table:formula="of:=([$input.$B$15]^2*[.$B125]-ATAN([$input.$B$12]/[.$B125])*[$input.$B$12])/[$input.$B$12]" office:value-type="float" office:value="-0.193988092580457">
            <text:p>-0,1939880926</text:p>
          </table:table-cell>
          <table:table-cell table:formula="of:=([$input.$B$12]^2+[.$B125]^2)/([$input.$B$9]*EXP(-((ATAN([$input.$B$12]/[.$B125])+[.C125])^2/[$input.$B$15]^2)))" office:value-type="float" office:value="8.05197870382623">
            <text:p>8,0519787038</text:p>
          </table:table-cell>
          <table:table-cell table:formula="of:=ROUND((2*PI()+[.C125])/(2*PI())*32768;0)" office:value-type="float" office:value="31756">
            <text:p>31756</text:p>
          </table:table-cell>
          <table:table-cell table:formula="of:=ROUND([.D125]/[$input.$B$5]*65536;0)" office:value-type="float" office:value="666">
            <text:p>666</text:p>
          </table:table-cell>
          <table:table-cell table:formula="of:=[.$A125]*9.65/256" office:value-type="float" office:value="4.5234375">
            <text:p>4,5234375</text:p>
          </table:table-cell>
          <table:table-cell table:formula="of:=([$input.$C$15]^2*[.$G125]-ATAN([$input.$B$12]/[.$G125])*[$input.$B$12])/[$input.$B$12]" office:value-type="float" office:value="-0.320278435873435">
            <text:p>-0,3202784359</text:p>
          </table:table-cell>
          <table:table-cell table:formula="of:=([$input.$B$12]^2+[.$G125]^2)/([$input.$C$9]*EXP(-((ATAN([$input.$B$12]/[.$G125])+[.H125])^2/[$input.$C$15]^2)))" office:value-type="float" office:value="18.2005062601992">
            <text:p>18,2005062602</text:p>
          </table:table-cell>
          <table:table-cell table:formula="of:=ROUND((2*PI()+[.H125])/(2*PI())*32768;0)" office:value-type="float" office:value="31098">
            <text:p>31098</text:p>
          </table:table-cell>
          <table:table-cell table:formula="of:=ROUND([.I125]/[$input.$C$5]*65536;0)" office:value-type="float" office:value="948">
            <text:p>948</text:p>
          </table:table-cell>
          <table:table-cell table:number-columns-repeated="6"/>
        </table:table-row>
        <table:table-row table:style-name="ro4">
          <table:table-cell office:value-type="float" office:value="121">
            <text:p>121</text:p>
          </table:table-cell>
          <table:table-cell table:formula="of:=[.$A126]*16.7/256" office:value-type="float" office:value="7.893359375">
            <text:p>7,893359375</text:p>
          </table:table-cell>
          <table:table-cell table:formula="of:=([$input.$B$15]^2*[.$B126]-ATAN([$input.$B$12]/[.$B126])*[$input.$B$12])/[$input.$B$12]" office:value-type="float" office:value="-0.191537075527858">
            <text:p>-0,1915370755</text:p>
          </table:table-cell>
          <table:table-cell table:formula="of:=([$input.$B$12]^2+[.$B126]^2)/([$input.$B$9]*EXP(-((ATAN([$input.$B$12]/[.$B126])+[.C126])^2/[$input.$B$15]^2)))" office:value-type="float" office:value="8.20861742579082">
            <text:p>8,2086174258</text:p>
          </table:table-cell>
          <table:table-cell table:formula="of:=ROUND((2*PI()+[.C126])/(2*PI())*32768;0)" office:value-type="float" office:value="31769">
            <text:p>31769</text:p>
          </table:table-cell>
          <table:table-cell table:formula="of:=ROUND([.D126]/[$input.$B$5]*65536;0)" office:value-type="float" office:value="679">
            <text:p>679</text:p>
          </table:table-cell>
          <table:table-cell table:formula="of:=[.$A126]*9.65/256" office:value-type="float" office:value="4.5611328125">
            <text:p>4,5611328125</text:p>
          </table:table-cell>
          <table:table-cell table:formula="of:=([$input.$C$15]^2*[.$G126]-ATAN([$input.$B$12]/[.$G126])*[$input.$B$12])/[$input.$B$12]" office:value-type="float" office:value="-0.31641758984086">
            <text:p>-0,3164175898</text:p>
          </table:table-cell>
          <table:table-cell table:formula="of:=([$input.$B$12]^2+[.$G126]^2)/([$input.$C$9]*EXP(-((ATAN([$input.$B$12]/[.$G126])+[.H126])^2/[$input.$C$15]^2)))" office:value-type="float" office:value="18.5225024235556">
            <text:p>18,5225024236</text:p>
          </table:table-cell>
          <table:table-cell table:formula="of:=ROUND((2*PI()+[.H126])/(2*PI())*32768;0)" office:value-type="float" office:value="31118">
            <text:p>31118</text:p>
          </table:table-cell>
          <table:table-cell table:formula="of:=ROUND([.I126]/[$input.$C$5]*65536;0)" office:value-type="float" office:value="965">
            <text:p>965</text:p>
          </table:table-cell>
          <table:table-cell table:number-columns-repeated="6"/>
        </table:table-row>
        <table:table-row table:style-name="ro4">
          <table:table-cell office:value-type="float" office:value="122">
            <text:p>122</text:p>
          </table:table-cell>
          <table:table-cell table:formula="of:=[.$A127]*16.7/256" office:value-type="float" office:value="7.95859375">
            <text:p>7,95859375</text:p>
          </table:table-cell>
          <table:table-cell table:formula="of:=([$input.$B$15]^2*[.$B127]-ATAN([$input.$B$12]/[.$B127])*[$input.$B$12])/[$input.$B$12]" office:value-type="float" office:value="-0.189116622126137">
            <text:p>-0,1891166221</text:p>
          </table:table-cell>
          <table:table-cell table:formula="of:=([$input.$B$12]^2+[.$B127]^2)/([$input.$B$9]*EXP(-((ATAN([$input.$B$12]/[.$B127])+[.C127])^2/[$input.$B$15]^2)))" office:value-type="float" office:value="8.36761418875133">
            <text:p>8,3676141888</text:p>
          </table:table-cell>
          <table:table-cell table:formula="of:=ROUND((2*PI()+[.C127])/(2*PI())*32768;0)" office:value-type="float" office:value="31782">
            <text:p>31782</text:p>
          </table:table-cell>
          <table:table-cell table:formula="of:=ROUND([.D127]/[$input.$B$5]*65536;0)" office:value-type="float" office:value="692">
            <text:p>692</text:p>
          </table:table-cell>
          <table:table-cell table:formula="of:=[.$A127]*9.65/256" office:value-type="float" office:value="4.598828125">
            <text:p>4,598828125</text:p>
          </table:table-cell>
          <table:table-cell table:formula="of:=([$input.$C$15]^2*[.$G127]-ATAN([$input.$B$12]/[.$G127])*[$input.$B$12])/[$input.$B$12]" office:value-type="float" office:value="-0.312598882706683">
            <text:p>-0,3125988827</text:p>
          </table:table-cell>
          <table:table-cell table:formula="of:=([$input.$B$12]^2+[.$G127]^2)/([$input.$C$9]*EXP(-((ATAN([$input.$B$12]/[.$G127])+[.H127])^2/[$input.$C$15]^2)))" office:value-type="float" office:value="18.849300664081">
            <text:p>18,8493006641</text:p>
          </table:table-cell>
          <table:table-cell table:formula="of:=ROUND((2*PI()+[.H127])/(2*PI())*32768;0)" office:value-type="float" office:value="31138">
            <text:p>31138</text:p>
          </table:table-cell>
          <table:table-cell table:formula="of:=ROUND([.I127]/[$input.$C$5]*65536;0)" office:value-type="float" office:value="982">
            <text:p>982</text:p>
          </table:table-cell>
          <table:table-cell table:number-columns-repeated="6"/>
        </table:table-row>
        <table:table-row table:style-name="ro4">
          <table:table-cell office:value-type="float" office:value="123">
            <text:p>123</text:p>
          </table:table-cell>
          <table:table-cell table:formula="of:=[.$A128]*16.7/256" office:value-type="float" office:value="8.023828125">
            <text:p>8,023828125</text:p>
          </table:table-cell>
          <table:table-cell table:formula="of:=([$input.$B$15]^2*[.$B128]-ATAN([$input.$B$12]/[.$B128])*[$input.$B$12])/[$input.$B$12]" office:value-type="float" office:value="-0.186726045755088">
            <text:p>-0,1867260458</text:p>
          </table:table-cell>
          <table:table-cell table:formula="of:=([$input.$B$12]^2+[.$B128]^2)/([$input.$B$9]*EXP(-((ATAN([$input.$B$12]/[.$B128])+[.C128])^2/[$input.$B$15]^2)))" office:value-type="float" office:value="8.52900101349536">
            <text:p>8,5290010135</text:p>
          </table:table-cell>
          <table:table-cell table:formula="of:=ROUND((2*PI()+[.C128])/(2*PI())*32768;0)" office:value-type="float" office:value="31794">
            <text:p>31794</text:p>
          </table:table-cell>
          <table:table-cell table:formula="of:=ROUND([.D128]/[$input.$B$5]*65536;0)" office:value-type="float" office:value="706">
            <text:p>706</text:p>
          </table:table-cell>
          <table:table-cell table:formula="of:=[.$A128]*9.65/256" office:value-type="float" office:value="4.6365234375">
            <text:p>4,6365234375</text:p>
          </table:table-cell>
          <table:table-cell table:formula="of:=([$input.$C$15]^2*[.$G128]-ATAN([$input.$B$12]/[.$G128])*[$input.$B$12])/[$input.$B$12]" office:value-type="float" office:value="-0.308821504064046">
            <text:p>-0,3088215041</text:p>
          </table:table-cell>
          <table:table-cell table:formula="of:=([$input.$B$12]^2+[.$G128]^2)/([$input.$C$9]*EXP(-((ATAN([$input.$B$12]/[.$G128])+[.H128])^2/[$input.$C$15]^2)))" office:value-type="float" office:value="19.1809652579025">
            <text:p>19,1809652579</text:p>
          </table:table-cell>
          <table:table-cell table:formula="of:=ROUND((2*PI()+[.H128])/(2*PI())*32768;0)" office:value-type="float" office:value="31157">
            <text:p>31157</text:p>
          </table:table-cell>
          <table:table-cell table:formula="of:=ROUND([.I128]/[$input.$C$5]*65536;0)" office:value-type="float" office:value="999">
            <text:p>999</text:p>
          </table:table-cell>
          <table:table-cell table:number-columns-repeated="6"/>
        </table:table-row>
        <table:table-row table:style-name="ro4">
          <table:table-cell office:value-type="float" office:value="124">
            <text:p>124</text:p>
          </table:table-cell>
          <table:table-cell table:formula="of:=[.$A129]*16.7/256" office:value-type="float" office:value="8.0890625">
            <text:p>8,0890625</text:p>
          </table:table-cell>
          <table:table-cell table:formula="of:=([$input.$B$15]^2*[.$B129]-ATAN([$input.$B$12]/[.$B129])*[$input.$B$12])/[$input.$B$12]" office:value-type="float" office:value="-0.184364679763792">
            <text:p>-0,1843646798</text:p>
          </table:table-cell>
          <table:table-cell table:formula="of:=([$input.$B$12]^2+[.$B129]^2)/([$input.$B$9]*EXP(-((ATAN([$input.$B$12]/[.$B129])+[.C129])^2/[$input.$B$15]^2)))" office:value-type="float" office:value="8.69281045142892">
            <text:p>8,6928104514</text:p>
          </table:table-cell>
          <table:table-cell table:formula="of:=ROUND((2*PI()+[.C129])/(2*PI())*32768;0)" office:value-type="float" office:value="31807">
            <text:p>31807</text:p>
          </table:table-cell>
          <table:table-cell table:formula="of:=ROUND([.D129]/[$input.$B$5]*65536;0)" office:value-type="float" office:value="719">
            <text:p>719</text:p>
          </table:table-cell>
          <table:table-cell table:formula="of:=[.$A129]*9.65/256" office:value-type="float" office:value="4.67421875">
            <text:p>4,67421875</text:p>
          </table:table-cell>
          <table:table-cell table:formula="of:=([$input.$C$15]^2*[.$G129]-ATAN([$input.$B$12]/[.$G129])*[$input.$B$12])/[$input.$B$12]" office:value-type="float" office:value="-0.305084662614991">
            <text:p>-0,3050846626</text:p>
          </table:table-cell>
          <table:table-cell table:formula="of:=([$input.$B$12]^2+[.$G129]^2)/([$input.$C$9]*EXP(-((ATAN([$input.$B$12]/[.$G129])+[.H129])^2/[$input.$C$15]^2)))" office:value-type="float" office:value="19.5175615387448">
            <text:p>19,5175615387</text:p>
          </table:table-cell>
          <table:table-cell table:formula="of:=ROUND((2*PI()+[.H129])/(2*PI())*32768;0)" office:value-type="float" office:value="31177">
            <text:p>31177</text:p>
          </table:table-cell>
          <table:table-cell table:formula="of:=ROUND([.I129]/[$input.$C$5]*65536;0)" office:value-type="float" office:value="1017">
            <text:p>1017</text:p>
          </table:table-cell>
          <table:table-cell table:number-columns-repeated="6"/>
        </table:table-row>
        <table:table-row table:style-name="ro4">
          <table:table-cell office:value-type="float" office:value="125">
            <text:p>125</text:p>
          </table:table-cell>
          <table:table-cell table:formula="of:=[.$A130]*16.7/256" office:value-type="float" office:value="8.154296875">
            <text:p>8,154296875</text:p>
          </table:table-cell>
          <table:table-cell table:formula="of:=([$input.$B$15]^2*[.$B130]-ATAN([$input.$B$12]/[.$B130])*[$input.$B$12])/[$input.$B$12]" office:value-type="float" office:value="-0.182031876766842">
            <text:p>-0,1820318768</text:p>
          </table:table-cell>
          <table:table-cell table:formula="of:=([$input.$B$12]^2+[.$B130]^2)/([$input.$B$9]*EXP(-((ATAN([$input.$B$12]/[.$B130])+[.C130])^2/[$input.$B$15]^2)))" office:value-type="float" office:value="8.8590755929442">
            <text:p>8,8590755929</text:p>
          </table:table-cell>
          <table:table-cell table:formula="of:=ROUND((2*PI()+[.C130])/(2*PI())*32768;0)" office:value-type="float" office:value="31819">
            <text:p>31819</text:p>
          </table:table-cell>
          <table:table-cell table:formula="of:=ROUND([.D130]/[$input.$B$5]*65536;0)" office:value-type="float" office:value="733">
            <text:p>733</text:p>
          </table:table-cell>
          <table:table-cell table:formula="of:=[.$A130]*9.65/256" office:value-type="float" office:value="4.7119140625">
            <text:p>4,7119140625</text:p>
          </table:table-cell>
          <table:table-cell table:formula="of:=([$input.$C$15]^2*[.$G130]-ATAN([$input.$B$12]/[.$G130])*[$input.$B$12])/[$input.$B$12]" office:value-type="float" office:value="-0.301387585666452">
            <text:p>-0,3013875857</text:p>
          </table:table-cell>
          <table:table-cell table:formula="of:=([$input.$B$12]^2+[.$G130]^2)/([$input.$C$9]*EXP(-((ATAN([$input.$B$12]/[.$G130])+[.H130])^2/[$input.$C$15]^2)))" office:value-type="float" office:value="19.8591559144444">
            <text:p>19,8591559144</text:p>
          </table:table-cell>
          <table:table-cell table:formula="of:=ROUND((2*PI()+[.H130])/(2*PI())*32768;0)" office:value-type="float" office:value="31196">
            <text:p>31196</text:p>
          </table:table-cell>
          <table:table-cell table:formula="of:=ROUND([.I130]/[$input.$C$5]*65536;0)" office:value-type="float" office:value="1035">
            <text:p>1035</text:p>
          </table:table-cell>
          <table:table-cell table:number-columns-repeated="6"/>
        </table:table-row>
        <table:table-row table:style-name="ro4">
          <table:table-cell office:value-type="float" office:value="126">
            <text:p>126</text:p>
          </table:table-cell>
          <table:table-cell table:formula="of:=[.$A131]*16.7/256" office:value-type="float" office:value="8.21953125">
            <text:p>8,21953125</text:p>
          </table:table-cell>
          <table:table-cell table:formula="of:=([$input.$B$15]^2*[.$B131]-ATAN([$input.$B$12]/[.$B131])*[$input.$B$12])/[$input.$B$12]" office:value-type="float" office:value="-0.179727007969353">
            <text:p>-0,179727008</text:p>
          </table:table-cell>
          <table:table-cell table:formula="of:=([$input.$B$12]^2+[.$B131]^2)/([$input.$B$9]*EXP(-((ATAN([$input.$B$12]/[.$B131])+[.C131])^2/[$input.$B$15]^2)))" office:value-type="float" office:value="9.02783007593999">
            <text:p>9,0278300759</text:p>
          </table:table-cell>
          <table:table-cell table:formula="of:=ROUND((2*PI()+[.C131])/(2*PI())*32768;0)" office:value-type="float" office:value="31831">
            <text:p>31831</text:p>
          </table:table-cell>
          <table:table-cell table:formula="of:=ROUND([.D131]/[$input.$B$5]*65536;0)" office:value-type="float" office:value="747">
            <text:p>747</text:p>
          </table:table-cell>
          <table:table-cell table:formula="of:=[.$A131]*9.65/256" office:value-type="float" office:value="4.749609375">
            <text:p>4,749609375</text:p>
          </table:table-cell>
          <table:table-cell table:formula="of:=([$input.$C$15]^2*[.$G131]-ATAN([$input.$B$12]/[.$G131])*[$input.$B$12])/[$input.$B$12]" office:value-type="float" office:value="-0.297729518639595">
            <text:p>-0,2977295186</text:p>
          </table:table-cell>
          <table:table-cell table:formula="of:=([$input.$B$12]^2+[.$G131]^2)/([$input.$C$9]*EXP(-((ATAN([$input.$B$12]/[.$G131])+[.H131])^2/[$input.$C$15]^2)))" office:value-type="float" office:value="20.2058158837625">
            <text:p>20,2058158838</text:p>
          </table:table-cell>
          <table:table-cell table:formula="of:=ROUND((2*PI()+[.H131])/(2*PI())*32768;0)" office:value-type="float" office:value="31215">
            <text:p>31215</text:p>
          </table:table-cell>
          <table:table-cell table:formula="of:=ROUND([.I131]/[$input.$C$5]*65536;0)" office:value-type="float" office:value="1053">
            <text:p>1053</text:p>
          </table:table-cell>
          <table:table-cell table:number-columns-repeated="6"/>
        </table:table-row>
        <table:table-row table:style-name="ro4">
          <table:table-cell office:value-type="float" office:value="127">
            <text:p>127</text:p>
          </table:table-cell>
          <table:table-cell table:formula="of:=[.$A132]*16.7/256" office:value-type="float" office:value="8.284765625">
            <text:p>8,284765625</text:p>
          </table:table-cell>
          <table:table-cell table:formula="of:=([$input.$B$15]^2*[.$B132]-ATAN([$input.$B$12]/[.$B132])*[$input.$B$12])/[$input.$B$12]" office:value-type="float" office:value="-0.177449462519424">
            <text:p>-0,1774494625</text:p>
          </table:table-cell>
          <table:table-cell table:formula="of:=([$input.$B$12]^2+[.$B132]^2)/([$input.$B$9]*EXP(-((ATAN([$input.$B$12]/[.$B132])+[.C132])^2/[$input.$B$15]^2)))" office:value-type="float" office:value="9.19910809449746">
            <text:p>9,1991080945</text:p>
          </table:table-cell>
          <table:table-cell table:formula="of:=ROUND((2*PI()+[.C132])/(2*PI())*32768;0)" office:value-type="float" office:value="31843">
            <text:p>31843</text:p>
          </table:table-cell>
          <table:table-cell table:formula="of:=ROUND([.D132]/[$input.$B$5]*65536;0)" office:value-type="float" office:value="761">
            <text:p>761</text:p>
          </table:table-cell>
          <table:table-cell table:formula="of:=[.$A132]*9.65/256" office:value-type="float" office:value="4.7873046875">
            <text:p>4,7873046875</text:p>
          </table:table-cell>
          <table:table-cell table:formula="of:=([$input.$C$15]^2*[.$G132]-ATAN([$input.$B$12]/[.$G132])*[$input.$B$12])/[$input.$B$12]" office:value-type="float" office:value="-0.29410972459224">
            <text:p>-0,2941097246</text:p>
          </table:table-cell>
          <table:table-cell table:formula="of:=([$input.$B$12]^2+[.$G132]^2)/([$input.$C$9]*EXP(-((ATAN([$input.$B$12]/[.$G132])+[.H132])^2/[$input.$C$15]^2)))" office:value-type="float" office:value="20.557610053503">
            <text:p>20,5576100535</text:p>
          </table:table-cell>
          <table:table-cell table:formula="of:=ROUND((2*PI()+[.H132])/(2*PI())*32768;0)" office:value-type="float" office:value="31234">
            <text:p>31234</text:p>
          </table:table-cell>
          <table:table-cell table:formula="of:=ROUND([.I132]/[$input.$C$5]*65536;0)" office:value-type="float" office:value="1071">
            <text:p>1071</text:p>
          </table:table-cell>
          <table:table-cell table:number-columns-repeated="6"/>
        </table:table-row>
        <table:table-row table:style-name="ro4">
          <table:table-cell office:value-type="float" office:value="128">
            <text:p>128</text:p>
          </table:table-cell>
          <table:table-cell table:formula="of:=[.$A133]*16.7/256" office:value-type="float" office:value="8.35">
            <text:p>8,35</text:p>
          </table:table-cell>
          <table:table-cell table:formula="of:=([$input.$B$15]^2*[.$B133]-ATAN([$input.$B$12]/[.$B133])*[$input.$B$12])/[$input.$B$12]" office:value-type="float" office:value="-0.175198646886802">
            <text:p>-0,1751986469</text:p>
          </table:table-cell>
          <table:table-cell table:formula="of:=([$input.$B$12]^2+[.$B133]^2)/([$input.$B$9]*EXP(-((ATAN([$input.$B$12]/[.$B133])+[.C133])^2/[$input.$B$15]^2)))" office:value-type="float" office:value="9.37294440771405">
            <text:p>9,3729444077</text:p>
          </table:table-cell>
          <table:table-cell table:formula="of:=ROUND((2*PI()+[.C133])/(2*PI())*32768;0)" office:value-type="float" office:value="31854">
            <text:p>31854</text:p>
          </table:table-cell>
          <table:table-cell table:formula="of:=ROUND([.D133]/[$input.$B$5]*65536;0)" office:value-type="float" office:value="776">
            <text:p>776</text:p>
          </table:table-cell>
          <table:table-cell table:formula="of:=[.$A133]*9.65/256" office:value-type="float" office:value="4.825">
            <text:p>4,825</text:p>
          </table:table-cell>
          <table:table-cell table:formula="of:=([$input.$C$15]^2*[.$G133]-ATAN([$input.$B$12]/[.$G133])*[$input.$B$12])/[$input.$B$12]" office:value-type="float" office:value="-0.290527483754089">
            <text:p>-0,2905274838</text:p>
          </table:table-cell>
          <table:table-cell table:formula="of:=([$input.$B$12]^2+[.$G133]^2)/([$input.$C$9]*EXP(-((ATAN([$input.$B$12]/[.$G133])+[.H133])^2/[$input.$C$15]^2)))" office:value-type="float" office:value="20.9146081559401">
            <text:p>20,9146081559</text:p>
          </table:table-cell>
          <table:table-cell table:formula="of:=ROUND((2*PI()+[.H133])/(2*PI())*32768;0)" office:value-type="float" office:value="31253">
            <text:p>31253</text:p>
          </table:table-cell>
          <table:table-cell table:formula="of:=ROUND([.I133]/[$input.$C$5]*65536;0)" office:value-type="float" office:value="1090">
            <text:p>1090</text:p>
          </table:table-cell>
          <table:table-cell table:number-columns-repeated="6"/>
        </table:table-row>
        <table:table-row table:style-name="ro4">
          <table:table-cell office:value-type="float" office:value="129">
            <text:p>129</text:p>
          </table:table-cell>
          <table:table-cell table:formula="of:=[.$A134]*16.7/256" office:value-type="float" office:value="8.415234375">
            <text:p>8,415234375</text:p>
          </table:table-cell>
          <table:table-cell table:formula="of:=([$input.$B$15]^2*[.$B134]-ATAN([$input.$B$12]/[.$B134])*[$input.$B$12])/[$input.$B$12]" office:value-type="float" office:value="-0.172973984266556">
            <text:p>-0,1729739843</text:p>
          </table:table-cell>
          <table:table-cell table:formula="of:=([$input.$B$12]^2+[.$B134]^2)/([$input.$B$9]*EXP(-((ATAN([$input.$B$12]/[.$B134])+[.C134])^2/[$input.$B$15]^2)))" office:value-type="float" office:value="9.5493743486984">
            <text:p>9,5493743487</text:p>
          </table:table-cell>
          <table:table-cell table:formula="of:=ROUND((2*PI()+[.C134])/(2*PI())*32768;0)" office:value-type="float" office:value="31866">
            <text:p>31866</text:p>
          </table:table-cell>
          <table:table-cell table:formula="of:=ROUND([.D134]/[$input.$B$5]*65536;0)" office:value-type="float" office:value="790">
            <text:p>790</text:p>
          </table:table-cell>
          <table:table-cell table:formula="of:=[.$A134]*9.65/256" office:value-type="float" office:value="4.8626953125">
            <text:p>4,8626953125</text:p>
          </table:table-cell>
          <table:table-cell table:formula="of:=([$input.$C$15]^2*[.$G134]-ATAN([$input.$B$12]/[.$G134])*[$input.$B$12])/[$input.$B$12]" office:value-type="float" office:value="-0.286982093074485">
            <text:p>-0,2869820931</text:p>
          </table:table-cell>
          <table:table-cell table:formula="of:=([$input.$B$12]^2+[.$G134]^2)/([$input.$C$9]*EXP(-((ATAN([$input.$B$12]/[.$G134])+[.H134])^2/[$input.$C$15]^2)))" office:value-type="float" office:value="21.2768810665617">
            <text:p>21,2768810666</text:p>
          </table:table-cell>
          <table:table-cell table:formula="of:=ROUND((2*PI()+[.H134])/(2*PI())*32768;0)" office:value-type="float" office:value="31271">
            <text:p>31271</text:p>
          </table:table-cell>
          <table:table-cell table:formula="of:=ROUND([.I134]/[$input.$C$5]*65536;0)" office:value-type="float" office:value="1108">
            <text:p>1108</text:p>
          </table:table-cell>
          <table:table-cell table:number-columns-repeated="6"/>
        </table:table-row>
        <table:table-row table:style-name="ro4">
          <table:table-cell office:value-type="float" office:value="130">
            <text:p>130</text:p>
          </table:table-cell>
          <table:table-cell table:formula="of:=[.$A135]*16.7/256" office:value-type="float" office:value="8.48046875">
            <text:p>8,48046875</text:p>
          </table:table-cell>
          <table:table-cell table:formula="of:=([$input.$B$15]^2*[.$B135]-ATAN([$input.$B$12]/[.$B135])*[$input.$B$12])/[$input.$B$12]" office:value-type="float" office:value="-0.17077491400663">
            <text:p>-0,170774914</text:p>
          </table:table-cell>
          <table:table-cell table:formula="of:=([$input.$B$12]^2+[.$B135]^2)/([$input.$B$9]*EXP(-((ATAN([$input.$B$12]/[.$B135])+[.C135])^2/[$input.$B$15]^2)))" office:value-type="float" office:value="9.72843383372908">
            <text:p>9,7284338337</text:p>
          </table:table-cell>
          <table:table-cell table:formula="of:=ROUND((2*PI()+[.C135])/(2*PI())*32768;0)" office:value-type="float" office:value="31877">
            <text:p>31877</text:p>
          </table:table-cell>
          <table:table-cell table:formula="of:=ROUND([.D135]/[$input.$B$5]*65536;0)" office:value-type="float" office:value="805">
            <text:p>805</text:p>
          </table:table-cell>
          <table:table-cell table:formula="of:=[.$A135]*9.65/256" office:value-type="float" office:value="4.900390625">
            <text:p>4,900390625</text:p>
          </table:table-cell>
          <table:table-cell table:formula="of:=([$input.$C$15]^2*[.$G135]-ATAN([$input.$B$12]/[.$G135])*[$input.$B$12])/[$input.$B$12]" office:value-type="float" office:value="-0.283472865782418">
            <text:p>-0,2834728658</text:p>
          </table:table-cell>
          <table:table-cell table:formula="of:=([$input.$B$12]^2+[.$G135]^2)/([$input.$C$9]*EXP(-((ATAN([$input.$B$12]/[.$G135])+[.H135])^2/[$input.$C$15]^2)))" office:value-type="float" office:value="21.644500822133">
            <text:p>21,6445008221</text:p>
          </table:table-cell>
          <table:table-cell table:formula="of:=ROUND((2*PI()+[.H135])/(2*PI())*32768;0)" office:value-type="float" office:value="31290">
            <text:p>31290</text:p>
          </table:table-cell>
          <table:table-cell table:formula="of:=ROUND([.I135]/[$input.$C$5]*65536;0)" office:value-type="float" office:value="1128">
            <text:p>1128</text:p>
          </table:table-cell>
          <table:table-cell table:number-columns-repeated="6"/>
        </table:table-row>
        <table:table-row table:style-name="ro4">
          <table:table-cell office:value-type="float" office:value="131">
            <text:p>131</text:p>
          </table:table-cell>
          <table:table-cell table:formula="of:=[.$A136]*16.7/256" office:value-type="float" office:value="8.545703125">
            <text:p>8,545703125</text:p>
          </table:table-cell>
          <table:table-cell table:formula="of:=([$input.$B$15]^2*[.$B136]-ATAN([$input.$B$12]/[.$B136])*[$input.$B$12])/[$input.$B$12]" office:value-type="float" office:value="-0.168600891058179">
            <text:p>-0,1686008911</text:p>
          </table:table-cell>
          <table:table-cell table:formula="of:=([$input.$B$12]^2+[.$B136]^2)/([$input.$B$9]*EXP(-((ATAN([$input.$B$12]/[.$B136])+[.C136])^2/[$input.$B$15]^2)))" office:value-type="float" office:value="9.91015937158027">
            <text:p>9,9101593716</text:p>
          </table:table-cell>
          <table:table-cell table:formula="of:=ROUND((2*PI()+[.C136])/(2*PI())*32768;0)" office:value-type="float" office:value="31889">
            <text:p>31889</text:p>
          </table:table-cell>
          <table:table-cell table:formula="of:=ROUND([.D136]/[$input.$B$5]*65536;0)" office:value-type="float" office:value="820">
            <text:p>820</text:p>
          </table:table-cell>
          <table:table-cell table:formula="of:=[.$A136]*9.65/256" office:value-type="float" office:value="4.9380859375">
            <text:p>4,9380859375</text:p>
          </table:table-cell>
          <table:table-cell table:formula="of:=([$input.$C$15]^2*[.$G136]-ATAN([$input.$B$12]/[.$G136])*[$input.$B$12])/[$input.$B$12]" office:value-type="float" office:value="-0.279999130958509">
            <text:p>-0,279999131</text:p>
          </table:table-cell>
          <table:table-cell table:formula="of:=([$input.$B$12]^2+[.$G136]^2)/([$input.$C$9]*EXP(-((ATAN([$input.$B$12]/[.$G136])+[.H136])^2/[$input.$C$15]^2)))" office:value-type="float" office:value="22.0175406390883">
            <text:p>22,0175406391</text:p>
          </table:table-cell>
          <table:table-cell table:formula="of:=ROUND((2*PI()+[.H136])/(2*PI())*32768;0)" office:value-type="float" office:value="31308">
            <text:p>31308</text:p>
          </table:table-cell>
          <table:table-cell table:formula="of:=ROUND([.I136]/[$input.$C$5]*65536;0)" office:value-type="float" office:value="1147">
            <text:p>1147</text:p>
          </table:table-cell>
          <table:table-cell table:number-columns-repeated="6"/>
        </table:table-row>
        <table:table-row table:style-name="ro4">
          <table:table-cell office:value-type="float" office:value="132">
            <text:p>132</text:p>
          </table:table-cell>
          <table:table-cell table:formula="of:=[.$A137]*16.7/256" office:value-type="float" office:value="8.6109375">
            <text:p>8,6109375</text:p>
          </table:table-cell>
          <table:table-cell table:formula="of:=([$input.$B$15]^2*[.$B137]-ATAN([$input.$B$12]/[.$B137])*[$input.$B$12])/[$input.$B$12]" office:value-type="float" office:value="-0.166451385447702">
            <text:p>-0,1664513854</text:p>
          </table:table-cell>
          <table:table-cell table:formula="of:=([$input.$B$12]^2+[.$B137]^2)/([$input.$B$9]*EXP(-((ATAN([$input.$B$12]/[.$B137])+[.C137])^2/[$input.$B$15]^2)))" office:value-type="float" office:value="10.0945880730172">
            <text:p>10,094588073</text:p>
          </table:table-cell>
          <table:table-cell table:formula="of:=ROUND((2*PI()+[.C137])/(2*PI())*32768;0)" office:value-type="float" office:value="31900">
            <text:p>31900</text:p>
          </table:table-cell>
          <table:table-cell table:formula="of:=ROUND([.D137]/[$input.$B$5]*65536;0)" office:value-type="float" office:value="835">
            <text:p>835</text:p>
          </table:table-cell>
          <table:table-cell table:formula="of:=[.$A137]*9.65/256" office:value-type="float" office:value="4.97578125">
            <text:p>4,97578125</text:p>
          </table:table-cell>
          <table:table-cell table:formula="of:=([$input.$C$15]^2*[.$G137]-ATAN([$input.$B$12]/[.$G137])*[$input.$B$12])/[$input.$B$12]" office:value-type="float" office:value="-0.276560233118681">
            <text:p>-0,2765602331</text:p>
          </table:table-cell>
          <table:table-cell table:formula="of:=([$input.$B$12]^2+[.$G137]^2)/([$input.$C$9]*EXP(-((ATAN([$input.$B$12]/[.$G137])+[.H137])^2/[$input.$C$15]^2)))" office:value-type="float" office:value="22.3960749322543">
            <text:p>22,3960749323</text:p>
          </table:table-cell>
          <table:table-cell table:formula="of:=ROUND((2*PI()+[.H137])/(2*PI())*32768;0)" office:value-type="float" office:value="31326">
            <text:p>31326</text:p>
          </table:table-cell>
          <table:table-cell table:formula="of:=ROUND([.I137]/[$input.$C$5]*65536;0)" office:value-type="float" office:value="1167">
            <text:p>1167</text:p>
          </table:table-cell>
          <table:table-cell table:number-columns-repeated="6"/>
        </table:table-row>
        <table:table-row table:style-name="ro4">
          <table:table-cell office:value-type="float" office:value="133">
            <text:p>133</text:p>
          </table:table-cell>
          <table:table-cell table:formula="of:=[.$A138]*16.7/256" office:value-type="float" office:value="8.676171875">
            <text:p>8,676171875</text:p>
          </table:table-cell>
          <table:table-cell table:formula="of:=([$input.$B$15]^2*[.$B138]-ATAN([$input.$B$12]/[.$B138])*[$input.$B$12])/[$input.$B$12]" office:value-type="float" office:value="-0.164325881769952">
            <text:p>-0,1643258818</text:p>
          </table:table-cell>
          <table:table-cell table:formula="of:=([$input.$B$12]^2+[.$B138]^2)/([$input.$B$9]*EXP(-((ATAN([$input.$B$12]/[.$B138])+[.C138])^2/[$input.$B$15]^2)))" office:value-type="float" office:value="10.2817576604646">
            <text:p>10,2817576605</text:p>
          </table:table-cell>
          <table:table-cell table:formula="of:=ROUND((2*PI()+[.C138])/(2*PI())*32768;0)" office:value-type="float" office:value="31911">
            <text:p>31911</text:p>
          </table:table-cell>
          <table:table-cell table:formula="of:=ROUND([.D138]/[$input.$B$5]*65536;0)" office:value-type="float" office:value="851">
            <text:p>851</text:p>
          </table:table-cell>
          <table:table-cell table:formula="of:=[.$A138]*9.65/256" office:value-type="float" office:value="5.0134765625">
            <text:p>5,0134765625</text:p>
          </table:table-cell>
          <table:table-cell table:formula="of:=([$input.$C$15]^2*[.$G138]-ATAN([$input.$B$12]/[.$G138])*[$input.$B$12])/[$input.$B$12]" office:value-type="float" office:value="-0.27315553180925">
            <text:p>-0,2731555318</text:p>
          </table:table-cell>
          <table:table-cell table:formula="of:=([$input.$B$12]^2+[.$G138]^2)/([$input.$C$9]*EXP(-((ATAN([$input.$B$12]/[.$G138])+[.H138])^2/[$input.$C$15]^2)))" office:value-type="float" office:value="22.7801793339127">
            <text:p>22,7801793339</text:p>
          </table:table-cell>
          <table:table-cell table:formula="of:=ROUND((2*PI()+[.H138])/(2*PI())*32768;0)" office:value-type="float" office:value="31343">
            <text:p>31343</text:p>
          </table:table-cell>
          <table:table-cell table:formula="of:=ROUND([.I138]/[$input.$C$5]*65536;0)" office:value-type="float" office:value="1187">
            <text:p>1187</text:p>
          </table:table-cell>
          <table:table-cell table:number-columns-repeated="6"/>
        </table:table-row>
        <table:table-row table:style-name="ro4">
          <table:table-cell office:value-type="float" office:value="134">
            <text:p>134</text:p>
          </table:table-cell>
          <table:table-cell table:formula="of:=[.$A139]*16.7/256" office:value-type="float" office:value="8.74140625">
            <text:p>8,74140625</text:p>
          </table:table-cell>
          <table:table-cell table:formula="of:=([$input.$B$15]^2*[.$B139]-ATAN([$input.$B$12]/[.$B139])*[$input.$B$12])/[$input.$B$12]" office:value-type="float" office:value="-0.16222387870074">
            <text:p>-0,1622238787</text:p>
          </table:table-cell>
          <table:table-cell table:formula="of:=([$input.$B$12]^2+[.$B139]^2)/([$input.$B$9]*EXP(-((ATAN([$input.$B$12]/[.$B139])+[.C139])^2/[$input.$B$15]^2)))" office:value-type="float" office:value="10.4717064778511">
            <text:p>10,4717064779</text:p>
          </table:table-cell>
          <table:table-cell table:formula="of:=ROUND((2*PI()+[.C139])/(2*PI())*32768;0)" office:value-type="float" office:value="31922">
            <text:p>31922</text:p>
          </table:table-cell>
          <table:table-cell table:formula="of:=ROUND([.D139]/[$input.$B$5]*65536;0)" office:value-type="float" office:value="867">
            <text:p>867</text:p>
          </table:table-cell>
          <table:table-cell table:formula="of:=[.$A139]*9.65/256" office:value-type="float" office:value="5.051171875">
            <text:p>5,051171875</text:p>
          </table:table-cell>
          <table:table-cell table:formula="of:=([$input.$C$15]^2*[.$G139]-ATAN([$input.$B$12]/[.$G139])*[$input.$B$12])/[$input.$B$12]" office:value-type="float" office:value="-0.269784401213145">
            <text:p>-0,2697844012</text:p>
          </table:table-cell>
          <table:table-cell table:formula="of:=([$input.$B$12]^2+[.$G139]^2)/([$input.$C$9]*EXP(-((ATAN([$input.$B$12]/[.$G139])+[.H139])^2/[$input.$C$15]^2)))" office:value-type="float" office:value="23.1699307132076">
            <text:p>23,1699307132</text:p>
          </table:table-cell>
          <table:table-cell table:formula="of:=ROUND((2*PI()+[.H139])/(2*PI())*32768;0)" office:value-type="float" office:value="31361">
            <text:p>31361</text:p>
          </table:table-cell>
          <table:table-cell table:formula="of:=ROUND([.I139]/[$input.$C$5]*65536;0)" office:value-type="float" office:value="1207">
            <text:p>1207</text:p>
          </table:table-cell>
          <table:table-cell table:number-columns-repeated="6"/>
        </table:table-row>
        <table:table-row table:style-name="ro4">
          <table:table-cell office:value-type="float" office:value="135">
            <text:p>135</text:p>
          </table:table-cell>
          <table:table-cell table:formula="of:=[.$A140]*16.7/256" office:value-type="float" office:value="8.806640625">
            <text:p>8,806640625</text:p>
          </table:table-cell>
          <table:table-cell table:formula="of:=([$input.$B$15]^2*[.$B140]-ATAN([$input.$B$12]/[.$B140])*[$input.$B$12])/[$input.$B$12]" office:value-type="float" office:value="-0.160144888528724">
            <text:p>-0,1601448885</text:p>
          </table:table-cell>
          <table:table-cell table:formula="of:=([$input.$B$12]^2+[.$B140]^2)/([$input.$B$9]*EXP(-((ATAN([$input.$B$12]/[.$B140])+[.C140])^2/[$input.$B$15]^2)))" office:value-type="float" office:value="10.6644735006332">
            <text:p>10,6644735006</text:p>
          </table:table-cell>
          <table:table-cell table:formula="of:=ROUND((2*PI()+[.C140])/(2*PI())*32768;0)" office:value-type="float" office:value="31933">
            <text:p>31933</text:p>
          </table:table-cell>
          <table:table-cell table:formula="of:=ROUND([.D140]/[$input.$B$5]*65536;0)" office:value-type="float" office:value="882">
            <text:p>882</text:p>
          </table:table-cell>
          <table:table-cell table:formula="of:=[.$A140]*9.65/256" office:value-type="float" office:value="5.0888671875">
            <text:p>5,0888671875</text:p>
          </table:table-cell>
          <table:table-cell table:formula="of:=([$input.$C$15]^2*[.$G140]-ATAN([$input.$B$12]/[.$G140])*[$input.$B$12])/[$input.$B$12]" office:value-type="float" office:value="-0.266446229766998">
            <text:p>-0,2664462298</text:p>
          </table:table-cell>
          <table:table-cell table:formula="of:=([$input.$B$12]^2+[.$G140]^2)/([$input.$C$9]*EXP(-((ATAN([$input.$B$12]/[.$G140])+[.H140])^2/[$input.$C$15]^2)))" office:value-type="float" office:value="23.5654071959032">
            <text:p>23,5654071959</text:p>
          </table:table-cell>
          <table:table-cell table:formula="of:=ROUND((2*PI()+[.H140])/(2*PI())*32768;0)" office:value-type="float" office:value="31378">
            <text:p>31378</text:p>
          </table:table-cell>
          <table:table-cell table:formula="of:=ROUND([.I140]/[$input.$C$5]*65536;0)" office:value-type="float" office:value="1228">
            <text:p>1228</text:p>
          </table:table-cell>
          <table:table-cell table:number-columns-repeated="6"/>
        </table:table-row>
        <table:table-row table:style-name="ro4">
          <table:table-cell office:value-type="float" office:value="136">
            <text:p>136</text:p>
          </table:table-cell>
          <table:table-cell table:formula="of:=[.$A141]*16.7/256" office:value-type="float" office:value="8.871875">
            <text:p>8,871875</text:p>
          </table:table-cell>
          <table:table-cell table:formula="of:=([$input.$B$15]^2*[.$B141]-ATAN([$input.$B$12]/[.$B141])*[$input.$B$12])/[$input.$B$12]" office:value-type="float" office:value="-0.158088436705361">
            <text:p>-0,1580884367</text:p>
          </table:table-cell>
          <table:table-cell table:formula="of:=([$input.$B$12]^2+[.$B141]^2)/([$input.$B$9]*EXP(-((ATAN([$input.$B$12]/[.$B141])+[.C141])^2/[$input.$B$15]^2)))" office:value-type="float" office:value="10.8600983460012">
            <text:p>10,860098346</text:p>
          </table:table-cell>
          <table:table-cell table:formula="of:=ROUND((2*PI()+[.C141])/(2*PI())*32768;0)" office:value-type="float" office:value="31944">
            <text:p>31944</text:p>
          </table:table-cell>
          <table:table-cell table:formula="of:=ROUND([.D141]/[$input.$B$5]*65536;0)" office:value-type="float" office:value="899">
            <text:p>899</text:p>
          </table:table-cell>
          <table:table-cell table:formula="of:=[.$A141]*9.65/256" office:value-type="float" office:value="5.1265625">
            <text:p>5,1265625</text:p>
          </table:table-cell>
          <table:table-cell table:formula="of:=([$input.$C$15]^2*[.$G141]-ATAN([$input.$B$12]/[.$G141])*[$input.$B$12])/[$input.$B$12]" office:value-type="float" office:value="-0.263140419788811">
            <text:p>-0,2631404198</text:p>
          </table:table-cell>
          <table:table-cell table:formula="of:=([$input.$B$12]^2+[.$G141]^2)/([$input.$C$9]*EXP(-((ATAN([$input.$B$12]/[.$G141])+[.H141])^2/[$input.$C$15]^2)))" office:value-type="float" office:value="23.9666881844999">
            <text:p>23,9666881845</text:p>
          </table:table-cell>
          <table:table-cell table:formula="of:=ROUND((2*PI()+[.H141])/(2*PI())*32768;0)" office:value-type="float" office:value="31396">
            <text:p>31396</text:p>
          </table:table-cell>
          <table:table-cell table:formula="of:=ROUND([.I141]/[$input.$C$5]*65536;0)" office:value-type="float" office:value="1249">
            <text:p>1249</text:p>
          </table:table-cell>
          <table:table-cell table:number-columns-repeated="6"/>
        </table:table-row>
        <table:table-row table:style-name="ro4">
          <table:table-cell office:value-type="float" office:value="137">
            <text:p>137</text:p>
          </table:table-cell>
          <table:table-cell table:formula="of:=[.$A142]*16.7/256" office:value-type="float" office:value="8.937109375">
            <text:p>8,937109375</text:p>
          </table:table-cell>
          <table:table-cell table:formula="of:=([$input.$B$15]^2*[.$B142]-ATAN([$input.$B$12]/[.$B142])*[$input.$B$12])/[$input.$B$12]" office:value-type="float" office:value="-0.156054061412219">
            <text:p>-0,1560540614</text:p>
          </table:table-cell>
          <table:table-cell table:formula="of:=([$input.$B$12]^2+[.$B142]^2)/([$input.$B$9]*EXP(-((ATAN([$input.$B$12]/[.$B142])+[.C142])^2/[$input.$B$15]^2)))" office:value-type="float" office:value="11.0586212832716">
            <text:p>11,0586212833</text:p>
          </table:table-cell>
          <table:table-cell table:formula="of:=ROUND((2*PI()+[.C142])/(2*PI())*32768;0)" office:value-type="float" office:value="31954">
            <text:p>31954</text:p>
          </table:table-cell>
          <table:table-cell table:formula="of:=ROUND([.D142]/[$input.$B$5]*65536;0)" office:value-type="float" office:value="915">
            <text:p>915</text:p>
          </table:table-cell>
          <table:table-cell table:formula="of:=[.$A142]*9.65/256" office:value-type="float" office:value="5.1642578125">
            <text:p>5,1642578125</text:p>
          </table:table-cell>
          <table:table-cell table:formula="of:=([$input.$C$15]^2*[.$G142]-ATAN([$input.$B$12]/[.$G142])*[$input.$B$12])/[$input.$B$12]" office:value-type="float" office:value="-0.259866387115948">
            <text:p>-0,2598663871</text:p>
          </table:table-cell>
          <table:table-cell table:formula="of:=([$input.$B$12]^2+[.$G142]^2)/([$input.$C$9]*EXP(-((ATAN([$input.$B$12]/[.$G142])+[.H142])^2/[$input.$C$15]^2)))" office:value-type="float" office:value="24.3738543787131">
            <text:p>24,3738543787</text:p>
          </table:table-cell>
          <table:table-cell table:formula="of:=ROUND((2*PI()+[.H142])/(2*PI())*32768;0)" office:value-type="float" office:value="31413">
            <text:p>31413</text:p>
          </table:table-cell>
          <table:table-cell table:formula="of:=ROUND([.I142]/[$input.$C$5]*65536;0)" office:value-type="float" office:value="1270">
            <text:p>1270</text:p>
          </table:table-cell>
          <table:table-cell table:number-columns-repeated="6"/>
        </table:table-row>
        <table:table-row table:style-name="ro4">
          <table:table-cell office:value-type="float" office:value="138">
            <text:p>138</text:p>
          </table:table-cell>
          <table:table-cell table:formula="of:=[.$A143]*16.7/256" office:value-type="float" office:value="9.00234375">
            <text:p>9,00234375</text:p>
          </table:table-cell>
          <table:table-cell table:formula="of:=([$input.$B$15]^2*[.$B143]-ATAN([$input.$B$12]/[.$B143])*[$input.$B$12])/[$input.$B$12]" office:value-type="float" office:value="-0.154041313144895">
            <text:p>-0,1540413131</text:p>
          </table:table-cell>
          <table:table-cell table:formula="of:=([$input.$B$12]^2+[.$B143]^2)/([$input.$B$9]*EXP(-((ATAN([$input.$B$12]/[.$B143])+[.C143])^2/[$input.$B$15]^2)))" office:value-type="float" office:value="11.2600832444687">
            <text:p>11,2600832445</text:p>
          </table:table-cell>
          <table:table-cell table:formula="of:=ROUND((2*PI()+[.C143])/(2*PI())*32768;0)" office:value-type="float" office:value="31965">
            <text:p>31965</text:p>
          </table:table-cell>
          <table:table-cell table:formula="of:=ROUND([.D143]/[$input.$B$5]*65536;0)" office:value-type="float" office:value="932">
            <text:p>932</text:p>
          </table:table-cell>
          <table:table-cell table:formula="of:=[.$A143]*9.65/256" office:value-type="float" office:value="5.201953125">
            <text:p>5,201953125</text:p>
          </table:table-cell>
          <table:table-cell table:formula="of:=([$input.$C$15]^2*[.$G143]-ATAN([$input.$B$12]/[.$G143])*[$input.$B$12])/[$input.$B$12]" office:value-type="float" office:value="-0.256623560753179">
            <text:p>-0,2566235608</text:p>
          </table:table-cell>
          <table:table-cell table:formula="of:=([$input.$B$12]^2+[.$G143]^2)/([$input.$C$9]*EXP(-((ATAN([$input.$B$12]/[.$G143])+[.H143])^2/[$input.$C$15]^2)))" office:value-type="float" office:value="24.7869877963231">
            <text:p>24,7869877963</text:p>
          </table:table-cell>
          <table:table-cell table:formula="of:=ROUND((2*PI()+[.H143])/(2*PI())*32768;0)" office:value-type="float" office:value="31430">
            <text:p>31430</text:p>
          </table:table-cell>
          <table:table-cell table:formula="of:=ROUND([.I143]/[$input.$C$5]*65536;0)" office:value-type="float" office:value="1291">
            <text:p>1291</text:p>
          </table:table-cell>
          <table:table-cell table:number-columns-repeated="6"/>
        </table:table-row>
        <table:table-row table:style-name="ro4">
          <table:table-cell office:value-type="float" office:value="139">
            <text:p>139</text:p>
          </table:table-cell>
          <table:table-cell table:formula="of:=[.$A144]*16.7/256" office:value-type="float" office:value="9.067578125">
            <text:p>9,067578125</text:p>
          </table:table-cell>
          <table:table-cell table:formula="of:=([$input.$B$15]^2*[.$B144]-ATAN([$input.$B$12]/[.$B144])*[$input.$B$12])/[$input.$B$12]" office:value-type="float" office:value="-0.152049754312812">
            <text:p>-0,1520497543</text:p>
          </table:table-cell>
          <table:table-cell table:formula="of:=([$input.$B$12]^2+[.$B144]^2)/([$input.$B$9]*EXP(-((ATAN([$input.$B$12]/[.$B144])+[.C144])^2/[$input.$B$15]^2)))" office:value-type="float" office:value="11.4645258350982">
            <text:p>11,4645258351</text:p>
          </table:table-cell>
          <table:table-cell table:formula="of:=ROUND((2*PI()+[.C144])/(2*PI())*32768;0)" office:value-type="float" office:value="31975">
            <text:p>31975</text:p>
          </table:table-cell>
          <table:table-cell table:formula="of:=ROUND([.D144]/[$input.$B$5]*65536;0)" office:value-type="float" office:value="949">
            <text:p>949</text:p>
          </table:table-cell>
          <table:table-cell table:formula="of:=[.$A144]*9.65/256" office:value-type="float" office:value="5.2396484375">
            <text:p>5,2396484375</text:p>
          </table:table-cell>
          <table:table-cell table:formula="of:=([$input.$C$15]^2*[.$G144]-ATAN([$input.$B$12]/[.$G144])*[$input.$B$12])/[$input.$B$12]" office:value-type="float" office:value="-0.253411382530506">
            <text:p>-0,2534113825</text:p>
          </table:table-cell>
          <table:table-cell table:formula="of:=([$input.$B$12]^2+[.$G144]^2)/([$input.$C$9]*EXP(-((ATAN([$input.$B$12]/[.$G144])+[.H144])^2/[$input.$C$15]^2)))" office:value-type="float" office:value="25.2061717944015">
            <text:p>25,2061717944</text:p>
          </table:table-cell>
          <table:table-cell table:formula="of:=ROUND((2*PI()+[.H144])/(2*PI())*32768;0)" office:value-type="float" office:value="31446">
            <text:p>31446</text:p>
          </table:table-cell>
          <table:table-cell table:formula="of:=ROUND([.I144]/[$input.$C$5]*65536;0)" office:value-type="float" office:value="1313">
            <text:p>1313</text:p>
          </table:table-cell>
          <table:table-cell table:number-columns-repeated="6"/>
        </table:table-row>
        <table:table-row table:style-name="ro4">
          <table:table-cell office:value-type="float" office:value="140">
            <text:p>140</text:p>
          </table:table-cell>
          <table:table-cell table:formula="of:=[.$A145]*16.7/256" office:value-type="float" office:value="9.1328125">
            <text:p>9,1328125</text:p>
          </table:table-cell>
          <table:table-cell table:formula="of:=([$input.$B$15]^2*[.$B145]-ATAN([$input.$B$12]/[.$B145])*[$input.$B$12])/[$input.$B$12]" office:value-type="float" office:value="-0.150078958854217">
            <text:p>-0,1500789589</text:p>
          </table:table-cell>
          <table:table-cell table:formula="of:=([$input.$B$12]^2+[.$B145]^2)/([$input.$B$9]*EXP(-((ATAN([$input.$B$12]/[.$B145])+[.C145])^2/[$input.$B$15]^2)))" office:value-type="float" office:value="11.6719913451179">
            <text:p>11,6719913451</text:p>
          </table:table-cell>
          <table:table-cell table:formula="of:=ROUND((2*PI()+[.C145])/(2*PI())*32768;0)" office:value-type="float" office:value="31985">
            <text:p>31985</text:p>
          </table:table-cell>
          <table:table-cell table:formula="of:=ROUND([.D145]/[$input.$B$5]*65536;0)" office:value-type="float" office:value="966">
            <text:p>966</text:p>
          </table:table-cell>
          <table:table-cell table:formula="of:=[.$A145]*9.65/256" office:value-type="float" office:value="5.27734375">
            <text:p>5,27734375</text:p>
          </table:table-cell>
          <table:table-cell table:formula="of:=([$input.$C$15]^2*[.$G145]-ATAN([$input.$B$12]/[.$G145])*[$input.$B$12])/[$input.$B$12]" office:value-type="float" office:value="-0.250229306770526">
            <text:p>-0,2502293068</text:p>
          </table:table-cell>
          <table:table-cell table:formula="of:=([$input.$B$12]^2+[.$G145]^2)/([$input.$C$9]*EXP(-((ATAN([$input.$B$12]/[.$G145])+[.H145])^2/[$input.$C$15]^2)))" office:value-type="float" office:value="25.6314910909225">
            <text:p>25,6314910909</text:p>
          </table:table-cell>
          <table:table-cell table:formula="of:=ROUND((2*PI()+[.H145])/(2*PI())*32768;0)" office:value-type="float" office:value="31463">
            <text:p>31463</text:p>
          </table:table-cell>
          <table:table-cell table:formula="of:=ROUND([.I145]/[$input.$C$5]*65536;0)" office:value-type="float" office:value="1335">
            <text:p>1335</text:p>
          </table:table-cell>
          <table:table-cell table:number-columns-repeated="6"/>
        </table:table-row>
        <table:table-row table:style-name="ro4">
          <table:table-cell office:value-type="float" office:value="141">
            <text:p>141</text:p>
          </table:table-cell>
          <table:table-cell table:formula="of:=[.$A146]*16.7/256" office:value-type="float" office:value="9.198046875">
            <text:p>9,198046875</text:p>
          </table:table-cell>
          <table:table-cell table:formula="of:=([$input.$B$15]^2*[.$B146]-ATAN([$input.$B$12]/[.$B146])*[$input.$B$12])/[$input.$B$12]" office:value-type="float" office:value="-0.148128511865717">
            <text:p>-0,1481285119</text:p>
          </table:table-cell>
          <table:table-cell table:formula="of:=([$input.$B$12]^2+[.$B146]^2)/([$input.$B$9]*EXP(-((ATAN([$input.$B$12]/[.$B146])+[.C146])^2/[$input.$B$15]^2)))" office:value-type="float" office:value="11.8825227601079">
            <text:p>11,8825227601</text:p>
          </table:table-cell>
          <table:table-cell table:formula="of:=ROUND((2*PI()+[.C146])/(2*PI())*32768;0)" office:value-type="float" office:value="31995">
            <text:p>31995</text:p>
          </table:table-cell>
          <table:table-cell table:formula="of:=ROUND([.D146]/[$input.$B$5]*65536;0)" office:value-type="float" office:value="983">
            <text:p>983</text:p>
          </table:table-cell>
          <table:table-cell table:formula="of:=[.$A146]*9.65/256" office:value-type="float" office:value="5.3150390625">
            <text:p>5,3150390625</text:p>
          </table:table-cell>
          <table:table-cell table:formula="of:=([$input.$C$15]^2*[.$G146]-ATAN([$input.$B$12]/[.$G146])*[$input.$B$12])/[$input.$B$12]" office:value-type="float" office:value="-0.247076799965056">
            <text:p>-0,2470768</text:p>
          </table:table-cell>
          <table:table-cell table:formula="of:=([$input.$B$12]^2+[.$G146]^2)/([$input.$C$9]*EXP(-((ATAN([$input.$B$12]/[.$G146])+[.H146])^2/[$input.$C$15]^2)))" office:value-type="float" office:value="26.0630317867637">
            <text:p>26,0630317868</text:p>
          </table:table-cell>
          <table:table-cell table:formula="of:=ROUND((2*PI()+[.H146])/(2*PI())*32768;0)" office:value-type="float" office:value="31479">
            <text:p>31479</text:p>
          </table:table-cell>
          <table:table-cell table:formula="of:=ROUND([.I146]/[$input.$C$5]*65536;0)" office:value-type="float" office:value="1358">
            <text:p>1358</text:p>
          </table:table-cell>
          <table:table-cell table:number-columns-repeated="6"/>
        </table:table-row>
        <table:table-row table:style-name="ro4">
          <table:table-cell office:value-type="float" office:value="142">
            <text:p>142</text:p>
          </table:table-cell>
          <table:table-cell table:formula="of:=[.$A147]*16.7/256" office:value-type="float" office:value="9.26328125">
            <text:p>9,26328125</text:p>
          </table:table-cell>
          <table:table-cell table:formula="of:=([$input.$B$15]^2*[.$B147]-ATAN([$input.$B$12]/[.$B147])*[$input.$B$12])/[$input.$B$12]" office:value-type="float" office:value="-0.146198009245734">
            <text:p>-0,1461980092</text:p>
          </table:table-cell>
          <table:table-cell table:formula="of:=([$input.$B$12]^2+[.$B147]^2)/([$input.$B$9]*EXP(-((ATAN([$input.$B$12]/[.$B147])+[.C147])^2/[$input.$B$15]^2)))" office:value-type="float" office:value="12.0961637726442">
            <text:p>12,0961637726</text:p>
          </table:table-cell>
          <table:table-cell table:formula="of:=ROUND((2*PI()+[.C147])/(2*PI())*32768;0)" office:value-type="float" office:value="32006">
            <text:p>32006</text:p>
          </table:table-cell>
          <table:table-cell table:formula="of:=ROUND([.D147]/[$input.$B$5]*65536;0)" office:value-type="float" office:value="1001">
            <text:p>1001</text:p>
          </table:table-cell>
          <table:table-cell table:formula="of:=[.$A147]*9.65/256" office:value-type="float" office:value="5.352734375">
            <text:p>5,352734375</text:p>
          </table:table-cell>
          <table:table-cell table:formula="of:=([$input.$C$15]^2*[.$G147]-ATAN([$input.$B$12]/[.$G147])*[$input.$B$12])/[$input.$B$12]" office:value-type="float" office:value="-0.243953340460802">
            <text:p>-0,2439533405</text:p>
          </table:table-cell>
          <table:table-cell table:formula="of:=([$input.$B$12]^2+[.$G147]^2)/([$input.$C$9]*EXP(-((ATAN([$input.$B$12]/[.$G147])+[.H147])^2/[$input.$C$15]^2)))" office:value-type="float" office:value="26.500881388106">
            <text:p>26,5008813881</text:p>
          </table:table-cell>
          <table:table-cell table:formula="of:=ROUND((2*PI()+[.H147])/(2*PI())*32768;0)" office:value-type="float" office:value="31496">
            <text:p>31496</text:p>
          </table:table-cell>
          <table:table-cell table:formula="of:=ROUND([.I147]/[$input.$C$5]*65536;0)" office:value-type="float" office:value="1381">
            <text:p>1381</text:p>
          </table:table-cell>
          <table:table-cell table:number-columns-repeated="6"/>
        </table:table-row>
        <table:table-row table:style-name="ro4">
          <table:table-cell office:value-type="float" office:value="143">
            <text:p>143</text:p>
          </table:table-cell>
          <table:table-cell table:formula="of:=[.$A148]*16.7/256" office:value-type="float" office:value="9.328515625">
            <text:p>9,328515625</text:p>
          </table:table-cell>
          <table:table-cell table:formula="of:=([$input.$B$15]^2*[.$B148]-ATAN([$input.$B$12]/[.$B148])*[$input.$B$12])/[$input.$B$12]" office:value-type="float" office:value="-0.144287057351291">
            <text:p>-0,1442870574</text:p>
          </table:table-cell>
          <table:table-cell table:formula="of:=([$input.$B$12]^2+[.$B148]^2)/([$input.$B$9]*EXP(-((ATAN([$input.$B$12]/[.$B148])+[.C148])^2/[$input.$B$15]^2)))" office:value-type="float" office:value="12.3129587938798">
            <text:p>12,3129587939</text:p>
          </table:table-cell>
          <table:table-cell table:formula="of:=ROUND((2*PI()+[.C148])/(2*PI())*32768;0)" office:value-type="float" office:value="32016">
            <text:p>32016</text:p>
          </table:table-cell>
          <table:table-cell table:formula="of:=ROUND([.D148]/[$input.$B$5]*65536;0)" office:value-type="float" office:value="1019">
            <text:p>1019</text:p>
          </table:table-cell>
          <table:table-cell table:formula="of:=[.$A148]*9.65/256" office:value-type="float" office:value="5.3904296875">
            <text:p>5,3904296875</text:p>
          </table:table-cell>
          <table:table-cell table:formula="of:=([$input.$C$15]^2*[.$G148]-ATAN([$input.$B$12]/[.$G148])*[$input.$B$12])/[$input.$B$12]" office:value-type="float" office:value="-0.240858418153786">
            <text:p>-0,2408584182</text:p>
          </table:table-cell>
          <table:table-cell table:formula="of:=([$input.$B$12]^2+[.$G148]^2)/([$input.$C$9]*EXP(-((ATAN([$input.$B$12]/[.$G148])+[.H148])^2/[$input.$C$15]^2)))" office:value-type="float" office:value="26.9451288292388">
            <text:p>26,9451288292</text:p>
          </table:table-cell>
          <table:table-cell table:formula="of:=ROUND((2*PI()+[.H148])/(2*PI())*32768;0)" office:value-type="float" office:value="31512">
            <text:p>31512</text:p>
          </table:table-cell>
          <table:table-cell table:formula="of:=ROUND([.I148]/[$input.$C$5]*65536;0)" office:value-type="float" office:value="1404">
            <text:p>1404</text:p>
          </table:table-cell>
          <table:table-cell table:number-columns-repeated="6"/>
        </table:table-row>
        <table:table-row table:style-name="ro4">
          <table:table-cell office:value-type="float" office:value="144">
            <text:p>144</text:p>
          </table:table-cell>
          <table:table-cell table:formula="of:=[.$A149]*16.7/256" office:value-type="float" office:value="9.39375">
            <text:p>9,39375</text:p>
          </table:table-cell>
          <table:table-cell table:formula="of:=([$input.$B$15]^2*[.$B149]-ATAN([$input.$B$12]/[.$B149])*[$input.$B$12])/[$input.$B$12]" office:value-type="float" office:value="-0.142395272667552">
            <text:p>-0,1423952727</text:p>
          </table:table-cell>
          <table:table-cell table:formula="of:=([$input.$B$12]^2+[.$B149]^2)/([$input.$B$9]*EXP(-((ATAN([$input.$B$12]/[.$B149])+[.C149])^2/[$input.$B$15]^2)))" office:value-type="float" office:value="12.5329529653367">
            <text:p>12,5329529653</text:p>
          </table:table-cell>
          <table:table-cell table:formula="of:=ROUND((2*PI()+[.C149])/(2*PI())*32768;0)" office:value-type="float" office:value="32025">
            <text:p>32025</text:p>
          </table:table-cell>
          <table:table-cell table:formula="of:=ROUND([.D149]/[$input.$B$5]*65536;0)" office:value-type="float" office:value="1037">
            <text:p>1037</text:p>
          </table:table-cell>
          <table:table-cell table:formula="of:=[.$A149]*9.65/256" office:value-type="float" office:value="5.428125">
            <text:p>5,428125</text:p>
          </table:table-cell>
          <table:table-cell table:formula="of:=([$input.$C$15]^2*[.$G149]-ATAN([$input.$B$12]/[.$G149])*[$input.$B$12])/[$input.$B$12]" office:value-type="float" office:value="-0.237791534192326">
            <text:p>-0,2377915342</text:p>
          </table:table-cell>
          <table:table-cell table:formula="of:=([$input.$B$12]^2+[.$G149]^2)/([$input.$C$9]*EXP(-((ATAN([$input.$B$12]/[.$G149])+[.H149])^2/[$input.$C$15]^2)))" office:value-type="float" office:value="27.3958644957771">
            <text:p>27,3958644958</text:p>
          </table:table-cell>
          <table:table-cell table:formula="of:=ROUND((2*PI()+[.H149])/(2*PI())*32768;0)" office:value-type="float" office:value="31528">
            <text:p>31528</text:p>
          </table:table-cell>
          <table:table-cell table:formula="of:=ROUND([.I149]/[$input.$C$5]*65536;0)" office:value-type="float" office:value="1427">
            <text:p>1427</text:p>
          </table:table-cell>
          <table:table-cell table:number-columns-repeated="6"/>
        </table:table-row>
        <table:table-row table:style-name="ro4">
          <table:table-cell office:value-type="float" office:value="145">
            <text:p>145</text:p>
          </table:table-cell>
          <table:table-cell table:formula="of:=[.$A150]*16.7/256" office:value-type="float" office:value="9.458984375">
            <text:p>9,458984375</text:p>
          </table:table-cell>
          <table:table-cell table:formula="of:=([$input.$B$15]^2*[.$B150]-ATAN([$input.$B$12]/[.$B150])*[$input.$B$12])/[$input.$B$12]" office:value-type="float" office:value="-0.140522281489588">
            <text:p>-0,1405222815</text:p>
          </table:table-cell>
          <table:table-cell table:formula="of:=([$input.$B$12]^2+[.$B150]^2)/([$input.$B$9]*EXP(-((ATAN([$input.$B$12]/[.$B150])+[.C150])^2/[$input.$B$15]^2)))" office:value-type="float" office:value="12.756192170913">
            <text:p>12,7561921709</text:p>
          </table:table-cell>
          <table:table-cell table:formula="of:=ROUND((2*PI()+[.C150])/(2*PI())*32768;0)" office:value-type="float" office:value="32035">
            <text:p>32035</text:p>
          </table:table-cell>
          <table:table-cell table:formula="of:=ROUND([.D150]/[$input.$B$5]*65536;0)" office:value-type="float" office:value="1056">
            <text:p>1056</text:p>
          </table:table-cell>
          <table:table-cell table:formula="of:=[.$A150]*9.65/256" office:value-type="float" office:value="5.4658203125">
            <text:p>5,4658203125</text:p>
          </table:table-cell>
          <table:table-cell table:formula="of:=([$input.$C$15]^2*[.$G150]-ATAN([$input.$B$12]/[.$G150])*[$input.$B$12])/[$input.$B$12]" office:value-type="float" office:value="-0.23475220068831">
            <text:p>-0,2347522007</text:p>
          </table:table-cell>
          <table:table-cell table:formula="of:=([$input.$B$12]^2+[.$G150]^2)/([$input.$C$9]*EXP(-((ATAN([$input.$B$12]/[.$G150])+[.H150])^2/[$input.$C$15]^2)))" office:value-type="float" office:value="27.8531802482997">
            <text:p>27,8531802483</text:p>
          </table:table-cell>
          <table:table-cell table:formula="of:=ROUND((2*PI()+[.H150])/(2*PI())*32768;0)" office:value-type="float" office:value="31544">
            <text:p>31544</text:p>
          </table:table-cell>
          <table:table-cell table:formula="of:=ROUND([.I150]/[$input.$C$5]*65536;0)" office:value-type="float" office:value="1451">
            <text:p>1451</text:p>
          </table:table-cell>
          <table:table-cell table:number-columns-repeated="6"/>
        </table:table-row>
        <table:table-row table:style-name="ro4">
          <table:table-cell office:value-type="float" office:value="146">
            <text:p>146</text:p>
          </table:table-cell>
          <table:table-cell table:formula="of:=[.$A151]*16.7/256" office:value-type="float" office:value="9.52421875">
            <text:p>9,52421875</text:p>
          </table:table-cell>
          <table:table-cell table:formula="of:=([$input.$B$15]^2*[.$B151]-ATAN([$input.$B$12]/[.$B151])*[$input.$B$12])/[$input.$B$12]" office:value-type="float" office:value="-0.138667719615851">
            <text:p>-0,1386677196</text:p>
          </table:table-cell>
          <table:table-cell table:formula="of:=([$input.$B$12]^2+[.$B151]^2)/([$input.$B$9]*EXP(-((ATAN([$input.$B$12]/[.$B151])+[.C151])^2/[$input.$B$15]^2)))" office:value-type="float" office:value="12.9827230491087">
            <text:p>12,9827230491</text:p>
          </table:table-cell>
          <table:table-cell table:formula="of:=ROUND((2*PI()+[.C151])/(2*PI())*32768;0)" office:value-type="float" office:value="32045">
            <text:p>32045</text:p>
          </table:table-cell>
          <table:table-cell table:formula="of:=ROUND([.D151]/[$input.$B$5]*65536;0)" office:value-type="float" office:value="1074">
            <text:p>1074</text:p>
          </table:table-cell>
          <table:table-cell table:formula="of:=[.$A151]*9.65/256" office:value-type="float" office:value="5.503515625">
            <text:p>5,503515625</text:p>
          </table:table-cell>
          <table:table-cell table:formula="of:=([$input.$C$15]^2*[.$G151]-ATAN([$input.$B$12]/[.$G151])*[$input.$B$12])/[$input.$B$12]" office:value-type="float" office:value="-0.231739940436548">
            <text:p>-0,2317399404</text:p>
          </table:table-cell>
          <table:table-cell table:formula="of:=([$input.$B$12]^2+[.$G151]^2)/([$input.$C$9]*EXP(-((ATAN([$input.$B$12]/[.$G151])+[.H151])^2/[$input.$C$15]^2)))" office:value-type="float" office:value="28.3171694464149">
            <text:p>28,3171694464</text:p>
          </table:table-cell>
          <table:table-cell table:formula="of:=ROUND((2*PI()+[.H151])/(2*PI())*32768;0)" office:value-type="float" office:value="31559">
            <text:p>31559</text:p>
          </table:table-cell>
          <table:table-cell table:formula="of:=ROUND([.I151]/[$input.$C$5]*65536;0)" office:value-type="float" office:value="1475">
            <text:p>1475</text:p>
          </table:table-cell>
          <table:table-cell table:number-columns-repeated="6"/>
        </table:table-row>
        <table:table-row table:style-name="ro4">
          <table:table-cell office:value-type="float" office:value="147">
            <text:p>147</text:p>
          </table:table-cell>
          <table:table-cell table:formula="of:=[.$A152]*16.7/256" office:value-type="float" office:value="9.589453125">
            <text:p>9,589453125</text:p>
          </table:table-cell>
          <table:table-cell table:formula="of:=([$input.$B$15]^2*[.$B152]-ATAN([$input.$B$12]/[.$B152])*[$input.$B$12])/[$input.$B$12]" office:value-type="float" office:value="-0.136831232052868">
            <text:p>-0,1368312321</text:p>
          </table:table-cell>
          <table:table-cell table:formula="of:=([$input.$B$12]^2+[.$B152]^2)/([$input.$B$9]*EXP(-((ATAN([$input.$B$12]/[.$B152])+[.C152])^2/[$input.$B$15]^2)))" office:value-type="float" office:value="13.2125930054752">
            <text:p>13,2125930055</text:p>
          </table:table-cell>
          <table:table-cell table:formula="of:=ROUND((2*PI()+[.C152])/(2*PI())*32768;0)" office:value-type="float" office:value="32054">
            <text:p>32054</text:p>
          </table:table-cell>
          <table:table-cell table:formula="of:=ROUND([.D152]/[$input.$B$5]*65536;0)" office:value-type="float" office:value="1093">
            <text:p>1093</text:p>
          </table:table-cell>
          <table:table-cell table:formula="of:=[.$A152]*9.65/256" office:value-type="float" office:value="5.5412109375">
            <text:p>5,5412109375</text:p>
          </table:table-cell>
          <table:table-cell table:formula="of:=([$input.$C$15]^2*[.$G152]-ATAN([$input.$B$12]/[.$G152])*[$input.$B$12])/[$input.$B$12]" office:value-type="float" office:value="-0.228754286641965">
            <text:p>-0,2287542866</text:p>
          </table:table-cell>
          <table:table-cell table:formula="of:=([$input.$B$12]^2+[.$G152]^2)/([$input.$C$9]*EXP(-((ATAN([$input.$B$12]/[.$G152])+[.H152])^2/[$input.$C$15]^2)))" office:value-type="float" office:value="28.7879269732625">
            <text:p>28,7879269733</text:p>
          </table:table-cell>
          <table:table-cell table:formula="of:=ROUND((2*PI()+[.H152])/(2*PI())*32768;0)" office:value-type="float" office:value="31575">
            <text:p>31575</text:p>
          </table:table-cell>
          <table:table-cell table:formula="of:=ROUND([.I152]/[$input.$C$5]*65536;0)" office:value-type="float" office:value="1500">
            <text:p>1500</text:p>
          </table:table-cell>
          <table:table-cell table:number-columns-repeated="6"/>
        </table:table-row>
        <table:table-row table:style-name="ro4">
          <table:table-cell office:value-type="float" office:value="148">
            <text:p>148</text:p>
          </table:table-cell>
          <table:table-cell table:formula="of:=[.$A153]*16.7/256" office:value-type="float" office:value="9.6546875">
            <text:p>9,6546875</text:p>
          </table:table-cell>
          <table:table-cell table:formula="of:=([$input.$B$15]^2*[.$B153]-ATAN([$input.$B$12]/[.$B153])*[$input.$B$12])/[$input.$B$12]" office:value-type="float" office:value="-0.135012472730682">
            <text:p>-0,1350124727</text:p>
          </table:table-cell>
          <table:table-cell table:formula="of:=([$input.$B$12]^2+[.$B153]^2)/([$input.$B$9]*EXP(-((ATAN([$input.$B$12]/[.$B153])+[.C153])^2/[$input.$B$15]^2)))" office:value-type="float" office:value="13.4458502252908">
            <text:p>13,4458502253</text:p>
          </table:table-cell>
          <table:table-cell table:formula="of:=ROUND((2*PI()+[.C153])/(2*PI())*32768;0)" office:value-type="float" office:value="32064">
            <text:p>32064</text:p>
          </table:table-cell>
          <table:table-cell table:formula="of:=ROUND([.D153]/[$input.$B$5]*65536;0)" office:value-type="float" office:value="1113">
            <text:p>1113</text:p>
          </table:table-cell>
          <table:table-cell table:formula="of:=[.$A153]*9.65/256" office:value-type="float" office:value="5.57890625">
            <text:p>5,57890625</text:p>
          </table:table-cell>
          <table:table-cell table:formula="of:=([$input.$C$15]^2*[.$G153]-ATAN([$input.$B$12]/[.$G153])*[$input.$B$12])/[$input.$B$12]" office:value-type="float" office:value="-0.225794782654419">
            <text:p>-0,2257947827</text:p>
          </table:table-cell>
          <table:table-cell table:formula="of:=([$input.$B$12]^2+[.$G153]^2)/([$input.$C$9]*EXP(-((ATAN([$input.$B$12]/[.$G153])+[.H153])^2/[$input.$C$15]^2)))" office:value-type="float" office:value="29.2655492604588">
            <text:p>29,2655492605</text:p>
          </table:table-cell>
          <table:table-cell table:formula="of:=ROUND((2*PI()+[.H153])/(2*PI())*32768;0)" office:value-type="float" office:value="31590">
            <text:p>31590</text:p>
          </table:table-cell>
          <table:table-cell table:formula="of:=ROUND([.I153]/[$input.$C$5]*65536;0)" office:value-type="float" office:value="1525">
            <text:p>1525</text:p>
          </table:table-cell>
          <table:table-cell table:number-columns-repeated="6"/>
        </table:table-row>
        <table:table-row table:style-name="ro4">
          <table:table-cell office:value-type="float" office:value="149">
            <text:p>149</text:p>
          </table:table-cell>
          <table:table-cell table:formula="of:=[.$A154]*16.7/256" office:value-type="float" office:value="9.719921875">
            <text:p>9,719921875</text:p>
          </table:table-cell>
          <table:table-cell table:formula="of:=([$input.$B$15]^2*[.$B154]-ATAN([$input.$B$12]/[.$B154])*[$input.$B$12])/[$input.$B$12]" office:value-type="float" office:value="-0.133211104228611">
            <text:p>-0,1332111042</text:p>
          </table:table-cell>
          <table:table-cell table:formula="of:=([$input.$B$12]^2+[.$B154]^2)/([$input.$B$9]*EXP(-((ATAN([$input.$B$12]/[.$B154])+[.C154])^2/[$input.$B$15]^2)))" office:value-type="float" office:value="13.6825436864687">
            <text:p>13,6825436865</text:p>
          </table:table-cell>
          <table:table-cell table:formula="of:=ROUND((2*PI()+[.C154])/(2*PI())*32768;0)" office:value-type="float" office:value="32073">
            <text:p>32073</text:p>
          </table:table-cell>
          <table:table-cell table:formula="of:=ROUND([.D154]/[$input.$B$5]*65536;0)" office:value-type="float" office:value="1132">
            <text:p>1132</text:p>
          </table:table-cell>
          <table:table-cell table:formula="of:=[.$A154]*9.65/256" office:value-type="float" office:value="5.6166015625">
            <text:p>5,6166015625</text:p>
          </table:table-cell>
          <table:table-cell table:formula="of:=([$input.$C$15]^2*[.$G154]-ATAN([$input.$B$12]/[.$G154])*[$input.$B$12])/[$input.$B$12]" office:value-type="float" office:value="-0.222860981710935">
            <text:p>-0,2228609817</text:p>
          </table:table-cell>
          <table:table-cell table:formula="of:=([$input.$B$12]^2+[.$G154]^2)/([$input.$C$9]*EXP(-((ATAN([$input.$B$12]/[.$G154])+[.H154])^2/[$input.$C$15]^2)))" office:value-type="float" office:value="29.7501343134946">
            <text:p>29,7501343135</text:p>
          </table:table-cell>
          <table:table-cell table:formula="of:=ROUND((2*PI()+[.H154])/(2*PI())*32768;0)" office:value-type="float" office:value="31606">
            <text:p>31606</text:p>
          </table:table-cell>
          <table:table-cell table:formula="of:=ROUND([.I154]/[$input.$C$5]*65536;0)" office:value-type="float" office:value="1550">
            <text:p>1550</text:p>
          </table:table-cell>
          <table:table-cell table:number-columns-repeated="6"/>
        </table:table-row>
        <table:table-row table:style-name="ro4">
          <table:table-cell office:value-type="float" office:value="150">
            <text:p>150</text:p>
          </table:table-cell>
          <table:table-cell table:formula="of:=[.$A155]*16.7/256" office:value-type="float" office:value="9.78515625">
            <text:p>9,78515625</text:p>
          </table:table-cell>
          <table:table-cell table:formula="of:=([$input.$B$15]^2*[.$B155]-ATAN([$input.$B$12]/[.$B155])*[$input.$B$12])/[$input.$B$12]" office:value-type="float" office:value="-0.131426797510873">
            <text:p>-0,1314267975</text:p>
          </table:table-cell>
          <table:table-cell table:formula="of:=([$input.$B$12]^2+[.$B155]^2)/([$input.$B$9]*EXP(-((ATAN([$input.$B$12]/[.$B155])+[.C155])^2/[$input.$B$15]^2)))" office:value-type="float" office:value="13.9227231726999">
            <text:p>13,9227231727</text:p>
          </table:table-cell>
          <table:table-cell table:formula="of:=ROUND((2*PI()+[.C155])/(2*PI())*32768;0)" office:value-type="float" office:value="32083">
            <text:p>32083</text:p>
          </table:table-cell>
          <table:table-cell table:formula="of:=ROUND([.D155]/[$input.$B$5]*65536;0)" office:value-type="float" office:value="1152">
            <text:p>1152</text:p>
          </table:table-cell>
          <table:table-cell table:formula="of:=[.$A155]*9.65/256" office:value-type="float" office:value="5.654296875">
            <text:p>5,654296875</text:p>
          </table:table-cell>
          <table:table-cell table:formula="of:=([$input.$C$15]^2*[.$G155]-ATAN([$input.$B$12]/[.$G155])*[$input.$B$12])/[$input.$B$12]" office:value-type="float" office:value="-0.219952446685131">
            <text:p>-0,2199524467</text:p>
          </table:table-cell>
          <table:table-cell table:formula="of:=([$input.$B$12]^2+[.$G155]^2)/([$input.$C$9]*EXP(-((ATAN([$input.$B$12]/[.$G155])+[.H155])^2/[$input.$C$15]^2)))" office:value-type="float" office:value="30.241781737593">
            <text:p>30,2417817376</text:p>
          </table:table-cell>
          <table:table-cell table:formula="of:=ROUND((2*PI()+[.H155])/(2*PI())*32768;0)" office:value-type="float" office:value="31621">
            <text:p>31621</text:p>
          </table:table-cell>
          <table:table-cell table:formula="of:=ROUND([.I155]/[$input.$C$5]*65536;0)" office:value-type="float" office:value="1575">
            <text:p>1575</text:p>
          </table:table-cell>
          <table:table-cell table:number-columns-repeated="6"/>
        </table:table-row>
        <table:table-row table:style-name="ro4">
          <table:table-cell office:value-type="float" office:value="151">
            <text:p>151</text:p>
          </table:table-cell>
          <table:table-cell table:formula="of:=[.$A156]*16.7/256" office:value-type="float" office:value="9.850390625">
            <text:p>9,850390625</text:p>
          </table:table-cell>
          <table:table-cell table:formula="of:=([$input.$B$15]^2*[.$B156]-ATAN([$input.$B$12]/[.$B156])*[$input.$B$12])/[$input.$B$12]" office:value-type="float" office:value="-0.129659231671708">
            <text:p>-0,1296592317</text:p>
          </table:table-cell>
          <table:table-cell table:formula="of:=([$input.$B$12]^2+[.$B156]^2)/([$input.$B$9]*EXP(-((ATAN([$input.$B$12]/[.$B156])+[.C156])^2/[$input.$B$15]^2)))" office:value-type="float" office:value="14.1664392868364">
            <text:p>14,1664392868</text:p>
          </table:table-cell>
          <table:table-cell table:formula="of:=ROUND((2*PI()+[.C156])/(2*PI())*32768;0)" office:value-type="float" office:value="32092">
            <text:p>32092</text:p>
          </table:table-cell>
          <table:table-cell table:formula="of:=ROUND([.D156]/[$input.$B$5]*65536;0)" office:value-type="float" office:value="1172">
            <text:p>1172</text:p>
          </table:table-cell>
          <table:table-cell table:formula="of:=[.$A156]*9.65/256" office:value-type="float" office:value="5.6919921875">
            <text:p>5,6919921875</text:p>
          </table:table-cell>
          <table:table-cell table:formula="of:=([$input.$C$15]^2*[.$G156]-ATAN([$input.$B$12]/[.$G156])*[$input.$B$12])/[$input.$B$12]" office:value-type="float" office:value="-0.217068749843642">
            <text:p>-0,2170687498</text:p>
          </table:table-cell>
          <table:table-cell table:formula="of:=([$input.$B$12]^2+[.$G156]^2)/([$input.$C$9]*EXP(-((ATAN([$input.$B$12]/[.$G156])+[.H156])^2/[$input.$C$15]^2)))" office:value-type="float" office:value="30.7405927640359">
            <text:p>30,740592764</text:p>
          </table:table-cell>
          <table:table-cell table:formula="of:=ROUND((2*PI()+[.H156])/(2*PI())*32768;0)" office:value-type="float" office:value="31636">
            <text:p>31636</text:p>
          </table:table-cell>
          <table:table-cell table:formula="of:=ROUND([.I156]/[$input.$C$5]*65536;0)" office:value-type="float" office:value="1601">
            <text:p>1601</text:p>
          </table:table-cell>
          <table:table-cell table:number-columns-repeated="6"/>
        </table:table-row>
        <table:table-row table:style-name="ro4">
          <table:table-cell office:value-type="float" office:value="152">
            <text:p>152</text:p>
          </table:table-cell>
          <table:table-cell table:formula="of:=[.$A157]*16.7/256" office:value-type="float" office:value="9.915625">
            <text:p>9,915625</text:p>
          </table:table-cell>
          <table:table-cell table:formula="of:=([$input.$B$15]^2*[.$B157]-ATAN([$input.$B$12]/[.$B157])*[$input.$B$12])/[$input.$B$12]" office:value-type="float" office:value="-0.127908093689569">
            <text:p>-0,1279080937</text:p>
          </table:table-cell>
          <table:table-cell table:formula="of:=([$input.$B$12]^2+[.$B157]^2)/([$input.$B$9]*EXP(-((ATAN([$input.$B$12]/[.$B157])+[.C157])^2/[$input.$B$15]^2)))" office:value-type="float" office:value="14.4137434645191">
            <text:p>14,4137434645</text:p>
          </table:table-cell>
          <table:table-cell table:formula="of:=ROUND((2*PI()+[.C157])/(2*PI())*32768;0)" office:value-type="float" office:value="32101">
            <text:p>32101</text:p>
          </table:table-cell>
          <table:table-cell table:formula="of:=ROUND([.D157]/[$input.$B$5]*65536;0)" office:value-type="float" office:value="1193">
            <text:p>1193</text:p>
          </table:table-cell>
          <table:table-cell table:formula="of:=[.$A157]*9.65/256" office:value-type="float" office:value="5.7296875">
            <text:p>5,7296875</text:p>
          </table:table-cell>
          <table:table-cell table:formula="of:=([$input.$C$15]^2*[.$G157]-ATAN([$input.$B$12]/[.$G157])*[$input.$B$12])/[$input.$B$12]" office:value-type="float" office:value="-0.21420947260934">
            <text:p>-0,2142094726</text:p>
          </table:table-cell>
          <table:table-cell table:formula="of:=([$input.$B$12]^2+[.$G157]^2)/([$input.$C$9]*EXP(-((ATAN([$input.$B$12]/[.$G157])+[.H157])^2/[$input.$C$15]^2)))" office:value-type="float" office:value="31.2466702769687">
            <text:p>31,246670277</text:p>
          </table:table-cell>
          <table:table-cell table:formula="of:=ROUND((2*PI()+[.H157])/(2*PI())*32768;0)" office:value-type="float" office:value="31651">
            <text:p>31651</text:p>
          </table:table-cell>
          <table:table-cell table:formula="of:=ROUND([.I157]/[$input.$C$5]*65536;0)" office:value-type="float" office:value="1628">
            <text:p>1628</text:p>
          </table:table-cell>
          <table:table-cell table:number-columns-repeated="6"/>
        </table:table-row>
        <table:table-row table:style-name="ro4">
          <table:table-cell office:value-type="float" office:value="153">
            <text:p>153</text:p>
          </table:table-cell>
          <table:table-cell table:formula="of:=[.$A158]*16.7/256" office:value-type="float" office:value="9.980859375">
            <text:p>9,980859375</text:p>
          </table:table-cell>
          <table:table-cell table:formula="of:=([$input.$B$15]^2*[.$B158]-ATAN([$input.$B$12]/[.$B158])*[$input.$B$12])/[$input.$B$12]" office:value-type="float" office:value="-0.126173078190052">
            <text:p>-0,1261730782</text:p>
          </table:table-cell>
          <table:table-cell table:formula="of:=([$input.$B$12]^2+[.$B158]^2)/([$input.$B$9]*EXP(-((ATAN([$input.$B$12]/[.$B158])+[.C158])^2/[$input.$B$15]^2)))" office:value-type="float" office:value="14.6646879880544">
            <text:p>14,6646879881</text:p>
          </table:table-cell>
          <table:table-cell table:formula="of:=ROUND((2*PI()+[.C158])/(2*PI())*32768;0)" office:value-type="float" office:value="32110">
            <text:p>32110</text:p>
          </table:table-cell>
          <table:table-cell table:formula="of:=ROUND([.D158]/[$input.$B$5]*65536;0)" office:value-type="float" office:value="1213">
            <text:p>1213</text:p>
          </table:table-cell>
          <table:table-cell table:formula="of:=[.$A158]*9.65/256" office:value-type="float" office:value="5.7673828125">
            <text:p>5,7673828125</text:p>
          </table:table-cell>
          <table:table-cell table:formula="of:=([$input.$C$15]^2*[.$G158]-ATAN([$input.$B$12]/[.$G158])*[$input.$B$12])/[$input.$B$12]" office:value-type="float" office:value="-0.211374205331148">
            <text:p>-0,2113742053</text:p>
          </table:table-cell>
          <table:table-cell table:formula="of:=([$input.$B$12]^2+[.$G158]^2)/([$input.$C$9]*EXP(-((ATAN([$input.$B$12]/[.$G158])+[.H158])^2/[$input.$C$15]^2)))" office:value-type="float" office:value="31.7601188406905">
            <text:p>31,7601188407</text:p>
          </table:table-cell>
          <table:table-cell table:formula="of:=ROUND((2*PI()+[.H158])/(2*PI())*32768;0)" office:value-type="float" office:value="31666">
            <text:p>31666</text:p>
          </table:table-cell>
          <table:table-cell table:formula="of:=ROUND([.I158]/[$input.$C$5]*65536;0)" office:value-type="float" office:value="1655">
            <text:p>1655</text:p>
          </table:table-cell>
          <table:table-cell table:number-columns-repeated="6"/>
        </table:table-row>
        <table:table-row table:style-name="ro4">
          <table:table-cell office:value-type="float" office:value="154">
            <text:p>154</text:p>
          </table:table-cell>
          <table:table-cell table:formula="of:=[.$A159]*16.7/256" office:value-type="float" office:value="10.04609375">
            <text:p>10,04609375</text:p>
          </table:table-cell>
          <table:table-cell table:formula="of:=([$input.$B$15]^2*[.$B159]-ATAN([$input.$B$12]/[.$B159])*[$input.$B$12])/[$input.$B$12]" office:value-type="float" office:value="-0.124453887217184">
            <text:p>-0,1244538872</text:p>
          </table:table-cell>
          <table:table-cell table:formula="of:=([$input.$B$12]^2+[.$B159]^2)/([$input.$B$9]*EXP(-((ATAN([$input.$B$12]/[.$B159])+[.C159])^2/[$input.$B$15]^2)))" office:value-type="float" office:value="14.9193260005446">
            <text:p>14,9193260005</text:p>
          </table:table-cell>
          <table:table-cell table:formula="of:=ROUND((2*PI()+[.C159])/(2*PI())*32768;0)" office:value-type="float" office:value="32119">
            <text:p>32119</text:p>
          </table:table-cell>
          <table:table-cell table:formula="of:=ROUND([.D159]/[$input.$B$5]*65536;0)" office:value-type="float" office:value="1235">
            <text:p>1235</text:p>
          </table:table-cell>
          <table:table-cell table:formula="of:=[.$A159]*9.65/256" office:value-type="float" office:value="5.805078125">
            <text:p>5,805078125</text:p>
          </table:table-cell>
          <table:table-cell table:formula="of:=([$input.$C$15]^2*[.$G159]-ATAN([$input.$B$12]/[.$G159])*[$input.$B$12])/[$input.$B$12]" office:value-type="float" office:value="-0.208562547060268">
            <text:p>-0,2085625471</text:p>
          </table:table-cell>
          <table:table-cell table:formula="of:=([$input.$B$12]^2+[.$G159]^2)/([$input.$C$9]*EXP(-((ATAN([$input.$B$12]/[.$G159])+[.H159])^2/[$input.$C$15]^2)))" office:value-type="float" office:value="32.2810447274404">
            <text:p>32,2810447274</text:p>
          </table:table-cell>
          <table:table-cell table:formula="of:=ROUND((2*PI()+[.H159])/(2*PI())*32768;0)" office:value-type="float" office:value="31680">
            <text:p>31680</text:p>
          </table:table-cell>
          <table:table-cell table:formula="of:=ROUND([.I159]/[$input.$C$5]*65536;0)" office:value-type="float" office:value="1682">
            <text:p>1682</text:p>
          </table:table-cell>
          <table:table-cell table:number-columns-repeated="6"/>
        </table:table-row>
        <table:table-row table:style-name="ro4">
          <table:table-cell office:value-type="float" office:value="155">
            <text:p>155</text:p>
          </table:table-cell>
          <table:table-cell table:formula="of:=[.$A160]*16.7/256" office:value-type="float" office:value="10.111328125">
            <text:p>10,111328125</text:p>
          </table:table-cell>
          <table:table-cell table:formula="of:=([$input.$B$15]^2*[.$B160]-ATAN([$input.$B$12]/[.$B160])*[$input.$B$12])/[$input.$B$12]" office:value-type="float" office:value="-0.122750230012746">
            <text:p>-0,12275023</text:p>
          </table:table-cell>
          <table:table-cell table:formula="of:=([$input.$B$12]^2+[.$B160]^2)/([$input.$B$9]*EXP(-((ATAN([$input.$B$12]/[.$B160])+[.C160])^2/[$input.$B$15]^2)))" office:value-type="float" office:value="15.1777115202774">
            <text:p>15,1777115203</text:p>
          </table:table-cell>
          <table:table-cell table:formula="of:=ROUND((2*PI()+[.C160])/(2*PI())*32768;0)" office:value-type="float" office:value="32128">
            <text:p>32128</text:p>
          </table:table-cell>
          <table:table-cell table:formula="of:=ROUND([.D160]/[$input.$B$5]*65536;0)" office:value-type="float" office:value="1256">
            <text:p>1256</text:p>
          </table:table-cell>
          <table:table-cell table:formula="of:=[.$A160]*9.65/256" office:value-type="float" office:value="5.8427734375">
            <text:p>5,8427734375</text:p>
          </table:table-cell>
          <table:table-cell table:formula="of:=([$input.$C$15]^2*[.$G160]-ATAN([$input.$B$12]/[.$G160])*[$input.$B$12])/[$input.$B$12]" office:value-type="float" office:value="-0.205774105332631">
            <text:p>-0,2057741053</text:p>
          </table:table-cell>
          <table:table-cell table:formula="of:=([$input.$B$12]^2+[.$G160]^2)/([$input.$C$9]*EXP(-((ATAN([$input.$B$12]/[.$G160])+[.H160])^2/[$input.$C$15]^2)))" office:value-type="float" office:value="32.8095559456877">
            <text:p>32,8095559457</text:p>
          </table:table-cell>
          <table:table-cell table:formula="of:=ROUND((2*PI()+[.H160])/(2*PI())*32768;0)" office:value-type="float" office:value="31695">
            <text:p>31695</text:p>
          </table:table-cell>
          <table:table-cell table:formula="of:=ROUND([.I160]/[$input.$C$5]*65536;0)" office:value-type="float" office:value="1709">
            <text:p>1709</text:p>
          </table:table-cell>
          <table:table-cell table:number-columns-repeated="6"/>
        </table:table-row>
        <table:table-row table:style-name="ro4">
          <table:table-cell office:value-type="float" office:value="156">
            <text:p>156</text:p>
          </table:table-cell>
          <table:table-cell table:formula="of:=[.$A161]*16.7/256" office:value-type="float" office:value="10.1765625">
            <text:p>10,1765625</text:p>
          </table:table-cell>
          <table:table-cell table:formula="of:=([$input.$B$15]^2*[.$B161]-ATAN([$input.$B$12]/[.$B161])*[$input.$B$12])/[$input.$B$12]" office:value-type="float" office:value="-0.121061822803307">
            <text:p>-0,1210618228</text:p>
          </table:table-cell>
          <table:table-cell table:formula="of:=([$input.$B$12]^2+[.$B161]^2)/([$input.$B$9]*EXP(-((ATAN([$input.$B$12]/[.$B161])+[.C161])^2/[$input.$B$15]^2)))" office:value-type="float" office:value="15.4398994553775">
            <text:p>15,4398994554</text:p>
          </table:table-cell>
          <table:table-cell table:formula="of:=ROUND((2*PI()+[.C161])/(2*PI())*32768;0)" office:value-type="float" office:value="32137">
            <text:p>32137</text:p>
          </table:table-cell>
          <table:table-cell table:formula="of:=ROUND([.D161]/[$input.$B$5]*65536;0)" office:value-type="float" office:value="1278">
            <text:p>1278</text:p>
          </table:table-cell>
          <table:table-cell table:formula="of:=[.$A161]*9.65/256" office:value-type="float" office:value="5.88046875">
            <text:p>5,88046875</text:p>
          </table:table-cell>
          <table:table-cell table:formula="of:=([$input.$C$15]^2*[.$G161]-ATAN([$input.$B$12]/[.$G161])*[$input.$B$12])/[$input.$B$12]" office:value-type="float" office:value="-0.203008495957388">
            <text:p>-0,203008496</text:p>
          </table:table-cell>
          <table:table-cell table:formula="of:=([$input.$B$12]^2+[.$G161]^2)/([$input.$C$9]*EXP(-((ATAN([$input.$B$12]/[.$G161])+[.H161])^2/[$input.$C$15]^2)))" office:value-type="float" office:value="33.345762268937">
            <text:p>33,3457622689</text:p>
          </table:table-cell>
          <table:table-cell table:formula="of:=ROUND((2*PI()+[.H161])/(2*PI())*32768;0)" office:value-type="float" office:value="31709">
            <text:p>31709</text:p>
          </table:table-cell>
          <table:table-cell table:formula="of:=ROUND([.I161]/[$input.$C$5]*65536;0)" office:value-type="float" office:value="1737">
            <text:p>1737</text:p>
          </table:table-cell>
          <table:table-cell table:number-columns-repeated="6"/>
        </table:table-row>
        <table:table-row table:style-name="ro4">
          <table:table-cell office:value-type="float" office:value="157">
            <text:p>157</text:p>
          </table:table-cell>
          <table:table-cell table:formula="of:=[.$A162]*16.7/256" office:value-type="float" office:value="10.241796875">
            <text:p>10,241796875</text:p>
          </table:table-cell>
          <table:table-cell table:formula="of:=([$input.$B$15]^2*[.$B162]-ATAN([$input.$B$12]/[.$B162])*[$input.$B$12])/[$input.$B$12]" office:value-type="float" office:value="-0.119388388594655">
            <text:p>-0,1193883886</text:p>
          </table:table-cell>
          <table:table-cell table:formula="of:=([$input.$B$12]^2+[.$B162]^2)/([$input.$B$9]*EXP(-((ATAN([$input.$B$12]/[.$B162])+[.C162])^2/[$input.$B$15]^2)))" office:value-type="float" office:value="15.7059456187278">
            <text:p>15,7059456187</text:p>
          </table:table-cell>
          <table:table-cell table:formula="of:=ROUND((2*PI()+[.C162])/(2*PI())*32768;0)" office:value-type="float" office:value="32145">
            <text:p>32145</text:p>
          </table:table-cell>
          <table:table-cell table:formula="of:=ROUND([.D162]/[$input.$B$5]*65536;0)" office:value-type="float" office:value="1300">
            <text:p>1300</text:p>
          </table:table-cell>
          <table:table-cell table:formula="of:=[.$A162]*9.65/256" office:value-type="float" office:value="5.9181640625">
            <text:p>5,9181640625</text:p>
          </table:table-cell>
          <table:table-cell table:formula="of:=([$input.$C$15]^2*[.$G162]-ATAN([$input.$B$12]/[.$G162])*[$input.$B$12])/[$input.$B$12]" office:value-type="float" office:value="-0.200265342811275">
            <text:p>-0,2002653428</text:p>
          </table:table-cell>
          <table:table-cell table:formula="of:=([$input.$B$12]^2+[.$G162]^2)/([$input.$C$9]*EXP(-((ATAN([$input.$B$12]/[.$G162])+[.H162])^2/[$input.$C$15]^2)))" office:value-type="float" office:value="33.8897752650556">
            <text:p>33,8897752651</text:p>
          </table:table-cell>
          <table:table-cell table:formula="of:=ROUND((2*PI()+[.H162])/(2*PI())*32768;0)" office:value-type="float" office:value="31724">
            <text:p>31724</text:p>
          </table:table-cell>
          <table:table-cell table:formula="of:=ROUND([.I162]/[$input.$C$5]*65536;0)" office:value-type="float" office:value="1766">
            <text:p>1766</text:p>
          </table:table-cell>
          <table:table-cell table:number-columns-repeated="6"/>
        </table:table-row>
        <table:table-row table:style-name="ro4">
          <table:table-cell office:value-type="float" office:value="158">
            <text:p>158</text:p>
          </table:table-cell>
          <table:table-cell table:formula="of:=[.$A163]*16.7/256" office:value-type="float" office:value="10.30703125">
            <text:p>10,30703125</text:p>
          </table:table-cell>
          <table:table-cell table:formula="of:=([$input.$B$15]^2*[.$B163]-ATAN([$input.$B$12]/[.$B163])*[$input.$B$12])/[$input.$B$12]" office:value-type="float" office:value="-0.117729656973351">
            <text:p>-0,117729657</text:p>
          </table:table-cell>
          <table:table-cell table:formula="of:=([$input.$B$12]^2+[.$B163]^2)/([$input.$B$9]*EXP(-((ATAN([$input.$B$12]/[.$B163])+[.C163])^2/[$input.$B$15]^2)))" office:value-type="float" office:value="15.9759067431629">
            <text:p>15,9759067432</text:p>
          </table:table-cell>
          <table:table-cell table:formula="of:=ROUND((2*PI()+[.C163])/(2*PI())*32768;0)" office:value-type="float" office:value="32154">
            <text:p>32154</text:p>
          </table:table-cell>
          <table:table-cell table:formula="of:=ROUND([.D163]/[$input.$B$5]*65536;0)" office:value-type="float" office:value="1322">
            <text:p>1322</text:p>
          </table:table-cell>
          <table:table-cell table:formula="of:=[.$A163]*9.65/256" office:value-type="float" office:value="5.955859375">
            <text:p>5,955859375</text:p>
          </table:table-cell>
          <table:table-cell table:formula="of:=([$input.$C$15]^2*[.$G163]-ATAN([$input.$B$12]/[.$G163])*[$input.$B$12])/[$input.$B$12]" office:value-type="float" office:value="-0.197544277638674">
            <text:p>-0,1975442776</text:p>
          </table:table-cell>
          <table:table-cell table:formula="of:=([$input.$B$12]^2+[.$G163]^2)/([$input.$C$9]*EXP(-((ATAN([$input.$B$12]/[.$G163])+[.H163])^2/[$input.$C$15]^2)))" office:value-type="float" office:value="34.4417083261351">
            <text:p>34,4417083261</text:p>
          </table:table-cell>
          <table:table-cell table:formula="of:=ROUND((2*PI()+[.H163])/(2*PI())*32768;0)" office:value-type="float" office:value="31738">
            <text:p>31738</text:p>
          </table:table-cell>
          <table:table-cell table:formula="of:=ROUND([.I163]/[$input.$C$5]*65536;0)" office:value-type="float" office:value="1794">
            <text:p>1794</text:p>
          </table:table-cell>
          <table:table-cell table:number-columns-repeated="6"/>
        </table:table-row>
        <table:table-row table:style-name="ro4">
          <table:table-cell office:value-type="float" office:value="159">
            <text:p>159</text:p>
          </table:table-cell>
          <table:table-cell table:formula="of:=[.$A164]*16.7/256" office:value-type="float" office:value="10.372265625">
            <text:p>10,372265625</text:p>
          </table:table-cell>
          <table:table-cell table:formula="of:=([$input.$B$15]^2*[.$B164]-ATAN([$input.$B$12]/[.$B164])*[$input.$B$12])/[$input.$B$12]" office:value-type="float" office:value="-0.116085363915096">
            <text:p>-0,1160853639</text:p>
          </table:table-cell>
          <table:table-cell table:formula="of:=([$input.$B$12]^2+[.$B164]^2)/([$input.$B$9]*EXP(-((ATAN([$input.$B$12]/[.$B164])+[.C164])^2/[$input.$B$15]^2)))" office:value-type="float" office:value="16.2498404969419">
            <text:p>16,2498404969</text:p>
          </table:table-cell>
          <table:table-cell table:formula="of:=ROUND((2*PI()+[.C164])/(2*PI())*32768;0)" office:value-type="float" office:value="32163">
            <text:p>32163</text:p>
          </table:table-cell>
          <table:table-cell table:formula="of:=ROUND([.D164]/[$input.$B$5]*65536;0)" office:value-type="float" office:value="1345">
            <text:p>1345</text:p>
          </table:table-cell>
          <table:table-cell table:formula="of:=[.$A164]*9.65/256" office:value-type="float" office:value="5.9935546875">
            <text:p>5,9935546875</text:p>
          </table:table-cell>
          <table:table-cell table:formula="of:=([$input.$C$15]^2*[.$G164]-ATAN([$input.$B$12]/[.$G164])*[$input.$B$12])/[$input.$B$12]" office:value-type="float" office:value="-0.194844939857205">
            <text:p>-0,1948449399</text:p>
          </table:table-cell>
          <table:table-cell table:formula="of:=([$input.$B$12]^2+[.$G164]^2)/([$input.$C$9]*EXP(-((ATAN([$input.$B$12]/[.$G164])+[.H164])^2/[$input.$C$15]^2)))" office:value-type="float" office:value="35.0016766988961">
            <text:p>35,0016766989</text:p>
          </table:table-cell>
          <table:table-cell table:formula="of:=ROUND((2*PI()+[.H164])/(2*PI())*32768;0)" office:value-type="float" office:value="31752">
            <text:p>31752</text:p>
          </table:table-cell>
          <table:table-cell table:formula="of:=ROUND([.I164]/[$input.$C$5]*65536;0)" office:value-type="float" office:value="1823">
            <text:p>1823</text:p>
          </table:table-cell>
          <table:table-cell table:number-columns-repeated="6"/>
        </table:table-row>
        <table:table-row table:style-name="ro4">
          <table:table-cell office:value-type="float" office:value="160">
            <text:p>160</text:p>
          </table:table-cell>
          <table:table-cell table:formula="of:=[.$A165]*16.7/256" office:value-type="float" office:value="10.4375">
            <text:p>10,4375</text:p>
          </table:table-cell>
          <table:table-cell table:formula="of:=([$input.$B$15]^2*[.$B165]-ATAN([$input.$B$12]/[.$B165])*[$input.$B$12])/[$input.$B$12]" office:value-type="float" office:value="-0.114455251599668">
            <text:p>-0,1144552516</text:p>
          </table:table-cell>
          <table:table-cell table:formula="of:=([$input.$B$12]^2+[.$B165]^2)/([$input.$B$9]*EXP(-((ATAN([$input.$B$12]/[.$B165])+[.C165])^2/[$input.$B$15]^2)))" office:value-type="float" office:value="16.5278054995036">
            <text:p>16,5278054995</text:p>
          </table:table-cell>
          <table:table-cell table:formula="of:=ROUND((2*PI()+[.C165])/(2*PI())*32768;0)" office:value-type="float" office:value="32171">
            <text:p>32171</text:p>
          </table:table-cell>
          <table:table-cell table:formula="of:=ROUND([.D165]/[$input.$B$5]*65536;0)" office:value-type="float" office:value="1368">
            <text:p>1368</text:p>
          </table:table-cell>
          <table:table-cell table:formula="of:=[.$A165]*9.65/256" office:value-type="float" office:value="6.03125">
            <text:p>6,03125</text:p>
          </table:table-cell>
          <table:table-cell table:formula="of:=([$input.$C$15]^2*[.$G165]-ATAN([$input.$B$12]/[.$G165])*[$input.$B$12])/[$input.$B$12]" office:value-type="float" office:value="-0.192166976368684">
            <text:p>-0,1921669764</text:p>
          </table:table-cell>
          <table:table-cell table:formula="of:=([$input.$B$12]^2+[.$G165]^2)/([$input.$C$9]*EXP(-((ATAN([$input.$B$12]/[.$G165])+[.H165])^2/[$input.$C$15]^2)))" office:value-type="float" office:value="35.5697975156456">
            <text:p>35,5697975156</text:p>
          </table:table-cell>
          <table:table-cell table:formula="of:=ROUND((2*PI()+[.H165])/(2*PI())*32768;0)" office:value-type="float" office:value="31766">
            <text:p>31766</text:p>
          </table:table-cell>
          <table:table-cell table:formula="of:=ROUND([.I165]/[$input.$C$5]*65536;0)" office:value-type="float" office:value="1853">
            <text:p>1853</text:p>
          </table:table-cell>
          <table:table-cell table:number-columns-repeated="6"/>
        </table:table-row>
        <table:table-row table:style-name="ro4">
          <table:table-cell office:value-type="float" office:value="161">
            <text:p>161</text:p>
          </table:table-cell>
          <table:table-cell table:formula="of:=[.$A166]*16.7/256" office:value-type="float" office:value="10.502734375">
            <text:p>10,502734375</text:p>
          </table:table-cell>
          <table:table-cell table:formula="of:=([$input.$B$15]^2*[.$B166]-ATAN([$input.$B$12]/[.$B166])*[$input.$B$12])/[$input.$B$12]" office:value-type="float" office:value="-0.112839068232162">
            <text:p>-0,1128390682</text:p>
          </table:table-cell>
          <table:table-cell table:formula="of:=([$input.$B$12]^2+[.$B166]^2)/([$input.$B$9]*EXP(-((ATAN([$input.$B$12]/[.$B166])+[.C166])^2/[$input.$B$15]^2)))" office:value-type="float" office:value="16.8098613375123">
            <text:p>16,8098613375</text:p>
          </table:table-cell>
          <table:table-cell table:formula="of:=ROUND((2*PI()+[.C166])/(2*PI())*32768;0)" office:value-type="float" office:value="32180">
            <text:p>32180</text:p>
          </table:table-cell>
          <table:table-cell table:formula="of:=ROUND([.D166]/[$input.$B$5]*65536;0)" office:value-type="float" office:value="1391">
            <text:p>1391</text:p>
          </table:table-cell>
          <table:table-cell table:formula="of:=[.$A166]*9.65/256" office:value-type="float" office:value="6.0689453125">
            <text:p>6,0689453125</text:p>
          </table:table-cell>
          <table:table-cell table:formula="of:=([$input.$C$15]^2*[.$G166]-ATAN([$input.$B$12]/[.$G166])*[$input.$B$12])/[$input.$B$12]" office:value-type="float" office:value="-0.189510041375311">
            <text:p>-0,1895100414</text:p>
          </table:table-cell>
          <table:table-cell table:formula="of:=([$input.$B$12]^2+[.$G166]^2)/([$input.$C$9]*EXP(-((ATAN([$input.$B$12]/[.$G166])+[.H166])^2/[$input.$C$15]^2)))" office:value-type="float" office:value="36.1461898257988">
            <text:p>36,1461898258</text:p>
          </table:table-cell>
          <table:table-cell table:formula="of:=ROUND((2*PI()+[.H166])/(2*PI())*32768;0)" office:value-type="float" office:value="31780">
            <text:p>31780</text:p>
          </table:table-cell>
          <table:table-cell table:formula="of:=ROUND([.I166]/[$input.$C$5]*65536;0)" office:value-type="float" office:value="1883">
            <text:p>1883</text:p>
          </table:table-cell>
          <table:table-cell table:number-columns-repeated="6"/>
        </table:table-row>
        <table:table-row table:style-name="ro4">
          <table:table-cell office:value-type="float" office:value="162">
            <text:p>162</text:p>
          </table:table-cell>
          <table:table-cell table:formula="of:=[.$A167]*16.7/256" office:value-type="float" office:value="10.56796875">
            <text:p>10,56796875</text:p>
          </table:table-cell>
          <table:table-cell table:formula="of:=([$input.$B$15]^2*[.$B167]-ATAN([$input.$B$12]/[.$B167])*[$input.$B$12])/[$input.$B$12]" office:value-type="float" office:value="-0.111236567870287">
            <text:p>-0,1112365679</text:p>
          </table:table-cell>
          <table:table-cell table:formula="of:=([$input.$B$12]^2+[.$B167]^2)/([$input.$B$9]*EXP(-((ATAN([$input.$B$12]/[.$B167])+[.C167])^2/[$input.$B$15]^2)))" office:value-type="float" office:value="17.0960685811971">
            <text:p>17,0960685812</text:p>
          </table:table-cell>
          <table:table-cell table:formula="of:=ROUND((2*PI()+[.C167])/(2*PI())*32768;0)" office:value-type="float" office:value="32188">
            <text:p>32188</text:p>
          </table:table-cell>
          <table:table-cell table:formula="of:=ROUND([.D167]/[$input.$B$5]*65536;0)" office:value-type="float" office:value="1415">
            <text:p>1415</text:p>
          </table:table-cell>
          <table:table-cell table:formula="of:=[.$A167]*9.65/256" office:value-type="float" office:value="6.106640625">
            <text:p>6,106640625</text:p>
          </table:table-cell>
          <table:table-cell table:formula="of:=([$input.$C$15]^2*[.$G167]-ATAN([$input.$B$12]/[.$G167])*[$input.$B$12])/[$input.$B$12]" office:value-type="float" office:value="-0.186873796200899">
            <text:p>-0,1868737962</text:p>
          </table:table-cell>
          <table:table-cell table:formula="of:=([$input.$B$12]^2+[.$G167]^2)/([$input.$C$9]*EXP(-((ATAN([$input.$B$12]/[.$G167])+[.H167])^2/[$input.$C$15]^2)))" office:value-type="float" office:value="36.7309746279749">
            <text:p>36,730974628</text:p>
          </table:table-cell>
          <table:table-cell table:formula="of:=ROUND((2*PI()+[.H167])/(2*PI())*32768;0)" office:value-type="float" office:value="31793">
            <text:p>31793</text:p>
          </table:table-cell>
          <table:table-cell table:formula="of:=ROUND([.I167]/[$input.$C$5]*65536;0)" office:value-type="float" office:value="1914">
            <text:p>1914</text:p>
          </table:table-cell>
          <table:table-cell table:number-columns-repeated="6"/>
        </table:table-row>
        <table:table-row table:style-name="ro4">
          <table:table-cell office:value-type="float" office:value="163">
            <text:p>163</text:p>
          </table:table-cell>
          <table:table-cell table:formula="of:=[.$A168]*16.7/256" office:value-type="float" office:value="10.633203125">
            <text:p>10,633203125</text:p>
          </table:table-cell>
          <table:table-cell table:formula="of:=([$input.$B$15]^2*[.$B168]-ATAN([$input.$B$12]/[.$B168])*[$input.$B$12])/[$input.$B$12]" office:value-type="float" office:value="-0.109647510257487">
            <text:p>-0,1096475103</text:p>
          </table:table-cell>
          <table:table-cell table:formula="of:=([$input.$B$12]^2+[.$B168]^2)/([$input.$B$9]*EXP(-((ATAN([$input.$B$12]/[.$B168])+[.C168])^2/[$input.$B$15]^2)))" office:value-type="float" office:value="17.3864888009914">
            <text:p>17,386488801</text:p>
          </table:table-cell>
          <table:table-cell table:formula="of:=ROUND((2*PI()+[.C168])/(2*PI())*32768;0)" office:value-type="float" office:value="32196">
            <text:p>32196</text:p>
          </table:table-cell>
          <table:table-cell table:formula="of:=ROUND([.D168]/[$input.$B$5]*65536;0)" office:value-type="float" office:value="1439">
            <text:p>1439</text:p>
          </table:table-cell>
          <table:table-cell table:formula="of:=[.$A168]*9.65/256" office:value-type="float" office:value="6.1443359375">
            <text:p>6,1443359375</text:p>
          </table:table-cell>
          <table:table-cell table:formula="of:=([$input.$C$15]^2*[.$G168]-ATAN([$input.$B$12]/[.$G168])*[$input.$B$12])/[$input.$B$12]" office:value-type="float" office:value="-0.184257909117032">
            <text:p>-0,1842579091</text:p>
          </table:table-cell>
          <table:table-cell table:formula="of:=([$input.$B$12]^2+[.$G168]^2)/([$input.$C$9]*EXP(-((ATAN([$input.$B$12]/[.$G168])+[.H168])^2/[$input.$C$15]^2)))" office:value-type="float" office:value="37.3242749026783">
            <text:p>37,3242749027</text:p>
          </table:table-cell>
          <table:table-cell table:formula="of:=ROUND((2*PI()+[.H168])/(2*PI())*32768;0)" office:value-type="float" office:value="31807">
            <text:p>31807</text:p>
          </table:table-cell>
          <table:table-cell table:formula="of:=ROUND([.I168]/[$input.$C$5]*65536;0)" office:value-type="float" office:value="1944">
            <text:p>1944</text:p>
          </table:table-cell>
          <table:table-cell table:number-columns-repeated="6"/>
        </table:table-row>
        <table:table-row table:style-name="ro4">
          <table:table-cell office:value-type="float" office:value="164">
            <text:p>164</text:p>
          </table:table-cell>
          <table:table-cell table:formula="of:=[.$A169]*16.7/256" office:value-type="float" office:value="10.6984375">
            <text:p>10,6984375</text:p>
          </table:table-cell>
          <table:table-cell table:formula="of:=([$input.$B$15]^2*[.$B169]-ATAN([$input.$B$12]/[.$B169])*[$input.$B$12])/[$input.$B$12]" office:value-type="float" office:value="-0.108071660661664">
            <text:p>-0,1080716607</text:p>
          </table:table-cell>
          <table:table-cell table:formula="of:=([$input.$B$12]^2+[.$B169]^2)/([$input.$B$9]*EXP(-((ATAN([$input.$B$12]/[.$B169])+[.C169])^2/[$input.$B$15]^2)))" office:value-type="float" office:value="17.6811845844781">
            <text:p>17,6811845845</text:p>
          </table:table-cell>
          <table:table-cell table:formula="of:=ROUND((2*PI()+[.C169])/(2*PI())*32768;0)" office:value-type="float" office:value="32204">
            <text:p>32204</text:p>
          </table:table-cell>
          <table:table-cell table:formula="of:=ROUND([.D169]/[$input.$B$5]*65536;0)" office:value-type="float" office:value="1463">
            <text:p>1463</text:p>
          </table:table-cell>
          <table:table-cell table:formula="of:=[.$A169]*9.65/256" office:value-type="float" office:value="6.18203125">
            <text:p>6,18203125</text:p>
          </table:table-cell>
          <table:table-cell table:formula="of:=([$input.$C$15]^2*[.$G169]-ATAN([$input.$B$12]/[.$G169])*[$input.$B$12])/[$input.$B$12]" office:value-type="float" office:value="-0.181662055173987">
            <text:p>-0,1816620552</text:p>
          </table:table-cell>
          <table:table-cell table:formula="of:=([$input.$B$12]^2+[.$G169]^2)/([$input.$C$9]*EXP(-((ATAN([$input.$B$12]/[.$G169])+[.H169])^2/[$input.$C$15]^2)))" office:value-type="float" office:value="37.9262156455748">
            <text:p>37,9262156456</text:p>
          </table:table-cell>
          <table:table-cell table:formula="of:=ROUND((2*PI()+[.H169])/(2*PI())*32768;0)" office:value-type="float" office:value="31821">
            <text:p>31821</text:p>
          </table:table-cell>
          <table:table-cell table:formula="of:=ROUND([.I169]/[$input.$C$5]*65536;0)" office:value-type="float" office:value="1976">
            <text:p>1976</text:p>
          </table:table-cell>
          <table:table-cell table:number-columns-repeated="6"/>
        </table:table-row>
        <table:table-row table:style-name="ro4">
          <table:table-cell office:value-type="float" office:value="165">
            <text:p>165</text:p>
          </table:table-cell>
          <table:table-cell table:formula="of:=[.$A170]*16.7/256" office:value-type="float" office:value="10.763671875">
            <text:p>10,763671875</text:p>
          </table:table-cell>
          <table:table-cell table:formula="of:=([$input.$B$15]^2*[.$B170]-ATAN([$input.$B$12]/[.$B170])*[$input.$B$12])/[$input.$B$12]" office:value-type="float" office:value="-0.106508789719288">
            <text:p>-0,1065087897</text:p>
          </table:table-cell>
          <table:table-cell table:formula="of:=([$input.$B$12]^2+[.$B170]^2)/([$input.$B$9]*EXP(-((ATAN([$input.$B$12]/[.$B170])+[.C170])^2/[$input.$B$15]^2)))" office:value-type="float" office:value="17.9802195536467">
            <text:p>17,9802195536</text:p>
          </table:table-cell>
          <table:table-cell table:formula="of:=ROUND((2*PI()+[.C170])/(2*PI())*32768;0)" office:value-type="float" office:value="32213">
            <text:p>32213</text:p>
          </table:table-cell>
          <table:table-cell table:formula="of:=ROUND([.D170]/[$input.$B$5]*65536;0)" office:value-type="float" office:value="1488">
            <text:p>1488</text:p>
          </table:table-cell>
          <table:table-cell table:formula="of:=[.$A170]*9.65/256" office:value-type="float" office:value="6.2197265625">
            <text:p>6,2197265625</text:p>
          </table:table-cell>
          <table:table-cell table:formula="of:=([$input.$C$15]^2*[.$G170]-ATAN([$input.$B$12]/[.$G170])*[$input.$B$12])/[$input.$B$12]" office:value-type="float" office:value="-0.179085916036286">
            <text:p>-0,179085916</text:p>
          </table:table-cell>
          <table:table-cell table:formula="of:=([$input.$B$12]^2+[.$G170]^2)/([$input.$C$9]*EXP(-((ATAN([$input.$B$12]/[.$G170])+[.H170])^2/[$input.$C$15]^2)))" office:value-type="float" office:value="38.5369239013763">
            <text:p>38,5369239014</text:p>
          </table:table-cell>
          <table:table-cell table:formula="of:=ROUND((2*PI()+[.H170])/(2*PI())*32768;0)" office:value-type="float" office:value="31834">
            <text:p>31834</text:p>
          </table:table-cell>
          <table:table-cell table:formula="of:=ROUND([.I170]/[$input.$C$5]*65536;0)" office:value-type="float" office:value="2008">
            <text:p>2008</text:p>
          </table:table-cell>
          <table:table-cell table:number-columns-repeated="6"/>
        </table:table-row>
        <table:table-row table:style-name="ro4">
          <table:table-cell office:value-type="float" office:value="166">
            <text:p>166</text:p>
          </table:table-cell>
          <table:table-cell table:formula="of:=[.$A171]*16.7/256" office:value-type="float" office:value="10.82890625">
            <text:p>10,82890625</text:p>
          </table:table-cell>
          <table:table-cell table:formula="of:=([$input.$B$15]^2*[.$B171]-ATAN([$input.$B$12]/[.$B171])*[$input.$B$12])/[$input.$B$12]" office:value-type="float" office:value="-0.104958673284677">
            <text:p>-0,1049586733</text:p>
          </table:table-cell>
          <table:table-cell table:formula="of:=([$input.$B$12]^2+[.$B171]^2)/([$input.$B$9]*EXP(-((ATAN([$input.$B$12]/[.$B171])+[.C171])^2/[$input.$B$15]^2)))" office:value-type="float" office:value="18.2836583824675">
            <text:p>18,2836583825</text:p>
          </table:table-cell>
          <table:table-cell table:formula="of:=ROUND((2*PI()+[.C171])/(2*PI())*32768;0)" office:value-type="float" office:value="32221">
            <text:p>32221</text:p>
          </table:table-cell>
          <table:table-cell table:formula="of:=ROUND([.D171]/[$input.$B$5]*65536;0)" office:value-type="float" office:value="1513">
            <text:p>1513</text:p>
          </table:table-cell>
          <table:table-cell table:formula="of:=[.$A171]*9.65/256" office:value-type="float" office:value="6.257421875">
            <text:p>6,257421875</text:p>
          </table:table-cell>
          <table:table-cell table:formula="of:=([$input.$C$15]^2*[.$G171]-ATAN([$input.$B$12]/[.$G171])*[$input.$B$12])/[$input.$B$12]" office:value-type="float" office:value="-0.176529179822742">
            <text:p>-0,1765291798</text:p>
          </table:table-cell>
          <table:table-cell table:formula="of:=([$input.$B$12]^2+[.$G171]^2)/([$input.$C$9]*EXP(-((ATAN([$input.$B$12]/[.$G171])+[.H171])^2/[$input.$C$15]^2)))" office:value-type="float" office:value="39.1565287983434">
            <text:p>39,1565287983</text:p>
          </table:table-cell>
          <table:table-cell table:formula="of:=ROUND((2*PI()+[.H171])/(2*PI())*32768;0)" office:value-type="float" office:value="31847">
            <text:p>31847</text:p>
          </table:table-cell>
          <table:table-cell table:formula="of:=ROUND([.I171]/[$input.$C$5]*65536;0)" office:value-type="float" office:value="2040">
            <text:p>2040</text:p>
          </table:table-cell>
          <table:table-cell table:number-columns-repeated="6"/>
        </table:table-row>
        <table:table-row table:style-name="ro4">
          <table:table-cell office:value-type="float" office:value="167">
            <text:p>167</text:p>
          </table:table-cell>
          <table:table-cell table:formula="of:=[.$A172]*16.7/256" office:value-type="float" office:value="10.894140625">
            <text:p>10,894140625</text:p>
          </table:table-cell>
          <table:table-cell table:formula="of:=([$input.$B$15]^2*[.$B172]-ATAN([$input.$B$12]/[.$B172])*[$input.$B$12])/[$input.$B$12]" office:value-type="float" office:value="-0.103421092284271">
            <text:p>-0,1034210923</text:p>
          </table:table-cell>
          <table:table-cell table:formula="of:=([$input.$B$12]^2+[.$B172]^2)/([$input.$B$9]*EXP(-((ATAN([$input.$B$12]/[.$B172])+[.C172])^2/[$input.$B$15]^2)))" office:value-type="float" office:value="18.5915668147892">
            <text:p>18,5915668148</text:p>
          </table:table-cell>
          <table:table-cell table:formula="of:=ROUND((2*PI()+[.C172])/(2*PI())*32768;0)" office:value-type="float" office:value="32229">
            <text:p>32229</text:p>
          </table:table-cell>
          <table:table-cell table:formula="of:=ROUND([.D172]/[$input.$B$5]*65536;0)" office:value-type="float" office:value="1538">
            <text:p>1538</text:p>
          </table:table-cell>
          <table:table-cell table:formula="of:=[.$A172]*9.65/256" office:value-type="float" office:value="6.2951171875">
            <text:p>6,2951171875</text:p>
          </table:table-cell>
          <table:table-cell table:formula="of:=([$input.$C$15]^2*[.$G172]-ATAN([$input.$B$12]/[.$G172])*[$input.$B$12])/[$input.$B$12]" office:value-type="float" office:value="-0.173991540950877">
            <text:p>-0,173991541</text:p>
          </table:table-cell>
          <table:table-cell table:formula="of:=([$input.$B$12]^2+[.$G172]^2)/([$input.$C$9]*EXP(-((ATAN([$input.$B$12]/[.$G172])+[.H172])^2/[$input.$C$15]^2)))" office:value-type="float" office:value="39.7851615834181">
            <text:p>39,7851615834</text:p>
          </table:table-cell>
          <table:table-cell table:formula="of:=ROUND((2*PI()+[.H172])/(2*PI())*32768;0)" office:value-type="float" office:value="31861">
            <text:p>31861</text:p>
          </table:table-cell>
          <table:table-cell table:formula="of:=ROUND([.I172]/[$input.$C$5]*65536;0)" office:value-type="float" office:value="2073">
            <text:p>2073</text:p>
          </table:table-cell>
          <table:table-cell table:number-columns-repeated="6"/>
        </table:table-row>
        <table:table-row table:style-name="ro4">
          <table:table-cell office:value-type="float" office:value="168">
            <text:p>168</text:p>
          </table:table-cell>
          <table:table-cell table:formula="of:=[.$A173]*16.7/256" office:value-type="float" office:value="10.959375">
            <text:p>10,959375</text:p>
          </table:table-cell>
          <table:table-cell table:formula="of:=([$input.$B$15]^2*[.$B173]-ATAN([$input.$B$12]/[.$B173])*[$input.$B$12])/[$input.$B$12]" office:value-type="float" office:value="-0.101895832575693">
            <text:p>-0,1018958326</text:p>
          </table:table-cell>
          <table:table-cell table:formula="of:=([$input.$B$12]^2+[.$B173]^2)/([$input.$B$9]*EXP(-((ATAN([$input.$B$12]/[.$B173])+[.C173])^2/[$input.$B$15]^2)))" office:value-type="float" office:value="18.9040116825665">
            <text:p>18,9040116826</text:p>
          </table:table-cell>
          <table:table-cell table:formula="of:=ROUND((2*PI()+[.C173])/(2*PI())*32768;0)" office:value-type="float" office:value="32237">
            <text:p>32237</text:p>
          </table:table-cell>
          <table:table-cell table:formula="of:=ROUND([.D173]/[$input.$B$5]*65536;0)" office:value-type="float" office:value="1564">
            <text:p>1564</text:p>
          </table:table-cell>
          <table:table-cell table:formula="of:=[.$A173]*9.65/256" office:value-type="float" office:value="6.3328125">
            <text:p>6,3328125</text:p>
          </table:table-cell>
          <table:table-cell table:formula="of:=([$input.$C$15]^2*[.$G173]-ATAN([$input.$B$12]/[.$G173])*[$input.$B$12])/[$input.$B$12]" office:value-type="float" office:value="-0.171472699985557">
            <text:p>-0,1714727</text:p>
          </table:table-cell>
          <table:table-cell table:formula="of:=([$input.$B$12]^2+[.$G173]^2)/([$input.$C$9]*EXP(-((ATAN([$input.$B$12]/[.$G173])+[.H173])^2/[$input.$C$15]^2)))" office:value-type="float" office:value="40.4229556579996">
            <text:p>40,422955658</text:p>
          </table:table-cell>
          <table:table-cell table:formula="of:=ROUND((2*PI()+[.H173])/(2*PI())*32768;0)" office:value-type="float" office:value="31874">
            <text:p>31874</text:p>
          </table:table-cell>
          <table:table-cell table:formula="of:=ROUND([.I173]/[$input.$C$5]*65536;0)" office:value-type="float" office:value="2106">
            <text:p>2106</text:p>
          </table:table-cell>
          <table:table-cell table:number-columns-repeated="6"/>
        </table:table-row>
        <table:table-row table:style-name="ro4">
          <table:table-cell office:value-type="float" office:value="169">
            <text:p>169</text:p>
          </table:table-cell>
          <table:table-cell table:formula="of:=[.$A174]*16.7/256" office:value-type="float" office:value="11.024609375">
            <text:p>11,024609375</text:p>
          </table:table-cell>
          <table:table-cell table:formula="of:=([$input.$B$15]^2*[.$B174]-ATAN([$input.$B$12]/[.$B174])*[$input.$B$12])/[$input.$B$12]" office:value-type="float" office:value="-0.10038268481143">
            <text:p>-0,1003826848</text:p>
          </table:table-cell>
          <table:table-cell table:formula="of:=([$input.$B$12]^2+[.$B174]^2)/([$input.$B$9]*EXP(-((ATAN([$input.$B$12]/[.$B174])+[.C174])^2/[$input.$B$15]^2)))" office:value-type="float" office:value="19.2210609244229">
            <text:p>19,2210609244</text:p>
          </table:table-cell>
          <table:table-cell table:formula="of:=ROUND((2*PI()+[.C174])/(2*PI())*32768;0)" office:value-type="float" office:value="32244">
            <text:p>32244</text:p>
          </table:table-cell>
          <table:table-cell table:formula="of:=ROUND([.D174]/[$input.$B$5]*65536;0)" office:value-type="float" office:value="1590">
            <text:p>1590</text:p>
          </table:table-cell>
          <table:table-cell table:formula="of:=[.$A174]*9.65/256" office:value-type="float" office:value="6.3705078125">
            <text:p>6,3705078125</text:p>
          </table:table-cell>
          <table:table-cell table:formula="of:=([$input.$C$15]^2*[.$G174]-ATAN([$input.$B$12]/[.$G174])*[$input.$B$12])/[$input.$B$12]" office:value-type="float" office:value="-0.168972363491758">
            <text:p>-0,1689723635</text:p>
          </table:table-cell>
          <table:table-cell table:formula="of:=([$input.$B$12]^2+[.$G174]^2)/([$input.$C$9]*EXP(-((ATAN([$input.$B$12]/[.$G174])+[.H174])^2/[$input.$C$15]^2)))" office:value-type="float" office:value="41.0700466143735">
            <text:p>41,0700466144</text:p>
          </table:table-cell>
          <table:table-cell table:formula="of:=ROUND((2*PI()+[.H174])/(2*PI())*32768;0)" office:value-type="float" office:value="31887">
            <text:p>31887</text:p>
          </table:table-cell>
          <table:table-cell table:formula="of:=ROUND([.I174]/[$input.$C$5]*65536;0)" office:value-type="float" office:value="2140">
            <text:p>2140</text:p>
          </table:table-cell>
          <table:table-cell table:number-columns-repeated="6"/>
        </table:table-row>
        <table:table-row table:style-name="ro4">
          <table:table-cell office:value-type="float" office:value="170">
            <text:p>170</text:p>
          </table:table-cell>
          <table:table-cell table:formula="of:=[.$A175]*16.7/256" office:value-type="float" office:value="11.08984375">
            <text:p>11,08984375</text:p>
          </table:table-cell>
          <table:table-cell table:formula="of:=([$input.$B$15]^2*[.$B175]-ATAN([$input.$B$12]/[.$B175])*[$input.$B$12])/[$input.$B$12]" office:value-type="float" office:value="-0.0988814443069442">
            <text:p>-0,0988814443</text:p>
          </table:table-cell>
          <table:table-cell table:formula="of:=([$input.$B$12]^2+[.$B175]^2)/([$input.$B$9]*EXP(-((ATAN([$input.$B$12]/[.$B175])+[.C175])^2/[$input.$B$15]^2)))" office:value-type="float" office:value="19.5427836045566">
            <text:p>19,5427836046</text:p>
          </table:table-cell>
          <table:table-cell table:formula="of:=ROUND((2*PI()+[.C175])/(2*PI())*32768;0)" office:value-type="float" office:value="32252">
            <text:p>32252</text:p>
          </table:table-cell>
          <table:table-cell table:formula="of:=ROUND([.D175]/[$input.$B$5]*65536;0)" office:value-type="float" office:value="1617">
            <text:p>1617</text:p>
          </table:table-cell>
          <table:table-cell table:formula="of:=[.$A175]*9.65/256" office:value-type="float" office:value="6.408203125">
            <text:p>6,408203125</text:p>
          </table:table-cell>
          <table:table-cell table:formula="of:=([$input.$C$15]^2*[.$G175]-ATAN([$input.$B$12]/[.$G175])*[$input.$B$12])/[$input.$B$12]" office:value-type="float" office:value="-0.166490243891311">
            <text:p>-0,1664902439</text:p>
          </table:table-cell>
          <table:table-cell table:formula="of:=([$input.$B$12]^2+[.$G175]^2)/([$input.$C$9]*EXP(-((ATAN([$input.$B$12]/[.$G175])+[.H175])^2/[$input.$C$15]^2)))" office:value-type="float" office:value="41.7265722728076">
            <text:p>41,7265722728</text:p>
          </table:table-cell>
          <table:table-cell table:formula="of:=ROUND((2*PI()+[.H175])/(2*PI())*32768;0)" office:value-type="float" office:value="31900">
            <text:p>31900</text:p>
          </table:table-cell>
          <table:table-cell table:formula="of:=ROUND([.I175]/[$input.$C$5]*65536;0)" office:value-type="float" office:value="2174">
            <text:p>2174</text:p>
          </table:table-cell>
          <table:table-cell table:number-columns-repeated="6"/>
        </table:table-row>
        <table:table-row table:style-name="ro4">
          <table:table-cell office:value-type="float" office:value="171">
            <text:p>171</text:p>
          </table:table-cell>
          <table:table-cell table:formula="of:=[.$A176]*16.7/256" office:value-type="float" office:value="11.155078125">
            <text:p>11,155078125</text:p>
          </table:table-cell>
          <table:table-cell table:formula="of:=([$input.$B$15]^2*[.$B176]-ATAN([$input.$B$12]/[.$B176])*[$input.$B$12])/[$input.$B$12]" office:value-type="float" office:value="-0.0973919109130721">
            <text:p>-0,0973919109</text:p>
          </table:table-cell>
          <table:table-cell table:formula="of:=([$input.$B$12]^2+[.$B176]^2)/([$input.$B$9]*EXP(-((ATAN([$input.$B$12]/[.$B176])+[.C176])^2/[$input.$B$15]^2)))" office:value-type="float" office:value="19.8692499319946">
            <text:p>19,869249932</text:p>
          </table:table-cell>
          <table:table-cell table:formula="of:=ROUND((2*PI()+[.C176])/(2*PI())*32768;0)" office:value-type="float" office:value="32260">
            <text:p>32260</text:p>
          </table:table-cell>
          <table:table-cell table:formula="of:=ROUND([.D176]/[$input.$B$5]*65536;0)" office:value-type="float" office:value="1644">
            <text:p>1644</text:p>
          </table:table-cell>
          <table:table-cell table:formula="of:=[.$A176]*9.65/256" office:value-type="float" office:value="6.4458984375">
            <text:p>6,4458984375</text:p>
          </table:table-cell>
          <table:table-cell table:formula="of:=([$input.$C$15]^2*[.$G176]-ATAN([$input.$B$12]/[.$G176])*[$input.$B$12])/[$input.$B$12]" office:value-type="float" office:value="-0.164026059323523">
            <text:p>-0,1640260593</text:p>
          </table:table-cell>
          <table:table-cell table:formula="of:=([$input.$B$12]^2+[.$G176]^2)/([$input.$C$9]*EXP(-((ATAN([$input.$B$12]/[.$G176])+[.H176])^2/[$input.$C$15]^2)))" office:value-type="float" office:value="42.3926727193283">
            <text:p>42,3926727193</text:p>
          </table:table-cell>
          <table:table-cell table:formula="of:=ROUND((2*PI()+[.H176])/(2*PI())*32768;0)" office:value-type="float" office:value="31913">
            <text:p>31913</text:p>
          </table:table-cell>
          <table:table-cell table:formula="of:=ROUND([.I176]/[$input.$C$5]*65536;0)" office:value-type="float" office:value="2208">
            <text:p>2208</text:p>
          </table:table-cell>
          <table:table-cell table:number-columns-repeated="6"/>
        </table:table-row>
        <table:table-row table:style-name="ro4">
          <table:table-cell office:value-type="float" office:value="172">
            <text:p>172</text:p>
          </table:table-cell>
          <table:table-cell table:formula="of:=[.$A177]*16.7/256" office:value-type="float" office:value="11.2203125">
            <text:p>11,2203125</text:p>
          </table:table-cell>
          <table:table-cell table:formula="of:=([$input.$B$15]^2*[.$B177]-ATAN([$input.$B$12]/[.$B177])*[$input.$B$12])/[$input.$B$12]" office:value-type="float" office:value="-0.0959138888925317">
            <text:p>-0,0959138889</text:p>
          </table:table-cell>
          <table:table-cell table:formula="of:=([$input.$B$12]^2+[.$B177]^2)/([$input.$B$9]*EXP(-((ATAN([$input.$B$12]/[.$B177])+[.C177])^2/[$input.$B$15]^2)))" office:value-type="float" office:value="20.2005312802026">
            <text:p>20,2005312802</text:p>
          </table:table-cell>
          <table:table-cell table:formula="of:=ROUND((2*PI()+[.C177])/(2*PI())*32768;0)" office:value-type="float" office:value="32268">
            <text:p>32268</text:p>
          </table:table-cell>
          <table:table-cell table:formula="of:=ROUND([.D177]/[$input.$B$5]*65536;0)" office:value-type="float" office:value="1672">
            <text:p>1672</text:p>
          </table:table-cell>
          <table:table-cell table:formula="of:=[.$A177]*9.65/256" office:value-type="float" office:value="6.48359375">
            <text:p>6,48359375</text:p>
          </table:table-cell>
          <table:table-cell table:formula="of:=([$input.$C$15]^2*[.$G177]-ATAN([$input.$B$12]/[.$G177])*[$input.$B$12])/[$input.$B$12]" office:value-type="float" office:value="-0.161579533509562">
            <text:p>-0,1615795335</text:p>
          </table:table-cell>
          <table:table-cell table:formula="of:=([$input.$B$12]^2+[.$G177]^2)/([$input.$C$9]*EXP(-((ATAN([$input.$B$12]/[.$G177])+[.H177])^2/[$input.$C$15]^2)))" office:value-type="float" office:value="43.0684903441875">
            <text:p>43,0684903442</text:p>
          </table:table-cell>
          <table:table-cell table:formula="of:=ROUND((2*PI()+[.H177])/(2*PI())*32768;0)" office:value-type="float" office:value="31925">
            <text:p>31925</text:p>
          </table:table-cell>
          <table:table-cell table:formula="of:=ROUND([.I177]/[$input.$C$5]*65536;0)" office:value-type="float" office:value="2244">
            <text:p>2244</text:p>
          </table:table-cell>
          <table:table-cell table:number-columns-repeated="6"/>
        </table:table-row>
        <table:table-row table:style-name="ro4">
          <table:table-cell office:value-type="float" office:value="173">
            <text:p>173</text:p>
          </table:table-cell>
          <table:table-cell table:formula="of:=[.$A178]*16.7/256" office:value-type="float" office:value="11.285546875">
            <text:p>11,285546875</text:p>
          </table:table-cell>
          <table:table-cell table:formula="of:=([$input.$B$15]^2*[.$B178]-ATAN([$input.$B$12]/[.$B178])*[$input.$B$12])/[$input.$B$12]" office:value-type="float" office:value="-0.0944471868003982">
            <text:p>-0,0944471868</text:p>
          </table:table-cell>
          <table:table-cell table:formula="of:=([$input.$B$12]^2+[.$B178]^2)/([$input.$B$9]*EXP(-((ATAN([$input.$B$12]/[.$B178])+[.C178])^2/[$input.$B$15]^2)))" office:value-type="float" office:value="20.5367002070566">
            <text:p>20,5367002071</text:p>
          </table:table-cell>
          <table:table-cell table:formula="of:=ROUND((2*PI()+[.C178])/(2*PI())*32768;0)" office:value-type="float" office:value="32275">
            <text:p>32275</text:p>
          </table:table-cell>
          <table:table-cell table:formula="of:=ROUND([.D178]/[$input.$B$5]*65536;0)" office:value-type="float" office:value="1699">
            <text:p>1699</text:p>
          </table:table-cell>
          <table:table-cell table:formula="of:=[.$A178]*9.65/256" office:value-type="float" office:value="6.5212890625">
            <text:p>6,5212890625</text:p>
          </table:table-cell>
          <table:table-cell table:formula="of:=([$input.$C$15]^2*[.$G178]-ATAN([$input.$B$12]/[.$G178])*[$input.$B$12])/[$input.$B$12]" office:value-type="float" office:value="-0.159150395620488">
            <text:p>-0,1591503956</text:p>
          </table:table-cell>
          <table:table-cell table:formula="of:=([$input.$B$12]^2+[.$G178]^2)/([$input.$C$9]*EXP(-((ATAN([$input.$B$12]/[.$G178])+[.H178])^2/[$input.$C$15]^2)))" office:value-type="float" office:value="43.7541698810358">
            <text:p>43,754169881</text:p>
          </table:table-cell>
          <table:table-cell table:formula="of:=ROUND((2*PI()+[.H178])/(2*PI())*32768;0)" office:value-type="float" office:value="31938">
            <text:p>31938</text:p>
          </table:table-cell>
          <table:table-cell table:formula="of:=ROUND([.I178]/[$input.$C$5]*65536;0)" office:value-type="float" office:value="2279">
            <text:p>2279</text:p>
          </table:table-cell>
          <table:table-cell table:number-columns-repeated="6"/>
        </table:table-row>
        <table:table-row table:style-name="ro4">
          <table:table-cell office:value-type="float" office:value="174">
            <text:p>174</text:p>
          </table:table-cell>
          <table:table-cell table:formula="of:=[.$A179]*16.7/256" office:value-type="float" office:value="11.35078125">
            <text:p>11,35078125</text:p>
          </table:table-cell>
          <table:table-cell table:formula="of:=([$input.$B$15]^2*[.$B179]-ATAN([$input.$B$12]/[.$B179])*[$input.$B$12])/[$input.$B$12]" office:value-type="float" office:value="-0.0929916173683961">
            <text:p>-0,0929916174</text:p>
          </table:table-cell>
          <table:table-cell table:formula="of:=([$input.$B$12]^2+[.$B179]^2)/([$input.$B$9]*EXP(-((ATAN([$input.$B$12]/[.$B179])+[.C179])^2/[$input.$B$15]^2)))" office:value-type="float" office:value="20.877830475185">
            <text:p>20,8778304752</text:p>
          </table:table-cell>
          <table:table-cell table:formula="of:=ROUND((2*PI()+[.C179])/(2*PI())*32768;0)" office:value-type="float" office:value="32283">
            <text:p>32283</text:p>
          </table:table-cell>
          <table:table-cell table:formula="of:=ROUND([.D179]/[$input.$B$5]*65536;0)" office:value-type="float" office:value="1728">
            <text:p>1728</text:p>
          </table:table-cell>
          <table:table-cell table:formula="of:=[.$A179]*9.65/256" office:value-type="float" office:value="6.558984375">
            <text:p>6,558984375</text:p>
          </table:table-cell>
          <table:table-cell table:formula="of:=([$input.$C$15]^2*[.$G179]-ATAN([$input.$B$12]/[.$G179])*[$input.$B$12])/[$input.$B$12]" office:value-type="float" office:value="-0.156738380148833">
            <text:p>-0,1567383801</text:p>
          </table:table-cell>
          <table:table-cell table:formula="of:=([$input.$B$12]^2+[.$G179]^2)/([$input.$C$9]*EXP(-((ATAN([$input.$B$12]/[.$G179])+[.H179])^2/[$input.$C$15]^2)))" office:value-type="float" office:value="44.4498584468141">
            <text:p>44,4498584468</text:p>
          </table:table-cell>
          <table:table-cell table:formula="of:=ROUND((2*PI()+[.H179])/(2*PI())*32768;0)" office:value-type="float" office:value="31951">
            <text:p>31951</text:p>
          </table:table-cell>
          <table:table-cell table:formula="of:=ROUND([.I179]/[$input.$C$5]*65536;0)" office:value-type="float" office:value="2316">
            <text:p>2316</text:p>
          </table:table-cell>
          <table:table-cell table:number-columns-repeated="6"/>
        </table:table-row>
        <table:table-row table:style-name="ro4">
          <table:table-cell office:value-type="float" office:value="175">
            <text:p>175</text:p>
          </table:table-cell>
          <table:table-cell table:formula="of:=[.$A180]*16.7/256" office:value-type="float" office:value="11.416015625">
            <text:p>11,416015625</text:p>
          </table:table-cell>
          <table:table-cell table:formula="of:=([$input.$B$15]^2*[.$B180]-ATAN([$input.$B$12]/[.$B180])*[$input.$B$12])/[$input.$B$12]" office:value-type="float" office:value="-0.0915469973928721">
            <text:p>-0,0915469974</text:p>
          </table:table-cell>
          <table:table-cell table:formula="of:=([$input.$B$12]^2+[.$B180]^2)/([$input.$B$9]*EXP(-((ATAN([$input.$B$12]/[.$B180])+[.C180])^2/[$input.$B$15]^2)))" office:value-type="float" office:value="21.2239970726852">
            <text:p>21,2239970727</text:p>
          </table:table-cell>
          <table:table-cell table:formula="of:=ROUND((2*PI()+[.C180])/(2*PI())*32768;0)" office:value-type="float" office:value="32291">
            <text:p>32291</text:p>
          </table:table-cell>
          <table:table-cell table:formula="of:=ROUND([.D180]/[$input.$B$5]*65536;0)" office:value-type="float" office:value="1756">
            <text:p>1756</text:p>
          </table:table-cell>
          <table:table-cell table:formula="of:=[.$A180]*9.65/256" office:value-type="float" office:value="6.5966796875">
            <text:p>6,5966796875</text:p>
          </table:table-cell>
          <table:table-cell table:formula="of:=([$input.$C$15]^2*[.$G180]-ATAN([$input.$B$12]/[.$G180])*[$input.$B$12])/[$input.$B$12]" office:value-type="float" office:value="-0.154343226783621">
            <text:p>-0,1543432268</text:p>
          </table:table-cell>
          <table:table-cell table:formula="of:=([$input.$B$12]^2+[.$G180]^2)/([$input.$C$9]*EXP(-((ATAN([$input.$B$12]/[.$G180])+[.H180])^2/[$input.$C$15]^2)))" office:value-type="float" office:value="45.1557055823775">
            <text:p>45,1557055824</text:p>
          </table:table-cell>
          <table:table-cell table:formula="of:=ROUND((2*PI()+[.H180])/(2*PI())*32768;0)" office:value-type="float" office:value="31963">
            <text:p>31963</text:p>
          </table:table-cell>
          <table:table-cell table:formula="of:=ROUND([.I180]/[$input.$C$5]*65536;0)" office:value-type="float" office:value="2352">
            <text:p>2352</text:p>
          </table:table-cell>
          <table:table-cell table:number-columns-repeated="6"/>
        </table:table-row>
        <table:table-row table:style-name="ro4">
          <table:table-cell office:value-type="float" office:value="176">
            <text:p>176</text:p>
          </table:table-cell>
          <table:table-cell table:formula="of:=[.$A181]*16.7/256" office:value-type="float" office:value="11.48125">
            <text:p>11,48125</text:p>
          </table:table-cell>
          <table:table-cell table:formula="of:=([$input.$B$15]^2*[.$B181]-ATAN([$input.$B$12]/[.$B181])*[$input.$B$12])/[$input.$B$12]" office:value-type="float" office:value="-0.0901131476263119">
            <text:p>-0,0901131476</text:p>
          </table:table-cell>
          <table:table-cell table:formula="of:=([$input.$B$12]^2+[.$B181]^2)/([$input.$B$9]*EXP(-((ATAN([$input.$B$12]/[.$B181])+[.C181])^2/[$input.$B$15]^2)))" office:value-type="float" office:value="21.5752762342253">
            <text:p>21,5752762342</text:p>
          </table:table-cell>
          <table:table-cell table:formula="of:=ROUND((2*PI()+[.C181])/(2*PI())*32768;0)" office:value-type="float" office:value="32298">
            <text:p>32298</text:p>
          </table:table-cell>
          <table:table-cell table:formula="of:=ROUND([.D181]/[$input.$B$5]*65536;0)" office:value-type="float" office:value="1785">
            <text:p>1785</text:p>
          </table:table-cell>
          <table:table-cell table:formula="of:=[.$A181]*9.65/256" office:value-type="float" office:value="6.634375">
            <text:p>6,634375</text:p>
          </table:table-cell>
          <table:table-cell table:formula="of:=([$input.$C$15]^2*[.$G181]-ATAN([$input.$B$12]/[.$G181])*[$input.$B$12])/[$input.$B$12]" office:value-type="float" office:value="-0.151964680288722">
            <text:p>-0,1519646803</text:p>
          </table:table-cell>
          <table:table-cell table:formula="of:=([$input.$B$12]^2+[.$G181]^2)/([$input.$C$9]*EXP(-((ATAN([$input.$B$12]/[.$G181])+[.H181])^2/[$input.$C$15]^2)))" office:value-type="float" office:value="45.8718632938659">
            <text:p>45,8718632939</text:p>
          </table:table-cell>
          <table:table-cell table:formula="of:=ROUND((2*PI()+[.H181])/(2*PI())*32768;0)" office:value-type="float" office:value="31975">
            <text:p>31975</text:p>
          </table:table-cell>
          <table:table-cell table:formula="of:=ROUND([.I181]/[$input.$C$5]*65536;0)" office:value-type="float" office:value="2390">
            <text:p>2390</text:p>
          </table:table-cell>
          <table:table-cell table:number-columns-repeated="6"/>
        </table:table-row>
        <table:table-row table:style-name="ro4">
          <table:table-cell office:value-type="float" office:value="177">
            <text:p>177</text:p>
          </table:table-cell>
          <table:table-cell table:formula="of:=[.$A182]*16.7/256" office:value-type="float" office:value="11.546484375">
            <text:p>11,546484375</text:p>
          </table:table-cell>
          <table:table-cell table:formula="of:=([$input.$B$15]^2*[.$B182]-ATAN([$input.$B$12]/[.$B182])*[$input.$B$12])/[$input.$B$12]" office:value-type="float" office:value="-0.0886898926722736">
            <text:p>-0,0886898927</text:p>
          </table:table-cell>
          <table:table-cell table:formula="of:=([$input.$B$12]^2+[.$B182]^2)/([$input.$B$9]*EXP(-((ATAN([$input.$B$12]/[.$B182])+[.C182])^2/[$input.$B$15]^2)))" office:value-type="float" office:value="21.9317454625353">
            <text:p>21,9317454625</text:p>
          </table:table-cell>
          <table:table-cell table:formula="of:=ROUND((2*PI()+[.C182])/(2*PI())*32768;0)" office:value-type="float" office:value="32305">
            <text:p>32305</text:p>
          </table:table-cell>
          <table:table-cell table:formula="of:=ROUND([.D182]/[$input.$B$5]*65536;0)" office:value-type="float" office:value="1815">
            <text:p>1815</text:p>
          </table:table-cell>
          <table:table-cell table:formula="of:=[.$A182]*9.65/256" office:value-type="float" office:value="6.6720703125">
            <text:p>6,6720703125</text:p>
          </table:table-cell>
          <table:table-cell table:formula="of:=([$input.$C$15]^2*[.$G182]-ATAN([$input.$B$12]/[.$G182])*[$input.$B$12])/[$input.$B$12]" office:value-type="float" office:value="-0.149602490384459">
            <text:p>-0,1496024904</text:p>
          </table:table-cell>
          <table:table-cell table:formula="of:=([$input.$B$12]^2+[.$G182]^2)/([$input.$C$9]*EXP(-((ATAN([$input.$B$12]/[.$G182])+[.H182])^2/[$input.$C$15]^2)))" office:value-type="float" office:value="46.5984860948339">
            <text:p>46,5984860948</text:p>
          </table:table-cell>
          <table:table-cell table:formula="of:=ROUND((2*PI()+[.H182])/(2*PI())*32768;0)" office:value-type="float" office:value="31988">
            <text:p>31988</text:p>
          </table:table-cell>
          <table:table-cell table:formula="of:=ROUND([.I182]/[$input.$C$5]*65536;0)" office:value-type="float" office:value="2428">
            <text:p>2428</text:p>
          </table:table-cell>
          <table:table-cell table:number-columns-repeated="6"/>
        </table:table-row>
        <table:table-row table:style-name="ro4">
          <table:table-cell office:value-type="float" office:value="178">
            <text:p>178</text:p>
          </table:table-cell>
          <table:table-cell table:formula="of:=[.$A183]*16.7/256" office:value-type="float" office:value="11.61171875">
            <text:p>11,61171875</text:p>
          </table:table-cell>
          <table:table-cell table:formula="of:=([$input.$B$15]^2*[.$B183]-ATAN([$input.$B$12]/[.$B183])*[$input.$B$12])/[$input.$B$12]" office:value-type="float" office:value="-0.0872770608836143">
            <text:p>-0,0872770609</text:p>
          </table:table-cell>
          <table:table-cell table:formula="of:=([$input.$B$12]^2+[.$B183]^2)/([$input.$B$9]*EXP(-((ATAN([$input.$B$12]/[.$B183])+[.C183])^2/[$input.$B$15]^2)))" office:value-type="float" office:value="22.293483550298">
            <text:p>22,2934835503</text:p>
          </table:table-cell>
          <table:table-cell table:formula="of:=ROUND((2*PI()+[.C183])/(2*PI())*32768;0)" office:value-type="float" office:value="32313">
            <text:p>32313</text:p>
          </table:table-cell>
          <table:table-cell table:formula="of:=ROUND([.D183]/[$input.$B$5]*65536;0)" office:value-type="float" office:value="1845">
            <text:p>1845</text:p>
          </table:table-cell>
          <table:table-cell table:formula="of:=[.$A183]*9.65/256" office:value-type="float" office:value="6.709765625">
            <text:p>6,709765625</text:p>
          </table:table-cell>
          <table:table-cell table:formula="of:=([$input.$C$15]^2*[.$G183]-ATAN([$input.$B$12]/[.$G183])*[$input.$B$12])/[$input.$B$12]" office:value-type="float" office:value="-0.147256411632354">
            <text:p>-0,1472564116</text:p>
          </table:table-cell>
          <table:table-cell table:formula="of:=([$input.$B$12]^2+[.$G183]^2)/([$input.$C$9]*EXP(-((ATAN([$input.$B$12]/[.$G183])+[.H183])^2/[$input.$C$15]^2)))" office:value-type="float" office:value="47.3357310491573">
            <text:p>47,3357310492</text:p>
          </table:table-cell>
          <table:table-cell table:formula="of:=ROUND((2*PI()+[.H183])/(2*PI())*32768;0)" office:value-type="float" office:value="32000">
            <text:p>32000</text:p>
          </table:table-cell>
          <table:table-cell table:formula="of:=ROUND([.I183]/[$input.$C$5]*65536;0)" office:value-type="float" office:value="2466">
            <text:p>2466</text:p>
          </table:table-cell>
          <table:table-cell table:number-columns-repeated="6"/>
        </table:table-row>
        <table:table-row table:style-name="ro4">
          <table:table-cell office:value-type="float" office:value="179">
            <text:p>179</text:p>
          </table:table-cell>
          <table:table-cell table:formula="of:=[.$A184]*16.7/256" office:value-type="float" office:value="11.676953125">
            <text:p>11,676953125</text:p>
          </table:table-cell>
          <table:table-cell table:formula="of:=([$input.$B$15]^2*[.$B184]-ATAN([$input.$B$12]/[.$B184])*[$input.$B$12])/[$input.$B$12]" office:value-type="float" office:value="-0.0858744842638909">
            <text:p>-0,0858744843</text:p>
          </table:table-cell>
          <table:table-cell table:formula="of:=([$input.$B$12]^2+[.$B184]^2)/([$input.$B$9]*EXP(-((ATAN([$input.$B$12]/[.$B184])+[.C184])^2/[$input.$B$15]^2)))" office:value-type="float" office:value="22.6605706024448">
            <text:p>22,6605706024</text:p>
          </table:table-cell>
          <table:table-cell table:formula="of:=ROUND((2*PI()+[.C184])/(2*PI())*32768;0)" office:value-type="float" office:value="32320">
            <text:p>32320</text:p>
          </table:table-cell>
          <table:table-cell table:formula="of:=ROUND([.D184]/[$input.$B$5]*65536;0)" office:value-type="float" office:value="1875">
            <text:p>1875</text:p>
          </table:table-cell>
          <table:table-cell table:formula="of:=[.$A184]*9.65/256" office:value-type="float" office:value="6.7474609375">
            <text:p>6,7474609375</text:p>
          </table:table-cell>
          <table:table-cell table:formula="of:=([$input.$C$15]^2*[.$G184]-ATAN([$input.$B$12]/[.$G184])*[$input.$B$12])/[$input.$B$12]" office:value-type="float" office:value="-0.144926203322942">
            <text:p>-0,1449262033</text:p>
          </table:table-cell>
          <table:table-cell table:formula="of:=([$input.$B$12]^2+[.$G184]^2)/([$input.$C$9]*EXP(-((ATAN([$input.$B$12]/[.$G184])+[.H184])^2/[$input.$C$15]^2)))" office:value-type="float" office:value="48.0837578147285">
            <text:p>48,0837578147</text:p>
          </table:table-cell>
          <table:table-cell table:formula="of:=ROUND((2*PI()+[.H184])/(2*PI())*32768;0)" office:value-type="float" office:value="32012">
            <text:p>32012</text:p>
          </table:table-cell>
          <table:table-cell table:formula="of:=ROUND([.I184]/[$input.$C$5]*65536;0)" office:value-type="float" office:value="2505">
            <text:p>2505</text:p>
          </table:table-cell>
          <table:table-cell table:number-columns-repeated="6"/>
        </table:table-row>
        <table:table-row table:style-name="ro4">
          <table:table-cell office:value-type="float" office:value="180">
            <text:p>180</text:p>
          </table:table-cell>
          <table:table-cell table:formula="of:=[.$A185]*16.7/256" office:value-type="float" office:value="11.7421875">
            <text:p>11,7421875</text:p>
          </table:table-cell>
          <table:table-cell table:formula="of:=([$input.$B$15]^2*[.$B185]-ATAN([$input.$B$12]/[.$B185])*[$input.$B$12])/[$input.$B$12]" office:value-type="float" office:value="-0.0844819983718223">
            <text:p>-0,0844819984</text:p>
          </table:table-cell>
          <table:table-cell table:formula="of:=([$input.$B$12]^2+[.$B185]^2)/([$input.$B$9]*EXP(-((ATAN([$input.$B$12]/[.$B185])+[.C185])^2/[$input.$B$15]^2)))" office:value-type="float" office:value="23.0330880588658">
            <text:p>23,0330880589</text:p>
          </table:table-cell>
          <table:table-cell table:formula="of:=ROUND((2*PI()+[.C185])/(2*PI())*32768;0)" office:value-type="float" office:value="32327">
            <text:p>32327</text:p>
          </table:table-cell>
          <table:table-cell table:formula="of:=ROUND([.D185]/[$input.$B$5]*65536;0)" office:value-type="float" office:value="1906">
            <text:p>1906</text:p>
          </table:table-cell>
          <table:table-cell table:formula="of:=[.$A185]*9.65/256" office:value-type="float" office:value="6.78515625">
            <text:p>6,78515625</text:p>
          </table:table-cell>
          <table:table-cell table:formula="of:=([$input.$C$15]^2*[.$G185]-ATAN([$input.$B$12]/[.$G185])*[$input.$B$12])/[$input.$B$12]" office:value-type="float" office:value="-0.142611629366542">
            <text:p>-0,1426116294</text:p>
          </table:table-cell>
          <table:table-cell table:formula="of:=([$input.$B$12]^2+[.$G185]^2)/([$input.$C$9]*EXP(-((ATAN([$input.$B$12]/[.$G185])+[.H185])^2/[$input.$C$15]^2)))" office:value-type="float" office:value="48.8427286879565">
            <text:p>48,842728688</text:p>
          </table:table-cell>
          <table:table-cell table:formula="of:=ROUND((2*PI()+[.H185])/(2*PI())*32768;0)" office:value-type="float" office:value="32024">
            <text:p>32024</text:p>
          </table:table-cell>
          <table:table-cell table:formula="of:=ROUND([.I185]/[$input.$C$5]*65536;0)" office:value-type="float" office:value="2544">
            <text:p>2544</text:p>
          </table:table-cell>
          <table:table-cell table:number-columns-repeated="6"/>
        </table:table-row>
        <table:table-row table:style-name="ro4">
          <table:table-cell office:value-type="float" office:value="181">
            <text:p>181</text:p>
          </table:table-cell>
          <table:table-cell table:formula="of:=[.$A186]*16.7/256" office:value-type="float" office:value="11.807421875">
            <text:p>11,807421875</text:p>
          </table:table-cell>
          <table:table-cell table:formula="of:=([$input.$B$15]^2*[.$B186]-ATAN([$input.$B$12]/[.$B186])*[$input.$B$12])/[$input.$B$12]" office:value-type="float" office:value="-0.083099442228704">
            <text:p>-0,0830994422</text:p>
          </table:table-cell>
          <table:table-cell table:formula="of:=([$input.$B$12]^2+[.$B186]^2)/([$input.$B$9]*EXP(-((ATAN([$input.$B$12]/[.$B186])+[.C186])^2/[$input.$B$15]^2)))" office:value-type="float" office:value="23.4111187175419">
            <text:p>23,4111187175</text:p>
          </table:table-cell>
          <table:table-cell table:formula="of:=ROUND((2*PI()+[.C186])/(2*PI())*32768;0)" office:value-type="float" office:value="32335">
            <text:p>32335</text:p>
          </table:table-cell>
          <table:table-cell table:formula="of:=ROUND([.D186]/[$input.$B$5]*65536;0)" office:value-type="float" office:value="1937">
            <text:p>1937</text:p>
          </table:table-cell>
          <table:table-cell table:formula="of:=[.$A186]*9.65/256" office:value-type="float" office:value="6.8228515625">
            <text:p>6,8228515625</text:p>
          </table:table-cell>
          <table:table-cell table:formula="of:=([$input.$C$15]^2*[.$G186]-ATAN([$input.$B$12]/[.$G186])*[$input.$B$12])/[$input.$B$12]" office:value-type="float" office:value="-0.140312458186917">
            <text:p>-0,1403124582</text:p>
          </table:table-cell>
          <table:table-cell table:formula="of:=([$input.$B$12]^2+[.$G186]^2)/([$input.$C$9]*EXP(-((ATAN([$input.$B$12]/[.$G186])+[.H186])^2/[$input.$C$15]^2)))" office:value-type="float" office:value="49.6128086490877">
            <text:p>49,6128086491</text:p>
          </table:table-cell>
          <table:table-cell table:formula="of:=ROUND((2*PI()+[.H186])/(2*PI())*32768;0)" office:value-type="float" office:value="32036">
            <text:p>32036</text:p>
          </table:table-cell>
          <table:table-cell table:formula="of:=ROUND([.I186]/[$input.$C$5]*65536;0)" office:value-type="float" office:value="2585">
            <text:p>2585</text:p>
          </table:table-cell>
          <table:table-cell table:number-columns-repeated="6"/>
        </table:table-row>
        <table:table-row table:style-name="ro4">
          <table:table-cell office:value-type="float" office:value="182">
            <text:p>182</text:p>
          </table:table-cell>
          <table:table-cell table:formula="of:=[.$A187]*16.7/256" office:value-type="float" office:value="11.87265625">
            <text:p>11,87265625</text:p>
          </table:table-cell>
          <table:table-cell table:formula="of:=([$input.$B$15]^2*[.$B187]-ATAN([$input.$B$12]/[.$B187])*[$input.$B$12])/[$input.$B$12]" office:value-type="float" office:value="-0.0817266582286693">
            <text:p>-0,0817266582</text:p>
          </table:table-cell>
          <table:table-cell table:formula="of:=([$input.$B$12]^2+[.$B187]^2)/([$input.$B$9]*EXP(-((ATAN([$input.$B$12]/[.$B187])+[.C187])^2/[$input.$B$15]^2)))" office:value-type="float" office:value="23.7947467581068">
            <text:p>23,7947467581</text:p>
          </table:table-cell>
          <table:table-cell table:formula="of:=ROUND((2*PI()+[.C187])/(2*PI())*32768;0)" office:value-type="float" office:value="32342">
            <text:p>32342</text:p>
          </table:table-cell>
          <table:table-cell table:formula="of:=ROUND([.D187]/[$input.$B$5]*65536;0)" office:value-type="float" office:value="1969">
            <text:p>1969</text:p>
          </table:table-cell>
          <table:table-cell table:formula="of:=[.$A187]*9.65/256" office:value-type="float" office:value="6.860546875">
            <text:p>6,860546875</text:p>
          </table:table-cell>
          <table:table-cell table:formula="of:=([$input.$C$15]^2*[.$G187]-ATAN([$input.$B$12]/[.$G187])*[$input.$B$12])/[$input.$B$12]" office:value-type="float" office:value="-0.138028462617732">
            <text:p>-0,1380284626</text:p>
          </table:table-cell>
          <table:table-cell table:formula="of:=([$input.$B$12]^2+[.$G187]^2)/([$input.$C$9]*EXP(-((ATAN([$input.$B$12]/[.$G187])+[.H187])^2/[$input.$C$15]^2)))" office:value-type="float" office:value="50.3941654083632">
            <text:p>50,3941654084</text:p>
          </table:table-cell>
          <table:table-cell table:formula="of:=ROUND((2*PI()+[.H187])/(2*PI())*32768;0)" office:value-type="float" office:value="32048">
            <text:p>32048</text:p>
          </table:table-cell>
          <table:table-cell table:formula="of:=ROUND([.I187]/[$input.$C$5]*65536;0)" office:value-type="float" office:value="2625">
            <text:p>2625</text:p>
          </table:table-cell>
          <table:table-cell table:number-columns-repeated="6"/>
        </table:table-row>
        <table:table-row table:style-name="ro4">
          <table:table-cell office:value-type="float" office:value="183">
            <text:p>183</text:p>
          </table:table-cell>
          <table:table-cell table:formula="of:=[.$A188]*16.7/256" office:value-type="float" office:value="11.937890625">
            <text:p>11,937890625</text:p>
          </table:table-cell>
          <table:table-cell table:formula="of:=([$input.$B$15]^2*[.$B188]-ATAN([$input.$B$12]/[.$B188])*[$input.$B$12])/[$input.$B$12]" office:value-type="float" office:value="-0.0803634920516987">
            <text:p>-0,0803634921</text:p>
          </table:table-cell>
          <table:table-cell table:formula="of:=([$input.$B$12]^2+[.$B188]^2)/([$input.$B$9]*EXP(-((ATAN([$input.$B$12]/[.$B188])+[.C188])^2/[$input.$B$15]^2)))" office:value-type="float" office:value="24.184057765847">
            <text:p>24,1840577658</text:p>
          </table:table-cell>
          <table:table-cell table:formula="of:=ROUND((2*PI()+[.C188])/(2*PI())*32768;0)" office:value-type="float" office:value="32349">
            <text:p>32349</text:p>
          </table:table-cell>
          <table:table-cell table:formula="of:=ROUND([.D188]/[$input.$B$5]*65536;0)" office:value-type="float" office:value="2001">
            <text:p>2001</text:p>
          </table:table-cell>
          <table:table-cell table:formula="of:=[.$A188]*9.65/256" office:value-type="float" office:value="6.8982421875">
            <text:p>6,8982421875</text:p>
          </table:table-cell>
          <table:table-cell table:formula="of:=([$input.$C$15]^2*[.$G188]-ATAN([$input.$B$12]/[.$G188])*[$input.$B$12])/[$input.$B$12]" office:value-type="float" office:value="-0.135759419801731">
            <text:p>-0,1357594198</text:p>
          </table:table-cell>
          <table:table-cell table:formula="of:=([$input.$B$12]^2+[.$G188]^2)/([$input.$C$9]*EXP(-((ATAN([$input.$B$12]/[.$G188])+[.H188])^2/[$input.$C$15]^2)))" office:value-type="float" office:value="51.1869694530264">
            <text:p>51,186969453</text:p>
          </table:table-cell>
          <table:table-cell table:formula="of:=ROUND((2*PI()+[.H188])/(2*PI())*32768;0)" office:value-type="float" office:value="32060">
            <text:p>32060</text:p>
          </table:table-cell>
          <table:table-cell table:formula="of:=ROUND([.I188]/[$input.$C$5]*65536;0)" office:value-type="float" office:value="2667">
            <text:p>2667</text:p>
          </table:table-cell>
          <table:table-cell table:number-columns-repeated="6"/>
        </table:table-row>
        <table:table-row table:style-name="ro4">
          <table:table-cell office:value-type="float" office:value="184">
            <text:p>184</text:p>
          </table:table-cell>
          <table:table-cell table:formula="of:=[.$A189]*16.7/256" office:value-type="float" office:value="12.003125">
            <text:p>12,003125</text:p>
          </table:table-cell>
          <table:table-cell table:formula="of:=([$input.$B$15]^2*[.$B189]-ATAN([$input.$B$12]/[.$B189])*[$input.$B$12])/[$input.$B$12]" office:value-type="float" office:value="-0.0790097925792778">
            <text:p>-0,0790097926</text:p>
          </table:table-cell>
          <table:table-cell table:formula="of:=([$input.$B$12]^2+[.$B189]^2)/([$input.$B$9]*EXP(-((ATAN([$input.$B$12]/[.$B189])+[.C189])^2/[$input.$B$15]^2)))" office:value-type="float" office:value="24.5791387561486">
            <text:p>24,5791387561</text:p>
          </table:table-cell>
          <table:table-cell table:formula="of:=ROUND((2*PI()+[.C189])/(2*PI())*32768;0)" office:value-type="float" office:value="32356">
            <text:p>32356</text:p>
          </table:table-cell>
          <table:table-cell table:formula="of:=ROUND([.D189]/[$input.$B$5]*65536;0)" office:value-type="float" office:value="2034">
            <text:p>2034</text:p>
          </table:table-cell>
          <table:table-cell table:formula="of:=[.$A189]*9.65/256" office:value-type="float" office:value="6.9359375">
            <text:p>6,9359375</text:p>
          </table:table-cell>
          <table:table-cell table:formula="of:=([$input.$C$15]^2*[.$G189]-ATAN([$input.$B$12]/[.$G189])*[$input.$B$12])/[$input.$B$12]" office:value-type="float" office:value="-0.133505111092549">
            <text:p>-0,1335051111</text:p>
          </table:table-cell>
          <table:table-cell table:formula="of:=([$input.$B$12]^2+[.$G189]^2)/([$input.$C$9]*EXP(-((ATAN([$input.$B$12]/[.$G189])+[.H189])^2/[$input.$C$15]^2)))" office:value-type="float" office:value="51.9913940952011">
            <text:p>51,9913940952</text:p>
          </table:table-cell>
          <table:table-cell table:formula="of:=ROUND((2*PI()+[.H189])/(2*PI())*32768;0)" office:value-type="float" office:value="32072">
            <text:p>32072</text:p>
          </table:table-cell>
          <table:table-cell table:formula="of:=ROUND([.I189]/[$input.$C$5]*65536;0)" office:value-type="float" office:value="2709">
            <text:p>2709</text:p>
          </table:table-cell>
          <table:table-cell table:number-columns-repeated="6"/>
        </table:table-row>
        <table:table-row table:style-name="ro4">
          <table:table-cell office:value-type="float" office:value="185">
            <text:p>185</text:p>
          </table:table-cell>
          <table:table-cell table:formula="of:=[.$A190]*16.7/256" office:value-type="float" office:value="12.068359375">
            <text:p>12,068359375</text:p>
          </table:table-cell>
          <table:table-cell table:formula="of:=([$input.$B$15]^2*[.$B190]-ATAN([$input.$B$12]/[.$B190])*[$input.$B$12])/[$input.$B$12]" office:value-type="float" office:value="-0.0776654118126154">
            <text:p>-0,0776654118</text:p>
          </table:table-cell>
          <table:table-cell table:formula="of:=([$input.$B$12]^2+[.$B190]^2)/([$input.$B$9]*EXP(-((ATAN([$input.$B$12]/[.$B190])+[.C190])^2/[$input.$B$15]^2)))" office:value-type="float" office:value="24.9800781994002">
            <text:p>24,9800781994</text:p>
          </table:table-cell>
          <table:table-cell table:formula="of:=ROUND((2*PI()+[.C190])/(2*PI())*32768;0)" office:value-type="float" office:value="32363">
            <text:p>32363</text:p>
          </table:table-cell>
          <table:table-cell table:formula="of:=ROUND([.D190]/[$input.$B$5]*65536;0)" office:value-type="float" office:value="2067">
            <text:p>2067</text:p>
          </table:table-cell>
          <table:table-cell table:formula="of:=[.$A190]*9.65/256" office:value-type="float" office:value="6.9736328125">
            <text:p>6,9736328125</text:p>
          </table:table-cell>
          <table:table-cell table:formula="of:=([$input.$C$15]^2*[.$G190]-ATAN([$input.$B$12]/[.$G190])*[$input.$B$12])/[$input.$B$12]" office:value-type="float" office:value="-0.131265321959095">
            <text:p>-0,131265322</text:p>
          </table:table-cell>
          <table:table-cell table:formula="of:=([$input.$B$12]^2+[.$G190]^2)/([$input.$C$9]*EXP(-((ATAN([$input.$B$12]/[.$G190])+[.H190])^2/[$input.$C$15]^2)))" office:value-type="float" office:value="52.807615520653">
            <text:p>52,8076155207</text:p>
          </table:table-cell>
          <table:table-cell table:formula="of:=ROUND((2*PI()+[.H190])/(2*PI())*32768;0)" office:value-type="float" office:value="32083">
            <text:p>32083</text:p>
          </table:table-cell>
          <table:table-cell table:formula="of:=ROUND([.I190]/[$input.$C$5]*65536;0)" office:value-type="float" office:value="2751">
            <text:p>2751</text:p>
          </table:table-cell>
          <table:table-cell table:number-columns-repeated="6"/>
        </table:table-row>
        <table:table-row table:style-name="ro4">
          <table:table-cell office:value-type="float" office:value="186">
            <text:p>186</text:p>
          </table:table-cell>
          <table:table-cell table:formula="of:=[.$A191]*16.7/256" office:value-type="float" office:value="12.13359375">
            <text:p>12,13359375</text:p>
          </table:table-cell>
          <table:table-cell table:formula="of:=([$input.$B$15]^2*[.$B191]-ATAN([$input.$B$12]/[.$B191])*[$input.$B$12])/[$input.$B$12]" office:value-type="float" office:value="-0.0763302047933283">
            <text:p>-0,0763302048</text:p>
          </table:table-cell>
          <table:table-cell table:formula="of:=([$input.$B$12]^2+[.$B191]^2)/([$input.$B$9]*EXP(-((ATAN([$input.$B$12]/[.$B191])+[.C191])^2/[$input.$B$15]^2)))" office:value-type="float" office:value="25.386966046359">
            <text:p>25,3869660464</text:p>
          </table:table-cell>
          <table:table-cell table:formula="of:=ROUND((2*PI()+[.C191])/(2*PI())*32768;0)" office:value-type="float" office:value="32370">
            <text:p>32370</text:p>
          </table:table-cell>
          <table:table-cell table:formula="of:=ROUND([.D191]/[$input.$B$5]*65536;0)" office:value-type="float" office:value="2101">
            <text:p>2101</text:p>
          </table:table-cell>
          <table:table-cell table:formula="of:=[.$A191]*9.65/256" office:value-type="float" office:value="7.011328125">
            <text:p>7,011328125</text:p>
          </table:table-cell>
          <table:table-cell table:formula="of:=([$input.$C$15]^2*[.$G191]-ATAN([$input.$B$12]/[.$G191])*[$input.$B$12])/[$input.$B$12]" office:value-type="float" office:value="-0.129039841892416">
            <text:p>-0,1290398419</text:p>
          </table:table-cell>
          <table:table-cell table:formula="of:=([$input.$B$12]^2+[.$G191]^2)/([$input.$C$9]*EXP(-((ATAN([$input.$B$12]/[.$G191])+[.H191])^2/[$input.$C$15]^2)))" office:value-type="float" office:value="53.6358128384544">
            <text:p>53,6358128385</text:p>
          </table:table-cell>
          <table:table-cell table:formula="of:=ROUND((2*PI()+[.H191])/(2*PI())*32768;0)" office:value-type="float" office:value="32095">
            <text:p>32095</text:p>
          </table:table-cell>
          <table:table-cell table:formula="of:=ROUND([.I191]/[$input.$C$5]*65536;0)" office:value-type="float" office:value="2794">
            <text:p>2794</text:p>
          </table:table-cell>
          <table:table-cell table:number-columns-repeated="6"/>
        </table:table-row>
        <table:table-row table:style-name="ro4">
          <table:table-cell office:value-type="float" office:value="187">
            <text:p>187</text:p>
          </table:table-cell>
          <table:table-cell table:formula="of:=[.$A192]*16.7/256" office:value-type="float" office:value="12.198828125">
            <text:p>12,198828125</text:p>
          </table:table-cell>
          <table:table-cell table:formula="of:=([$input.$B$15]^2*[.$B192]-ATAN([$input.$B$12]/[.$B192])*[$input.$B$12])/[$input.$B$12]" office:value-type="float" office:value="-0.0750040295265102">
            <text:p>-0,0750040295</text:p>
          </table:table-cell>
          <table:table-cell table:formula="of:=([$input.$B$12]^2+[.$B192]^2)/([$input.$B$9]*EXP(-((ATAN([$input.$B$12]/[.$B192])+[.C192])^2/[$input.$B$15]^2)))" office:value-type="float" office:value="25.7998937539909">
            <text:p>25,799893754</text:p>
          </table:table-cell>
          <table:table-cell table:formula="of:=ROUND((2*PI()+[.C192])/(2*PI())*32768;0)" office:value-type="float" office:value="32377">
            <text:p>32377</text:p>
          </table:table-cell>
          <table:table-cell table:formula="of:=ROUND([.D192]/[$input.$B$5]*65536;0)" office:value-type="float" office:value="2135">
            <text:p>2135</text:p>
          </table:table-cell>
          <table:table-cell table:formula="of:=[.$A192]*9.65/256" office:value-type="float" office:value="7.0490234375">
            <text:p>7,0490234375</text:p>
          </table:table-cell>
          <table:table-cell table:formula="of:=([$input.$C$15]^2*[.$G192]-ATAN([$input.$B$12]/[.$G192])*[$input.$B$12])/[$input.$B$12]" office:value-type="float" office:value="-0.126828464314986">
            <text:p>-0,1268284643</text:p>
          </table:table-cell>
          <table:table-cell table:formula="of:=([$input.$B$12]^2+[.$G192]^2)/([$input.$C$9]*EXP(-((ATAN([$input.$B$12]/[.$G192])+[.H192])^2/[$input.$C$15]^2)))" office:value-type="float" office:value="54.476168131567">
            <text:p>54,4761681316</text:p>
          </table:table-cell>
          <table:table-cell table:formula="of:=ROUND((2*PI()+[.H192])/(2*PI())*32768;0)" office:value-type="float" office:value="32107">
            <text:p>32107</text:p>
          </table:table-cell>
          <table:table-cell table:formula="of:=ROUND([.I192]/[$input.$C$5]*65536;0)" office:value-type="float" office:value="2838">
            <text:p>2838</text:p>
          </table:table-cell>
          <table:table-cell table:number-columns-repeated="6"/>
        </table:table-row>
        <table:table-row table:style-name="ro4">
          <table:table-cell office:value-type="float" office:value="188">
            <text:p>188</text:p>
          </table:table-cell>
          <table:table-cell table:formula="of:=[.$A193]*16.7/256" office:value-type="float" office:value="12.2640625">
            <text:p>12,2640625</text:p>
          </table:table-cell>
          <table:table-cell table:formula="of:=([$input.$B$15]^2*[.$B193]-ATAN([$input.$B$12]/[.$B193])*[$input.$B$12])/[$input.$B$12]" office:value-type="float" office:value="-0.0736867469061014">
            <text:p>-0,0736867469</text:p>
          </table:table-cell>
          <table:table-cell table:formula="of:=([$input.$B$12]^2+[.$B193]^2)/([$input.$B$9]*EXP(-((ATAN([$input.$B$12]/[.$B193])+[.C193])^2/[$input.$B$15]^2)))" office:value-type="float" office:value="26.2189543117929">
            <text:p>26,2189543118</text:p>
          </table:table-cell>
          <table:table-cell table:formula="of:=ROUND((2*PI()+[.C193])/(2*PI())*32768;0)" office:value-type="float" office:value="32384">
            <text:p>32384</text:p>
          </table:table-cell>
          <table:table-cell table:formula="of:=ROUND([.D193]/[$input.$B$5]*65536;0)" office:value-type="float" office:value="2170">
            <text:p>2170</text:p>
          </table:table-cell>
          <table:table-cell table:formula="of:=[.$A193]*9.65/256" office:value-type="float" office:value="7.08671875">
            <text:p>7,08671875</text:p>
          </table:table-cell>
          <table:table-cell table:formula="of:=([$input.$C$15]^2*[.$G193]-ATAN([$input.$B$12]/[.$G193])*[$input.$B$12])/[$input.$B$12]" office:value-type="float" office:value="-0.124630986492341">
            <text:p>-0,1246309865</text:p>
          </table:table-cell>
          <table:table-cell table:formula="of:=([$input.$B$12]^2+[.$G193]^2)/([$input.$C$9]*EXP(-((ATAN([$input.$B$12]/[.$G193])+[.H193])^2/[$input.$C$15]^2)))" office:value-type="float" office:value="55.3288665083641">
            <text:p>55,3288665084</text:p>
          </table:table-cell>
          <table:table-cell table:formula="of:=ROUND((2*PI()+[.H193])/(2*PI())*32768;0)" office:value-type="float" office:value="32118">
            <text:p>32118</text:p>
          </table:table-cell>
          <table:table-cell table:formula="of:=ROUND([.I193]/[$input.$C$5]*65536;0)" office:value-type="float" office:value="2882">
            <text:p>2882</text:p>
          </table:table-cell>
          <table:table-cell table:number-columns-repeated="6"/>
        </table:table-row>
        <table:table-row table:style-name="ro4">
          <table:table-cell office:value-type="float" office:value="189">
            <text:p>189</text:p>
          </table:table-cell>
          <table:table-cell table:formula="of:=[.$A194]*16.7/256" office:value-type="float" office:value="12.329296875">
            <text:p>12,329296875</text:p>
          </table:table-cell>
          <table:table-cell table:formula="of:=([$input.$B$15]^2*[.$B194]-ATAN([$input.$B$12]/[.$B194])*[$input.$B$12])/[$input.$B$12]" office:value-type="float" office:value="-0.0723782206424798">
            <text:p>-0,0723782206</text:p>
          </table:table-cell>
          <table:table-cell table:formula="of:=([$input.$B$12]^2+[.$B194]^2)/([$input.$B$9]*EXP(-((ATAN([$input.$B$12]/[.$B194])+[.C194])^2/[$input.$B$15]^2)))" office:value-type="float" office:value="26.6442422686068">
            <text:p>26,6442422686</text:p>
          </table:table-cell>
          <table:table-cell table:formula="of:=ROUND((2*PI()+[.C194])/(2*PI())*32768;0)" office:value-type="float" office:value="32391">
            <text:p>32391</text:p>
          </table:table-cell>
          <table:table-cell table:formula="of:=ROUND([.D194]/[$input.$B$5]*65536;0)" office:value-type="float" office:value="2205">
            <text:p>2205</text:p>
          </table:table-cell>
          <table:table-cell table:formula="of:=[.$A194]*9.65/256" office:value-type="float" office:value="7.1244140625">
            <text:p>7,1244140625</text:p>
          </table:table-cell>
          <table:table-cell table:formula="of:=([$input.$C$15]^2*[.$G194]-ATAN([$input.$B$12]/[.$G194])*[$input.$B$12])/[$input.$B$12]" office:value-type="float" office:value="-0.122447209446996">
            <text:p>-0,1224472094</text:p>
          </table:table-cell>
          <table:table-cell table:formula="of:=([$input.$B$12]^2+[.$G194]^2)/([$input.$C$9]*EXP(-((ATAN([$input.$B$12]/[.$G194])+[.H194])^2/[$input.$C$15]^2)))" office:value-type="float" office:value="56.1940961551054">
            <text:p>56,1940961551</text:p>
          </table:table-cell>
          <table:table-cell table:formula="of:=ROUND((2*PI()+[.H194])/(2*PI())*32768;0)" office:value-type="float" office:value="32129">
            <text:p>32129</text:p>
          </table:table-cell>
          <table:table-cell table:formula="of:=ROUND([.I194]/[$input.$C$5]*65536;0)" office:value-type="float" office:value="2927">
            <text:p>2927</text:p>
          </table:table-cell>
          <table:table-cell table:number-columns-repeated="6"/>
        </table:table-row>
        <table:table-row table:style-name="ro4">
          <table:table-cell office:value-type="float" office:value="190">
            <text:p>190</text:p>
          </table:table-cell>
          <table:table-cell table:formula="of:=[.$A195]*16.7/256" office:value-type="float" office:value="12.39453125">
            <text:p>12,39453125</text:p>
          </table:table-cell>
          <table:table-cell table:formula="of:=([$input.$B$15]^2*[.$B195]-ATAN([$input.$B$12]/[.$B195])*[$input.$B$12])/[$input.$B$12]" office:value-type="float" office:value="-0.0710783171921989">
            <text:p>-0,0710783172</text:p>
          </table:table-cell>
          <table:table-cell table:formula="of:=([$input.$B$12]^2+[.$B195]^2)/([$input.$B$9]*EXP(-((ATAN([$input.$B$12]/[.$B195])+[.C195])^2/[$input.$B$15]^2)))" office:value-type="float" office:value="27.0758537599354">
            <text:p>27,0758537599</text:p>
          </table:table-cell>
          <table:table-cell table:formula="of:=ROUND((2*PI()+[.C195])/(2*PI())*32768;0)" office:value-type="float" office:value="32397">
            <text:p>32397</text:p>
          </table:table-cell>
          <table:table-cell table:formula="of:=ROUND([.D195]/[$input.$B$5]*65536;0)" office:value-type="float" office:value="2240">
            <text:p>2240</text:p>
          </table:table-cell>
          <table:table-cell table:formula="of:=[.$A195]*9.65/256" office:value-type="float" office:value="7.162109375">
            <text:p>7,162109375</text:p>
          </table:table-cell>
          <table:table-cell table:formula="of:=([$input.$C$15]^2*[.$G195]-ATAN([$input.$B$12]/[.$G195])*[$input.$B$12])/[$input.$B$12]" office:value-type="float" office:value="-0.12027693787458">
            <text:p>-0,1202769379</text:p>
          </table:table-cell>
          <table:table-cell table:formula="of:=([$input.$B$12]^2+[.$G195]^2)/([$input.$C$9]*EXP(-((ATAN([$input.$B$12]/[.$G195])+[.H195])^2/[$input.$C$15]^2)))" office:value-type="float" office:value="57.0720483893872">
            <text:p>57,0720483894</text:p>
          </table:table-cell>
          <table:table-cell table:formula="of:=ROUND((2*PI()+[.H195])/(2*PI())*32768;0)" office:value-type="float" office:value="32141">
            <text:p>32141</text:p>
          </table:table-cell>
          <table:table-cell table:formula="of:=ROUND([.I195]/[$input.$C$5]*65536;0)" office:value-type="float" office:value="2973">
            <text:p>2973</text:p>
          </table:table-cell>
          <table:table-cell table:number-columns-repeated="6"/>
        </table:table-row>
        <table:table-row table:style-name="ro4">
          <table:table-cell office:value-type="float" office:value="191">
            <text:p>191</text:p>
          </table:table-cell>
          <table:table-cell table:formula="of:=[.$A196]*16.7/256" office:value-type="float" office:value="12.459765625">
            <text:p>12,459765625</text:p>
          </table:table-cell>
          <table:table-cell table:formula="of:=([$input.$B$15]^2*[.$B196]-ATAN([$input.$B$12]/[.$B196])*[$input.$B$12])/[$input.$B$12]" office:value-type="float" office:value="-0.0697869056897973">
            <text:p>-0,0697869057</text:p>
          </table:table-cell>
          <table:table-cell table:formula="of:=([$input.$B$12]^2+[.$B196]^2)/([$input.$B$9]*EXP(-((ATAN([$input.$B$12]/[.$B196])+[.C196])^2/[$input.$B$15]^2)))" office:value-type="float" office:value="27.5138865357687">
            <text:p>27,5138865358</text:p>
          </table:table-cell>
          <table:table-cell table:formula="of:=ROUND((2*PI()+[.C196])/(2*PI())*32768;0)" office:value-type="float" office:value="32404">
            <text:p>32404</text:p>
          </table:table-cell>
          <table:table-cell table:formula="of:=ROUND([.D196]/[$input.$B$5]*65536;0)" office:value-type="float" office:value="2277">
            <text:p>2277</text:p>
          </table:table-cell>
          <table:table-cell table:formula="of:=[.$A196]*9.65/256" office:value-type="float" office:value="7.1998046875">
            <text:p>7,1998046875</text:p>
          </table:table-cell>
          <table:table-cell table:formula="of:=([$input.$C$15]^2*[.$G196]-ATAN([$input.$B$12]/[.$G196])*[$input.$B$12])/[$input.$B$12]" office:value-type="float" office:value="-0.118119980062123">
            <text:p>-0,1181199801</text:p>
          </table:table-cell>
          <table:table-cell table:formula="of:=([$input.$B$12]^2+[.$G196]^2)/([$input.$C$9]*EXP(-((ATAN([$input.$B$12]/[.$G196])+[.H196])^2/[$input.$C$15]^2)))" office:value-type="float" office:value="57.9629177145851">
            <text:p>57,9629177146</text:p>
          </table:table-cell>
          <table:table-cell table:formula="of:=ROUND((2*PI()+[.H196])/(2*PI())*32768;0)" office:value-type="float" office:value="32152">
            <text:p>32152</text:p>
          </table:table-cell>
          <table:table-cell table:formula="of:=ROUND([.I196]/[$input.$C$5]*65536;0)" office:value-type="float" office:value="3020">
            <text:p>3020</text:p>
          </table:table-cell>
          <table:table-cell table:number-columns-repeated="6"/>
        </table:table-row>
        <table:table-row table:style-name="ro4">
          <table:table-cell office:value-type="float" office:value="192">
            <text:p>192</text:p>
          </table:table-cell>
          <table:table-cell table:formula="of:=[.$A197]*16.7/256" office:value-type="float" office:value="12.525">
            <text:p>12,525</text:p>
          </table:table-cell>
          <table:table-cell table:formula="of:=([$input.$B$15]^2*[.$B197]-ATAN([$input.$B$12]/[.$B197])*[$input.$B$12])/[$input.$B$12]" office:value-type="float" office:value="-0.0685038578816116">
            <text:p>-0,0685038579</text:p>
          </table:table-cell>
          <table:table-cell table:formula="of:=([$input.$B$12]^2+[.$B197]^2)/([$input.$B$9]*EXP(-((ATAN([$input.$B$12]/[.$B197])+[.C197])^2/[$input.$B$15]^2)))" office:value-type="float" office:value="27.9584399889317">
            <text:p>27,9584399889</text:p>
          </table:table-cell>
          <table:table-cell table:formula="of:=ROUND((2*PI()+[.C197])/(2*PI())*32768;0)" office:value-type="float" office:value="32411">
            <text:p>32411</text:p>
          </table:table-cell>
          <table:table-cell table:formula="of:=ROUND([.D197]/[$input.$B$5]*65536;0)" office:value-type="float" office:value="2313">
            <text:p>2313</text:p>
          </table:table-cell>
          <table:table-cell table:formula="of:=[.$A197]*9.65/256" office:value-type="float" office:value="7.2375">
            <text:p>7,2375</text:p>
          </table:table-cell>
          <table:table-cell table:formula="of:=([$input.$C$15]^2*[.$G197]-ATAN([$input.$B$12]/[.$G197])*[$input.$B$12])/[$input.$B$12]" office:value-type="float" office:value="-0.115976147808433">
            <text:p>-0,1159761478</text:p>
          </table:table-cell>
          <table:table-cell table:formula="of:=([$input.$B$12]^2+[.$G197]^2)/([$input.$C$9]*EXP(-((ATAN([$input.$B$12]/[.$G197])+[.H197])^2/[$input.$C$15]^2)))" office:value-type="float" office:value="58.8669018753075">
            <text:p>58,8669018753</text:p>
          </table:table-cell>
          <table:table-cell table:formula="of:=ROUND((2*PI()+[.H197])/(2*PI())*32768;0)" office:value-type="float" office:value="32163">
            <text:p>32163</text:p>
          </table:table-cell>
          <table:table-cell table:formula="of:=ROUND([.I197]/[$input.$C$5]*65536;0)" office:value-type="float" office:value="3067">
            <text:p>3067</text:p>
          </table:table-cell>
          <table:table-cell table:number-columns-repeated="6"/>
        </table:table-row>
        <table:table-row table:style-name="ro4">
          <table:table-cell office:value-type="float" office:value="193">
            <text:p>193</text:p>
          </table:table-cell>
          <table:table-cell table:formula="of:=[.$A198]*16.7/256" office:value-type="float" office:value="12.590234375">
            <text:p>12,590234375</text:p>
          </table:table-cell>
          <table:table-cell table:formula="of:=([$input.$B$15]^2*[.$B198]-ATAN([$input.$B$12]/[.$B198])*[$input.$B$12])/[$input.$B$12]" office:value-type="float" office:value="-0.0672290480615239">
            <text:p>-0,0672290481</text:p>
          </table:table-cell>
          <table:table-cell table:formula="of:=([$input.$B$12]^2+[.$B198]^2)/([$input.$B$9]*EXP(-((ATAN([$input.$B$12]/[.$B198])+[.C198])^2/[$input.$B$15]^2)))" office:value-type="float" office:value="28.4096151839638">
            <text:p>28,409615184</text:p>
          </table:table-cell>
          <table:table-cell table:formula="of:=ROUND((2*PI()+[.C198])/(2*PI())*32768;0)" office:value-type="float" office:value="32417">
            <text:p>32417</text:p>
          </table:table-cell>
          <table:table-cell table:formula="of:=ROUND([.D198]/[$input.$B$5]*65536;0)" office:value-type="float" office:value="2351">
            <text:p>2351</text:p>
          </table:table-cell>
          <table:table-cell table:formula="of:=[.$A198]*9.65/256" office:value-type="float" office:value="7.2751953125">
            <text:p>7,2751953125</text:p>
          </table:table-cell>
          <table:table-cell table:formula="of:=([$input.$C$15]^2*[.$G198]-ATAN([$input.$B$12]/[.$G198])*[$input.$B$12])/[$input.$B$12]" office:value-type="float" office:value="-0.113845256346509">
            <text:p>-0,1138452563</text:p>
          </table:table-cell>
          <table:table-cell table:formula="of:=([$input.$B$12]^2+[.$G198]^2)/([$input.$C$9]*EXP(-((ATAN([$input.$B$12]/[.$G198])+[.H198])^2/[$input.$C$15]^2)))" office:value-type="float" office:value="59.784201913881">
            <text:p>59,7842019139</text:p>
          </table:table-cell>
          <table:table-cell table:formula="of:=ROUND((2*PI()+[.H198])/(2*PI())*32768;0)" office:value-type="float" office:value="32174">
            <text:p>32174</text:p>
          </table:table-cell>
          <table:table-cell table:formula="of:=ROUND([.I198]/[$input.$C$5]*65536;0)" office:value-type="float" office:value="3114">
            <text:p>3114</text:p>
          </table:table-cell>
          <table:table-cell table:number-columns-repeated="6"/>
        </table:table-row>
        <table:table-row table:style-name="ro4">
          <table:table-cell office:value-type="float" office:value="194">
            <text:p>194</text:p>
          </table:table-cell>
          <table:table-cell table:formula="of:=[.$A199]*16.7/256" office:value-type="float" office:value="12.65546875">
            <text:p>12,65546875</text:p>
          </table:table-cell>
          <table:table-cell table:formula="of:=([$input.$B$15]^2*[.$B199]-ATAN([$input.$B$12]/[.$B199])*[$input.$B$12])/[$input.$B$12]" office:value-type="float" office:value="-0.0659623530085796">
            <text:p>-0,065962353</text:p>
          </table:table-cell>
          <table:table-cell table:formula="of:=([$input.$B$12]^2+[.$B199]^2)/([$input.$B$9]*EXP(-((ATAN([$input.$B$12]/[.$B199])+[.C199])^2/[$input.$B$15]^2)))" office:value-type="float" office:value="28.8675148865397">
            <text:p>28,8675148865</text:p>
          </table:table-cell>
          <table:table-cell table:formula="of:=ROUND((2*PI()+[.C199])/(2*PI())*32768;0)" office:value-type="float" office:value="32424">
            <text:p>32424</text:p>
          </table:table-cell>
          <table:table-cell table:formula="of:=ROUND([.D199]/[$input.$B$5]*65536;0)" office:value-type="float" office:value="2389">
            <text:p>2389</text:p>
          </table:table-cell>
          <table:table-cell table:formula="of:=[.$A199]*9.65/256" office:value-type="float" office:value="7.312890625">
            <text:p>7,312890625</text:p>
          </table:table-cell>
          <table:table-cell table:formula="of:=([$input.$C$15]^2*[.$G199]-ATAN([$input.$B$12]/[.$G199])*[$input.$B$12])/[$input.$B$12]" office:value-type="float" office:value="-0.111727124267929">
            <text:p>-0,1117271243</text:p>
          </table:table-cell>
          <table:table-cell table:formula="of:=([$input.$B$12]^2+[.$G199]^2)/([$input.$C$9]*EXP(-((ATAN([$input.$B$12]/[.$G199])+[.H199])^2/[$input.$C$15]^2)))" office:value-type="float" office:value="60.7150222278872">
            <text:p>60,7150222279</text:p>
          </table:table-cell>
          <table:table-cell table:formula="of:=ROUND((2*PI()+[.H199])/(2*PI())*32768;0)" office:value-type="float" office:value="32185">
            <text:p>32185</text:p>
          </table:table-cell>
          <table:table-cell table:formula="of:=ROUND([.I199]/[$input.$C$5]*65536;0)" office:value-type="float" office:value="3163">
            <text:p>3163</text:p>
          </table:table-cell>
          <table:table-cell table:number-columns-repeated="6"/>
        </table:table-row>
        <table:table-row table:style-name="ro4">
          <table:table-cell office:value-type="float" office:value="195">
            <text:p>195</text:p>
          </table:table-cell>
          <table:table-cell table:formula="of:=[.$A200]*16.7/256" office:value-type="float" office:value="12.720703125">
            <text:p>12,720703125</text:p>
          </table:table-cell>
          <table:table-cell table:formula="of:=([$input.$B$15]^2*[.$B200]-ATAN([$input.$B$12]/[.$B200])*[$input.$B$12])/[$input.$B$12]" office:value-type="float" office:value="-0.0647036519264116">
            <text:p>-0,0647036519</text:p>
          </table:table-cell>
          <table:table-cell table:formula="of:=([$input.$B$12]^2+[.$B200]^2)/([$input.$B$9]*EXP(-((ATAN([$input.$B$12]/[.$B200])+[.C200])^2/[$input.$B$15]^2)))" office:value-type="float" office:value="29.3322435934421">
            <text:p>29,3322435934</text:p>
          </table:table-cell>
          <table:table-cell table:formula="of:=ROUND((2*PI()+[.C200])/(2*PI())*32768;0)" office:value-type="float" office:value="32431">
            <text:p>32431</text:p>
          </table:table-cell>
          <table:table-cell table:formula="of:=ROUND([.D200]/[$input.$B$5]*65536;0)" office:value-type="float" office:value="2427">
            <text:p>2427</text:p>
          </table:table-cell>
          <table:table-cell table:formula="of:=[.$A200]*9.65/256" office:value-type="float" office:value="7.3505859375">
            <text:p>7,3505859375</text:p>
          </table:table-cell>
          <table:table-cell table:formula="of:=([$input.$C$15]^2*[.$G200]-ATAN([$input.$B$12]/[.$G200])*[$input.$B$12])/[$input.$B$12]" office:value-type="float" office:value="-0.109621573449153">
            <text:p>-0,1096215734</text:p>
          </table:table-cell>
          <table:table-cell table:formula="of:=([$input.$B$12]^2+[.$G200]^2)/([$input.$C$9]*EXP(-((ATAN([$input.$B$12]/[.$G200])+[.H200])^2/[$input.$C$15]^2)))" office:value-type="float" office:value="61.6595706287709">
            <text:p>61,6595706288</text:p>
          </table:table-cell>
          <table:table-cell table:formula="of:=ROUND((2*PI()+[.H200])/(2*PI())*32768;0)" office:value-type="float" office:value="32196">
            <text:p>32196</text:p>
          </table:table-cell>
          <table:table-cell table:formula="of:=ROUND([.I200]/[$input.$C$5]*65536;0)" office:value-type="float" office:value="3212">
            <text:p>3212</text:p>
          </table:table-cell>
          <table:table-cell table:number-columns-repeated="6"/>
        </table:table-row>
        <table:table-row table:style-name="ro4">
          <table:table-cell office:value-type="float" office:value="196">
            <text:p>196</text:p>
          </table:table-cell>
          <table:table-cell table:formula="of:=[.$A201]*16.7/256" office:value-type="float" office:value="12.7859375">
            <text:p>12,7859375</text:p>
          </table:table-cell>
          <table:table-cell table:formula="of:=([$input.$B$15]^2*[.$B201]-ATAN([$input.$B$12]/[.$B201])*[$input.$B$12])/[$input.$B$12]" office:value-type="float" office:value="-0.0634528263844128">
            <text:p>-0,0634528264</text:p>
          </table:table-cell>
          <table:table-cell table:formula="of:=([$input.$B$12]^2+[.$B201]^2)/([$input.$B$9]*EXP(-((ATAN([$input.$B$12]/[.$B201])+[.C201])^2/[$input.$B$15]^2)))" office:value-type="float" office:value="29.8039075630981">
            <text:p>29,8039075631</text:p>
          </table:table-cell>
          <table:table-cell table:formula="of:=ROUND((2*PI()+[.C201])/(2*PI())*32768;0)" office:value-type="float" office:value="32437">
            <text:p>32437</text:p>
          </table:table-cell>
          <table:table-cell table:formula="of:=ROUND([.D201]/[$input.$B$5]*65536;0)" office:value-type="float" office:value="2466">
            <text:p>2466</text:p>
          </table:table-cell>
          <table:table-cell table:formula="of:=[.$A201]*9.65/256" office:value-type="float" office:value="7.38828125">
            <text:p>7,38828125</text:p>
          </table:table-cell>
          <table:table-cell table:formula="of:=([$input.$C$15]^2*[.$G201]-ATAN([$input.$B$12]/[.$G201])*[$input.$B$12])/[$input.$B$12]" office:value-type="float" office:value="-0.1075284289797">
            <text:p>-0,107528429</text:p>
          </table:table-cell>
          <table:table-cell table:formula="of:=([$input.$B$12]^2+[.$G201]^2)/([$input.$C$9]*EXP(-((ATAN([$input.$B$12]/[.$G201])+[.H201])^2/[$input.$C$15]^2)))" office:value-type="float" office:value="62.6180584015412">
            <text:p>62,6180584015</text:p>
          </table:table-cell>
          <table:table-cell table:formula="of:=ROUND((2*PI()+[.H201])/(2*PI())*32768;0)" office:value-type="float" office:value="32207">
            <text:p>32207</text:p>
          </table:table-cell>
          <table:table-cell table:formula="of:=ROUND([.I201]/[$input.$C$5]*65536;0)" office:value-type="float" office:value="3262">
            <text:p>3262</text:p>
          </table:table-cell>
          <table:table-cell table:number-columns-repeated="6"/>
        </table:table-row>
        <table:table-row table:style-name="ro4">
          <table:table-cell office:value-type="float" office:value="197">
            <text:p>197</text:p>
          </table:table-cell>
          <table:table-cell table:formula="of:=[.$A202]*16.7/256" office:value-type="float" office:value="12.851171875">
            <text:p>12,851171875</text:p>
          </table:table-cell>
          <table:table-cell table:formula="of:=([$input.$B$15]^2*[.$B202]-ATAN([$input.$B$12]/[.$B202])*[$input.$B$12])/[$input.$B$12]" office:value-type="float" office:value="-0.0622097602605973">
            <text:p>-0,0622097603</text:p>
          </table:table-cell>
          <table:table-cell table:formula="of:=([$input.$B$12]^2+[.$B202]^2)/([$input.$B$9]*EXP(-((ATAN([$input.$B$12]/[.$B202])+[.C202])^2/[$input.$B$15]^2)))" office:value-type="float" office:value="30.2826148466899">
            <text:p>30,2826148467</text:p>
          </table:table-cell>
          <table:table-cell table:formula="of:=ROUND((2*PI()+[.C202])/(2*PI())*32768;0)" office:value-type="float" office:value="32444">
            <text:p>32444</text:p>
          </table:table-cell>
          <table:table-cell table:formula="of:=ROUND([.D202]/[$input.$B$5]*65536;0)" office:value-type="float" office:value="2506">
            <text:p>2506</text:p>
          </table:table-cell>
          <table:table-cell table:formula="of:=[.$A202]*9.65/256" office:value-type="float" office:value="7.4259765625">
            <text:p>7,4259765625</text:p>
          </table:table-cell>
          <table:table-cell table:formula="of:=([$input.$C$15]^2*[.$G202]-ATAN([$input.$B$12]/[.$G202])*[$input.$B$12])/[$input.$B$12]" office:value-type="float" office:value="-0.105447519092123">
            <text:p>-0,1054475191</text:p>
          </table:table-cell>
          <table:table-cell table:formula="of:=([$input.$B$12]^2+[.$G202]^2)/([$input.$C$9]*EXP(-((ATAN([$input.$B$12]/[.$G202])+[.H202])^2/[$input.$C$15]^2)))" office:value-type="float" office:value="63.5907003655859">
            <text:p>63,5907003656</text:p>
          </table:table-cell>
          <table:table-cell table:formula="of:=ROUND((2*PI()+[.H202])/(2*PI())*32768;0)" office:value-type="float" office:value="32218">
            <text:p>32218</text:p>
          </table:table-cell>
          <table:table-cell table:formula="of:=ROUND([.I202]/[$input.$C$5]*65536;0)" office:value-type="float" office:value="3313">
            <text:p>3313</text:p>
          </table:table-cell>
          <table:table-cell table:number-columns-repeated="6"/>
        </table:table-row>
        <table:table-row table:style-name="ro4">
          <table:table-cell office:value-type="float" office:value="198">
            <text:p>198</text:p>
          </table:table-cell>
          <table:table-cell table:formula="of:=[.$A203]*16.7/256" office:value-type="float" office:value="12.91640625">
            <text:p>12,91640625</text:p>
          </table:table-cell>
          <table:table-cell table:formula="of:=([$input.$B$15]^2*[.$B203]-ATAN([$input.$B$12]/[.$B203])*[$input.$B$12])/[$input.$B$12]" office:value-type="float" office:value="-0.0609743396860945">
            <text:p>-0,0609743397</text:p>
          </table:table-cell>
          <table:table-cell table:formula="of:=([$input.$B$12]^2+[.$B203]^2)/([$input.$B$9]*EXP(-((ATAN([$input.$B$12]/[.$B203])+[.C203])^2/[$input.$B$15]^2)))" office:value-type="float" office:value="30.7684753198499">
            <text:p>30,7684753199</text:p>
          </table:table-cell>
          <table:table-cell table:formula="of:=ROUND((2*PI()+[.C203])/(2*PI())*32768;0)" office:value-type="float" office:value="32450">
            <text:p>32450</text:p>
          </table:table-cell>
          <table:table-cell table:formula="of:=ROUND([.D203]/[$input.$B$5]*65536;0)" office:value-type="float" office:value="2546">
            <text:p>2546</text:p>
          </table:table-cell>
          <table:table-cell table:formula="of:=[.$A203]*9.65/256" office:value-type="float" office:value="7.463671875">
            <text:p>7,463671875</text:p>
          </table:table-cell>
          <table:table-cell table:formula="of:=([$input.$C$15]^2*[.$G203]-ATAN([$input.$B$12]/[.$G203])*[$input.$B$12])/[$input.$B$12]" office:value-type="float" office:value="-0.103378675093762">
            <text:p>-0,1033786751</text:p>
          </table:table-cell>
          <table:table-cell table:formula="of:=([$input.$B$12]^2+[.$G203]^2)/([$input.$C$9]*EXP(-((ATAN([$input.$B$12]/[.$G203])+[.H203])^2/[$input.$C$15]^2)))" office:value-type="float" office:value="64.5777149366217">
            <text:p>64,5777149366</text:p>
          </table:table-cell>
          <table:table-cell table:formula="of:=ROUND((2*PI()+[.H203])/(2*PI())*32768;0)" office:value-type="float" office:value="32229">
            <text:p>32229</text:p>
          </table:table-cell>
          <table:table-cell table:formula="of:=ROUND([.I203]/[$input.$C$5]*65536;0)" office:value-type="float" office:value="3364">
            <text:p>3364</text:p>
          </table:table-cell>
          <table:table-cell table:number-columns-repeated="6"/>
        </table:table-row>
        <table:table-row table:style-name="ro4">
          <table:table-cell office:value-type="float" office:value="199">
            <text:p>199</text:p>
          </table:table-cell>
          <table:table-cell table:formula="of:=[.$A204]*16.7/256" office:value-type="float" office:value="12.981640625">
            <text:p>12,981640625</text:p>
          </table:table-cell>
          <table:table-cell table:formula="of:=([$input.$B$15]^2*[.$B204]-ATAN([$input.$B$12]/[.$B204])*[$input.$B$12])/[$input.$B$12]" office:value-type="float" office:value="-0.0597464529912243">
            <text:p>-0,059746453</text:p>
          </table:table-cell>
          <table:table-cell table:formula="of:=([$input.$B$12]^2+[.$B204]^2)/([$input.$B$9]*EXP(-((ATAN([$input.$B$12]/[.$B204])+[.C204])^2/[$input.$B$15]^2)))" office:value-type="float" office:value="31.2616007149541">
            <text:p>31,261600715</text:p>
          </table:table-cell>
          <table:table-cell table:formula="of:=ROUND((2*PI()+[.C204])/(2*PI())*32768;0)" office:value-type="float" office:value="32456">
            <text:p>32456</text:p>
          </table:table-cell>
          <table:table-cell table:formula="of:=ROUND([.D204]/[$input.$B$5]*65536;0)" office:value-type="float" office:value="2587">
            <text:p>2587</text:p>
          </table:table-cell>
          <table:table-cell table:formula="of:=[.$A204]*9.65/256" office:value-type="float" office:value="7.5013671875">
            <text:p>7,5013671875</text:p>
          </table:table-cell>
          <table:table-cell table:formula="of:=([$input.$C$15]^2*[.$G204]-ATAN([$input.$B$12]/[.$G204])*[$input.$B$12])/[$input.$B$12]" office:value-type="float" office:value="-0.101321731300196">
            <text:p>-0,1013217313</text:p>
          </table:table-cell>
          <table:table-cell table:formula="of:=([$input.$B$12]^2+[.$G204]^2)/([$input.$C$9]*EXP(-((ATAN([$input.$B$12]/[.$G204])+[.H204])^2/[$input.$C$15]^2)))" office:value-type="float" office:value="65.5793241898023">
            <text:p>65,5793241898</text:p>
          </table:table-cell>
          <table:table-cell table:formula="of:=ROUND((2*PI()+[.H204])/(2*PI())*32768;0)" office:value-type="float" office:value="32240">
            <text:p>32240</text:p>
          </table:table-cell>
          <table:table-cell table:formula="of:=ROUND([.I204]/[$input.$C$5]*65536;0)" office:value-type="float" office:value="3416">
            <text:p>3416</text:p>
          </table:table-cell>
          <table:table-cell table:number-columns-repeated="6"/>
        </table:table-row>
        <table:table-row table:style-name="ro4">
          <table:table-cell office:value-type="float" office:value="200">
            <text:p>200</text:p>
          </table:table-cell>
          <table:table-cell table:formula="of:=[.$A205]*16.7/256" office:value-type="float" office:value="13.046875">
            <text:p>13,046875</text:p>
          </table:table-cell>
          <table:table-cell table:formula="of:=([$input.$B$15]^2*[.$B205]-ATAN([$input.$B$12]/[.$B205])*[$input.$B$12])/[$input.$B$12]" office:value-type="float" office:value="-0.0585259906530982">
            <text:p>-0,0585259907</text:p>
          </table:table-cell>
          <table:table-cell table:formula="of:=([$input.$B$12]^2+[.$B205]^2)/([$input.$B$9]*EXP(-((ATAN([$input.$B$12]/[.$B205])+[.C205])^2/[$input.$B$15]^2)))" office:value-type="float" office:value="31.7621046540227">
            <text:p>31,762104654</text:p>
          </table:table-cell>
          <table:table-cell table:formula="of:=ROUND((2*PI()+[.C205])/(2*PI())*32768;0)" office:value-type="float" office:value="32463">
            <text:p>32463</text:p>
          </table:table-cell>
          <table:table-cell table:formula="of:=ROUND([.D205]/[$input.$B$5]*65536;0)" office:value-type="float" office:value="2628">
            <text:p>2628</text:p>
          </table:table-cell>
          <table:table-cell table:formula="of:=[.$A205]*9.65/256" office:value-type="float" office:value="7.5390625">
            <text:p>7,5390625</text:p>
          </table:table-cell>
          <table:table-cell table:formula="of:=([$input.$C$15]^2*[.$G205]-ATAN([$input.$B$12]/[.$G205])*[$input.$B$12])/[$input.$B$12]" office:value-type="float" office:value="-0.0992765249703658">
            <text:p>-0,099276525</text:p>
          </table:table-cell>
          <table:table-cell table:formula="of:=([$input.$B$12]^2+[.$G205]^2)/([$input.$C$9]*EXP(-((ATAN([$input.$B$12]/[.$G205])+[.H205])^2/[$input.$C$15]^2)))" office:value-type="float" office:value="66.5957539240056">
            <text:p>66,595753924</text:p>
          </table:table-cell>
          <table:table-cell table:formula="of:=ROUND((2*PI()+[.H205])/(2*PI())*32768;0)" office:value-type="float" office:value="32250">
            <text:p>32250</text:p>
          </table:table-cell>
          <table:table-cell table:formula="of:=ROUND([.I205]/[$input.$C$5]*65536;0)" office:value-type="float" office:value="3469">
            <text:p>3469</text:p>
          </table:table-cell>
          <table:table-cell table:number-columns-repeated="6"/>
        </table:table-row>
        <table:table-row table:style-name="ro4">
          <table:table-cell office:value-type="float" office:value="201">
            <text:p>201</text:p>
          </table:table-cell>
          <table:table-cell table:formula="of:=[.$A206]*16.7/256" office:value-type="float" office:value="13.112109375">
            <text:p>13,112109375</text:p>
          </table:table-cell>
          <table:table-cell table:formula="of:=([$input.$B$15]^2*[.$B206]-ATAN([$input.$B$12]/[.$B206])*[$input.$B$12])/[$input.$B$12]" office:value-type="float" office:value="-0.0573128452447007">
            <text:p>-0,0573128452</text:p>
          </table:table-cell>
          <table:table-cell table:formula="of:=([$input.$B$12]^2+[.$B206]^2)/([$input.$B$9]*EXP(-((ATAN([$input.$B$12]/[.$B206])+[.C206])^2/[$input.$B$15]^2)))" office:value-type="float" office:value="32.2701026822424">
            <text:p>32,2701026822</text:p>
          </table:table-cell>
          <table:table-cell table:formula="of:=ROUND((2*PI()+[.C206])/(2*PI())*32768;0)" office:value-type="float" office:value="32469">
            <text:p>32469</text:p>
          </table:table-cell>
          <table:table-cell table:formula="of:=ROUND([.D206]/[$input.$B$5]*65536;0)" office:value-type="float" office:value="2670">
            <text:p>2670</text:p>
          </table:table-cell>
          <table:table-cell table:formula="of:=[.$A206]*9.65/256" office:value-type="float" office:value="7.5767578125">
            <text:p>7,5767578125</text:p>
          </table:table-cell>
          <table:table-cell table:formula="of:=([$input.$C$15]^2*[.$G206]-ATAN([$input.$B$12]/[.$G206])*[$input.$B$12])/[$input.$B$12]" office:value-type="float" office:value="-0.0972428962433169">
            <text:p>-0,0972428962</text:p>
          </table:table-cell>
          <table:table-cell table:formula="of:=([$input.$B$12]^2+[.$G206]^2)/([$input.$C$9]*EXP(-((ATAN([$input.$B$12]/[.$G206])+[.H206])^2/[$input.$C$15]^2)))" office:value-type="float" office:value="67.6272337273255">
            <text:p>67,6272337273</text:p>
          </table:table-cell>
          <table:table-cell table:formula="of:=ROUND((2*PI()+[.H206])/(2*PI())*32768;0)" office:value-type="float" office:value="32261">
            <text:p>32261</text:p>
          </table:table-cell>
          <table:table-cell table:formula="of:=ROUND([.I206]/[$input.$C$5]*65536;0)" office:value-type="float" office:value="3523">
            <text:p>3523</text:p>
          </table:table-cell>
          <table:table-cell table:number-columns-repeated="6"/>
        </table:table-row>
        <table:table-row table:style-name="ro4">
          <table:table-cell office:value-type="float" office:value="202">
            <text:p>202</text:p>
          </table:table-cell>
          <table:table-cell table:formula="of:=[.$A207]*16.7/256" office:value-type="float" office:value="13.17734375">
            <text:p>13,17734375</text:p>
          </table:table-cell>
          <table:table-cell table:formula="of:=([$input.$B$15]^2*[.$B207]-ATAN([$input.$B$12]/[.$B207])*[$input.$B$12])/[$input.$B$12]" office:value-type="float" office:value="-0.0561069113853997">
            <text:p>-0,0561069114</text:p>
          </table:table-cell>
          <table:table-cell table:formula="of:=([$input.$B$12]^2+[.$B207]^2)/([$input.$B$9]*EXP(-((ATAN([$input.$B$12]/[.$B207])+[.C207])^2/[$input.$B$15]^2)))" office:value-type="float" office:value="32.785712302121">
            <text:p>32,7857123021</text:p>
          </table:table-cell>
          <table:table-cell table:formula="of:=ROUND((2*PI()+[.C207])/(2*PI())*32768;0)" office:value-type="float" office:value="32475">
            <text:p>32475</text:p>
          </table:table-cell>
          <table:table-cell table:formula="of:=ROUND([.D207]/[$input.$B$5]*65536;0)" office:value-type="float" office:value="2713">
            <text:p>2713</text:p>
          </table:table-cell>
          <table:table-cell table:formula="of:=[.$A207]*9.65/256" office:value-type="float" office:value="7.614453125">
            <text:p>7,614453125</text:p>
          </table:table-cell>
          <table:table-cell table:formula="of:=([$input.$C$15]^2*[.$G207]-ATAN([$input.$B$12]/[.$G207])*[$input.$B$12])/[$input.$B$12]" office:value-type="float" office:value="-0.0952206880765067">
            <text:p>-0,0952206881</text:p>
          </table:table-cell>
          <table:table-cell table:formula="of:=([$input.$B$12]^2+[.$G207]^2)/([$input.$C$9]*EXP(-((ATAN([$input.$B$12]/[.$G207])+[.H207])^2/[$input.$C$15]^2)))" office:value-type="float" office:value="68.6739970437894">
            <text:p>68,6739970438</text:p>
          </table:table-cell>
          <table:table-cell table:formula="of:=ROUND((2*PI()+[.H207])/(2*PI())*32768;0)" office:value-type="float" office:value="32271">
            <text:p>32271</text:p>
          </table:table-cell>
          <table:table-cell table:formula="of:=ROUND([.I207]/[$input.$C$5]*65536;0)" office:value-type="float" office:value="3578">
            <text:p>3578</text:p>
          </table:table-cell>
          <table:table-cell table:number-columns-repeated="6"/>
        </table:table-row>
        <table:table-row table:style-name="ro4">
          <table:table-cell office:value-type="float" office:value="203">
            <text:p>203</text:p>
          </table:table-cell>
          <table:table-cell table:formula="of:=[.$A208]*16.7/256" office:value-type="float" office:value="13.242578125">
            <text:p>13,242578125</text:p>
          </table:table-cell>
          <table:table-cell table:formula="of:=([$input.$B$15]^2*[.$B208]-ATAN([$input.$B$12]/[.$B208])*[$input.$B$12])/[$input.$B$12]" office:value-type="float" office:value="-0.0549080856928404">
            <text:p>-0,0549080857</text:p>
          </table:table-cell>
          <table:table-cell table:formula="of:=([$input.$B$12]^2+[.$B208]^2)/([$input.$B$9]*EXP(-((ATAN([$input.$B$12]/[.$B208])+[.C208])^2/[$input.$B$15]^2)))" office:value-type="float" office:value="33.3090530082876">
            <text:p>33,3090530083</text:p>
          </table:table-cell>
          <table:table-cell table:formula="of:=ROUND((2*PI()+[.C208])/(2*PI())*32768;0)" office:value-type="float" office:value="32482">
            <text:p>32482</text:p>
          </table:table-cell>
          <table:table-cell table:formula="of:=ROUND([.D208]/[$input.$B$5]*65536;0)" office:value-type="float" office:value="2756">
            <text:p>2756</text:p>
          </table:table-cell>
          <table:table-cell table:formula="of:=[.$A208]*9.65/256" office:value-type="float" office:value="7.6521484375">
            <text:p>7,6521484375</text:p>
          </table:table-cell>
          <table:table-cell table:formula="of:=([$input.$C$15]^2*[.$G208]-ATAN([$input.$B$12]/[.$G208])*[$input.$B$12])/[$input.$B$12]" office:value-type="float" office:value="-0.0932097461856488">
            <text:p>-0,0932097462</text:p>
          </table:table-cell>
          <table:table-cell table:formula="of:=([$input.$B$12]^2+[.$G208]^2)/([$input.$C$9]*EXP(-((ATAN([$input.$B$12]/[.$G208])+[.H208])^2/[$input.$C$15]^2)))" office:value-type="float" office:value="69.7362812413266">
            <text:p>69,7362812413</text:p>
          </table:table-cell>
          <table:table-cell table:formula="of:=ROUND((2*PI()+[.H208])/(2*PI())*32768;0)" office:value-type="float" office:value="32282">
            <text:p>32282</text:p>
          </table:table-cell>
          <table:table-cell table:formula="of:=ROUND([.I208]/[$input.$C$5]*65536;0)" office:value-type="float" office:value="3633">
            <text:p>3633</text:p>
          </table:table-cell>
          <table:table-cell table:number-columns-repeated="6"/>
        </table:table-row>
        <table:table-row table:style-name="ro4">
          <table:table-cell office:value-type="float" office:value="204">
            <text:p>204</text:p>
          </table:table-cell>
          <table:table-cell table:formula="of:=[.$A209]*16.7/256" office:value-type="float" office:value="13.3078125">
            <text:p>13,3078125</text:p>
          </table:table-cell>
          <table:table-cell table:formula="of:=([$input.$B$15]^2*[.$B209]-ATAN([$input.$B$12]/[.$B209])*[$input.$B$12])/[$input.$B$12]" office:value-type="float" office:value="-0.0537162667361804">
            <text:p>-0,0537162667</text:p>
          </table:table-cell>
          <table:table-cell table:formula="of:=([$input.$B$12]^2+[.$B209]^2)/([$input.$B$9]*EXP(-((ATAN([$input.$B$12]/[.$B209])+[.C209])^2/[$input.$B$15]^2)))" office:value-type="float" office:value="33.8402463229502">
            <text:p>33,840246323</text:p>
          </table:table-cell>
          <table:table-cell table:formula="of:=ROUND((2*PI()+[.C209])/(2*PI())*32768;0)" office:value-type="float" office:value="32488">
            <text:p>32488</text:p>
          </table:table-cell>
          <table:table-cell table:formula="of:=ROUND([.D209]/[$input.$B$5]*65536;0)" office:value-type="float" office:value="2800">
            <text:p>2800</text:p>
          </table:table-cell>
          <table:table-cell table:formula="of:=[.$A209]*9.65/256" office:value-type="float" office:value="7.68984375">
            <text:p>7,68984375</text:p>
          </table:table-cell>
          <table:table-cell table:formula="of:=([$input.$C$15]^2*[.$G209]-ATAN([$input.$B$12]/[.$G209])*[$input.$B$12])/[$input.$B$12]" office:value-type="float" office:value="-0.0912099189860402">
            <text:p>-0,091209919</text:p>
          </table:table-cell>
          <table:table-cell table:formula="of:=([$input.$B$12]^2+[.$G209]^2)/([$input.$C$9]*EXP(-((ATAN([$input.$B$12]/[.$G209])+[.H209])^2/[$input.$C$15]^2)))" office:value-type="float" office:value="70.8143276810123">
            <text:p>70,814327681</text:p>
          </table:table-cell>
          <table:table-cell table:formula="of:=ROUND((2*PI()+[.H209])/(2*PI())*32768;0)" office:value-type="float" office:value="32292">
            <text:p>32292</text:p>
          </table:table-cell>
          <table:table-cell table:formula="of:=ROUND([.I209]/[$input.$C$5]*65536;0)" office:value-type="float" office:value="3689">
            <text:p>3689</text:p>
          </table:table-cell>
          <table:table-cell table:number-columns-repeated="6"/>
        </table:table-row>
        <table:table-row table:style-name="ro4">
          <table:table-cell office:value-type="float" office:value="205">
            <text:p>205</text:p>
          </table:table-cell>
          <table:table-cell table:formula="of:=[.$A210]*16.7/256" office:value-type="float" office:value="13.373046875">
            <text:p>13,373046875</text:p>
          </table:table-cell>
          <table:table-cell table:formula="of:=([$input.$B$15]^2*[.$B210]-ATAN([$input.$B$12]/[.$B210])*[$input.$B$12])/[$input.$B$12]" office:value-type="float" office:value="-0.0525313549906191">
            <text:p>-0,052531355</text:p>
          </table:table-cell>
          <table:table-cell table:formula="of:=([$input.$B$12]^2+[.$B210]^2)/([$input.$B$9]*EXP(-((ATAN([$input.$B$12]/[.$B210])+[.C210])^2/[$input.$B$15]^2)))" office:value-type="float" office:value="34.3794158320256">
            <text:p>34,379415832</text:p>
          </table:table-cell>
          <table:table-cell table:formula="of:=ROUND((2*PI()+[.C210])/(2*PI())*32768;0)" office:value-type="float" office:value="32494">
            <text:p>32494</text:p>
          </table:table-cell>
          <table:table-cell table:formula="of:=ROUND([.D210]/[$input.$B$5]*65536;0)" office:value-type="float" office:value="2845">
            <text:p>2845</text:p>
          </table:table-cell>
          <table:table-cell table:formula="of:=[.$A210]*9.65/256" office:value-type="float" office:value="7.7275390625">
            <text:p>7,7275390625</text:p>
          </table:table-cell>
          <table:table-cell table:formula="of:=([$input.$C$15]^2*[.$G210]-ATAN([$input.$B$12]/[.$G210])*[$input.$B$12])/[$input.$B$12]" office:value-type="float" office:value="-0.0892210575353352">
            <text:p>-0,0892210575</text:p>
          </table:table-cell>
          <table:table-cell table:formula="of:=([$input.$B$12]^2+[.$G210]^2)/([$input.$C$9]*EXP(-((ATAN([$input.$B$12]/[.$G210])+[.H210])^2/[$input.$C$15]^2)))" office:value-type="float" office:value="71.9083817876114">
            <text:p>71,9083817876</text:p>
          </table:table-cell>
          <table:table-cell table:formula="of:=ROUND((2*PI()+[.H210])/(2*PI())*32768;0)" office:value-type="float" office:value="32303">
            <text:p>32303</text:p>
          </table:table-cell>
          <table:table-cell table:formula="of:=ROUND([.I210]/[$input.$C$5]*65536;0)" office:value-type="float" office:value="3746">
            <text:p>3746</text:p>
          </table:table-cell>
          <table:table-cell table:number-columns-repeated="6"/>
        </table:table-row>
        <table:table-row table:style-name="ro4">
          <table:table-cell office:value-type="float" office:value="206">
            <text:p>206</text:p>
          </table:table-cell>
          <table:table-cell table:formula="of:=[.$A211]*16.7/256" office:value-type="float" office:value="13.43828125">
            <text:p>13,43828125</text:p>
          </table:table-cell>
          <table:table-cell table:formula="of:=([$input.$B$15]^2*[.$B211]-ATAN([$input.$B$12]/[.$B211])*[$input.$B$12])/[$input.$B$12]" office:value-type="float" office:value="-0.051353252793184">
            <text:p>-0,0513532528</text:p>
          </table:table-cell>
          <table:table-cell table:formula="of:=([$input.$B$12]^2+[.$B211]^2)/([$input.$B$9]*EXP(-((ATAN([$input.$B$12]/[.$B211])+[.C211])^2/[$input.$B$15]^2)))" office:value-type="float" office:value="34.9266872219521">
            <text:p>34,926687222</text:p>
          </table:table-cell>
          <table:table-cell table:formula="of:=ROUND((2*PI()+[.C211])/(2*PI())*32768;0)" office:value-type="float" office:value="32500">
            <text:p>32500</text:p>
          </table:table-cell>
          <table:table-cell table:formula="of:=ROUND([.D211]/[$input.$B$5]*65536;0)" office:value-type="float" office:value="2890">
            <text:p>2890</text:p>
          </table:table-cell>
          <table:table-cell table:formula="of:=[.$A211]*9.65/256" office:value-type="float" office:value="7.765234375">
            <text:p>7,765234375</text:p>
          </table:table-cell>
          <table:table-cell table:formula="of:=([$input.$C$15]^2*[.$G211]-ATAN([$input.$B$12]/[.$G211])*[$input.$B$12])/[$input.$B$12]" office:value-type="float" office:value="-0.0872430154777243">
            <text:p>-0,0872430155</text:p>
          </table:table-cell>
          <table:table-cell table:formula="of:=([$input.$B$12]^2+[.$G211]^2)/([$input.$C$9]*EXP(-((ATAN([$input.$B$12]/[.$G211])+[.H211])^2/[$input.$C$15]^2)))" office:value-type="float" office:value="73.0186931214484">
            <text:p>73,0186931214</text:p>
          </table:table-cell>
          <table:table-cell table:formula="of:=ROUND((2*PI()+[.H211])/(2*PI())*32768;0)" office:value-type="float" office:value="32313">
            <text:p>32313</text:p>
          </table:table-cell>
          <table:table-cell table:formula="of:=ROUND([.I211]/[$input.$C$5]*65536;0)" office:value-type="float" office:value="3804">
            <text:p>3804</text:p>
          </table:table-cell>
          <table:table-cell table:number-columns-repeated="6"/>
        </table:table-row>
        <table:table-row table:style-name="ro4">
          <table:table-cell office:value-type="float" office:value="207">
            <text:p>207</text:p>
          </table:table-cell>
          <table:table-cell table:formula="of:=[.$A212]*16.7/256" office:value-type="float" office:value="13.503515625">
            <text:p>13,503515625</text:p>
          </table:table-cell>
          <table:table-cell table:formula="of:=([$input.$B$15]^2*[.$B212]-ATAN([$input.$B$12]/[.$B212])*[$input.$B$12])/[$input.$B$12]" office:value-type="float" office:value="-0.0501818642997306">
            <text:p>-0,0501818643</text:p>
          </table:table-cell>
          <table:table-cell table:formula="of:=([$input.$B$12]^2+[.$B212]^2)/([$input.$B$9]*EXP(-((ATAN([$input.$B$12]/[.$B212])+[.C212])^2/[$input.$B$15]^2)))" office:value-type="float" office:value="35.4821883172011">
            <text:p>35,4821883172</text:p>
          </table:table-cell>
          <table:table-cell table:formula="of:=ROUND((2*PI()+[.C212])/(2*PI())*32768;0)" office:value-type="float" office:value="32506">
            <text:p>32506</text:p>
          </table:table-cell>
          <table:table-cell table:formula="of:=ROUND([.D212]/[$input.$B$5]*65536;0)" office:value-type="float" office:value="2936">
            <text:p>2936</text:p>
          </table:table-cell>
          <table:table-cell table:formula="of:=[.$A212]*9.65/256" office:value-type="float" office:value="7.8029296875">
            <text:p>7,8029296875</text:p>
          </table:table-cell>
          <table:table-cell table:formula="of:=([$input.$C$15]^2*[.$G212]-ATAN([$input.$B$12]/[.$G212])*[$input.$B$12])/[$input.$B$12]" office:value-type="float" office:value="-0.0852756489894816">
            <text:p>-0,085275649</text:p>
          </table:table-cell>
          <table:table-cell table:formula="of:=([$input.$B$12]^2+[.$G212]^2)/([$input.$C$9]*EXP(-((ATAN([$input.$B$12]/[.$G212])+[.H212])^2/[$input.$C$15]^2)))" office:value-type="float" office:value="74.1455154516285">
            <text:p>74,1455154516</text:p>
          </table:table-cell>
          <table:table-cell table:formula="of:=ROUND((2*PI()+[.H212])/(2*PI())*32768;0)" office:value-type="float" office:value="32323">
            <text:p>32323</text:p>
          </table:table-cell>
          <table:table-cell table:formula="of:=ROUND([.I212]/[$input.$C$5]*65536;0)" office:value-type="float" office:value="3863">
            <text:p>3863</text:p>
          </table:table-cell>
          <table:table-cell table:number-columns-repeated="6"/>
        </table:table-row>
        <table:table-row table:style-name="ro4">
          <table:table-cell office:value-type="float" office:value="208">
            <text:p>208</text:p>
          </table:table-cell>
          <table:table-cell table:formula="of:=[.$A213]*16.7/256" office:value-type="float" office:value="13.56875">
            <text:p>13,56875</text:p>
          </table:table-cell>
          <table:table-cell table:formula="of:=([$input.$B$15]^2*[.$B213]-ATAN([$input.$B$12]/[.$B213])*[$input.$B$12])/[$input.$B$12]" office:value-type="float" office:value="-0.0490170954431209">
            <text:p>-0,0490170954</text:p>
          </table:table-cell>
          <table:table-cell table:formula="of:=([$input.$B$12]^2+[.$B213]^2)/([$input.$B$9]*EXP(-((ATAN([$input.$B$12]/[.$B213])+[.C213])^2/[$input.$B$15]^2)))" office:value-type="float" office:value="36.0460491185003">
            <text:p>36,0460491185</text:p>
          </table:table-cell>
          <table:table-cell table:formula="of:=ROUND((2*PI()+[.C213])/(2*PI())*32768;0)" office:value-type="float" office:value="32512">
            <text:p>32512</text:p>
          </table:table-cell>
          <table:table-cell table:formula="of:=ROUND([.D213]/[$input.$B$5]*65536;0)" office:value-type="float" office:value="2983">
            <text:p>2983</text:p>
          </table:table-cell>
          <table:table-cell table:formula="of:=[.$A213]*9.65/256" office:value-type="float" office:value="7.840625">
            <text:p>7,840625</text:p>
          </table:table-cell>
          <table:table-cell table:formula="of:=([$input.$C$15]^2*[.$G213]-ATAN([$input.$B$12]/[.$G213])*[$input.$B$12])/[$input.$B$12]" office:value-type="float" office:value="-0.0833188167258402">
            <text:p>-0,0833188167</text:p>
          </table:table-cell>
          <table:table-cell table:formula="of:=([$input.$B$12]^2+[.$G213]^2)/([$input.$C$9]*EXP(-((ATAN([$input.$B$12]/[.$G213])+[.H213])^2/[$input.$C$15]^2)))" office:value-type="float" office:value="75.2891068306372">
            <text:p>75,2891068306</text:p>
          </table:table-cell>
          <table:table-cell table:formula="of:=ROUND((2*PI()+[.H213])/(2*PI())*32768;0)" office:value-type="float" office:value="32333">
            <text:p>32333</text:p>
          </table:table-cell>
          <table:table-cell table:formula="of:=ROUND([.I213]/[$input.$C$5]*65536;0)" office:value-type="float" office:value="3922">
            <text:p>3922</text:p>
          </table:table-cell>
          <table:table-cell table:number-columns-repeated="6"/>
        </table:table-row>
        <table:table-row table:style-name="ro4">
          <table:table-cell office:value-type="float" office:value="209">
            <text:p>209</text:p>
          </table:table-cell>
          <table:table-cell table:formula="of:=[.$A214]*16.7/256" office:value-type="float" office:value="13.633984375">
            <text:p>13,633984375</text:p>
          </table:table-cell>
          <table:table-cell table:formula="of:=([$input.$B$15]^2*[.$B214]-ATAN([$input.$B$12]/[.$B214])*[$input.$B$12])/[$input.$B$12]" office:value-type="float" office:value="-0.0478588538925395">
            <text:p>-0,0478588539</text:p>
          </table:table-cell>
          <table:table-cell table:formula="of:=([$input.$B$12]^2+[.$B214]^2)/([$input.$B$9]*EXP(-((ATAN([$input.$B$12]/[.$B214])+[.C214])^2/[$input.$B$15]^2)))" office:value-type="float" office:value="36.6184018417819">
            <text:p>36,6184018418</text:p>
          </table:table-cell>
          <table:table-cell table:formula="of:=ROUND((2*PI()+[.C214])/(2*PI())*32768;0)" office:value-type="float" office:value="32518">
            <text:p>32518</text:p>
          </table:table-cell>
          <table:table-cell table:formula="of:=ROUND([.D214]/[$input.$B$5]*65536;0)" office:value-type="float" office:value="3030">
            <text:p>3030</text:p>
          </table:table-cell>
          <table:table-cell table:formula="of:=[.$A214]*9.65/256" office:value-type="float" office:value="7.8783203125">
            <text:p>7,8783203125</text:p>
          </table:table-cell>
          <table:table-cell table:formula="of:=([$input.$C$15]^2*[.$G214]-ATAN([$input.$B$12]/[.$G214])*[$input.$B$12])/[$input.$B$12]" office:value-type="float" office:value="-0.0813723797691612">
            <text:p>-0,0813723798</text:p>
          </table:table-cell>
          <table:table-cell table:formula="of:=([$input.$B$12]^2+[.$G214]^2)/([$input.$C$9]*EXP(-((ATAN([$input.$B$12]/[.$G214])+[.H214])^2/[$input.$C$15]^2)))" office:value-type="float" office:value="76.449729670346">
            <text:p>76,4497296703</text:p>
          </table:table-cell>
          <table:table-cell table:formula="of:=ROUND((2*PI()+[.H214])/(2*PI())*32768;0)" office:value-type="float" office:value="32344">
            <text:p>32344</text:p>
          </table:table-cell>
          <table:table-cell table:formula="of:=ROUND([.I214]/[$input.$C$5]*65536;0)" office:value-type="float" office:value="3983">
            <text:p>3983</text:p>
          </table:table-cell>
          <table:table-cell table:number-columns-repeated="6"/>
        </table:table-row>
        <table:table-row table:style-name="ro4">
          <table:table-cell office:value-type="float" office:value="210">
            <text:p>210</text:p>
          </table:table-cell>
          <table:table-cell table:formula="of:=[.$A215]*16.7/256" office:value-type="float" office:value="13.69921875">
            <text:p>13,69921875</text:p>
          </table:table-cell>
          <table:table-cell table:formula="of:=([$input.$B$15]^2*[.$B215]-ATAN([$input.$B$12]/[.$B215])*[$input.$B$12])/[$input.$B$12]" office:value-type="float" office:value="-0.0467070490139154">
            <text:p>-0,046707049</text:p>
          </table:table-cell>
          <table:table-cell table:formula="of:=([$input.$B$12]^2+[.$B215]^2)/([$input.$B$9]*EXP(-((ATAN([$input.$B$12]/[.$B215])+[.C215])^2/[$input.$B$15]^2)))" office:value-type="float" office:value="37.199380957872">
            <text:p>37,1993809579</text:p>
          </table:table-cell>
          <table:table-cell table:formula="of:=ROUND((2*PI()+[.C215])/(2*PI())*32768;0)" office:value-type="float" office:value="32524">
            <text:p>32524</text:p>
          </table:table-cell>
          <table:table-cell table:formula="of:=ROUND([.D215]/[$input.$B$5]*65536;0)" office:value-type="float" office:value="3078">
            <text:p>3078</text:p>
          </table:table-cell>
          <table:table-cell table:formula="of:=[.$A215]*9.65/256" office:value-type="float" office:value="7.916015625">
            <text:p>7,916015625</text:p>
          </table:table-cell>
          <table:table-cell table:formula="of:=([$input.$C$15]^2*[.$G215]-ATAN([$input.$B$12]/[.$G215])*[$input.$B$12])/[$input.$B$12]" office:value-type="float" office:value="-0.0794362015783614">
            <text:p>-0,0794362016</text:p>
          </table:table-cell>
          <table:table-cell table:formula="of:=([$input.$B$12]^2+[.$G215]^2)/([$input.$C$9]*EXP(-((ATAN([$input.$B$12]/[.$G215])+[.H215])^2/[$input.$C$15]^2)))" office:value-type="float" office:value="77.6276508194497">
            <text:p>77,6276508194</text:p>
          </table:table-cell>
          <table:table-cell table:formula="of:=ROUND((2*PI()+[.H215])/(2*PI())*32768;0)" office:value-type="float" office:value="32354">
            <text:p>32354</text:p>
          </table:table-cell>
          <table:table-cell table:formula="of:=ROUND([.I215]/[$input.$C$5]*65536;0)" office:value-type="float" office:value="4044">
            <text:p>4044</text:p>
          </table:table-cell>
          <table:table-cell table:number-columns-repeated="6"/>
        </table:table-row>
        <table:table-row table:style-name="ro4">
          <table:table-cell office:value-type="float" office:value="211">
            <text:p>211</text:p>
          </table:table-cell>
          <table:table-cell table:formula="of:=[.$A216]*16.7/256" office:value-type="float" office:value="13.764453125">
            <text:p>13,764453125</text:p>
          </table:table-cell>
          <table:table-cell table:formula="of:=([$input.$B$15]^2*[.$B216]-ATAN([$input.$B$12]/[.$B216])*[$input.$B$12])/[$input.$B$12]" office:value-type="float" office:value="-0.045561591831412">
            <text:p>-0,0455615918</text:p>
          </table:table-cell>
          <table:table-cell table:formula="of:=([$input.$B$12]^2+[.$B216]^2)/([$input.$B$9]*EXP(-((ATAN([$input.$B$12]/[.$B216])+[.C216])^2/[$input.$B$15]^2)))" office:value-type="float" office:value="37.7891232329343">
            <text:p>37,7891232329</text:p>
          </table:table-cell>
          <table:table-cell table:formula="of:=ROUND((2*PI()+[.C216])/(2*PI())*32768;0)" office:value-type="float" office:value="32530">
            <text:p>32530</text:p>
          </table:table-cell>
          <table:table-cell table:formula="of:=ROUND([.D216]/[$input.$B$5]*65536;0)" office:value-type="float" office:value="3127">
            <text:p>3127</text:p>
          </table:table-cell>
          <table:table-cell table:formula="of:=[.$A216]*9.65/256" office:value-type="float" office:value="7.9537109375">
            <text:p>7,9537109375</text:p>
          </table:table-cell>
          <table:table-cell table:formula="of:=([$input.$C$15]^2*[.$G216]-ATAN([$input.$B$12]/[.$G216])*[$input.$B$12])/[$input.$B$12]" office:value-type="float" office:value="-0.0775101479395632">
            <text:p>-0,0775101479</text:p>
          </table:table-cell>
          <table:table-cell table:formula="of:=([$input.$B$12]^2+[.$G216]^2)/([$input.$C$9]*EXP(-((ATAN([$input.$B$12]/[.$G216])+[.H216])^2/[$input.$C$15]^2)))" office:value-type="float" office:value="78.8231416423671">
            <text:p>78,8231416424</text:p>
          </table:table-cell>
          <table:table-cell table:formula="of:=ROUND((2*PI()+[.H216])/(2*PI())*32768;0)" office:value-type="float" office:value="32364">
            <text:p>32364</text:p>
          </table:table-cell>
          <table:table-cell table:formula="of:=ROUND([.I216]/[$input.$C$5]*65536;0)" office:value-type="float" office:value="4106">
            <text:p>4106</text:p>
          </table:table-cell>
          <table:table-cell table:number-columns-repeated="6"/>
        </table:table-row>
        <table:table-row table:style-name="ro4">
          <table:table-cell office:value-type="float" office:value="212">
            <text:p>212</text:p>
          </table:table-cell>
          <table:table-cell table:formula="of:=[.$A217]*16.7/256" office:value-type="float" office:value="13.8296875">
            <text:p>13,8296875</text:p>
          </table:table-cell>
          <table:table-cell table:formula="of:=([$input.$B$15]^2*[.$B217]-ATAN([$input.$B$12]/[.$B217])*[$input.$B$12])/[$input.$B$12]" office:value-type="float" office:value="-0.0444223949899536">
            <text:p>-0,044422395</text:p>
          </table:table-cell>
          <table:table-cell table:formula="of:=([$input.$B$12]^2+[.$B217]^2)/([$input.$B$9]*EXP(-((ATAN([$input.$B$12]/[.$B217])+[.C217])^2/[$input.$B$15]^2)))" office:value-type="float" office:value="38.3877677696839">
            <text:p>38,3877677697</text:p>
          </table:table-cell>
          <table:table-cell table:formula="of:=ROUND((2*PI()+[.C217])/(2*PI())*32768;0)" office:value-type="float" office:value="32536">
            <text:p>32536</text:p>
          </table:table-cell>
          <table:table-cell table:formula="of:=ROUND([.D217]/[$input.$B$5]*65536;0)" office:value-type="float" office:value="3176">
            <text:p>3176</text:p>
          </table:table-cell>
          <table:table-cell table:formula="of:=[.$A217]*9.65/256" office:value-type="float" office:value="7.99140625">
            <text:p>7,99140625</text:p>
          </table:table-cell>
          <table:table-cell table:formula="of:=([$input.$C$15]^2*[.$G217]-ATAN([$input.$B$12]/[.$G217])*[$input.$B$12])/[$input.$B$12]" office:value-type="float" office:value="-0.075594086917936">
            <text:p>-0,0755940869</text:p>
          </table:table-cell>
          <table:table-cell table:formula="of:=([$input.$B$12]^2+[.$G217]^2)/([$input.$C$9]*EXP(-((ATAN([$input.$B$12]/[.$G217])+[.H217])^2/[$input.$C$15]^2)))" office:value-type="float" office:value="80.0364780996298">
            <text:p>80,0364780996</text:p>
          </table:table-cell>
          <table:table-cell table:formula="of:=ROUND((2*PI()+[.H217])/(2*PI())*32768;0)" office:value-type="float" office:value="32374">
            <text:p>32374</text:p>
          </table:table-cell>
          <table:table-cell table:formula="of:=ROUND([.I217]/[$input.$C$5]*65536;0)" office:value-type="float" office:value="4170">
            <text:p>4170</text:p>
          </table:table-cell>
          <table:table-cell table:number-columns-repeated="6"/>
        </table:table-row>
        <table:table-row table:style-name="ro4">
          <table:table-cell office:value-type="float" office:value="213">
            <text:p>213</text:p>
          </table:table-cell>
          <table:table-cell table:formula="of:=[.$A218]*16.7/256" office:value-type="float" office:value="13.894921875">
            <text:p>13,894921875</text:p>
          </table:table-cell>
          <table:table-cell table:formula="of:=([$input.$B$15]^2*[.$B218]-ATAN([$input.$B$12]/[.$B218])*[$input.$B$12])/[$input.$B$12]" office:value-type="float" office:value="-0.0432893727187559">
            <text:p>-0,0432893727</text:p>
          </table:table-cell>
          <table:table-cell table:formula="of:=([$input.$B$12]^2+[.$B218]^2)/([$input.$B$9]*EXP(-((ATAN([$input.$B$12]/[.$B218])+[.C218])^2/[$input.$B$15]^2)))" office:value-type="float" office:value="38.9954560493861">
            <text:p>38,9954560494</text:p>
          </table:table-cell>
          <table:table-cell table:formula="of:=ROUND((2*PI()+[.C218])/(2*PI())*32768;0)" office:value-type="float" office:value="32542">
            <text:p>32542</text:p>
          </table:table-cell>
          <table:table-cell table:formula="of:=ROUND([.D218]/[$input.$B$5]*65536;0)" office:value-type="float" office:value="3227">
            <text:p>3227</text:p>
          </table:table-cell>
          <table:table-cell table:formula="of:=[.$A218]*9.65/256" office:value-type="float" office:value="8.0291015625">
            <text:p>8,0291015625</text:p>
          </table:table-cell>
          <table:table-cell table:formula="of:=([$input.$C$15]^2*[.$G218]-ATAN([$input.$B$12]/[.$G218])*[$input.$B$12])/[$input.$B$12]" office:value-type="float" office:value="-0.0736878888106949">
            <text:p>-0,0736878888</text:p>
          </table:table-cell>
          <table:table-cell table:formula="of:=([$input.$B$12]^2+[.$G218]^2)/([$input.$C$9]*EXP(-((ATAN([$input.$B$12]/[.$G218])+[.H218])^2/[$input.$C$15]^2)))" office:value-type="float" office:value="81.2679408297919">
            <text:p>81,2679408298</text:p>
          </table:table-cell>
          <table:table-cell table:formula="of:=ROUND((2*PI()+[.H218])/(2*PI())*32768;0)" office:value-type="float" office:value="32384">
            <text:p>32384</text:p>
          </table:table-cell>
          <table:table-cell table:formula="of:=ROUND([.I218]/[$input.$C$5]*65536;0)" office:value-type="float" office:value="4234">
            <text:p>4234</text:p>
          </table:table-cell>
          <table:table-cell table:number-columns-repeated="6"/>
        </table:table-row>
        <table:table-row table:style-name="ro4">
          <table:table-cell office:value-type="float" office:value="214">
            <text:p>214</text:p>
          </table:table-cell>
          <table:table-cell table:formula="of:=[.$A219]*16.7/256" office:value-type="float" office:value="13.96015625">
            <text:p>13,96015625</text:p>
          </table:table-cell>
          <table:table-cell table:formula="of:=([$input.$B$15]^2*[.$B219]-ATAN([$input.$B$12]/[.$B219])*[$input.$B$12])/[$input.$B$12]" office:value-type="float" office:value="-0.0421624407958293">
            <text:p>-0,0421624408</text:p>
          </table:table-cell>
          <table:table-cell table:formula="of:=([$input.$B$12]^2+[.$B219]^2)/([$input.$B$9]*EXP(-((ATAN([$input.$B$12]/[.$B219])+[.C219])^2/[$input.$B$15]^2)))" office:value-type="float" office:value="39.6123319746566">
            <text:p>39,6123319747</text:p>
          </table:table-cell>
          <table:table-cell table:formula="of:=ROUND((2*PI()+[.C219])/(2*PI())*32768;0)" office:value-type="float" office:value="32548">
            <text:p>32548</text:p>
          </table:table-cell>
          <table:table-cell table:formula="of:=ROUND([.D219]/[$input.$B$5]*65536;0)" office:value-type="float" office:value="3278">
            <text:p>3278</text:p>
          </table:table-cell>
          <table:table-cell table:formula="of:=[.$A219]*9.65/256" office:value-type="float" office:value="8.066796875">
            <text:p>8,066796875</text:p>
          </table:table-cell>
          <table:table-cell table:formula="of:=([$input.$C$15]^2*[.$G219]-ATAN([$input.$B$12]/[.$G219])*[$input.$B$12])/[$input.$B$12]" office:value-type="float" office:value="-0.0717914261012264">
            <text:p>-0,0717914261</text:p>
          </table:table-cell>
          <table:table-cell table:formula="of:=([$input.$B$12]^2+[.$G219]^2)/([$input.$C$9]*EXP(-((ATAN([$input.$B$12]/[.$G219])+[.H219])^2/[$input.$C$15]^2)))" office:value-type="float" office:value="82.5178152328889">
            <text:p>82,5178152329</text:p>
          </table:table-cell>
          <table:table-cell table:formula="of:=ROUND((2*PI()+[.H219])/(2*PI())*32768;0)" office:value-type="float" office:value="32394">
            <text:p>32394</text:p>
          </table:table-cell>
          <table:table-cell table:formula="of:=ROUND([.I219]/[$input.$C$5]*65536;0)" office:value-type="float" office:value="4299">
            <text:p>4299</text:p>
          </table:table-cell>
          <table:table-cell table:number-columns-repeated="6"/>
        </table:table-row>
        <table:table-row table:style-name="ro4">
          <table:table-cell office:value-type="float" office:value="215">
            <text:p>215</text:p>
          </table:table-cell>
          <table:table-cell table:formula="of:=[.$A220]*16.7/256" office:value-type="float" office:value="14.025390625">
            <text:p>14,025390625</text:p>
          </table:table-cell>
          <table:table-cell table:formula="of:=([$input.$B$15]^2*[.$B220]-ATAN([$input.$B$12]/[.$B220])*[$input.$B$12])/[$input.$B$12]" office:value-type="float" office:value="-0.0410415165134257">
            <text:p>-0,0410415165</text:p>
          </table:table-cell>
          <table:table-cell table:formula="of:=([$input.$B$12]^2+[.$B220]^2)/([$input.$B$9]*EXP(-((ATAN([$input.$B$12]/[.$B220])+[.C220])^2/[$input.$B$15]^2)))" office:value-type="float" office:value="40.2385419130782">
            <text:p>40,2385419131</text:p>
          </table:table-cell>
          <table:table-cell table:formula="of:=ROUND((2*PI()+[.C220])/(2*PI())*32768;0)" office:value-type="float" office:value="32554">
            <text:p>32554</text:p>
          </table:table-cell>
          <table:table-cell table:formula="of:=ROUND([.D220]/[$input.$B$5]*65536;0)" office:value-type="float" office:value="3330">
            <text:p>3330</text:p>
          </table:table-cell>
          <table:table-cell table:formula="of:=[.$A220]*9.65/256" office:value-type="float" office:value="8.1044921875">
            <text:p>8,1044921875</text:p>
          </table:table-cell>
          <table:table-cell table:formula="of:=([$input.$C$15]^2*[.$G220]-ATAN([$input.$B$12]/[.$G220])*[$input.$B$12])/[$input.$B$12]" office:value-type="float" office:value="-0.0699045734143102">
            <text:p>-0,0699045734</text:p>
          </table:table-cell>
          <table:table-cell table:formula="of:=([$input.$B$12]^2+[.$G220]^2)/([$input.$C$9]*EXP(-((ATAN([$input.$B$12]/[.$G220])+[.H220])^2/[$input.$C$15]^2)))" office:value-type="float" office:value="83.7863915554776">
            <text:p>83,7863915555</text:p>
          </table:table-cell>
          <table:table-cell table:formula="of:=ROUND((2*PI()+[.H220])/(2*PI())*32768;0)" office:value-type="float" office:value="32403">
            <text:p>32403</text:p>
          </table:table-cell>
          <table:table-cell table:formula="of:=ROUND([.I220]/[$input.$C$5]*65536;0)" office:value-type="float" office:value="4365">
            <text:p>4365</text:p>
          </table:table-cell>
          <table:table-cell table:number-columns-repeated="6"/>
        </table:table-row>
        <table:table-row table:style-name="ro4">
          <table:table-cell office:value-type="float" office:value="216">
            <text:p>216</text:p>
          </table:table-cell>
          <table:table-cell table:formula="of:=[.$A221]*16.7/256" office:value-type="float" office:value="14.090625">
            <text:p>14,090625</text:p>
          </table:table-cell>
          <table:table-cell table:formula="of:=([$input.$B$15]^2*[.$B221]-ATAN([$input.$B$12]/[.$B221])*[$input.$B$12])/[$input.$B$12]" office:value-type="float" office:value="-0.039926518644399">
            <text:p>-0,0399265186</text:p>
          </table:table-cell>
          <table:table-cell table:formula="of:=([$input.$B$12]^2+[.$B221]^2)/([$input.$B$9]*EXP(-((ATAN([$input.$B$12]/[.$B221])+[.C221])^2/[$input.$B$15]^2)))" office:value-type="float" office:value="40.8742347416503">
            <text:p>40,8742347417</text:p>
          </table:table-cell>
          <table:table-cell table:formula="of:=ROUND((2*PI()+[.C221])/(2*PI())*32768;0)" office:value-type="float" office:value="32560">
            <text:p>32560</text:p>
          </table:table-cell>
          <table:table-cell table:formula="of:=ROUND([.D221]/[$input.$B$5]*65536;0)" office:value-type="float" office:value="3382">
            <text:p>3382</text:p>
          </table:table-cell>
          <table:table-cell table:formula="of:=[.$A221]*9.65/256" office:value-type="float" office:value="8.1421875">
            <text:p>8,1421875</text:p>
          </table:table-cell>
          <table:table-cell table:formula="of:=([$input.$C$15]^2*[.$G221]-ATAN([$input.$B$12]/[.$G221])*[$input.$B$12])/[$input.$B$12]" office:value-type="float" office:value="-0.0680272074724088">
            <text:p>-0,0680272075</text:p>
          </table:table-cell>
          <table:table-cell table:formula="of:=([$input.$B$12]^2+[.$G221]^2)/([$input.$C$9]*EXP(-((ATAN([$input.$B$12]/[.$G221])+[.H221])^2/[$input.$C$15]^2)))" office:value-type="float" office:value="85.0739649772861">
            <text:p>85,0739649773</text:p>
          </table:table-cell>
          <table:table-cell table:formula="of:=ROUND((2*PI()+[.H221])/(2*PI())*32768;0)" office:value-type="float" office:value="32413">
            <text:p>32413</text:p>
          </table:table-cell>
          <table:table-cell table:formula="of:=ROUND([.I221]/[$input.$C$5]*65536;0)" office:value-type="float" office:value="4432">
            <text:p>4432</text:p>
          </table:table-cell>
          <table:table-cell table:number-columns-repeated="6"/>
        </table:table-row>
        <table:table-row table:style-name="ro4">
          <table:table-cell office:value-type="float" office:value="217">
            <text:p>217</text:p>
          </table:table-cell>
          <table:table-cell table:formula="of:=[.$A222]*16.7/256" office:value-type="float" office:value="14.155859375">
            <text:p>14,155859375</text:p>
          </table:table-cell>
          <table:table-cell table:formula="of:=([$input.$B$15]^2*[.$B222]-ATAN([$input.$B$12]/[.$B222])*[$input.$B$12])/[$input.$B$12]" office:value-type="float" office:value="-0.0388173674094519">
            <text:p>-0,0388173674</text:p>
          </table:table-cell>
          <table:table-cell table:formula="of:=([$input.$B$12]^2+[.$B222]^2)/([$input.$B$9]*EXP(-((ATAN([$input.$B$12]/[.$B222])+[.C222])^2/[$input.$B$15]^2)))" office:value-type="float" office:value="41.519561892089">
            <text:p>41,5195618921</text:p>
          </table:table-cell>
          <table:table-cell table:formula="of:=ROUND((2*PI()+[.C222])/(2*PI())*32768;0)" office:value-type="float" office:value="32566">
            <text:p>32566</text:p>
          </table:table-cell>
          <table:table-cell table:formula="of:=ROUND([.D222]/[$input.$B$5]*65536;0)" office:value-type="float" office:value="3436">
            <text:p>3436</text:p>
          </table:table-cell>
          <table:table-cell table:formula="of:=[.$A222]*9.65/256" office:value-type="float" office:value="8.1798828125">
            <text:p>8,1798828125</text:p>
          </table:table-cell>
          <table:table-cell table:formula="of:=([$input.$C$15]^2*[.$G222]-ATAN([$input.$B$12]/[.$G222])*[$input.$B$12])/[$input.$B$12]" office:value-type="float" office:value="-0.0661592070529941">
            <text:p>-0,0661592071</text:p>
          </table:table-cell>
          <table:table-cell table:formula="of:=([$input.$B$12]^2+[.$G222]^2)/([$input.$C$9]*EXP(-((ATAN([$input.$B$12]/[.$G222])+[.H222])^2/[$input.$C$15]^2)))" office:value-type="float" office:value="86.3808356995088">
            <text:p>86,3808356995</text:p>
          </table:table-cell>
          <table:table-cell table:formula="of:=ROUND((2*PI()+[.H222])/(2*PI())*32768;0)" office:value-type="float" office:value="32423">
            <text:p>32423</text:p>
          </table:table-cell>
          <table:table-cell table:formula="of:=ROUND([.I222]/[$input.$C$5]*65536;0)" office:value-type="float" office:value="4500">
            <text:p>4500</text:p>
          </table:table-cell>
          <table:table-cell table:number-columns-repeated="6"/>
        </table:table-row>
        <table:table-row table:style-name="ro4">
          <table:table-cell office:value-type="float" office:value="218">
            <text:p>218</text:p>
          </table:table-cell>
          <table:table-cell table:formula="of:=[.$A223]*16.7/256" office:value-type="float" office:value="14.22109375">
            <text:p>14,22109375</text:p>
          </table:table-cell>
          <table:table-cell table:formula="of:=([$input.$B$15]^2*[.$B223]-ATAN([$input.$B$12]/[.$B223])*[$input.$B$12])/[$input.$B$12]" office:value-type="float" office:value="-0.0377139844452426">
            <text:p>-0,0377139844</text:p>
          </table:table-cell>
          <table:table-cell table:formula="of:=([$input.$B$12]^2+[.$B223]^2)/([$input.$B$9]*EXP(-((ATAN([$input.$B$12]/[.$B223])+[.C223])^2/[$input.$B$15]^2)))" office:value-type="float" office:value="42.1746773969938">
            <text:p>42,174677397</text:p>
          </table:table-cell>
          <table:table-cell table:formula="of:=ROUND((2*PI()+[.C223])/(2*PI())*32768;0)" office:value-type="float" office:value="32571">
            <text:p>32571</text:p>
          </table:table-cell>
          <table:table-cell table:formula="of:=ROUND([.D223]/[$input.$B$5]*65536;0)" office:value-type="float" office:value="3490">
            <text:p>3490</text:p>
          </table:table-cell>
          <table:table-cell table:formula="of:=[.$A223]*9.65/256" office:value-type="float" office:value="8.217578125">
            <text:p>8,217578125</text:p>
          </table:table-cell>
          <table:table-cell table:formula="of:=([$input.$C$15]^2*[.$G223]-ATAN([$input.$B$12]/[.$G223])*[$input.$B$12])/[$input.$B$12]" office:value-type="float" office:value="-0.064300452946885">
            <text:p>-0,0643004529</text:p>
          </table:table-cell>
          <table:table-cell table:formula="of:=([$input.$B$12]^2+[.$G223]^2)/([$input.$C$9]*EXP(-((ATAN([$input.$B$12]/[.$G223])+[.H223])^2/[$input.$C$15]^2)))" office:value-type="float" office:value="87.7073090347771">
            <text:p>87,7073090348</text:p>
          </table:table-cell>
          <table:table-cell table:formula="of:=ROUND((2*PI()+[.H223])/(2*PI())*32768;0)" office:value-type="float" office:value="32433">
            <text:p>32433</text:p>
          </table:table-cell>
          <table:table-cell table:formula="of:=ROUND([.I223]/[$input.$C$5]*65536;0)" office:value-type="float" office:value="4569">
            <text:p>4569</text:p>
          </table:table-cell>
          <table:table-cell table:number-columns-repeated="6"/>
        </table:table-row>
        <table:table-row table:style-name="ro4">
          <table:table-cell office:value-type="float" office:value="219">
            <text:p>219</text:p>
          </table:table-cell>
          <table:table-cell table:formula="of:=[.$A224]*16.7/256" office:value-type="float" office:value="14.286328125">
            <text:p>14,286328125</text:p>
          </table:table-cell>
          <table:table-cell table:formula="of:=([$input.$B$15]^2*[.$B224]-ATAN([$input.$B$12]/[.$B224])*[$input.$B$12])/[$input.$B$12]" office:value-type="float" office:value="-0.0366162927733244">
            <text:p>-0,0366162928</text:p>
          </table:table-cell>
          <table:table-cell table:formula="of:=([$input.$B$12]^2+[.$B224]^2)/([$input.$B$9]*EXP(-((ATAN([$input.$B$12]/[.$B224])+[.C224])^2/[$input.$B$15]^2)))" office:value-type="float" office:value="42.8397379368974">
            <text:p>42,8397379369</text:p>
          </table:table-cell>
          <table:table-cell table:formula="of:=ROUND((2*PI()+[.C224])/(2*PI())*32768;0)" office:value-type="float" office:value="32577">
            <text:p>32577</text:p>
          </table:table-cell>
          <table:table-cell table:formula="of:=ROUND([.D224]/[$input.$B$5]*65536;0)" office:value-type="float" office:value="3545">
            <text:p>3545</text:p>
          </table:table-cell>
          <table:table-cell table:formula="of:=[.$A224]*9.65/256" office:value-type="float" office:value="8.2552734375">
            <text:p>8,2552734375</text:p>
          </table:table-cell>
          <table:table-cell table:formula="of:=([$input.$C$15]^2*[.$G224]-ATAN([$input.$B$12]/[.$G224])*[$input.$B$12])/[$input.$B$12]" office:value-type="float" office:value="-0.0624508279175692">
            <text:p>-0,0624508279</text:p>
          </table:table-cell>
          <table:table-cell table:formula="of:=([$input.$B$12]^2+[.$G224]^2)/([$input.$C$9]*EXP(-((ATAN([$input.$B$12]/[.$G224])+[.H224])^2/[$input.$C$15]^2)))" office:value-type="float" office:value="89.0536954988393">
            <text:p>89,0536954988</text:p>
          </table:table-cell>
          <table:table-cell table:formula="of:=ROUND((2*PI()+[.H224])/(2*PI())*32768;0)" office:value-type="float" office:value="32442">
            <text:p>32442</text:p>
          </table:table-cell>
          <table:table-cell table:formula="of:=ROUND([.I224]/[$input.$C$5]*65536;0)" office:value-type="float" office:value="4639">
            <text:p>4639</text:p>
          </table:table-cell>
          <table:table-cell table:number-columns-repeated="6"/>
        </table:table-row>
        <table:table-row table:style-name="ro4">
          <table:table-cell office:value-type="float" office:value="220">
            <text:p>220</text:p>
          </table:table-cell>
          <table:table-cell table:formula="of:=[.$A225]*16.7/256" office:value-type="float" office:value="14.3515625">
            <text:p>14,3515625</text:p>
          </table:table-cell>
          <table:table-cell table:formula="of:=([$input.$B$15]^2*[.$B225]-ATAN([$input.$B$12]/[.$B225])*[$input.$B$12])/[$input.$B$12]" office:value-type="float" office:value="-0.0355242167698936">
            <text:p>-0,0355242168</text:p>
          </table:table-cell>
          <table:table-cell table:formula="of:=([$input.$B$12]^2+[.$B225]^2)/([$input.$B$9]*EXP(-((ATAN([$input.$B$12]/[.$B225])+[.C225])^2/[$input.$B$15]^2)))" office:value-type="float" office:value="43.5149028882191">
            <text:p>43,5149028882</text:p>
          </table:table-cell>
          <table:table-cell table:formula="of:=ROUND((2*PI()+[.C225])/(2*PI())*32768;0)" office:value-type="float" office:value="32583">
            <text:p>32583</text:p>
          </table:table-cell>
          <table:table-cell table:formula="of:=ROUND([.D225]/[$input.$B$5]*65536;0)" office:value-type="float" office:value="3601">
            <text:p>3601</text:p>
          </table:table-cell>
          <table:table-cell table:formula="of:=[.$A225]*9.65/256" office:value-type="float" office:value="8.29296875">
            <text:p>8,29296875</text:p>
          </table:table-cell>
          <table:table-cell table:formula="of:=([$input.$C$15]^2*[.$G225]-ATAN([$input.$B$12]/[.$G225])*[$input.$B$12])/[$input.$B$12]" office:value-type="float" office:value="-0.0606102166614809">
            <text:p>-0,0606102167</text:p>
          </table:table-cell>
          <table:table-cell table:formula="of:=([$input.$B$12]^2+[.$G225]^2)/([$input.$C$9]*EXP(-((ATAN([$input.$B$12]/[.$G225])+[.H225])^2/[$input.$C$15]^2)))" office:value-type="float" office:value="90.4203109039843">
            <text:p>90,420310904</text:p>
          </table:table-cell>
          <table:table-cell table:formula="of:=ROUND((2*PI()+[.H225])/(2*PI())*32768;0)" office:value-type="float" office:value="32452">
            <text:p>32452</text:p>
          </table:table-cell>
          <table:table-cell table:formula="of:=ROUND([.I225]/[$input.$C$5]*65536;0)" office:value-type="float" office:value="4710">
            <text:p>4710</text:p>
          </table:table-cell>
          <table:table-cell table:number-columns-repeated="6"/>
        </table:table-row>
        <table:table-row table:style-name="ro4">
          <table:table-cell office:value-type="float" office:value="221">
            <text:p>221</text:p>
          </table:table-cell>
          <table:table-cell table:formula="of:=[.$A226]*16.7/256" office:value-type="float" office:value="14.416796875">
            <text:p>14,416796875</text:p>
          </table:table-cell>
          <table:table-cell table:formula="of:=([$input.$B$15]^2*[.$B226]-ATAN([$input.$B$12]/[.$B226])*[$input.$B$12])/[$input.$B$12]" office:value-type="float" office:value="-0.0344376821363219">
            <text:p>-0,0344376821</text:p>
          </table:table-cell>
          <table:table-cell table:formula="of:=([$input.$B$12]^2+[.$B226]^2)/([$input.$B$9]*EXP(-((ATAN([$input.$B$12]/[.$B226])+[.C226])^2/[$input.$B$15]^2)))" office:value-type="float" office:value="44.2003343721368">
            <text:p>44,2003343721</text:p>
          </table:table-cell>
          <table:table-cell table:formula="of:=ROUND((2*PI()+[.C226])/(2*PI())*32768;0)" office:value-type="float" office:value="32588">
            <text:p>32588</text:p>
          </table:table-cell>
          <table:table-cell table:formula="of:=ROUND([.D226]/[$input.$B$5]*65536;0)" office:value-type="float" office:value="3657">
            <text:p>3657</text:p>
          </table:table-cell>
          <table:table-cell table:formula="of:=[.$A226]*9.65/256" office:value-type="float" office:value="8.3306640625">
            <text:p>8,3306640625</text:p>
          </table:table-cell>
          <table:table-cell table:formula="of:=([$input.$C$15]^2*[.$G226]-ATAN([$input.$B$12]/[.$G226])*[$input.$B$12])/[$input.$B$12]" office:value-type="float" office:value="-0.0587785057692117">
            <text:p>-0,0587785058</text:p>
          </table:table-cell>
          <table:table-cell table:formula="of:=([$input.$B$12]^2+[.$G226]^2)/([$input.$C$9]*EXP(-((ATAN([$input.$B$12]/[.$G226])+[.H226])^2/[$input.$C$15]^2)))" office:value-type="float" office:value="91.8074764542432">
            <text:p>91,8074764542</text:p>
          </table:table-cell>
          <table:table-cell table:formula="of:=ROUND((2*PI()+[.H226])/(2*PI())*32768;0)" office:value-type="float" office:value="32461">
            <text:p>32461</text:p>
          </table:table-cell>
          <table:table-cell table:formula="of:=ROUND([.I226]/[$input.$C$5]*65536;0)" office:value-type="float" office:value="4783">
            <text:p>4783</text:p>
          </table:table-cell>
          <table:table-cell table:number-columns-repeated="6"/>
        </table:table-row>
        <table:table-row table:style-name="ro4">
          <table:table-cell office:value-type="float" office:value="222">
            <text:p>222</text:p>
          </table:table-cell>
          <table:table-cell table:formula="of:=[.$A227]*16.7/256" office:value-type="float" office:value="14.48203125">
            <text:p>14,48203125</text:p>
          </table:table-cell>
          <table:table-cell table:formula="of:=([$input.$B$15]^2*[.$B227]-ATAN([$input.$B$12]/[.$B227])*[$input.$B$12])/[$input.$B$12]" office:value-type="float" office:value="-0.0333566158704489">
            <text:p>-0,0333566159</text:p>
          </table:table-cell>
          <table:table-cell table:formula="of:=([$input.$B$12]^2+[.$B227]^2)/([$input.$B$9]*EXP(-((ATAN([$input.$B$12]/[.$B227])+[.C227])^2/[$input.$B$15]^2)))" office:value-type="float" office:value="44.896197304398">
            <text:p>44,8961973044</text:p>
          </table:table-cell>
          <table:table-cell table:formula="of:=ROUND((2*PI()+[.C227])/(2*PI())*32768;0)" office:value-type="float" office:value="32594">
            <text:p>32594</text:p>
          </table:table-cell>
          <table:table-cell table:formula="of:=ROUND([.D227]/[$input.$B$5]*65536;0)" office:value-type="float" office:value="3715">
            <text:p>3715</text:p>
          </table:table-cell>
          <table:table-cell table:formula="of:=[.$A227]*9.65/256" office:value-type="float" office:value="8.368359375">
            <text:p>8,368359375</text:p>
          </table:table-cell>
          <table:table-cell table:formula="of:=([$input.$C$15]^2*[.$G227]-ATAN([$input.$B$12]/[.$G227])*[$input.$B$12])/[$input.$B$12]" office:value-type="float" office:value="-0.0569555836876284">
            <text:p>-0,0569555837</text:p>
          </table:table-cell>
          <table:table-cell table:formula="of:=([$input.$B$12]^2+[.$G227]^2)/([$input.$C$9]*EXP(-((ATAN([$input.$B$12]/[.$G227])+[.H227])^2/[$input.$C$15]^2)))" office:value-type="float" office:value="93.2155188424042">
            <text:p>93,2155188424</text:p>
          </table:table-cell>
          <table:table-cell table:formula="of:=ROUND((2*PI()+[.H227])/(2*PI())*32768;0)" office:value-type="float" office:value="32471">
            <text:p>32471</text:p>
          </table:table-cell>
          <table:table-cell table:formula="of:=ROUND([.I227]/[$input.$C$5]*65536;0)" office:value-type="float" office:value="4856">
            <text:p>4856</text:p>
          </table:table-cell>
          <table:table-cell table:number-columns-repeated="6"/>
        </table:table-row>
        <table:table-row table:style-name="ro4">
          <table:table-cell office:value-type="float" office:value="223">
            <text:p>223</text:p>
          </table:table-cell>
          <table:table-cell table:formula="of:=[.$A228]*16.7/256" office:value-type="float" office:value="14.547265625">
            <text:p>14,547265625</text:p>
          </table:table-cell>
          <table:table-cell table:formula="of:=([$input.$B$15]^2*[.$B228]-ATAN([$input.$B$12]/[.$B228])*[$input.$B$12])/[$input.$B$12]" office:value-type="float" office:value="-0.0322809462386124">
            <text:p>-0,0322809462</text:p>
          </table:table-cell>
          <table:table-cell table:formula="of:=([$input.$B$12]^2+[.$B228]^2)/([$input.$B$9]*EXP(-((ATAN([$input.$B$12]/[.$B228])+[.C228])^2/[$input.$B$15]^2)))" office:value-type="float" office:value="45.6026594460881">
            <text:p>45,6026594461</text:p>
          </table:table-cell>
          <table:table-cell table:formula="of:=ROUND((2*PI()+[.C228])/(2*PI())*32768;0)" office:value-type="float" office:value="32600">
            <text:p>32600</text:p>
          </table:table-cell>
          <table:table-cell table:formula="of:=ROUND([.D228]/[$input.$B$5]*65536;0)" office:value-type="float" office:value="3774">
            <text:p>3774</text:p>
          </table:table-cell>
          <table:table-cell table:formula="of:=[.$A228]*9.65/256" office:value-type="float" office:value="8.4060546875">
            <text:p>8,4060546875</text:p>
          </table:table-cell>
          <table:table-cell table:formula="of:=([$input.$C$15]^2*[.$G228]-ATAN([$input.$B$12]/[.$G228])*[$input.$B$12])/[$input.$B$12]" office:value-type="float" office:value="-0.0551413406828737">
            <text:p>-0,0551413407</text:p>
          </table:table-cell>
          <table:table-cell table:formula="of:=([$input.$B$12]^2+[.$G228]^2)/([$input.$C$9]*EXP(-((ATAN([$input.$B$12]/[.$G228])+[.H228])^2/[$input.$C$15]^2)))" office:value-type="float" office:value="94.6447703488782">
            <text:p>94,6447703489</text:p>
          </table:table-cell>
          <table:table-cell table:formula="of:=ROUND((2*PI()+[.H228])/(2*PI())*32768;0)" office:value-type="float" office:value="32480">
            <text:p>32480</text:p>
          </table:table-cell>
          <table:table-cell table:formula="of:=ROUND([.I228]/[$input.$C$5]*65536;0)" office:value-type="float" office:value="4931">
            <text:p>4931</text:p>
          </table:table-cell>
          <table:table-cell table:number-columns-repeated="6"/>
        </table:table-row>
        <table:table-row table:style-name="ro4">
          <table:table-cell office:value-type="float" office:value="224">
            <text:p>224</text:p>
          </table:table-cell>
          <table:table-cell table:formula="of:=[.$A229]*16.7/256" office:value-type="float" office:value="14.6125">
            <text:p>14,6125</text:p>
          </table:table-cell>
          <table:table-cell table:formula="of:=([$input.$B$15]^2*[.$B229]-ATAN([$input.$B$12]/[.$B229])*[$input.$B$12])/[$input.$B$12]" office:value-type="float" office:value="-0.0312106027483959">
            <text:p>-0,0312106027</text:p>
          </table:table-cell>
          <table:table-cell table:formula="of:=([$input.$B$12]^2+[.$B229]^2)/([$input.$B$9]*EXP(-((ATAN([$input.$B$12]/[.$B229])+[.C229])^2/[$input.$B$15]^2)))" office:value-type="float" office:value="46.3198914553747">
            <text:p>46,3198914554</text:p>
          </table:table-cell>
          <table:table-cell table:formula="of:=ROUND((2*PI()+[.C229])/(2*PI())*32768;0)" office:value-type="float" office:value="32605">
            <text:p>32605</text:p>
          </table:table-cell>
          <table:table-cell table:formula="of:=ROUND([.D229]/[$input.$B$5]*65536;0)" office:value-type="float" office:value="3833">
            <text:p>3833</text:p>
          </table:table-cell>
          <table:table-cell table:formula="of:=[.$A229]*9.65/256" office:value-type="float" office:value="8.44375">
            <text:p>8,44375</text:p>
          </table:table-cell>
          <table:table-cell table:formula="of:=([$input.$C$15]^2*[.$G229]-ATAN([$input.$B$12]/[.$G229])*[$input.$B$12])/[$input.$B$12]" office:value-type="float" office:value="-0.0533356688042275">
            <text:p>-0,0533356688</text:p>
          </table:table-cell>
          <table:table-cell table:formula="of:=([$input.$B$12]^2+[.$G229]^2)/([$input.$C$9]*EXP(-((ATAN([$input.$B$12]/[.$G229])+[.H229])^2/[$input.$C$15]^2)))" office:value-type="float" office:value="96.0955689424495">
            <text:p>96,0955689424</text:p>
          </table:table-cell>
          <table:table-cell table:formula="of:=ROUND((2*PI()+[.H229])/(2*PI())*32768;0)" office:value-type="float" office:value="32490">
            <text:p>32490</text:p>
          </table:table-cell>
          <table:table-cell table:formula="of:=ROUND([.I229]/[$input.$C$5]*65536;0)" office:value-type="float" office:value="5006">
            <text:p>5006</text:p>
          </table:table-cell>
          <table:table-cell table:number-columns-repeated="6"/>
        </table:table-row>
        <table:table-row table:style-name="ro4">
          <table:table-cell office:value-type="float" office:value="225">
            <text:p>225</text:p>
          </table:table-cell>
          <table:table-cell table:formula="of:=[.$A230]*16.7/256" office:value-type="float" office:value="14.677734375">
            <text:p>14,677734375</text:p>
          </table:table-cell>
          <table:table-cell table:formula="of:=([$input.$B$15]^2*[.$B230]-ATAN([$input.$B$12]/[.$B230])*[$input.$B$12])/[$input.$B$12]" office:value-type="float" office:value="-0.0301455161220692">
            <text:p>-0,0301455161</text:p>
          </table:table-cell>
          <table:table-cell table:formula="of:=([$input.$B$12]^2+[.$B230]^2)/([$input.$B$9]*EXP(-((ATAN([$input.$B$12]/[.$B230])+[.C230])^2/[$input.$B$15]^2)))" office:value-type="float" office:value="47.0480669402488">
            <text:p>47,0480669402</text:p>
          </table:table-cell>
          <table:table-cell table:formula="of:=ROUND((2*PI()+[.C230])/(2*PI())*32768;0)" office:value-type="float" office:value="32611">
            <text:p>32611</text:p>
          </table:table-cell>
          <table:table-cell table:formula="of:=ROUND([.D230]/[$input.$B$5]*65536;0)" office:value-type="float" office:value="3893">
            <text:p>3893</text:p>
          </table:table-cell>
          <table:table-cell table:formula="of:=[.$A230]*9.65/256" office:value-type="float" office:value="8.4814453125">
            <text:p>8,4814453125</text:p>
          </table:table-cell>
          <table:table-cell table:formula="of:=([$input.$C$15]^2*[.$G230]-ATAN([$input.$B$12]/[.$G230])*[$input.$B$12])/[$input.$B$12]" office:value-type="float" office:value="-0.0515384618488047">
            <text:p>-0,0515384618</text:p>
          </table:table-cell>
          <table:table-cell table:formula="of:=([$input.$B$12]^2+[.$G230]^2)/([$input.$C$9]*EXP(-((ATAN([$input.$B$12]/[.$G230])+[.H230])^2/[$input.$C$15]^2)))" office:value-type="float" office:value="97.5682583829524">
            <text:p>97,568258383</text:p>
          </table:table-cell>
          <table:table-cell table:formula="of:=ROUND((2*PI()+[.H230])/(2*PI())*32768;0)" office:value-type="float" office:value="32499">
            <text:p>32499</text:p>
          </table:table-cell>
          <table:table-cell table:formula="of:=ROUND([.I230]/[$input.$C$5]*65536;0)" office:value-type="float" office:value="5083">
            <text:p>5083</text:p>
          </table:table-cell>
          <table:table-cell table:number-columns-repeated="6"/>
        </table:table-row>
        <table:table-row table:style-name="ro4">
          <table:table-cell office:value-type="float" office:value="226">
            <text:p>226</text:p>
          </table:table-cell>
          <table:table-cell table:formula="of:=[.$A231]*16.7/256" office:value-type="float" office:value="14.74296875">
            <text:p>14,74296875</text:p>
          </table:table-cell>
          <table:table-cell table:formula="of:=([$input.$B$15]^2*[.$B231]-ATAN([$input.$B$12]/[.$B231])*[$input.$B$12])/[$input.$B$12]" office:value-type="float" office:value="-0.0290856182707054">
            <text:p>-0,0290856183</text:p>
          </table:table-cell>
          <table:table-cell table:formula="of:=([$input.$B$12]^2+[.$B231]^2)/([$input.$B$9]*EXP(-((ATAN([$input.$B$12]/[.$B231])+[.C231])^2/[$input.$B$15]^2)))" office:value-type="float" office:value="47.7873625122817">
            <text:p>47,7873625123</text:p>
          </table:table-cell>
          <table:table-cell table:formula="of:=ROUND((2*PI()+[.C231])/(2*PI())*32768;0)" office:value-type="float" office:value="32616">
            <text:p>32616</text:p>
          </table:table-cell>
          <table:table-cell table:formula="of:=ROUND([.D231]/[$input.$B$5]*65536;0)" office:value-type="float" office:value="3954">
            <text:p>3954</text:p>
          </table:table-cell>
          <table:table-cell table:formula="of:=[.$A231]*9.65/256" office:value-type="float" office:value="8.519140625">
            <text:p>8,519140625</text:p>
          </table:table-cell>
          <table:table-cell table:formula="of:=([$input.$C$15]^2*[.$G231]-ATAN([$input.$B$12]/[.$G231])*[$input.$B$12])/[$input.$B$12]" office:value-type="float" office:value="-0.0497496153270705">
            <text:p>-0,0497496153</text:p>
          </table:table-cell>
          <table:table-cell table:formula="of:=([$input.$B$12]^2+[.$G231]^2)/([$input.$C$9]*EXP(-((ATAN([$input.$B$12]/[.$G231])+[.H231])^2/[$input.$C$15]^2)))" office:value-type="float" office:value="99.0631883259089">
            <text:p>99,0631883259</text:p>
          </table:table-cell>
          <table:table-cell table:formula="of:=ROUND((2*PI()+[.H231])/(2*PI())*32768;0)" office:value-type="float" office:value="32509">
            <text:p>32509</text:p>
          </table:table-cell>
          <table:table-cell table:formula="of:=ROUND([.I231]/[$input.$C$5]*65536;0)" office:value-type="float" office:value="5161">
            <text:p>5161</text:p>
          </table:table-cell>
          <table:table-cell table:number-columns-repeated="6"/>
        </table:table-row>
        <table:table-row table:style-name="ro4">
          <table:table-cell office:value-type="float" office:value="227">
            <text:p>227</text:p>
          </table:table-cell>
          <table:table-cell table:formula="of:=[.$A232]*16.7/256" office:value-type="float" office:value="14.808203125">
            <text:p>14,808203125</text:p>
          </table:table-cell>
          <table:table-cell table:formula="of:=([$input.$B$15]^2*[.$B232]-ATAN([$input.$B$12]/[.$B232])*[$input.$B$12])/[$input.$B$12]" office:value-type="float" office:value="-0.0280308422689511">
            <text:p>-0,0280308423</text:p>
          </table:table-cell>
          <table:table-cell table:formula="of:=([$input.$B$12]^2+[.$B232]^2)/([$input.$B$9]*EXP(-((ATAN([$input.$B$12]/[.$B232])+[.C232])^2/[$input.$B$15]^2)))" office:value-type="float" office:value="48.5379578414191">
            <text:p>48,5379578414</text:p>
          </table:table-cell>
          <table:table-cell table:formula="of:=ROUND((2*PI()+[.C232])/(2*PI())*32768;0)" office:value-type="float" office:value="32622">
            <text:p>32622</text:p>
          </table:table-cell>
          <table:table-cell table:formula="of:=ROUND([.D232]/[$input.$B$5]*65536;0)" office:value-type="float" office:value="4016">
            <text:p>4016</text:p>
          </table:table-cell>
          <table:table-cell table:formula="of:=[.$A232]*9.65/256" office:value-type="float" office:value="8.5568359375">
            <text:p>8,5568359375</text:p>
          </table:table-cell>
          <table:table-cell table:formula="of:=([$input.$C$15]^2*[.$G232]-ATAN([$input.$B$12]/[.$G232])*[$input.$B$12])/[$input.$B$12]" office:value-type="float" office:value="-0.0479690264291475">
            <text:p>-0,0479690264</text:p>
          </table:table-cell>
          <table:table-cell table:formula="of:=([$input.$B$12]^2+[.$G232]^2)/([$input.$C$9]*EXP(-((ATAN([$input.$B$12]/[.$G232])+[.H232])^2/[$input.$C$15]^2)))" office:value-type="float" office:value="100.58071442917">
            <text:p>100,5807144292</text:p>
          </table:table-cell>
          <table:table-cell table:formula="of:=ROUND((2*PI()+[.H232])/(2*PI())*32768;0)" office:value-type="float" office:value="32518">
            <text:p>32518</text:p>
          </table:table-cell>
          <table:table-cell table:formula="of:=ROUND([.I232]/[$input.$C$5]*65536;0)" office:value-type="float" office:value="5240">
            <text:p>5240</text:p>
          </table:table-cell>
          <table:table-cell table:number-columns-repeated="6"/>
        </table:table-row>
        <table:table-row table:style-name="ro4">
          <table:table-cell office:value-type="float" office:value="228">
            <text:p>228</text:p>
          </table:table-cell>
          <table:table-cell table:formula="of:=[.$A233]*16.7/256" office:value-type="float" office:value="14.8734375">
            <text:p>14,8734375</text:p>
          </table:table-cell>
          <table:table-cell table:formula="of:=([$input.$B$15]^2*[.$B233]-ATAN([$input.$B$12]/[.$B233])*[$input.$B$12])/[$input.$B$12]" office:value-type="float" office:value="-0.0269811223304332">
            <text:p>-0,0269811223</text:p>
          </table:table-cell>
          <table:table-cell table:formula="of:=([$input.$B$12]^2+[.$B233]^2)/([$input.$B$9]*EXP(-((ATAN([$input.$B$12]/[.$B233])+[.C233])^2/[$input.$B$15]^2)))" office:value-type="float" office:value="49.3000357118324">
            <text:p>49,3000357118</text:p>
          </table:table-cell>
          <table:table-cell table:formula="of:=ROUND((2*PI()+[.C233])/(2*PI())*32768;0)" office:value-type="float" office:value="32627">
            <text:p>32627</text:p>
          </table:table-cell>
          <table:table-cell table:formula="of:=ROUND([.D233]/[$input.$B$5]*65536;0)" office:value-type="float" office:value="4079">
            <text:p>4079</text:p>
          </table:table-cell>
          <table:table-cell table:formula="of:=[.$A233]*9.65/256" office:value-type="float" office:value="8.59453125">
            <text:p>8,59453125</text:p>
          </table:table-cell>
          <table:table-cell table:formula="of:=([$input.$C$15]^2*[.$G233]-ATAN([$input.$B$12]/[.$G233])*[$input.$B$12])/[$input.$B$12]" office:value-type="float" office:value="-0.0461965939918983">
            <text:p>-0,046196594</text:p>
          </table:table-cell>
          <table:table-cell table:formula="of:=([$input.$B$12]^2+[.$G233]^2)/([$input.$C$9]*EXP(-((ATAN([$input.$B$12]/[.$G233])+[.H233])^2/[$input.$C$15]^2)))" office:value-type="float" office:value="102.121198461597">
            <text:p>102,1211984616</text:p>
          </table:table-cell>
          <table:table-cell table:formula="of:=ROUND((2*PI()+[.H233])/(2*PI())*32768;0)" office:value-type="float" office:value="32527">
            <text:p>32527</text:p>
          </table:table-cell>
          <table:table-cell table:formula="of:=ROUND([.I233]/[$input.$C$5]*65536;0)" office:value-type="float" office:value="5320">
            <text:p>5320</text:p>
          </table:table-cell>
          <table:table-cell table:number-columns-repeated="6"/>
        </table:table-row>
        <table:table-row table:style-name="ro4">
          <table:table-cell office:value-type="float" office:value="229">
            <text:p>229</text:p>
          </table:table-cell>
          <table:table-cell table:formula="of:=[.$A234]*16.7/256" office:value-type="float" office:value="14.938671875">
            <text:p>14,938671875</text:p>
          </table:table-cell>
          <table:table-cell table:formula="of:=([$input.$B$15]^2*[.$B234]-ATAN([$input.$B$12]/[.$B234])*[$input.$B$12])/[$input.$B$12]" office:value-type="float" office:value="-0.0259363937837822">
            <text:p>-0,0259363938</text:p>
          </table:table-cell>
          <table:table-cell table:formula="of:=([$input.$B$12]^2+[.$B234]^2)/([$input.$B$9]*EXP(-((ATAN([$input.$B$12]/[.$B234])+[.C234])^2/[$input.$B$15]^2)))" office:value-type="float" office:value="50.0737820788491">
            <text:p>50,0737820788</text:p>
          </table:table-cell>
          <table:table-cell table:formula="of:=ROUND((2*PI()+[.C234])/(2*PI())*32768;0)" office:value-type="float" office:value="32633">
            <text:p>32633</text:p>
          </table:table-cell>
          <table:table-cell table:formula="of:=ROUND([.D234]/[$input.$B$5]*65536;0)" office:value-type="float" office:value="4143">
            <text:p>4143</text:p>
          </table:table-cell>
          <table:table-cell table:formula="of:=[.$A234]*9.65/256" office:value-type="float" office:value="8.6322265625">
            <text:p>8,6322265625</text:p>
          </table:table-cell>
          <table:table-cell table:formula="of:=([$input.$C$15]^2*[.$G234]-ATAN([$input.$B$12]/[.$G234])*[$input.$B$12])/[$input.$B$12]" office:value-type="float" office:value="-0.0444322184667601">
            <text:p>-0,0444322185</text:p>
          </table:table-cell>
          <table:table-cell table:formula="of:=([$input.$B$12]^2+[.$G234]^2)/([$input.$C$9]*EXP(-((ATAN([$input.$B$12]/[.$G234])+[.H234])^2/[$input.$C$15]^2)))" office:value-type="float" office:value="103.685008413829">
            <text:p>103,6850084138</text:p>
          </table:table-cell>
          <table:table-cell table:formula="of:=ROUND((2*PI()+[.H234])/(2*PI())*32768;0)" office:value-type="float" office:value="32536">
            <text:p>32536</text:p>
          </table:table-cell>
          <table:table-cell table:formula="of:=ROUND([.I234]/[$input.$C$5]*65536;0)" office:value-type="float" office:value="5402">
            <text:p>5402</text:p>
          </table:table-cell>
          <table:table-cell table:number-columns-repeated="6"/>
        </table:table-row>
        <table:table-row table:style-name="ro4">
          <table:table-cell office:value-type="float" office:value="230">
            <text:p>230</text:p>
          </table:table-cell>
          <table:table-cell table:formula="of:=[.$A235]*16.7/256" office:value-type="float" office:value="15.00390625">
            <text:p>15,00390625</text:p>
          </table:table-cell>
          <table:table-cell table:formula="of:=([$input.$B$15]^2*[.$B235]-ATAN([$input.$B$12]/[.$B235])*[$input.$B$12])/[$input.$B$12]" office:value-type="float" office:value="-0.0248965930492553">
            <text:p>-0,024896593</text:p>
          </table:table-cell>
          <table:table-cell table:formula="of:=([$input.$B$12]^2+[.$B235]^2)/([$input.$B$9]*EXP(-((ATAN([$input.$B$12]/[.$B235])+[.C235])^2/[$input.$B$15]^2)))" office:value-type="float" office:value="50.8593861269847">
            <text:p>50,859386127</text:p>
          </table:table-cell>
          <table:table-cell table:formula="of:=ROUND((2*PI()+[.C235])/(2*PI())*32768;0)" office:value-type="float" office:value="32638">
            <text:p>32638</text:p>
          </table:table-cell>
          <table:table-cell table:formula="of:=ROUND([.D235]/[$input.$B$5]*65536;0)" office:value-type="float" office:value="4208">
            <text:p>4208</text:p>
          </table:table-cell>
          <table:table-cell table:formula="of:=[.$A235]*9.65/256" office:value-type="float" office:value="8.669921875">
            <text:p>8,669921875</text:p>
          </table:table-cell>
          <table:table-cell table:formula="of:=([$input.$C$15]^2*[.$G235]-ATAN([$input.$B$12]/[.$G235])*[$input.$B$12])/[$input.$B$12]" office:value-type="float" office:value="-0.0426758018883143">
            <text:p>-0,0426758019</text:p>
          </table:table-cell>
          <table:table-cell table:formula="of:=([$input.$B$12]^2+[.$G235]^2)/([$input.$C$9]*EXP(-((ATAN([$input.$B$12]/[.$G235])+[.H235])^2/[$input.$C$15]^2)))" office:value-type="float" office:value="105.272518611173">
            <text:p>105,2725186112</text:p>
          </table:table-cell>
          <table:table-cell table:formula="of:=ROUND((2*PI()+[.H235])/(2*PI())*32768;0)" office:value-type="float" office:value="32545">
            <text:p>32545</text:p>
          </table:table-cell>
          <table:table-cell table:formula="of:=ROUND([.I235]/[$input.$C$5]*65536;0)" office:value-type="float" office:value="5484">
            <text:p>5484</text:p>
          </table:table-cell>
          <table:table-cell table:number-columns-repeated="6"/>
        </table:table-row>
        <table:table-row table:style-name="ro4">
          <table:table-cell office:value-type="float" office:value="231">
            <text:p>231</text:p>
          </table:table-cell>
          <table:table-cell table:formula="of:=[.$A236]*16.7/256" office:value-type="float" office:value="15.069140625">
            <text:p>15,069140625</text:p>
          </table:table-cell>
          <table:table-cell table:formula="of:=([$input.$B$15]^2*[.$B236]-ATAN([$input.$B$12]/[.$B236])*[$input.$B$12])/[$input.$B$12]" office:value-type="float" office:value="-0.0238616576159407">
            <text:p>-0,0238616576</text:p>
          </table:table-cell>
          <table:table-cell table:formula="of:=([$input.$B$12]^2+[.$B236]^2)/([$input.$B$9]*EXP(-((ATAN([$input.$B$12]/[.$B236])+[.C236])^2/[$input.$B$15]^2)))" office:value-type="float" office:value="51.6570403290969">
            <text:p>51,6570403291</text:p>
          </table:table-cell>
          <table:table-cell table:formula="of:=ROUND((2*PI()+[.C236])/(2*PI())*32768;0)" office:value-type="float" office:value="32644">
            <text:p>32644</text:p>
          </table:table-cell>
          <table:table-cell table:formula="of:=ROUND([.D236]/[$input.$B$5]*65536;0)" office:value-type="float" office:value="4274">
            <text:p>4274</text:p>
          </table:table-cell>
          <table:table-cell table:formula="of:=[.$A236]*9.65/256" office:value-type="float" office:value="8.7076171875">
            <text:p>8,7076171875</text:p>
          </table:table-cell>
          <table:table-cell table:formula="of:=([$input.$C$15]^2*[.$G236]-ATAN([$input.$B$12]/[.$G236])*[$input.$B$12])/[$input.$B$12]" office:value-type="float" office:value="-0.0409272478435708">
            <text:p>-0,0409272478</text:p>
          </table:table-cell>
          <table:table-cell table:formula="of:=([$input.$B$12]^2+[.$G236]^2)/([$input.$C$9]*EXP(-((ATAN([$input.$B$12]/[.$G236])+[.H236])^2/[$input.$C$15]^2)))" office:value-type="float" office:value="106.884109828661">
            <text:p>106,8841098287</text:p>
          </table:table-cell>
          <table:table-cell table:formula="of:=ROUND((2*PI()+[.H236])/(2*PI())*32768;0)" office:value-type="float" office:value="32555">
            <text:p>32555</text:p>
          </table:table-cell>
          <table:table-cell table:formula="of:=ROUND([.I236]/[$input.$C$5]*65536;0)" office:value-type="float" office:value="5568">
            <text:p>5568</text:p>
          </table:table-cell>
          <table:table-cell table:number-columns-repeated="6"/>
        </table:table-row>
        <table:table-row table:style-name="ro4">
          <table:table-cell office:value-type="float" office:value="232">
            <text:p>232</text:p>
          </table:table-cell>
          <table:table-cell table:formula="of:=[.$A237]*16.7/256" office:value-type="float" office:value="15.134375">
            <text:p>15,134375</text:p>
          </table:table-cell>
          <table:table-cell table:formula="of:=([$input.$B$15]^2*[.$B237]-ATAN([$input.$B$12]/[.$B237])*[$input.$B$12])/[$input.$B$12]" office:value-type="float" office:value="-0.0228315260195285">
            <text:p>-0,022831526</text:p>
          </table:table-cell>
          <table:table-cell table:formula="of:=([$input.$B$12]^2+[.$B237]^2)/([$input.$B$9]*EXP(-((ATAN([$input.$B$12]/[.$B237])+[.C237])^2/[$input.$B$15]^2)))" office:value-type="float" office:value="52.4669405066861">
            <text:p>52,4669405067</text:p>
          </table:table-cell>
          <table:table-cell table:formula="of:=ROUND((2*PI()+[.C237])/(2*PI())*32768;0)" office:value-type="float" office:value="32649">
            <text:p>32649</text:p>
          </table:table-cell>
          <table:table-cell table:formula="of:=ROUND([.D237]/[$input.$B$5]*65536;0)" office:value-type="float" office:value="4342">
            <text:p>4342</text:p>
          </table:table-cell>
          <table:table-cell table:formula="of:=[.$A237]*9.65/256" office:value-type="float" office:value="8.7453125">
            <text:p>8,7453125</text:p>
          </table:table-cell>
          <table:table-cell table:formula="of:=([$input.$C$15]^2*[.$G237]-ATAN([$input.$B$12]/[.$G237])*[$input.$B$12])/[$input.$B$12]" office:value-type="float" office:value="-0.0391864614419483">
            <text:p>-0,0391864614</text:p>
          </table:table-cell>
          <table:table-cell table:formula="of:=([$input.$B$12]^2+[.$G237]^2)/([$input.$C$9]*EXP(-((ATAN([$input.$B$12]/[.$G237])+[.H237])^2/[$input.$C$15]^2)))" office:value-type="float" office:value="108.520169408317">
            <text:p>108,5201694083</text:p>
          </table:table-cell>
          <table:table-cell table:formula="of:=ROUND((2*PI()+[.H237])/(2*PI())*32768;0)" office:value-type="float" office:value="32564">
            <text:p>32564</text:p>
          </table:table-cell>
          <table:table-cell table:formula="of:=ROUND([.I237]/[$input.$C$5]*65536;0)" office:value-type="float" office:value="5653">
            <text:p>5653</text:p>
          </table:table-cell>
          <table:table-cell table:number-columns-repeated="6"/>
        </table:table-row>
        <table:table-row table:style-name="ro4">
          <table:table-cell office:value-type="float" office:value="233">
            <text:p>233</text:p>
          </table:table-cell>
          <table:table-cell table:formula="of:=[.$A238]*16.7/256" office:value-type="float" office:value="15.199609375">
            <text:p>15,199609375</text:p>
          </table:table-cell>
          <table:table-cell table:formula="of:=([$input.$B$15]^2*[.$B238]-ATAN([$input.$B$12]/[.$B238])*[$input.$B$12])/[$input.$B$12]" office:value-type="float" office:value="-0.0218061378206289">
            <text:p>-0,0218061378</text:p>
          </table:table-cell>
          <table:table-cell table:formula="of:=([$input.$B$12]^2+[.$B238]^2)/([$input.$B$9]*EXP(-((ATAN([$input.$B$12]/[.$B238])+[.C238])^2/[$input.$B$15]^2)))" office:value-type="float" office:value="53.289285891365">
            <text:p>53,2892858914</text:p>
          </table:table-cell>
          <table:table-cell table:formula="of:=ROUND((2*PI()+[.C238])/(2*PI())*32768;0)" office:value-type="float" office:value="32654">
            <text:p>32654</text:p>
          </table:table-cell>
          <table:table-cell table:formula="of:=ROUND([.D238]/[$input.$B$5]*65536;0)" office:value-type="float" office:value="4410">
            <text:p>4410</text:p>
          </table:table-cell>
          <table:table-cell table:formula="of:=[.$A238]*9.65/256" office:value-type="float" office:value="8.7830078125">
            <text:p>8,7830078125</text:p>
          </table:table-cell>
          <table:table-cell table:formula="of:=([$input.$C$15]^2*[.$G238]-ATAN([$input.$B$12]/[.$G238])*[$input.$B$12])/[$input.$B$12]" office:value-type="float" office:value="-0.0374533492859339">
            <text:p>-0,0374533493</text:p>
          </table:table-cell>
          <table:table-cell table:formula="of:=([$input.$B$12]^2+[.$G238]^2)/([$input.$C$9]*EXP(-((ATAN([$input.$B$12]/[.$G238])+[.H238])^2/[$input.$C$15]^2)))" office:value-type="float" office:value="110.181091378689">
            <text:p>110,1810913787</text:p>
          </table:table-cell>
          <table:table-cell table:formula="of:=ROUND((2*PI()+[.H238])/(2*PI())*32768;0)" office:value-type="float" office:value="32573">
            <text:p>32573</text:p>
          </table:table-cell>
          <table:table-cell table:formula="of:=ROUND([.I238]/[$input.$C$5]*65536;0)" office:value-type="float" office:value="5740">
            <text:p>5740</text:p>
          </table:table-cell>
          <table:table-cell table:number-columns-repeated="6"/>
        </table:table-row>
        <table:table-row table:style-name="ro4">
          <table:table-cell office:value-type="float" office:value="234">
            <text:p>234</text:p>
          </table:table-cell>
          <table:table-cell table:formula="of:=[.$A239]*16.7/256" office:value-type="float" office:value="15.26484375">
            <text:p>15,26484375</text:p>
          </table:table-cell>
          <table:table-cell table:formula="of:=([$input.$B$15]^2*[.$B239]-ATAN([$input.$B$12]/[.$B239])*[$input.$B$12])/[$input.$B$12]" office:value-type="float" office:value="-0.0207854335836253">
            <text:p>-0,0207854336</text:p>
          </table:table-cell>
          <table:table-cell table:formula="of:=([$input.$B$12]^2+[.$B239]^2)/([$input.$B$9]*EXP(-((ATAN([$input.$B$12]/[.$B239])+[.C239])^2/[$input.$B$15]^2)))" office:value-type="float" office:value="54.124279187521">
            <text:p>54,1242791875</text:p>
          </table:table-cell>
          <table:table-cell table:formula="of:=ROUND((2*PI()+[.C239])/(2*PI())*32768;0)" office:value-type="float" office:value="32660">
            <text:p>32660</text:p>
          </table:table-cell>
          <table:table-cell table:formula="of:=ROUND([.D239]/[$input.$B$5]*65536;0)" office:value-type="float" office:value="4479">
            <text:p>4479</text:p>
          </table:table-cell>
          <table:table-cell table:formula="of:=[.$A239]*9.65/256" office:value-type="float" office:value="8.820703125">
            <text:p>8,820703125</text:p>
          </table:table-cell>
          <table:table-cell table:formula="of:=([$input.$C$15]^2*[.$G239]-ATAN([$input.$B$12]/[.$G239])*[$input.$B$12])/[$input.$B$12]" office:value-type="float" office:value="-0.0357278194424041">
            <text:p>-0,0357278194</text:p>
          </table:table-cell>
          <table:table-cell table:formula="of:=([$input.$B$12]^2+[.$G239]^2)/([$input.$C$9]*EXP(-((ATAN([$input.$B$12]/[.$G239])+[.H239])^2/[$input.$C$15]^2)))" office:value-type="float" office:value="111.867276576665">
            <text:p>111,8672765767</text:p>
          </table:table-cell>
          <table:table-cell table:formula="of:=ROUND((2*PI()+[.H239])/(2*PI())*32768;0)" office:value-type="float" office:value="32582">
            <text:p>32582</text:p>
          </table:table-cell>
          <table:table-cell table:formula="of:=ROUND([.I239]/[$input.$C$5]*65536;0)" office:value-type="float" office:value="5828">
            <text:p>5828</text:p>
          </table:table-cell>
          <table:table-cell table:number-columns-repeated="6"/>
        </table:table-row>
        <table:table-row table:style-name="ro4">
          <table:table-cell office:value-type="float" office:value="235">
            <text:p>235</text:p>
          </table:table-cell>
          <table:table-cell table:formula="of:=[.$A240]*16.7/256" office:value-type="float" office:value="15.330078125">
            <text:p>15,330078125</text:p>
          </table:table-cell>
          <table:table-cell table:formula="of:=([$input.$B$15]^2*[.$B240]-ATAN([$input.$B$12]/[.$B240])*[$input.$B$12])/[$input.$B$12]" office:value-type="float" office:value="-0.0197693548560451">
            <text:p>-0,0197693549</text:p>
          </table:table-cell>
          <table:table-cell table:formula="of:=([$input.$B$12]^2+[.$B240]^2)/([$input.$B$9]*EXP(-((ATAN([$input.$B$12]/[.$B240])+[.C240])^2/[$input.$B$15]^2)))" office:value-type="float" office:value="54.972126636196">
            <text:p>54,9721266362</text:p>
          </table:table-cell>
          <table:table-cell table:formula="of:=ROUND((2*PI()+[.C240])/(2*PI())*32768;0)" office:value-type="float" office:value="32665">
            <text:p>32665</text:p>
          </table:table-cell>
          <table:table-cell table:formula="of:=ROUND([.D240]/[$input.$B$5]*65536;0)" office:value-type="float" office:value="4549">
            <text:p>4549</text:p>
          </table:table-cell>
          <table:table-cell table:formula="of:=[.$A240]*9.65/256" office:value-type="float" office:value="8.8583984375">
            <text:p>8,8583984375</text:p>
          </table:table-cell>
          <table:table-cell table:formula="of:=([$input.$C$15]^2*[.$G240]-ATAN([$input.$B$12]/[.$G240])*[$input.$B$12])/[$input.$B$12]" office:value-type="float" office:value="-0.0340097814145888">
            <text:p>-0,0340097814</text:p>
          </table:table-cell>
          <table:table-cell table:formula="of:=([$input.$B$12]^2+[.$G240]^2)/([$input.$C$9]*EXP(-((ATAN([$input.$B$12]/[.$G240])+[.H240])^2/[$input.$C$15]^2)))" office:value-type="float" office:value="113.579132771654">
            <text:p>113,5791327717</text:p>
          </table:table-cell>
          <table:table-cell table:formula="of:=ROUND((2*PI()+[.H240])/(2*PI())*32768;0)" office:value-type="float" office:value="32591">
            <text:p>32591</text:p>
          </table:table-cell>
          <table:table-cell table:formula="of:=ROUND([.I240]/[$input.$C$5]*65536;0)" office:value-type="float" office:value="5917">
            <text:p>5917</text:p>
          </table:table-cell>
          <table:table-cell table:number-columns-repeated="6"/>
        </table:table-row>
        <table:table-row table:style-name="ro4">
          <table:table-cell office:value-type="float" office:value="236">
            <text:p>236</text:p>
          </table:table-cell>
          <table:table-cell table:formula="of:=[.$A241]*16.7/256" office:value-type="float" office:value="15.3953125">
            <text:p>15,3953125</text:p>
          </table:table-cell>
          <table:table-cell table:formula="of:=([$input.$B$15]^2*[.$B241]-ATAN([$input.$B$12]/[.$B241])*[$input.$B$12])/[$input.$B$12]" office:value-type="float" office:value="-0.0187578441484338">
            <text:p>-0,0187578441</text:p>
          </table:table-cell>
          <table:table-cell table:formula="of:=([$input.$B$12]^2+[.$B241]^2)/([$input.$B$9]*EXP(-((ATAN([$input.$B$12]/[.$B241])+[.C241])^2/[$input.$B$15]^2)))" office:value-type="float" office:value="55.8330380802074">
            <text:p>55,8330380802</text:p>
          </table:table-cell>
          <table:table-cell table:formula="of:=ROUND((2*PI()+[.C241])/(2*PI())*32768;0)" office:value-type="float" office:value="32670">
            <text:p>32670</text:p>
          </table:table-cell>
          <table:table-cell table:formula="of:=ROUND([.D241]/[$input.$B$5]*65536;0)" office:value-type="float" office:value="4620">
            <text:p>4620</text:p>
          </table:table-cell>
          <table:table-cell table:formula="of:=[.$A241]*9.65/256" office:value-type="float" office:value="8.89609375">
            <text:p>8,89609375</text:p>
          </table:table-cell>
          <table:table-cell table:formula="of:=([$input.$C$15]^2*[.$G241]-ATAN([$input.$B$12]/[.$G241])*[$input.$B$12])/[$input.$B$12]" office:value-type="float" office:value="-0.0322991461146655">
            <text:p>-0,0322991461</text:p>
          </table:table-cell>
          <table:table-cell table:formula="of:=([$input.$B$12]^2+[.$G241]^2)/([$input.$C$9]*EXP(-((ATAN([$input.$B$12]/[.$G241])+[.H241])^2/[$input.$C$15]^2)))" office:value-type="float" office:value="115.317074792149">
            <text:p>115,3170747922</text:p>
          </table:table-cell>
          <table:table-cell table:formula="of:=ROUND((2*PI()+[.H241])/(2*PI())*32768;0)" office:value-type="float" office:value="32600">
            <text:p>32600</text:p>
          </table:table-cell>
          <table:table-cell table:formula="of:=ROUND([.I241]/[$input.$C$5]*65536;0)" office:value-type="float" office:value="6007">
            <text:p>6007</text:p>
          </table:table-cell>
          <table:table-cell table:number-columns-repeated="6"/>
        </table:table-row>
        <table:table-row table:style-name="ro4">
          <table:table-cell office:value-type="float" office:value="237">
            <text:p>237</text:p>
          </table:table-cell>
          <table:table-cell table:formula="of:=[.$A242]*16.7/256" office:value-type="float" office:value="15.460546875">
            <text:p>15,460546875</text:p>
          </table:table-cell>
          <table:table-cell table:formula="of:=([$input.$B$15]^2*[.$B242]-ATAN([$input.$B$12]/[.$B242])*[$input.$B$12])/[$input.$B$12]" office:value-type="float" office:value="-0.0177508449147192">
            <text:p>-0,0177508449</text:p>
          </table:table-cell>
          <table:table-cell table:formula="of:=([$input.$B$12]^2+[.$B242]^2)/([$input.$B$9]*EXP(-((ATAN([$input.$B$12]/[.$B242])+[.C242])^2/[$input.$B$15]^2)))" office:value-type="float" office:value="56.7072270305368">
            <text:p>56,7072270305</text:p>
          </table:table-cell>
          <table:table-cell table:formula="of:=ROUND((2*PI()+[.C242])/(2*PI())*32768;0)" office:value-type="float" office:value="32675">
            <text:p>32675</text:p>
          </table:table-cell>
          <table:table-cell table:formula="of:=ROUND([.D242]/[$input.$B$5]*65536;0)" office:value-type="float" office:value="4692">
            <text:p>4692</text:p>
          </table:table-cell>
          <table:table-cell table:formula="of:=[.$A242]*9.65/256" office:value-type="float" office:value="8.9337890625">
            <text:p>8,9337890625</text:p>
          </table:table-cell>
          <table:table-cell table:formula="of:=([$input.$C$15]^2*[.$G242]-ATAN([$input.$B$12]/[.$G242])*[$input.$B$12])/[$input.$B$12]" office:value-type="float" office:value="-0.0305958258369637">
            <text:p>-0,0305958258</text:p>
          </table:table-cell>
          <table:table-cell table:formula="of:=([$input.$B$12]^2+[.$G242]^2)/([$input.$C$9]*EXP(-((ATAN([$input.$B$12]/[.$G242])+[.H242])^2/[$input.$C$15]^2)))" office:value-type="float" office:value="117.081524654739">
            <text:p>117,0815246547</text:p>
          </table:table-cell>
          <table:table-cell table:formula="of:=ROUND((2*PI()+[.H242])/(2*PI())*32768;0)" office:value-type="float" office:value="32608">
            <text:p>32608</text:p>
          </table:table-cell>
          <table:table-cell table:formula="of:=ROUND([.I242]/[$input.$C$5]*65536;0)" office:value-type="float" office:value="6099">
            <text:p>6099</text:p>
          </table:table-cell>
          <table:table-cell table:number-columns-repeated="6"/>
        </table:table-row>
        <table:table-row table:style-name="ro4">
          <table:table-cell office:value-type="float" office:value="238">
            <text:p>238</text:p>
          </table:table-cell>
          <table:table-cell table:formula="of:=[.$A243]*16.7/256" office:value-type="float" office:value="15.52578125">
            <text:p>15,52578125</text:p>
          </table:table-cell>
          <table:table-cell table:formula="of:=([$input.$B$15]^2*[.$B243]-ATAN([$input.$B$12]/[.$B243])*[$input.$B$12])/[$input.$B$12]" office:value-type="float" office:value="-0.0167483015330504">
            <text:p>-0,0167483015</text:p>
          </table:table-cell>
          <table:table-cell table:formula="of:=([$input.$B$12]^2+[.$B243]^2)/([$input.$B$9]*EXP(-((ATAN([$input.$B$12]/[.$B243])+[.C243])^2/[$input.$B$15]^2)))" office:value-type="float" office:value="57.5949107340113">
            <text:p>57,594910734</text:p>
          </table:table-cell>
          <table:table-cell table:formula="of:=ROUND((2*PI()+[.C243])/(2*PI())*32768;0)" office:value-type="float" office:value="32681">
            <text:p>32681</text:p>
          </table:table-cell>
          <table:table-cell table:formula="of:=ROUND([.D243]/[$input.$B$5]*65536;0)" office:value-type="float" office:value="4766">
            <text:p>4766</text:p>
          </table:table-cell>
          <table:table-cell table:formula="of:=[.$A243]*9.65/256" office:value-type="float" office:value="8.971484375">
            <text:p>8,971484375</text:p>
          </table:table-cell>
          <table:table-cell table:formula="of:=([$input.$C$15]^2*[.$G243]-ATAN([$input.$B$12]/[.$G243])*[$input.$B$12])/[$input.$B$12]" office:value-type="float" office:value="-0.0288997342317662">
            <text:p>-0,0288997342</text:p>
          </table:table-cell>
          <table:table-cell table:formula="of:=([$input.$B$12]^2+[.$G243]^2)/([$input.$C$9]*EXP(-((ATAN([$input.$B$12]/[.$G243])+[.H243])^2/[$input.$C$15]^2)))" office:value-type="float" office:value="118.872911695613">
            <text:p>118,8729116956</text:p>
          </table:table-cell>
          <table:table-cell table:formula="of:=ROUND((2*PI()+[.H243])/(2*PI())*32768;0)" office:value-type="float" office:value="32617">
            <text:p>32617</text:p>
          </table:table-cell>
          <table:table-cell table:formula="of:=ROUND([.I243]/[$input.$C$5]*65536;0)" office:value-type="float" office:value="6193">
            <text:p>6193</text:p>
          </table:table-cell>
          <table:table-cell table:number-columns-repeated="6"/>
        </table:table-row>
        <table:table-row table:style-name="ro4">
          <table:table-cell office:value-type="float" office:value="239">
            <text:p>239</text:p>
          </table:table-cell>
          <table:table-cell table:formula="of:=[.$A244]*16.7/256" office:value-type="float" office:value="15.591015625">
            <text:p>15,591015625</text:p>
          </table:table-cell>
          <table:table-cell table:formula="of:=([$input.$B$15]^2*[.$B244]-ATAN([$input.$B$12]/[.$B244])*[$input.$B$12])/[$input.$B$12]" office:value-type="float" office:value="-0.0157501592871002">
            <text:p>-0,0157501593</text:p>
          </table:table-cell>
          <table:table-cell table:formula="of:=([$input.$B$12]^2+[.$B244]^2)/([$input.$B$9]*EXP(-((ATAN([$input.$B$12]/[.$B244])+[.C244])^2/[$input.$B$15]^2)))" office:value-type="float" office:value="58.4963102423044">
            <text:p>58,4963102423</text:p>
          </table:table-cell>
          <table:table-cell table:formula="of:=ROUND((2*PI()+[.C244])/(2*PI())*32768;0)" office:value-type="float" office:value="32686">
            <text:p>32686</text:p>
          </table:table-cell>
          <table:table-cell table:formula="of:=ROUND([.D244]/[$input.$B$5]*65536;0)" office:value-type="float" office:value="4840">
            <text:p>4840</text:p>
          </table:table-cell>
          <table:table-cell table:formula="of:=[.$A244]*9.65/256" office:value-type="float" office:value="9.0091796875">
            <text:p>9,0091796875</text:p>
          </table:table-cell>
          <table:table-cell table:formula="of:=([$input.$C$15]^2*[.$G244]-ATAN([$input.$B$12]/[.$G244])*[$input.$B$12])/[$input.$B$12]" office:value-type="float" office:value="-0.0272107862796926">
            <text:p>-0,0272107863</text:p>
          </table:table-cell>
          <table:table-cell table:formula="of:=([$input.$B$12]^2+[.$G244]^2)/([$input.$C$9]*EXP(-((ATAN([$input.$B$12]/[.$G244])+[.H244])^2/[$input.$C$15]^2)))" office:value-type="float" office:value="120.691672704604">
            <text:p>120,6916727046</text:p>
          </table:table-cell>
          <table:table-cell table:formula="of:=ROUND((2*PI()+[.H244])/(2*PI())*32768;0)" office:value-type="float" office:value="32626">
            <text:p>32626</text:p>
          </table:table-cell>
          <table:table-cell table:formula="of:=ROUND([.I244]/[$input.$C$5]*65536;0)" office:value-type="float" office:value="6287">
            <text:p>6287</text:p>
          </table:table-cell>
          <table:table-cell table:number-columns-repeated="6"/>
        </table:table-row>
        <table:table-row table:style-name="ro4">
          <table:table-cell office:value-type="float" office:value="240">
            <text:p>240</text:p>
          </table:table-cell>
          <table:table-cell table:formula="of:=[.$A245]*16.7/256" office:value-type="float" office:value="15.65625">
            <text:p>15,65625</text:p>
          </table:table-cell>
          <table:table-cell table:formula="of:=([$input.$B$15]^2*[.$B245]-ATAN([$input.$B$12]/[.$B245])*[$input.$B$12])/[$input.$B$12]" office:value-type="float" office:value="-0.014756364347816">
            <text:p>-0,0147563643</text:p>
          </table:table-cell>
          <table:table-cell table:formula="of:=([$input.$B$12]^2+[.$B245]^2)/([$input.$B$9]*EXP(-((ATAN([$input.$B$12]/[.$B245])+[.C245])^2/[$input.$B$15]^2)))" office:value-type="float" office:value="59.4116504822828">
            <text:p>59,4116504823</text:p>
          </table:table-cell>
          <table:table-cell table:formula="of:=ROUND((2*PI()+[.C245])/(2*PI())*32768;0)" office:value-type="float" office:value="32691">
            <text:p>32691</text:p>
          </table:table-cell>
          <table:table-cell table:formula="of:=ROUND([.D245]/[$input.$B$5]*65536;0)" office:value-type="float" office:value="4916">
            <text:p>4916</text:p>
          </table:table-cell>
          <table:table-cell table:formula="of:=[.$A245]*9.65/256" office:value-type="float" office:value="9.046875">
            <text:p>9,046875</text:p>
          </table:table-cell>
          <table:table-cell table:formula="of:=([$input.$C$15]^2*[.$G245]-ATAN([$input.$B$12]/[.$G245])*[$input.$B$12])/[$input.$B$12]" office:value-type="float" office:value="-0.0255288982666481">
            <text:p>-0,0255288983</text:p>
          </table:table-cell>
          <table:table-cell table:formula="of:=([$input.$B$12]^2+[.$G245]^2)/([$input.$C$9]*EXP(-((ATAN([$input.$B$12]/[.$G245])+[.H245])^2/[$input.$C$15]^2)))" office:value-type="float" office:value="122.538252061832">
            <text:p>122,5382520618</text:p>
          </table:table-cell>
          <table:table-cell table:formula="of:=ROUND((2*PI()+[.H245])/(2*PI())*32768;0)" office:value-type="float" office:value="32635">
            <text:p>32635</text:p>
          </table:table-cell>
          <table:table-cell table:formula="of:=ROUND([.I245]/[$input.$C$5]*65536;0)" office:value-type="float" office:value="6384">
            <text:p>6384</text:p>
          </table:table-cell>
          <table:table-cell table:number-columns-repeated="6"/>
        </table:table-row>
        <table:table-row table:style-name="ro4">
          <table:table-cell office:value-type="float" office:value="241">
            <text:p>241</text:p>
          </table:table-cell>
          <table:table-cell table:formula="of:=[.$A246]*16.7/256" office:value-type="float" office:value="15.721484375">
            <text:p>15,721484375</text:p>
          </table:table-cell>
          <table:table-cell table:formula="of:=([$input.$B$15]^2*[.$B246]-ATAN([$input.$B$12]/[.$B246])*[$input.$B$12])/[$input.$B$12]" office:value-type="float" office:value="-0.0137668637556084">
            <text:p>-0,0137668638</text:p>
          </table:table-cell>
          <table:table-cell table:formula="of:=([$input.$B$12]^2+[.$B246]^2)/([$input.$B$9]*EXP(-((ATAN([$input.$B$12]/[.$B246])+[.C246])^2/[$input.$B$15]^2)))" office:value-type="float" office:value="60.3411603277268">
            <text:p>60,3411603277</text:p>
          </table:table-cell>
          <table:table-cell table:formula="of:=ROUND((2*PI()+[.C246])/(2*PI())*32768;0)" office:value-type="float" office:value="32696">
            <text:p>32696</text:p>
          </table:table-cell>
          <table:table-cell table:formula="of:=ROUND([.D246]/[$input.$B$5]*65536;0)" office:value-type="float" office:value="4993">
            <text:p>4993</text:p>
          </table:table-cell>
          <table:table-cell table:formula="of:=[.$A246]*9.65/256" office:value-type="float" office:value="9.0845703125">
            <text:p>9,0845703125</text:p>
          </table:table-cell>
          <table:table-cell table:formula="of:=([$input.$C$15]^2*[.$G246]-ATAN([$input.$B$12]/[.$G246])*[$input.$B$12])/[$input.$B$12]" office:value-type="float" office:value="-0.0238539877593269">
            <text:p>-0,0238539878</text:p>
          </table:table-cell>
          <table:table-cell table:formula="of:=([$input.$B$12]^2+[.$G246]^2)/([$input.$C$9]*EXP(-((ATAN([$input.$B$12]/[.$G246])+[.H246])^2/[$input.$C$15]^2)))" office:value-type="float" office:value="124.413101876989">
            <text:p>124,413101877</text:p>
          </table:table-cell>
          <table:table-cell table:formula="of:=ROUND((2*PI()+[.H246])/(2*PI())*32768;0)" office:value-type="float" office:value="32644">
            <text:p>32644</text:p>
          </table:table-cell>
          <table:table-cell table:formula="of:=ROUND([.I246]/[$input.$C$5]*65536;0)" office:value-type="float" office:value="6481">
            <text:p>6481</text:p>
          </table:table-cell>
          <table:table-cell table:number-columns-repeated="6"/>
        </table:table-row>
        <table:table-row table:style-name="ro4">
          <table:table-cell office:value-type="float" office:value="242">
            <text:p>242</text:p>
          </table:table-cell>
          <table:table-cell table:formula="of:=[.$A247]*16.7/256" office:value-type="float" office:value="15.78671875">
            <text:p>15,78671875</text:p>
          </table:table-cell>
          <table:table-cell table:formula="of:=([$input.$B$15]^2*[.$B247]-ATAN([$input.$B$12]/[.$B247])*[$input.$B$12])/[$input.$B$12]" office:value-type="float" office:value="-0.0127816054029638">
            <text:p>-0,0127816054</text:p>
          </table:table-cell>
          <table:table-cell table:formula="of:=([$input.$B$12]^2+[.$B247]^2)/([$input.$B$9]*EXP(-((ATAN([$input.$B$12]/[.$B247])+[.C247])^2/[$input.$B$15]^2)))" office:value-type="float" office:value="61.2850726724533">
            <text:p>61,2850726725</text:p>
          </table:table-cell>
          <table:table-cell table:formula="of:=ROUND((2*PI()+[.C247])/(2*PI())*32768;0)" office:value-type="float" office:value="32701">
            <text:p>32701</text:p>
          </table:table-cell>
          <table:table-cell table:formula="of:=ROUND([.D247]/[$input.$B$5]*65536;0)" office:value-type="float" office:value="5071">
            <text:p>5071</text:p>
          </table:table-cell>
          <table:table-cell table:formula="of:=[.$A247]*9.65/256" office:value-type="float" office:value="9.122265625">
            <text:p>9,122265625</text:p>
          </table:table-cell>
          <table:table-cell table:formula="of:=([$input.$C$15]^2*[.$G247]-ATAN([$input.$B$12]/[.$G247])*[$input.$B$12])/[$input.$B$12]" office:value-type="float" office:value="-0.0221859735812519">
            <text:p>-0,0221859736</text:p>
          </table:table-cell>
          <table:table-cell table:formula="of:=([$input.$B$12]^2+[.$G247]^2)/([$input.$C$9]*EXP(-((ATAN([$input.$B$12]/[.$G247])+[.H247])^2/[$input.$C$15]^2)))" office:value-type="float" office:value="126.316682131329">
            <text:p>126,3166821313</text:p>
          </table:table-cell>
          <table:table-cell table:formula="of:=ROUND((2*PI()+[.H247])/(2*PI())*32768;0)" office:value-type="float" office:value="32652">
            <text:p>32652</text:p>
          </table:table-cell>
          <table:table-cell table:formula="of:=ROUND([.I247]/[$input.$C$5]*65536;0)" office:value-type="float" office:value="6581">
            <text:p>6581</text:p>
          </table:table-cell>
          <table:table-cell table:number-columns-repeated="6"/>
        </table:table-row>
        <table:table-row table:style-name="ro4">
          <table:table-cell office:value-type="float" office:value="243">
            <text:p>243</text:p>
          </table:table-cell>
          <table:table-cell table:formula="of:=[.$A248]*16.7/256" office:value-type="float" office:value="15.851953125">
            <text:p>15,851953125</text:p>
          </table:table-cell>
          <table:table-cell table:formula="of:=([$input.$B$15]^2*[.$B248]-ATAN([$input.$B$12]/[.$B248])*[$input.$B$12])/[$input.$B$12]" office:value-type="float" office:value="-0.0118005380174718">
            <text:p>-0,011800538</text:p>
          </table:table-cell>
          <table:table-cell table:formula="of:=([$input.$B$12]^2+[.$B248]^2)/([$input.$B$9]*EXP(-((ATAN([$input.$B$12]/[.$B248])+[.C248])^2/[$input.$B$15]^2)))" office:value-type="float" office:value="62.243624504868">
            <text:p>62,2436245049</text:p>
          </table:table-cell>
          <table:table-cell table:formula="of:=ROUND((2*PI()+[.C248])/(2*PI())*32768;0)" office:value-type="float" office:value="32706">
            <text:p>32706</text:p>
          </table:table-cell>
          <table:table-cell table:formula="of:=ROUND([.D248]/[$input.$B$5]*65536;0)" office:value-type="float" office:value="5151">
            <text:p>5151</text:p>
          </table:table-cell>
          <table:table-cell table:formula="of:=[.$A248]*9.65/256" office:value-type="float" office:value="9.1599609375">
            <text:p>9,1599609375</text:p>
          </table:table-cell>
          <table:table-cell table:formula="of:=([$input.$C$15]^2*[.$G248]-ATAN([$input.$B$12]/[.$G248])*[$input.$B$12])/[$input.$B$12]" office:value-type="float" office:value="-0.0205247757893418">
            <text:p>-0,0205247758</text:p>
          </table:table-cell>
          <table:table-cell table:formula="of:=([$input.$B$12]^2+[.$G248]^2)/([$input.$C$9]*EXP(-((ATAN([$input.$B$12]/[.$G248])+[.H248])^2/[$input.$C$15]^2)))" office:value-type="float" office:value="128.249460822407">
            <text:p>128,2494608224</text:p>
          </table:table-cell>
          <table:table-cell table:formula="of:=ROUND((2*PI()+[.H248])/(2*PI())*32768;0)" office:value-type="float" office:value="32661">
            <text:p>32661</text:p>
          </table:table-cell>
          <table:table-cell table:formula="of:=ROUND([.I248]/[$input.$C$5]*65536;0)" office:value-type="float" office:value="6681">
            <text:p>6681</text:p>
          </table:table-cell>
          <table:table-cell table:number-columns-repeated="6"/>
        </table:table-row>
        <table:table-row table:style-name="ro4">
          <table:table-cell office:value-type="float" office:value="244">
            <text:p>244</text:p>
          </table:table-cell>
          <table:table-cell table:formula="of:=[.$A249]*16.7/256" office:value-type="float" office:value="15.9171875">
            <text:p>15,9171875</text:p>
          </table:table-cell>
          <table:table-cell table:formula="of:=([$input.$B$15]^2*[.$B249]-ATAN([$input.$B$12]/[.$B249])*[$input.$B$12])/[$input.$B$12]" office:value-type="float" office:value="-0.0108236111452525">
            <text:p>-0,0108236111</text:p>
          </table:table-cell>
          <table:table-cell table:formula="of:=([$input.$B$12]^2+[.$B249]^2)/([$input.$B$9]*EXP(-((ATAN([$input.$B$12]/[.$B249])+[.C249])^2/[$input.$B$15]^2)))" office:value-type="float" office:value="63.2170569839786">
            <text:p>63,217056984</text:p>
          </table:table-cell>
          <table:table-cell table:formula="of:=ROUND((2*PI()+[.C249])/(2*PI())*32768;0)" office:value-type="float" office:value="32712">
            <text:p>32712</text:p>
          </table:table-cell>
          <table:table-cell table:formula="of:=ROUND([.D249]/[$input.$B$5]*65536;0)" office:value-type="float" office:value="5231">
            <text:p>5231</text:p>
          </table:table-cell>
          <table:table-cell table:formula="of:=[.$A249]*9.65/256" office:value-type="float" office:value="9.19765625">
            <text:p>9,19765625</text:p>
          </table:table-cell>
          <table:table-cell table:formula="of:=([$input.$C$15]^2*[.$G249]-ATAN([$input.$B$12]/[.$G249])*[$input.$B$12])/[$input.$B$12]" office:value-type="float" office:value="-0.0188703156509889">
            <text:p>-0,0188703157</text:p>
          </table:table-cell>
          <table:table-cell table:formula="of:=([$input.$B$12]^2+[.$G249]^2)/([$input.$C$9]*EXP(-((ATAN([$input.$B$12]/[.$G249])+[.H249])^2/[$input.$C$15]^2)))" office:value-type="float" office:value="130.211914111641">
            <text:p>130,2119141116</text:p>
          </table:table-cell>
          <table:table-cell table:formula="of:=ROUND((2*PI()+[.H249])/(2*PI())*32768;0)" office:value-type="float" office:value="32670">
            <text:p>32670</text:p>
          </table:table-cell>
          <table:table-cell table:formula="of:=ROUND([.I249]/[$input.$C$5]*65536;0)" office:value-type="float" office:value="6783">
            <text:p>6783</text:p>
          </table:table-cell>
          <table:table-cell table:number-columns-repeated="6"/>
        </table:table-row>
        <table:table-row table:style-name="ro4">
          <table:table-cell office:value-type="float" office:value="245">
            <text:p>245</text:p>
          </table:table-cell>
          <table:table-cell table:formula="of:=[.$A250]*16.7/256" office:value-type="float" office:value="15.982421875">
            <text:p>15,982421875</text:p>
          </table:table-cell>
          <table:table-cell table:formula="of:=([$input.$B$15]^2*[.$B250]-ATAN([$input.$B$12]/[.$B250])*[$input.$B$12])/[$input.$B$12]" office:value-type="float" office:value="-0.00985077513477611">
            <text:p>-0,0098507751</text:p>
          </table:table-cell>
          <table:table-cell table:formula="of:=([$input.$B$12]^2+[.$B250]^2)/([$input.$B$9]*EXP(-((ATAN([$input.$B$12]/[.$B250])+[.C250])^2/[$input.$B$15]^2)))" office:value-type="float" office:value="64.2056155168969">
            <text:p>64,2056155169</text:p>
          </table:table-cell>
          <table:table-cell table:formula="of:=ROUND((2*PI()+[.C250])/(2*PI())*32768;0)" office:value-type="float" office:value="32717">
            <text:p>32717</text:p>
          </table:table-cell>
          <table:table-cell table:formula="of:=ROUND([.D250]/[$input.$B$5]*65536;0)" office:value-type="float" office:value="5313">
            <text:p>5313</text:p>
          </table:table-cell>
          <table:table-cell table:formula="of:=[.$A250]*9.65/256" office:value-type="float" office:value="9.2353515625">
            <text:p>9,2353515625</text:p>
          </table:table-cell>
          <table:table-cell table:formula="of:=([$input.$C$15]^2*[.$G250]-ATAN([$input.$B$12]/[.$G250])*[$input.$B$12])/[$input.$B$12]" office:value-type="float" office:value="-0.0172225156216366">
            <text:p>-0,0172225156</text:p>
          </table:table-cell>
          <table:table-cell table:formula="of:=([$input.$B$12]^2+[.$G250]^2)/([$input.$C$9]*EXP(-((ATAN([$input.$B$12]/[.$G250])+[.H250])^2/[$input.$C$15]^2)))" office:value-type="float" office:value="132.204526474729">
            <text:p>132,2045264747</text:p>
          </table:table-cell>
          <table:table-cell table:formula="of:=ROUND((2*PI()+[.H250])/(2*PI())*32768;0)" office:value-type="float" office:value="32678">
            <text:p>32678</text:p>
          </table:table-cell>
          <table:table-cell table:formula="of:=ROUND([.I250]/[$input.$C$5]*65536;0)" office:value-type="float" office:value="6887">
            <text:p>6887</text:p>
          </table:table-cell>
          <table:table-cell table:number-columns-repeated="6"/>
        </table:table-row>
        <table:table-row table:style-name="ro4">
          <table:table-cell office:value-type="float" office:value="246">
            <text:p>246</text:p>
          </table:table-cell>
          <table:table-cell table:formula="of:=[.$A251]*16.7/256" office:value-type="float" office:value="16.04765625">
            <text:p>16,04765625</text:p>
          </table:table-cell>
          <table:table-cell table:formula="of:=([$input.$B$15]^2*[.$B251]-ATAN([$input.$B$12]/[.$B251])*[$input.$B$12])/[$input.$B$12]" office:value-type="float" office:value="-0.00888198112106228">
            <text:p>-0,0088819811</text:p>
          </table:table-cell>
          <table:table-cell table:formula="of:=([$input.$B$12]^2+[.$B251]^2)/([$input.$B$9]*EXP(-((ATAN([$input.$B$12]/[.$B251])+[.C251])^2/[$input.$B$15]^2)))" office:value-type="float" office:value="65.2095498378618">
            <text:p>65,2095498379</text:p>
          </table:table-cell>
          <table:table-cell table:formula="of:=ROUND((2*PI()+[.C251])/(2*PI())*32768;0)" office:value-type="float" office:value="32722">
            <text:p>32722</text:p>
          </table:table-cell>
          <table:table-cell table:formula="of:=ROUND([.D251]/[$input.$B$5]*65536;0)" office:value-type="float" office:value="5396">
            <text:p>5396</text:p>
          </table:table-cell>
          <table:table-cell table:formula="of:=[.$A251]*9.65/256" office:value-type="float" office:value="9.273046875">
            <text:p>9,273046875</text:p>
          </table:table-cell>
          <table:table-cell table:formula="of:=([$input.$C$15]^2*[.$G251]-ATAN([$input.$B$12]/[.$G251])*[$input.$B$12])/[$input.$B$12]" office:value-type="float" office:value="-0.0155812993228447">
            <text:p>-0,0155812993</text:p>
          </table:table-cell>
          <table:table-cell table:formula="of:=([$input.$B$12]^2+[.$G251]^2)/([$input.$C$9]*EXP(-((ATAN([$input.$B$12]/[.$G251])+[.H251])^2/[$input.$C$15]^2)))" office:value-type="float" office:value="134.227790855">
            <text:p>134,227790855</text:p>
          </table:table-cell>
          <table:table-cell table:formula="of:=ROUND((2*PI()+[.H251])/(2*PI())*32768;0)" office:value-type="float" office:value="32687">
            <text:p>32687</text:p>
          </table:table-cell>
          <table:table-cell table:formula="of:=ROUND([.I251]/[$input.$C$5]*65536;0)" office:value-type="float" office:value="6993">
            <text:p>6993</text:p>
          </table:table-cell>
          <table:table-cell table:number-columns-repeated="6"/>
        </table:table-row>
        <table:table-row table:style-name="ro4">
          <table:table-cell office:value-type="float" office:value="247">
            <text:p>247</text:p>
          </table:table-cell>
          <table:table-cell table:formula="of:=[.$A252]*16.7/256" office:value-type="float" office:value="16.112890625">
            <text:p>16,112890625</text:p>
          </table:table-cell>
          <table:table-cell table:formula="of:=([$input.$B$15]^2*[.$B252]-ATAN([$input.$B$12]/[.$B252])*[$input.$B$12])/[$input.$B$12]" office:value-type="float" office:value="-0.00791718101024906">
            <text:p>-0,007917181</text:p>
          </table:table-cell>
          <table:table-cell table:formula="of:=([$input.$B$12]^2+[.$B252]^2)/([$input.$B$9]*EXP(-((ATAN([$input.$B$12]/[.$B252])+[.C252])^2/[$input.$B$15]^2)))" office:value-type="float" office:value="66.2291140888129">
            <text:p>66,2291140888</text:p>
          </table:table-cell>
          <table:table-cell table:formula="of:=ROUND((2*PI()+[.C252])/(2*PI())*32768;0)" office:value-type="float" office:value="32727">
            <text:p>32727</text:p>
          </table:table-cell>
          <table:table-cell table:formula="of:=ROUND([.D252]/[$input.$B$5]*65536;0)" office:value-type="float" office:value="5480">
            <text:p>5480</text:p>
          </table:table-cell>
          <table:table-cell table:formula="of:=[.$A252]*9.65/256" office:value-type="float" office:value="9.3107421875">
            <text:p>9,3107421875</text:p>
          </table:table-cell>
          <table:table-cell table:formula="of:=([$input.$C$15]^2*[.$G252]-ATAN([$input.$B$12]/[.$G252])*[$input.$B$12])/[$input.$B$12]" office:value-type="float" office:value="-0.0139465915208287">
            <text:p>-0,0139465915</text:p>
          </table:table-cell>
          <table:table-cell table:formula="of:=([$input.$B$12]^2+[.$G252]^2)/([$input.$C$9]*EXP(-((ATAN([$input.$B$12]/[.$G252])+[.H252])^2/[$input.$C$15]^2)))" office:value-type="float" office:value="136.282208819757">
            <text:p>136,2822088198</text:p>
          </table:table-cell>
          <table:table-cell table:formula="of:=ROUND((2*PI()+[.H252])/(2*PI())*32768;0)" office:value-type="float" office:value="32695">
            <text:p>32695</text:p>
          </table:table-cell>
          <table:table-cell table:formula="of:=ROUND([.I252]/[$input.$C$5]*65536;0)" office:value-type="float" office:value="7100">
            <text:p>7100</text:p>
          </table:table-cell>
          <table:table-cell table:number-columns-repeated="6"/>
        </table:table-row>
        <table:table-row table:style-name="ro4">
          <table:table-cell office:value-type="float" office:value="248">
            <text:p>248</text:p>
          </table:table-cell>
          <table:table-cell table:formula="of:=[.$A253]*16.7/256" office:value-type="float" office:value="16.178125">
            <text:p>16,178125</text:p>
          </table:table-cell>
          <table:table-cell table:formula="of:=([$input.$B$15]^2*[.$B253]-ATAN([$input.$B$12]/[.$B253])*[$input.$B$12])/[$input.$B$12]" office:value-type="float" office:value="-0.00695632746452216">
            <text:p>-0,0069563275</text:p>
          </table:table-cell>
          <table:table-cell table:formula="of:=([$input.$B$12]^2+[.$B253]^2)/([$input.$B$9]*EXP(-((ATAN([$input.$B$12]/[.$B253])+[.C253])^2/[$input.$B$15]^2)))" office:value-type="float" office:value="67.2645669015487">
            <text:p>67,2645669015</text:p>
          </table:table-cell>
          <table:table-cell table:formula="of:=ROUND((2*PI()+[.C253])/(2*PI())*32768;0)" office:value-type="float" office:value="32732">
            <text:p>32732</text:p>
          </table:table-cell>
          <table:table-cell table:formula="of:=ROUND([.D253]/[$input.$B$5]*65536;0)" office:value-type="float" office:value="5566">
            <text:p>5566</text:p>
          </table:table-cell>
          <table:table-cell table:formula="of:=[.$A253]*9.65/256" office:value-type="float" office:value="9.3484375">
            <text:p>9,3484375</text:p>
          </table:table-cell>
          <table:table-cell table:formula="of:=([$input.$C$15]^2*[.$G253]-ATAN([$input.$B$12]/[.$G253])*[$input.$B$12])/[$input.$B$12]" office:value-type="float" office:value="-0.0123183181054633">
            <text:p>-0,0123183181</text:p>
          </table:table-cell>
          <table:table-cell table:formula="of:=([$input.$B$12]^2+[.$G253]^2)/([$input.$C$9]*EXP(-((ATAN([$input.$B$12]/[.$G253])+[.H253])^2/[$input.$C$15]^2)))" office:value-type="float" office:value="138.368290719653">
            <text:p>138,3682907197</text:p>
          </table:table-cell>
          <table:table-cell table:formula="of:=ROUND((2*PI()+[.H253])/(2*PI())*32768;0)" office:value-type="float" office:value="32704">
            <text:p>32704</text:p>
          </table:table-cell>
          <table:table-cell table:formula="of:=ROUND([.I253]/[$input.$C$5]*65536;0)" office:value-type="float" office:value="7208">
            <text:p>7208</text:p>
          </table:table-cell>
          <table:table-cell table:number-columns-repeated="6"/>
        </table:table-row>
        <table:table-row table:style-name="ro4">
          <table:table-cell office:value-type="float" office:value="249">
            <text:p>249</text:p>
          </table:table-cell>
          <table:table-cell table:formula="of:=[.$A254]*16.7/256" office:value-type="float" office:value="16.243359375">
            <text:p>16,243359375</text:p>
          </table:table-cell>
          <table:table-cell table:formula="of:=([$input.$B$15]^2*[.$B254]-ATAN([$input.$B$12]/[.$B254])*[$input.$B$12])/[$input.$B$12]" office:value-type="float" office:value="-0.00599937388739408">
            <text:p>-0,0059993739</text:p>
          </table:table-cell>
          <table:table-cell table:formula="of:=([$input.$B$12]^2+[.$B254]^2)/([$input.$B$9]*EXP(-((ATAN([$input.$B$12]/[.$B254])+[.C254])^2/[$input.$B$15]^2)))" office:value-type="float" office:value="68.3161714814997">
            <text:p>68,3161714815</text:p>
          </table:table-cell>
          <table:table-cell table:formula="of:=ROUND((2*PI()+[.C254])/(2*PI())*32768;0)" office:value-type="float" office:value="32737">
            <text:p>32737</text:p>
          </table:table-cell>
          <table:table-cell table:formula="of:=ROUND([.D254]/[$input.$B$5]*65536;0)" office:value-type="float" office:value="5653">
            <text:p>5653</text:p>
          </table:table-cell>
          <table:table-cell table:formula="of:=[.$A254]*9.65/256" office:value-type="float" office:value="9.3861328125">
            <text:p>9,3861328125</text:p>
          </table:table-cell>
          <table:table-cell table:formula="of:=([$input.$C$15]^2*[.$G254]-ATAN([$input.$B$12]/[.$G254])*[$input.$B$12])/[$input.$B$12]" office:value-type="float" office:value="-0.0106964060697367">
            <text:p>-0,0106964061</text:p>
          </table:table-cell>
          <table:table-cell table:formula="of:=([$input.$B$12]^2+[.$G254]^2)/([$input.$C$9]*EXP(-((ATAN([$input.$B$12]/[.$G254])+[.H254])^2/[$input.$C$15]^2)))" office:value-type="float" office:value="140.486555851191">
            <text:p>140,4865558512</text:p>
          </table:table-cell>
          <table:table-cell table:formula="of:=ROUND((2*PI()+[.H254])/(2*PI())*32768;0)" office:value-type="float" office:value="32712">
            <text:p>32712</text:p>
          </table:table-cell>
          <table:table-cell table:formula="of:=ROUND([.I254]/[$input.$C$5]*65536;0)" office:value-type="float" office:value="7319">
            <text:p>7319</text:p>
          </table:table-cell>
          <table:table-cell table:number-columns-repeated="6"/>
        </table:table-row>
        <table:table-row table:style-name="ro4">
          <table:table-cell office:value-type="float" office:value="250">
            <text:p>250</text:p>
          </table:table-cell>
          <table:table-cell table:formula="of:=[.$A255]*16.7/256" office:value-type="float" office:value="16.30859375">
            <text:p>16,30859375</text:p>
          </table:table-cell>
          <table:table-cell table:formula="of:=([$input.$B$15]^2*[.$B255]-ATAN([$input.$B$12]/[.$B255])*[$input.$B$12])/[$input.$B$12]" office:value-type="float" office:value="-0.00504627440932442">
            <text:p>-0,0050462744</text:p>
          </table:table-cell>
          <table:table-cell table:formula="of:=([$input.$B$12]^2+[.$B255]^2)/([$input.$B$9]*EXP(-((ATAN([$input.$B$12]/[.$B255])+[.C255])^2/[$input.$B$15]^2)))" office:value-type="float" office:value="69.3841956931512">
            <text:p>69,3841956932</text:p>
          </table:table-cell>
          <table:table-cell table:formula="of:=ROUND((2*PI()+[.C255])/(2*PI())*32768;0)" office:value-type="float" office:value="32742">
            <text:p>32742</text:p>
          </table:table-cell>
          <table:table-cell table:formula="of:=ROUND([.D255]/[$input.$B$5]*65536;0)" office:value-type="float" office:value="5741">
            <text:p>5741</text:p>
          </table:table-cell>
          <table:table-cell table:formula="of:=[.$A255]*9.65/256" office:value-type="float" office:value="9.423828125">
            <text:p>9,423828125</text:p>
          </table:table-cell>
          <table:table-cell table:formula="of:=([$input.$C$15]^2*[.$G255]-ATAN([$input.$B$12]/[.$G255])*[$input.$B$12])/[$input.$B$12]" office:value-type="float" office:value="-0.00908078348964692">
            <text:p>-0,0090807835</text:p>
          </table:table-cell>
          <table:table-cell table:formula="of:=([$input.$B$12]^2+[.$G255]^2)/([$input.$C$9]*EXP(-((ATAN([$input.$B$12]/[.$G255])+[.H255])^2/[$input.$C$15]^2)))" office:value-type="float" office:value="142.63753262239">
            <text:p>142,6375326224</text:p>
          </table:table-cell>
          <table:table-cell table:formula="of:=ROUND((2*PI()+[.H255])/(2*PI())*32768;0)" office:value-type="float" office:value="32721">
            <text:p>32721</text:p>
          </table:table-cell>
          <table:table-cell table:formula="of:=ROUND([.I255]/[$input.$C$5]*65536;0)" office:value-type="float" office:value="7431">
            <text:p>7431</text:p>
          </table:table-cell>
          <table:table-cell table:number-columns-repeated="6"/>
        </table:table-row>
        <table:table-row table:style-name="ro4">
          <table:table-cell office:value-type="float" office:value="251">
            <text:p>251</text:p>
          </table:table-cell>
          <table:table-cell table:formula="of:=[.$A256]*16.7/256" office:value-type="float" office:value="16.373828125">
            <text:p>16,373828125</text:p>
          </table:table-cell>
          <table:table-cell table:formula="of:=([$input.$B$15]^2*[.$B256]-ATAN([$input.$B$12]/[.$B256])*[$input.$B$12])/[$input.$B$12]" office:value-type="float" office:value="-0.00409698387367134">
            <text:p>-0,0040969839</text:p>
          </table:table-cell>
          <table:table-cell table:formula="of:=([$input.$B$12]^2+[.$B256]^2)/([$input.$B$9]*EXP(-((ATAN([$input.$B$12]/[.$B256])+[.C256])^2/[$input.$B$15]^2)))" office:value-type="float" office:value="70.4689121471492">
            <text:p>70,4689121471</text:p>
          </table:table-cell>
          <table:table-cell table:formula="of:=ROUND((2*PI()+[.C256])/(2*PI())*32768;0)" office:value-type="float" office:value="32747">
            <text:p>32747</text:p>
          </table:table-cell>
          <table:table-cell table:formula="of:=ROUND([.D256]/[$input.$B$5]*65536;0)" office:value-type="float" office:value="5831">
            <text:p>5831</text:p>
          </table:table-cell>
          <table:table-cell table:formula="of:=[.$A256]*9.65/256" office:value-type="float" office:value="9.4615234375">
            <text:p>9,4615234375</text:p>
          </table:table-cell>
          <table:table-cell table:formula="of:=([$input.$C$15]^2*[.$G256]-ATAN([$input.$B$12]/[.$G256])*[$input.$B$12])/[$input.$B$12]" office:value-type="float" office:value="-0.00747137950452773">
            <text:p>-0,0074713795</text:p>
          </table:table-cell>
          <table:table-cell table:formula="of:=([$input.$B$12]^2+[.$G256]^2)/([$input.$C$9]*EXP(-((ATAN([$input.$B$12]/[.$G256])+[.H256])^2/[$input.$C$15]^2)))" office:value-type="float" office:value="144.821758721693">
            <text:p>144,8217587217</text:p>
          </table:table-cell>
          <table:table-cell table:formula="of:=ROUND((2*PI()+[.H256])/(2*PI())*32768;0)" office:value-type="float" office:value="32729">
            <text:p>32729</text:p>
          </table:table-cell>
          <table:table-cell table:formula="of:=ROUND([.I256]/[$input.$C$5]*65536;0)" office:value-type="float" office:value="7545">
            <text:p>7545</text:p>
          </table:table-cell>
          <table:table-cell table:number-columns-repeated="6"/>
        </table:table-row>
        <table:table-row table:style-name="ro4">
          <table:table-cell office:value-type="float" office:value="252">
            <text:p>252</text:p>
          </table:table-cell>
          <table:table-cell table:formula="of:=[.$A257]*16.7/256" office:value-type="float" office:value="16.4390625">
            <text:p>16,4390625</text:p>
          </table:table-cell>
          <table:table-cell table:formula="of:=([$input.$B$15]^2*[.$B257]-ATAN([$input.$B$12]/[.$B257])*[$input.$B$12])/[$input.$B$12]" office:value-type="float" office:value="-0.00315145782296604">
            <text:p>-0,0031514578</text:p>
          </table:table-cell>
          <table:table-cell table:formula="of:=([$input.$B$12]^2+[.$B257]^2)/([$input.$B$9]*EXP(-((ATAN([$input.$B$12]/[.$B257])+[.C257])^2/[$input.$B$15]^2)))" office:value-type="float" office:value="71.570598289125">
            <text:p>71,5705982891</text:p>
          </table:table-cell>
          <table:table-cell table:formula="of:=ROUND((2*PI()+[.C257])/(2*PI())*32768;0)" office:value-type="float" office:value="32752">
            <text:p>32752</text:p>
          </table:table-cell>
          <table:table-cell table:formula="of:=ROUND([.D257]/[$input.$B$5]*65536;0)" office:value-type="float" office:value="5922">
            <text:p>5922</text:p>
          </table:table-cell>
          <table:table-cell table:formula="of:=[.$A257]*9.65/256" office:value-type="float" office:value="9.49921875">
            <text:p>9,49921875</text:p>
          </table:table-cell>
          <table:table-cell table:formula="of:=([$input.$C$15]^2*[.$G257]-ATAN([$input.$B$12]/[.$G257])*[$input.$B$12])/[$input.$B$12]" office:value-type="float" office:value="-0.00586812429779393">
            <text:p>-0,0058681243</text:p>
          </table:table-cell>
          <table:table-cell table:formula="of:=([$input.$B$12]^2+[.$G257]^2)/([$input.$C$9]*EXP(-((ATAN([$input.$B$12]/[.$G257])+[.H257])^2/[$input.$C$15]^2)))" office:value-type="float" office:value="147.039781290172">
            <text:p>147,0397812902</text:p>
          </table:table-cell>
          <table:table-cell table:formula="of:=ROUND((2*PI()+[.H257])/(2*PI())*32768;0)" office:value-type="float" office:value="32737">
            <text:p>32737</text:p>
          </table:table-cell>
          <table:table-cell table:formula="of:=ROUND([.I257]/[$input.$C$5]*65536;0)" office:value-type="float" office:value="7660">
            <text:p>7660</text:p>
          </table:table-cell>
          <table:table-cell table:number-columns-repeated="6"/>
        </table:table-row>
        <table:table-row table:style-name="ro4">
          <table:table-cell office:value-type="float" office:value="253">
            <text:p>253</text:p>
          </table:table-cell>
          <table:table-cell table:formula="of:=[.$A258]*16.7/256" office:value-type="float" office:value="16.504296875">
            <text:p>16,504296875</text:p>
          </table:table-cell>
          <table:table-cell table:formula="of:=([$input.$B$15]^2*[.$B258]-ATAN([$input.$B$12]/[.$B258])*[$input.$B$12])/[$input.$B$12]" office:value-type="float" office:value="-0.00220965248550176">
            <text:p>-0,0022096525</text:p>
          </table:table-cell>
          <table:table-cell table:formula="of:=([$input.$B$12]^2+[.$B258]^2)/([$input.$B$9]*EXP(-((ATAN([$input.$B$12]/[.$B258])+[.C258])^2/[$input.$B$15]^2)))" office:value-type="float" office:value="72.6895364902718">
            <text:p>72,6895364903</text:p>
          </table:table-cell>
          <table:table-cell table:formula="of:=ROUND((2*PI()+[.C258])/(2*PI())*32768;0)" office:value-type="float" office:value="32756">
            <text:p>32756</text:p>
          </table:table-cell>
          <table:table-cell table:formula="of:=ROUND([.D258]/[$input.$B$5]*65536;0)" office:value-type="float" office:value="6015">
            <text:p>6015</text:p>
          </table:table-cell>
          <table:table-cell table:formula="of:=[.$A258]*9.65/256" office:value-type="float" office:value="9.5369140625">
            <text:p>9,5369140625</text:p>
          </table:table-cell>
          <table:table-cell table:formula="of:=([$input.$C$15]^2*[.$G258]-ATAN([$input.$B$12]/[.$G258])*[$input.$B$12])/[$input.$B$12]" office:value-type="float" office:value="-0.0042709490780963">
            <text:p>-0,0042709491</text:p>
          </table:table-cell>
          <table:table-cell table:formula="of:=([$input.$B$12]^2+[.$G258]^2)/([$input.$C$9]*EXP(-((ATAN([$input.$B$12]/[.$G258])+[.H258])^2/[$input.$C$15]^2)))" office:value-type="float" office:value="149.292157097116">
            <text:p>149,2921570971</text:p>
          </table:table-cell>
          <table:table-cell table:formula="of:=ROUND((2*PI()+[.H258])/(2*PI())*32768;0)" office:value-type="float" office:value="32746">
            <text:p>32746</text:p>
          </table:table-cell>
          <table:table-cell table:formula="of:=ROUND([.I258]/[$input.$C$5]*65536;0)" office:value-type="float" office:value="7777">
            <text:p>7777</text:p>
          </table:table-cell>
          <table:table-cell table:number-columns-repeated="6"/>
        </table:table-row>
        <table:table-row table:style-name="ro4">
          <table:table-cell office:value-type="float" office:value="254">
            <text:p>254</text:p>
          </table:table-cell>
          <table:table-cell table:formula="of:=[.$A259]*16.7/256" office:value-type="float" office:value="16.56953125">
            <text:p>16,56953125</text:p>
          </table:table-cell>
          <table:table-cell table:formula="of:=([$input.$B$15]^2*[.$B259]-ATAN([$input.$B$12]/[.$B259])*[$input.$B$12])/[$input.$B$12]" office:value-type="float" office:value="-0.00127152476222821">
            <text:p>-0,0012715248</text:p>
          </table:table-cell>
          <table:table-cell table:formula="of:=([$input.$B$12]^2+[.$B259]^2)/([$input.$B$9]*EXP(-((ATAN([$input.$B$12]/[.$B259])+[.C259])^2/[$input.$B$15]^2)))" office:value-type="float" office:value="73.8260141397123">
            <text:p>73,8260141397</text:p>
          </table:table-cell>
          <table:table-cell table:formula="of:=ROUND((2*PI()+[.C259])/(2*PI())*32768;0)" office:value-type="float" office:value="32761">
            <text:p>32761</text:p>
          </table:table-cell>
          <table:table-cell table:formula="of:=ROUND([.D259]/[$input.$B$5]*65536;0)" office:value-type="float" office:value="6109">
            <text:p>6109</text:p>
          </table:table-cell>
          <table:table-cell table:formula="of:=[.$A259]*9.65/256" office:value-type="float" office:value="9.574609375">
            <text:p>9,574609375</text:p>
          </table:table-cell>
          <table:table-cell table:formula="of:=([$input.$C$15]^2*[.$G259]-ATAN([$input.$B$12]/[.$G259])*[$input.$B$12])/[$input.$B$12]" office:value-type="float" office:value="-0.0026797860608761">
            <text:p>-0,0026797861</text:p>
          </table:table-cell>
          <table:table-cell table:formula="of:=([$input.$B$12]^2+[.$G259]^2)/([$input.$C$9]*EXP(-((ATAN([$input.$B$12]/[.$G259])+[.H259])^2/[$input.$C$15]^2)))" office:value-type="float" office:value="151.579452719051">
            <text:p>151,5794527191</text:p>
          </table:table-cell>
          <table:table-cell table:formula="of:=ROUND((2*PI()+[.H259])/(2*PI())*32768;0)" office:value-type="float" office:value="32754">
            <text:p>32754</text:p>
          </table:table-cell>
          <table:table-cell table:formula="of:=ROUND([.I259]/[$input.$C$5]*65536;0)" office:value-type="float" office:value="7897">
            <text:p>7897</text:p>
          </table:table-cell>
          <table:table-cell table:number-columns-repeated="6"/>
        </table:table-row>
        <table:table-row table:style-name="ro4">
          <table:table-cell table:style-name="ce19" office:value-type="float" office:value="255">
            <text:p>255</text:p>
          </table:table-cell>
          <table:table-cell table:style-name="ce19" table:formula="of:=[.$A260]*16.7/256" office:value-type="float" office:value="16.634765625">
            <text:p>16,634765625</text:p>
          </table:table-cell>
          <table:table-cell table:style-name="ce22" table:formula="of:=([$input.$B$15]^2*[.$B260]-ATAN([$input.$B$12]/[.$B260])*[$input.$B$12])/[$input.$B$12]" office:value-type="float" office:value="-0.000337032213944405">
            <text:p>-0,0003370322</text:p>
          </table:table-cell>
          <table:table-cell table:formula="of:=([$input.$B$12]^2+[.$B260]^2)/([$input.$B$9]*EXP(-((ATAN([$input.$B$12]/[.$B260])+[.C260])^2/[$input.$B$15]^2)))" office:value-type="float" office:value="74.9803237386923">
            <text:p>74,9803237387</text:p>
          </table:table-cell>
          <table:table-cell table:style-name="ce19" table:formula="of:=ROUND((2*PI()+[.C260])/(2*PI())*32768;0)" office:value-type="float" office:value="32766">
            <text:p>32766</text:p>
          </table:table-cell>
          <table:table-cell table:style-name="ce30" table:formula="of:=ROUND([.D260]/[$input.$B$5]*65536;0)" office:value-type="float" office:value="6204">
            <text:p>6204</text:p>
          </table:table-cell>
          <table:table-cell table:style-name="ce19" table:formula="of:=[.$A260]*9.65/256" office:value-type="float" office:value="9.6123046875">
            <text:p>9,6123046875</text:p>
          </table:table-cell>
          <table:table-cell table:style-name="ce22" table:formula="of:=([$input.$C$15]^2*[.$G260]-ATAN([$input.$B$12]/[.$G260])*[$input.$B$12])/[$input.$B$12]" office:value-type="float" office:value="-0.00109456845030903">
            <text:p>-0,0010945685</text:p>
          </table:table-cell>
          <table:table-cell table:formula="of:=([$input.$B$12]^2+[.$G260]^2)/([$input.$C$9]*EXP(-((ATAN([$input.$B$12]/[.$G260])+[.H260])^2/[$input.$C$15]^2)))" office:value-type="float" office:value="153.902244722281">
            <text:p>153,9022447223</text:p>
          </table:table-cell>
          <table:table-cell table:style-name="ce19" table:formula="of:=ROUND((2*PI()+[.H260])/(2*PI())*32768;0)" office:value-type="float" office:value="32762">
            <text:p>32762</text:p>
          </table:table-cell>
          <table:table-cell table:style-name="ce30" table:formula="of:=ROUND([.I260]/[$input.$C$5]*65536;0)" office:value-type="float" office:value="8018">
            <text:p>8018</text:p>
          </table:table-cell>
          <table:table-cell table:number-columns-repeated="6"/>
        </table:table-row>
      </table:table>
      <table:table table:name="beamshot raw" table:style-name="ta1">
        <table:shapes>
          <draw:frame draw:z-index="0" draw:style-name="gr2" svg:width="15.999cm" svg:height="8.999cm" svg:x="14.748cm" svg:y="0.477cm">
            <draw:object draw:notify-on-update-of-ranges="'beamshot raw'.A15:'beamshot raw'.A265 'beamshot raw'.B14:'beamshot raw'.B14 'beamshot raw'.B15:'beamshot raw'.B265 'beamshot raw'.A15:'beamshot raw'.A265 'beamshot raw'.C14:'beamshot raw'.C14 'beamshot raw'.C15:'beamshot raw'.C265 'beamshot raw'.A15:'beamshot raw'.A265 'beamshot raw'.D14:'beamshot raw'.D14 'beamshot raw'.D15:'beamshot raw'.D26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6" table:default-cell-style-name="Default"/>
        <table:table-column table:style-name="co4" table:number-columns-repeated="2" table:default-cell-style-name="ce36"/>
        <table:table-column table:style-name="co4" table:default-cell-style-name="Default"/>
        <table:table-row table:style-name="ro4">
          <table:table-cell table:style-name="ce1" office:value-type="string" table:number-columns-spanned="4" table:number-rows-spanned="1">
            <text:p>uncompensated beamshot distribution</text:p>
          </table:table-cell>
          <table:covered-table-cell table:number-columns-repeated="2" table:style-name="Default"/>
          <table:covered-table-cell/>
        </table:table-row>
        <table:table-row table:style-name="ro2">
          <table:table-cell/>
          <table:table-cell table:style-name="Default" table:number-columns-repeated="2"/>
          <table:table-cell/>
        </table:table-row>
        <table:table-row table:style-name="ro2">
          <table:table-cell table:style-name="ce6"/>
          <table:table-cell table:style-name="ce24" office:value-type="string">
            <text:p>spot</text:p>
          </table:table-cell>
          <table:table-cell table:style-name="ce27" office:value-type="string">
            <text:p>flood</text:p>
          </table:table-cell>
          <table:table-cell/>
        </table:table-row>
        <table:table-row table:style-name="ro2">
          <table:table-cell table:style-name="ce4" office:value-type="string">
            <text:p>output power / %</text:p>
          </table:table-cell>
          <table:table-cell table:style-name="ce22" office:value-type="float" office:value="80">
            <text:p>80</text:p>
          </table:table-cell>
          <table:table-cell table:style-name="ce30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Default" table:number-columns-repeated="2"/>
          <table:table-cell/>
        </table:table-row>
        <table:table-row table:style-name="ro2">
          <table:table-cell table:style-name="ce6" office:value-type="string">
            <text:p>head inclination / °</text:p>
          </table:table-cell>
          <table:table-cell table:style-name="ce2" office:value-type="float" office:value="-45">
            <text:p>-45</text:p>
          </table:table-cell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2"/>
          <table:table-cell/>
        </table:table-row>
        <table:table-row table:style-name="ro2">
          <table:table-cell office:value-type="string">
            <text:p>local helper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string">
            <text:p>p /lm</text:p>
          </table:table-cell>
          <table:table-cell table:style-name="Default" table:formula="of:=[.B4]/100*[input.B5]" office:value-type="float" office:value="633.6">
            <text:p>633,6</text:p>
          </table:table-cell>
          <table:table-cell table:style-name="Default" table:formula="of:=[.C4]/100*[input.C5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c_off / rad</text:p>
          </table:table-cell>
          <table:table-cell table:style-name="Default" table:formula="of:=[input.B10]/180*PI()" office:value-type="float" office:value="0.0296705972839036">
            <text:p>0,0296705973</text:p>
          </table:table-cell>
          <table:table-cell table:style-name="Default" table:formula="of:=[input.C10]/180*PI()" office:value-type="float" office:value="-0.0296705972839036">
            <text:p>-0,0296705973</text:p>
          </table:table-cell>
          <table:table-cell/>
        </table:table-row>
        <table:table-row table:style-name="ro2">
          <table:table-cell office:value-type="string">
            <text:p>inc_head / rad</text:p>
          </table:table-cell>
          <table:table-cell table:style-name="Default" table:formula="of:=[.B6]/180*PI()" office:value-type="float" office:value="-0.785398163397448">
            <text:p>-0,7853981634</text:p>
          </table:table-cell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34" office:value-type="string" table:number-columns-spanned="3" table:number-rows-spanned="1">
            <text:p>E(d) / lux</text:p>
          </table:table-cell>
          <table:covered-table-cell table:style-name="Default"/>
          <table:covered-table-cell/>
        </table:table-row>
        <table:table-row table:style-name="ro2">
          <table:table-cell office:value-type="string">
            <text:p>Distance / m</text:p>
          </table:table-cell>
          <table:table-cell table:style-name="ce35" office:value-type="string">
            <text:p>spot</text:p>
          </table:table-cell>
          <table:table-cell table:style-name="ce35" office:value-type="string">
            <text:p>flood</text:p>
          </table:table-cell>
          <table:table-cell table:style-name="ce35" office:value-type="string">
            <text:p>sum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[.B$9]*[$input.B$9]/([$input.$B$12]^2+[.$A15]^2)*EXP(-((PI()/2+[.B$10]+[.$B$11])^2/[$input.B$15]^2))" office:value-type="float" office:value="1.23675238052037E-017">
            <text:p>1,23675238052037E-017</text:p>
          </table:table-cell>
          <table:table-cell table:formula="of:=[.C$9]*[$input.C$9]/([$input.$B$12]^2+[.$A15]^2)*EXP(-((PI()/2+[.C$10]+[.$B$11])^2/[$input.C$15]^2))" office:value-type="float" office:value="0">
            <text:p>0</text:p>
          </table:table-cell>
          <table:table-cell table:formula="of:=[.B15]+[.C15]" office:value-type="float" office:value="1.23675238052037E-017">
            <text:p>1,23675238052037E-017</text:p>
          </table:table-cell>
        </table:table-row>
        <table:table-row table:style-name="ro2">
          <table:table-cell office:value-type="float" office:value="0.1">
            <text:p>0,1</text:p>
          </table:table-cell>
          <table:table-cell table:formula="of:=[.B$9]*[$input.B$9]/([$input.$B$12]^2+[.$A16]^2)*EXP(-((ATAN([$input.$B$12]/[.$A16])+[.B$10]+[.$B$11])^2/[$input.B$15]^2))" office:value-type="float" office:value="3.02749887214081E-015">
            <text:p>3,02749887214081E-015</text:p>
          </table:table-cell>
          <table:table-cell table:formula="of:=[.C$9]*[$input.C$9]/([$input.$B$12]^2+[.$A16]^2)*EXP(-((ATAN([$input.$B$12]/[.$A16])+[.C$10]+[.$B$11])^2/[$input.C$15]^2))" office:value-type="float" office:value="0">
            <text:p>0</text:p>
          </table:table-cell>
          <table:table-cell table:formula="of:=[.B16]+[.C16]" office:value-type="float" office:value="3.02749887214081E-015">
            <text:p>3,02749887214081E-015</text:p>
          </table:table-cell>
        </table:table-row>
        <table:table-row table:style-name="ro2">
          <table:table-cell office:value-type="float" office:value="0.2">
            <text:p>0,2</text:p>
          </table:table-cell>
          <table:table-cell table:formula="of:=[.B$9]*[$input.B$9]/([$input.$B$12]^2+[.$A17]^2)*EXP(-((ATAN([$input.$B$12]/[.$A17])+[.B$10]+[.$B$11])^2/[$input.B$15]^2))" office:value-type="float" office:value="0.00000000000050800814329887">
            <text:p>5,0800814329887E-013</text:p>
          </table:table-cell>
          <table:table-cell table:formula="of:=[.C$9]*[$input.C$9]/([$input.$B$12]^2+[.$A17]^2)*EXP(-((ATAN([$input.$B$12]/[.$A17])+[.C$10]+[.$B$11])^2/[$input.C$15]^2))" office:value-type="float" office:value="0">
            <text:p>0</text:p>
          </table:table-cell>
          <table:table-cell table:formula="of:=[.B17]+[.C17]" office:value-type="float" office:value="0.00000000000050800814329887">
            <text:p>5,0800814329887E-013</text:p>
          </table:table-cell>
        </table:table-row>
        <table:table-row table:style-name="ro2">
          <table:table-cell office:value-type="float" office:value="0.3">
            <text:p>0,3</text:p>
          </table:table-cell>
          <table:table-cell table:formula="of:=[.B$9]*[$input.B$9]/([$input.$B$12]^2+[.$A18]^2)*EXP(-((ATAN([$input.$B$12]/[.$A18])+[.B$10]+[.$B$11])^2/[$input.B$15]^2))" office:value-type="float" office:value="0.0000000000574406261647866">
            <text:p>5,74406261647866E-011</text:p>
          </table:table-cell>
          <table:table-cell table:formula="of:=[.C$9]*[$input.C$9]/([$input.$B$12]^2+[.$A18]^2)*EXP(-((ATAN([$input.$B$12]/[.$A18])+[.C$10]+[.$B$11])^2/[$input.C$15]^2))" office:value-type="float" office:value="0">
            <text:p>0</text:p>
          </table:table-cell>
          <table:table-cell table:formula="of:=[.B18]+[.C18]" office:value-type="float" office:value="0.0000000000574406261647866">
            <text:p>5,74406261647866E-011</text:p>
          </table:table-cell>
        </table:table-row>
        <table:table-row table:style-name="ro2">
          <table:table-cell office:value-type="float" office:value="0.4">
            <text:p>0,4</text:p>
          </table:table-cell>
          <table:table-cell table:formula="of:=[.B$9]*[$input.B$9]/([$input.$B$12]^2+[.$A19]^2)*EXP(-((ATAN([$input.$B$12]/[.$A19])+[.B$10]+[.$B$11])^2/[$input.B$15]^2))" office:value-type="float" office:value="0.00000000433611236940889">
            <text:p>4,33611236940889E-009</text:p>
          </table:table-cell>
          <table:table-cell table:formula="of:=[.C$9]*[$input.C$9]/([$input.$B$12]^2+[.$A19]^2)*EXP(-((ATAN([$input.$B$12]/[.$A19])+[.C$10]+[.$B$11])^2/[$input.C$15]^2))" office:value-type="float" office:value="0">
            <text:p>0</text:p>
          </table:table-cell>
          <table:table-cell table:formula="of:=[.B19]+[.C19]" office:value-type="float" office:value="0.00000000433611236940889">
            <text:p>4,33611236940889E-009</text:p>
          </table:table-cell>
        </table:table-row>
        <table:table-row table:style-name="ro2">
          <table:table-cell office:value-type="float" office:value="0.5">
            <text:p>0,5</text:p>
          </table:table-cell>
          <table:table-cell table:formula="of:=[.B$9]*[$input.B$9]/([$input.$B$12]^2+[.$A20]^2)*EXP(-((ATAN([$input.$B$12]/[.$A20])+[.B$10]+[.$B$11])^2/[$input.B$15]^2))" office:value-type="float" office:value="0.000000218165008569574">
            <text:p>2,18165008569574E-007</text:p>
          </table:table-cell>
          <table:table-cell table:formula="of:=[.C$9]*[$input.C$9]/([$input.$B$12]^2+[.$A20]^2)*EXP(-((ATAN([$input.$B$12]/[.$A20])+[.C$10]+[.$B$11])^2/[$input.C$15]^2))" office:value-type="float" office:value="0">
            <text:p>0</text:p>
          </table:table-cell>
          <table:table-cell table:formula="of:=[.B20]+[.C20]" office:value-type="float" office:value="0.000000218165008569574">
            <text:p>2,18165008569574E-007</text:p>
          </table:table-cell>
        </table:table-row>
        <table:table-row table:style-name="ro2">
          <table:table-cell office:value-type="float" office:value="0.6">
            <text:p>0,6</text:p>
          </table:table-cell>
          <table:table-cell table:formula="of:=[.B$9]*[$input.B$9]/([$input.$B$12]^2+[.$A21]^2)*EXP(-((ATAN([$input.$B$12]/[.$A21])+[.B$10]+[.$B$11])^2/[$input.B$15]^2))" office:value-type="float" office:value="0.00000735505842072975">
            <text:p>7,35505842072975E-006</text:p>
          </table:table-cell>
          <table:table-cell table:formula="of:=[.C$9]*[$input.C$9]/([$input.$B$12]^2+[.$A21]^2)*EXP(-((ATAN([$input.$B$12]/[.$A21])+[.C$10]+[.$B$11])^2/[$input.C$15]^2))" office:value-type="float" office:value="0">
            <text:p>0</text:p>
          </table:table-cell>
          <table:table-cell table:formula="of:=[.B21]+[.C21]" office:value-type="float" office:value="0.00000735505842072975">
            <text:p>7,35505842072975E-006</text:p>
          </table:table-cell>
        </table:table-row>
        <table:table-row table:style-name="ro2">
          <table:table-cell office:value-type="float" office:value="0.7">
            <text:p>0,7</text:p>
          </table:table-cell>
          <table:table-cell table:formula="of:=[.B$9]*[$input.B$9]/([$input.$B$12]^2+[.$A22]^2)*EXP(-((ATAN([$input.$B$12]/[.$A22])+[.B$10]+[.$B$11])^2/[$input.B$15]^2))" office:value-type="float" office:value="0.000168065679582728">
            <text:p>0,0001680657</text:p>
          </table:table-cell>
          <table:table-cell table:formula="of:=[.C$9]*[$input.C$9]/([$input.$B$12]^2+[.$A22]^2)*EXP(-((ATAN([$input.$B$12]/[.$A22])+[.C$10]+[.$B$11])^2/[$input.C$15]^2))" office:value-type="float" office:value="0">
            <text:p>0</text:p>
          </table:table-cell>
          <table:table-cell table:formula="of:=[.B22]+[.C22]" office:value-type="float" office:value="0.000168065679582728">
            <text:p>0,0001680657</text:p>
          </table:table-cell>
        </table:table-row>
        <table:table-row table:style-name="ro2">
          <table:table-cell office:value-type="float" office:value="0.8">
            <text:p>0,8</text:p>
          </table:table-cell>
          <table:table-cell table:formula="of:=[.B$9]*[$input.B$9]/([$input.$B$12]^2+[.$A23]^2)*EXP(-((ATAN([$input.$B$12]/[.$A23])+[.B$10]+[.$B$11])^2/[$input.B$15]^2))" office:value-type="float" office:value="0.00264630495398165">
            <text:p>0,002646305</text:p>
          </table:table-cell>
          <table:table-cell table:formula="of:=[.C$9]*[$input.C$9]/([$input.$B$12]^2+[.$A23]^2)*EXP(-((ATAN([$input.$B$12]/[.$A23])+[.C$10]+[.$B$11])^2/[$input.C$15]^2))" office:value-type="float" office:value="0">
            <text:p>0</text:p>
          </table:table-cell>
          <table:table-cell table:formula="of:=[.B23]+[.C23]" office:value-type="float" office:value="0.00264630495398165">
            <text:p>0,002646305</text:p>
          </table:table-cell>
        </table:table-row>
        <table:table-row table:style-name="ro2">
          <table:table-cell office:value-type="float" office:value="0.9">
            <text:p>0,9</text:p>
          </table:table-cell>
          <table:table-cell table:formula="of:=[.B$9]*[$input.B$9]/([$input.$B$12]^2+[.$A24]^2)*EXP(-((ATAN([$input.$B$12]/[.$A24])+[.B$10]+[.$B$11])^2/[$input.B$15]^2))" office:value-type="float" office:value="0.0293053861924597">
            <text:p>0,0293053862</text:p>
          </table:table-cell>
          <table:table-cell table:formula="of:=[.C$9]*[$input.C$9]/([$input.$B$12]^2+[.$A24]^2)*EXP(-((ATAN([$input.$B$12]/[.$A24])+[.C$10]+[.$B$11])^2/[$input.C$15]^2))" office:value-type="float" office:value="0">
            <text:p>0</text:p>
          </table:table-cell>
          <table:table-cell table:formula="of:=[.B24]+[.C24]" office:value-type="float" office:value="0.0293053861924597">
            <text:p>0,0293053862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B$9]*[$input.B$9]/([$input.$B$12]^2+[.$A25]^2)*EXP(-((ATAN([$input.$B$12]/[.$A25])+[.B$10]+[.$B$11])^2/[$input.B$15]^2))" office:value-type="float" office:value="0.233608239849392">
            <text:p>0,2336082398</text:p>
          </table:table-cell>
          <table:table-cell table:formula="of:=[.C$9]*[$input.C$9]/([$input.$B$12]^2+[.$A25]^2)*EXP(-((ATAN([$input.$B$12]/[.$A25])+[.C$10]+[.$B$11])^2/[$input.C$15]^2))" office:value-type="float" office:value="0">
            <text:p>0</text:p>
          </table:table-cell>
          <table:table-cell table:formula="of:=[.B25]+[.C25]" office:value-type="float" office:value="0.233608239849392">
            <text:p>0,2336082398</text:p>
          </table:table-cell>
        </table:table-row>
        <table:table-row table:style-name="ro2">
          <table:table-cell office:value-type="float" office:value="1.1">
            <text:p>1,1</text:p>
          </table:table-cell>
          <table:table-cell table:formula="of:=[.B$9]*[$input.B$9]/([$input.$B$12]^2+[.$A26]^2)*EXP(-((ATAN([$input.$B$12]/[.$A26])+[.B$10]+[.$B$11])^2/[$input.B$15]^2))" office:value-type="float" office:value="1.37434289638796">
            <text:p>1,3743428964</text:p>
          </table:table-cell>
          <table:table-cell table:formula="of:=[.C$9]*[$input.C$9]/([$input.$B$12]^2+[.$A26]^2)*EXP(-((ATAN([$input.$B$12]/[.$A26])+[.C$10]+[.$B$11])^2/[$input.C$15]^2))" office:value-type="float" office:value="0">
            <text:p>0</text:p>
          </table:table-cell>
          <table:table-cell table:formula="of:=[.B26]+[.C26]" office:value-type="float" office:value="1.37434289638796">
            <text:p>1,3743428964</text:p>
          </table:table-cell>
        </table:table-row>
        <table:table-row table:style-name="ro2">
          <table:table-cell office:value-type="float" office:value="1.2">
            <text:p>1,2</text:p>
          </table:table-cell>
          <table:table-cell table:formula="of:=[.B$9]*[$input.B$9]/([$input.$B$12]^2+[.$A27]^2)*EXP(-((ATAN([$input.$B$12]/[.$A27])+[.B$10]+[.$B$11])^2/[$input.B$15]^2))" office:value-type="float" office:value="6.12268815312556">
            <text:p>6,1226881531</text:p>
          </table:table-cell>
          <table:table-cell table:formula="of:=[.C$9]*[$input.C$9]/([$input.$B$12]^2+[.$A27]^2)*EXP(-((ATAN([$input.$B$12]/[.$A27])+[.C$10]+[.$B$11])^2/[$input.C$15]^2))" office:value-type="float" office:value="0">
            <text:p>0</text:p>
          </table:table-cell>
          <table:table-cell table:formula="of:=[.B27]+[.C27]" office:value-type="float" office:value="6.12268815312556">
            <text:p>6,1226881531</text:p>
          </table:table-cell>
        </table:table-row>
        <table:table-row table:style-name="ro2">
          <table:table-cell office:value-type="float" office:value="1.3">
            <text:p>1,3</text:p>
          </table:table-cell>
          <table:table-cell table:formula="of:=[.B$9]*[$input.B$9]/([$input.$B$12]^2+[.$A28]^2)*EXP(-((ATAN([$input.$B$12]/[.$A28])+[.B$10]+[.$B$11])^2/[$input.B$15]^2))" office:value-type="float" office:value="21.1936042128677">
            <text:p>21,1936042129</text:p>
          </table:table-cell>
          <table:table-cell table:formula="of:=[.C$9]*[$input.C$9]/([$input.$B$12]^2+[.$A28]^2)*EXP(-((ATAN([$input.$B$12]/[.$A28])+[.C$10]+[.$B$11])^2/[$input.C$15]^2))" office:value-type="float" office:value="0">
            <text:p>0</text:p>
          </table:table-cell>
          <table:table-cell table:formula="of:=[.B28]+[.C28]" office:value-type="float" office:value="21.1936042128677">
            <text:p>21,1936042129</text:p>
          </table:table-cell>
        </table:table-row>
        <table:table-row table:style-name="ro2">
          <table:table-cell office:value-type="float" office:value="1.4">
            <text:p>1,4</text:p>
          </table:table-cell>
          <table:table-cell table:formula="of:=[.B$9]*[$input.B$9]/([$input.$B$12]^2+[.$A29]^2)*EXP(-((ATAN([$input.$B$12]/[.$A29])+[.B$10]+[.$B$11])^2/[$input.B$15]^2))" office:value-type="float" office:value="58.450954748818">
            <text:p>58,4509547488</text:p>
          </table:table-cell>
          <table:table-cell table:formula="of:=[.C$9]*[$input.C$9]/([$input.$B$12]^2+[.$A29]^2)*EXP(-((ATAN([$input.$B$12]/[.$A29])+[.C$10]+[.$B$11])^2/[$input.C$15]^2))" office:value-type="float" office:value="0">
            <text:p>0</text:p>
          </table:table-cell>
          <table:table-cell table:formula="of:=[.B29]+[.C29]" office:value-type="float" office:value="58.450954748818">
            <text:p>58,4509547488</text:p>
          </table:table-cell>
        </table:table-row>
        <table:table-row table:style-name="ro2">
          <table:table-cell office:value-type="float" office:value="1.5">
            <text:p>1,5</text:p>
          </table:table-cell>
          <table:table-cell table:formula="of:=[.B$9]*[$input.B$9]/([$input.$B$12]^2+[.$A30]^2)*EXP(-((ATAN([$input.$B$12]/[.$A30])+[.B$10]+[.$B$11])^2/[$input.B$15]^2))" office:value-type="float" office:value="131.565740208791">
            <text:p>131,5657402088</text:p>
          </table:table-cell>
          <table:table-cell table:formula="of:=[.C$9]*[$input.C$9]/([$input.$B$12]^2+[.$A30]^2)*EXP(-((ATAN([$input.$B$12]/[.$A30])+[.C$10]+[.$B$11])^2/[$input.C$15]^2))" office:value-type="float" office:value="0">
            <text:p>0</text:p>
          </table:table-cell>
          <table:table-cell table:formula="of:=[.B30]+[.C30]" office:value-type="float" office:value="131.565740208791">
            <text:p>131,5657402088</text:p>
          </table:table-cell>
        </table:table-row>
        <table:table-row table:style-name="ro2">
          <table:table-cell office:value-type="float" office:value="1.6">
            <text:p>1,6</text:p>
          </table:table-cell>
          <table:table-cell table:formula="of:=[.B$9]*[$input.B$9]/([$input.$B$12]^2+[.$A31]^2)*EXP(-((ATAN([$input.$B$12]/[.$A31])+[.B$10]+[.$B$11])^2/[$input.B$15]^2))" office:value-type="float" office:value="247.223934023073">
            <text:p>247,2239340231</text:p>
          </table:table-cell>
          <table:table-cell table:formula="of:=[.C$9]*[$input.C$9]/([$input.$B$12]^2+[.$A31]^2)*EXP(-((ATAN([$input.$B$12]/[.$A31])+[.C$10]+[.$B$11])^2/[$input.C$15]^2))" office:value-type="float" office:value="0">
            <text:p>0</text:p>
          </table:table-cell>
          <table:table-cell table:formula="of:=[.B31]+[.C31]" office:value-type="float" office:value="247.223934023073">
            <text:p>247,2239340231</text:p>
          </table:table-cell>
        </table:table-row>
        <table:table-row table:style-name="ro2">
          <table:table-cell office:value-type="float" office:value="1.7">
            <text:p>1,7</text:p>
          </table:table-cell>
          <table:table-cell table:formula="of:=[.B$9]*[$input.B$9]/([$input.$B$12]^2+[.$A32]^2)*EXP(-((ATAN([$input.$B$12]/[.$A32])+[.B$10]+[.$B$11])^2/[$input.B$15]^2))" office:value-type="float" office:value="396.068834831195">
            <text:p>396,0688348312</text:p>
          </table:table-cell>
          <table:table-cell table:formula="of:=[.C$9]*[$input.C$9]/([$input.$B$12]^2+[.$A32]^2)*EXP(-((ATAN([$input.$B$12]/[.$A32])+[.C$10]+[.$B$11])^2/[$input.C$15]^2))" office:value-type="float" office:value="0">
            <text:p>0</text:p>
          </table:table-cell>
          <table:table-cell table:formula="of:=[.B32]+[.C32]" office:value-type="float" office:value="396.068834831195">
            <text:p>396,0688348312</text:p>
          </table:table-cell>
        </table:table-row>
        <table:table-row table:style-name="ro2">
          <table:table-cell office:value-type="float" office:value="1.8">
            <text:p>1,8</text:p>
          </table:table-cell>
          <table:table-cell table:formula="of:=[.B$9]*[$input.B$9]/([$input.$B$12]^2+[.$A33]^2)*EXP(-((ATAN([$input.$B$12]/[.$A33])+[.B$10]+[.$B$11])^2/[$input.B$15]^2))" office:value-type="float" office:value="551.540980710465">
            <text:p>551,5409807105</text:p>
          </table:table-cell>
          <table:table-cell table:formula="of:=[.C$9]*[$input.C$9]/([$input.$B$12]^2+[.$A33]^2)*EXP(-((ATAN([$input.$B$12]/[.$A33])+[.C$10]+[.$B$11])^2/[$input.C$15]^2))" office:value-type="float" office:value="0">
            <text:p>0</text:p>
          </table:table-cell>
          <table:table-cell table:formula="of:=[.B33]+[.C33]" office:value-type="float" office:value="551.540980710465">
            <text:p>551,5409807105</text:p>
          </table:table-cell>
        </table:table-row>
        <table:table-row table:style-name="ro2">
          <table:table-cell office:value-type="float" office:value="1.9">
            <text:p>1,9</text:p>
          </table:table-cell>
          <table:table-cell table:formula="of:=[.B$9]*[$input.B$9]/([$input.$B$12]^2+[.$A34]^2)*EXP(-((ATAN([$input.$B$12]/[.$A34])+[.B$10]+[.$B$11])^2/[$input.B$15]^2))" office:value-type="float" office:value="679.442574563209">
            <text:p>679,4425745632</text:p>
          </table:table-cell>
          <table:table-cell table:formula="of:=[.C$9]*[$input.C$9]/([$input.$B$12]^2+[.$A34]^2)*EXP(-((ATAN([$input.$B$12]/[.$A34])+[.C$10]+[.$B$11])^2/[$input.C$15]^2))" office:value-type="float" office:value="0">
            <text:p>0</text:p>
          </table:table-cell>
          <table:table-cell table:formula="of:=[.B34]+[.C34]" office:value-type="float" office:value="679.442574563209">
            <text:p>679,4425745632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B$9]*[$input.B$9]/([$input.$B$12]^2+[.$A35]^2)*EXP(-((ATAN([$input.$B$12]/[.$A35])+[.B$10]+[.$B$11])^2/[$input.B$15]^2))" office:value-type="float" office:value="752.307637239496">
            <text:p>752,3076372395</text:p>
          </table:table-cell>
          <table:table-cell table:formula="of:=[.C$9]*[$input.C$9]/([$input.$B$12]^2+[.$A35]^2)*EXP(-((ATAN([$input.$B$12]/[.$A35])+[.C$10]+[.$B$11])^2/[$input.C$15]^2))" office:value-type="float" office:value="0">
            <text:p>0</text:p>
          </table:table-cell>
          <table:table-cell table:formula="of:=[.B35]+[.C35]" office:value-type="float" office:value="752.307637239496">
            <text:p>752,3076372395</text:p>
          </table:table-cell>
        </table:table-row>
        <table:table-row table:style-name="ro2">
          <table:table-cell office:value-type="float" office:value="2.1">
            <text:p>2,1</text:p>
          </table:table-cell>
          <table:table-cell table:formula="of:=[.B$9]*[$input.B$9]/([$input.$B$12]^2+[.$A36]^2)*EXP(-((ATAN([$input.$B$12]/[.$A36])+[.B$10]+[.$B$11])^2/[$input.B$15]^2))" office:value-type="float" office:value="759.442523681457">
            <text:p>759,4425236815</text:p>
          </table:table-cell>
          <table:table-cell table:formula="of:=[.C$9]*[$input.C$9]/([$input.$B$12]^2+[.$A36]^2)*EXP(-((ATAN([$input.$B$12]/[.$A36])+[.C$10]+[.$B$11])^2/[$input.C$15]^2))" office:value-type="float" office:value="0">
            <text:p>0</text:p>
          </table:table-cell>
          <table:table-cell table:formula="of:=[.B36]+[.C36]" office:value-type="float" office:value="759.442523681457">
            <text:p>759,4425236815</text:p>
          </table:table-cell>
        </table:table-row>
        <table:table-row table:style-name="ro2">
          <table:table-cell office:value-type="float" office:value="2.2">
            <text:p>2,2</text:p>
          </table:table-cell>
          <table:table-cell table:formula="of:=[.B$9]*[$input.B$9]/([$input.$B$12]^2+[.$A37]^2)*EXP(-((ATAN([$input.$B$12]/[.$A37])+[.B$10]+[.$B$11])^2/[$input.B$15]^2))" office:value-type="float" office:value="707.898176813901">
            <text:p>707,8981768139</text:p>
          </table:table-cell>
          <table:table-cell table:formula="of:=[.C$9]*[$input.C$9]/([$input.$B$12]^2+[.$A37]^2)*EXP(-((ATAN([$input.$B$12]/[.$A37])+[.C$10]+[.$B$11])^2/[$input.C$15]^2))" office:value-type="float" office:value="0">
            <text:p>0</text:p>
          </table:table-cell>
          <table:table-cell table:formula="of:=[.B37]+[.C37]" office:value-type="float" office:value="707.898176813901">
            <text:p>707,8981768139</text:p>
          </table:table-cell>
        </table:table-row>
        <table:table-row table:style-name="ro2">
          <table:table-cell office:value-type="float" office:value="2.3">
            <text:p>2,3</text:p>
          </table:table-cell>
          <table:table-cell table:formula="of:=[.B$9]*[$input.B$9]/([$input.$B$12]^2+[.$A38]^2)*EXP(-((ATAN([$input.$B$12]/[.$A38])+[.B$10]+[.$B$11])^2/[$input.B$15]^2))" office:value-type="float" office:value="616.200524532465">
            <text:p>616,2005245325</text:p>
          </table:table-cell>
          <table:table-cell table:formula="of:=[.C$9]*[$input.C$9]/([$input.$B$12]^2+[.$A38]^2)*EXP(-((ATAN([$input.$B$12]/[.$A38])+[.C$10]+[.$B$11])^2/[$input.C$15]^2))" office:value-type="float" office:value="0">
            <text:p>0</text:p>
          </table:table-cell>
          <table:table-cell table:formula="of:=[.B38]+[.C38]" office:value-type="float" office:value="616.200524532465">
            <text:p>616,2005245325</text:p>
          </table:table-cell>
        </table:table-row>
        <table:table-row table:style-name="ro2">
          <table:table-cell office:value-type="float" office:value="2.4">
            <text:p>2,4</text:p>
          </table:table-cell>
          <table:table-cell table:formula="of:=[.B$9]*[$input.B$9]/([$input.$B$12]^2+[.$A39]^2)*EXP(-((ATAN([$input.$B$12]/[.$A39])+[.B$10]+[.$B$11])^2/[$input.B$15]^2))" office:value-type="float" office:value="505.916294818613">
            <text:p>505,9162948186</text:p>
          </table:table-cell>
          <table:table-cell table:formula="of:=[.C$9]*[$input.C$9]/([$input.$B$12]^2+[.$A39]^2)*EXP(-((ATAN([$input.$B$12]/[.$A39])+[.C$10]+[.$B$11])^2/[$input.C$15]^2))" office:value-type="float" office:value="0">
            <text:p>0</text:p>
          </table:table-cell>
          <table:table-cell table:formula="of:=[.B39]+[.C39]" office:value-type="float" office:value="505.916294818613">
            <text:p>505,9162948186</text:p>
          </table:table-cell>
        </table:table-row>
        <table:table-row table:style-name="ro2">
          <table:table-cell office:value-type="float" office:value="2.5">
            <text:p>2,5</text:p>
          </table:table-cell>
          <table:table-cell table:formula="of:=[.B$9]*[$input.B$9]/([$input.$B$12]^2+[.$A40]^2)*EXP(-((ATAN([$input.$B$12]/[.$A40])+[.B$10]+[.$B$11])^2/[$input.B$15]^2))" office:value-type="float" office:value="395.233716391267">
            <text:p>395,2337163913</text:p>
          </table:table-cell>
          <table:table-cell table:formula="of:=[.C$9]*[$input.C$9]/([$input.$B$12]^2+[.$A40]^2)*EXP(-((ATAN([$input.$B$12]/[.$A40])+[.C$10]+[.$B$11])^2/[$input.C$15]^2))" office:value-type="float" office:value="0">
            <text:p>0</text:p>
          </table:table-cell>
          <table:table-cell table:formula="of:=[.B40]+[.C40]" office:value-type="float" office:value="395.233716391267">
            <text:p>395,2337163913</text:p>
          </table:table-cell>
        </table:table-row>
        <table:table-row table:style-name="ro2">
          <table:table-cell office:value-type="float" office:value="2.6">
            <text:p>2,6</text:p>
          </table:table-cell>
          <table:table-cell table:formula="of:=[.B$9]*[$input.B$9]/([$input.$B$12]^2+[.$A41]^2)*EXP(-((ATAN([$input.$B$12]/[.$A41])+[.B$10]+[.$B$11])^2/[$input.B$15]^2))" office:value-type="float" office:value="296.071141948123">
            <text:p>296,0711419481</text:p>
          </table:table-cell>
          <table:table-cell table:formula="of:=[.C$9]*[$input.C$9]/([$input.$B$12]^2+[.$A41]^2)*EXP(-((ATAN([$input.$B$12]/[.$A41])+[.C$10]+[.$B$11])^2/[$input.C$15]^2))" office:value-type="float" office:value="0">
            <text:p>0</text:p>
          </table:table-cell>
          <table:table-cell table:formula="of:=[.B41]+[.C41]" office:value-type="float" office:value="296.071141948123">
            <text:p>296,0711419481</text:p>
          </table:table-cell>
        </table:table-row>
        <table:table-row table:style-name="ro2">
          <table:table-cell office:value-type="float" office:value="2.7">
            <text:p>2,7</text:p>
          </table:table-cell>
          <table:table-cell table:formula="of:=[.B$9]*[$input.B$9]/([$input.$B$12]^2+[.$A42]^2)*EXP(-((ATAN([$input.$B$12]/[.$A42])+[.B$10]+[.$B$11])^2/[$input.B$15]^2))" office:value-type="float" office:value="214.109785765998">
            <text:p>214,109785766</text:p>
          </table:table-cell>
          <table:table-cell table:formula="of:=[.C$9]*[$input.C$9]/([$input.$B$12]^2+[.$A42]^2)*EXP(-((ATAN([$input.$B$12]/[.$A42])+[.C$10]+[.$B$11])^2/[$input.C$15]^2))" office:value-type="float" office:value="0">
            <text:p>0</text:p>
          </table:table-cell>
          <table:table-cell table:formula="of:=[.B42]+[.C42]" office:value-type="float" office:value="214.109785765998">
            <text:p>214,109785766</text:p>
          </table:table-cell>
        </table:table-row>
        <table:table-row table:style-name="ro2">
          <table:table-cell office:value-type="float" office:value="2.8">
            <text:p>2,8</text:p>
          </table:table-cell>
          <table:table-cell table:formula="of:=[.B$9]*[$input.B$9]/([$input.$B$12]^2+[.$A43]^2)*EXP(-((ATAN([$input.$B$12]/[.$A43])+[.B$10]+[.$B$11])^2/[$input.B$15]^2))" office:value-type="float" office:value="150.361289962031">
            <text:p>150,361289962</text:p>
          </table:table-cell>
          <table:table-cell table:formula="of:=[.C$9]*[$input.C$9]/([$input.$B$12]^2+[.$A43]^2)*EXP(-((ATAN([$input.$B$12]/[.$A43])+[.C$10]+[.$B$11])^2/[$input.C$15]^2))" office:value-type="float" office:value="0">
            <text:p>0</text:p>
          </table:table-cell>
          <table:table-cell table:formula="of:=[.B43]+[.C43]" office:value-type="float" office:value="150.361289962031">
            <text:p>150,361289962</text:p>
          </table:table-cell>
        </table:table-row>
        <table:table-row table:style-name="ro2">
          <table:table-cell office:value-type="float" office:value="2.9">
            <text:p>2,9</text:p>
          </table:table-cell>
          <table:table-cell table:formula="of:=[.B$9]*[$input.B$9]/([$input.$B$12]^2+[.$A44]^2)*EXP(-((ATAN([$input.$B$12]/[.$A44])+[.B$10]+[.$B$11])^2/[$input.B$15]^2))" office:value-type="float" office:value="103.068664615286">
            <text:p>103,0686646153</text:p>
          </table:table-cell>
          <table:table-cell table:formula="of:=[.C$9]*[$input.C$9]/([$input.$B$12]^2+[.$A44]^2)*EXP(-((ATAN([$input.$B$12]/[.$A44])+[.C$10]+[.$B$11])^2/[$input.C$15]^2))" office:value-type="float" office:value="0">
            <text:p>0</text:p>
          </table:table-cell>
          <table:table-cell table:formula="of:=[.B44]+[.C44]" office:value-type="float" office:value="103.068664615286">
            <text:p>103,0686646153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B$9]*[$input.B$9]/([$input.$B$12]^2+[.$A45]^2)*EXP(-((ATAN([$input.$B$12]/[.$A45])+[.B$10]+[.$B$11])^2/[$input.B$15]^2))" office:value-type="float" office:value="69.2707549178961">
            <text:p>69,2707549179</text:p>
          </table:table-cell>
          <table:table-cell table:formula="of:=[.C$9]*[$input.C$9]/([$input.$B$12]^2+[.$A45]^2)*EXP(-((ATAN([$input.$B$12]/[.$A45])+[.C$10]+[.$B$11])^2/[$input.C$15]^2))" office:value-type="float" office:value="0">
            <text:p>0</text:p>
          </table:table-cell>
          <table:table-cell table:formula="of:=[.B45]+[.C45]" office:value-type="float" office:value="69.2707549178961">
            <text:p>69,2707549179</text:p>
          </table:table-cell>
        </table:table-row>
        <table:table-row table:style-name="ro2">
          <table:table-cell office:value-type="float" office:value="3.1">
            <text:p>3,1</text:p>
          </table:table-cell>
          <table:table-cell table:formula="of:=[.B$9]*[$input.B$9]/([$input.$B$12]^2+[.$A46]^2)*EXP(-((ATAN([$input.$B$12]/[.$A46])+[.B$10]+[.$B$11])^2/[$input.B$15]^2))" office:value-type="float" office:value="45.8238588170602">
            <text:p>45,8238588171</text:p>
          </table:table-cell>
          <table:table-cell table:formula="of:=[.C$9]*[$input.C$9]/([$input.$B$12]^2+[.$A46]^2)*EXP(-((ATAN([$input.$B$12]/[.$A46])+[.C$10]+[.$B$11])^2/[$input.C$15]^2))" office:value-type="float" office:value="0">
            <text:p>0</text:p>
          </table:table-cell>
          <table:table-cell table:formula="of:=[.B46]+[.C46]" office:value-type="float" office:value="45.8238588170602">
            <text:p>45,8238588171</text:p>
          </table:table-cell>
        </table:table-row>
        <table:table-row table:style-name="ro2">
          <table:table-cell office:value-type="float" office:value="3.2">
            <text:p>3,2</text:p>
          </table:table-cell>
          <table:table-cell table:formula="of:=[.B$9]*[$input.B$9]/([$input.$B$12]^2+[.$A47]^2)*EXP(-((ATAN([$input.$B$12]/[.$A47])+[.B$10]+[.$B$11])^2/[$input.B$15]^2))" office:value-type="float" office:value="29.9373202374306">
            <text:p>29,9373202374</text:p>
          </table:table-cell>
          <table:table-cell table:formula="of:=[.C$9]*[$input.C$9]/([$input.$B$12]^2+[.$A47]^2)*EXP(-((ATAN([$input.$B$12]/[.$A47])+[.C$10]+[.$B$11])^2/[$input.C$15]^2))" office:value-type="float" office:value="0">
            <text:p>0</text:p>
          </table:table-cell>
          <table:table-cell table:formula="of:=[.B47]+[.C47]" office:value-type="float" office:value="29.9373202374306">
            <text:p>29,9373202374</text:p>
          </table:table-cell>
        </table:table-row>
        <table:table-row table:style-name="ro2">
          <table:table-cell office:value-type="float" office:value="3.3">
            <text:p>3,3</text:p>
          </table:table-cell>
          <table:table-cell table:formula="of:=[.B$9]*[$input.B$9]/([$input.$B$12]^2+[.$A48]^2)*EXP(-((ATAN([$input.$B$12]/[.$A48])+[.B$10]+[.$B$11])^2/[$input.B$15]^2))" office:value-type="float" office:value="19.3721448443229">
            <text:p>19,3721448443</text:p>
          </table:table-cell>
          <table:table-cell table:formula="of:=[.C$9]*[$input.C$9]/([$input.$B$12]^2+[.$A48]^2)*EXP(-((ATAN([$input.$B$12]/[.$A48])+[.C$10]+[.$B$11])^2/[$input.C$15]^2))" office:value-type="float" office:value="0">
            <text:p>0</text:p>
          </table:table-cell>
          <table:table-cell table:formula="of:=[.B48]+[.C48]" office:value-type="float" office:value="19.3721448443229">
            <text:p>19,3721448443</text:p>
          </table:table-cell>
        </table:table-row>
        <table:table-row table:style-name="ro2">
          <table:table-cell office:value-type="float" office:value="3.4">
            <text:p>3,4</text:p>
          </table:table-cell>
          <table:table-cell table:formula="of:=[.B$9]*[$input.B$9]/([$input.$B$12]^2+[.$A49]^2)*EXP(-((ATAN([$input.$B$12]/[.$A49])+[.B$10]+[.$B$11])^2/[$input.B$15]^2))" office:value-type="float" office:value="12.4473668161588">
            <text:p>12,4473668162</text:p>
          </table:table-cell>
          <table:table-cell table:formula="of:=[.C$9]*[$input.C$9]/([$input.$B$12]^2+[.$A49]^2)*EXP(-((ATAN([$input.$B$12]/[.$A49])+[.C$10]+[.$B$11])^2/[$input.C$15]^2))" office:value-type="float" office:value="0">
            <text:p>0</text:p>
          </table:table-cell>
          <table:table-cell table:formula="of:=[.B49]+[.C49]" office:value-type="float" office:value="12.4473668161588">
            <text:p>12,4473668162</text:p>
          </table:table-cell>
        </table:table-row>
        <table:table-row table:style-name="ro2">
          <table:table-cell office:value-type="float" office:value="3.5">
            <text:p>3,5</text:p>
          </table:table-cell>
          <table:table-cell table:formula="of:=[.B$9]*[$input.B$9]/([$input.$B$12]^2+[.$A50]^2)*EXP(-((ATAN([$input.$B$12]/[.$A50])+[.B$10]+[.$B$11])^2/[$input.B$15]^2))" office:value-type="float" office:value="7.95889774766982">
            <text:p>7,9588977477</text:p>
          </table:table-cell>
          <table:table-cell table:formula="of:=[.C$9]*[$input.C$9]/([$input.$B$12]^2+[.$A50]^2)*EXP(-((ATAN([$input.$B$12]/[.$A50])+[.C$10]+[.$B$11])^2/[$input.C$15]^2))" office:value-type="float" office:value="0">
            <text:p>0</text:p>
          </table:table-cell>
          <table:table-cell table:formula="of:=[.B50]+[.C50]" office:value-type="float" office:value="7.95889774766982">
            <text:p>7,9588977477</text:p>
          </table:table-cell>
        </table:table-row>
        <table:table-row table:style-name="ro2">
          <table:table-cell office:value-type="float" office:value="3.6">
            <text:p>3,6</text:p>
          </table:table-cell>
          <table:table-cell table:formula="of:=[.B$9]*[$input.B$9]/([$input.$B$12]^2+[.$A51]^2)*EXP(-((ATAN([$input.$B$12]/[.$A51])+[.B$10]+[.$B$11])^2/[$input.B$15]^2))" office:value-type="float" office:value="5.07356216472871">
            <text:p>5,0735621647</text:p>
          </table:table-cell>
          <table:table-cell table:formula="of:=[.C$9]*[$input.C$9]/([$input.$B$12]^2+[.$A51]^2)*EXP(-((ATAN([$input.$B$12]/[.$A51])+[.C$10]+[.$B$11])^2/[$input.C$15]^2))" office:value-type="float" office:value="0">
            <text:p>0</text:p>
          </table:table-cell>
          <table:table-cell table:formula="of:=[.B51]+[.C51]" office:value-type="float" office:value="5.07356216472871">
            <text:p>5,0735621647</text:p>
          </table:table-cell>
        </table:table-row>
        <table:table-row table:style-name="ro2">
          <table:table-cell office:value-type="float" office:value="3.7">
            <text:p>3,7</text:p>
          </table:table-cell>
          <table:table-cell table:formula="of:=[.B$9]*[$input.B$9]/([$input.$B$12]^2+[.$A52]^2)*EXP(-((ATAN([$input.$B$12]/[.$A52])+[.B$10]+[.$B$11])^2/[$input.B$15]^2))" office:value-type="float" office:value="3.22962244213772">
            <text:p>3,2296224421</text:p>
          </table:table-cell>
          <table:table-cell table:formula="of:=[.C$9]*[$input.C$9]/([$input.$B$12]^2+[.$A52]^2)*EXP(-((ATAN([$input.$B$12]/[.$A52])+[.C$10]+[.$B$11])^2/[$input.C$15]^2))" office:value-type="float" office:value="0">
            <text:p>0</text:p>
          </table:table-cell>
          <table:table-cell table:formula="of:=[.B52]+[.C52]" office:value-type="float" office:value="3.22962244213772">
            <text:p>3,2296224421</text:p>
          </table:table-cell>
        </table:table-row>
        <table:table-row table:style-name="ro2">
          <table:table-cell office:value-type="float" office:value="3.8">
            <text:p>3,8</text:p>
          </table:table-cell>
          <table:table-cell table:formula="of:=[.B$9]*[$input.B$9]/([$input.$B$12]^2+[.$A53]^2)*EXP(-((ATAN([$input.$B$12]/[.$A53])+[.B$10]+[.$B$11])^2/[$input.B$15]^2))" office:value-type="float" office:value="2.05571628068449">
            <text:p>2,0557162807</text:p>
          </table:table-cell>
          <table:table-cell table:formula="of:=[.C$9]*[$input.C$9]/([$input.$B$12]^2+[.$A53]^2)*EXP(-((ATAN([$input.$B$12]/[.$A53])+[.C$10]+[.$B$11])^2/[$input.C$15]^2))" office:value-type="float" office:value="0">
            <text:p>0</text:p>
          </table:table-cell>
          <table:table-cell table:formula="of:=[.B53]+[.C53]" office:value-type="float" office:value="2.05571628068449">
            <text:p>2,0557162807</text:p>
          </table:table-cell>
        </table:table-row>
        <table:table-row table:style-name="ro2">
          <table:table-cell office:value-type="float" office:value="3.9">
            <text:p>3,9</text:p>
          </table:table-cell>
          <table:table-cell table:formula="of:=[.B$9]*[$input.B$9]/([$input.$B$12]^2+[.$A54]^2)*EXP(-((ATAN([$input.$B$12]/[.$A54])+[.B$10]+[.$B$11])^2/[$input.B$15]^2))" office:value-type="float" office:value="1.30994774912622">
            <text:p>1,3099477491</text:p>
          </table:table-cell>
          <table:table-cell table:formula="of:=[.C$9]*[$input.C$9]/([$input.$B$12]^2+[.$A54]^2)*EXP(-((ATAN([$input.$B$12]/[.$A54])+[.C$10]+[.$B$11])^2/[$input.C$15]^2))" office:value-type="float" office:value="0">
            <text:p>0</text:p>
          </table:table-cell>
          <table:table-cell table:formula="of:=[.B54]+[.C54]" office:value-type="float" office:value="1.30994774912622">
            <text:p>1,309947749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B$9]*[$input.B$9]/([$input.$B$12]^2+[.$A55]^2)*EXP(-((ATAN([$input.$B$12]/[.$A55])+[.B$10]+[.$B$11])^2/[$input.B$15]^2))" office:value-type="float" office:value="0.83647881716182">
            <text:p>0,8364788172</text:p>
          </table:table-cell>
          <table:table-cell table:formula="of:=[.C$9]*[$input.C$9]/([$input.$B$12]^2+[.$A55]^2)*EXP(-((ATAN([$input.$B$12]/[.$A55])+[.C$10]+[.$B$11])^2/[$input.C$15]^2))" office:value-type="float" office:value="0">
            <text:p>0</text:p>
          </table:table-cell>
          <table:table-cell table:formula="of:=[.B55]+[.C55]" office:value-type="float" office:value="0.83647881716182">
            <text:p>0,8364788172</text:p>
          </table:table-cell>
        </table:table-row>
        <table:table-row table:style-name="ro2">
          <table:table-cell office:value-type="float" office:value="4.1">
            <text:p>4,1</text:p>
          </table:table-cell>
          <table:table-cell table:formula="of:=[.B$9]*[$input.B$9]/([$input.$B$12]^2+[.$A56]^2)*EXP(-((ATAN([$input.$B$12]/[.$A56])+[.B$10]+[.$B$11])^2/[$input.B$15]^2))" office:value-type="float" office:value="0.535711353530643">
            <text:p>0,5357113535</text:p>
          </table:table-cell>
          <table:table-cell table:formula="of:=[.C$9]*[$input.C$9]/([$input.$B$12]^2+[.$A56]^2)*EXP(-((ATAN([$input.$B$12]/[.$A56])+[.C$10]+[.$B$11])^2/[$input.C$15]^2))" office:value-type="float" office:value="0">
            <text:p>0</text:p>
          </table:table-cell>
          <table:table-cell table:formula="of:=[.B56]+[.C56]" office:value-type="float" office:value="0.535711353530643">
            <text:p>0,5357113535</text:p>
          </table:table-cell>
        </table:table-row>
        <table:table-row table:style-name="ro2">
          <table:table-cell office:value-type="float" office:value="4.2">
            <text:p>4,2</text:p>
          </table:table-cell>
          <table:table-cell table:formula="of:=[.B$9]*[$input.B$9]/([$input.$B$12]^2+[.$A57]^2)*EXP(-((ATAN([$input.$B$12]/[.$A57])+[.B$10]+[.$B$11])^2/[$input.B$15]^2))" office:value-type="float" office:value="0.34434121630131">
            <text:p>0,3443412163</text:p>
          </table:table-cell>
          <table:table-cell table:formula="of:=[.C$9]*[$input.C$9]/([$input.$B$12]^2+[.$A57]^2)*EXP(-((ATAN([$input.$B$12]/[.$A57])+[.C$10]+[.$B$11])^2/[$input.C$15]^2))" office:value-type="float" office:value="0">
            <text:p>0</text:p>
          </table:table-cell>
          <table:table-cell table:formula="of:=[.B57]+[.C57]" office:value-type="float" office:value="0.34434121630131">
            <text:p>0,3443412163</text:p>
          </table:table-cell>
        </table:table-row>
        <table:table-row table:style-name="ro2">
          <table:table-cell office:value-type="float" office:value="4.3">
            <text:p>4,3</text:p>
          </table:table-cell>
          <table:table-cell table:formula="of:=[.B$9]*[$input.B$9]/([$input.$B$12]^2+[.$A58]^2)*EXP(-((ATAN([$input.$B$12]/[.$A58])+[.B$10]+[.$B$11])^2/[$input.B$15]^2))" office:value-type="float" office:value="0.222273071571226">
            <text:p>0,2222730716</text:p>
          </table:table-cell>
          <table:table-cell table:formula="of:=[.C$9]*[$input.C$9]/([$input.$B$12]^2+[.$A58]^2)*EXP(-((ATAN([$input.$B$12]/[.$A58])+[.C$10]+[.$B$11])^2/[$input.C$15]^2))" office:value-type="float" office:value="0">
            <text:p>0</text:p>
          </table:table-cell>
          <table:table-cell table:formula="of:=[.B58]+[.C58]" office:value-type="float" office:value="0.222273071571226">
            <text:p>0,2222730716</text:p>
          </table:table-cell>
        </table:table-row>
        <table:table-row table:style-name="ro2">
          <table:table-cell office:value-type="float" office:value="4.4">
            <text:p>4,4</text:p>
          </table:table-cell>
          <table:table-cell table:formula="of:=[.B$9]*[$input.B$9]/([$input.$B$12]^2+[.$A59]^2)*EXP(-((ATAN([$input.$B$12]/[.$A59])+[.B$10]+[.$B$11])^2/[$input.B$15]^2))" office:value-type="float" office:value="0.144157908255916">
            <text:p>0,1441579083</text:p>
          </table:table-cell>
          <table:table-cell table:formula="of:=[.C$9]*[$input.C$9]/([$input.$B$12]^2+[.$A59]^2)*EXP(-((ATAN([$input.$B$12]/[.$A59])+[.C$10]+[.$B$11])^2/[$input.C$15]^2))" office:value-type="float" office:value="0">
            <text:p>0</text:p>
          </table:table-cell>
          <table:table-cell table:formula="of:=[.B59]+[.C59]" office:value-type="float" office:value="0.144157908255916">
            <text:p>0,1441579083</text:p>
          </table:table-cell>
        </table:table-row>
        <table:table-row table:style-name="ro2">
          <table:table-cell office:value-type="float" office:value="4.5">
            <text:p>4,5</text:p>
          </table:table-cell>
          <table:table-cell table:formula="of:=[.B$9]*[$input.B$9]/([$input.$B$12]^2+[.$A60]^2)*EXP(-((ATAN([$input.$B$12]/[.$A60])+[.B$10]+[.$B$11])^2/[$input.B$15]^2))" office:value-type="float" office:value="0.0939767373602326">
            <text:p>0,0939767374</text:p>
          </table:table-cell>
          <table:table-cell table:formula="of:=[.C$9]*[$input.C$9]/([$input.$B$12]^2+[.$A60]^2)*EXP(-((ATAN([$input.$B$12]/[.$A60])+[.C$10]+[.$B$11])^2/[$input.C$15]^2))" office:value-type="float" office:value="0">
            <text:p>0</text:p>
          </table:table-cell>
          <table:table-cell table:formula="of:=[.B60]+[.C60]" office:value-type="float" office:value="0.0939767373602326">
            <text:p>0,0939767374</text:p>
          </table:table-cell>
        </table:table-row>
        <table:table-row table:style-name="ro2">
          <table:table-cell office:value-type="float" office:value="4.6">
            <text:p>4,6</text:p>
          </table:table-cell>
          <table:table-cell table:formula="of:=[.B$9]*[$input.B$9]/([$input.$B$12]^2+[.$A61]^2)*EXP(-((ATAN([$input.$B$12]/[.$A61])+[.B$10]+[.$B$11])^2/[$input.B$15]^2))" office:value-type="float" office:value="0.0615993891894289">
            <text:p>0,0615993892</text:p>
          </table:table-cell>
          <table:table-cell table:formula="of:=[.C$9]*[$input.C$9]/([$input.$B$12]^2+[.$A61]^2)*EXP(-((ATAN([$input.$B$12]/[.$A61])+[.C$10]+[.$B$11])^2/[$input.C$15]^2))" office:value-type="float" office:value="0">
            <text:p>0</text:p>
          </table:table-cell>
          <table:table-cell table:formula="of:=[.B61]+[.C61]" office:value-type="float" office:value="0.0615993891894289">
            <text:p>0,0615993892</text:p>
          </table:table-cell>
        </table:table-row>
        <table:table-row table:style-name="ro2">
          <table:table-cell office:value-type="float" office:value="4.7">
            <text:p>4,7</text:p>
          </table:table-cell>
          <table:table-cell table:formula="of:=[.B$9]*[$input.B$9]/([$input.$B$12]^2+[.$A62]^2)*EXP(-((ATAN([$input.$B$12]/[.$A62])+[.B$10]+[.$B$11])^2/[$input.B$15]^2))" office:value-type="float" office:value="0.0406089934522619">
            <text:p>0,0406089935</text:p>
          </table:table-cell>
          <table:table-cell table:formula="of:=[.C$9]*[$input.C$9]/([$input.$B$12]^2+[.$A62]^2)*EXP(-((ATAN([$input.$B$12]/[.$A62])+[.C$10]+[.$B$11])^2/[$input.C$15]^2))" office:value-type="float" office:value="0">
            <text:p>0</text:p>
          </table:table-cell>
          <table:table-cell table:formula="of:=[.B62]+[.C62]" office:value-type="float" office:value="0.0406089934522619">
            <text:p>0,0406089935</text:p>
          </table:table-cell>
        </table:table-row>
        <table:table-row table:style-name="ro2">
          <table:table-cell office:value-type="float" office:value="4.8">
            <text:p>4,8</text:p>
          </table:table-cell>
          <table:table-cell table:formula="of:=[.B$9]*[$input.B$9]/([$input.$B$12]^2+[.$A63]^2)*EXP(-((ATAN([$input.$B$12]/[.$A63])+[.B$10]+[.$B$11])^2/[$input.B$15]^2))" office:value-type="float" office:value="0.0269307835019606">
            <text:p>0,0269307835</text:p>
          </table:table-cell>
          <table:table-cell table:formula="of:=[.C$9]*[$input.C$9]/([$input.$B$12]^2+[.$A63]^2)*EXP(-((ATAN([$input.$B$12]/[.$A63])+[.C$10]+[.$B$11])^2/[$input.C$15]^2))" office:value-type="float" office:value="0">
            <text:p>0</text:p>
          </table:table-cell>
          <table:table-cell table:formula="of:=[.B63]+[.C63]" office:value-type="float" office:value="0.0269307835019606">
            <text:p>0,0269307835</text:p>
          </table:table-cell>
        </table:table-row>
        <table:table-row table:style-name="ro2">
          <table:table-cell office:value-type="float" office:value="4.9">
            <text:p>4,9</text:p>
          </table:table-cell>
          <table:table-cell table:formula="of:=[.B$9]*[$input.B$9]/([$input.$B$12]^2+[.$A64]^2)*EXP(-((ATAN([$input.$B$12]/[.$A64])+[.B$10]+[.$B$11])^2/[$input.B$15]^2))" office:value-type="float" office:value="0.0179691161674018">
            <text:p>0,0179691162</text:p>
          </table:table-cell>
          <table:table-cell table:formula="of:=[.C$9]*[$input.C$9]/([$input.$B$12]^2+[.$A64]^2)*EXP(-((ATAN([$input.$B$12]/[.$A64])+[.C$10]+[.$B$11])^2/[$input.C$15]^2))" office:value-type="float" office:value="0">
            <text:p>0</text:p>
          </table:table-cell>
          <table:table-cell table:formula="of:=[.B64]+[.C64]" office:value-type="float" office:value="0.0179691161674018">
            <text:p>0,017969116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$9]*[$input.B$9]/([$input.$B$12]^2+[.$A65]^2)*EXP(-((ATAN([$input.$B$12]/[.$A65])+[.B$10]+[.$B$11])^2/[$input.B$15]^2))" office:value-type="float" office:value="0.0120644399812232">
            <text:p>0,01206444</text:p>
          </table:table-cell>
          <table:table-cell table:formula="of:=[.C$9]*[$input.C$9]/([$input.$B$12]^2+[.$A65]^2)*EXP(-((ATAN([$input.$B$12]/[.$A65])+[.C$10]+[.$B$11])^2/[$input.C$15]^2))" office:value-type="float" office:value="0">
            <text:p>0</text:p>
          </table:table-cell>
          <table:table-cell table:formula="of:=[.B65]+[.C65]" office:value-type="float" office:value="0.0120644399812232">
            <text:p>0,01206444</text:p>
          </table:table-cell>
        </table:table-row>
        <table:table-row table:style-name="ro2">
          <table:table-cell office:value-type="float" office:value="5.1">
            <text:p>5,1</text:p>
          </table:table-cell>
          <table:table-cell table:formula="of:=[.B$9]*[$input.B$9]/([$input.$B$12]^2+[.$A66]^2)*EXP(-((ATAN([$input.$B$12]/[.$A66])+[.B$10]+[.$B$11])^2/[$input.B$15]^2))" office:value-type="float" office:value="0.00815129021794748">
            <text:p>0,0081512902</text:p>
          </table:table-cell>
          <table:table-cell table:formula="of:=[.C$9]*[$input.C$9]/([$input.$B$12]^2+[.$A66]^2)*EXP(-((ATAN([$input.$B$12]/[.$A66])+[.C$10]+[.$B$11])^2/[$input.C$15]^2))" office:value-type="float" office:value="0">
            <text:p>0</text:p>
          </table:table-cell>
          <table:table-cell table:formula="of:=[.B66]+[.C66]" office:value-type="float" office:value="0.00815129021794748">
            <text:p>0,0081512902</text:p>
          </table:table-cell>
        </table:table-row>
        <table:table-row table:style-name="ro2">
          <table:table-cell office:value-type="float" office:value="5.2">
            <text:p>5,2</text:p>
          </table:table-cell>
          <table:table-cell table:formula="of:=[.B$9]*[$input.B$9]/([$input.$B$12]^2+[.$A67]^2)*EXP(-((ATAN([$input.$B$12]/[.$A67])+[.B$10]+[.$B$11])^2/[$input.B$15]^2))" office:value-type="float" office:value="0.00554251334926856">
            <text:p>0,0055425133</text:p>
          </table:table-cell>
          <table:table-cell table:formula="of:=[.C$9]*[$input.C$9]/([$input.$B$12]^2+[.$A67]^2)*EXP(-((ATAN([$input.$B$12]/[.$A67])+[.C$10]+[.$B$11])^2/[$input.C$15]^2))" office:value-type="float" office:value="0">
            <text:p>0</text:p>
          </table:table-cell>
          <table:table-cell table:formula="of:=[.B67]+[.C67]" office:value-type="float" office:value="0.00554251334926856">
            <text:p>0,0055425133</text:p>
          </table:table-cell>
        </table:table-row>
        <table:table-row table:style-name="ro2">
          <table:table-cell office:value-type="float" office:value="5.3">
            <text:p>5,3</text:p>
          </table:table-cell>
          <table:table-cell table:formula="of:=[.B$9]*[$input.B$9]/([$input.$B$12]^2+[.$A68]^2)*EXP(-((ATAN([$input.$B$12]/[.$A68])+[.B$10]+[.$B$11])^2/[$input.B$15]^2))" office:value-type="float" office:value="0.00379279326785039">
            <text:p>0,0037927933</text:p>
          </table:table-cell>
          <table:table-cell table:formula="of:=[.C$9]*[$input.C$9]/([$input.$B$12]^2+[.$A68]^2)*EXP(-((ATAN([$input.$B$12]/[.$A68])+[.C$10]+[.$B$11])^2/[$input.C$15]^2))" office:value-type="float" office:value="0">
            <text:p>0</text:p>
          </table:table-cell>
          <table:table-cell table:formula="of:=[.B68]+[.C68]" office:value-type="float" office:value="0.00379279326785039">
            <text:p>0,0037927933</text:p>
          </table:table-cell>
        </table:table-row>
        <table:table-row table:style-name="ro2">
          <table:table-cell office:value-type="float" office:value="5.4">
            <text:p>5,4</text:p>
          </table:table-cell>
          <table:table-cell table:formula="of:=[.B$9]*[$input.B$9]/([$input.$B$12]^2+[.$A69]^2)*EXP(-((ATAN([$input.$B$12]/[.$A69])+[.B$10]+[.$B$11])^2/[$input.B$15]^2))" office:value-type="float" office:value="0.00261206805505876">
            <text:p>0,0026120681</text:p>
          </table:table-cell>
          <table:table-cell table:formula="of:=[.C$9]*[$input.C$9]/([$input.$B$12]^2+[.$A69]^2)*EXP(-((ATAN([$input.$B$12]/[.$A69])+[.C$10]+[.$B$11])^2/[$input.C$15]^2))" office:value-type="float" office:value="0">
            <text:p>0</text:p>
          </table:table-cell>
          <table:table-cell table:formula="of:=[.B69]+[.C69]" office:value-type="float" office:value="0.00261206805505876">
            <text:p>0,0026120681</text:p>
          </table:table-cell>
        </table:table-row>
        <table:table-row table:style-name="ro2">
          <table:table-cell office:value-type="float" office:value="5.5">
            <text:p>5,5</text:p>
          </table:table-cell>
          <table:table-cell table:formula="of:=[.B$9]*[$input.B$9]/([$input.$B$12]^2+[.$A70]^2)*EXP(-((ATAN([$input.$B$12]/[.$A70])+[.B$10]+[.$B$11])^2/[$input.B$15]^2))" office:value-type="float" office:value="0.00181040210010429">
            <text:p>0,0018104021</text:p>
          </table:table-cell>
          <table:table-cell table:formula="of:=[.C$9]*[$input.C$9]/([$input.$B$12]^2+[.$A70]^2)*EXP(-((ATAN([$input.$B$12]/[.$A70])+[.C$10]+[.$B$11])^2/[$input.C$15]^2))" office:value-type="float" office:value="0">
            <text:p>0</text:p>
          </table:table-cell>
          <table:table-cell table:formula="of:=[.B70]+[.C70]" office:value-type="float" office:value="0.00181040210010429">
            <text:p>0,0018104021</text:p>
          </table:table-cell>
        </table:table-row>
        <table:table-row table:style-name="ro2">
          <table:table-cell office:value-type="float" office:value="5.6">
            <text:p>5,6</text:p>
          </table:table-cell>
          <table:table-cell table:formula="of:=[.B$9]*[$input.B$9]/([$input.$B$12]^2+[.$A71]^2)*EXP(-((ATAN([$input.$B$12]/[.$A71])+[.B$10]+[.$B$11])^2/[$input.B$15]^2))" office:value-type="float" office:value="0.00126274583340722">
            <text:p>0,0012627458</text:p>
          </table:table-cell>
          <table:table-cell table:formula="of:=[.C$9]*[$input.C$9]/([$input.$B$12]^2+[.$A71]^2)*EXP(-((ATAN([$input.$B$12]/[.$A71])+[.C$10]+[.$B$11])^2/[$input.C$15]^2))" office:value-type="float" office:value="0">
            <text:p>0</text:p>
          </table:table-cell>
          <table:table-cell table:formula="of:=[.B71]+[.C71]" office:value-type="float" office:value="0.00126274583340722">
            <text:p>0,0012627458</text:p>
          </table:table-cell>
        </table:table-row>
        <table:table-row table:style-name="ro2">
          <table:table-cell office:value-type="float" office:value="5.7">
            <text:p>5,7</text:p>
          </table:table-cell>
          <table:table-cell table:formula="of:=[.B$9]*[$input.B$9]/([$input.$B$12]^2+[.$A72]^2)*EXP(-((ATAN([$input.$B$12]/[.$A72])+[.B$10]+[.$B$11])^2/[$input.B$15]^2))" office:value-type="float" office:value="0.000886311018097808">
            <text:p>0,000886311</text:p>
          </table:table-cell>
          <table:table-cell table:formula="of:=[.C$9]*[$input.C$9]/([$input.$B$12]^2+[.$A72]^2)*EXP(-((ATAN([$input.$B$12]/[.$A72])+[.C$10]+[.$B$11])^2/[$input.C$15]^2))" office:value-type="float" office:value="0">
            <text:p>0</text:p>
          </table:table-cell>
          <table:table-cell table:formula="of:=[.B72]+[.C72]" office:value-type="float" office:value="0.000886311018097808">
            <text:p>0,000886311</text:p>
          </table:table-cell>
        </table:table-row>
        <table:table-row table:style-name="ro2">
          <table:table-cell office:value-type="float" office:value="5.8">
            <text:p>5,8</text:p>
          </table:table-cell>
          <table:table-cell table:formula="of:=[.B$9]*[$input.B$9]/([$input.$B$12]^2+[.$A73]^2)*EXP(-((ATAN([$input.$B$12]/[.$A73])+[.B$10]+[.$B$11])^2/[$input.B$15]^2))" office:value-type="float" office:value="0.000625978535547692">
            <text:p>0,0006259785</text:p>
          </table:table-cell>
          <table:table-cell table:formula="of:=[.C$9]*[$input.C$9]/([$input.$B$12]^2+[.$A73]^2)*EXP(-((ATAN([$input.$B$12]/[.$A73])+[.C$10]+[.$B$11])^2/[$input.C$15]^2))" office:value-type="float" office:value="0">
            <text:p>0</text:p>
          </table:table-cell>
          <table:table-cell table:formula="of:=[.B73]+[.C73]" office:value-type="float" office:value="0.000625978535547692">
            <text:p>0,0006259785</text:p>
          </table:table-cell>
        </table:table-row>
        <table:table-row table:style-name="ro2">
          <table:table-cell office:value-type="float" office:value="5.9">
            <text:p>5,9</text:p>
          </table:table-cell>
          <table:table-cell table:formula="of:=[.B$9]*[$input.B$9]/([$input.$B$12]^2+[.$A74]^2)*EXP(-((ATAN([$input.$B$12]/[.$A74])+[.B$10]+[.$B$11])^2/[$input.B$15]^2))" office:value-type="float" office:value="0.000444841474160229">
            <text:p>0,0004448415</text:p>
          </table:table-cell>
          <table:table-cell table:formula="of:=[.C$9]*[$input.C$9]/([$input.$B$12]^2+[.$A74]^2)*EXP(-((ATAN([$input.$B$12]/[.$A74])+[.C$10]+[.$B$11])^2/[$input.C$15]^2))" office:value-type="float" office:value="0">
            <text:p>0</text:p>
          </table:table-cell>
          <table:table-cell table:formula="of:=[.B74]+[.C74]" office:value-type="float" office:value="0.000444841474160229">
            <text:p>0,0004448415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$9]*[$input.B$9]/([$input.$B$12]^2+[.$A75]^2)*EXP(-((ATAN([$input.$B$12]/[.$A75])+[.B$10]+[.$B$11])^2/[$input.B$15]^2))" office:value-type="float" office:value="0.000318045661366943">
            <text:p>0,0003180457</text:p>
          </table:table-cell>
          <table:table-cell table:formula="of:=[.C$9]*[$input.C$9]/([$input.$B$12]^2+[.$A75]^2)*EXP(-((ATAN([$input.$B$12]/[.$A75])+[.C$10]+[.$B$11])^2/[$input.C$15]^2))" office:value-type="float" office:value="0">
            <text:p>0</text:p>
          </table:table-cell>
          <table:table-cell table:formula="of:=[.B75]+[.C75]" office:value-type="float" office:value="0.000318045661366943">
            <text:p>0,0003180457</text:p>
          </table:table-cell>
        </table:table-row>
        <table:table-row table:style-name="ro2">
          <table:table-cell office:value-type="float" office:value="6.1">
            <text:p>6,1</text:p>
          </table:table-cell>
          <table:table-cell table:formula="of:=[.B$9]*[$input.B$9]/([$input.$B$12]^2+[.$A76]^2)*EXP(-((ATAN([$input.$B$12]/[.$A76])+[.B$10]+[.$B$11])^2/[$input.B$15]^2))" office:value-type="float" office:value="0.000228757278320868">
            <text:p>0,0002287573</text:p>
          </table:table-cell>
          <table:table-cell table:formula="of:=[.C$9]*[$input.C$9]/([$input.$B$12]^2+[.$A76]^2)*EXP(-((ATAN([$input.$B$12]/[.$A76])+[.C$10]+[.$B$11])^2/[$input.C$15]^2))" office:value-type="float" office:value="0">
            <text:p>0</text:p>
          </table:table-cell>
          <table:table-cell table:formula="of:=[.B76]+[.C76]" office:value-type="float" office:value="0.000228757278320868">
            <text:p>0,0002287573</text:p>
          </table:table-cell>
        </table:table-row>
        <table:table-row table:style-name="ro2">
          <table:table-cell office:value-type="float" office:value="6.2">
            <text:p>6,2</text:p>
          </table:table-cell>
          <table:table-cell table:formula="of:=[.B$9]*[$input.B$9]/([$input.$B$12]^2+[.$A77]^2)*EXP(-((ATAN([$input.$B$12]/[.$A77])+[.B$10]+[.$B$11])^2/[$input.B$15]^2))" office:value-type="float" office:value="0.000165509167458719">
            <text:p>0,0001655092</text:p>
          </table:table-cell>
          <table:table-cell table:formula="of:=[.C$9]*[$input.C$9]/([$input.$B$12]^2+[.$A77]^2)*EXP(-((ATAN([$input.$B$12]/[.$A77])+[.C$10]+[.$B$11])^2/[$input.C$15]^2))" office:value-type="float" office:value="0">
            <text:p>0</text:p>
          </table:table-cell>
          <table:table-cell table:formula="of:=[.B77]+[.C77]" office:value-type="float" office:value="0.000165509167458719">
            <text:p>0,0001655092</text:p>
          </table:table-cell>
        </table:table-row>
        <table:table-row table:style-name="ro2">
          <table:table-cell office:value-type="float" office:value="6.3">
            <text:p>6,3</text:p>
          </table:table-cell>
          <table:table-cell table:formula="of:=[.B$9]*[$input.B$9]/([$input.$B$12]^2+[.$A78]^2)*EXP(-((ATAN([$input.$B$12]/[.$A78])+[.B$10]+[.$B$11])^2/[$input.B$15]^2))" office:value-type="float" office:value="0.000120445168372035">
            <text:p>0,0001204452</text:p>
          </table:table-cell>
          <table:table-cell table:formula="of:=[.C$9]*[$input.C$9]/([$input.$B$12]^2+[.$A78]^2)*EXP(-((ATAN([$input.$B$12]/[.$A78])+[.C$10]+[.$B$11])^2/[$input.C$15]^2))" office:value-type="float" office:value="0">
            <text:p>0</text:p>
          </table:table-cell>
          <table:table-cell table:formula="of:=[.B78]+[.C78]" office:value-type="float" office:value="0.000120445168372035">
            <text:p>0,0001204452</text:p>
          </table:table-cell>
        </table:table-row>
        <table:table-row table:style-name="ro2">
          <table:table-cell office:value-type="float" office:value="6.4">
            <text:p>6,4</text:p>
          </table:table-cell>
          <table:table-cell table:formula="of:=[.B$9]*[$input.B$9]/([$input.$B$12]^2+[.$A79]^2)*EXP(-((ATAN([$input.$B$12]/[.$A79])+[.B$10]+[.$B$11])^2/[$input.B$15]^2))" office:value-type="float" office:value="0.000088152349741226">
            <text:p>8,8152349741226E-005</text:p>
          </table:table-cell>
          <table:table-cell table:formula="of:=[.C$9]*[$input.C$9]/([$input.$B$12]^2+[.$A79]^2)*EXP(-((ATAN([$input.$B$12]/[.$A79])+[.C$10]+[.$B$11])^2/[$input.C$15]^2))" office:value-type="float" office:value="0">
            <text:p>0</text:p>
          </table:table-cell>
          <table:table-cell table:formula="of:=[.B79]+[.C79]" office:value-type="float" office:value="0.000088152349741226">
            <text:p>8,8152349741226E-005</text:p>
          </table:table-cell>
        </table:table-row>
        <table:table-row table:style-name="ro2">
          <table:table-cell office:value-type="float" office:value="6.5">
            <text:p>6,5</text:p>
          </table:table-cell>
          <table:table-cell table:formula="of:=[.B$9]*[$input.B$9]/([$input.$B$12]^2+[.$A80]^2)*EXP(-((ATAN([$input.$B$12]/[.$A80])+[.B$10]+[.$B$11])^2/[$input.B$15]^2))" office:value-type="float" office:value="0.0000648800847926675">
            <text:p>6,48800847926675E-005</text:p>
          </table:table-cell>
          <table:table-cell table:formula="of:=[.C$9]*[$input.C$9]/([$input.$B$12]^2+[.$A80]^2)*EXP(-((ATAN([$input.$B$12]/[.$A80])+[.C$10]+[.$B$11])^2/[$input.C$15]^2))" office:value-type="float" office:value="0">
            <text:p>0</text:p>
          </table:table-cell>
          <table:table-cell table:formula="of:=[.B80]+[.C80]" office:value-type="float" office:value="0.0000648800847926675">
            <text:p>6,48800847926675E-005</text:p>
          </table:table-cell>
        </table:table-row>
        <table:table-row table:style-name="ro2">
          <table:table-cell office:value-type="float" office:value="6.6">
            <text:p>6,6</text:p>
          </table:table-cell>
          <table:table-cell table:formula="of:=[.B$9]*[$input.B$9]/([$input.$B$12]^2+[.$A81]^2)*EXP(-((ATAN([$input.$B$12]/[.$A81])+[.B$10]+[.$B$11])^2/[$input.B$15]^2))" office:value-type="float" office:value="0.0000480149970806698">
            <text:p>0,000048015</text:p>
          </table:table-cell>
          <table:table-cell table:formula="of:=[.C$9]*[$input.C$9]/([$input.$B$12]^2+[.$A81]^2)*EXP(-((ATAN([$input.$B$12]/[.$A81])+[.C$10]+[.$B$11])^2/[$input.C$15]^2))" office:value-type="float" office:value="0">
            <text:p>0</text:p>
          </table:table-cell>
          <table:table-cell table:formula="of:=[.B81]+[.C81]" office:value-type="float" office:value="0.0000480149970806698">
            <text:p>0,000048015</text:p>
          </table:table-cell>
        </table:table-row>
        <table:table-row table:style-name="ro2">
          <table:table-cell office:value-type="float" office:value="6.7">
            <text:p>6,7</text:p>
          </table:table-cell>
          <table:table-cell table:formula="of:=[.B$9]*[$input.B$9]/([$input.$B$12]^2+[.$A82]^2)*EXP(-((ATAN([$input.$B$12]/[.$A82])+[.B$10]+[.$B$11])^2/[$input.B$15]^2))" office:value-type="float" office:value="0.0000357260322883354">
            <text:p>0,000035726</text:p>
          </table:table-cell>
          <table:table-cell table:formula="of:=[.C$9]*[$input.C$9]/([$input.$B$12]^2+[.$A82]^2)*EXP(-((ATAN([$input.$B$12]/[.$A82])+[.C$10]+[.$B$11])^2/[$input.C$15]^2))" office:value-type="float" office:value="0">
            <text:p>0</text:p>
          </table:table-cell>
          <table:table-cell table:formula="of:=[.B82]+[.C82]" office:value-type="float" office:value="0.0000357260322883354">
            <text:p>0,000035726</text:p>
          </table:table-cell>
        </table:table-row>
        <table:table-row table:style-name="ro2">
          <table:table-cell office:value-type="float" office:value="6.8">
            <text:p>6,8</text:p>
          </table:table-cell>
          <table:table-cell table:formula="of:=[.B$9]*[$input.B$9]/([$input.$B$12]^2+[.$A83]^2)*EXP(-((ATAN([$input.$B$12]/[.$A83])+[.B$10]+[.$B$11])^2/[$input.B$15]^2))" office:value-type="float" office:value="0.0000267232394273071">
            <text:p>2,67232394273071E-005</text:p>
          </table:table-cell>
          <table:table-cell table:formula="of:=[.C$9]*[$input.C$9]/([$input.$B$12]^2+[.$A83]^2)*EXP(-((ATAN([$input.$B$12]/[.$A83])+[.C$10]+[.$B$11])^2/[$input.C$15]^2))" office:value-type="float" office:value="0">
            <text:p>0</text:p>
          </table:table-cell>
          <table:table-cell table:formula="of:=[.B83]+[.C83]" office:value-type="float" office:value="0.0000267232394273071">
            <text:p>2,67232394273071E-005</text:p>
          </table:table-cell>
        </table:table-row>
        <table:table-row table:style-name="ro2">
          <table:table-cell office:value-type="float" office:value="6.9">
            <text:p>6,9</text:p>
          </table:table-cell>
          <table:table-cell table:formula="of:=[.B$9]*[$input.B$9]/([$input.$B$12]^2+[.$A84]^2)*EXP(-((ATAN([$input.$B$12]/[.$A84])+[.B$10]+[.$B$11])^2/[$input.B$15]^2))" office:value-type="float" office:value="0.0000200929529695019">
            <text:p>0,000020093</text:p>
          </table:table-cell>
          <table:table-cell table:formula="of:=[.C$9]*[$input.C$9]/([$input.$B$12]^2+[.$A84]^2)*EXP(-((ATAN([$input.$B$12]/[.$A84])+[.C$10]+[.$B$11])^2/[$input.C$15]^2))" office:value-type="float" office:value="0">
            <text:p>0</text:p>
          </table:table-cell>
          <table:table-cell table:formula="of:=[.B84]+[.C84]" office:value-type="float" office:value="0.0000200929529695019">
            <text:p>0,000020093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[.B$9]*[$input.B$9]/([$input.$B$12]^2+[.$A85]^2)*EXP(-((ATAN([$input.$B$12]/[.$A85])+[.B$10]+[.$B$11])^2/[$input.B$15]^2))" office:value-type="float" office:value="0.0000151845778339586">
            <text:p>1,51845778339586E-005</text:p>
          </table:table-cell>
          <table:table-cell table:formula="of:=[.C$9]*[$input.C$9]/([$input.$B$12]^2+[.$A85]^2)*EXP(-((ATAN([$input.$B$12]/[.$A85])+[.C$10]+[.$B$11])^2/[$input.C$15]^2))" office:value-type="float" office:value="0">
            <text:p>0</text:p>
          </table:table-cell>
          <table:table-cell table:formula="of:=[.B85]+[.C85]" office:value-type="float" office:value="0.0000151845778339586">
            <text:p>1,51845778339586E-005</text:p>
          </table:table-cell>
        </table:table-row>
        <table:table-row table:style-name="ro2">
          <table:table-cell office:value-type="float" office:value="7.1">
            <text:p>7,1</text:p>
          </table:table-cell>
          <table:table-cell table:formula="of:=[.B$9]*[$input.B$9]/([$input.$B$12]^2+[.$A86]^2)*EXP(-((ATAN([$input.$B$12]/[.$A86])+[.B$10]+[.$B$11])^2/[$input.B$15]^2))" office:value-type="float" office:value="0.0000115324102341684">
            <text:p>1,15324102341684E-005</text:p>
          </table:table-cell>
          <table:table-cell table:formula="of:=[.C$9]*[$input.C$9]/([$input.$B$12]^2+[.$A86]^2)*EXP(-((ATAN([$input.$B$12]/[.$A86])+[.C$10]+[.$B$11])^2/[$input.C$15]^2))" office:value-type="float" office:value="0">
            <text:p>0</text:p>
          </table:table-cell>
          <table:table-cell table:formula="of:=[.B86]+[.C86]" office:value-type="float" office:value="0.0000115324102341684">
            <text:p>1,15324102341684E-005</text:p>
          </table:table-cell>
        </table:table-row>
        <table:table-row table:style-name="ro2">
          <table:table-cell office:value-type="float" office:value="7.2">
            <text:p>7,2</text:p>
          </table:table-cell>
          <table:table-cell table:formula="of:=[.B$9]*[$input.B$9]/([$input.$B$12]^2+[.$A87]^2)*EXP(-((ATAN([$input.$B$12]/[.$A87])+[.B$10]+[.$B$11])^2/[$input.B$15]^2))" office:value-type="float" office:value="0.00000880136980605632">
            <text:p>8,80136980605632E-006</text:p>
          </table:table-cell>
          <table:table-cell table:formula="of:=[.C$9]*[$input.C$9]/([$input.$B$12]^2+[.$A87]^2)*EXP(-((ATAN([$input.$B$12]/[.$A87])+[.C$10]+[.$B$11])^2/[$input.C$15]^2))" office:value-type="float" office:value="0">
            <text:p>0</text:p>
          </table:table-cell>
          <table:table-cell table:formula="of:=[.B87]+[.C87]" office:value-type="float" office:value="0.00000880136980605632">
            <text:p>8,80136980605632E-006</text:p>
          </table:table-cell>
        </table:table-row>
        <table:table-row table:style-name="ro2">
          <table:table-cell office:value-type="float" office:value="7.3">
            <text:p>7,3</text:p>
          </table:table-cell>
          <table:table-cell table:formula="of:=[.B$9]*[$input.B$9]/([$input.$B$12]^2+[.$A88]^2)*EXP(-((ATAN([$input.$B$12]/[.$A88])+[.B$10]+[.$B$11])^2/[$input.B$15]^2))" office:value-type="float" office:value="0.00000674913488842441">
            <text:p>6,74913488842441E-006</text:p>
          </table:table-cell>
          <table:table-cell table:formula="of:=[.C$9]*[$input.C$9]/([$input.$B$12]^2+[.$A88]^2)*EXP(-((ATAN([$input.$B$12]/[.$A88])+[.C$10]+[.$B$11])^2/[$input.C$15]^2))" office:value-type="float" office:value="0">
            <text:p>0</text:p>
          </table:table-cell>
          <table:table-cell table:formula="of:=[.B88]+[.C88]" office:value-type="float" office:value="0.00000674913488842441">
            <text:p>6,74913488842441E-006</text:p>
          </table:table-cell>
        </table:table-row>
        <table:table-row table:style-name="ro2">
          <table:table-cell office:value-type="float" office:value="7.4">
            <text:p>7,4</text:p>
          </table:table-cell>
          <table:table-cell table:formula="of:=[.B$9]*[$input.B$9]/([$input.$B$12]^2+[.$A89]^2)*EXP(-((ATAN([$input.$B$12]/[.$A89])+[.B$10]+[.$B$11])^2/[$input.B$15]^2))" office:value-type="float" office:value="0.00000519958790915527">
            <text:p>5,19958790915527E-006</text:p>
          </table:table-cell>
          <table:table-cell table:formula="of:=[.C$9]*[$input.C$9]/([$input.$B$12]^2+[.$A89]^2)*EXP(-((ATAN([$input.$B$12]/[.$A89])+[.C$10]+[.$B$11])^2/[$input.C$15]^2))" office:value-type="float" office:value="0">
            <text:p>0</text:p>
          </table:table-cell>
          <table:table-cell table:formula="of:=[.B89]+[.C89]" office:value-type="float" office:value="0.00000519958790915527">
            <text:p>5,19958790915527E-006</text:p>
          </table:table-cell>
        </table:table-row>
        <table:table-row table:style-name="ro2">
          <table:table-cell office:value-type="float" office:value="7.5">
            <text:p>7,5</text:p>
          </table:table-cell>
          <table:table-cell table:formula="of:=[.B$9]*[$input.B$9]/([$input.$B$12]^2+[.$A90]^2)*EXP(-((ATAN([$input.$B$12]/[.$A90])+[.B$10]+[.$B$11])^2/[$input.B$15]^2))" office:value-type="float" office:value="0.00000402409865387703">
            <text:p>4,02409865387703E-006</text:p>
          </table:table-cell>
          <table:table-cell table:formula="of:=[.C$9]*[$input.C$9]/([$input.$B$12]^2+[.$A90]^2)*EXP(-((ATAN([$input.$B$12]/[.$A90])+[.C$10]+[.$B$11])^2/[$input.C$15]^2))" office:value-type="float" office:value="0">
            <text:p>0</text:p>
          </table:table-cell>
          <table:table-cell table:formula="of:=[.B90]+[.C90]" office:value-type="float" office:value="0.00000402409865387703">
            <text:p>4,02409865387703E-006</text:p>
          </table:table-cell>
        </table:table-row>
        <table:table-row table:style-name="ro2">
          <table:table-cell office:value-type="float" office:value="7.6">
            <text:p>7,6</text:p>
          </table:table-cell>
          <table:table-cell table:formula="of:=[.B$9]*[$input.B$9]/([$input.$B$12]^2+[.$A91]^2)*EXP(-((ATAN([$input.$B$12]/[.$A91])+[.B$10]+[.$B$11])^2/[$input.B$15]^2))" office:value-type="float" office:value="0.00000312826636126552">
            <text:p>3,12826636126552E-006</text:p>
          </table:table-cell>
          <table:table-cell table:formula="of:=[.C$9]*[$input.C$9]/([$input.$B$12]^2+[.$A91]^2)*EXP(-((ATAN([$input.$B$12]/[.$A91])+[.C$10]+[.$B$11])^2/[$input.C$15]^2))" office:value-type="float" office:value="0">
            <text:p>0</text:p>
          </table:table-cell>
          <table:table-cell table:formula="of:=[.B91]+[.C91]" office:value-type="float" office:value="0.00000312826636126552">
            <text:p>3,12826636126552E-006</text:p>
          </table:table-cell>
        </table:table-row>
        <table:table-row table:style-name="ro2">
          <table:table-cell office:value-type="float" office:value="7.7">
            <text:p>7,7</text:p>
          </table:table-cell>
          <table:table-cell table:formula="of:=[.B$9]*[$input.B$9]/([$input.$B$12]^2+[.$A92]^2)*EXP(-((ATAN([$input.$B$12]/[.$A92])+[.B$10]+[.$B$11])^2/[$input.B$15]^2))" office:value-type="float" office:value="0.0000024424825126845">
            <text:p>2,4424825126845E-006</text:p>
          </table:table-cell>
          <table:table-cell table:formula="of:=[.C$9]*[$input.C$9]/([$input.$B$12]^2+[.$A92]^2)*EXP(-((ATAN([$input.$B$12]/[.$A92])+[.C$10]+[.$B$11])^2/[$input.C$15]^2))" office:value-type="float" office:value="0">
            <text:p>0</text:p>
          </table:table-cell>
          <table:table-cell table:formula="of:=[.B92]+[.C92]" office:value-type="float" office:value="0.0000024424825126845">
            <text:p>2,4424825126845E-006</text:p>
          </table:table-cell>
        </table:table-row>
        <table:table-row table:style-name="ro2">
          <table:table-cell office:value-type="float" office:value="7.8">
            <text:p>7,8</text:p>
          </table:table-cell>
          <table:table-cell table:formula="of:=[.B$9]*[$input.B$9]/([$input.$B$12]^2+[.$A93]^2)*EXP(-((ATAN([$input.$B$12]/[.$A93])+[.B$10]+[.$B$11])^2/[$input.B$15]^2))" office:value-type="float" office:value="0.00000191518082324466">
            <text:p>1,91518082324466E-006</text:p>
          </table:table-cell>
          <table:table-cell table:formula="of:=[.C$9]*[$input.C$9]/([$input.$B$12]^2+[.$A93]^2)*EXP(-((ATAN([$input.$B$12]/[.$A93])+[.C$10]+[.$B$11])^2/[$input.C$15]^2))" office:value-type="float" office:value="0">
            <text:p>0</text:p>
          </table:table-cell>
          <table:table-cell table:formula="of:=[.B93]+[.C93]" office:value-type="float" office:value="0.00000191518082324466">
            <text:p>1,91518082324466E-006</text:p>
          </table:table-cell>
        </table:table-row>
        <table:table-row table:style-name="ro2">
          <table:table-cell office:value-type="float" office:value="7.9">
            <text:p>7,9</text:p>
          </table:table-cell>
          <table:table-cell table:formula="of:=[.B$9]*[$input.B$9]/([$input.$B$12]^2+[.$A94]^2)*EXP(-((ATAN([$input.$B$12]/[.$A94])+[.B$10]+[.$B$11])^2/[$input.B$15]^2))" office:value-type="float" office:value="0.00000150798631776315">
            <text:p>0,000001508</text:p>
          </table:table-cell>
          <table:table-cell table:formula="of:=[.C$9]*[$input.C$9]/([$input.$B$12]^2+[.$A94]^2)*EXP(-((ATAN([$input.$B$12]/[.$A94])+[.C$10]+[.$B$11])^2/[$input.C$15]^2))" office:value-type="float" office:value="0">
            <text:p>0</text:p>
          </table:table-cell>
          <table:table-cell table:formula="of:=[.B94]+[.C94]" office:value-type="float" office:value="0.00000150798631776315">
            <text:p>0,000001508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[.B$9]*[$input.B$9]/([$input.$B$12]^2+[.$A95]^2)*EXP(-((ATAN([$input.$B$12]/[.$A95])+[.B$10]+[.$B$11])^2/[$input.B$15]^2))" office:value-type="float" office:value="0.00000119221288862747">
            <text:p>1,19221288862747E-006</text:p>
          </table:table-cell>
          <table:table-cell table:formula="of:=[.C$9]*[$input.C$9]/([$input.$B$12]^2+[.$A95]^2)*EXP(-((ATAN([$input.$B$12]/[.$A95])+[.C$10]+[.$B$11])^2/[$input.C$15]^2))" office:value-type="float" office:value="0">
            <text:p>0</text:p>
          </table:table-cell>
          <table:table-cell table:formula="of:=[.B95]+[.C95]" office:value-type="float" office:value="0.00000119221288862747">
            <text:p>1,19221288862747E-006</text:p>
          </table:table-cell>
        </table:table-row>
        <table:table-row table:style-name="ro2">
          <table:table-cell office:value-type="float" office:value="8.1">
            <text:p>8,1</text:p>
          </table:table-cell>
          <table:table-cell table:formula="of:=[.B$9]*[$input.B$9]/([$input.$B$12]^2+[.$A96]^2)*EXP(-((ATAN([$input.$B$12]/[.$A96])+[.B$10]+[.$B$11])^2/[$input.B$15]^2))" office:value-type="float" office:value="0.000000946322846951697">
            <text:p>9,46322846951697E-007</text:p>
          </table:table-cell>
          <table:table-cell table:formula="of:=[.C$9]*[$input.C$9]/([$input.$B$12]^2+[.$A96]^2)*EXP(-((ATAN([$input.$B$12]/[.$A96])+[.C$10]+[.$B$11])^2/[$input.C$15]^2))" office:value-type="float" office:value="0">
            <text:p>0</text:p>
          </table:table-cell>
          <table:table-cell table:formula="of:=[.B96]+[.C96]" office:value-type="float" office:value="0.000000946322846951697">
            <text:p>9,46322846951697E-007</text:p>
          </table:table-cell>
        </table:table-row>
        <table:table-row table:style-name="ro2">
          <table:table-cell office:value-type="float" office:value="8.2">
            <text:p>8,2</text:p>
          </table:table-cell>
          <table:table-cell table:formula="of:=[.B$9]*[$input.B$9]/([$input.$B$12]^2+[.$A97]^2)*EXP(-((ATAN([$input.$B$12]/[.$A97])+[.B$10]+[.$B$11])^2/[$input.B$15]^2))" office:value-type="float" office:value="0.000000754075910074698">
            <text:p>7,54075910074698E-007</text:p>
          </table:table-cell>
          <table:table-cell table:formula="of:=[.C$9]*[$input.C$9]/([$input.$B$12]^2+[.$A97]^2)*EXP(-((ATAN([$input.$B$12]/[.$A97])+[.C$10]+[.$B$11])^2/[$input.C$15]^2))" office:value-type="float" office:value="0">
            <text:p>0</text:p>
          </table:table-cell>
          <table:table-cell table:formula="of:=[.B97]+[.C97]" office:value-type="float" office:value="0.000000754075910074698">
            <text:p>7,54075910074698E-007</text:p>
          </table:table-cell>
        </table:table-row>
        <table:table-row table:style-name="ro2">
          <table:table-cell office:value-type="float" office:value="8.3">
            <text:p>8,3</text:p>
          </table:table-cell>
          <table:table-cell table:formula="of:=[.B$9]*[$input.B$9]/([$input.$B$12]^2+[.$A98]^2)*EXP(-((ATAN([$input.$B$12]/[.$A98])+[.B$10]+[.$B$11])^2/[$input.B$15]^2))" office:value-type="float" office:value="0.000000603174530028299">
            <text:p>6,03174530028299E-007</text:p>
          </table:table-cell>
          <table:table-cell table:formula="of:=[.C$9]*[$input.C$9]/([$input.$B$12]^2+[.$A98]^2)*EXP(-((ATAN([$input.$B$12]/[.$A98])+[.C$10]+[.$B$11])^2/[$input.C$15]^2))" office:value-type="float" office:value="0">
            <text:p>0</text:p>
          </table:table-cell>
          <table:table-cell table:formula="of:=[.B98]+[.C98]" office:value-type="float" office:value="0.000000603174530028299">
            <text:p>6,03174530028299E-007</text:p>
          </table:table-cell>
        </table:table-row>
        <table:table-row table:style-name="ro2">
          <table:table-cell office:value-type="float" office:value="8.4">
            <text:p>8,4</text:p>
          </table:table-cell>
          <table:table-cell table:formula="of:=[.B$9]*[$input.B$9]/([$input.$B$12]^2+[.$A99]^2)*EXP(-((ATAN([$input.$B$12]/[.$A99])+[.B$10]+[.$B$11])^2/[$input.B$15]^2))" office:value-type="float" office:value="0.000000484268142489472">
            <text:p>4,84268142489472E-007</text:p>
          </table:table-cell>
          <table:table-cell table:formula="of:=[.C$9]*[$input.C$9]/([$input.$B$12]^2+[.$A99]^2)*EXP(-((ATAN([$input.$B$12]/[.$A99])+[.C$10]+[.$B$11])^2/[$input.C$15]^2))" office:value-type="float" office:value="0">
            <text:p>0</text:p>
          </table:table-cell>
          <table:table-cell table:formula="of:=[.B99]+[.C99]" office:value-type="float" office:value="0.000000484268142489472">
            <text:p>4,84268142489472E-007</text:p>
          </table:table-cell>
        </table:table-row>
        <table:table-row table:style-name="ro2">
          <table:table-cell office:value-type="float" office:value="8.5">
            <text:p>8,5</text:p>
          </table:table-cell>
          <table:table-cell table:formula="of:=[.B$9]*[$input.B$9]/([$input.$B$12]^2+[.$A100]^2)*EXP(-((ATAN([$input.$B$12]/[.$A100])+[.B$10]+[.$B$11])^2/[$input.B$15]^2))" office:value-type="float" office:value="0.000000390218101137061">
            <text:p>3,90218101137061E-007</text:p>
          </table:table-cell>
          <table:table-cell table:formula="of:=[.C$9]*[$input.C$9]/([$input.$B$12]^2+[.$A100]^2)*EXP(-((ATAN([$input.$B$12]/[.$A100])+[.C$10]+[.$B$11])^2/[$input.C$15]^2))" office:value-type="float" office:value="0">
            <text:p>0</text:p>
          </table:table-cell>
          <table:table-cell table:formula="of:=[.B100]+[.C100]" office:value-type="float" office:value="0.000000390218101137061">
            <text:p>3,90218101137061E-007</text:p>
          </table:table-cell>
        </table:table-row>
        <table:table-row table:style-name="ro2">
          <table:table-cell office:value-type="float" office:value="8.6">
            <text:p>8,6</text:p>
          </table:table-cell>
          <table:table-cell table:formula="of:=[.B$9]*[$input.B$9]/([$input.$B$12]^2+[.$A101]^2)*EXP(-((ATAN([$input.$B$12]/[.$A101])+[.B$10]+[.$B$11])^2/[$input.B$15]^2))" office:value-type="float" office:value="0.000000315552765224112">
            <text:p>3,15552765224112E-007</text:p>
          </table:table-cell>
          <table:table-cell table:formula="of:=[.C$9]*[$input.C$9]/([$input.$B$12]^2+[.$A101]^2)*EXP(-((ATAN([$input.$B$12]/[.$A101])+[.C$10]+[.$B$11])^2/[$input.C$15]^2))" office:value-type="float" office:value="0">
            <text:p>0</text:p>
          </table:table-cell>
          <table:table-cell table:formula="of:=[.B101]+[.C101]" office:value-type="float" office:value="0.000000315552765224112">
            <text:p>3,15552765224112E-007</text:p>
          </table:table-cell>
        </table:table-row>
        <table:table-row table:style-name="ro2">
          <table:table-cell office:value-type="float" office:value="8.7">
            <text:p>8,7</text:p>
          </table:table-cell>
          <table:table-cell table:formula="of:=[.B$9]*[$input.B$9]/([$input.$B$12]^2+[.$A102]^2)*EXP(-((ATAN([$input.$B$12]/[.$A102])+[.B$10]+[.$B$11])^2/[$input.B$15]^2))" office:value-type="float" office:value="0.000000256061879507034">
            <text:p>2,56061879507034E-007</text:p>
          </table:table-cell>
          <table:table-cell table:formula="of:=[.C$9]*[$input.C$9]/([$input.$B$12]^2+[.$A102]^2)*EXP(-((ATAN([$input.$B$12]/[.$A102])+[.C$10]+[.$B$11])^2/[$input.C$15]^2))" office:value-type="float" office:value="0">
            <text:p>0</text:p>
          </table:table-cell>
          <table:table-cell table:formula="of:=[.B102]+[.C102]" office:value-type="float" office:value="0.000000256061879507034">
            <text:p>2,56061879507034E-007</text:p>
          </table:table-cell>
        </table:table-row>
        <table:table-row table:style-name="ro2">
          <table:table-cell office:value-type="float" office:value="8.8">
            <text:p>8,8</text:p>
          </table:table-cell>
          <table:table-cell table:formula="of:=[.B$9]*[$input.B$9]/([$input.$B$12]^2+[.$A103]^2)*EXP(-((ATAN([$input.$B$12]/[.$A103])+[.B$10]+[.$B$11])^2/[$input.B$15]^2))" office:value-type="float" office:value="0.000000208493414525445">
            <text:p>2,08493414525445E-007</text:p>
          </table:table-cell>
          <table:table-cell table:formula="of:=[.C$9]*[$input.C$9]/([$input.$B$12]^2+[.$A103]^2)*EXP(-((ATAN([$input.$B$12]/[.$A103])+[.C$10]+[.$B$11])^2/[$input.C$15]^2))" office:value-type="float" office:value="0">
            <text:p>0</text:p>
          </table:table-cell>
          <table:table-cell table:formula="of:=[.B103]+[.C103]" office:value-type="float" office:value="0.000000208493414525445">
            <text:p>2,08493414525445E-007</text:p>
          </table:table-cell>
        </table:table-row>
        <table:table-row table:style-name="ro2">
          <table:table-cell office:value-type="float" office:value="8.9">
            <text:p>8,9</text:p>
          </table:table-cell>
          <table:table-cell table:formula="of:=[.B$9]*[$input.B$9]/([$input.$B$12]^2+[.$A104]^2)*EXP(-((ATAN([$input.$B$12]/[.$A104])+[.B$10]+[.$B$11])^2/[$input.B$15]^2))" office:value-type="float" office:value="0.000000170326082816526">
            <text:p>1,70326082816526E-007</text:p>
          </table:table-cell>
          <table:table-cell table:formula="of:=[.C$9]*[$input.C$9]/([$input.$B$12]^2+[.$A104]^2)*EXP(-((ATAN([$input.$B$12]/[.$A104])+[.C$10]+[.$B$11])^2/[$input.C$15]^2))" office:value-type="float" office:value="0">
            <text:p>0</text:p>
          </table:table-cell>
          <table:table-cell table:formula="of:=[.B104]+[.C104]" office:value-type="float" office:value="0.000000170326082816526">
            <text:p>1,70326082816526E-007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[.B$9]*[$input.B$9]/([$input.$B$12]^2+[.$A105]^2)*EXP(-((ATAN([$input.$B$12]/[.$A105])+[.B$10]+[.$B$11])^2/[$input.B$15]^2))" office:value-type="float" office:value="0.00000013959797308611">
            <text:p>1,3959797308611E-007</text:p>
          </table:table-cell>
          <table:table-cell table:formula="of:=[.C$9]*[$input.C$9]/([$input.$B$12]^2+[.$A105]^2)*EXP(-((ATAN([$input.$B$12]/[.$A105])+[.C$10]+[.$B$11])^2/[$input.C$15]^2))" office:value-type="float" office:value="0">
            <text:p>0</text:p>
          </table:table-cell>
          <table:table-cell table:formula="of:=[.B105]+[.C105]" office:value-type="float" office:value="0.00000013959797308611">
            <text:p>1,3959797308611E-007</text:p>
          </table:table-cell>
        </table:table-row>
        <table:table-row table:style-name="ro2">
          <table:table-cell office:value-type="float" office:value="9.1">
            <text:p>9,1</text:p>
          </table:table-cell>
          <table:table-cell table:formula="of:=[.B$9]*[$input.B$9]/([$input.$B$12]^2+[.$A106]^2)*EXP(-((ATAN([$input.$B$12]/[.$A106])+[.B$10]+[.$B$11])^2/[$input.B$15]^2))" office:value-type="float" office:value="0.000000114776963279706">
            <text:p>1,14776963279706E-007</text:p>
          </table:table-cell>
          <table:table-cell table:formula="of:=[.C$9]*[$input.C$9]/([$input.$B$12]^2+[.$A106]^2)*EXP(-((ATAN([$input.$B$12]/[.$A106])+[.C$10]+[.$B$11])^2/[$input.C$15]^2))" office:value-type="float" office:value="0">
            <text:p>0</text:p>
          </table:table-cell>
          <table:table-cell table:formula="of:=[.B106]+[.C106]" office:value-type="float" office:value="0.000000114776963279706">
            <text:p>1,14776963279706E-007</text:p>
          </table:table-cell>
        </table:table-row>
        <table:table-row table:style-name="ro2">
          <table:table-cell office:value-type="float" office:value="9.2">
            <text:p>9,2</text:p>
          </table:table-cell>
          <table:table-cell table:formula="of:=[.B$9]*[$input.B$9]/([$input.$B$12]^2+[.$A107]^2)*EXP(-((ATAN([$input.$B$12]/[.$A107])+[.B$10]+[.$B$11])^2/[$input.B$15]^2))" office:value-type="float" office:value="0.0000000946623579425431">
            <text:p>9,46623579425431E-008</text:p>
          </table:table-cell>
          <table:table-cell table:formula="of:=[.C$9]*[$input.C$9]/([$input.$B$12]^2+[.$A107]^2)*EXP(-((ATAN([$input.$B$12]/[.$A107])+[.C$10]+[.$B$11])^2/[$input.C$15]^2))" office:value-type="float" office:value="0">
            <text:p>0</text:p>
          </table:table-cell>
          <table:table-cell table:formula="of:=[.B107]+[.C107]" office:value-type="float" office:value="0.0000000946623579425431">
            <text:p>9,46623579425431E-008</text:p>
          </table:table-cell>
        </table:table-row>
        <table:table-row table:style-name="ro2">
          <table:table-cell office:value-type="float" office:value="9.3">
            <text:p>9,3</text:p>
          </table:table-cell>
          <table:table-cell table:formula="of:=[.B$9]*[$input.B$9]/([$input.$B$12]^2+[.$A108]^2)*EXP(-((ATAN([$input.$B$12]/[.$A108])+[.B$10]+[.$B$11])^2/[$input.B$15]^2))" office:value-type="float" office:value="0.0000000783099505043494">
            <text:p>7,83099505043494E-008</text:p>
          </table:table-cell>
          <table:table-cell table:formula="of:=[.C$9]*[$input.C$9]/([$input.$B$12]^2+[.$A108]^2)*EXP(-((ATAN([$input.$B$12]/[.$A108])+[.C$10]+[.$B$11])^2/[$input.C$15]^2))" office:value-type="float" office:value="0">
            <text:p>0</text:p>
          </table:table-cell>
          <table:table-cell table:formula="of:=[.B108]+[.C108]" office:value-type="float" office:value="0.0000000783099505043494">
            <text:p>7,83099505043494E-008</text:p>
          </table:table-cell>
        </table:table-row>
        <table:table-row table:style-name="ro2">
          <table:table-cell office:value-type="float" office:value="9.4">
            <text:p>9,4</text:p>
          </table:table-cell>
          <table:table-cell table:formula="of:=[.B$9]*[$input.B$9]/([$input.$B$12]^2+[.$A109]^2)*EXP(-((ATAN([$input.$B$12]/[.$A109])+[.B$10]+[.$B$11])^2/[$input.B$15]^2))" office:value-type="float" office:value="0.0000000649747249723513">
            <text:p>0,000000065</text:p>
          </table:table-cell>
          <table:table-cell table:formula="of:=[.C$9]*[$input.C$9]/([$input.$B$12]^2+[.$A109]^2)*EXP(-((ATAN([$input.$B$12]/[.$A109])+[.C$10]+[.$B$11])^2/[$input.C$15]^2))" office:value-type="float" office:value="0">
            <text:p>0</text:p>
          </table:table-cell>
          <table:table-cell table:formula="of:=[.B109]+[.C109]" office:value-type="float" office:value="0.0000000649747249723513">
            <text:p>0,000000065</text:p>
          </table:table-cell>
        </table:table-row>
        <table:table-row table:style-name="ro2">
          <table:table-cell office:value-type="float" office:value="9.5">
            <text:p>9,5</text:p>
          </table:table-cell>
          <table:table-cell table:formula="of:=[.B$9]*[$input.B$9]/([$input.$B$12]^2+[.$A110]^2)*EXP(-((ATAN([$input.$B$12]/[.$A110])+[.B$10]+[.$B$11])^2/[$input.B$15]^2))" office:value-type="float" office:value="0.0000000540668891688586">
            <text:p>5,40668891688586E-008</text:p>
          </table:table-cell>
          <table:table-cell table:formula="of:=[.C$9]*[$input.C$9]/([$input.$B$12]^2+[.$A110]^2)*EXP(-((ATAN([$input.$B$12]/[.$A110])+[.C$10]+[.$B$11])^2/[$input.C$15]^2))" office:value-type="float" office:value="0">
            <text:p>0</text:p>
          </table:table-cell>
          <table:table-cell table:formula="of:=[.B110]+[.C110]" office:value-type="float" office:value="0.0000000540668891688586">
            <text:p>5,40668891688586E-008</text:p>
          </table:table-cell>
        </table:table-row>
        <table:table-row table:style-name="ro2">
          <table:table-cell office:value-type="float" office:value="9.6">
            <text:p>9,6</text:p>
          </table:table-cell>
          <table:table-cell table:formula="of:=[.B$9]*[$input.B$9]/([$input.$B$12]^2+[.$A111]^2)*EXP(-((ATAN([$input.$B$12]/[.$A111])+[.B$10]+[.$B$11])^2/[$input.B$15]^2))" office:value-type="float" office:value="0.000000045118020002552">
            <text:p>4,5118020002552E-008</text:p>
          </table:table-cell>
          <table:table-cell table:formula="of:=[.C$9]*[$input.C$9]/([$input.$B$12]^2+[.$A111]^2)*EXP(-((ATAN([$input.$B$12]/[.$A111])+[.C$10]+[.$B$11])^2/[$input.C$15]^2))" office:value-type="float" office:value="0">
            <text:p>0</text:p>
          </table:table-cell>
          <table:table-cell table:formula="of:=[.B111]+[.C111]" office:value-type="float" office:value="0.000000045118020002552">
            <text:p>4,5118020002552E-008</text:p>
          </table:table-cell>
        </table:table-row>
        <table:table-row table:style-name="ro2">
          <table:table-cell office:value-type="float" office:value="9.7">
            <text:p>9,7</text:p>
          </table:table-cell>
          <table:table-cell table:formula="of:=[.B$9]*[$input.B$9]/([$input.$B$12]^2+[.$A112]^2)*EXP(-((ATAN([$input.$B$12]/[.$A112])+[.B$10]+[.$B$11])^2/[$input.B$15]^2))" office:value-type="float" office:value="0.0000000377549058819976">
            <text:p>3,77549058819976E-008</text:p>
          </table:table-cell>
          <table:table-cell table:formula="of:=[.C$9]*[$input.C$9]/([$input.$B$12]^2+[.$A112]^2)*EXP(-((ATAN([$input.$B$12]/[.$A112])+[.C$10]+[.$B$11])^2/[$input.C$15]^2))" office:value-type="float" office:value="0">
            <text:p>0</text:p>
          </table:table-cell>
          <table:table-cell table:formula="of:=[.B112]+[.C112]" office:value-type="float" office:value="0.0000000377549058819976">
            <text:p>3,77549058819976E-008</text:p>
          </table:table-cell>
        </table:table-row>
        <table:table-row table:style-name="ro2">
          <table:table-cell office:value-type="float" office:value="9.8">
            <text:p>9,8</text:p>
          </table:table-cell>
          <table:table-cell table:formula="of:=[.B$9]*[$input.B$9]/([$input.$B$12]^2+[.$A113]^2)*EXP(-((ATAN([$input.$B$12]/[.$A113])+[.B$10]+[.$B$11])^2/[$input.B$15]^2))" office:value-type="float" office:value="0.0000000316792684252259">
            <text:p>3,16792684252259E-008</text:p>
          </table:table-cell>
          <table:table-cell table:formula="of:=[.C$9]*[$input.C$9]/([$input.$B$12]^2+[.$A113]^2)*EXP(-((ATAN([$input.$B$12]/[.$A113])+[.C$10]+[.$B$11])^2/[$input.C$15]^2))" office:value-type="float" office:value="0">
            <text:p>0</text:p>
          </table:table-cell>
          <table:table-cell table:formula="of:=[.B113]+[.C113]" office:value-type="float" office:value="0.0000000316792684252259">
            <text:p>3,16792684252259E-008</text:p>
          </table:table-cell>
        </table:table-row>
        <table:table-row table:style-name="ro2">
          <table:table-cell office:value-type="float" office:value="9.9">
            <text:p>9,9</text:p>
          </table:table-cell>
          <table:table-cell table:formula="of:=[.B$9]*[$input.B$9]/([$input.$B$12]^2+[.$A114]^2)*EXP(-((ATAN([$input.$B$12]/[.$A114])+[.B$10]+[.$B$11])^2/[$input.B$15]^2))" office:value-type="float" office:value="0.000000026651990243038">
            <text:p>2,6651990243038E-008</text:p>
          </table:table-cell>
          <table:table-cell table:formula="of:=[.C$9]*[$input.C$9]/([$input.$B$12]^2+[.$A114]^2)*EXP(-((ATAN([$input.$B$12]/[.$A114])+[.C$10]+[.$B$11])^2/[$input.C$15]^2))" office:value-type="float" office:value="0">
            <text:p>0</text:p>
          </table:table-cell>
          <table:table-cell table:formula="of:=[.B114]+[.C114]" office:value-type="float" office:value="0.000000026651990243038">
            <text:p>2,6651990243038E-00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B$9]*[$input.B$9]/([$input.$B$12]^2+[.$A115]^2)*EXP(-((ATAN([$input.$B$12]/[.$A115])+[.B$10]+[.$B$11])^2/[$input.B$15]^2))" office:value-type="float" office:value="0.0000000224808078657404">
            <text:p>2,24808078657404E-008</text:p>
          </table:table-cell>
          <table:table-cell table:formula="of:=[.C$9]*[$input.C$9]/([$input.$B$12]^2+[.$A115]^2)*EXP(-((ATAN([$input.$B$12]/[.$A115])+[.C$10]+[.$B$11])^2/[$input.C$15]^2))" office:value-type="float" office:value="0">
            <text:p>0</text:p>
          </table:table-cell>
          <table:table-cell table:formula="of:=[.B115]+[.C115]" office:value-type="float" office:value="0.0000000224808078657404">
            <text:p>2,24808078657404E-008</text:p>
          </table:table-cell>
        </table:table-row>
        <table:table-row table:style-name="ro2">
          <table:table-cell office:value-type="float" office:value="10.1">
            <text:p>10,1</text:p>
          </table:table-cell>
          <table:table-cell table:formula="of:=[.B$9]*[$input.B$9]/([$input.$B$12]^2+[.$A116]^2)*EXP(-((ATAN([$input.$B$12]/[.$A116])+[.B$10]+[.$B$11])^2/[$input.B$15]^2))" office:value-type="float" office:value="0.0000000190106780911692">
            <text:p>0,000000019</text:p>
          </table:table-cell>
          <table:table-cell table:formula="of:=[.C$9]*[$input.C$9]/([$input.$B$12]^2+[.$A116]^2)*EXP(-((ATAN([$input.$B$12]/[.$A116])+[.C$10]+[.$B$11])^2/[$input.C$15]^2))" office:value-type="float" office:value="0">
            <text:p>0</text:p>
          </table:table-cell>
          <table:table-cell table:formula="of:=[.B116]+[.C116]" office:value-type="float" office:value="0.0000000190106780911692">
            <text:p>0,000000019</text:p>
          </table:table-cell>
        </table:table-row>
        <table:table-row table:style-name="ro2">
          <table:table-cell office:value-type="float" office:value="10.2">
            <text:p>10,2</text:p>
          </table:table-cell>
          <table:table-cell table:formula="of:=[.B$9]*[$input.B$9]/([$input.$B$12]^2+[.$A117]^2)*EXP(-((ATAN([$input.$B$12]/[.$A117])+[.B$10]+[.$B$11])^2/[$input.B$15]^2))" office:value-type="float" office:value="0.0000000161162135716853">
            <text:p>1,61162135716853E-008</text:p>
          </table:table-cell>
          <table:table-cell table:formula="of:=[.C$9]*[$input.C$9]/([$input.$B$12]^2+[.$A117]^2)*EXP(-((ATAN([$input.$B$12]/[.$A117])+[.C$10]+[.$B$11])^2/[$input.C$15]^2))" office:value-type="float" office:value="0">
            <text:p>0</text:p>
          </table:table-cell>
          <table:table-cell table:formula="of:=[.B117]+[.C117]" office:value-type="float" office:value="0.0000000161162135716853">
            <text:p>1,61162135716853E-008</text:p>
          </table:table-cell>
        </table:table-row>
        <table:table-row table:style-name="ro2">
          <table:table-cell office:value-type="float" office:value="10.3">
            <text:p>10,3</text:p>
          </table:table-cell>
          <table:table-cell table:formula="of:=[.B$9]*[$input.B$9]/([$input.$B$12]^2+[.$A118]^2)*EXP(-((ATAN([$input.$B$12]/[.$A118])+[.B$10]+[.$B$11])^2/[$input.B$15]^2))" office:value-type="float" office:value="0.0000000136957250658778">
            <text:p>1,36957250658778E-008</text:p>
          </table:table-cell>
          <table:table-cell table:formula="of:=[.C$9]*[$input.C$9]/([$input.$B$12]^2+[.$A118]^2)*EXP(-((ATAN([$input.$B$12]/[.$A118])+[.C$10]+[.$B$11])^2/[$input.C$15]^2))" office:value-type="float" office:value="0">
            <text:p>0</text:p>
          </table:table-cell>
          <table:table-cell table:formula="of:=[.B118]+[.C118]" office:value-type="float" office:value="0.0000000136957250658778">
            <text:p>1,36957250658778E-008</text:p>
          </table:table-cell>
        </table:table-row>
        <table:table-row table:style-name="ro2">
          <table:table-cell office:value-type="float" office:value="10.4">
            <text:p>10,4</text:p>
          </table:table-cell>
          <table:table-cell table:formula="of:=[.B$9]*[$input.B$9]/([$input.$B$12]^2+[.$A119]^2)*EXP(-((ATAN([$input.$B$12]/[.$A119])+[.B$10]+[.$B$11])^2/[$input.B$15]^2))" office:value-type="float" office:value="0.0000000116665150610282">
            <text:p>1,16665150610282E-008</text:p>
          </table:table-cell>
          <table:table-cell table:formula="of:=[.C$9]*[$input.C$9]/([$input.$B$12]^2+[.$A119]^2)*EXP(-((ATAN([$input.$B$12]/[.$A119])+[.C$10]+[.$B$11])^2/[$input.C$15]^2))" office:value-type="float" office:value="0">
            <text:p>0</text:p>
          </table:table-cell>
          <table:table-cell table:formula="of:=[.B119]+[.C119]" office:value-type="float" office:value="0.0000000116665150610282">
            <text:p>1,16665150610282E-008</text:p>
          </table:table-cell>
        </table:table-row>
        <table:table-row table:style-name="ro2">
          <table:table-cell office:value-type="float" office:value="10.5">
            <text:p>10,5</text:p>
          </table:table-cell>
          <table:table-cell table:formula="of:=[.B$9]*[$input.B$9]/([$input.$B$12]^2+[.$A120]^2)*EXP(-((ATAN([$input.$B$12]/[.$A120])+[.B$10]+[.$B$11])^2/[$input.B$15]^2))" office:value-type="float" office:value="0.00000000996114901129827">
            <text:p>0,00000001</text:p>
          </table:table-cell>
          <table:table-cell table:formula="of:=[.C$9]*[$input.C$9]/([$input.$B$12]^2+[.$A120]^2)*EXP(-((ATAN([$input.$B$12]/[.$A120])+[.C$10]+[.$B$11])^2/[$input.C$15]^2))" office:value-type="float" office:value="0">
            <text:p>0</text:p>
          </table:table-cell>
          <table:table-cell table:formula="of:=[.B120]+[.C120]" office:value-type="float" office:value="0.00000000996114901129827">
            <text:p>0,00000001</text:p>
          </table:table-cell>
        </table:table-row>
        <table:table-row table:style-name="ro2">
          <table:table-cell office:value-type="float" office:value="10.6">
            <text:p>10,6</text:p>
          </table:table-cell>
          <table:table-cell table:formula="of:=[.B$9]*[$input.B$9]/([$input.$B$12]^2+[.$A121]^2)*EXP(-((ATAN([$input.$B$12]/[.$A121])+[.B$10]+[.$B$11])^2/[$input.B$15]^2))" office:value-type="float" office:value="0.00000000852449260905203">
            <text:p>8,52449260905203E-009</text:p>
          </table:table-cell>
          <table:table-cell table:formula="of:=[.C$9]*[$input.C$9]/([$input.$B$12]^2+[.$A121]^2)*EXP(-((ATAN([$input.$B$12]/[.$A121])+[.C$10]+[.$B$11])^2/[$input.C$15]^2))" office:value-type="float" office:value="0">
            <text:p>0</text:p>
          </table:table-cell>
          <table:table-cell table:formula="of:=[.B121]+[.C121]" office:value-type="float" office:value="0.00000000852449260905203">
            <text:p>8,52449260905203E-009</text:p>
          </table:table-cell>
        </table:table-row>
        <table:table-row table:style-name="ro2">
          <table:table-cell office:value-type="float" office:value="10.7">
            <text:p>10,7</text:p>
          </table:table-cell>
          <table:table-cell table:formula="of:=[.B$9]*[$input.B$9]/([$input.$B$12]^2+[.$A122]^2)*EXP(-((ATAN([$input.$B$12]/[.$A122])+[.B$10]+[.$B$11])^2/[$input.B$15]^2))" office:value-type="float" office:value="0.00000000731135106158714">
            <text:p>7,31135106158714E-009</text:p>
          </table:table-cell>
          <table:table-cell table:formula="of:=[.C$9]*[$input.C$9]/([$input.$B$12]^2+[.$A122]^2)*EXP(-((ATAN([$input.$B$12]/[.$A122])+[.C$10]+[.$B$11])^2/[$input.C$15]^2))" office:value-type="float" office:value="0">
            <text:p>0</text:p>
          </table:table-cell>
          <table:table-cell table:formula="of:=[.B122]+[.C122]" office:value-type="float" office:value="0.00000000731135106158714">
            <text:p>7,31135106158714E-009</text:p>
          </table:table-cell>
        </table:table-row>
        <table:table-row table:style-name="ro2">
          <table:table-cell office:value-type="float" office:value="10.8">
            <text:p>10,8</text:p>
          </table:table-cell>
          <table:table-cell table:formula="of:=[.B$9]*[$input.B$9]/([$input.$B$12]^2+[.$A123]^2)*EXP(-((ATAN([$input.$B$12]/[.$A123])+[.B$10]+[.$B$11])^2/[$input.B$15]^2))" office:value-type="float" office:value="0.00000000628458283205167">
            <text:p>6,28458283205167E-009</text:p>
          </table:table-cell>
          <table:table-cell table:formula="of:=[.C$9]*[$input.C$9]/([$input.$B$12]^2+[.$A123]^2)*EXP(-((ATAN([$input.$B$12]/[.$A123])+[.C$10]+[.$B$11])^2/[$input.C$15]^2))" office:value-type="float" office:value="0">
            <text:p>0</text:p>
          </table:table-cell>
          <table:table-cell table:formula="of:=[.B123]+[.C123]" office:value-type="float" office:value="0.00000000628458283205167">
            <text:p>6,28458283205167E-009</text:p>
          </table:table-cell>
        </table:table-row>
        <table:table-row table:style-name="ro2">
          <table:table-cell office:value-type="float" office:value="10.9">
            <text:p>10,9</text:p>
          </table:table-cell>
          <table:table-cell table:formula="of:=[.B$9]*[$input.B$9]/([$input.$B$12]^2+[.$A124]^2)*EXP(-((ATAN([$input.$B$12]/[.$A124])+[.B$10]+[.$B$11])^2/[$input.B$15]^2))" office:value-type="float" office:value="0.00000000541358838264139">
            <text:p>5,41358838264139E-009</text:p>
          </table:table-cell>
          <table:table-cell table:formula="of:=[.C$9]*[$input.C$9]/([$input.$B$12]^2+[.$A124]^2)*EXP(-((ATAN([$input.$B$12]/[.$A124])+[.C$10]+[.$B$11])^2/[$input.C$15]^2))" office:value-type="float" office:value="0">
            <text:p>0</text:p>
          </table:table-cell>
          <table:table-cell table:formula="of:=[.B124]+[.C124]" office:value-type="float" office:value="0.00000000541358838264139">
            <text:p>5,41358838264139E-00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[.B$9]*[$input.B$9]/([$input.$B$12]^2+[.$A125]^2)*EXP(-((ATAN([$input.$B$12]/[.$A125])+[.B$10]+[.$B$11])^2/[$input.B$15]^2))" office:value-type="float" office:value="0.00000000467309613196123">
            <text:p>4,67309613196123E-009</text:p>
          </table:table-cell>
          <table:table-cell table:formula="of:=[.C$9]*[$input.C$9]/([$input.$B$12]^2+[.$A125]^2)*EXP(-((ATAN([$input.$B$12]/[.$A125])+[.C$10]+[.$B$11])^2/[$input.C$15]^2))" office:value-type="float" office:value="0">
            <text:p>0</text:p>
          </table:table-cell>
          <table:table-cell table:formula="of:=[.B125]+[.C125]" office:value-type="float" office:value="0.00000000467309613196123">
            <text:p>4,67309613196123E-009</text:p>
          </table:table-cell>
        </table:table-row>
        <table:table-row table:style-name="ro2">
          <table:table-cell office:value-type="float" office:value="11.1">
            <text:p>11,1</text:p>
          </table:table-cell>
          <table:table-cell table:formula="of:=[.B$9]*[$input.B$9]/([$input.$B$12]^2+[.$A126]^2)*EXP(-((ATAN([$input.$B$12]/[.$A126])+[.B$10]+[.$B$11])^2/[$input.B$15]^2))" office:value-type="float" office:value="0.00000000404218461700063">
            <text:p>0,000000004</text:p>
          </table:table-cell>
          <table:table-cell table:formula="of:=[.C$9]*[$input.C$9]/([$input.$B$12]^2+[.$A126]^2)*EXP(-((ATAN([$input.$B$12]/[.$A126])+[.C$10]+[.$B$11])^2/[$input.C$15]^2))" office:value-type="float" office:value="0">
            <text:p>0</text:p>
          </table:table-cell>
          <table:table-cell table:formula="of:=[.B126]+[.C126]" office:value-type="float" office:value="0.00000000404218461700063">
            <text:p>0,000000004</text:p>
          </table:table-cell>
        </table:table-row>
        <table:table-row table:style-name="ro2">
          <table:table-cell office:value-type="float" office:value="11.2">
            <text:p>11,2</text:p>
          </table:table-cell>
          <table:table-cell table:formula="of:=[.B$9]*[$input.B$9]/([$input.$B$12]^2+[.$A127]^2)*EXP(-((ATAN([$input.$B$12]/[.$A127])+[.B$10]+[.$B$11])^2/[$input.B$15]^2))" office:value-type="float" office:value="0.0000000035034928765782">
            <text:p>3,5034928765782E-009</text:p>
          </table:table-cell>
          <table:table-cell table:formula="of:=[.C$9]*[$input.C$9]/([$input.$B$12]^2+[.$A127]^2)*EXP(-((ATAN([$input.$B$12]/[.$A127])+[.C$10]+[.$B$11])^2/[$input.C$15]^2))" office:value-type="float" office:value="0">
            <text:p>0</text:p>
          </table:table-cell>
          <table:table-cell table:formula="of:=[.B127]+[.C127]" office:value-type="float" office:value="0.0000000035034928765782">
            <text:p>3,5034928765782E-009</text:p>
          </table:table-cell>
        </table:table-row>
        <table:table-row table:style-name="ro2">
          <table:table-cell office:value-type="float" office:value="11.3">
            <text:p>11,3</text:p>
          </table:table-cell>
          <table:table-cell table:formula="of:=[.B$9]*[$input.B$9]/([$input.$B$12]^2+[.$A128]^2)*EXP(-((ATAN([$input.$B$12]/[.$A128])+[.B$10]+[.$B$11])^2/[$input.B$15]^2))" office:value-type="float" office:value="0.00000000304258121507264">
            <text:p>0,000000003</text:p>
          </table:table-cell>
          <table:table-cell table:formula="of:=[.C$9]*[$input.C$9]/([$input.$B$12]^2+[.$A128]^2)*EXP(-((ATAN([$input.$B$12]/[.$A128])+[.C$10]+[.$B$11])^2/[$input.C$15]^2))" office:value-type="float" office:value="0">
            <text:p>0</text:p>
          </table:table-cell>
          <table:table-cell table:formula="of:=[.B128]+[.C128]" office:value-type="float" office:value="0.00000000304258121507264">
            <text:p>0,000000003</text:p>
          </table:table-cell>
        </table:table-row>
        <table:table-row table:style-name="ro2">
          <table:table-cell office:value-type="float" office:value="11.4">
            <text:p>11,4</text:p>
          </table:table-cell>
          <table:table-cell table:formula="of:=[.B$9]*[$input.B$9]/([$input.$B$12]^2+[.$A129]^2)*EXP(-((ATAN([$input.$B$12]/[.$A129])+[.B$10]+[.$B$11])^2/[$input.B$15]^2))" office:value-type="float" office:value="0.00000000264741242346153">
            <text:p>2,64741242346153E-009</text:p>
          </table:table-cell>
          <table:table-cell table:formula="of:=[.C$9]*[$input.C$9]/([$input.$B$12]^2+[.$A129]^2)*EXP(-((ATAN([$input.$B$12]/[.$A129])+[.C$10]+[.$B$11])^2/[$input.C$15]^2))" office:value-type="float" office:value="0">
            <text:p>0</text:p>
          </table:table-cell>
          <table:table-cell table:formula="of:=[.B129]+[.C129]" office:value-type="float" office:value="0.00000000264741242346153">
            <text:p>2,64741242346153E-009</text:p>
          </table:table-cell>
        </table:table-row>
        <table:table-row table:style-name="ro2">
          <table:table-cell office:value-type="float" office:value="11.5">
            <text:p>11,5</text:p>
          </table:table-cell>
          <table:table-cell table:formula="of:=[.B$9]*[$input.B$9]/([$input.$B$12]^2+[.$A130]^2)*EXP(-((ATAN([$input.$B$12]/[.$A130])+[.B$10]+[.$B$11])^2/[$input.B$15]^2))" office:value-type="float" office:value="0.00000000230792973362272">
            <text:p>2,30792973362272E-009</text:p>
          </table:table-cell>
          <table:table-cell table:formula="of:=[.C$9]*[$input.C$9]/([$input.$B$12]^2+[.$A130]^2)*EXP(-((ATAN([$input.$B$12]/[.$A130])+[.C$10]+[.$B$11])^2/[$input.C$15]^2))" office:value-type="float" office:value="0">
            <text:p>0</text:p>
          </table:table-cell>
          <table:table-cell table:formula="of:=[.B130]+[.C130]" office:value-type="float" office:value="0.00000000230792973362272">
            <text:p>2,30792973362272E-009</text:p>
          </table:table-cell>
        </table:table-row>
        <table:table-row table:style-name="ro2">
          <table:table-cell office:value-type="float" office:value="11.6">
            <text:p>11,6</text:p>
          </table:table-cell>
          <table:table-cell table:formula="of:=[.B$9]*[$input.B$9]/([$input.$B$12]^2+[.$A131]^2)*EXP(-((ATAN([$input.$B$12]/[.$A131])+[.B$10]+[.$B$11])^2/[$input.B$15]^2))" office:value-type="float" office:value="0.00000000201571264786675">
            <text:p>0,000000002</text:p>
          </table:table-cell>
          <table:table-cell table:formula="of:=[.C$9]*[$input.C$9]/([$input.$B$12]^2+[.$A131]^2)*EXP(-((ATAN([$input.$B$12]/[.$A131])+[.C$10]+[.$B$11])^2/[$input.C$15]^2))" office:value-type="float" office:value="0">
            <text:p>0</text:p>
          </table:table-cell>
          <table:table-cell table:formula="of:=[.B131]+[.C131]" office:value-type="float" office:value="0.00000000201571264786675">
            <text:p>0,000000002</text:p>
          </table:table-cell>
        </table:table-row>
        <table:table-row table:style-name="ro2">
          <table:table-cell office:value-type="float" office:value="11.7">
            <text:p>11,7</text:p>
          </table:table-cell>
          <table:table-cell table:formula="of:=[.B$9]*[$input.B$9]/([$input.$B$12]^2+[.$A132]^2)*EXP(-((ATAN([$input.$B$12]/[.$A132])+[.B$10]+[.$B$11])^2/[$input.B$15]^2))" office:value-type="float" office:value="0.0000000017636956154604">
            <text:p>1,7636956154604E-009</text:p>
          </table:table-cell>
          <table:table-cell table:formula="of:=[.C$9]*[$input.C$9]/([$input.$B$12]^2+[.$A132]^2)*EXP(-((ATAN([$input.$B$12]/[.$A132])+[.C$10]+[.$B$11])^2/[$input.C$15]^2))" office:value-type="float" office:value="0">
            <text:p>0</text:p>
          </table:table-cell>
          <table:table-cell table:formula="of:=[.B132]+[.C132]" office:value-type="float" office:value="0.0000000017636956154604">
            <text:p>1,7636956154604E-009</text:p>
          </table:table-cell>
        </table:table-row>
        <table:table-row table:style-name="ro2">
          <table:table-cell office:value-type="float" office:value="11.8">
            <text:p>11,8</text:p>
          </table:table-cell>
          <table:table-cell table:formula="of:=[.B$9]*[$input.B$9]/([$input.$B$12]^2+[.$A133]^2)*EXP(-((ATAN([$input.$B$12]/[.$A133])+[.B$10]+[.$B$11])^2/[$input.B$15]^2))" office:value-type="float" office:value="0.00000000154593754996151">
            <text:p>1,54593754996151E-009</text:p>
          </table:table-cell>
          <table:table-cell table:formula="of:=[.C$9]*[$input.C$9]/([$input.$B$12]^2+[.$A133]^2)*EXP(-((ATAN([$input.$B$12]/[.$A133])+[.C$10]+[.$B$11])^2/[$input.C$15]^2))" office:value-type="float" office:value="0">
            <text:p>0</text:p>
          </table:table-cell>
          <table:table-cell table:formula="of:=[.B133]+[.C133]" office:value-type="float" office:value="0.00000000154593754996151">
            <text:p>1,54593754996151E-009</text:p>
          </table:table-cell>
        </table:table-row>
        <table:table-row table:style-name="ro2">
          <table:table-cell office:value-type="float" office:value="11.9">
            <text:p>11,9</text:p>
          </table:table-cell>
          <table:table-cell table:formula="of:=[.B$9]*[$input.B$9]/([$input.$B$12]^2+[.$A134]^2)*EXP(-((ATAN([$input.$B$12]/[.$A134])+[.B$10]+[.$B$11])^2/[$input.B$15]^2))" office:value-type="float" office:value="0.00000000135743257195914">
            <text:p>1,35743257195914E-009</text:p>
          </table:table-cell>
          <table:table-cell table:formula="of:=[.C$9]*[$input.C$9]/([$input.$B$12]^2+[.$A134]^2)*EXP(-((ATAN([$input.$B$12]/[.$A134])+[.C$10]+[.$B$11])^2/[$input.C$15]^2))" office:value-type="float" office:value="0">
            <text:p>0</text:p>
          </table:table-cell>
          <table:table-cell table:formula="of:=[.B134]+[.C134]" office:value-type="float" office:value="0.00000000135743257195914">
            <text:p>1,35743257195914E-00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[.B$9]*[$input.B$9]/([$input.$B$12]^2+[.$A135]^2)*EXP(-((ATAN([$input.$B$12]/[.$A135])+[.B$10]+[.$B$11])^2/[$input.B$15]^2))" office:value-type="float" office:value="0.00000000119395425791254">
            <text:p>1,19395425791254E-009</text:p>
          </table:table-cell>
          <table:table-cell table:formula="of:=[.C$9]*[$input.C$9]/([$input.$B$12]^2+[.$A135]^2)*EXP(-((ATAN([$input.$B$12]/[.$A135])+[.C$10]+[.$B$11])^2/[$input.C$15]^2))" office:value-type="float" office:value="0">
            <text:p>0</text:p>
          </table:table-cell>
          <table:table-cell table:formula="of:=[.B135]+[.C135]" office:value-type="float" office:value="0.00000000119395425791254">
            <text:p>1,19395425791254E-009</text:p>
          </table:table-cell>
        </table:table-row>
        <table:table-row table:style-name="ro2">
          <table:table-cell office:value-type="float" office:value="12.1">
            <text:p>12,1</text:p>
          </table:table-cell>
          <table:table-cell table:formula="of:=[.B$9]*[$input.B$9]/([$input.$B$12]^2+[.$A136]^2)*EXP(-((ATAN([$input.$B$12]/[.$A136])+[.B$10]+[.$B$11])^2/[$input.B$15]^2))" office:value-type="float" office:value="0.00000000105192718327444">
            <text:p>1,05192718327444E-009</text:p>
          </table:table-cell>
          <table:table-cell table:formula="of:=[.C$9]*[$input.C$9]/([$input.$B$12]^2+[.$A136]^2)*EXP(-((ATAN([$input.$B$12]/[.$A136])+[.C$10]+[.$B$11])^2/[$input.C$15]^2))" office:value-type="float" office:value="0">
            <text:p>0</text:p>
          </table:table-cell>
          <table:table-cell table:formula="of:=[.B136]+[.C136]" office:value-type="float" office:value="0.00000000105192718327444">
            <text:p>1,05192718327444E-009</text:p>
          </table:table-cell>
        </table:table-row>
        <table:table-row table:style-name="ro2">
          <table:table-cell office:value-type="float" office:value="12.2">
            <text:p>12,2</text:p>
          </table:table-cell>
          <table:table-cell table:formula="of:=[.B$9]*[$input.B$9]/([$input.$B$12]^2+[.$A137]^2)*EXP(-((ATAN([$input.$B$12]/[.$A137])+[.B$10]+[.$B$11])^2/[$input.B$15]^2))" office:value-type="float" office:value="0.000000000928320749515048">
            <text:p>9,28320749515048E-010</text:p>
          </table:table-cell>
          <table:table-cell table:formula="of:=[.C$9]*[$input.C$9]/([$input.$B$12]^2+[.$A137]^2)*EXP(-((ATAN([$input.$B$12]/[.$A137])+[.C$10]+[.$B$11])^2/[$input.C$15]^2))" office:value-type="float" office:value="0">
            <text:p>0</text:p>
          </table:table-cell>
          <table:table-cell table:formula="of:=[.B137]+[.C137]" office:value-type="float" office:value="0.000000000928320749515048">
            <text:p>9,28320749515048E-010</text:p>
          </table:table-cell>
        </table:table-row>
        <table:table-row table:style-name="ro2">
          <table:table-cell office:value-type="float" office:value="12.3">
            <text:p>12,3</text:p>
          </table:table-cell>
          <table:table-cell table:formula="of:=[.B$9]*[$input.B$9]/([$input.$B$12]^2+[.$A138]^2)*EXP(-((ATAN([$input.$B$12]/[.$A138])+[.B$10]+[.$B$11])^2/[$input.B$15]^2))" office:value-type="float" office:value="0.000000000820561244458639">
            <text:p>8,20561244458639E-010</text:p>
          </table:table-cell>
          <table:table-cell table:formula="of:=[.C$9]*[$input.C$9]/([$input.$B$12]^2+[.$A138]^2)*EXP(-((ATAN([$input.$B$12]/[.$A138])+[.C$10]+[.$B$11])^2/[$input.C$15]^2))" office:value-type="float" office:value="0">
            <text:p>0</text:p>
          </table:table-cell>
          <table:table-cell table:formula="of:=[.B138]+[.C138]" office:value-type="float" office:value="0.000000000820561244458639">
            <text:p>8,20561244458639E-010</text:p>
          </table:table-cell>
        </table:table-row>
        <table:table-row table:style-name="ro2">
          <table:table-cell office:value-type="float" office:value="12.4">
            <text:p>12,4</text:p>
          </table:table-cell>
          <table:table-cell table:formula="of:=[.B$9]*[$input.B$9]/([$input.$B$12]^2+[.$A139]^2)*EXP(-((ATAN([$input.$B$12]/[.$A139])+[.B$10]+[.$B$11])^2/[$input.B$15]^2))" office:value-type="float" office:value="0.00000000072645885389736">
            <text:p>7,2645885389736E-010</text:p>
          </table:table-cell>
          <table:table-cell table:formula="of:=[.C$9]*[$input.C$9]/([$input.$B$12]^2+[.$A139]^2)*EXP(-((ATAN([$input.$B$12]/[.$A139])+[.C$10]+[.$B$11])^2/[$input.C$15]^2))" office:value-type="float" office:value="0">
            <text:p>0</text:p>
          </table:table-cell>
          <table:table-cell table:formula="of:=[.B139]+[.C139]" office:value-type="float" office:value="0.00000000072645885389736">
            <text:p>7,2645885389736E-010</text:p>
          </table:table-cell>
        </table:table-row>
        <table:table-row table:style-name="ro2">
          <table:table-cell office:value-type="float" office:value="12.5">
            <text:p>12,5</text:p>
          </table:table-cell>
          <table:table-cell table:formula="of:=[.B$9]*[$input.B$9]/([$input.$B$12]^2+[.$A140]^2)*EXP(-((ATAN([$input.$B$12]/[.$A140])+[.B$10]+[.$B$11])^2/[$input.B$15]^2))" office:value-type="float" office:value="0.000000000644146959282688">
            <text:p>6,44146959282688E-010</text:p>
          </table:table-cell>
          <table:table-cell table:formula="of:=[.C$9]*[$input.C$9]/([$input.$B$12]^2+[.$A140]^2)*EXP(-((ATAN([$input.$B$12]/[.$A140])+[.C$10]+[.$B$11])^2/[$input.C$15]^2))" office:value-type="float" office:value="0">
            <text:p>0</text:p>
          </table:table-cell>
          <table:table-cell table:formula="of:=[.B140]+[.C140]" office:value-type="float" office:value="0.000000000644146959282688">
            <text:p>6,44146959282688E-010</text:p>
          </table:table-cell>
        </table:table-row>
        <table:table-row table:style-name="ro2">
          <table:table-cell office:value-type="float" office:value="12.6">
            <text:p>12,6</text:p>
          </table:table-cell>
          <table:table-cell table:formula="of:=[.B$9]*[$input.B$9]/([$input.$B$12]^2+[.$A141]^2)*EXP(-((ATAN([$input.$B$12]/[.$A141])+[.B$10]+[.$B$11])^2/[$input.B$15]^2))" office:value-type="float" office:value="0.00000000057203155248545">
            <text:p>5,7203155248545E-010</text:p>
          </table:table-cell>
          <table:table-cell table:formula="of:=[.C$9]*[$input.C$9]/([$input.$B$12]^2+[.$A141]^2)*EXP(-((ATAN([$input.$B$12]/[.$A141])+[.C$10]+[.$B$11])^2/[$input.C$15]^2))" office:value-type="float" office:value="0">
            <text:p>0</text:p>
          </table:table-cell>
          <table:table-cell table:formula="of:=[.B141]+[.C141]" office:value-type="float" office:value="0.00000000057203155248545">
            <text:p>5,7203155248545E-010</text:p>
          </table:table-cell>
        </table:table-row>
        <table:table-row table:style-name="ro2">
          <table:table-cell office:value-type="float" office:value="12.7">
            <text:p>12,7</text:p>
          </table:table-cell>
          <table:table-cell table:formula="of:=[.B$9]*[$input.B$9]/([$input.$B$12]^2+[.$A142]^2)*EXP(-((ATAN([$input.$B$12]/[.$A142])+[.B$10]+[.$B$11])^2/[$input.B$15]^2))" office:value-type="float" office:value="0.000000000508748998646678">
            <text:p>5,08748998646678E-010</text:p>
          </table:table-cell>
          <table:table-cell table:formula="of:=[.C$9]*[$input.C$9]/([$input.$B$12]^2+[.$A142]^2)*EXP(-((ATAN([$input.$B$12]/[.$A142])+[.C$10]+[.$B$11])^2/[$input.C$15]^2))" office:value-type="float" office:value="0">
            <text:p>0</text:p>
          </table:table-cell>
          <table:table-cell table:formula="of:=[.B142]+[.C142]" office:value-type="float" office:value="0.000000000508748998646678">
            <text:p>5,08748998646678E-010</text:p>
          </table:table-cell>
        </table:table-row>
        <table:table-row table:style-name="ro2">
          <table:table-cell office:value-type="float" office:value="12.8">
            <text:p>12,8</text:p>
          </table:table-cell>
          <table:table-cell table:formula="of:=[.B$9]*[$input.B$9]/([$input.$B$12]^2+[.$A143]^2)*EXP(-((ATAN([$input.$B$12]/[.$A143])+[.B$10]+[.$B$11])^2/[$input.B$15]^2))" office:value-type="float" office:value="0.000000000453130701356287">
            <text:p>4,53130701356287E-010</text:p>
          </table:table-cell>
          <table:table-cell table:formula="of:=[.C$9]*[$input.C$9]/([$input.$B$12]^2+[.$A143]^2)*EXP(-((ATAN([$input.$B$12]/[.$A143])+[.C$10]+[.$B$11])^2/[$input.C$15]^2))" office:value-type="float" office:value="0">
            <text:p>0</text:p>
          </table:table-cell>
          <table:table-cell table:formula="of:=[.B143]+[.C143]" office:value-type="float" office:value="0.000000000453130701356287">
            <text:p>4,53130701356287E-010</text:p>
          </table:table-cell>
        </table:table-row>
        <table:table-row table:style-name="ro2">
          <table:table-cell office:value-type="float" office:value="12.9">
            <text:p>12,9</text:p>
          </table:table-cell>
          <table:table-cell table:formula="of:=[.B$9]*[$input.B$9]/([$input.$B$12]^2+[.$A144]^2)*EXP(-((ATAN([$input.$B$12]/[.$A144])+[.B$10]+[.$B$11])^2/[$input.B$15]^2))" office:value-type="float" office:value="0.000000000404173486108441">
            <text:p>4,04173486108441E-010</text:p>
          </table:table-cell>
          <table:table-cell table:formula="of:=[.C$9]*[$input.C$9]/([$input.$B$12]^2+[.$A144]^2)*EXP(-((ATAN([$input.$B$12]/[.$A144])+[.C$10]+[.$B$11])^2/[$input.C$15]^2))" office:value-type="float" office:value="0">
            <text:p>0</text:p>
          </table:table-cell>
          <table:table-cell table:formula="of:=[.B144]+[.C144]" office:value-type="float" office:value="0.000000000404173486108441">
            <text:p>4,04173486108441E-01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[.B$9]*[$input.B$9]/([$input.$B$12]^2+[.$A145]^2)*EXP(-((ATAN([$input.$B$12]/[.$A145])+[.B$10]+[.$B$11])^2/[$input.B$15]^2))" office:value-type="float" office:value="0.000000000361014730344039">
            <text:p>3,61014730344039E-010</text:p>
          </table:table-cell>
          <table:table-cell table:formula="of:=[.C$9]*[$input.C$9]/([$input.$B$12]^2+[.$A145]^2)*EXP(-((ATAN([$input.$B$12]/[.$A145])+[.C$10]+[.$B$11])^2/[$input.C$15]^2))" office:value-type="float" office:value="0">
            <text:p>0</text:p>
          </table:table-cell>
          <table:table-cell table:formula="of:=[.B145]+[.C145]" office:value-type="float" office:value="0.000000000361014730344039">
            <text:p>3,61014730344039E-010</text:p>
          </table:table-cell>
        </table:table-row>
        <table:table-row table:style-name="ro2">
          <table:table-cell office:value-type="float" office:value="13.1">
            <text:p>13,1</text:p>
          </table:table-cell>
          <table:table-cell table:formula="of:=[.B$9]*[$input.B$9]/([$input.$B$12]^2+[.$A146]^2)*EXP(-((ATAN([$input.$B$12]/[.$A146])+[.B$10]+[.$B$11])^2/[$input.B$15]^2))" office:value-type="float" office:value="0.000000000322911441067453">
            <text:p>3,22911441067453E-010</text:p>
          </table:table-cell>
          <table:table-cell table:formula="of:=[.C$9]*[$input.C$9]/([$input.$B$12]^2+[.$A146]^2)*EXP(-((ATAN([$input.$B$12]/[.$A146])+[.C$10]+[.$B$11])^2/[$input.C$15]^2))" office:value-type="float" office:value="0">
            <text:p>0</text:p>
          </table:table-cell>
          <table:table-cell table:formula="of:=[.B146]+[.C146]" office:value-type="float" office:value="0.000000000322911441067453">
            <text:p>3,22911441067453E-010</text:p>
          </table:table-cell>
        </table:table-row>
        <table:table-row table:style-name="ro2">
          <table:table-cell office:value-type="float" office:value="13.2">
            <text:p>13,2</text:p>
          </table:table-cell>
          <table:table-cell table:formula="of:=[.B$9]*[$input.B$9]/([$input.$B$12]^2+[.$A147]^2)*EXP(-((ATAN([$input.$B$12]/[.$A147])+[.B$10]+[.$B$11])^2/[$input.B$15]^2))" office:value-type="float" office:value="0.000000000289222621720903">
            <text:p>2,89222621720903E-010</text:p>
          </table:table-cell>
          <table:table-cell table:formula="of:=[.C$9]*[$input.C$9]/([$input.$B$12]^2+[.$A147]^2)*EXP(-((ATAN([$input.$B$12]/[.$A147])+[.C$10]+[.$B$11])^2/[$input.C$15]^2))" office:value-type="float" office:value="0">
            <text:p>0</text:p>
          </table:table-cell>
          <table:table-cell table:formula="of:=[.B147]+[.C147]" office:value-type="float" office:value="0.000000000289222621720903">
            <text:p>2,89222621720903E-010</text:p>
          </table:table-cell>
        </table:table-row>
        <table:table-row table:style-name="ro2">
          <table:table-cell office:value-type="float" office:value="13.3">
            <text:p>13,3</text:p>
          </table:table-cell>
          <table:table-cell table:formula="of:=[.B$9]*[$input.B$9]/([$input.$B$12]^2+[.$A148]^2)*EXP(-((ATAN([$input.$B$12]/[.$A148])+[.B$10]+[.$B$11])^2/[$input.B$15]^2))" office:value-type="float" office:value="0.00000000025939438486973">
            <text:p>2,5939438486973E-010</text:p>
          </table:table-cell>
          <table:table-cell table:formula="of:=[.C$9]*[$input.C$9]/([$input.$B$12]^2+[.$A148]^2)*EXP(-((ATAN([$input.$B$12]/[.$A148])+[.C$10]+[.$B$11])^2/[$input.C$15]^2))" office:value-type="float" office:value="0">
            <text:p>0</text:p>
          </table:table-cell>
          <table:table-cell table:formula="of:=[.B148]+[.C148]" office:value-type="float" office:value="0.00000000025939438486973">
            <text:p>2,5939438486973E-010</text:p>
          </table:table-cell>
        </table:table-row>
        <table:table-row table:style-name="ro2">
          <table:table-cell office:value-type="float" office:value="13.4">
            <text:p>13,4</text:p>
          </table:table-cell>
          <table:table-cell table:formula="of:=[.B$9]*[$input.B$9]/([$input.$B$12]^2+[.$A149]^2)*EXP(-((ATAN([$input.$B$12]/[.$A149])+[.B$10]+[.$B$11])^2/[$input.B$15]^2))" office:value-type="float" office:value="0.000000000232947361222904">
            <text:p>2,32947361222904E-010</text:p>
          </table:table-cell>
          <table:table-cell table:formula="of:=[.C$9]*[$input.C$9]/([$input.$B$12]^2+[.$A149]^2)*EXP(-((ATAN([$input.$B$12]/[.$A149])+[.C$10]+[.$B$11])^2/[$input.C$15]^2))" office:value-type="float" office:value="0">
            <text:p>0</text:p>
          </table:table-cell>
          <table:table-cell table:formula="of:=[.B149]+[.C149]" office:value-type="float" office:value="0.000000000232947361222904">
            <text:p>2,32947361222904E-010</text:p>
          </table:table-cell>
        </table:table-row>
        <table:table-row table:style-name="ro2">
          <table:table-cell office:value-type="float" office:value="13.5">
            <text:p>13,5</text:p>
          </table:table-cell>
          <table:table-cell table:formula="of:=[.B$9]*[$input.B$9]/([$input.$B$12]^2+[.$A150]^2)*EXP(-((ATAN([$input.$B$12]/[.$A150])+[.B$10]+[.$B$11])^2/[$input.B$15]^2))" office:value-type="float" office:value="0.000000000209466032537476">
            <text:p>2,09466032537476E-010</text:p>
          </table:table-cell>
          <table:table-cell table:formula="of:=[.C$9]*[$input.C$9]/([$input.$B$12]^2+[.$A150]^2)*EXP(-((ATAN([$input.$B$12]/[.$A150])+[.C$10]+[.$B$11])^2/[$input.C$15]^2))" office:value-type="float" office:value="0">
            <text:p>0</text:p>
          </table:table-cell>
          <table:table-cell table:formula="of:=[.B150]+[.C150]" office:value-type="float" office:value="0.000000000209466032537476">
            <text:p>2,09466032537476E-010</text:p>
          </table:table-cell>
        </table:table-row>
        <table:table-row table:style-name="ro2">
          <table:table-cell office:value-type="float" office:value="13.6">
            <text:p>13,6</text:p>
          </table:table-cell>
          <table:table-cell table:formula="of:=[.B$9]*[$input.B$9]/([$input.$B$12]^2+[.$A151]^2)*EXP(-((ATAN([$input.$B$12]/[.$A151])+[.B$10]+[.$B$11])^2/[$input.B$15]^2))" office:value-type="float" office:value="0.000000000188589679211323">
            <text:p>1,88589679211323E-010</text:p>
          </table:table-cell>
          <table:table-cell table:formula="of:=[.C$9]*[$input.C$9]/([$input.$B$12]^2+[.$A151]^2)*EXP(-((ATAN([$input.$B$12]/[.$A151])+[.C$10]+[.$B$11])^2/[$input.C$15]^2))" office:value-type="float" office:value="0">
            <text:p>0</text:p>
          </table:table-cell>
          <table:table-cell table:formula="of:=[.B151]+[.C151]" office:value-type="float" office:value="0.000000000188589679211323">
            <text:p>1,88589679211323E-010</text:p>
          </table:table-cell>
        </table:table-row>
        <table:table-row table:style-name="ro2">
          <table:table-cell office:value-type="float" office:value="13.7">
            <text:p>13,7</text:p>
          </table:table-cell>
          <table:table-cell table:formula="of:=[.B$9]*[$input.B$9]/([$input.$B$12]^2+[.$A152]^2)*EXP(-((ATAN([$input.$B$12]/[.$A152])+[.B$10]+[.$B$11])^2/[$input.B$15]^2))" office:value-type="float" office:value="0.000000000170004685414875">
            <text:p>1,70004685414875E-010</text:p>
          </table:table-cell>
          <table:table-cell table:formula="of:=[.C$9]*[$input.C$9]/([$input.$B$12]^2+[.$A152]^2)*EXP(-((ATAN([$input.$B$12]/[.$A152])+[.C$10]+[.$B$11])^2/[$input.C$15]^2))" office:value-type="float" office:value="0">
            <text:p>0</text:p>
          </table:table-cell>
          <table:table-cell table:formula="of:=[.B152]+[.C152]" office:value-type="float" office:value="0.000000000170004685414875">
            <text:p>1,70004685414875E-010</text:p>
          </table:table-cell>
        </table:table-row>
        <table:table-row table:style-name="ro2">
          <table:table-cell office:value-type="float" office:value="13.8">
            <text:p>13,8</text:p>
          </table:table-cell>
          <table:table-cell table:formula="of:=[.B$9]*[$input.B$9]/([$input.$B$12]^2+[.$A153]^2)*EXP(-((ATAN([$input.$B$12]/[.$A153])+[.B$10]+[.$B$11])^2/[$input.B$15]^2))" office:value-type="float" office:value="0.000000000153437987515849">
            <text:p>1,53437987515849E-010</text:p>
          </table:table-cell>
          <table:table-cell table:formula="of:=[.C$9]*[$input.C$9]/([$input.$B$12]^2+[.$A153]^2)*EXP(-((ATAN([$input.$B$12]/[.$A153])+[.C$10]+[.$B$11])^2/[$input.C$15]^2))" office:value-type="float" office:value="0">
            <text:p>0</text:p>
          </table:table-cell>
          <table:table-cell table:formula="of:=[.B153]+[.C153]" office:value-type="float" office:value="0.000000000153437987515849">
            <text:p>1,53437987515849E-010</text:p>
          </table:table-cell>
        </table:table-row>
        <table:table-row table:style-name="ro2">
          <table:table-cell office:value-type="float" office:value="13.9">
            <text:p>13,9</text:p>
          </table:table-cell>
          <table:table-cell table:formula="of:=[.B$9]*[$input.B$9]/([$input.$B$12]^2+[.$A154]^2)*EXP(-((ATAN([$input.$B$12]/[.$A154])+[.B$10]+[.$B$11])^2/[$input.B$15]^2))" office:value-type="float" office:value="0.000000000138651486982378">
            <text:p>1,38651486982378E-010</text:p>
          </table:table-cell>
          <table:table-cell table:formula="of:=[.C$9]*[$input.C$9]/([$input.$B$12]^2+[.$A154]^2)*EXP(-((ATAN([$input.$B$12]/[.$A154])+[.C$10]+[.$B$11])^2/[$input.C$15]^2))" office:value-type="float" office:value="0">
            <text:p>0</text:p>
          </table:table-cell>
          <table:table-cell table:formula="of:=[.B154]+[.C154]" office:value-type="float" office:value="0.000000000138651486982378">
            <text:p>1,38651486982378E-01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[.B$9]*[$input.B$9]/([$input.$B$12]^2+[.$A155]^2)*EXP(-((ATAN([$input.$B$12]/[.$A155])+[.B$10]+[.$B$11])^2/[$input.B$15]^2))" office:value-type="float" office:value="0.000000000125437278263382">
            <text:p>1,25437278263382E-010</text:p>
          </table:table-cell>
          <table:table-cell table:formula="of:=[.C$9]*[$input.C$9]/([$input.$B$12]^2+[.$A155]^2)*EXP(-((ATAN([$input.$B$12]/[.$A155])+[.C$10]+[.$B$11])^2/[$input.C$15]^2))" office:value-type="float" office:value="0">
            <text:p>0</text:p>
          </table:table-cell>
          <table:table-cell table:formula="of:=[.B155]+[.C155]" office:value-type="float" office:value="0.000000000125437278263382">
            <text:p>1,25437278263382E-010</text:p>
          </table:table-cell>
        </table:table-row>
        <table:table-row table:style-name="ro2">
          <table:table-cell office:value-type="float" office:value="14.1">
            <text:p>14,1</text:p>
          </table:table-cell>
          <table:table-cell table:formula="of:=[.B$9]*[$input.B$9]/([$input.$B$12]^2+[.$A156]^2)*EXP(-((ATAN([$input.$B$12]/[.$A156])+[.B$10]+[.$B$11])^2/[$input.B$15]^2))" office:value-type="float" office:value="0.000000000113613566440218">
            <text:p>1,13613566440218E-010</text:p>
          </table:table-cell>
          <table:table-cell table:formula="of:=[.C$9]*[$input.C$9]/([$input.$B$12]^2+[.$A156]^2)*EXP(-((ATAN([$input.$B$12]/[.$A156])+[.C$10]+[.$B$11])^2/[$input.C$15]^2))" office:value-type="float" office:value="0">
            <text:p>0</text:p>
          </table:table-cell>
          <table:table-cell table:formula="of:=[.B156]+[.C156]" office:value-type="float" office:value="0.000000000113613566440218">
            <text:p>1,13613566440218E-010</text:p>
          </table:table-cell>
        </table:table-row>
        <table:table-row table:style-name="ro2">
          <table:table-cell office:value-type="float" office:value="14.2">
            <text:p>14,2</text:p>
          </table:table-cell>
          <table:table-cell table:formula="of:=[.B$9]*[$input.B$9]/([$input.$B$12]^2+[.$A157]^2)*EXP(-((ATAN([$input.$B$12]/[.$A157])+[.B$10]+[.$B$11])^2/[$input.B$15]^2))" office:value-type="float" office:value="0.000000000103021169614752">
            <text:p>1,03021169614752E-010</text:p>
          </table:table-cell>
          <table:table-cell table:formula="of:=[.C$9]*[$input.C$9]/([$input.$B$12]^2+[.$A157]^2)*EXP(-((ATAN([$input.$B$12]/[.$A157])+[.C$10]+[.$B$11])^2/[$input.C$15]^2))" office:value-type="float" office:value="0">
            <text:p>0</text:p>
          </table:table-cell>
          <table:table-cell table:formula="of:=[.B157]+[.C157]" office:value-type="float" office:value="0.000000000103021169614752">
            <text:p>1,03021169614752E-010</text:p>
          </table:table-cell>
        </table:table-row>
        <table:table-row table:style-name="ro2">
          <table:table-cell office:value-type="float" office:value="14.3">
            <text:p>14,3</text:p>
          </table:table-cell>
          <table:table-cell table:formula="of:=[.B$9]*[$input.B$9]/([$input.$B$12]^2+[.$A158]^2)*EXP(-((ATAN([$input.$B$12]/[.$A158])+[.B$10]+[.$B$11])^2/[$input.B$15]^2))" office:value-type="float" office:value="0.0000000000935205177750358">
            <text:p>9,35205177750358E-011</text:p>
          </table:table-cell>
          <table:table-cell table:formula="of:=[.C$9]*[$input.C$9]/([$input.$B$12]^2+[.$A158]^2)*EXP(-((ATAN([$input.$B$12]/[.$A158])+[.C$10]+[.$B$11])^2/[$input.C$15]^2))" office:value-type="float" office:value="0">
            <text:p>0</text:p>
          </table:table-cell>
          <table:table-cell table:formula="of:=[.B158]+[.C158]" office:value-type="float" office:value="0.0000000000935205177750358">
            <text:p>9,35205177750358E-011</text:p>
          </table:table-cell>
        </table:table-row>
        <table:table-row table:style-name="ro2">
          <table:table-cell office:value-type="float" office:value="14.4">
            <text:p>14,4</text:p>
          </table:table-cell>
          <table:table-cell table:formula="of:=[.B$9]*[$input.B$9]/([$input.$B$12]^2+[.$A159]^2)*EXP(-((ATAN([$input.$B$12]/[.$A159])+[.B$10]+[.$B$11])^2/[$input.B$15]^2))" office:value-type="float" office:value="0.0000000000849890738558819">
            <text:p>8,49890738558819E-011</text:p>
          </table:table-cell>
          <table:table-cell table:formula="of:=[.C$9]*[$input.C$9]/([$input.$B$12]^2+[.$A159]^2)*EXP(-((ATAN([$input.$B$12]/[.$A159])+[.C$10]+[.$B$11])^2/[$input.C$15]^2))" office:value-type="float" office:value="0">
            <text:p>0</text:p>
          </table:table-cell>
          <table:table-cell table:formula="of:=[.B159]+[.C159]" office:value-type="float" office:value="0.0000000000849890738558819">
            <text:p>8,49890738558819E-011</text:p>
          </table:table-cell>
        </table:table-row>
        <table:table-row table:style-name="ro2">
          <table:table-cell office:value-type="float" office:value="14.5">
            <text:p>14,5</text:p>
          </table:table-cell>
          <table:table-cell table:formula="of:=[.B$9]*[$input.B$9]/([$input.$B$12]^2+[.$A160]^2)*EXP(-((ATAN([$input.$B$12]/[.$A160])+[.B$10]+[.$B$11])^2/[$input.B$15]^2))" office:value-type="float" office:value="0.0000000000773191143744169">
            <text:p>7,73191143744169E-011</text:p>
          </table:table-cell>
          <table:table-cell table:formula="of:=[.C$9]*[$input.C$9]/([$input.$B$12]^2+[.$A160]^2)*EXP(-((ATAN([$input.$B$12]/[.$A160])+[.C$10]+[.$B$11])^2/[$input.C$15]^2))" office:value-type="float" office:value="0">
            <text:p>0</text:p>
          </table:table-cell>
          <table:table-cell table:formula="of:=[.B160]+[.C160]" office:value-type="float" office:value="0.0000000000773191143744169">
            <text:p>7,73191143744169E-011</text:p>
          </table:table-cell>
        </table:table-row>
        <table:table-row table:style-name="ro2">
          <table:table-cell office:value-type="float" office:value="14.6">
            <text:p>14,6</text:p>
          </table:table-cell>
          <table:table-cell table:formula="of:=[.B$9]*[$input.B$9]/([$input.$B$12]^2+[.$A161]^2)*EXP(-((ATAN([$input.$B$12]/[.$A161])+[.B$10]+[.$B$11])^2/[$input.B$15]^2))" office:value-type="float" office:value="0.0000000000704158167693483">
            <text:p>7,04158167693483E-011</text:p>
          </table:table-cell>
          <table:table-cell table:formula="of:=[.C$9]*[$input.C$9]/([$input.$B$12]^2+[.$A161]^2)*EXP(-((ATAN([$input.$B$12]/[.$A161])+[.C$10]+[.$B$11])^2/[$input.C$15]^2))" office:value-type="float" office:value="0">
            <text:p>0</text:p>
          </table:table-cell>
          <table:table-cell table:formula="of:=[.B161]+[.C161]" office:value-type="float" office:value="0.0000000000704158167693483">
            <text:p>7,04158167693483E-011</text:p>
          </table:table-cell>
        </table:table-row>
        <table:table-row table:style-name="ro2">
          <table:table-cell office:value-type="float" office:value="14.7">
            <text:p>14,7</text:p>
          </table:table-cell>
          <table:table-cell table:formula="of:=[.B$9]*[$input.B$9]/([$input.$B$12]^2+[.$A162]^2)*EXP(-((ATAN([$input.$B$12]/[.$A162])+[.B$10]+[.$B$11])^2/[$input.B$15]^2))" office:value-type="float" office:value="0.0000000000641956087342337">
            <text:p>6,41956087342337E-011</text:p>
          </table:table-cell>
          <table:table-cell table:formula="of:=[.C$9]*[$input.C$9]/([$input.$B$12]^2+[.$A162]^2)*EXP(-((ATAN([$input.$B$12]/[.$A162])+[.C$10]+[.$B$11])^2/[$input.C$15]^2))" office:value-type="float" office:value="0">
            <text:p>0</text:p>
          </table:table-cell>
          <table:table-cell table:formula="of:=[.B162]+[.C162]" office:value-type="float" office:value="0.0000000000641956087342337">
            <text:p>6,41956087342337E-011</text:p>
          </table:table-cell>
        </table:table-row>
        <table:table-row table:style-name="ro2">
          <table:table-cell office:value-type="float" office:value="14.8">
            <text:p>14,8</text:p>
          </table:table-cell>
          <table:table-cell table:formula="of:=[.B$9]*[$input.B$9]/([$input.$B$12]^2+[.$A163]^2)*EXP(-((ATAN([$input.$B$12]/[.$A163])+[.B$10]+[.$B$11])^2/[$input.B$15]^2))" office:value-type="float" office:value="0.0000000000585847416790989">
            <text:p>5,85847416790989E-011</text:p>
          </table:table-cell>
          <table:table-cell table:formula="of:=[.C$9]*[$input.C$9]/([$input.$B$12]^2+[.$A163]^2)*EXP(-((ATAN([$input.$B$12]/[.$A163])+[.C$10]+[.$B$11])^2/[$input.C$15]^2))" office:value-type="float" office:value="0">
            <text:p>0</text:p>
          </table:table-cell>
          <table:table-cell table:formula="of:=[.B163]+[.C163]" office:value-type="float" office:value="0.0000000000585847416790989">
            <text:p>5,85847416790989E-011</text:p>
          </table:table-cell>
        </table:table-row>
        <table:table-row table:style-name="ro2">
          <table:table-cell office:value-type="float" office:value="14.9">
            <text:p>14,9</text:p>
          </table:table-cell>
          <table:table-cell table:formula="of:=[.B$9]*[$input.B$9]/([$input.$B$12]^2+[.$A164]^2)*EXP(-((ATAN([$input.$B$12]/[.$A164])+[.B$10]+[.$B$11])^2/[$input.B$15]^2))" office:value-type="float" office:value="0.0000000000535180562027935">
            <text:p>5,35180562027935E-011</text:p>
          </table:table-cell>
          <table:table-cell table:formula="of:=[.C$9]*[$input.C$9]/([$input.$B$12]^2+[.$A164]^2)*EXP(-((ATAN([$input.$B$12]/[.$A164])+[.C$10]+[.$B$11])^2/[$input.C$15]^2))" office:value-type="float" office:value="0">
            <text:p>0</text:p>
          </table:table-cell>
          <table:table-cell table:formula="of:=[.B164]+[.C164]" office:value-type="float" office:value="0.0000000000535180562027935">
            <text:p>5,35180562027935E-01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[.B$9]*[$input.B$9]/([$input.$B$12]^2+[.$A165]^2)*EXP(-((ATAN([$input.$B$12]/[.$A165])+[.B$10]+[.$B$11])^2/[$input.B$15]^2))" office:value-type="float" office:value="0.0000000000489379122936069">
            <text:p>4,89379122936069E-011</text:p>
          </table:table-cell>
          <table:table-cell table:formula="of:=[.C$9]*[$input.C$9]/([$input.$B$12]^2+[.$A165]^2)*EXP(-((ATAN([$input.$B$12]/[.$A165])+[.C$10]+[.$B$11])^2/[$input.C$15]^2))" office:value-type="float" office:value="0">
            <text:p>0</text:p>
          </table:table-cell>
          <table:table-cell table:formula="of:=[.B165]+[.C165]" office:value-type="float" office:value="0.0000000000489379122936069">
            <text:p>4,89379122936069E-011</text:p>
          </table:table-cell>
        </table:table-row>
        <table:table-row table:style-name="ro2">
          <table:table-cell office:value-type="float" office:value="15.1">
            <text:p>15,1</text:p>
          </table:table-cell>
          <table:table-cell table:formula="of:=[.B$9]*[$input.B$9]/([$input.$B$12]^2+[.$A166]^2)*EXP(-((ATAN([$input.$B$12]/[.$A166])+[.B$10]+[.$B$11])^2/[$input.B$15]^2))" office:value-type="float" office:value="0.0000000000447932610490638">
            <text:p>4,47932610490638E-011</text:p>
          </table:table-cell>
          <table:table-cell table:formula="of:=[.C$9]*[$input.C$9]/([$input.$B$12]^2+[.$A166]^2)*EXP(-((ATAN([$input.$B$12]/[.$A166])+[.C$10]+[.$B$11])^2/[$input.C$15]^2))" office:value-type="float" office:value="0">
            <text:p>0</text:p>
          </table:table-cell>
          <table:table-cell table:formula="of:=[.B166]+[.C166]" office:value-type="float" office:value="0.0000000000447932610490638">
            <text:p>4,47932610490638E-011</text:p>
          </table:table-cell>
        </table:table-row>
        <table:table-row table:style-name="ro2">
          <table:table-cell office:value-type="float" office:value="15.2">
            <text:p>15,2</text:p>
          </table:table-cell>
          <table:table-cell table:formula="of:=[.B$9]*[$input.B$9]/([$input.$B$12]^2+[.$A167]^2)*EXP(-((ATAN([$input.$B$12]/[.$A167])+[.B$10]+[.$B$11])^2/[$input.B$15]^2))" office:value-type="float" office:value="0.0000000000410388381426313">
            <text:p>4,10388381426313E-011</text:p>
          </table:table-cell>
          <table:table-cell table:formula="of:=[.C$9]*[$input.C$9]/([$input.$B$12]^2+[.$A167]^2)*EXP(-((ATAN([$input.$B$12]/[.$A167])+[.C$10]+[.$B$11])^2/[$input.C$15]^2))" office:value-type="float" office:value="0">
            <text:p>0</text:p>
          </table:table-cell>
          <table:table-cell table:formula="of:=[.B167]+[.C167]" office:value-type="float" office:value="0.0000000000410388381426313">
            <text:p>4,10388381426313E-011</text:p>
          </table:table-cell>
        </table:table-row>
        <table:table-row table:style-name="ro2">
          <table:table-cell office:value-type="float" office:value="15.3">
            <text:p>15,3</text:p>
          </table:table-cell>
          <table:table-cell table:formula="of:=[.B$9]*[$input.B$9]/([$input.$B$12]^2+[.$A168]^2)*EXP(-((ATAN([$input.$B$12]/[.$A168])+[.B$10]+[.$B$11])^2/[$input.B$15]^2))" office:value-type="float" office:value="0.0000000000376344621691023">
            <text:p>3,76344621691023E-011</text:p>
          </table:table-cell>
          <table:table-cell table:formula="of:=[.C$9]*[$input.C$9]/([$input.$B$12]^2+[.$A168]^2)*EXP(-((ATAN([$input.$B$12]/[.$A168])+[.C$10]+[.$B$11])^2/[$input.C$15]^2))" office:value-type="float" office:value="0">
            <text:p>0</text:p>
          </table:table-cell>
          <table:table-cell table:formula="of:=[.B168]+[.C168]" office:value-type="float" office:value="0.0000000000376344621691023">
            <text:p>3,76344621691023E-011</text:p>
          </table:table-cell>
        </table:table-row>
        <table:table-row table:style-name="ro2">
          <table:table-cell office:value-type="float" office:value="15.4">
            <text:p>15,4</text:p>
          </table:table-cell>
          <table:table-cell table:formula="of:=[.B$9]*[$input.B$9]/([$input.$B$12]^2+[.$A169]^2)*EXP(-((ATAN([$input.$B$12]/[.$A169])+[.B$10]+[.$B$11])^2/[$input.B$15]^2))" office:value-type="float" office:value="0.0000000000345444234578181">
            <text:p>3,45444234578181E-011</text:p>
          </table:table-cell>
          <table:table-cell table:formula="of:=[.C$9]*[$input.C$9]/([$input.$B$12]^2+[.$A169]^2)*EXP(-((ATAN([$input.$B$12]/[.$A169])+[.C$10]+[.$B$11])^2/[$input.C$15]^2))" office:value-type="float" office:value="0">
            <text:p>0</text:p>
          </table:table-cell>
          <table:table-cell table:formula="of:=[.B169]+[.C169]" office:value-type="float" office:value="0.0000000000345444234578181">
            <text:p>3,45444234578181E-011</text:p>
          </table:table-cell>
        </table:table-row>
        <table:table-row table:style-name="ro2">
          <table:table-cell office:value-type="float" office:value="15.5">
            <text:p>15,5</text:p>
          </table:table-cell>
          <table:table-cell table:formula="of:=[.B$9]*[$input.B$9]/([$input.$B$12]^2+[.$A170]^2)*EXP(-((ATAN([$input.$B$12]/[.$A170])+[.B$10]+[.$B$11])^2/[$input.B$15]^2))" office:value-type="float" office:value="0.0000000000317369510253781">
            <text:p>3,17369510253781E-011</text:p>
          </table:table-cell>
          <table:table-cell table:formula="of:=[.C$9]*[$input.C$9]/([$input.$B$12]^2+[.$A170]^2)*EXP(-((ATAN([$input.$B$12]/[.$A170])+[.C$10]+[.$B$11])^2/[$input.C$15]^2))" office:value-type="float" office:value="0">
            <text:p>0</text:p>
          </table:table-cell>
          <table:table-cell table:formula="of:=[.B170]+[.C170]" office:value-type="float" office:value="0.0000000000317369510253781">
            <text:p>3,17369510253781E-011</text:p>
          </table:table-cell>
        </table:table-row>
        <table:table-row table:style-name="ro2">
          <table:table-cell office:value-type="float" office:value="15.6">
            <text:p>15,6</text:p>
          </table:table-cell>
          <table:table-cell table:formula="of:=[.B$9]*[$input.B$9]/([$input.$B$12]^2+[.$A171]^2)*EXP(-((ATAN([$input.$B$12]/[.$A171])+[.B$10]+[.$B$11])^2/[$input.B$15]^2))" office:value-type="float" office:value="0.0000000000291837471067269">
            <text:p>2,91837471067269E-011</text:p>
          </table:table-cell>
          <table:table-cell table:formula="of:=[.C$9]*[$input.C$9]/([$input.$B$12]^2+[.$A171]^2)*EXP(-((ATAN([$input.$B$12]/[.$A171])+[.C$10]+[.$B$11])^2/[$input.C$15]^2))" office:value-type="float" office:value="0">
            <text:p>0</text:p>
          </table:table-cell>
          <table:table-cell table:formula="of:=[.B171]+[.C171]" office:value-type="float" office:value="0.0000000000291837471067269">
            <text:p>2,91837471067269E-011</text:p>
          </table:table-cell>
        </table:table-row>
        <table:table-row table:style-name="ro2">
          <table:table-cell office:value-type="float" office:value="15.7">
            <text:p>15,7</text:p>
          </table:table-cell>
          <table:table-cell table:formula="of:=[.B$9]*[$input.B$9]/([$input.$B$12]^2+[.$A172]^2)*EXP(-((ATAN([$input.$B$12]/[.$A172])+[.B$10]+[.$B$11])^2/[$input.B$15]^2))" office:value-type="float" office:value="0.0000000000268595802053206">
            <text:p>2,68595802053206E-011</text:p>
          </table:table-cell>
          <table:table-cell table:formula="of:=[.C$9]*[$input.C$9]/([$input.$B$12]^2+[.$A172]^2)*EXP(-((ATAN([$input.$B$12]/[.$A172])+[.C$10]+[.$B$11])^2/[$input.C$15]^2))" office:value-type="float" office:value="0">
            <text:p>0</text:p>
          </table:table-cell>
          <table:table-cell table:formula="of:=[.B172]+[.C172]" office:value-type="float" office:value="0.0000000000268595802053206">
            <text:p>2,68595802053206E-011</text:p>
          </table:table-cell>
        </table:table-row>
        <table:table-row table:style-name="ro2">
          <table:table-cell office:value-type="float" office:value="15.8">
            <text:p>15,8</text:p>
          </table:table-cell>
          <table:table-cell table:formula="of:=[.B$9]*[$input.B$9]/([$input.$B$12]^2+[.$A173]^2)*EXP(-((ATAN([$input.$B$12]/[.$A173])+[.B$10]+[.$B$11])^2/[$input.B$15]^2))" office:value-type="float" office:value="0.0000000000247419288811346">
            <text:p>2,47419288811346E-011</text:p>
          </table:table-cell>
          <table:table-cell table:formula="of:=[.C$9]*[$input.C$9]/([$input.$B$12]^2+[.$A173]^2)*EXP(-((ATAN([$input.$B$12]/[.$A173])+[.C$10]+[.$B$11])^2/[$input.C$15]^2))" office:value-type="float" office:value="0">
            <text:p>0</text:p>
          </table:table-cell>
          <table:table-cell table:formula="of:=[.B173]+[.C173]" office:value-type="float" office:value="0.0000000000247419288811346">
            <text:p>2,47419288811346E-011</text:p>
          </table:table-cell>
        </table:table-row>
        <table:table-row table:style-name="ro2">
          <table:table-cell office:value-type="float" office:value="15.9">
            <text:p>15,9</text:p>
          </table:table-cell>
          <table:table-cell table:formula="of:=[.B$9]*[$input.B$9]/([$input.$B$12]^2+[.$A174]^2)*EXP(-((ATAN([$input.$B$12]/[.$A174])+[.B$10]+[.$B$11])^2/[$input.B$15]^2))" office:value-type="float" office:value="0.0000000000228106695843123">
            <text:p>2,28106695843123E-011</text:p>
          </table:table-cell>
          <table:table-cell table:formula="of:=[.C$9]*[$input.C$9]/([$input.$B$12]^2+[.$A174]^2)*EXP(-((ATAN([$input.$B$12]/[.$A174])+[.C$10]+[.$B$11])^2/[$input.C$15]^2))" office:value-type="float" office:value="0">
            <text:p>0</text:p>
          </table:table-cell>
          <table:table-cell table:formula="of:=[.B174]+[.C174]" office:value-type="float" office:value="0.0000000000228106695843123">
            <text:p>2,28106695843123E-01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[.B$9]*[$input.B$9]/([$input.$B$12]^2+[.$A175]^2)*EXP(-((ATAN([$input.$B$12]/[.$A175])+[.B$10]+[.$B$11])^2/[$input.B$15]^2))" office:value-type="float" office:value="0.000000000021047802771545">
            <text:p>2,1047802771545E-011</text:p>
          </table:table-cell>
          <table:table-cell table:formula="of:=[.C$9]*[$input.C$9]/([$input.$B$12]^2+[.$A175]^2)*EXP(-((ATAN([$input.$B$12]/[.$A175])+[.C$10]+[.$B$11])^2/[$input.C$15]^2))" office:value-type="float" office:value="0">
            <text:p>0</text:p>
          </table:table-cell>
          <table:table-cell table:formula="of:=[.B175]+[.C175]" office:value-type="float" office:value="0.000000000021047802771545">
            <text:p>2,1047802771545E-011</text:p>
          </table:table-cell>
        </table:table-row>
        <table:table-row table:style-name="ro2">
          <table:table-cell office:value-type="float" office:value="16.1">
            <text:p>16,1</text:p>
          </table:table-cell>
          <table:table-cell table:formula="of:=[.B$9]*[$input.B$9]/([$input.$B$12]^2+[.$A176]^2)*EXP(-((ATAN([$input.$B$12]/[.$A176])+[.B$10]+[.$B$11])^2/[$input.B$15]^2))" office:value-type="float" office:value="0.0000000000194372123362501">
            <text:p>1,94372123362501E-011</text:p>
          </table:table-cell>
          <table:table-cell table:formula="of:=[.C$9]*[$input.C$9]/([$input.$B$12]^2+[.$A176]^2)*EXP(-((ATAN([$input.$B$12]/[.$A176])+[.C$10]+[.$B$11])^2/[$input.C$15]^2))" office:value-type="float" office:value="0">
            <text:p>0</text:p>
          </table:table-cell>
          <table:table-cell table:formula="of:=[.B176]+[.C176]" office:value-type="float" office:value="0.0000000000194372123362501">
            <text:p>1,94372123362501E-011</text:p>
          </table:table-cell>
        </table:table-row>
        <table:table-row table:style-name="ro2">
          <table:table-cell office:value-type="float" office:value="16.2">
            <text:p>16,2</text:p>
          </table:table-cell>
          <table:table-cell table:formula="of:=[.B$9]*[$input.B$9]/([$input.$B$12]^2+[.$A177]^2)*EXP(-((ATAN([$input.$B$12]/[.$A177])+[.B$10]+[.$B$11])^2/[$input.B$15]^2))" office:value-type="float" office:value="0.0000000000179644540628779">
            <text:p>1,79644540628779E-011</text:p>
          </table:table-cell>
          <table:table-cell table:formula="of:=[.C$9]*[$input.C$9]/([$input.$B$12]^2+[.$A177]^2)*EXP(-((ATAN([$input.$B$12]/[.$A177])+[.C$10]+[.$B$11])^2/[$input.C$15]^2))" office:value-type="float" office:value="0">
            <text:p>0</text:p>
          </table:table-cell>
          <table:table-cell table:formula="of:=[.B177]+[.C177]" office:value-type="float" office:value="0.0000000000179644540628779">
            <text:p>1,79644540628779E-011</text:p>
          </table:table-cell>
        </table:table-row>
        <table:table-row table:style-name="ro2">
          <table:table-cell office:value-type="float" office:value="16.3">
            <text:p>16,3</text:p>
          </table:table-cell>
          <table:table-cell table:formula="of:=[.B$9]*[$input.B$9]/([$input.$B$12]^2+[.$A178]^2)*EXP(-((ATAN([$input.$B$12]/[.$A178])+[.B$10]+[.$B$11])^2/[$input.B$15]^2))" office:value-type="float" office:value="0.0000000000166165693975528">
            <text:p>1,66165693975528E-011</text:p>
          </table:table-cell>
          <table:table-cell table:formula="of:=[.C$9]*[$input.C$9]/([$input.$B$12]^2+[.$A178]^2)*EXP(-((ATAN([$input.$B$12]/[.$A178])+[.C$10]+[.$B$11])^2/[$input.C$15]^2))" office:value-type="float" office:value="0">
            <text:p>0</text:p>
          </table:table-cell>
          <table:table-cell table:formula="of:=[.B178]+[.C178]" office:value-type="float" office:value="0.0000000000166165693975528">
            <text:p>1,66165693975528E-011</text:p>
          </table:table-cell>
        </table:table-row>
        <table:table-row table:style-name="ro2">
          <table:table-cell office:value-type="float" office:value="16.4">
            <text:p>16,4</text:p>
          </table:table-cell>
          <table:table-cell table:formula="of:=[.B$9]*[$input.B$9]/([$input.$B$12]^2+[.$A179]^2)*EXP(-((ATAN([$input.$B$12]/[.$A179])+[.B$10]+[.$B$11])^2/[$input.B$15]^2))" office:value-type="float" office:value="0.0000000000153819213263205">
            <text:p>1,53819213263205E-011</text:p>
          </table:table-cell>
          <table:table-cell table:formula="of:=[.C$9]*[$input.C$9]/([$input.$B$12]^2+[.$A179]^2)*EXP(-((ATAN([$input.$B$12]/[.$A179])+[.C$10]+[.$B$11])^2/[$input.C$15]^2))" office:value-type="float" office:value="0">
            <text:p>0</text:p>
          </table:table-cell>
          <table:table-cell table:formula="of:=[.B179]+[.C179]" office:value-type="float" office:value="0.0000000000153819213263205">
            <text:p>1,53819213263205E-011</text:p>
          </table:table-cell>
        </table:table-row>
        <table:table-row table:style-name="ro2">
          <table:table-cell office:value-type="float" office:value="16.5">
            <text:p>16,5</text:p>
          </table:table-cell>
          <table:table-cell table:formula="of:=[.B$9]*[$input.B$9]/([$input.$B$12]^2+[.$A180]^2)*EXP(-((ATAN([$input.$B$12]/[.$A180])+[.B$10]+[.$B$11])^2/[$input.B$15]^2))" office:value-type="float" office:value="0.0000000000142500495808636">
            <text:p>1,42500495808636E-011</text:p>
          </table:table-cell>
          <table:table-cell table:formula="of:=[.C$9]*[$input.C$9]/([$input.$B$12]^2+[.$A180]^2)*EXP(-((ATAN([$input.$B$12]/[.$A180])+[.C$10]+[.$B$11])^2/[$input.C$15]^2))" office:value-type="float" office:value="0">
            <text:p>0</text:p>
          </table:table-cell>
          <table:table-cell table:formula="of:=[.B180]+[.C180]" office:value-type="float" office:value="0.0000000000142500495808636">
            <text:p>1,42500495808636E-011</text:p>
          </table:table-cell>
        </table:table-row>
        <table:table-row table:style-name="ro2">
          <table:table-cell office:value-type="float" office:value="16.6">
            <text:p>16,6</text:p>
          </table:table-cell>
          <table:table-cell table:formula="of:=[.B$9]*[$input.B$9]/([$input.$B$12]^2+[.$A181]^2)*EXP(-((ATAN([$input.$B$12]/[.$A181])+[.B$10]+[.$B$11])^2/[$input.B$15]^2))" office:value-type="float" office:value="0.0000000000132115427600583">
            <text:p>1,32115427600583E-011</text:p>
          </table:table-cell>
          <table:table-cell table:formula="of:=[.C$9]*[$input.C$9]/([$input.$B$12]^2+[.$A181]^2)*EXP(-((ATAN([$input.$B$12]/[.$A181])+[.C$10]+[.$B$11])^2/[$input.C$15]^2))" office:value-type="float" office:value="0">
            <text:p>0</text:p>
          </table:table-cell>
          <table:table-cell table:formula="of:=[.B181]+[.C181]" office:value-type="float" office:value="0.0000000000132115427600583">
            <text:p>1,32115427600583E-011</text:p>
          </table:table-cell>
        </table:table-row>
        <table:table-row table:style-name="ro2">
          <table:table-cell office:value-type="float" office:value="16.7">
            <text:p>16,7</text:p>
          </table:table-cell>
          <table:table-cell table:formula="of:=[.B$9]*[$input.B$9]/([$input.$B$12]^2+[.$A182]^2)*EXP(-((ATAN([$input.$B$12]/[.$A182])+[.B$10]+[.$B$11])^2/[$input.B$15]^2))" office:value-type="float" office:value="0.0000000000122579252729865">
            <text:p>1,22579252729865E-011</text:p>
          </table:table-cell>
          <table:table-cell table:formula="of:=[.C$9]*[$input.C$9]/([$input.$B$12]^2+[.$A182]^2)*EXP(-((ATAN([$input.$B$12]/[.$A182])+[.C$10]+[.$B$11])^2/[$input.C$15]^2))" office:value-type="float" office:value="0">
            <text:p>0</text:p>
          </table:table-cell>
          <table:table-cell table:formula="of:=[.B182]+[.C182]" office:value-type="float" office:value="0.0000000000122579252729865">
            <text:p>1,22579252729865E-011</text:p>
          </table:table-cell>
        </table:table-row>
        <table:table-row table:style-name="ro2">
          <table:table-cell office:value-type="float" office:value="16.8">
            <text:p>16,8</text:p>
          </table:table-cell>
          <table:table-cell table:formula="of:=[.B$9]*[$input.B$9]/([$input.$B$12]^2+[.$A183]^2)*EXP(-((ATAN([$input.$B$12]/[.$A183])+[.B$10]+[.$B$11])^2/[$input.B$15]^2))" office:value-type="float" office:value="0.0000000000113815572824497">
            <text:p>1,13815572824497E-011</text:p>
          </table:table-cell>
          <table:table-cell table:formula="of:=[.C$9]*[$input.C$9]/([$input.$B$12]^2+[.$A183]^2)*EXP(-((ATAN([$input.$B$12]/[.$A183])+[.C$10]+[.$B$11])^2/[$input.C$15]^2))" office:value-type="float" office:value="0">
            <text:p>0</text:p>
          </table:table-cell>
          <table:table-cell table:formula="of:=[.B183]+[.C183]" office:value-type="float" office:value="0.0000000000113815572824497">
            <text:p>1,13815572824497E-011</text:p>
          </table:table-cell>
        </table:table-row>
        <table:table-row table:style-name="ro2">
          <table:table-cell office:value-type="float" office:value="16.9">
            <text:p>16,9</text:p>
          </table:table-cell>
          <table:table-cell table:formula="of:=[.B$9]*[$input.B$9]/([$input.$B$12]^2+[.$A184]^2)*EXP(-((ATAN([$input.$B$12]/[.$A184])+[.B$10]+[.$B$11])^2/[$input.B$15]^2))" office:value-type="float" office:value="0.0000000000105755460639791">
            <text:p>1,05755460639791E-011</text:p>
          </table:table-cell>
          <table:table-cell table:formula="of:=[.C$9]*[$input.C$9]/([$input.$B$12]^2+[.$A184]^2)*EXP(-((ATAN([$input.$B$12]/[.$A184])+[.C$10]+[.$B$11])^2/[$input.C$15]^2))" office:value-type="float" office:value="0">
            <text:p>0</text:p>
          </table:table-cell>
          <table:table-cell table:formula="of:=[.B184]+[.C184]" office:value-type="float" office:value="0.0000000000105755460639791">
            <text:p>1,05755460639791E-01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[.B$9]*[$input.B$9]/([$input.$B$12]^2+[.$A185]^2)*EXP(-((ATAN([$input.$B$12]/[.$A185])+[.B$10]+[.$B$11])^2/[$input.B$15]^2))" office:value-type="float" office:value="0.00000000000983366739917881">
            <text:p>9,83366739917881E-012</text:p>
          </table:table-cell>
          <table:table-cell table:formula="of:=[.C$9]*[$input.C$9]/([$input.$B$12]^2+[.$A185]^2)*EXP(-((ATAN([$input.$B$12]/[.$A185])+[.C$10]+[.$B$11])^2/[$input.C$15]^2))" office:value-type="float" office:value="0">
            <text:p>0</text:p>
          </table:table-cell>
          <table:table-cell table:formula="of:=[.B185]+[.C185]" office:value-type="float" office:value="0.00000000000983366739917881">
            <text:p>9,83366739917881E-012</text:p>
          </table:table-cell>
        </table:table-row>
        <table:table-row table:style-name="ro2">
          <table:table-cell office:value-type="float" office:value="17.1">
            <text:p>17,1</text:p>
          </table:table-cell>
          <table:table-cell table:formula="of:=[.B$9]*[$input.B$9]/([$input.$B$12]^2+[.$A186]^2)*EXP(-((ATAN([$input.$B$12]/[.$A186])+[.B$10]+[.$B$11])^2/[$input.B$15]^2))" office:value-type="float" office:value="0.00000000000915029579854792">
            <text:p>9,15029579854792E-012</text:p>
          </table:table-cell>
          <table:table-cell table:formula="of:=[.C$9]*[$input.C$9]/([$input.$B$12]^2+[.$A186]^2)*EXP(-((ATAN([$input.$B$12]/[.$A186])+[.C$10]+[.$B$11])^2/[$input.C$15]^2))" office:value-type="float" office:value="0">
            <text:p>0</text:p>
          </table:table-cell>
          <table:table-cell table:formula="of:=[.B186]+[.C186]" office:value-type="float" office:value="0.00000000000915029579854792">
            <text:p>9,15029579854792E-012</text:p>
          </table:table-cell>
        </table:table-row>
        <table:table-row table:style-name="ro2">
          <table:table-cell office:value-type="float" office:value="17.2">
            <text:p>17,2</text:p>
          </table:table-cell>
          <table:table-cell table:formula="of:=[.B$9]*[$input.B$9]/([$input.$B$12]^2+[.$A187]^2)*EXP(-((ATAN([$input.$B$12]/[.$A187])+[.B$10]+[.$B$11])^2/[$input.B$15]^2))" office:value-type="float" office:value="0.0000000000085203425015909">
            <text:p>8,5203425015909E-012</text:p>
          </table:table-cell>
          <table:table-cell table:formula="of:=[.C$9]*[$input.C$9]/([$input.$B$12]^2+[.$A187]^2)*EXP(-((ATAN([$input.$B$12]/[.$A187])+[.C$10]+[.$B$11])^2/[$input.C$15]^2))" office:value-type="float" office:value="0">
            <text:p>0</text:p>
          </table:table-cell>
          <table:table-cell table:formula="of:=[.B187]+[.C187]" office:value-type="float" office:value="0.0000000000085203425015909">
            <text:p>8,5203425015909E-012</text:p>
          </table:table-cell>
        </table:table-row>
        <table:table-row table:style-name="ro2">
          <table:table-cell office:value-type="float" office:value="17.3">
            <text:p>17,3</text:p>
          </table:table-cell>
          <table:table-cell table:formula="of:=[.B$9]*[$input.B$9]/([$input.$B$12]^2+[.$A188]^2)*EXP(-((ATAN([$input.$B$12]/[.$A188])+[.B$10]+[.$B$11])^2/[$input.B$15]^2))" office:value-type="float" office:value="0.00000000000793920033436565">
            <text:p>7,93920033436565E-012</text:p>
          </table:table-cell>
          <table:table-cell table:formula="of:=[.C$9]*[$input.C$9]/([$input.$B$12]^2+[.$A188]^2)*EXP(-((ATAN([$input.$B$12]/[.$A188])+[.C$10]+[.$B$11])^2/[$input.C$15]^2))" office:value-type="float" office:value="0">
            <text:p>0</text:p>
          </table:table-cell>
          <table:table-cell table:formula="of:=[.B188]+[.C188]" office:value-type="float" office:value="0.00000000000793920033436565">
            <text:p>7,93920033436565E-012</text:p>
          </table:table-cell>
        </table:table-row>
        <table:table-row table:style-name="ro2">
          <table:table-cell office:value-type="float" office:value="17.4">
            <text:p>17,4</text:p>
          </table:table-cell>
          <table:table-cell table:formula="of:=[.B$9]*[$input.B$9]/([$input.$B$12]^2+[.$A189]^2)*EXP(-((ATAN([$input.$B$12]/[.$A189])+[.B$10]+[.$B$11])^2/[$input.B$15]^2))" office:value-type="float" office:value="0.00000000000740269461946747">
            <text:p>7,40269461946747E-012</text:p>
          </table:table-cell>
          <table:table-cell table:formula="of:=[.C$9]*[$input.C$9]/([$input.$B$12]^2+[.$A189]^2)*EXP(-((ATAN([$input.$B$12]/[.$A189])+[.C$10]+[.$B$11])^2/[$input.C$15]^2))" office:value-type="float" office:value="0">
            <text:p>0</text:p>
          </table:table-cell>
          <table:table-cell table:formula="of:=[.B189]+[.C189]" office:value-type="float" office:value="0.00000000000740269461946747">
            <text:p>7,40269461946747E-012</text:p>
          </table:table-cell>
        </table:table-row>
        <table:table-row table:style-name="ro2">
          <table:table-cell office:value-type="float" office:value="17.5">
            <text:p>17,5</text:p>
          </table:table-cell>
          <table:table-cell table:formula="of:=[.B$9]*[$input.B$9]/([$input.$B$12]^2+[.$A190]^2)*EXP(-((ATAN([$input.$B$12]/[.$A190])+[.B$10]+[.$B$11])^2/[$input.B$15]^2))" office:value-type="float" office:value="0.00000000000690703943322296">
            <text:p>6,90703943322296E-012</text:p>
          </table:table-cell>
          <table:table-cell table:formula="of:=[.C$9]*[$input.C$9]/([$input.$B$12]^2+[.$A190]^2)*EXP(-((ATAN([$input.$B$12]/[.$A190])+[.C$10]+[.$B$11])^2/[$input.C$15]^2))" office:value-type="float" office:value="0">
            <text:p>0</text:p>
          </table:table-cell>
          <table:table-cell table:formula="of:=[.B190]+[.C190]" office:value-type="float" office:value="0.00000000000690703943322296">
            <text:p>6,90703943322296E-012</text:p>
          </table:table-cell>
        </table:table-row>
        <table:table-row table:style-name="ro2">
          <table:table-cell office:value-type="float" office:value="17.6">
            <text:p>17,6</text:p>
          </table:table-cell>
          <table:table-cell table:formula="of:=[.B$9]*[$input.B$9]/([$input.$B$12]^2+[.$A191]^2)*EXP(-((ATAN([$input.$B$12]/[.$A191])+[.B$10]+[.$B$11])^2/[$input.B$15]^2))" office:value-type="float" office:value="0.00000000000644879859164633">
            <text:p>6,44879859164633E-012</text:p>
          </table:table-cell>
          <table:table-cell table:formula="of:=[.C$9]*[$input.C$9]/([$input.$B$12]^2+[.$A191]^2)*EXP(-((ATAN([$input.$B$12]/[.$A191])+[.C$10]+[.$B$11])^2/[$input.C$15]^2))" office:value-type="float" office:value="0">
            <text:p>0</text:p>
          </table:table-cell>
          <table:table-cell table:formula="of:=[.B191]+[.C191]" office:value-type="float" office:value="0.00000000000644879859164633">
            <text:p>6,44879859164633E-012</text:p>
          </table:table-cell>
        </table:table-row>
        <table:table-row table:style-name="ro2">
          <table:table-cell office:value-type="float" office:value="17.7">
            <text:p>17,7</text:p>
          </table:table-cell>
          <table:table-cell table:formula="of:=[.B$9]*[$input.B$9]/([$input.$B$12]^2+[.$A192]^2)*EXP(-((ATAN([$input.$B$12]/[.$A192])+[.B$10]+[.$B$11])^2/[$input.B$15]^2))" office:value-type="float" office:value="0.00000000000602485082225837">
            <text:p>6,02485082225837E-012</text:p>
          </table:table-cell>
          <table:table-cell table:formula="of:=[.C$9]*[$input.C$9]/([$input.$B$12]^2+[.$A192]^2)*EXP(-((ATAN([$input.$B$12]/[.$A192])+[.C$10]+[.$B$11])^2/[$input.C$15]^2))" office:value-type="float" office:value="0">
            <text:p>0</text:p>
          </table:table-cell>
          <table:table-cell table:formula="of:=[.B192]+[.C192]" office:value-type="float" office:value="0.00000000000602485082225837">
            <text:p>6,02485082225837E-012</text:p>
          </table:table-cell>
        </table:table-row>
        <table:table-row table:style-name="ro2">
          <table:table-cell office:value-type="float" office:value="17.8">
            <text:p>17,8</text:p>
          </table:table-cell>
          <table:table-cell table:formula="of:=[.B$9]*[$input.B$9]/([$input.$B$12]^2+[.$A193]^2)*EXP(-((ATAN([$input.$B$12]/[.$A193])+[.B$10]+[.$B$11])^2/[$input.B$15]^2))" office:value-type="float" office:value="0.00000000000563235864471464">
            <text:p>5,63235864471464E-012</text:p>
          </table:table-cell>
          <table:table-cell table:formula="of:=[.C$9]*[$input.C$9]/([$input.$B$12]^2+[.$A193]^2)*EXP(-((ATAN([$input.$B$12]/[.$A193])+[.C$10]+[.$B$11])^2/[$input.C$15]^2))" office:value-type="float" office:value="0">
            <text:p>0</text:p>
          </table:table-cell>
          <table:table-cell table:formula="of:=[.B193]+[.C193]" office:value-type="float" office:value="0.00000000000563235864471464">
            <text:p>5,63235864471464E-012</text:p>
          </table:table-cell>
        </table:table-row>
        <table:table-row table:style-name="ro2">
          <table:table-cell office:value-type="float" office:value="17.9">
            <text:p>17,9</text:p>
          </table:table-cell>
          <table:table-cell table:formula="of:=[.B$9]*[$input.B$9]/([$input.$B$12]^2+[.$A194]^2)*EXP(-((ATAN([$input.$B$12]/[.$A194])+[.B$10]+[.$B$11])^2/[$input.B$15]^2))" office:value-type="float" office:value="0.00000000000526874054063635">
            <text:p>5,26874054063635E-012</text:p>
          </table:table-cell>
          <table:table-cell table:formula="of:=[.C$9]*[$input.C$9]/([$input.$B$12]^2+[.$A194]^2)*EXP(-((ATAN([$input.$B$12]/[.$A194])+[.C$10]+[.$B$11])^2/[$input.C$15]^2))" office:value-type="float" office:value="0">
            <text:p>0</text:p>
          </table:table-cell>
          <table:table-cell table:formula="of:=[.B194]+[.C194]" office:value-type="float" office:value="0.00000000000526874054063635">
            <text:p>5,26874054063635E-01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[.B$9]*[$input.B$9]/([$input.$B$12]^2+[.$A195]^2)*EXP(-((ATAN([$input.$B$12]/[.$A195])+[.B$10]+[.$B$11])^2/[$input.B$15]^2))" office:value-type="float" office:value="0.00000000000493164604320446">
            <text:p>4,93164604320446E-012</text:p>
          </table:table-cell>
          <table:table-cell table:formula="of:=[.C$9]*[$input.C$9]/([$input.$B$12]^2+[.$A195]^2)*EXP(-((ATAN([$input.$B$12]/[.$A195])+[.C$10]+[.$B$11])^2/[$input.C$15]^2))" office:value-type="float" office:value="0">
            <text:p>0</text:p>
          </table:table-cell>
          <table:table-cell table:formula="of:=[.B195]+[.C195]" office:value-type="float" office:value="0.00000000000493164604320446">
            <text:p>4,93164604320446E-012</text:p>
          </table:table-cell>
        </table:table-row>
        <table:table-row table:style-name="ro2">
          <table:table-cell office:value-type="float" office:value="18.1">
            <text:p>18,1</text:p>
          </table:table-cell>
          <table:table-cell table:formula="of:=[.B$9]*[$input.B$9]/([$input.$B$12]^2+[.$A196]^2)*EXP(-((ATAN([$input.$B$12]/[.$A196])+[.B$10]+[.$B$11])^2/[$input.B$15]^2))" office:value-type="float" office:value="0.00000000000461893342093851">
            <text:p>4,61893342093851E-012</text:p>
          </table:table-cell>
          <table:table-cell table:formula="of:=[.C$9]*[$input.C$9]/([$input.$B$12]^2+[.$A196]^2)*EXP(-((ATAN([$input.$B$12]/[.$A196])+[.C$10]+[.$B$11])^2/[$input.C$15]^2))" office:value-type="float" office:value="0">
            <text:p>0</text:p>
          </table:table-cell>
          <table:table-cell table:formula="of:=[.B196]+[.C196]" office:value-type="float" office:value="0.00000000000461893342093851">
            <text:p>4,61893342093851E-012</text:p>
          </table:table-cell>
        </table:table-row>
        <table:table-row table:style-name="ro2">
          <table:table-cell office:value-type="float" office:value="18.2">
            <text:p>18,2</text:p>
          </table:table-cell>
          <table:table-cell table:formula="of:=[.B$9]*[$input.B$9]/([$input.$B$12]^2+[.$A197]^2)*EXP(-((ATAN([$input.$B$12]/[.$A197])+[.B$10]+[.$B$11])^2/[$input.B$15]^2))" office:value-type="float" office:value="0.00000000000432864966846033">
            <text:p>4,32864966846033E-012</text:p>
          </table:table-cell>
          <table:table-cell table:formula="of:=[.C$9]*[$input.C$9]/([$input.$B$12]^2+[.$A197]^2)*EXP(-((ATAN([$input.$B$12]/[.$A197])+[.C$10]+[.$B$11])^2/[$input.C$15]^2))" office:value-type="float" office:value="0">
            <text:p>0</text:p>
          </table:table-cell>
          <table:table-cell table:formula="of:=[.B197]+[.C197]" office:value-type="float" office:value="0.00000000000432864966846033">
            <text:p>4,32864966846033E-012</text:p>
          </table:table-cell>
        </table:table-row>
        <table:table-row table:style-name="ro2">
          <table:table-cell office:value-type="float" office:value="18.3">
            <text:p>18,3</text:p>
          </table:table-cell>
          <table:table-cell table:formula="of:=[.B$9]*[$input.B$9]/([$input.$B$12]^2+[.$A198]^2)*EXP(-((ATAN([$input.$B$12]/[.$A198])+[.B$10]+[.$B$11])^2/[$input.B$15]^2))" office:value-type="float" office:value="0.00000000000405901255066247">
            <text:p>4,05901255066247E-012</text:p>
          </table:table-cell>
          <table:table-cell table:formula="of:=[.C$9]*[$input.C$9]/([$input.$B$12]^2+[.$A198]^2)*EXP(-((ATAN([$input.$B$12]/[.$A198])+[.C$10]+[.$B$11])^2/[$input.C$15]^2))" office:value-type="float" office:value="0">
            <text:p>0</text:p>
          </table:table-cell>
          <table:table-cell table:formula="of:=[.B198]+[.C198]" office:value-type="float" office:value="0.00000000000405901255066247">
            <text:p>4,05901255066247E-012</text:p>
          </table:table-cell>
        </table:table-row>
        <table:table-row table:style-name="ro2">
          <table:table-cell office:value-type="float" office:value="18.4">
            <text:p>18,4</text:p>
          </table:table-cell>
          <table:table-cell table:formula="of:=[.B$9]*[$input.B$9]/([$input.$B$12]^2+[.$A199]^2)*EXP(-((ATAN([$input.$B$12]/[.$A199])+[.B$10]+[.$B$11])^2/[$input.B$15]^2))" office:value-type="float" office:value="0.00000000000380839447617686">
            <text:p>3,80839447617686E-012</text:p>
          </table:table-cell>
          <table:table-cell table:formula="of:=[.C$9]*[$input.C$9]/([$input.$B$12]^2+[.$A199]^2)*EXP(-((ATAN([$input.$B$12]/[.$A199])+[.C$10]+[.$B$11])^2/[$input.C$15]^2))" office:value-type="float" office:value="0">
            <text:p>0</text:p>
          </table:table-cell>
          <table:table-cell table:formula="of:=[.B199]+[.C199]" office:value-type="float" office:value="0.00000000000380839447617686">
            <text:p>3,80839447617686E-012</text:p>
          </table:table-cell>
        </table:table-row>
        <table:table-row table:style-name="ro2">
          <table:table-cell office:value-type="float" office:value="18.5">
            <text:p>18,5</text:p>
          </table:table-cell>
          <table:table-cell table:formula="of:=[.B$9]*[$input.B$9]/([$input.$B$12]^2+[.$A200]^2)*EXP(-((ATAN([$input.$B$12]/[.$A200])+[.B$10]+[.$B$11])^2/[$input.B$15]^2))" office:value-type="float" office:value="0.00000000000357530800190924">
            <text:p>3,57530800190924E-012</text:p>
          </table:table-cell>
          <table:table-cell table:formula="of:=[.C$9]*[$input.C$9]/([$input.$B$12]^2+[.$A200]^2)*EXP(-((ATAN([$input.$B$12]/[.$A200])+[.C$10]+[.$B$11])^2/[$input.C$15]^2))" office:value-type="float" office:value="0">
            <text:p>0</text:p>
          </table:table-cell>
          <table:table-cell table:formula="of:=[.B200]+[.C200]" office:value-type="float" office:value="0.00000000000357530800190924">
            <text:p>3,57530800190924E-012</text:p>
          </table:table-cell>
        </table:table-row>
        <table:table-row table:style-name="ro2">
          <table:table-cell office:value-type="float" office:value="18.6">
            <text:p>18,6</text:p>
          </table:table-cell>
          <table:table-cell table:formula="of:=[.B$9]*[$input.B$9]/([$input.$B$12]^2+[.$A201]^2)*EXP(-((ATAN([$input.$B$12]/[.$A201])+[.B$10]+[.$B$11])^2/[$input.B$15]^2))" office:value-type="float" office:value="0.00000000000335839279312994">
            <text:p>3,35839279312994E-012</text:p>
          </table:table-cell>
          <table:table-cell table:formula="of:=[.C$9]*[$input.C$9]/([$input.$B$12]^2+[.$A201]^2)*EXP(-((ATAN([$input.$B$12]/[.$A201])+[.C$10]+[.$B$11])^2/[$input.C$15]^2))" office:value-type="float" office:value="0">
            <text:p>0</text:p>
          </table:table-cell>
          <table:table-cell table:formula="of:=[.B201]+[.C201]" office:value-type="float" office:value="0.00000000000335839279312994">
            <text:p>3,35839279312994E-012</text:p>
          </table:table-cell>
        </table:table-row>
        <table:table-row table:style-name="ro2">
          <table:table-cell office:value-type="float" office:value="18.7">
            <text:p>18,7</text:p>
          </table:table-cell>
          <table:table-cell table:formula="of:=[.B$9]*[$input.B$9]/([$input.$B$12]^2+[.$A202]^2)*EXP(-((ATAN([$input.$B$12]/[.$A202])+[.B$10]+[.$B$11])^2/[$input.B$15]^2))" office:value-type="float" office:value="0.0000000000031564038835943">
            <text:p>3,1564038835943E-012</text:p>
          </table:table-cell>
          <table:table-cell table:formula="of:=[.C$9]*[$input.C$9]/([$input.$B$12]^2+[.$A202]^2)*EXP(-((ATAN([$input.$B$12]/[.$A202])+[.C$10]+[.$B$11])^2/[$input.C$15]^2))" office:value-type="float" office:value="0">
            <text:p>0</text:p>
          </table:table-cell>
          <table:table-cell table:formula="of:=[.B202]+[.C202]" office:value-type="float" office:value="0.0000000000031564038835943">
            <text:p>3,1564038835943E-012</text:p>
          </table:table-cell>
        </table:table-row>
        <table:table-row table:style-name="ro2">
          <table:table-cell office:value-type="float" office:value="18.8">
            <text:p>18,8</text:p>
          </table:table-cell>
          <table:table-cell table:formula="of:=[.B$9]*[$input.B$9]/([$input.$B$12]^2+[.$A203]^2)*EXP(-((ATAN([$input.$B$12]/[.$A203])+[.B$10]+[.$B$11])^2/[$input.B$15]^2))" office:value-type="float" office:value="0.00000000000296820109775098">
            <text:p>2,96820109775098E-012</text:p>
          </table:table-cell>
          <table:table-cell table:formula="of:=[.C$9]*[$input.C$9]/([$input.$B$12]^2+[.$A203]^2)*EXP(-((ATAN([$input.$B$12]/[.$A203])+[.C$10]+[.$B$11])^2/[$input.C$15]^2))" office:value-type="float" office:value="0">
            <text:p>0</text:p>
          </table:table-cell>
          <table:table-cell table:formula="of:=[.B203]+[.C203]" office:value-type="float" office:value="0.00000000000296820109775098">
            <text:p>2,96820109775098E-012</text:p>
          </table:table-cell>
        </table:table-row>
        <table:table-row table:style-name="ro2">
          <table:table-cell office:value-type="float" office:value="18.9">
            <text:p>18,9</text:p>
          </table:table-cell>
          <table:table-cell table:formula="of:=[.B$9]*[$input.B$9]/([$input.$B$12]^2+[.$A204]^2)*EXP(-((ATAN([$input.$B$12]/[.$A204])+[.B$10]+[.$B$11])^2/[$input.B$15]^2))" office:value-type="float" office:value="0.0000000000027927395125884">
            <text:p>2,7927395125884E-012</text:p>
          </table:table-cell>
          <table:table-cell table:formula="of:=[.C$9]*[$input.C$9]/([$input.$B$12]^2+[.$A204]^2)*EXP(-((ATAN([$input.$B$12]/[.$A204])+[.C$10]+[.$B$11])^2/[$input.C$15]^2))" office:value-type="float" office:value="0">
            <text:p>0</text:p>
          </table:table-cell>
          <table:table-cell table:formula="of:=[.B204]+[.C204]" office:value-type="float" office:value="0.0000000000027927395125884">
            <text:p>2,7927395125884E-01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[.B$9]*[$input.B$9]/([$input.$B$12]^2+[.$A205]^2)*EXP(-((ATAN([$input.$B$12]/[.$A205])+[.B$10]+[.$B$11])^2/[$input.B$15]^2))" office:value-type="float" office:value="0.0000000000026290608503284">
            <text:p>2,6290608503284E-012</text:p>
          </table:table-cell>
          <table:table-cell table:formula="of:=[.C$9]*[$input.C$9]/([$input.$B$12]^2+[.$A205]^2)*EXP(-((ATAN([$input.$B$12]/[.$A205])+[.C$10]+[.$B$11])^2/[$input.C$15]^2))" office:value-type="float" office:value="0">
            <text:p>0</text:p>
          </table:table-cell>
          <table:table-cell table:formula="of:=[.B205]+[.C205]" office:value-type="float" office:value="0.0000000000026290608503284">
            <text:p>2,6290608503284E-012</text:p>
          </table:table-cell>
        </table:table-row>
        <table:table-row table:style-name="ro2">
          <table:table-cell office:value-type="float" office:value="19.1">
            <text:p>19,1</text:p>
          </table:table-cell>
          <table:table-cell table:formula="of:=[.B$9]*[$input.B$9]/([$input.$B$12]^2+[.$A206]^2)*EXP(-((ATAN([$input.$B$12]/[.$A206])+[.B$10]+[.$B$11])^2/[$input.B$15]^2))" office:value-type="float" office:value="0.00000000000247628570522842">
            <text:p>2,47628570522842E-012</text:p>
          </table:table-cell>
          <table:table-cell table:formula="of:=[.C$9]*[$input.C$9]/([$input.$B$12]^2+[.$A206]^2)*EXP(-((ATAN([$input.$B$12]/[.$A206])+[.C$10]+[.$B$11])^2/[$input.C$15]^2))" office:value-type="float" office:value="0">
            <text:p>0</text:p>
          </table:table-cell>
          <table:table-cell table:formula="of:=[.B206]+[.C206]" office:value-type="float" office:value="0.00000000000247628570522842">
            <text:p>2,47628570522842E-012</text:p>
          </table:table-cell>
        </table:table-row>
        <table:table-row table:style-name="ro2">
          <table:table-cell office:value-type="float" office:value="19.2">
            <text:p>19,2</text:p>
          </table:table-cell>
          <table:table-cell table:formula="of:=[.B$9]*[$input.B$9]/([$input.$B$12]^2+[.$A207]^2)*EXP(-((ATAN([$input.$B$12]/[.$A207])+[.B$10]+[.$B$11])^2/[$input.B$15]^2))" office:value-type="float" office:value="0.00000000000233360651840077">
            <text:p>2,33360651840077E-012</text:p>
          </table:table-cell>
          <table:table-cell table:formula="of:=[.C$9]*[$input.C$9]/([$input.$B$12]^2+[.$A207]^2)*EXP(-((ATAN([$input.$B$12]/[.$A207])+[.C$10]+[.$B$11])^2/[$input.C$15]^2))" office:value-type="float" office:value="0">
            <text:p>0</text:p>
          </table:table-cell>
          <table:table-cell table:formula="of:=[.B207]+[.C207]" office:value-type="float" office:value="0.00000000000233360651840077">
            <text:p>2,33360651840077E-012</text:p>
          </table:table-cell>
        </table:table-row>
        <table:table-row table:style-name="ro2">
          <table:table-cell office:value-type="float" office:value="19.3">
            <text:p>19,3</text:p>
          </table:table-cell>
          <table:table-cell table:formula="of:=[.B$9]*[$input.B$9]/([$input.$B$12]^2+[.$A208]^2)*EXP(-((ATAN([$input.$B$12]/[.$A208])+[.B$10]+[.$B$11])^2/[$input.B$15]^2))" office:value-type="float" office:value="0.00000000000220028122396756">
            <text:p>2,20028122396756E-012</text:p>
          </table:table-cell>
          <table:table-cell table:formula="of:=[.C$9]*[$input.C$9]/([$input.$B$12]^2+[.$A208]^2)*EXP(-((ATAN([$input.$B$12]/[.$A208])+[.C$10]+[.$B$11])^2/[$input.C$15]^2))" office:value-type="float" office:value="0">
            <text:p>0</text:p>
          </table:table-cell>
          <table:table-cell table:formula="of:=[.B208]+[.C208]" office:value-type="float" office:value="0.00000000000220028122396756">
            <text:p>2,20028122396756E-012</text:p>
          </table:table-cell>
        </table:table-row>
        <table:table-row table:style-name="ro2">
          <table:table-cell office:value-type="float" office:value="19.4">
            <text:p>19,4</text:p>
          </table:table-cell>
          <table:table-cell table:formula="of:=[.B$9]*[$input.B$9]/([$input.$B$12]^2+[.$A209]^2)*EXP(-((ATAN([$input.$B$12]/[.$A209])+[.B$10]+[.$B$11])^2/[$input.B$15]^2))" office:value-type="float" office:value="0.0000000000020756274981974">
            <text:p>2,0756274981974E-012</text:p>
          </table:table-cell>
          <table:table-cell table:formula="of:=[.C$9]*[$input.C$9]/([$input.$B$12]^2+[.$A209]^2)*EXP(-((ATAN([$input.$B$12]/[.$A209])+[.C$10]+[.$B$11])^2/[$input.C$15]^2))" office:value-type="float" office:value="0">
            <text:p>0</text:p>
          </table:table-cell>
          <table:table-cell table:formula="of:=[.B209]+[.C209]" office:value-type="float" office:value="0.0000000000020756274981974">
            <text:p>2,0756274981974E-012</text:p>
          </table:table-cell>
        </table:table-row>
        <table:table-row table:style-name="ro2">
          <table:table-cell office:value-type="float" office:value="19.5">
            <text:p>19,5</text:p>
          </table:table-cell>
          <table:table-cell table:formula="of:=[.B$9]*[$input.B$9]/([$input.$B$12]^2+[.$A210]^2)*EXP(-((ATAN([$input.$B$12]/[.$A210])+[.B$10]+[.$B$11])^2/[$input.B$15]^2))" office:value-type="float" office:value="0.00000000000195901755064279">
            <text:p>1,95901755064279E-012</text:p>
          </table:table-cell>
          <table:table-cell table:formula="of:=[.C$9]*[$input.C$9]/([$input.$B$12]^2+[.$A210]^2)*EXP(-((ATAN([$input.$B$12]/[.$A210])+[.C$10]+[.$B$11])^2/[$input.C$15]^2))" office:value-type="float" office:value="0">
            <text:p>0</text:p>
          </table:table-cell>
          <table:table-cell table:formula="of:=[.B210]+[.C210]" office:value-type="float" office:value="0.00000000000195901755064279">
            <text:p>1,95901755064279E-012</text:p>
          </table:table-cell>
        </table:table-row>
        <table:table-row table:style-name="ro2">
          <table:table-cell office:value-type="float" office:value="19.6">
            <text:p>19,6</text:p>
          </table:table-cell>
          <table:table-cell table:formula="of:=[.B$9]*[$input.B$9]/([$input.$B$12]^2+[.$A211]^2)*EXP(-((ATAN([$input.$B$12]/[.$A211])+[.B$10]+[.$B$11])^2/[$input.B$15]^2))" office:value-type="float" office:value="0.00000000000184987340283256">
            <text:p>1,84987340283256E-012</text:p>
          </table:table-cell>
          <table:table-cell table:formula="of:=[.C$9]*[$input.C$9]/([$input.$B$12]^2+[.$A211]^2)*EXP(-((ATAN([$input.$B$12]/[.$A211])+[.C$10]+[.$B$11])^2/[$input.C$15]^2))" office:value-type="float" office:value="0">
            <text:p>0</text:p>
          </table:table-cell>
          <table:table-cell table:formula="of:=[.B211]+[.C211]" office:value-type="float" office:value="0.00000000000184987340283256">
            <text:p>1,84987340283256E-012</text:p>
          </table:table-cell>
        </table:table-row>
        <table:table-row table:style-name="ro2">
          <table:table-cell office:value-type="float" office:value="19.7">
            <text:p>19,7</text:p>
          </table:table-cell>
          <table:table-cell table:formula="of:=[.B$9]*[$input.B$9]/([$input.$B$12]^2+[.$A212]^2)*EXP(-((ATAN([$input.$B$12]/[.$A212])+[.B$10]+[.$B$11])^2/[$input.B$15]^2))" office:value-type="float" office:value="0.000000000001747662605869">
            <text:p>1,747662605869E-012</text:p>
          </table:table-cell>
          <table:table-cell table:formula="of:=[.C$9]*[$input.C$9]/([$input.$B$12]^2+[.$A212]^2)*EXP(-((ATAN([$input.$B$12]/[.$A212])+[.C$10]+[.$B$11])^2/[$input.C$15]^2))" office:value-type="float" office:value="0">
            <text:p>0</text:p>
          </table:table-cell>
          <table:table-cell table:formula="of:=[.B212]+[.C212]" office:value-type="float" office:value="0.000000000001747662605869">
            <text:p>1,747662605869E-012</text:p>
          </table:table-cell>
        </table:table-row>
        <table:table-row table:style-name="ro2">
          <table:table-cell office:value-type="float" office:value="19.8">
            <text:p>19,8</text:p>
          </table:table-cell>
          <table:table-cell table:formula="of:=[.B$9]*[$input.B$9]/([$input.$B$12]^2+[.$A213]^2)*EXP(-((ATAN([$input.$B$12]/[.$A213])+[.B$10]+[.$B$11])^2/[$input.B$15]^2))" office:value-type="float" office:value="0.00000000000165189435342594">
            <text:p>1,65189435342594E-012</text:p>
          </table:table-cell>
          <table:table-cell table:formula="of:=[.C$9]*[$input.C$9]/([$input.$B$12]^2+[.$A213]^2)*EXP(-((ATAN([$input.$B$12]/[.$A213])+[.C$10]+[.$B$11])^2/[$input.C$15]^2))" office:value-type="float" office:value="0">
            <text:p>0</text:p>
          </table:table-cell>
          <table:table-cell table:formula="of:=[.B213]+[.C213]" office:value-type="float" office:value="0.00000000000165189435342594">
            <text:p>1,65189435342594E-012</text:p>
          </table:table-cell>
        </table:table-row>
        <table:table-row table:style-name="ro2">
          <table:table-cell office:value-type="float" office:value="19.9">
            <text:p>19,9</text:p>
          </table:table-cell>
          <table:table-cell table:formula="of:=[.B$9]*[$input.B$9]/([$input.$B$12]^2+[.$A214]^2)*EXP(-((ATAN([$input.$B$12]/[.$A214])+[.B$10]+[.$B$11])^2/[$input.B$15]^2))" office:value-type="float" office:value="0.00000000000156211595121439">
            <text:p>1,56211595121439E-012</text:p>
          </table:table-cell>
          <table:table-cell table:formula="of:=[.C$9]*[$input.C$9]/([$input.$B$12]^2+[.$A214]^2)*EXP(-((ATAN([$input.$B$12]/[.$A214])+[.C$10]+[.$B$11])^2/[$input.C$15]^2))" office:value-type="float" office:value="0">
            <text:p>0</text:p>
          </table:table-cell>
          <table:table-cell table:formula="of:=[.B214]+[.C214]" office:value-type="float" office:value="0.00000000000156211595121439">
            <text:p>1,56211595121439E-01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[.B$9]*[$input.B$9]/([$input.$B$12]^2+[.$A215]^2)*EXP(-((ATAN([$input.$B$12]/[.$A215])+[.B$10]+[.$B$11])^2/[$input.B$15]^2))" office:value-type="float" office:value="0.0000000000014779096080476">
            <text:p>1,4779096080476E-012</text:p>
          </table:table-cell>
          <table:table-cell table:formula="of:=[.C$9]*[$input.C$9]/([$input.$B$12]^2+[.$A215]^2)*EXP(-((ATAN([$input.$B$12]/[.$A215])+[.C$10]+[.$B$11])^2/[$input.C$15]^2))" office:value-type="float" office:value="0">
            <text:p>0</text:p>
          </table:table-cell>
          <table:table-cell table:formula="of:=[.B215]+[.C215]" office:value-type="float" office:value="0.0000000000014779096080476">
            <text:p>1,4779096080476E-012</text:p>
          </table:table-cell>
        </table:table-row>
        <table:table-row table:style-name="ro2">
          <table:table-cell office:value-type="float" office:value="20.1">
            <text:p>20,1</text:p>
          </table:table-cell>
          <table:table-cell table:formula="of:=[.B$9]*[$input.B$9]/([$input.$B$12]^2+[.$A216]^2)*EXP(-((ATAN([$input.$B$12]/[.$A216])+[.B$10]+[.$B$11])^2/[$input.B$15]^2))" office:value-type="float" office:value="0.0000000000013988895172539">
            <text:p>1,3988895172539E-012</text:p>
          </table:table-cell>
          <table:table-cell table:formula="of:=[.C$9]*[$input.C$9]/([$input.$B$12]^2+[.$A216]^2)*EXP(-((ATAN([$input.$B$12]/[.$A216])+[.C$10]+[.$B$11])^2/[$input.C$15]^2))" office:value-type="float" office:value="0">
            <text:p>0</text:p>
          </table:table-cell>
          <table:table-cell table:formula="of:=[.B216]+[.C216]" office:value-type="float" office:value="0.0000000000013988895172539">
            <text:p>1,3988895172539E-012</text:p>
          </table:table-cell>
        </table:table-row>
        <table:table-row table:style-name="ro2">
          <table:table-cell office:value-type="float" office:value="20.2">
            <text:p>20,2</text:p>
          </table:table-cell>
          <table:table-cell table:formula="of:=[.B$9]*[$input.B$9]/([$input.$B$12]^2+[.$A217]^2)*EXP(-((ATAN([$input.$B$12]/[.$A217])+[.B$10]+[.$B$11])^2/[$input.B$15]^2))" office:value-type="float" office:value="0.00000000000132469920040666">
            <text:p>1,32469920040666E-012</text:p>
          </table:table-cell>
          <table:table-cell table:formula="of:=[.C$9]*[$input.C$9]/([$input.$B$12]^2+[.$A217]^2)*EXP(-((ATAN([$input.$B$12]/[.$A217])+[.C$10]+[.$B$11])^2/[$input.C$15]^2))" office:value-type="float" office:value="0">
            <text:p>0</text:p>
          </table:table-cell>
          <table:table-cell table:formula="of:=[.B217]+[.C217]" office:value-type="float" office:value="0.00000000000132469920040666">
            <text:p>1,32469920040666E-012</text:p>
          </table:table-cell>
        </table:table-row>
        <table:table-row table:style-name="ro2">
          <table:table-cell office:value-type="float" office:value="20.3">
            <text:p>20,3</text:p>
          </table:table-cell>
          <table:table-cell table:formula="of:=[.B$9]*[$input.B$9]/([$input.$B$12]^2+[.$A218]^2)*EXP(-((ATAN([$input.$B$12]/[.$A218])+[.B$10]+[.$B$11])^2/[$input.B$15]^2))" office:value-type="float" office:value="0.00000000000125500908821136">
            <text:p>1,25500908821136E-012</text:p>
          </table:table-cell>
          <table:table-cell table:formula="of:=[.C$9]*[$input.C$9]/([$input.$B$12]^2+[.$A218]^2)*EXP(-((ATAN([$input.$B$12]/[.$A218])+[.C$10]+[.$B$11])^2/[$input.C$15]^2))" office:value-type="float" office:value="0">
            <text:p>0</text:p>
          </table:table-cell>
          <table:table-cell table:formula="of:=[.B218]+[.C218]" office:value-type="float" office:value="0.00000000000125500908821136">
            <text:p>1,25500908821136E-012</text:p>
          </table:table-cell>
        </table:table-row>
        <table:table-row table:style-name="ro2">
          <table:table-cell office:value-type="float" office:value="20.4">
            <text:p>20,4</text:p>
          </table:table-cell>
          <table:table-cell table:formula="of:=[.B$9]*[$input.B$9]/([$input.$B$12]^2+[.$A219]^2)*EXP(-((ATAN([$input.$B$12]/[.$A219])+[.B$10]+[.$B$11])^2/[$input.B$15]^2))" office:value-type="float" office:value="0.00000000000118951431594988">
            <text:p>1,18951431594988E-012</text:p>
          </table:table-cell>
          <table:table-cell table:formula="of:=[.C$9]*[$input.C$9]/([$input.$B$12]^2+[.$A219]^2)*EXP(-((ATAN([$input.$B$12]/[.$A219])+[.C$10]+[.$B$11])^2/[$input.C$15]^2))" office:value-type="float" office:value="0">
            <text:p>0</text:p>
          </table:table-cell>
          <table:table-cell table:formula="of:=[.B219]+[.C219]" office:value-type="float" office:value="0.00000000000118951431594988">
            <text:p>1,18951431594988E-012</text:p>
          </table:table-cell>
        </table:table-row>
        <table:table-row table:style-name="ro2">
          <table:table-cell office:value-type="float" office:value="20.5">
            <text:p>20,5</text:p>
          </table:table-cell>
          <table:table-cell table:formula="of:=[.B$9]*[$input.B$9]/([$input.$B$12]^2+[.$A220]^2)*EXP(-((ATAN([$input.$B$12]/[.$A220])+[.B$10]+[.$B$11])^2/[$input.B$15]^2))" office:value-type="float" office:value="0.00000000000112793271316747">
            <text:p>1,12793271316747E-012</text:p>
          </table:table-cell>
          <table:table-cell table:formula="of:=[.C$9]*[$input.C$9]/([$input.$B$12]^2+[.$A220]^2)*EXP(-((ATAN([$input.$B$12]/[.$A220])+[.C$10]+[.$B$11])^2/[$input.C$15]^2))" office:value-type="float" office:value="0">
            <text:p>0</text:p>
          </table:table-cell>
          <table:table-cell table:formula="of:=[.B220]+[.C220]" office:value-type="float" office:value="0.00000000000112793271316747">
            <text:p>1,12793271316747E-012</text:p>
          </table:table-cell>
        </table:table-row>
        <table:table-row table:style-name="ro2">
          <table:table-cell office:value-type="float" office:value="20.6">
            <text:p>20,6</text:p>
          </table:table-cell>
          <table:table-cell table:formula="of:=[.B$9]*[$input.B$9]/([$input.$B$12]^2+[.$A221]^2)*EXP(-((ATAN([$input.$B$12]/[.$A221])+[.B$10]+[.$B$11])^2/[$input.B$15]^2))" office:value-type="float" office:value="0.00000000000107000296932878">
            <text:p>1,07000296932878E-012</text:p>
          </table:table-cell>
          <table:table-cell table:formula="of:=[.C$9]*[$input.C$9]/([$input.$B$12]^2+[.$A221]^2)*EXP(-((ATAN([$input.$B$12]/[.$A221])+[.C$10]+[.$B$11])^2/[$input.C$15]^2))" office:value-type="float" office:value="0">
            <text:p>0</text:p>
          </table:table-cell>
          <table:table-cell table:formula="of:=[.B221]+[.C221]" office:value-type="float" office:value="0.00000000000107000296932878">
            <text:p>1,07000296932878E-012</text:p>
          </table:table-cell>
        </table:table-row>
        <table:table-row table:style-name="ro2">
          <table:table-cell office:value-type="float" office:value="20.7">
            <text:p>20,7</text:p>
          </table:table-cell>
          <table:table-cell table:formula="of:=[.B$9]*[$input.B$9]/([$input.$B$12]^2+[.$A222]^2)*EXP(-((ATAN([$input.$B$12]/[.$A222])+[.B$10]+[.$B$11])^2/[$input.B$15]^2))" office:value-type="float" office:value="0.0000000000010154829589943">
            <text:p>1,0154829589943E-012</text:p>
          </table:table-cell>
          <table:table-cell table:formula="of:=[.C$9]*[$input.C$9]/([$input.$B$12]^2+[.$A222]^2)*EXP(-((ATAN([$input.$B$12]/[.$A222])+[.C$10]+[.$B$11])^2/[$input.C$15]^2))" office:value-type="float" office:value="0">
            <text:p>0</text:p>
          </table:table-cell>
          <table:table-cell table:formula="of:=[.B222]+[.C222]" office:value-type="float" office:value="0.0000000000010154829589943">
            <text:p>1,0154829589943E-012</text:p>
          </table:table-cell>
        </table:table-row>
        <table:table-row table:style-name="ro2">
          <table:table-cell office:value-type="float" office:value="20.8">
            <text:p>20,8</text:p>
          </table:table-cell>
          <table:table-cell table:formula="of:=[.B$9]*[$input.B$9]/([$input.$B$12]^2+[.$A223]^2)*EXP(-((ATAN([$input.$B$12]/[.$A223])+[.B$10]+[.$B$11])^2/[$input.B$15]^2))" office:value-type="float" office:value="0.000000000000964148211700516">
            <text:p>9,64148211700516E-013</text:p>
          </table:table-cell>
          <table:table-cell table:formula="of:=[.C$9]*[$input.C$9]/([$input.$B$12]^2+[.$A223]^2)*EXP(-((ATAN([$input.$B$12]/[.$A223])+[.C$10]+[.$B$11])^2/[$input.C$15]^2))" office:value-type="float" office:value="0">
            <text:p>0</text:p>
          </table:table-cell>
          <table:table-cell table:formula="of:=[.B223]+[.C223]" office:value-type="float" office:value="0.000000000000964148211700516">
            <text:p>9,64148211700516E-013</text:p>
          </table:table-cell>
        </table:table-row>
        <table:table-row table:style-name="ro2">
          <table:table-cell office:value-type="float" office:value="20.9">
            <text:p>20,9</text:p>
          </table:table-cell>
          <table:table-cell table:formula="of:=[.B$9]*[$input.B$9]/([$input.$B$12]^2+[.$A224]^2)*EXP(-((ATAN([$input.$B$12]/[.$A224])+[.B$10]+[.$B$11])^2/[$input.B$15]^2))" office:value-type="float" office:value="0.000000000000915790513188376">
            <text:p>9,15790513188376E-013</text:p>
          </table:table-cell>
          <table:table-cell table:formula="of:=[.C$9]*[$input.C$9]/([$input.$B$12]^2+[.$A224]^2)*EXP(-((ATAN([$input.$B$12]/[.$A224])+[.C$10]+[.$B$11])^2/[$input.C$15]^2))" office:value-type="float" office:value="0">
            <text:p>0</text:p>
          </table:table-cell>
          <table:table-cell table:formula="of:=[.B224]+[.C224]" office:value-type="float" office:value="0.000000000000915790513188376">
            <text:p>9,15790513188376E-01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[.B$9]*[$input.B$9]/([$input.$B$12]^2+[.$A225]^2)*EXP(-((ATAN([$input.$B$12]/[.$A225])+[.B$10]+[.$B$11])^2/[$input.B$15]^2))" office:value-type="float" office:value="0.000000000000870216625933305">
            <text:p>8,70216625933305E-013</text:p>
          </table:table-cell>
          <table:table-cell table:formula="of:=[.C$9]*[$input.C$9]/([$input.$B$12]^2+[.$A225]^2)*EXP(-((ATAN([$input.$B$12]/[.$A225])+[.C$10]+[.$B$11])^2/[$input.C$15]^2))" office:value-type="float" office:value="0">
            <text:p>0</text:p>
          </table:table-cell>
          <table:table-cell table:formula="of:=[.B225]+[.C225]" office:value-type="float" office:value="0.000000000000870216625933305">
            <text:p>8,70216625933305E-013</text:p>
          </table:table-cell>
        </table:table-row>
        <table:table-row table:style-name="ro2">
          <table:table-cell office:value-type="float" office:value="21.1">
            <text:p>21,1</text:p>
          </table:table-cell>
          <table:table-cell table:formula="of:=[.B$9]*[$input.B$9]/([$input.$B$12]^2+[.$A226]^2)*EXP(-((ATAN([$input.$B$12]/[.$A226])+[.B$10]+[.$B$11])^2/[$input.B$15]^2))" office:value-type="float" office:value="0.000000000000827247118103815">
            <text:p>8,27247118103815E-013</text:p>
          </table:table-cell>
          <table:table-cell table:formula="of:=[.C$9]*[$input.C$9]/([$input.$B$12]^2+[.$A226]^2)*EXP(-((ATAN([$input.$B$12]/[.$A226])+[.C$10]+[.$B$11])^2/[$input.C$15]^2))" office:value-type="float" office:value="0">
            <text:p>0</text:p>
          </table:table-cell>
          <table:table-cell table:formula="of:=[.B226]+[.C226]" office:value-type="float" office:value="0.000000000000827247118103815">
            <text:p>8,27247118103815E-013</text:p>
          </table:table-cell>
        </table:table-row>
        <table:table-row table:style-name="ro2">
          <table:table-cell office:value-type="float" office:value="21.2">
            <text:p>21,2</text:p>
          </table:table-cell>
          <table:table-cell table:formula="of:=[.B$9]*[$input.B$9]/([$input.$B$12]^2+[.$A227]^2)*EXP(-((ATAN([$input.$B$12]/[.$A227])+[.B$10]+[.$B$11])^2/[$input.B$15]^2))" office:value-type="float" office:value="0.000000000000786715291127831">
            <text:p>7,86715291127831E-013</text:p>
          </table:table-cell>
          <table:table-cell table:formula="of:=[.C$9]*[$input.C$9]/([$input.$B$12]^2+[.$A227]^2)*EXP(-((ATAN([$input.$B$12]/[.$A227])+[.C$10]+[.$B$11])^2/[$input.C$15]^2))" office:value-type="float" office:value="0">
            <text:p>0</text:p>
          </table:table-cell>
          <table:table-cell table:formula="of:=[.B227]+[.C227]" office:value-type="float" office:value="0.000000000000786715291127831">
            <text:p>7,86715291127831E-013</text:p>
          </table:table-cell>
        </table:table-row>
        <table:table-row table:style-name="ro2">
          <table:table-cell office:value-type="float" office:value="21.3">
            <text:p>21,3</text:p>
          </table:table-cell>
          <table:table-cell table:formula="of:=[.B$9]*[$input.B$9]/([$input.$B$12]^2+[.$A228]^2)*EXP(-((ATAN([$input.$B$12]/[.$A228])+[.B$10]+[.$B$11])^2/[$input.B$15]^2))" office:value-type="float" office:value="0.000000000000748466196991141">
            <text:p>7,48466196991141E-013</text:p>
          </table:table-cell>
          <table:table-cell table:formula="of:=[.C$9]*[$input.C$9]/([$input.$B$12]^2+[.$A228]^2)*EXP(-((ATAN([$input.$B$12]/[.$A228])+[.C$10]+[.$B$11])^2/[$input.C$15]^2))" office:value-type="float" office:value="0">
            <text:p>0</text:p>
          </table:table-cell>
          <table:table-cell table:formula="of:=[.B228]+[.C228]" office:value-type="float" office:value="0.000000000000748466196991141">
            <text:p>7,48466196991141E-013</text:p>
          </table:table-cell>
        </table:table-row>
        <table:table-row table:style-name="ro2">
          <table:table-cell office:value-type="float" office:value="21.4">
            <text:p>21,4</text:p>
          </table:table-cell>
          <table:table-cell table:formula="of:=[.B$9]*[$input.B$9]/([$input.$B$12]^2+[.$A229]^2)*EXP(-((ATAN([$input.$B$12]/[.$A229])+[.B$10]+[.$B$11])^2/[$input.B$15]^2))" office:value-type="float" office:value="0.000000000000712355737241131">
            <text:p>7,12355737241131E-013</text:p>
          </table:table-cell>
          <table:table-cell table:formula="of:=[.C$9]*[$input.C$9]/([$input.$B$12]^2+[.$A229]^2)*EXP(-((ATAN([$input.$B$12]/[.$A229])+[.C$10]+[.$B$11])^2/[$input.C$15]^2))" office:value-type="float" office:value="0">
            <text:p>0</text:p>
          </table:table-cell>
          <table:table-cell table:formula="of:=[.B229]+[.C229]" office:value-type="float" office:value="0.000000000000712355737241131">
            <text:p>7,12355737241131E-013</text:p>
          </table:table-cell>
        </table:table-row>
        <table:table-row table:style-name="ro2">
          <table:table-cell office:value-type="float" office:value="21.5">
            <text:p>21,5</text:p>
          </table:table-cell>
          <table:table-cell table:formula="of:=[.B$9]*[$input.B$9]/([$input.$B$12]^2+[.$A230]^2)*EXP(-((ATAN([$input.$B$12]/[.$A230])+[.B$10]+[.$B$11])^2/[$input.B$15]^2))" office:value-type="float" office:value="0.000000000000678249836431702">
            <text:p>6,78249836431702E-013</text:p>
          </table:table-cell>
          <table:table-cell table:formula="of:=[.C$9]*[$input.C$9]/([$input.$B$12]^2+[.$A230]^2)*EXP(-((ATAN([$input.$B$12]/[.$A230])+[.C$10]+[.$B$11])^2/[$input.C$15]^2))" office:value-type="float" office:value="0">
            <text:p>0</text:p>
          </table:table-cell>
          <table:table-cell table:formula="of:=[.B230]+[.C230]" office:value-type="float" office:value="0.000000000000678249836431702">
            <text:p>6,78249836431702E-013</text:p>
          </table:table-cell>
        </table:table-row>
        <table:table-row table:style-name="ro2">
          <table:table-cell office:value-type="float" office:value="21.6">
            <text:p>21,6</text:p>
          </table:table-cell>
          <table:table-cell table:formula="of:=[.B$9]*[$input.B$9]/([$input.$B$12]^2+[.$A231]^2)*EXP(-((ATAN([$input.$B$12]/[.$A231])+[.B$10]+[.$B$11])^2/[$input.B$15]^2))" office:value-type="float" office:value="0.000000000000646023683432034">
            <text:p>6,46023683432034E-013</text:p>
          </table:table-cell>
          <table:table-cell table:formula="of:=[.C$9]*[$input.C$9]/([$input.$B$12]^2+[.$A231]^2)*EXP(-((ATAN([$input.$B$12]/[.$A231])+[.C$10]+[.$B$11])^2/[$input.C$15]^2))" office:value-type="float" office:value="0">
            <text:p>0</text:p>
          </table:table-cell>
          <table:table-cell table:formula="of:=[.B231]+[.C231]" office:value-type="float" office:value="0.000000000000646023683432034">
            <text:p>6,46023683432034E-013</text:p>
          </table:table-cell>
        </table:table-row>
        <table:table-row table:style-name="ro2">
          <table:table-cell office:value-type="float" office:value="21.7">
            <text:p>21,7</text:p>
          </table:table-cell>
          <table:table-cell table:formula="of:=[.B$9]*[$input.B$9]/([$input.$B$12]^2+[.$A232]^2)*EXP(-((ATAN([$input.$B$12]/[.$A232])+[.B$10]+[.$B$11])^2/[$input.B$15]^2))" office:value-type="float" office:value="0.000000000000615561034639157">
            <text:p>6,15561034639157E-013</text:p>
          </table:table-cell>
          <table:table-cell table:formula="of:=[.C$9]*[$input.C$9]/([$input.$B$12]^2+[.$A232]^2)*EXP(-((ATAN([$input.$B$12]/[.$A232])+[.C$10]+[.$B$11])^2/[$input.C$15]^2))" office:value-type="float" office:value="0">
            <text:p>0</text:p>
          </table:table-cell>
          <table:table-cell table:formula="of:=[.B232]+[.C232]" office:value-type="float" office:value="0.000000000000615561034639157">
            <text:p>6,15561034639157E-013</text:p>
          </table:table-cell>
        </table:table-row>
        <table:table-row table:style-name="ro2">
          <table:table-cell office:value-type="float" office:value="21.8">
            <text:p>21,8</text:p>
          </table:table-cell>
          <table:table-cell table:formula="of:=[.B$9]*[$input.B$9]/([$input.$B$12]^2+[.$A233]^2)*EXP(-((ATAN([$input.$B$12]/[.$A233])+[.B$10]+[.$B$11])^2/[$input.B$15]^2))" office:value-type="float" office:value="0.000000000000586753573691115">
            <text:p>5,86753573691115E-013</text:p>
          </table:table-cell>
          <table:table-cell table:formula="of:=[.C$9]*[$input.C$9]/([$input.$B$12]^2+[.$A233]^2)*EXP(-((ATAN([$input.$B$12]/[.$A233])+[.C$10]+[.$B$11])^2/[$input.C$15]^2))" office:value-type="float" office:value="0">
            <text:p>0</text:p>
          </table:table-cell>
          <table:table-cell table:formula="of:=[.B233]+[.C233]" office:value-type="float" office:value="0.000000000000586753573691115">
            <text:p>5,86753573691115E-013</text:p>
          </table:table-cell>
        </table:table-row>
        <table:table-row table:style-name="ro2">
          <table:table-cell office:value-type="float" office:value="21.9">
            <text:p>21,9</text:p>
          </table:table-cell>
          <table:table-cell table:formula="of:=[.B$9]*[$input.B$9]/([$input.$B$12]^2+[.$A234]^2)*EXP(-((ATAN([$input.$B$12]/[.$A234])+[.B$10]+[.$B$11])^2/[$input.B$15]^2))" office:value-type="float" office:value="0.000000000000559500322778493">
            <text:p>5,59500322778493E-013</text:p>
          </table:table-cell>
          <table:table-cell table:formula="of:=[.C$9]*[$input.C$9]/([$input.$B$12]^2+[.$A234]^2)*EXP(-((ATAN([$input.$B$12]/[.$A234])+[.C$10]+[.$B$11])^2/[$input.C$15]^2))" office:value-type="float" office:value="0">
            <text:p>0</text:p>
          </table:table-cell>
          <table:table-cell table:formula="of:=[.B234]+[.C234]" office:value-type="float" office:value="0.000000000000559500322778493">
            <text:p>5,59500322778493E-01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formula="of:=[.B$9]*[$input.B$9]/([$input.$B$12]^2+[.$A235]^2)*EXP(-((ATAN([$input.$B$12]/[.$A235])+[.B$10]+[.$B$11])^2/[$input.B$15]^2))" office:value-type="float" office:value="0.000000000000533707101104895">
            <text:p>5,33707101104895E-013</text:p>
          </table:table-cell>
          <table:table-cell table:formula="of:=[.C$9]*[$input.C$9]/([$input.$B$12]^2+[.$A235]^2)*EXP(-((ATAN([$input.$B$12]/[.$A235])+[.C$10]+[.$B$11])^2/[$input.C$15]^2))" office:value-type="float" office:value="0">
            <text:p>0</text:p>
          </table:table-cell>
          <table:table-cell table:formula="of:=[.B235]+[.C235]" office:value-type="float" office:value="0.000000000000533707101104895">
            <text:p>5,33707101104895E-013</text:p>
          </table:table-cell>
        </table:table-row>
        <table:table-row table:style-name="ro2">
          <table:table-cell office:value-type="float" office:value="22.1">
            <text:p>22,1</text:p>
          </table:table-cell>
          <table:table-cell table:formula="of:=[.B$9]*[$input.B$9]/([$input.$B$12]^2+[.$A236]^2)*EXP(-((ATAN([$input.$B$12]/[.$A236])+[.B$10]+[.$B$11])^2/[$input.B$15]^2))" office:value-type="float" office:value="0.000000000000509286026454515">
            <text:p>5,09286026454515E-013</text:p>
          </table:table-cell>
          <table:table-cell table:formula="of:=[.C$9]*[$input.C$9]/([$input.$B$12]^2+[.$A236]^2)*EXP(-((ATAN([$input.$B$12]/[.$A236])+[.C$10]+[.$B$11])^2/[$input.C$15]^2))" office:value-type="float" office:value="0">
            <text:p>0</text:p>
          </table:table-cell>
          <table:table-cell table:formula="of:=[.B236]+[.C236]" office:value-type="float" office:value="0.000000000000509286026454515">
            <text:p>5,09286026454515E-013</text:p>
          </table:table-cell>
        </table:table-row>
        <table:table-row table:style-name="ro2">
          <table:table-cell office:value-type="float" office:value="22.2">
            <text:p>22,2</text:p>
          </table:table-cell>
          <table:table-cell table:formula="of:=[.B$9]*[$input.B$9]/([$input.$B$12]^2+[.$A237]^2)*EXP(-((ATAN([$input.$B$12]/[.$A237])+[.B$10]+[.$B$11])^2/[$input.B$15]^2))" office:value-type="float" office:value="0.000000000000486155056193729">
            <text:p>4,86155056193729E-013</text:p>
          </table:table-cell>
          <table:table-cell table:formula="of:=[.C$9]*[$input.C$9]/([$input.$B$12]^2+[.$A237]^2)*EXP(-((ATAN([$input.$B$12]/[.$A237])+[.C$10]+[.$B$11])^2/[$input.C$15]^2))" office:value-type="float" office:value="0">
            <text:p>0</text:p>
          </table:table-cell>
          <table:table-cell table:formula="of:=[.B237]+[.C237]" office:value-type="float" office:value="0.000000000000486155056193729">
            <text:p>4,86155056193729E-013</text:p>
          </table:table-cell>
        </table:table-row>
        <table:table-row table:style-name="ro2">
          <table:table-cell office:value-type="float" office:value="22.3">
            <text:p>22,3</text:p>
          </table:table-cell>
          <table:table-cell table:formula="of:=[.B$9]*[$input.B$9]/([$input.$B$12]^2+[.$A238]^2)*EXP(-((ATAN([$input.$B$12]/[.$A238])+[.B$10]+[.$B$11])^2/[$input.B$15]^2))" office:value-type="float" office:value="0.000000000000464237564366625">
            <text:p>4,64237564366625E-013</text:p>
          </table:table-cell>
          <table:table-cell table:formula="of:=[.C$9]*[$input.C$9]/([$input.$B$12]^2+[.$A238]^2)*EXP(-((ATAN([$input.$B$12]/[.$A238])+[.C$10]+[.$B$11])^2/[$input.C$15]^2))" office:value-type="float" office:value="0">
            <text:p>0</text:p>
          </table:table-cell>
          <table:table-cell table:formula="of:=[.B238]+[.C238]" office:value-type="float" office:value="0.000000000000464237564366625">
            <text:p>4,64237564366625E-013</text:p>
          </table:table-cell>
        </table:table-row>
        <table:table-row table:style-name="ro2">
          <table:table-cell office:value-type="float" office:value="22.4">
            <text:p>22,4</text:p>
          </table:table-cell>
          <table:table-cell table:formula="of:=[.B$9]*[$input.B$9]/([$input.$B$12]^2+[.$A239]^2)*EXP(-((ATAN([$input.$B$12]/[.$A239])+[.B$10]+[.$B$11])^2/[$input.B$15]^2))" office:value-type="float" office:value="0.000000000000443461951845159">
            <text:p>4,43461951845159E-013</text:p>
          </table:table-cell>
          <table:table-cell table:formula="of:=[.C$9]*[$input.C$9]/([$input.$B$12]^2+[.$A239]^2)*EXP(-((ATAN([$input.$B$12]/[.$A239])+[.C$10]+[.$B$11])^2/[$input.C$15]^2))" office:value-type="float" office:value="0">
            <text:p>0</text:p>
          </table:table-cell>
          <table:table-cell table:formula="of:=[.B239]+[.C239]" office:value-type="float" office:value="0.000000000000443461951845159">
            <text:p>4,43461951845159E-013</text:p>
          </table:table-cell>
        </table:table-row>
        <table:table-row table:style-name="ro2">
          <table:table-cell office:value-type="float" office:value="22.5">
            <text:p>22,5</text:p>
          </table:table-cell>
          <table:table-cell table:formula="of:=[.B$9]*[$input.B$9]/([$input.$B$12]^2+[.$A240]^2)*EXP(-((ATAN([$input.$B$12]/[.$A240])+[.B$10]+[.$B$11])^2/[$input.B$15]^2))" office:value-type="float" office:value="0.000000000000423761286767187">
            <text:p>4,23761286767187E-013</text:p>
          </table:table-cell>
          <table:table-cell table:formula="of:=[.C$9]*[$input.C$9]/([$input.$B$12]^2+[.$A240]^2)*EXP(-((ATAN([$input.$B$12]/[.$A240])+[.C$10]+[.$B$11])^2/[$input.C$15]^2))" office:value-type="float" office:value="0">
            <text:p>0</text:p>
          </table:table-cell>
          <table:table-cell table:formula="of:=[.B240]+[.C240]" office:value-type="float" office:value="0.000000000000423761286767187">
            <text:p>4,23761286767187E-013</text:p>
          </table:table-cell>
        </table:table-row>
        <table:table-row table:style-name="ro2">
          <table:table-cell office:value-type="float" office:value="22.6">
            <text:p>22,6</text:p>
          </table:table-cell>
          <table:table-cell table:formula="of:=[.B$9]*[$input.B$9]/([$input.$B$12]^2+[.$A241]^2)*EXP(-((ATAN([$input.$B$12]/[.$A241])+[.B$10]+[.$B$11])^2/[$input.B$15]^2))" office:value-type="float" office:value="0.000000000000405072972741888">
            <text:p>4,05072972741888E-013</text:p>
          </table:table-cell>
          <table:table-cell table:formula="of:=[.C$9]*[$input.C$9]/([$input.$B$12]^2+[.$A241]^2)*EXP(-((ATAN([$input.$B$12]/[.$A241])+[.C$10]+[.$B$11])^2/[$input.C$15]^2))" office:value-type="float" office:value="0">
            <text:p>0</text:p>
          </table:table-cell>
          <table:table-cell table:formula="of:=[.B241]+[.C241]" office:value-type="float" office:value="0.000000000000405072972741888">
            <text:p>4,05072972741888E-013</text:p>
          </table:table-cell>
        </table:table-row>
        <table:table-row table:style-name="ro2">
          <table:table-cell office:value-type="float" office:value="22.7">
            <text:p>22,7</text:p>
          </table:table-cell>
          <table:table-cell table:formula="of:=[.B$9]*[$input.B$9]/([$input.$B$12]^2+[.$A242]^2)*EXP(-((ATAN([$input.$B$12]/[.$A242])+[.B$10]+[.$B$11])^2/[$input.B$15]^2))" office:value-type="float" office:value="0.000000000000387338442525484">
            <text:p>3,87338442525484E-013</text:p>
          </table:table-cell>
          <table:table-cell table:formula="of:=[.C$9]*[$input.C$9]/([$input.$B$12]^2+[.$A242]^2)*EXP(-((ATAN([$input.$B$12]/[.$A242])+[.C$10]+[.$B$11])^2/[$input.C$15]^2))" office:value-type="float" office:value="0">
            <text:p>0</text:p>
          </table:table-cell>
          <table:table-cell table:formula="of:=[.B242]+[.C242]" office:value-type="float" office:value="0.000000000000387338442525484">
            <text:p>3,87338442525484E-013</text:p>
          </table:table-cell>
        </table:table-row>
        <table:table-row table:style-name="ro2">
          <table:table-cell office:value-type="float" office:value="22.8">
            <text:p>22,8</text:p>
          </table:table-cell>
          <table:table-cell table:formula="of:=[.B$9]*[$input.B$9]/([$input.$B$12]^2+[.$A243]^2)*EXP(-((ATAN([$input.$B$12]/[.$A243])+[.B$10]+[.$B$11])^2/[$input.B$15]^2))" office:value-type="float" office:value="0.000000000000370502875072304">
            <text:p>3,70502875072304E-013</text:p>
          </table:table-cell>
          <table:table-cell table:formula="of:=[.C$9]*[$input.C$9]/([$input.$B$12]^2+[.$A243]^2)*EXP(-((ATAN([$input.$B$12]/[.$A243])+[.C$10]+[.$B$11])^2/[$input.C$15]^2))" office:value-type="float" office:value="0">
            <text:p>0</text:p>
          </table:table-cell>
          <table:table-cell table:formula="of:=[.B243]+[.C243]" office:value-type="float" office:value="0.000000000000370502875072304">
            <text:p>3,70502875072304E-013</text:p>
          </table:table-cell>
        </table:table-row>
        <table:table-row table:style-name="ro2">
          <table:table-cell office:value-type="float" office:value="22.9">
            <text:p>22,9</text:p>
          </table:table-cell>
          <table:table-cell table:formula="of:=[.B$9]*[$input.B$9]/([$input.$B$12]^2+[.$A244]^2)*EXP(-((ATAN([$input.$B$12]/[.$A244])+[.B$10]+[.$B$11])^2/[$input.B$15]^2))" office:value-type="float" office:value="0.000000000000354514934049858">
            <text:p>3,54514934049858E-013</text:p>
          </table:table-cell>
          <table:table-cell table:formula="of:=[.C$9]*[$input.C$9]/([$input.$B$12]^2+[.$A244]^2)*EXP(-((ATAN([$input.$B$12]/[.$A244])+[.C$10]+[.$B$11])^2/[$input.C$15]^2))" office:value-type="float" office:value="0">
            <text:p>0</text:p>
          </table:table-cell>
          <table:table-cell table:formula="of:=[.B244]+[.C244]" office:value-type="float" office:value="0.000000000000354514934049858">
            <text:p>3,54514934049858E-01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formula="of:=[.B$9]*[$input.B$9]/([$input.$B$12]^2+[.$A245]^2)*EXP(-((ATAN([$input.$B$12]/[.$A245])+[.B$10]+[.$B$11])^2/[$input.B$15]^2))" office:value-type="float" office:value="0.000000000000339326526072821">
            <text:p>3,39326526072821E-013</text:p>
          </table:table-cell>
          <table:table-cell table:formula="of:=[.C$9]*[$input.C$9]/([$input.$B$12]^2+[.$A245]^2)*EXP(-((ATAN([$input.$B$12]/[.$A245])+[.C$10]+[.$B$11])^2/[$input.C$15]^2))" office:value-type="float" office:value="0">
            <text:p>0</text:p>
          </table:table-cell>
          <table:table-cell table:formula="of:=[.B245]+[.C245]" office:value-type="float" office:value="0.000000000000339326526072821">
            <text:p>3,39326526072821E-013</text:p>
          </table:table-cell>
        </table:table-row>
        <table:table-row table:style-name="ro2">
          <table:table-cell office:value-type="float" office:value="23.1">
            <text:p>23,1</text:p>
          </table:table-cell>
          <table:table-cell table:formula="of:=[.B$9]*[$input.B$9]/([$input.$B$12]^2+[.$A246]^2)*EXP(-((ATAN([$input.$B$12]/[.$A246])+[.B$10]+[.$B$11])^2/[$input.B$15]^2))" office:value-type="float" office:value="0.000000000000324892577062018">
            <text:p>3,24892577062018E-013</text:p>
          </table:table-cell>
          <table:table-cell table:formula="of:=[.C$9]*[$input.C$9]/([$input.$B$12]^2+[.$A246]^2)*EXP(-((ATAN([$input.$B$12]/[.$A246])+[.C$10]+[.$B$11])^2/[$input.C$15]^2))" office:value-type="float" office:value="0">
            <text:p>0</text:p>
          </table:table-cell>
          <table:table-cell table:formula="of:=[.B246]+[.C246]" office:value-type="float" office:value="0.000000000000324892577062018">
            <text:p>3,24892577062018E-013</text:p>
          </table:table-cell>
        </table:table-row>
        <table:table-row table:style-name="ro2">
          <table:table-cell office:value-type="float" office:value="23.2">
            <text:p>23,2</text:p>
          </table:table-cell>
          <table:table-cell table:formula="of:=[.B$9]*[$input.B$9]/([$input.$B$12]^2+[.$A247]^2)*EXP(-((ATAN([$input.$B$12]/[.$A247])+[.B$10]+[.$B$11])^2/[$input.B$15]^2))" office:value-type="float" office:value="0.000000000000311170825271743">
            <text:p>3,11170825271743E-013</text:p>
          </table:table-cell>
          <table:table-cell table:formula="of:=[.C$9]*[$input.C$9]/([$input.$B$12]^2+[.$A247]^2)*EXP(-((ATAN([$input.$B$12]/[.$A247])+[.C$10]+[.$B$11])^2/[$input.C$15]^2))" office:value-type="float" office:value="0">
            <text:p>0</text:p>
          </table:table-cell>
          <table:table-cell table:formula="of:=[.B247]+[.C247]" office:value-type="float" office:value="0.000000000000311170825271743">
            <text:p>3,11170825271743E-013</text:p>
          </table:table-cell>
        </table:table-row>
        <table:table-row table:style-name="ro2">
          <table:table-cell office:value-type="float" office:value="23.3">
            <text:p>23,3</text:p>
          </table:table-cell>
          <table:table-cell table:formula="of:=[.B$9]*[$input.B$9]/([$input.$B$12]^2+[.$A248]^2)*EXP(-((ATAN([$input.$B$12]/[.$A248])+[.B$10]+[.$B$11])^2/[$input.B$15]^2))" office:value-type="float" office:value="0.000000000000298121629653279">
            <text:p>2,98121629653279E-013</text:p>
          </table:table-cell>
          <table:table-cell table:formula="of:=[.C$9]*[$input.C$9]/([$input.$B$12]^2+[.$A248]^2)*EXP(-((ATAN([$input.$B$12]/[.$A248])+[.C$10]+[.$B$11])^2/[$input.C$15]^2))" office:value-type="float" office:value="0">
            <text:p>0</text:p>
          </table:table-cell>
          <table:table-cell table:formula="of:=[.B248]+[.C248]" office:value-type="float" office:value="0.000000000000298121629653279">
            <text:p>2,98121629653279E-013</text:p>
          </table:table-cell>
        </table:table-row>
        <table:table-row table:style-name="ro2">
          <table:table-cell office:value-type="float" office:value="23.4">
            <text:p>23,4</text:p>
          </table:table-cell>
          <table:table-cell table:formula="of:=[.B$9]*[$input.B$9]/([$input.$B$12]^2+[.$A249]^2)*EXP(-((ATAN([$input.$B$12]/[.$A249])+[.B$10]+[.$B$11])^2/[$input.B$15]^2))" office:value-type="float" office:value="0.000000000000285707792336169">
            <text:p>2,85707792336169E-013</text:p>
          </table:table-cell>
          <table:table-cell table:formula="of:=[.C$9]*[$input.C$9]/([$input.$B$12]^2+[.$A249]^2)*EXP(-((ATAN([$input.$B$12]/[.$A249])+[.C$10]+[.$B$11])^2/[$input.C$15]^2))" office:value-type="float" office:value="0">
            <text:p>0</text:p>
          </table:table-cell>
          <table:table-cell table:formula="of:=[.B249]+[.C249]" office:value-type="float" office:value="0.000000000000285707792336169">
            <text:p>2,85707792336169E-013</text:p>
          </table:table-cell>
        </table:table-row>
        <table:table-row table:style-name="ro2">
          <table:table-cell office:value-type="float" office:value="23.5">
            <text:p>23,5</text:p>
          </table:table-cell>
          <table:table-cell table:formula="of:=[.B$9]*[$input.B$9]/([$input.$B$12]^2+[.$A250]^2)*EXP(-((ATAN([$input.$B$12]/[.$A250])+[.B$10]+[.$B$11])^2/[$input.B$15]^2))" office:value-type="float" office:value="0.000000000000273894394111656">
            <text:p>2,73894394111656E-013</text:p>
          </table:table-cell>
          <table:table-cell table:formula="of:=[.C$9]*[$input.C$9]/([$input.$B$12]^2+[.$A250]^2)*EXP(-((ATAN([$input.$B$12]/[.$A250])+[.C$10]+[.$B$11])^2/[$input.C$15]^2))" office:value-type="float" office:value="0">
            <text:p>0</text:p>
          </table:table-cell>
          <table:table-cell table:formula="of:=[.B250]+[.C250]" office:value-type="float" office:value="0.000000000000273894394111656">
            <text:p>2,73894394111656E-013</text:p>
          </table:table-cell>
        </table:table-row>
        <table:table-row table:style-name="ro2">
          <table:table-cell office:value-type="float" office:value="23.6">
            <text:p>23,6</text:p>
          </table:table-cell>
          <table:table-cell table:formula="of:=[.B$9]*[$input.B$9]/([$input.$B$12]^2+[.$A251]^2)*EXP(-((ATAN([$input.$B$12]/[.$A251])+[.B$10]+[.$B$11])^2/[$input.B$15]^2))" office:value-type="float" office:value="0.000000000000262648641896821">
            <text:p>2,62648641896821E-013</text:p>
          </table:table-cell>
          <table:table-cell table:formula="of:=[.C$9]*[$input.C$9]/([$input.$B$12]^2+[.$A251]^2)*EXP(-((ATAN([$input.$B$12]/[.$A251])+[.C$10]+[.$B$11])^2/[$input.C$15]^2))" office:value-type="float" office:value="0">
            <text:p>0</text:p>
          </table:table-cell>
          <table:table-cell table:formula="of:=[.B251]+[.C251]" office:value-type="float" office:value="0.000000000000262648641896821">
            <text:p>2,62648641896821E-013</text:p>
          </table:table-cell>
        </table:table-row>
        <table:table-row table:style-name="ro2">
          <table:table-cell office:value-type="float" office:value="23.7">
            <text:p>23,7</text:p>
          </table:table-cell>
          <table:table-cell table:formula="of:=[.B$9]*[$input.B$9]/([$input.$B$12]^2+[.$A252]^2)*EXP(-((ATAN([$input.$B$12]/[.$A252])+[.B$10]+[.$B$11])^2/[$input.B$15]^2))" office:value-type="float" office:value="0.000000000000251939727243411">
            <text:p>2,51939727243411E-013</text:p>
          </table:table-cell>
          <table:table-cell table:formula="of:=[.C$9]*[$input.C$9]/([$input.$B$12]^2+[.$A252]^2)*EXP(-((ATAN([$input.$B$12]/[.$A252])+[.C$10]+[.$B$11])^2/[$input.C$15]^2))" office:value-type="float" office:value="0">
            <text:p>0</text:p>
          </table:table-cell>
          <table:table-cell table:formula="of:=[.B252]+[.C252]" office:value-type="float" office:value="0.000000000000251939727243411">
            <text:p>2,51939727243411E-013</text:p>
          </table:table-cell>
        </table:table-row>
        <table:table-row table:style-name="ro2">
          <table:table-cell office:value-type="float" office:value="23.8">
            <text:p>23,8</text:p>
          </table:table-cell>
          <table:table-cell table:formula="of:=[.B$9]*[$input.B$9]/([$input.$B$12]^2+[.$A253]^2)*EXP(-((ATAN([$input.$B$12]/[.$A253])+[.B$10]+[.$B$11])^2/[$input.B$15]^2))" office:value-type="float" office:value="0.000000000000241738695033267">
            <text:p>2,41738695033267E-013</text:p>
          </table:table-cell>
          <table:table-cell table:formula="of:=[.C$9]*[$input.C$9]/([$input.$B$12]^2+[.$A253]^2)*EXP(-((ATAN([$input.$B$12]/[.$A253])+[.C$10]+[.$B$11])^2/[$input.C$15]^2))" office:value-type="float" office:value="0">
            <text:p>0</text:p>
          </table:table-cell>
          <table:table-cell table:formula="of:=[.B253]+[.C253]" office:value-type="float" office:value="0.000000000000241738695033267">
            <text:p>2,41738695033267E-013</text:p>
          </table:table-cell>
        </table:table-row>
        <table:table-row table:style-name="ro2">
          <table:table-cell office:value-type="float" office:value="23.9">
            <text:p>23,9</text:p>
          </table:table-cell>
          <table:table-cell table:formula="of:=[.B$9]*[$input.B$9]/([$input.$B$12]^2+[.$A254]^2)*EXP(-((ATAN([$input.$B$12]/[.$A254])+[.B$10]+[.$B$11])^2/[$input.B$15]^2))" office:value-type="float" office:value="0.000000000000232018321573385">
            <text:p>2,32018321573385E-013</text:p>
          </table:table-cell>
          <table:table-cell table:formula="of:=[.C$9]*[$input.C$9]/([$input.$B$12]^2+[.$A254]^2)*EXP(-((ATAN([$input.$B$12]/[.$A254])+[.C$10]+[.$B$11])^2/[$input.C$15]^2))" office:value-type="float" office:value="0">
            <text:p>0</text:p>
          </table:table-cell>
          <table:table-cell table:formula="of:=[.B254]+[.C254]" office:value-type="float" office:value="0.000000000000232018321573385">
            <text:p>2,32018321573385E-01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formula="of:=[.B$9]*[$input.B$9]/([$input.$B$12]^2+[.$A255]^2)*EXP(-((ATAN([$input.$B$12]/[.$A255])+[.B$10]+[.$B$11])^2/[$input.B$15]^2))" office:value-type="float" office:value="0.000000000000222753001368396">
            <text:p>2,22753001368396E-013</text:p>
          </table:table-cell>
          <table:table-cell table:formula="of:=[.C$9]*[$input.C$9]/([$input.$B$12]^2+[.$A255]^2)*EXP(-((ATAN([$input.$B$12]/[.$A255])+[.C$10]+[.$B$11])^2/[$input.C$15]^2))" office:value-type="float" office:value="0">
            <text:p>0</text:p>
          </table:table-cell>
          <table:table-cell table:formula="of:=[.B255]+[.C255]" office:value-type="float" office:value="0.000000000000222753001368396">
            <text:p>2,22753001368396E-013</text:p>
          </table:table-cell>
        </table:table-row>
        <table:table-row table:style-name="ro2">
          <table:table-cell office:value-type="float" office:value="24.1">
            <text:p>24,1</text:p>
          </table:table-cell>
          <table:table-cell table:formula="of:=[.B$9]*[$input.B$9]/([$input.$B$12]^2+[.$A256]^2)*EXP(-((ATAN([$input.$B$12]/[.$A256])+[.B$10]+[.$B$11])^2/[$input.B$15]^2))" office:value-type="float" office:value="0.000000000000213918641907461">
            <text:p>2,13918641907461E-013</text:p>
          </table:table-cell>
          <table:table-cell table:formula="of:=[.C$9]*[$input.C$9]/([$input.$B$12]^2+[.$A256]^2)*EXP(-((ATAN([$input.$B$12]/[.$A256])+[.C$10]+[.$B$11])^2/[$input.C$15]^2))" office:value-type="float" office:value="0">
            <text:p>0</text:p>
          </table:table-cell>
          <table:table-cell table:formula="of:=[.B256]+[.C256]" office:value-type="float" office:value="0.000000000000213918641907461">
            <text:p>2,13918641907461E-013</text:p>
          </table:table-cell>
        </table:table-row>
        <table:table-row table:style-name="ro2">
          <table:table-cell office:value-type="float" office:value="24.2">
            <text:p>24,2</text:p>
          </table:table-cell>
          <table:table-cell table:formula="of:=[.B$9]*[$input.B$9]/([$input.$B$12]^2+[.$A257]^2)*EXP(-((ATAN([$input.$B$12]/[.$A257])+[.B$10]+[.$B$11])^2/[$input.B$15]^2))" office:value-type="float" office:value="0.000000000000205492565856582">
            <text:p>2,05492565856582E-013</text:p>
          </table:table-cell>
          <table:table-cell table:formula="of:=[.C$9]*[$input.C$9]/([$input.$B$12]^2+[.$A257]^2)*EXP(-((ATAN([$input.$B$12]/[.$A257])+[.C$10]+[.$B$11])^2/[$input.C$15]^2))" office:value-type="float" office:value="0">
            <text:p>0</text:p>
          </table:table-cell>
          <table:table-cell table:formula="of:=[.B257]+[.C257]" office:value-type="float" office:value="0.000000000000205492565856582">
            <text:p>2,05492565856582E-013</text:p>
          </table:table-cell>
        </table:table-row>
        <table:table-row table:style-name="ro2">
          <table:table-cell office:value-type="float" office:value="24.3">
            <text:p>24,3</text:p>
          </table:table-cell>
          <table:table-cell table:formula="of:=[.B$9]*[$input.B$9]/([$input.$B$12]^2+[.$A258]^2)*EXP(-((ATAN([$input.$B$12]/[.$A258])+[.B$10]+[.$B$11])^2/[$input.B$15]^2))" office:value-type="float" office:value="0.000000000000197453420096663">
            <text:p>1,97453420096663E-013</text:p>
          </table:table-cell>
          <table:table-cell table:formula="of:=[.C$9]*[$input.C$9]/([$input.$B$12]^2+[.$A258]^2)*EXP(-((ATAN([$input.$B$12]/[.$A258])+[.C$10]+[.$B$11])^2/[$input.C$15]^2))" office:value-type="float" office:value="0">
            <text:p>0</text:p>
          </table:table-cell>
          <table:table-cell table:formula="of:=[.B258]+[.C258]" office:value-type="float" office:value="0.000000000000197453420096663">
            <text:p>1,97453420096663E-013</text:p>
          </table:table-cell>
        </table:table-row>
        <table:table-row table:style-name="ro2">
          <table:table-cell office:value-type="float" office:value="24.4">
            <text:p>24,4</text:p>
          </table:table-cell>
          <table:table-cell table:formula="of:=[.B$9]*[$input.B$9]/([$input.$B$12]^2+[.$A259]^2)*EXP(-((ATAN([$input.$B$12]/[.$A259])+[.B$10]+[.$B$11])^2/[$input.B$15]^2))" office:value-type="float" office:value="0.000000000000189781091092816">
            <text:p>1,89781091092816E-013</text:p>
          </table:table-cell>
          <table:table-cell table:formula="of:=[.C$9]*[$input.C$9]/([$input.$B$12]^2+[.$A259]^2)*EXP(-((ATAN([$input.$B$12]/[.$A259])+[.C$10]+[.$B$11])^2/[$input.C$15]^2))" office:value-type="float" office:value="0">
            <text:p>0</text:p>
          </table:table-cell>
          <table:table-cell table:formula="of:=[.B259]+[.C259]" office:value-type="float" office:value="0.000000000000189781091092816">
            <text:p>1,89781091092816E-013</text:p>
          </table:table-cell>
        </table:table-row>
        <table:table-row table:style-name="ro2">
          <table:table-cell office:value-type="float" office:value="24.5">
            <text:p>24,5</text:p>
          </table:table-cell>
          <table:table-cell table:formula="of:=[.B$9]*[$input.B$9]/([$input.$B$12]^2+[.$A260]^2)*EXP(-((ATAN([$input.$B$12]/[.$A260])+[.B$10]+[.$B$11])^2/[$input.B$15]^2))" office:value-type="float" office:value="0.000000000000182456626121609">
            <text:p>1,82456626121609E-013</text:p>
          </table:table-cell>
          <table:table-cell table:formula="of:=[.C$9]*[$input.C$9]/([$input.$B$12]^2+[.$A260]^2)*EXP(-((ATAN([$input.$B$12]/[.$A260])+[.C$10]+[.$B$11])^2/[$input.C$15]^2))" office:value-type="float" office:value="0">
            <text:p>0</text:p>
          </table:table-cell>
          <table:table-cell table:formula="of:=[.B260]+[.C260]" office:value-type="float" office:value="0.000000000000182456626121609">
            <text:p>1,82456626121609E-013</text:p>
          </table:table-cell>
        </table:table-row>
        <table:table-row table:style-name="ro2">
          <table:table-cell office:value-type="float" office:value="24.6">
            <text:p>24,6</text:p>
          </table:table-cell>
          <table:table-cell table:formula="of:=[.B$9]*[$input.B$9]/([$input.$B$12]^2+[.$A261]^2)*EXP(-((ATAN([$input.$B$12]/[.$A261])+[.B$10]+[.$B$11])^2/[$input.B$15]^2))" office:value-type="float" office:value="0.000000000000175462159920712">
            <text:p>1,75462159920712E-013</text:p>
          </table:table-cell>
          <table:table-cell table:formula="of:=[.C$9]*[$input.C$9]/([$input.$B$12]^2+[.$A261]^2)*EXP(-((ATAN([$input.$B$12]/[.$A261])+[.C$10]+[.$B$11])^2/[$input.C$15]^2))" office:value-type="float" office:value="0">
            <text:p>0</text:p>
          </table:table-cell>
          <table:table-cell table:formula="of:=[.B261]+[.C261]" office:value-type="float" office:value="0.000000000000175462159920712">
            <text:p>1,75462159920712E-013</text:p>
          </table:table-cell>
        </table:table-row>
        <table:table-row table:style-name="ro2">
          <table:table-cell office:value-type="float" office:value="24.7">
            <text:p>24,7</text:p>
          </table:table-cell>
          <table:table-cell table:formula="of:=[.B$9]*[$input.B$9]/([$input.$B$12]^2+[.$A262]^2)*EXP(-((ATAN([$input.$B$12]/[.$A262])+[.B$10]+[.$B$11])^2/[$input.B$15]^2))" office:value-type="float" office:value="0.000000000000168780846359985">
            <text:p>1,68780846359985E-013</text:p>
          </table:table-cell>
          <table:table-cell table:formula="of:=[.C$9]*[$input.C$9]/([$input.$B$12]^2+[.$A262]^2)*EXP(-((ATAN([$input.$B$12]/[.$A262])+[.C$10]+[.$B$11])^2/[$input.C$15]^2))" office:value-type="float" office:value="0">
            <text:p>0</text:p>
          </table:table-cell>
          <table:table-cell table:formula="of:=[.B262]+[.C262]" office:value-type="float" office:value="0.000000000000168780846359985">
            <text:p>1,68780846359985E-013</text:p>
          </table:table-cell>
        </table:table-row>
        <table:table-row table:style-name="ro2">
          <table:table-cell office:value-type="float" office:value="24.8">
            <text:p>24,8</text:p>
          </table:table-cell>
          <table:table-cell table:formula="of:=[.B$9]*[$input.B$9]/([$input.$B$12]^2+[.$A263]^2)*EXP(-((ATAN([$input.$B$12]/[.$A263])+[.B$10]+[.$B$11])^2/[$input.B$15]^2))" office:value-type="float" office:value="0.000000000000162396794764625">
            <text:p>1,62396794764625E-013</text:p>
          </table:table-cell>
          <table:table-cell table:formula="of:=[.C$9]*[$input.C$9]/([$input.$B$12]^2+[.$A263]^2)*EXP(-((ATAN([$input.$B$12]/[.$A263])+[.C$10]+[.$B$11])^2/[$input.C$15]^2))" office:value-type="float" office:value="0">
            <text:p>0</text:p>
          </table:table-cell>
          <table:table-cell table:formula="of:=[.B263]+[.C263]" office:value-type="float" office:value="0.000000000000162396794764625">
            <text:p>1,62396794764625E-013</text:p>
          </table:table-cell>
        </table:table-row>
        <table:table-row table:style-name="ro2">
          <table:table-cell office:value-type="float" office:value="24.9">
            <text:p>24,9</text:p>
          </table:table-cell>
          <table:table-cell table:formula="of:=[.B$9]*[$input.B$9]/([$input.$B$12]^2+[.$A264]^2)*EXP(-((ATAN([$input.$B$12]/[.$A264])+[.B$10]+[.$B$11])^2/[$input.B$15]^2))" office:value-type="float" office:value="0.000000000000156295010550064">
            <text:p>1,56295010550064E-013</text:p>
          </table:table-cell>
          <table:table-cell table:formula="of:=[.C$9]*[$input.C$9]/([$input.$B$12]^2+[.$A264]^2)*EXP(-((ATAN([$input.$B$12]/[.$A264])+[.C$10]+[.$B$11])^2/[$input.C$15]^2))" office:value-type="float" office:value="0">
            <text:p>0</text:p>
          </table:table-cell>
          <table:table-cell table:formula="of:=[.B264]+[.C264]" office:value-type="float" office:value="0.000000000000156295010550064">
            <text:p>1,56295010550064E-01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[.B$9]*[$input.B$9]/([$input.$B$12]^2+[.$A265]^2)*EXP(-((ATAN([$input.$B$12]/[.$A265])+[.B$10]+[.$B$11])^2/[$input.B$15]^2))" office:value-type="float" office:value="0.000000000000150461339854823">
            <text:p>1,50461339854823E-013</text:p>
          </table:table-cell>
          <table:table-cell table:formula="of:=[.C$9]*[$input.C$9]/([$input.$B$12]^2+[.$A265]^2)*EXP(-((ATAN([$input.$B$12]/[.$A265])+[.C$10]+[.$B$11])^2/[$input.C$15]^2))" office:value-type="float" office:value="0">
            <text:p>0</text:p>
          </table:table-cell>
          <table:table-cell table:formula="of:=[.B265]+[.C265]" office:value-type="float" office:value="0.000000000000150461339854823">
            <text:p>1,50461339854823E-013</text:p>
          </table:table-cell>
        </table:table-row>
      </table:table>
      <table:table table:name="beamshot comp" table:style-name="ta1">
        <table:shapes>
          <draw:frame draw:z-index="0" draw:style-name="gr2" svg:width="15.999cm" svg:height="8.999cm" svg:x="12.49cm" svg:y="0.53cm">
            <draw:object draw:notify-on-update-of-ranges="'beamshot comp'.A15:'beamshot comp'.A265 'beamshot comp'.B14:'beamshot comp'.B14 'beamshot comp'.B15:'beamshot comp'.B265 'beamshot comp'.A15:'beamshot comp'.A265 'beamshot comp'.C14:'beamshot comp'.C14 'beamshot comp'.C15:'beamshot comp'.C265 'beamshot comp'.A15:'beamshot comp'.A265 'beamshot comp'.D14:'beamshot comp'.D14 'beamshot comp'.D15:'beamshot comp'.D26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6" table:default-cell-style-name="Default"/>
        <table:table-column table:style-name="co4" table:number-columns-repeated="2" table:default-cell-style-name="ce36"/>
        <table:table-column table:style-name="co4" table:number-columns-repeated="9" table:default-cell-style-name="Default"/>
        <table:table-row table:style-name="ro4">
          <table:table-cell table:style-name="ce1" office:value-type="string" table:number-columns-spanned="4" table:number-rows-spanned="1">
            <text:p>compensated beamshot distribution</text:p>
          </table:table-cell>
          <table:covered-table-cell table:number-columns-repeated="2" table:style-name="Default"/>
          <table:covered-table-cell/>
          <table:table-cell table:number-columns-repeated="8"/>
        </table:table-row>
        <table:table-row table:style-name="ro4">
          <table:table-cell table:style-name="ce1"/>
          <table:table-cell table:style-name="Default" table:number-columns-repeated="2"/>
          <table:table-cell table:number-columns-repeated="9"/>
        </table:table-row>
        <table:table-row table:style-name="ro4">
          <table:table-cell table:style-name="ce2"/>
          <table:table-cell table:style-name="ce8" office:value-type="string">
            <text:p>spot</text:p>
          </table:table-cell>
          <table:table-cell table:style-name="ce13" office:value-type="string">
            <text:p>flood</text:p>
          </table:table-cell>
          <table:table-cell table:number-columns-repeated="9"/>
        </table:table-row>
        <table:table-row table:style-name="ro4">
          <table:table-cell table:style-name="ce6" office:value-type="string">
            <text:p>Target / lux</text:p>
          </table:table-cell>
          <table:table-cell table:style-name="ce22" office:value-type="float" office:value="30">
            <text:p>30</text:p>
          </table:table-cell>
          <table:table-cell table:style-name="ce30" office:value-type="float" office:value="0">
            <text:p>0</text:p>
          </table:table-cell>
          <table:table-cell table:number-columns-repeated="9"/>
        </table:table-row>
        <table:table-row table:style-name="ro4">
          <table:table-cell/>
          <table:table-cell table:style-name="Default" table:number-columns-repeated="2"/>
          <table:table-cell table:number-columns-repeated="9"/>
        </table:table-row>
        <table:table-row table:style-name="ro4">
          <table:table-cell table:style-name="ce6" office:value-type="string">
            <text:p>head inclination / °</text:p>
          </table:table-cell>
          <table:table-cell table:style-name="ce2" office:value-type="float" office:value="0">
            <text:p>0</text:p>
          </table:table-cell>
          <table:table-cell table:style-name="Default"/>
          <table:table-cell table:number-columns-repeated="9"/>
        </table:table-row>
        <table:table-row table:style-name="ro4">
          <table:table-cell/>
          <table:table-cell table:style-name="Default" table:number-columns-repeated="2"/>
          <table:table-cell table:number-columns-repeated="9"/>
        </table:table-row>
        <table:table-row table:style-name="ro4">
          <table:table-cell office:value-type="string">
            <text:p>local helper</text:p>
          </table:table-cell>
          <table:table-cell table:style-name="Default" table:number-columns-repeated="2"/>
          <table:table-cell table:number-columns-repeated="9"/>
        </table:table-row>
        <table:table-row table:style-name="ro4">
          <table:table-cell office:value-type="string">
            <text:p>p /lm</text:p>
          </table:table-cell>
          <table:table-cell table:style-name="Default" table:formula="of:=MIN(VLOOKUP([.$B$11]+[.B$10];[$LUT.$C$5:.$D$260];2;1)*[.$B$4];[$input.B$5])" office:value-type="float" office:value="792">
            <text:p>792</text:p>
          </table:table-cell>
          <table:table-cell table:style-name="Default" table:formula="of:=MIN(VLOOKUP([.$B$11]+[.C$10];[$LUT.$H$5:.$I$260];2;1)*[.C$4];[$input.C$5])" office:value-type="float" office:value="0">
            <text:p>0</text:p>
          </table:table-cell>
          <table:table-cell table:number-columns-repeated="9"/>
        </table:table-row>
        <table:table-row table:style-name="ro4">
          <table:table-cell office:value-type="string">
            <text:p>inc_off / rad</text:p>
          </table:table-cell>
          <table:table-cell table:style-name="Default" table:formula="of:=[input.B10]/180*PI()" office:value-type="float" office:value="0.0296705972839036">
            <text:p>0,0296705973</text:p>
          </table:table-cell>
          <table:table-cell table:style-name="Default" table:formula="of:=[input.C10]/180*PI()" office:value-type="float" office:value="-0.0296705972839036">
            <text:p>-0,0296705973</text:p>
          </table:table-cell>
          <table:table-cell table:number-columns-repeated="9"/>
        </table:table-row>
        <table:table-row table:style-name="ro4">
          <table:table-cell office:value-type="string">
            <text:p>inc_head / rad</text:p>
          </table:table-cell>
          <table:table-cell table:style-name="Default" table:formula="of:=[.B6]/180*PI()" office:value-type="float" office:value="0">
            <text:p>0</text:p>
          </table:table-cell>
          <table:table-cell table:style-name="Default"/>
          <table:table-cell table:number-columns-repeated="9"/>
        </table:table-row>
        <table:table-row table:style-name="ro4">
          <table:table-cell/>
          <table:table-cell table:style-name="Default" table:number-columns-repeated="2"/>
          <table:table-cell table:number-columns-repeated="9"/>
        </table:table-row>
        <table:table-row table:style-name="ro4">
          <table:table-cell/>
          <table:table-cell table:style-name="ce34" office:value-type="string" table:number-columns-spanned="3" table:number-rows-spanned="1">
            <text:p>E(d) / lux</text:p>
          </table:table-cell>
          <table:covered-table-cell table:style-name="Default"/>
          <table:covered-table-cell/>
          <table:table-cell table:number-columns-repeated="8"/>
        </table:table-row>
        <table:table-row table:style-name="ro4">
          <table:table-cell office:value-type="string">
            <text:p>Distance / m</text:p>
          </table:table-cell>
          <table:table-cell table:style-name="ce35" office:value-type="string">
            <text:p>spot</text:p>
          </table:table-cell>
          <table:table-cell table:style-name="ce35" office:value-type="string">
            <text:p>flood</text:p>
          </table:table-cell>
          <table:table-cell table:style-name="ce35" office:value-type="string">
            <text:p>sum</text:p>
          </table:table-cell>
          <table:table-cell table:number-columns-repeated="8"/>
        </table:table-row>
        <table:table-row table:style-name="ro4">
          <table:table-cell office:value-type="float" office:value="0">
            <text:p>0</text:p>
          </table:table-cell>
          <table:table-cell table:formula="of:=[.B$9]*[$input.B$9]/([$input.$B$12]^2+[.$A15]^2)*EXP(-((PI()/2+[.B$10]+[.$B$11])^2/[$input.B$15]^2))" office:value-type="float" office:value="5.69697335610067E-075">
            <text:p>5,69697335610067E-075</text:p>
          </table:table-cell>
          <table:table-cell table:formula="of:=[.C$9]*[$input.C$9]/([$input.$B$12]^2+[.$A15]^2)*EXP(-((PI()/2+[.C$10]+[.$B$11])^2/[$input.C$15]^2))" office:value-type="float" office:value="0">
            <text:p>0</text:p>
          </table:table-cell>
          <table:table-cell table:formula="of:=[.B15]+[.C15]" office:value-type="float" office:value="5.69697335610067E-075">
            <text:p>5,69697335610067E-075</text:p>
          </table:table-cell>
          <table:table-cell table:number-columns-repeated="8"/>
        </table:table-row>
        <table:table-row table:style-name="ro4">
          <table:table-cell office:value-type="float" office:value="0.1">
            <text:p>0,1</text:p>
          </table:table-cell>
          <table:table-cell table:formula="of:=[.B$9]*[$input.B$9]/([$input.$B$12]^2+[.$A16]^2)*EXP(-((ATAN([$input.$B$12]/[.$A16])+[.B$10]+[.$B$11])^2/[$input.B$15]^2))" office:value-type="float" office:value="3.31238157263703E-070">
            <text:p>3,31238157263703E-070</text:p>
          </table:table-cell>
          <table:table-cell table:formula="of:=[.C$9]*[$input.C$9]/([$input.$B$12]^2+[.$A16]^2)*EXP(-((ATAN([$input.$B$12]/[.$A16])+[.C$10]+[.$B$11])^2/[$input.C$15]^2))" office:value-type="float" office:value="0">
            <text:p>0</text:p>
          </table:table-cell>
          <table:table-cell table:formula="of:=[.B16]+[.C16]" office:value-type="float" office:value="3.31238157263703E-070">
            <text:p>3,31238157263703E-070</text:p>
          </table:table-cell>
          <table:table-cell table:number-columns-repeated="8"/>
        </table:table-row>
        <table:table-row table:style-name="ro4">
          <table:table-cell office:value-type="float" office:value="0.2">
            <text:p>0,2</text:p>
          </table:table-cell>
          <table:table-cell table:formula="of:=[.B$9]*[$input.B$9]/([$input.$B$12]^2+[.$A17]^2)*EXP(-((ATAN([$input.$B$12]/[.$A17])+[.B$10]+[.$B$11])^2/[$input.B$15]^2))" office:value-type="float" office:value="1.28476031404751E-065">
            <text:p>1,28476031404751E-065</text:p>
          </table:table-cell>
          <table:table-cell table:formula="of:=[.C$9]*[$input.C$9]/([$input.$B$12]^2+[.$A17]^2)*EXP(-((ATAN([$input.$B$12]/[.$A17])+[.C$10]+[.$B$11])^2/[$input.C$15]^2))" office:value-type="float" office:value="0">
            <text:p>0</text:p>
          </table:table-cell>
          <table:table-cell table:formula="of:=[.B17]+[.C17]" office:value-type="float" office:value="1.28476031404751E-065">
            <text:p>1,28476031404751E-065</text:p>
          </table:table-cell>
          <table:table-cell table:number-columns-repeated="8"/>
        </table:table-row>
        <table:table-row table:style-name="ro4">
          <table:table-cell office:value-type="float" office:value="0.3">
            <text:p>0,3</text:p>
          </table:table-cell>
          <table:table-cell table:formula="of:=[.B$9]*[$input.B$9]/([$input.$B$12]^2+[.$A18]^2)*EXP(-((ATAN([$input.$B$12]/[.$A18])+[.B$10]+[.$B$11])^2/[$input.B$15]^2))" office:value-type="float" office:value="3.18283299468007E-061">
            <text:p>3,18283299468007E-061</text:p>
          </table:table-cell>
          <table:table-cell table:formula="of:=[.C$9]*[$input.C$9]/([$input.$B$12]^2+[.$A18]^2)*EXP(-((ATAN([$input.$B$12]/[.$A18])+[.C$10]+[.$B$11])^2/[$input.C$15]^2))" office:value-type="float" office:value="0">
            <text:p>0</text:p>
          </table:table-cell>
          <table:table-cell table:formula="of:=[.B18]+[.C18]" office:value-type="float" office:value="3.18283299468007E-061">
            <text:p>3,18283299468007E-061</text:p>
          </table:table-cell>
          <table:table-cell table:number-columns-repeated="8"/>
        </table:table-row>
        <table:table-row table:style-name="ro4">
          <table:table-cell office:value-type="float" office:value="0.4">
            <text:p>0,4</text:p>
          </table:table-cell>
          <table:table-cell table:formula="of:=[.B$9]*[$input.B$9]/([$input.$B$12]^2+[.$A19]^2)*EXP(-((ATAN([$input.$B$12]/[.$A19])+[.B$10]+[.$B$11])^2/[$input.B$15]^2))" office:value-type="float" office:value="4.8674921419185E-057">
            <text:p>4,8674921419185E-057</text:p>
          </table:table-cell>
          <table:table-cell table:formula="of:=[.C$9]*[$input.C$9]/([$input.$B$12]^2+[.$A19]^2)*EXP(-((ATAN([$input.$B$12]/[.$A19])+[.C$10]+[.$B$11])^2/[$input.C$15]^2))" office:value-type="float" office:value="0">
            <text:p>0</text:p>
          </table:table-cell>
          <table:table-cell table:formula="of:=[.B19]+[.C19]" office:value-type="float" office:value="4.8674921419185E-057">
            <text:p>4,8674921419185E-057</text:p>
          </table:table-cell>
          <table:table-cell table:number-columns-repeated="8"/>
        </table:table-row>
        <table:table-row table:style-name="ro4">
          <table:table-cell office:value-type="float" office:value="0.5">
            <text:p>0,5</text:p>
          </table:table-cell>
          <table:table-cell table:formula="of:=[.B$9]*[$input.B$9]/([$input.$B$12]^2+[.$A20]^2)*EXP(-((ATAN([$input.$B$12]/[.$A20])+[.B$10]+[.$B$11])^2/[$input.B$15]^2))" office:value-type="float" office:value="4.48467908451051E-053">
            <text:p>4,48467908451051E-053</text:p>
          </table:table-cell>
          <table:table-cell table:formula="of:=[.C$9]*[$input.C$9]/([$input.$B$12]^2+[.$A20]^2)*EXP(-((ATAN([$input.$B$12]/[.$A20])+[.C$10]+[.$B$11])^2/[$input.C$15]^2))" office:value-type="float" office:value="0">
            <text:p>0</text:p>
          </table:table-cell>
          <table:table-cell table:formula="of:=[.B20]+[.C20]" office:value-type="float" office:value="4.48467908451051E-053">
            <text:p>4,48467908451051E-053</text:p>
          </table:table-cell>
          <table:table-cell table:number-columns-repeated="8"/>
        </table:table-row>
        <table:table-row table:style-name="ro4">
          <table:table-cell office:value-type="float" office:value="0.6">
            <text:p>0,6</text:p>
          </table:table-cell>
          <table:table-cell table:formula="of:=[.B$9]*[$input.B$9]/([$input.$B$12]^2+[.$A21]^2)*EXP(-((ATAN([$input.$B$12]/[.$A21])+[.B$10]+[.$B$11])^2/[$input.B$15]^2))" office:value-type="float" office:value="2.45317596478154E-049">
            <text:p>2,45317596478154E-049</text:p>
          </table:table-cell>
          <table:table-cell table:formula="of:=[.C$9]*[$input.C$9]/([$input.$B$12]^2+[.$A21]^2)*EXP(-((ATAN([$input.$B$12]/[.$A21])+[.C$10]+[.$B$11])^2/[$input.C$15]^2))" office:value-type="float" office:value="0">
            <text:p>0</text:p>
          </table:table-cell>
          <table:table-cell table:formula="of:=[.B21]+[.C21]" office:value-type="float" office:value="2.45317596478154E-049">
            <text:p>2,45317596478154E-049</text:p>
          </table:table-cell>
          <table:table-cell table:number-columns-repeated="8"/>
        </table:table-row>
        <table:table-row table:style-name="ro4">
          <table:table-cell office:value-type="float" office:value="0.7">
            <text:p>0,7</text:p>
          </table:table-cell>
          <table:table-cell table:formula="of:=[.B$9]*[$input.B$9]/([$input.$B$12]^2+[.$A22]^2)*EXP(-((ATAN([$input.$B$12]/[.$A22])+[.B$10]+[.$B$11])^2/[$input.B$15]^2))" office:value-type="float" office:value="7.92310622304024E-046">
            <text:p>7,92310622304024E-046</text:p>
          </table:table-cell>
          <table:table-cell table:formula="of:=[.C$9]*[$input.C$9]/([$input.$B$12]^2+[.$A22]^2)*EXP(-((ATAN([$input.$B$12]/[.$A22])+[.C$10]+[.$B$11])^2/[$input.C$15]^2))" office:value-type="float" office:value="0">
            <text:p>0</text:p>
          </table:table-cell>
          <table:table-cell table:formula="of:=[.B22]+[.C22]" office:value-type="float" office:value="7.92310622304024E-046">
            <text:p>7,92310622304024E-046</text:p>
          </table:table-cell>
          <table:table-cell table:number-columns-repeated="2"/>
          <table:table-cell office:value-type="float" office:value="-0.2577602767839">
            <text:p>-0,2577602768</text:p>
          </table:table-cell>
          <table:table-cell table:formula="of:=[.G22]/PI()*180" office:value-type="float" office:value="-14.7685759858414">
            <text:p>-14,76857598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float" office:value="0.8">
            <text:p>0,8</text:p>
          </table:table-cell>
          <table:table-cell table:formula="of:=[.B$9]*[$input.B$9]/([$input.$B$12]^2+[.$A23]^2)*EXP(-((ATAN([$input.$B$12]/[.$A23])+[.B$10]+[.$B$11])^2/[$input.B$15]^2))" office:value-type="float" office:value="1.51495202042717E-042">
            <text:p>1,51495202042717E-042</text:p>
          </table:table-cell>
          <table:table-cell table:formula="of:=[.C$9]*[$input.C$9]/([$input.$B$12]^2+[.$A23]^2)*EXP(-((ATAN([$input.$B$12]/[.$A23])+[.C$10]+[.$B$11])^2/[$input.C$15]^2))" office:value-type="float" office:value="0">
            <text:p>0</text:p>
          </table:table-cell>
          <table:table-cell table:formula="of:=[.B23]+[.C23]" office:value-type="float" office:value="1.51495202042717E-042">
            <text:p>1,51495202042717E-042</text:p>
          </table:table-cell>
          <table:table-cell table:number-columns-repeated="2"/>
          <table:table-cell office:value-type="float" office:value="-0.24350467181515">
            <text:p>-0,2435046718</text:p>
          </table:table-cell>
          <table:table-cell table:formula="of:=[.G23]/PI()*180" office:value-type="float" office:value="-13.9517899867263">
            <text:p>-13,9517899867</text:p>
          </table:table-cell>
          <table:table-cell office:value-type="float" office:value="0.043">
            <text:p>0,04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0.9">
            <text:p>0,9</text:p>
          </table:table-cell>
          <table:table-cell table:formula="of:=[.B$9]*[$input.B$9]/([$input.$B$12]^2+[.$A24]^2)*EXP(-((ATAN([$input.$B$12]/[.$A24])+[.B$10]+[.$B$11])^2/[$input.B$15]^2))" office:value-type="float" office:value="1.73172618850546E-039">
            <text:p>1,73172618850546E-039</text:p>
          </table:table-cell>
          <table:table-cell table:formula="of:=[.C$9]*[$input.C$9]/([$input.$B$12]^2+[.$A24]^2)*EXP(-((ATAN([$input.$B$12]/[.$A24])+[.C$10]+[.$B$11])^2/[$input.C$15]^2))" office:value-type="float" office:value="0">
            <text:p>0</text:p>
          </table:table-cell>
          <table:table-cell table:formula="of:=[.B24]+[.C24]" office:value-type="float" office:value="1.73172618850546E-039">
            <text:p>1,73172618850546E-039</text:p>
          </table:table-cell>
          <table:table-cell table:number-columns-repeated="2"/>
          <table:table-cell office:value-type="float" office:value="-0.2292490668464">
            <text:p>-0,2292490668</text:p>
          </table:table-cell>
          <table:table-cell table:formula="of:=[.G24]/PI()*180" office:value-type="float" office:value="-13.1350039876112">
            <text:p>-13,1350039876</text:p>
          </table:table-cell>
          <table:table-cell office:value-type="float" office:value="0.088">
            <text:p>0,088</text:p>
          </table:table-cell>
          <table:table-cell office:value-type="float" office:value="0.972">
            <text:p>0,97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1">
            <text:p>1</text:p>
          </table:table-cell>
          <table:table-cell table:formula="of:=[.B$9]*[$input.B$9]/([$input.$B$12]^2+[.$A25]^2)*EXP(-((ATAN([$input.$B$12]/[.$A25])+[.B$10]+[.$B$11])^2/[$input.B$15]^2))" office:value-type="float" office:value="1.201990393149E-036">
            <text:p>1,201990393149E-036</text:p>
          </table:table-cell>
          <table:table-cell table:formula="of:=[.C$9]*[$input.C$9]/([$input.$B$12]^2+[.$A25]^2)*EXP(-((ATAN([$input.$B$12]/[.$A25])+[.C$10]+[.$B$11])^2/[$input.C$15]^2))" office:value-type="float" office:value="0">
            <text:p>0</text:p>
          </table:table-cell>
          <table:table-cell table:formula="of:=[.B25]+[.C25]" office:value-type="float" office:value="1.201990393149E-036">
            <text:p>1,201990393149E-036</text:p>
          </table:table-cell>
          <table:table-cell table:formula="of:=MAX([.D15:.D265])" office:value-type="float" office:value="6.20509572425535">
            <text:p>6,2050957243</text:p>
          </table:table-cell>
          <table:table-cell/>
          <table:table-cell office:value-type="float" office:value="-0.214993461877651">
            <text:p>-0,2149934619</text:p>
          </table:table-cell>
          <table:table-cell table:formula="of:=[.G25]/PI()*180" office:value-type="float" office:value="-12.3182179884962">
            <text:p>-12,3182179885</text:p>
          </table:table-cell>
          <table:table-cell office:value-type="float" office:value="0.137">
            <text:p>0,137</text:p>
          </table:table-cell>
          <table:table-cell office:value-type="float" office:value="0.961">
            <text:p>0,96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1.1">
            <text:p>1,1</text:p>
          </table:table-cell>
          <table:table-cell table:formula="of:=[.B$9]*[$input.B$9]/([$input.$B$12]^2+[.$A26]^2)*EXP(-((ATAN([$input.$B$12]/[.$A26])+[.B$10]+[.$B$11])^2/[$input.B$15]^2))" office:value-type="float" office:value="5.16885935776613E-034">
            <text:p>5,16885935776613E-034</text:p>
          </table:table-cell>
          <table:table-cell table:formula="of:=[.C$9]*[$input.C$9]/([$input.$B$12]^2+[.$A26]^2)*EXP(-((ATAN([$input.$B$12]/[.$A26])+[.C$10]+[.$B$11])^2/[$input.C$15]^2))" office:value-type="float" office:value="0">
            <text:p>0</text:p>
          </table:table-cell>
          <table:table-cell table:formula="of:=[.B26]+[.C26]" office:value-type="float" office:value="5.16885935776613E-034">
            <text:p>5,16885935776613E-034</text:p>
          </table:table-cell>
          <table:table-cell table:number-columns-repeated="2"/>
          <table:table-cell office:value-type="float" office:value="-0.200737856908901">
            <text:p>-0,2007378569</text:p>
          </table:table-cell>
          <table:table-cell table:formula="of:=[.G26]/PI()*180" office:value-type="float" office:value="-11.5014319893811">
            <text:p>-11,5014319894</text:p>
          </table:table-cell>
          <table:table-cell office:value-type="float" office:value="0.187">
            <text:p>0,187</text:p>
          </table:table-cell>
          <table:table-cell office:value-type="float" office:value="0.934">
            <text:p>0,93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1.2">
            <text:p>1,2</text:p>
          </table:table-cell>
          <table:table-cell table:formula="of:=[.B$9]*[$input.B$9]/([$input.$B$12]^2+[.$A27]^2)*EXP(-((ATAN([$input.$B$12]/[.$A27])+[.B$10]+[.$B$11])^2/[$input.B$15]^2))" office:value-type="float" office:value="1.40969318223928E-031">
            <text:p>1,40969318223928E-031</text:p>
          </table:table-cell>
          <table:table-cell table:formula="of:=[.C$9]*[$input.C$9]/([$input.$B$12]^2+[.$A27]^2)*EXP(-((ATAN([$input.$B$12]/[.$A27])+[.C$10]+[.$B$11])^2/[$input.C$15]^2))" office:value-type="float" office:value="0">
            <text:p>0</text:p>
          </table:table-cell>
          <table:table-cell table:formula="of:=[.B27]+[.C27]" office:value-type="float" office:value="1.40969318223928E-031">
            <text:p>1,40969318223928E-031</text:p>
          </table:table-cell>
          <table:table-cell table:number-columns-repeated="2"/>
          <table:table-cell office:value-type="float" office:value="-0.186482251940151">
            <text:p>-0,1864822519</text:p>
          </table:table-cell>
          <table:table-cell table:formula="of:=[.G27]/PI()*180" office:value-type="float" office:value="-10.684645990266">
            <text:p>-10,6846459903</text:p>
          </table:table-cell>
          <table:table-cell office:value-type="float" office:value="0.239">
            <text:p>0,239</text:p>
          </table:table-cell>
          <table:table-cell office:value-type="float" office:value="0.908">
            <text:p>0,908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1.3">
            <text:p>1,3</text:p>
          </table:table-cell>
          <table:table-cell table:formula="of:=[.B$9]*[$input.B$9]/([$input.$B$12]^2+[.$A28]^2)*EXP(-((ATAN([$input.$B$12]/[.$A28])+[.B$10]+[.$B$11])^2/[$input.B$15]^2))" office:value-type="float" office:value="2.50153422391698E-029">
            <text:p>2,50153422391698E-029</text:p>
          </table:table-cell>
          <table:table-cell table:formula="of:=[.C$9]*[$input.C$9]/([$input.$B$12]^2+[.$A28]^2)*EXP(-((ATAN([$input.$B$12]/[.$A28])+[.C$10]+[.$B$11])^2/[$input.C$15]^2))" office:value-type="float" office:value="0">
            <text:p>0</text:p>
          </table:table-cell>
          <table:table-cell table:formula="of:=[.B28]+[.C28]" office:value-type="float" office:value="2.50153422391698E-029">
            <text:p>2,50153422391698E-029</text:p>
          </table:table-cell>
          <table:table-cell table:number-columns-repeated="2"/>
          <table:table-cell office:value-type="float" office:value="-0.172226646971401">
            <text:p>-0,172226647</text:p>
          </table:table-cell>
          <table:table-cell table:formula="of:=[.G28]/PI()*180" office:value-type="float" office:value="-9.86785999115086">
            <text:p>-9,8678599912</text:p>
          </table:table-cell>
          <table:table-cell office:value-type="float" office:value="0.294">
            <text:p>0,294</text:p>
          </table:table-cell>
          <table:table-cell office:value-type="float" office:value="0.881">
            <text:p>0,88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1.4">
            <text:p>1,4</text:p>
          </table:table-cell>
          <table:table-cell table:formula="of:=[.B$9]*[$input.B$9]/([$input.$B$12]^2+[.$A29]^2)*EXP(-((ATAN([$input.$B$12]/[.$A29])+[.B$10]+[.$B$11])^2/[$input.B$15]^2))" office:value-type="float" office:value="2.96681325055094E-027">
            <text:p>2,96681325055094E-027</text:p>
          </table:table-cell>
          <table:table-cell table:formula="of:=[.C$9]*[$input.C$9]/([$input.$B$12]^2+[.$A29]^2)*EXP(-((ATAN([$input.$B$12]/[.$A29])+[.C$10]+[.$B$11])^2/[$input.C$15]^2))" office:value-type="float" office:value="0">
            <text:p>0</text:p>
          </table:table-cell>
          <table:table-cell table:formula="of:=[.B29]+[.C29]" office:value-type="float" office:value="2.96681325055094E-027">
            <text:p>2,96681325055094E-027</text:p>
          </table:table-cell>
          <table:table-cell table:number-columns-repeated="2"/>
          <table:table-cell office:value-type="float" office:value="-0.157971042002652">
            <text:p>-0,157971042</text:p>
          </table:table-cell>
          <table:table-cell table:formula="of:=[.G29]/PI()*180" office:value-type="float" office:value="-9.05107399203582">
            <text:p>-9,051073992</text:p>
          </table:table-cell>
          <table:table-cell office:value-type="float" office:value="0.351">
            <text:p>0,351</text:p>
          </table:table-cell>
          <table:table-cell office:value-type="float" office:value="0.852">
            <text:p>0,85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float" office:value="1.5">
            <text:p>1,5</text:p>
          </table:table-cell>
          <table:table-cell table:formula="of:=[.B$9]*[$input.B$9]/([$input.$B$12]^2+[.$A30]^2)*EXP(-((ATAN([$input.$B$12]/[.$A30])+[.B$10]+[.$B$11])^2/[$input.B$15]^2))" office:value-type="float" office:value="2.41664674218661E-025">
            <text:p>2,41664674218661E-025</text:p>
          </table:table-cell>
          <table:table-cell table:formula="of:=[.C$9]*[$input.C$9]/([$input.$B$12]^2+[.$A30]^2)*EXP(-((ATAN([$input.$B$12]/[.$A30])+[.C$10]+[.$B$11])^2/[$input.C$15]^2))" office:value-type="float" office:value="0">
            <text:p>0</text:p>
          </table:table-cell>
          <table:table-cell table:formula="of:=[.B30]+[.C30]" office:value-type="float" office:value="2.41664674218661E-025">
            <text:p>2,41664674218661E-025</text:p>
          </table:table-cell>
          <table:table-cell table:number-columns-repeated="2"/>
          <table:table-cell office:value-type="float" office:value="-0.143715437033902">
            <text:p>-0,143715437</text:p>
          </table:table-cell>
          <table:table-cell table:formula="of:=[.G30]/PI()*180" office:value-type="float" office:value="-8.23428799292072">
            <text:p>-8,2342879929</text:p>
          </table:table-cell>
          <table:table-cell office:value-type="float" office:value="0.404">
            <text:p>0,404</text:p>
          </table:table-cell>
          <table:table-cell office:value-type="float" office:value="0.808">
            <text:p>0,8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1.6">
            <text:p>1,6</text:p>
          </table:table-cell>
          <table:table-cell table:formula="of:=[.B$9]*[$input.B$9]/([$input.$B$12]^2+[.$A31]^2)*EXP(-((ATAN([$input.$B$12]/[.$A31])+[.B$10]+[.$B$11])^2/[$input.B$15]^2))" office:value-type="float" office:value="1.38906723611746E-023">
            <text:p>1,38906723611746E-023</text:p>
          </table:table-cell>
          <table:table-cell table:formula="of:=[.C$9]*[$input.C$9]/([$input.$B$12]^2+[.$A31]^2)*EXP(-((ATAN([$input.$B$12]/[.$A31])+[.C$10]+[.$B$11])^2/[$input.C$15]^2))" office:value-type="float" office:value="0">
            <text:p>0</text:p>
          </table:table-cell>
          <table:table-cell table:formula="of:=[.B31]+[.C31]" office:value-type="float" office:value="1.38906723611746E-023">
            <text:p>1,38906723611746E-023</text:p>
          </table:table-cell>
          <table:table-cell table:number-columns-repeated="2"/>
          <table:table-cell office:value-type="float" office:value="-0.129459832065152">
            <text:p>-0,1294598321</text:p>
          </table:table-cell>
          <table:table-cell table:formula="of:=[.G31]/PI()*180" office:value-type="float" office:value="-7.41750199380562">
            <text:p>-7,4175019938</text:p>
          </table:table-cell>
          <table:table-cell office:value-type="float" office:value="0.495">
            <text:p>0,495</text:p>
          </table:table-cell>
          <table:table-cell office:value-type="float" office:value="0.73">
            <text:p>0,73</text:p>
          </table:table-cell>
          <table:table-cell office:value-type="float" office:value="143">
            <text:p>143</text:p>
          </table:table-cell>
          <table:table-cell office:value-type="float" office:value="97">
            <text:p>97</text:p>
          </table:table-cell>
        </table:table-row>
        <table:table-row table:style-name="ro4">
          <table:table-cell office:value-type="float" office:value="1.7">
            <text:p>1,7</text:p>
          </table:table-cell>
          <table:table-cell table:formula="of:=[.B$9]*[$input.B$9]/([$input.$B$12]^2+[.$A32]^2)*EXP(-((ATAN([$input.$B$12]/[.$A32])+[.B$10]+[.$B$11])^2/[$input.B$15]^2))" office:value-type="float" office:value="5.78452283759973E-022">
            <text:p>5,78452283759973E-022</text:p>
          </table:table-cell>
          <table:table-cell table:formula="of:=[.C$9]*[$input.C$9]/([$input.$B$12]^2+[.$A32]^2)*EXP(-((ATAN([$input.$B$12]/[.$A32])+[.C$10]+[.$B$11])^2/[$input.C$15]^2))" office:value-type="float" office:value="0">
            <text:p>0</text:p>
          </table:table-cell>
          <table:table-cell table:formula="of:=[.B32]+[.C32]" office:value-type="float" office:value="5.78452283759973E-022">
            <text:p>5,78452283759973E-022</text:p>
          </table:table-cell>
          <table:table-cell table:number-columns-repeated="2"/>
          <table:table-cell office:value-type="float" office:value="-0.115204227096402">
            <text:p>-0,1152042271</text:p>
          </table:table-cell>
          <table:table-cell table:formula="of:=[.G32]/PI()*180" office:value-type="float" office:value="-6.60071599469051">
            <text:p>-6,6007159947</text:p>
          </table:table-cell>
          <table:table-cell office:value-type="float" office:value="0.581">
            <text:p>0,581</text:p>
          </table:table-cell>
          <table:table-cell office:value-type="float" office:value="0.642">
            <text:p>0,642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</table:table-row>
        <table:table-row table:style-name="ro4">
          <table:table-cell office:value-type="float" office:value="1.8">
            <text:p>1,8</text:p>
          </table:table-cell>
          <table:table-cell table:formula="of:=[.B$9]*[$input.B$9]/([$input.$B$12]^2+[.$A33]^2)*EXP(-((ATAN([$input.$B$12]/[.$A33])+[.B$10]+[.$B$11])^2/[$input.B$15]^2))" office:value-type="float" office:value="1.78993882634916E-020">
            <text:p>1,78993882634916E-020</text:p>
          </table:table-cell>
          <table:table-cell table:formula="of:=[.C$9]*[$input.C$9]/([$input.$B$12]^2+[.$A33]^2)*EXP(-((ATAN([$input.$B$12]/[.$A33])+[.C$10]+[.$B$11])^2/[$input.C$15]^2))" office:value-type="float" office:value="0">
            <text:p>0</text:p>
          </table:table-cell>
          <table:table-cell table:formula="of:=[.B33]+[.C33]" office:value-type="float" office:value="1.78993882634916E-020">
            <text:p>1,78993882634916E-020</text:p>
          </table:table-cell>
          <table:table-cell table:number-columns-repeated="2"/>
          <table:table-cell office:value-type="float" office:value="-0.100948622127652">
            <text:p>-0,1009486221</text:p>
          </table:table-cell>
          <table:table-cell table:formula="of:=[.G33]/PI()*180" office:value-type="float" office:value="-5.78392999557541">
            <text:p>-5,7839299956</text:p>
          </table:table-cell>
          <table:table-cell office:value-type="float" office:value="0.665">
            <text:p>0,665</text:p>
          </table:table-cell>
          <table:table-cell office:value-type="float" office:value="0.553">
            <text:p>0,553</text:p>
          </table:table-cell>
          <table:table-cell office:value-type="float" office:value="109">
            <text:p>109</text:p>
          </table:table-cell>
          <table:table-cell office:value-type="float" office:value="131">
            <text:p>131</text:p>
          </table:table-cell>
        </table:table-row>
        <table:table-row table:style-name="ro4">
          <table:table-cell office:value-type="float" office:value="1.9">
            <text:p>1,9</text:p>
          </table:table-cell>
          <table:table-cell table:formula="of:=[.B$9]*[$input.B$9]/([$input.$B$12]^2+[.$A34]^2)*EXP(-((ATAN([$input.$B$12]/[.$A34])+[.B$10]+[.$B$11])^2/[$input.B$15]^2))" office:value-type="float" office:value="4.21567864556161E-019">
            <text:p>4,21567864556161E-019</text:p>
          </table:table-cell>
          <table:table-cell table:formula="of:=[.C$9]*[$input.C$9]/([$input.$B$12]^2+[.$A34]^2)*EXP(-((ATAN([$input.$B$12]/[.$A34])+[.C$10]+[.$B$11])^2/[$input.C$15]^2))" office:value-type="float" office:value="0">
            <text:p>0</text:p>
          </table:table-cell>
          <table:table-cell table:formula="of:=[.B34]+[.C34]" office:value-type="float" office:value="4.21567864556161E-019">
            <text:p>4,21567864556161E-019</text:p>
          </table:table-cell>
          <table:table-cell table:number-columns-repeated="2"/>
          <table:table-cell office:value-type="float" office:value="-0.0866930171589027">
            <text:p>-0,0866930172</text:p>
          </table:table-cell>
          <table:table-cell table:formula="of:=[.G34]/PI()*180" office:value-type="float" office:value="-4.96714399646035">
            <text:p>-4,9671439965</text:p>
          </table:table-cell>
          <table:table-cell office:value-type="float" office:value="0.735">
            <text:p>0,735</text:p>
          </table:table-cell>
          <table:table-cell office:value-type="float" office:value="0.457">
            <text:p>0,457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</table:table-row>
        <table:table-row table:style-name="ro4">
          <table:table-cell office:value-type="float" office:value="2">
            <text:p>2</text:p>
          </table:table-cell>
          <table:table-cell table:formula="of:=[.B$9]*[$input.B$9]/([$input.$B$12]^2+[.$A35]^2)*EXP(-((ATAN([$input.$B$12]/[.$A35])+[.B$10]+[.$B$11])^2/[$input.B$15]^2))" office:value-type="float" office:value="7.72970237825212E-018">
            <text:p>7,72970237825212E-018</text:p>
          </table:table-cell>
          <table:table-cell table:formula="of:=[.C$9]*[$input.C$9]/([$input.$B$12]^2+[.$A35]^2)*EXP(-((ATAN([$input.$B$12]/[.$A35])+[.C$10]+[.$B$11])^2/[$input.C$15]^2))" office:value-type="float" office:value="0">
            <text:p>0</text:p>
          </table:table-cell>
          <table:table-cell table:formula="of:=[.B35]+[.C35]" office:value-type="float" office:value="7.72970237825212E-018">
            <text:p>7,72970237825212E-018</text:p>
          </table:table-cell>
          <table:table-cell table:number-columns-repeated="2"/>
          <table:table-cell office:value-type="float" office:value="-0.0724374121901529">
            <text:p>-0,0724374122</text:p>
          </table:table-cell>
          <table:table-cell table:formula="of:=[.G35]/PI()*180" office:value-type="float" office:value="-4.15035799734526">
            <text:p>-4,1503579973</text:p>
          </table:table-cell>
          <table:table-cell office:value-type="float" office:value="0.801">
            <text:p>0,801</text:p>
          </table:table-cell>
          <table:table-cell office:value-type="float" office:value="0.364">
            <text:p>0,36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4">
          <table:table-cell office:value-type="float" office:value="2.1">
            <text:p>2,1</text:p>
          </table:table-cell>
          <table:table-cell table:formula="of:=[.B$9]*[$input.B$9]/([$input.$B$12]^2+[.$A36]^2)*EXP(-((ATAN([$input.$B$12]/[.$A36])+[.B$10]+[.$B$11])^2/[$input.B$15]^2))" office:value-type="float" office:value="1.12686780206991E-016">
            <text:p>1,12686780206991E-016</text:p>
          </table:table-cell>
          <table:table-cell table:formula="of:=[.C$9]*[$input.C$9]/([$input.$B$12]^2+[.$A36]^2)*EXP(-((ATAN([$input.$B$12]/[.$A36])+[.C$10]+[.$B$11])^2/[$input.C$15]^2))" office:value-type="float" office:value="0">
            <text:p>0</text:p>
          </table:table-cell>
          <table:table-cell table:formula="of:=[.B36]+[.C36]" office:value-type="float" office:value="1.12686780206991E-016">
            <text:p>1,12686780206991E-016</text:p>
          </table:table-cell>
          <table:table-cell table:number-columns-repeated="2"/>
          <table:table-cell office:value-type="float" office:value="-0.0581818072214032">
            <text:p>-0,0581818072</text:p>
          </table:table-cell>
          <table:table-cell table:formula="of:=[.G36]/PI()*180" office:value-type="float" office:value="-3.33357199823018">
            <text:p>-3,3335719982</text:p>
          </table:table-cell>
          <table:table-cell office:value-type="float" office:value="0.859">
            <text:p>0,859</text:p>
          </table:table-cell>
          <table:table-cell office:value-type="float" office:value="0.274">
            <text:p>0,274</text:p>
          </table:table-cell>
          <table:table-cell office:value-type="float" office:value="29">
            <text:p>29</text:p>
          </table:table-cell>
          <table:table-cell office:value-type="float" office:value="91">
            <text:p>91</text:p>
          </table:table-cell>
        </table:table-row>
        <table:table-row table:style-name="ro4">
          <table:table-cell office:value-type="float" office:value="2.2">
            <text:p>2,2</text:p>
          </table:table-cell>
          <table:table-cell table:formula="of:=[.B$9]*[$input.B$9]/([$input.$B$12]^2+[.$A37]^2)*EXP(-((ATAN([$input.$B$12]/[.$A37])+[.B$10]+[.$B$11])^2/[$input.B$15]^2))" office:value-type="float" office:value="1.3319246006176E-015">
            <text:p>1,3319246006176E-015</text:p>
          </table:table-cell>
          <table:table-cell table:formula="of:=[.C$9]*[$input.C$9]/([$input.$B$12]^2+[.$A37]^2)*EXP(-((ATAN([$input.$B$12]/[.$A37])+[.C$10]+[.$B$11])^2/[$input.C$15]^2))" office:value-type="float" office:value="0">
            <text:p>0</text:p>
          </table:table-cell>
          <table:table-cell table:formula="of:=[.B37]+[.C37]" office:value-type="float" office:value="1.3319246006176E-015">
            <text:p>1,3319246006176E-015</text:p>
          </table:table-cell>
          <table:table-cell table:number-columns-repeated="2"/>
          <table:table-cell office:value-type="float" office:value="-0.0439262022526534">
            <text:p>-0,0439262023</text:p>
          </table:table-cell>
          <table:table-cell table:formula="of:=[.G37]/PI()*180" office:value-type="float" office:value="-2.51678599911509">
            <text:p>-2,5167859991</text:p>
          </table:table-cell>
          <table:table-cell office:value-type="float" office:value="0.909">
            <text:p>0,909</text:p>
          </table:table-cell>
          <table:table-cell office:value-type="float" office:value="0.187">
            <text:p>0,187</text:p>
          </table:table-cell>
          <table:table-cell office:value-type="float" office:value="41">
            <text:p>41</text:p>
          </table:table-cell>
          <table:table-cell office:value-type="float" office:value="199">
            <text:p>199</text:p>
          </table:table-cell>
        </table:table-row>
        <table:table-row table:style-name="ro4">
          <table:table-cell office:value-type="float" office:value="2.3">
            <text:p>2,3</text:p>
          </table:table-cell>
          <table:table-cell table:formula="of:=[.B$9]*[$input.B$9]/([$input.$B$12]^2+[.$A38]^2)*EXP(-((ATAN([$input.$B$12]/[.$A38])+[.B$10]+[.$B$11])^2/[$input.B$15]^2))" office:value-type="float" office:value="0.0000000000000129958849599389">
            <text:p>1,29958849599389E-014</text:p>
          </table:table-cell>
          <table:table-cell table:formula="of:=[.C$9]*[$input.C$9]/([$input.$B$12]^2+[.$A38]^2)*EXP(-((ATAN([$input.$B$12]/[.$A38])+[.C$10]+[.$B$11])^2/[$input.C$15]^2))" office:value-type="float" office:value="0">
            <text:p>0</text:p>
          </table:table-cell>
          <table:table-cell table:formula="of:=[.B38]+[.C38]" office:value-type="float" office:value="0.0000000000000129958849599389">
            <text:p>1,29958849599389E-014</text:p>
          </table:table-cell>
          <table:table-cell table:number-columns-repeated="2"/>
          <table:table-cell office:value-type="float" office:value="-0.0296705972839036">
            <text:p>-0,0296705973</text:p>
          </table:table-cell>
          <table:table-cell table:formula="of:=[.G38]/PI()*180" office:value-type="float" office:value="-1.7">
            <text:p>-1,7</text:p>
          </table:table-cell>
          <table:table-cell office:value-type="float" office:value="0.952">
            <text:p>0,952</text:p>
          </table:table-cell>
          <table:table-cell office:value-type="float" office:value="0.106">
            <text:p>0,10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float" office:value="2.4">
            <text:p>2,4</text:p>
          </table:table-cell>
          <table:table-cell table:formula="of:=[.B$9]*[$input.B$9]/([$input.$B$12]^2+[.$A39]^2)*EXP(-((ATAN([$input.$B$12]/[.$A39])+[.B$10]+[.$B$11])^2/[$input.B$15]^2))" office:value-type="float" office:value="0.000000000000106423600855858">
            <text:p>1,06423600855858E-013</text:p>
          </table:table-cell>
          <table:table-cell table:formula="of:=[.C$9]*[$input.C$9]/([$input.$B$12]^2+[.$A39]^2)*EXP(-((ATAN([$input.$B$12]/[.$A39])+[.C$10]+[.$B$11])^2/[$input.C$15]^2))" office:value-type="float" office:value="0">
            <text:p>0</text:p>
          </table:table-cell>
          <table:table-cell table:formula="of:=[.B39]+[.C39]" office:value-type="float" office:value="0.000000000000106423600855858">
            <text:p>1,06423600855858E-013</text:p>
          </table:table-cell>
          <table:table-cell table:number-columns-repeated="8"/>
        </table:table-row>
        <table:table-row table:style-name="ro4">
          <table:table-cell office:value-type="float" office:value="2.5">
            <text:p>2,5</text:p>
          </table:table-cell>
          <table:table-cell table:formula="of:=[.B$9]*[$input.B$9]/([$input.$B$12]^2+[.$A40]^2)*EXP(-((ATAN([$input.$B$12]/[.$A40])+[.B$10]+[.$B$11])^2/[$input.B$15]^2))" office:value-type="float" office:value="0.000000000000742601521237736">
            <text:p>7,42601521237736E-013</text:p>
          </table:table-cell>
          <table:table-cell table:formula="of:=[.C$9]*[$input.C$9]/([$input.$B$12]^2+[.$A40]^2)*EXP(-((ATAN([$input.$B$12]/[.$A40])+[.C$10]+[.$B$11])^2/[$input.C$15]^2))" office:value-type="float" office:value="0">
            <text:p>0</text:p>
          </table:table-cell>
          <table:table-cell table:formula="of:=[.B40]+[.C40]" office:value-type="float" office:value="0.000000000000742601521237736">
            <text:p>7,42601521237736E-013</text:p>
          </table:table-cell>
          <table:table-cell table:number-columns-repeated="8"/>
        </table:table-row>
        <table:table-row table:style-name="ro4">
          <table:table-cell office:value-type="float" office:value="2.6">
            <text:p>2,6</text:p>
          </table:table-cell>
          <table:table-cell table:formula="of:=[.B$9]*[$input.B$9]/([$input.$B$12]^2+[.$A41]^2)*EXP(-((ATAN([$input.$B$12]/[.$A41])+[.B$10]+[.$B$11])^2/[$input.B$15]^2))" office:value-type="float" office:value="0.0000000000044768107712938">
            <text:p>4,4768107712938E-012</text:p>
          </table:table-cell>
          <table:table-cell table:formula="of:=[.C$9]*[$input.C$9]/([$input.$B$12]^2+[.$A41]^2)*EXP(-((ATAN([$input.$B$12]/[.$A41])+[.C$10]+[.$B$11])^2/[$input.C$15]^2))" office:value-type="float" office:value="0">
            <text:p>0</text:p>
          </table:table-cell>
          <table:table-cell table:formula="of:=[.B41]+[.C41]" office:value-type="float" office:value="0.0000000000044768107712938">
            <text:p>4,4768107712938E-012</text:p>
          </table:table-cell>
          <table:table-cell table:number-columns-repeated="8"/>
        </table:table-row>
        <table:table-row table:style-name="ro4">
          <table:table-cell office:value-type="float" office:value="2.7">
            <text:p>2,7</text:p>
          </table:table-cell>
          <table:table-cell table:formula="of:=[.B$9]*[$input.B$9]/([$input.$B$12]^2+[.$A42]^2)*EXP(-((ATAN([$input.$B$12]/[.$A42])+[.B$10]+[.$B$11])^2/[$input.B$15]^2))" office:value-type="float" office:value="0.0000000000236131416518664">
            <text:p>2,36131416518664E-011</text:p>
          </table:table-cell>
          <table:table-cell table:formula="of:=[.C$9]*[$input.C$9]/([$input.$B$12]^2+[.$A42]^2)*EXP(-((ATAN([$input.$B$12]/[.$A42])+[.C$10]+[.$B$11])^2/[$input.C$15]^2))" office:value-type="float" office:value="0">
            <text:p>0</text:p>
          </table:table-cell>
          <table:table-cell table:formula="of:=[.B42]+[.C42]" office:value-type="float" office:value="0.0000000000236131416518664">
            <text:p>2,36131416518664E-011</text:p>
          </table:table-cell>
          <table:table-cell table:number-columns-repeated="8"/>
        </table:table-row>
        <table:table-row table:style-name="ro4">
          <table:table-cell office:value-type="float" office:value="2.8">
            <text:p>2,8</text:p>
          </table:table-cell>
          <table:table-cell table:formula="of:=[.B$9]*[$input.B$9]/([$input.$B$12]^2+[.$A43]^2)*EXP(-((ATAN([$input.$B$12]/[.$A43])+[.B$10]+[.$B$11])^2/[$input.B$15]^2))" office:value-type="float" office:value="0.00000000011022892525587">
            <text:p>1,1022892525587E-010</text:p>
          </table:table-cell>
          <table:table-cell table:formula="of:=[.C$9]*[$input.C$9]/([$input.$B$12]^2+[.$A43]^2)*EXP(-((ATAN([$input.$B$12]/[.$A43])+[.C$10]+[.$B$11])^2/[$input.C$15]^2))" office:value-type="float" office:value="0">
            <text:p>0</text:p>
          </table:table-cell>
          <table:table-cell table:formula="of:=[.B43]+[.C43]" office:value-type="float" office:value="0.00000000011022892525587">
            <text:p>1,1022892525587E-010</text:p>
          </table:table-cell>
          <table:table-cell table:number-columns-repeated="8"/>
        </table:table-row>
        <table:table-row table:style-name="ro4">
          <table:table-cell office:value-type="float" office:value="2.9">
            <text:p>2,9</text:p>
          </table:table-cell>
          <table:table-cell table:formula="of:=[.B$9]*[$input.B$9]/([$input.$B$12]^2+[.$A44]^2)*EXP(-((ATAN([$input.$B$12]/[.$A44])+[.B$10]+[.$B$11])^2/[$input.B$15]^2))" office:value-type="float" office:value="0.000000000460177780933951">
            <text:p>4,60177780933951E-010</text:p>
          </table:table-cell>
          <table:table-cell table:formula="of:=[.C$9]*[$input.C$9]/([$input.$B$12]^2+[.$A44]^2)*EXP(-((ATAN([$input.$B$12]/[.$A44])+[.C$10]+[.$B$11])^2/[$input.C$15]^2))" office:value-type="float" office:value="0">
            <text:p>0</text:p>
          </table:table-cell>
          <table:table-cell table:formula="of:=[.B44]+[.C44]" office:value-type="float" office:value="0.000000000460177780933951">
            <text:p>4,60177780933951E-010</text:p>
          </table:table-cell>
          <table:table-cell table:number-columns-repeated="8"/>
        </table:table-row>
        <table:table-row table:style-name="ro4">
          <table:table-cell office:value-type="float" office:value="3">
            <text:p>3</text:p>
          </table:table-cell>
          <table:table-cell table:formula="of:=[.B$9]*[$input.B$9]/([$input.$B$12]^2+[.$A45]^2)*EXP(-((ATAN([$input.$B$12]/[.$A45])+[.B$10]+[.$B$11])^2/[$input.B$15]^2))" office:value-type="float" office:value="0.00000000173444494776356">
            <text:p>1,73444494776356E-009</text:p>
          </table:table-cell>
          <table:table-cell table:formula="of:=[.C$9]*[$input.C$9]/([$input.$B$12]^2+[.$A45]^2)*EXP(-((ATAN([$input.$B$12]/[.$A45])+[.C$10]+[.$B$11])^2/[$input.C$15]^2))" office:value-type="float" office:value="0">
            <text:p>0</text:p>
          </table:table-cell>
          <table:table-cell table:formula="of:=[.B45]+[.C45]" office:value-type="float" office:value="0.00000000173444494776356">
            <text:p>1,73444494776356E-009</text:p>
          </table:table-cell>
          <table:table-cell table:number-columns-repeated="8"/>
        </table:table-row>
        <table:table-row table:style-name="ro4">
          <table:table-cell office:value-type="float" office:value="3.1">
            <text:p>3,1</text:p>
          </table:table-cell>
          <table:table-cell table:formula="of:=[.B$9]*[$input.B$9]/([$input.$B$12]^2+[.$A46]^2)*EXP(-((ATAN([$input.$B$12]/[.$A46])+[.B$10]+[.$B$11])^2/[$input.B$15]^2))" office:value-type="float" office:value="0.00000000595303035777083">
            <text:p>0,000000006</text:p>
          </table:table-cell>
          <table:table-cell table:formula="of:=[.C$9]*[$input.C$9]/([$input.$B$12]^2+[.$A46]^2)*EXP(-((ATAN([$input.$B$12]/[.$A46])+[.C$10]+[.$B$11])^2/[$input.C$15]^2))" office:value-type="float" office:value="0">
            <text:p>0</text:p>
          </table:table-cell>
          <table:table-cell table:formula="of:=[.B46]+[.C46]" office:value-type="float" office:value="0.00000000595303035777083">
            <text:p>0,000000006</text:p>
          </table:table-cell>
          <table:table-cell table:number-columns-repeated="8"/>
        </table:table-row>
        <table:table-row table:style-name="ro4">
          <table:table-cell office:value-type="float" office:value="3.2">
            <text:p>3,2</text:p>
          </table:table-cell>
          <table:table-cell table:formula="of:=[.B$9]*[$input.B$9]/([$input.$B$12]^2+[.$A47]^2)*EXP(-((ATAN([$input.$B$12]/[.$A47])+[.B$10]+[.$B$11])^2/[$input.B$15]^2))" office:value-type="float" office:value="0.0000000187521827013555">
            <text:p>1,87521827013555E-008</text:p>
          </table:table-cell>
          <table:table-cell table:formula="of:=[.C$9]*[$input.C$9]/([$input.$B$12]^2+[.$A47]^2)*EXP(-((ATAN([$input.$B$12]/[.$A47])+[.C$10]+[.$B$11])^2/[$input.C$15]^2))" office:value-type="float" office:value="0">
            <text:p>0</text:p>
          </table:table-cell>
          <table:table-cell table:formula="of:=[.B47]+[.C47]" office:value-type="float" office:value="0.0000000187521827013555">
            <text:p>1,87521827013555E-008</text:p>
          </table:table-cell>
          <table:table-cell table:number-columns-repeated="8"/>
        </table:table-row>
        <table:table-row table:style-name="ro4">
          <table:table-cell office:value-type="float" office:value="3.3">
            <text:p>3,3</text:p>
          </table:table-cell>
          <table:table-cell table:formula="of:=[.B$9]*[$input.B$9]/([$input.$B$12]^2+[.$A48]^2)*EXP(-((ATAN([$input.$B$12]/[.$A48])+[.B$10]+[.$B$11])^2/[$input.B$15]^2))" office:value-type="float" office:value="0.0000000545987248191816">
            <text:p>5,45987248191816E-008</text:p>
          </table:table-cell>
          <table:table-cell table:formula="of:=[.C$9]*[$input.C$9]/([$input.$B$12]^2+[.$A48]^2)*EXP(-((ATAN([$input.$B$12]/[.$A48])+[.C$10]+[.$B$11])^2/[$input.C$15]^2))" office:value-type="float" office:value="0">
            <text:p>0</text:p>
          </table:table-cell>
          <table:table-cell table:formula="of:=[.B48]+[.C48]" office:value-type="float" office:value="0.0000000545987248191816">
            <text:p>5,45987248191816E-008</text:p>
          </table:table-cell>
          <table:table-cell table:number-columns-repeated="8"/>
        </table:table-row>
        <table:table-row table:style-name="ro4">
          <table:table-cell office:value-type="float" office:value="3.4">
            <text:p>3,4</text:p>
          </table:table-cell>
          <table:table-cell table:formula="of:=[.B$9]*[$input.B$9]/([$input.$B$12]^2+[.$A49]^2)*EXP(-((ATAN([$input.$B$12]/[.$A49])+[.B$10]+[.$B$11])^2/[$input.B$15]^2))" office:value-type="float" office:value="0.000000147886190348225">
            <text:p>1,47886190348225E-007</text:p>
          </table:table-cell>
          <table:table-cell table:formula="of:=[.C$9]*[$input.C$9]/([$input.$B$12]^2+[.$A49]^2)*EXP(-((ATAN([$input.$B$12]/[.$A49])+[.C$10]+[.$B$11])^2/[$input.C$15]^2))" office:value-type="float" office:value="0">
            <text:p>0</text:p>
          </table:table-cell>
          <table:table-cell table:formula="of:=[.B49]+[.C49]" office:value-type="float" office:value="0.000000147886190348225">
            <text:p>1,47886190348225E-007</text:p>
          </table:table-cell>
          <table:table-cell table:number-columns-repeated="8"/>
        </table:table-row>
        <table:table-row table:style-name="ro4">
          <table:table-cell office:value-type="float" office:value="3.5">
            <text:p>3,5</text:p>
          </table:table-cell>
          <table:table-cell table:formula="of:=[.B$9]*[$input.B$9]/([$input.$B$12]^2+[.$A50]^2)*EXP(-((ATAN([$input.$B$12]/[.$A50])+[.B$10]+[.$B$11])^2/[$input.B$15]^2))" office:value-type="float" office:value="0.000000374824815093942">
            <text:p>3,74824815093942E-007</text:p>
          </table:table-cell>
          <table:table-cell table:formula="of:=[.C$9]*[$input.C$9]/([$input.$B$12]^2+[.$A50]^2)*EXP(-((ATAN([$input.$B$12]/[.$A50])+[.C$10]+[.$B$11])^2/[$input.C$15]^2))" office:value-type="float" office:value="0">
            <text:p>0</text:p>
          </table:table-cell>
          <table:table-cell table:formula="of:=[.B50]+[.C50]" office:value-type="float" office:value="0.000000374824815093942">
            <text:p>3,74824815093942E-007</text:p>
          </table:table-cell>
          <table:table-cell table:number-columns-repeated="8"/>
        </table:table-row>
        <table:table-row table:style-name="ro4">
          <table:table-cell office:value-type="float" office:value="3.6">
            <text:p>3,6</text:p>
          </table:table-cell>
          <table:table-cell table:formula="of:=[.B$9]*[$input.B$9]/([$input.$B$12]^2+[.$A51]^2)*EXP(-((ATAN([$input.$B$12]/[.$A51])+[.B$10]+[.$B$11])^2/[$input.B$15]^2))" office:value-type="float" office:value="0.000000893704649529547">
            <text:p>8,93704649529547E-007</text:p>
          </table:table-cell>
          <table:table-cell table:formula="of:=[.C$9]*[$input.C$9]/([$input.$B$12]^2+[.$A51]^2)*EXP(-((ATAN([$input.$B$12]/[.$A51])+[.C$10]+[.$B$11])^2/[$input.C$15]^2))" office:value-type="float" office:value="0">
            <text:p>0</text:p>
          </table:table-cell>
          <table:table-cell table:formula="of:=[.B51]+[.C51]" office:value-type="float" office:value="0.000000893704649529547">
            <text:p>8,93704649529547E-007</text:p>
          </table:table-cell>
          <table:table-cell table:number-columns-repeated="8"/>
        </table:table-row>
        <table:table-row table:style-name="ro4">
          <table:table-cell office:value-type="float" office:value="3.7">
            <text:p>3,7</text:p>
          </table:table-cell>
          <table:table-cell table:formula="of:=[.B$9]*[$input.B$9]/([$input.$B$12]^2+[.$A52]^2)*EXP(-((ATAN([$input.$B$12]/[.$A52])+[.B$10]+[.$B$11])^2/[$input.B$15]^2))" office:value-type="float" office:value="0.00000201430221994518">
            <text:p>2,01430221994518E-006</text:p>
          </table:table-cell>
          <table:table-cell table:formula="of:=[.C$9]*[$input.C$9]/([$input.$B$12]^2+[.$A52]^2)*EXP(-((ATAN([$input.$B$12]/[.$A52])+[.C$10]+[.$B$11])^2/[$input.C$15]^2))" office:value-type="float" office:value="0">
            <text:p>0</text:p>
          </table:table-cell>
          <table:table-cell table:formula="of:=[.B52]+[.C52]" office:value-type="float" office:value="0.00000201430221994518">
            <text:p>2,01430221994518E-006</text:p>
          </table:table-cell>
          <table:table-cell table:number-columns-repeated="8"/>
        </table:table-row>
        <table:table-row table:style-name="ro4">
          <table:table-cell office:value-type="float" office:value="3.8">
            <text:p>3,8</text:p>
          </table:table-cell>
          <table:table-cell table:formula="of:=[.B$9]*[$input.B$9]/([$input.$B$12]^2+[.$A53]^2)*EXP(-((ATAN([$input.$B$12]/[.$A53])+[.B$10]+[.$B$11])^2/[$input.B$15]^2))" office:value-type="float" office:value="0.00000431053322429544">
            <text:p>4,31053322429544E-006</text:p>
          </table:table-cell>
          <table:table-cell table:formula="of:=[.C$9]*[$input.C$9]/([$input.$B$12]^2+[.$A53]^2)*EXP(-((ATAN([$input.$B$12]/[.$A53])+[.C$10]+[.$B$11])^2/[$input.C$15]^2))" office:value-type="float" office:value="0">
            <text:p>0</text:p>
          </table:table-cell>
          <table:table-cell table:formula="of:=[.B53]+[.C53]" office:value-type="float" office:value="0.00000431053322429544">
            <text:p>4,31053322429544E-006</text:p>
          </table:table-cell>
          <table:table-cell table:number-columns-repeated="8"/>
        </table:table-row>
        <table:table-row table:style-name="ro4">
          <table:table-cell office:value-type="float" office:value="3.9">
            <text:p>3,9</text:p>
          </table:table-cell>
          <table:table-cell table:formula="of:=[.B$9]*[$input.B$9]/([$input.$B$12]^2+[.$A54]^2)*EXP(-((ATAN([$input.$B$12]/[.$A54])+[.B$10]+[.$B$11])^2/[$input.B$15]^2))" office:value-type="float" office:value="0.00000879332480413659">
            <text:p>8,79332480413659E-006</text:p>
          </table:table-cell>
          <table:table-cell table:formula="of:=[.C$9]*[$input.C$9]/([$input.$B$12]^2+[.$A54]^2)*EXP(-((ATAN([$input.$B$12]/[.$A54])+[.C$10]+[.$B$11])^2/[$input.C$15]^2))" office:value-type="float" office:value="0">
            <text:p>0</text:p>
          </table:table-cell>
          <table:table-cell table:formula="of:=[.B54]+[.C54]" office:value-type="float" office:value="0.00000879332480413659">
            <text:p>8,79332480413659E-006</text:p>
          </table:table-cell>
          <table:table-cell table:number-columns-repeated="8"/>
        </table:table-row>
        <table:table-row table:style-name="ro4">
          <table:table-cell office:value-type="float" office:value="4">
            <text:p>4</text:p>
          </table:table-cell>
          <table:table-cell table:formula="of:=[.B$9]*[$input.B$9]/([$input.$B$12]^2+[.$A55]^2)*EXP(-((ATAN([$input.$B$12]/[.$A55])+[.B$10]+[.$B$11])^2/[$input.B$15]^2))" office:value-type="float" office:value="0.0000171623482918621">
            <text:p>1,71623482918621E-005</text:p>
          </table:table-cell>
          <table:table-cell table:formula="of:=[.C$9]*[$input.C$9]/([$input.$B$12]^2+[.$A55]^2)*EXP(-((ATAN([$input.$B$12]/[.$A55])+[.C$10]+[.$B$11])^2/[$input.C$15]^2))" office:value-type="float" office:value="0">
            <text:p>0</text:p>
          </table:table-cell>
          <table:table-cell table:formula="of:=[.B55]+[.C55]" office:value-type="float" office:value="0.0000171623482918621">
            <text:p>1,71623482918621E-005</text:p>
          </table:table-cell>
          <table:table-cell table:number-columns-repeated="8"/>
        </table:table-row>
        <table:table-row table:style-name="ro4">
          <table:table-cell office:value-type="float" office:value="4.1">
            <text:p>4,1</text:p>
          </table:table-cell>
          <table:table-cell table:formula="of:=[.B$9]*[$input.B$9]/([$input.$B$12]^2+[.$A56]^2)*EXP(-((ATAN([$input.$B$12]/[.$A56])+[.B$10]+[.$B$11])^2/[$input.B$15]^2))" office:value-type="float" office:value="0.0000321549724635566">
            <text:p>0,000032155</text:p>
          </table:table-cell>
          <table:table-cell table:formula="of:=[.C$9]*[$input.C$9]/([$input.$B$12]^2+[.$A56]^2)*EXP(-((ATAN([$input.$B$12]/[.$A56])+[.C$10]+[.$B$11])^2/[$input.C$15]^2))" office:value-type="float" office:value="0">
            <text:p>0</text:p>
          </table:table-cell>
          <table:table-cell table:formula="of:=[.B56]+[.C56]" office:value-type="float" office:value="0.0000321549724635566">
            <text:p>0,000032155</text:p>
          </table:table-cell>
          <table:table-cell table:number-columns-repeated="8"/>
        </table:table-row>
        <table:table-row table:style-name="ro4">
          <table:table-cell office:value-type="float" office:value="4.2">
            <text:p>4,2</text:p>
          </table:table-cell>
          <table:table-cell table:formula="of:=[.B$9]*[$input.B$9]/([$input.$B$12]^2+[.$A57]^2)*EXP(-((ATAN([$input.$B$12]/[.$A57])+[.B$10]+[.$B$11])^2/[$input.B$15]^2))" office:value-type="float" office:value="0.0000580079904370601">
            <text:p>0,000058008</text:p>
          </table:table-cell>
          <table:table-cell table:formula="of:=[.C$9]*[$input.C$9]/([$input.$B$12]^2+[.$A57]^2)*EXP(-((ATAN([$input.$B$12]/[.$A57])+[.C$10]+[.$B$11])^2/[$input.C$15]^2))" office:value-type="float" office:value="0">
            <text:p>0</text:p>
          </table:table-cell>
          <table:table-cell table:formula="of:=[.B57]+[.C57]" office:value-type="float" office:value="0.0000580079904370601">
            <text:p>0,000058008</text:p>
          </table:table-cell>
          <table:table-cell table:number-columns-repeated="8"/>
        </table:table-row>
        <table:table-row table:style-name="ro4">
          <table:table-cell office:value-type="float" office:value="4.3">
            <text:p>4,3</text:p>
          </table:table-cell>
          <table:table-cell table:formula="of:=[.B$9]*[$input.B$9]/([$input.$B$12]^2+[.$A58]^2)*EXP(-((ATAN([$input.$B$12]/[.$A58])+[.B$10]+[.$B$11])^2/[$input.B$15]^2))" office:value-type="float" office:value="0.000101042083733617">
            <text:p>0,0001010421</text:p>
          </table:table-cell>
          <table:table-cell table:formula="of:=[.C$9]*[$input.C$9]/([$input.$B$12]^2+[.$A58]^2)*EXP(-((ATAN([$input.$B$12]/[.$A58])+[.C$10]+[.$B$11])^2/[$input.C$15]^2))" office:value-type="float" office:value="0">
            <text:p>0</text:p>
          </table:table-cell>
          <table:table-cell table:formula="of:=[.B58]+[.C58]" office:value-type="float" office:value="0.000101042083733617">
            <text:p>0,0001010421</text:p>
          </table:table-cell>
          <table:table-cell table:number-columns-repeated="8"/>
        </table:table-row>
        <table:table-row table:style-name="ro4">
          <table:table-cell office:value-type="float" office:value="4.4">
            <text:p>4,4</text:p>
          </table:table-cell>
          <table:table-cell table:formula="of:=[.B$9]*[$input.B$9]/([$input.$B$12]^2+[.$A59]^2)*EXP(-((ATAN([$input.$B$12]/[.$A59])+[.B$10]+[.$B$11])^2/[$input.B$15]^2))" office:value-type="float" office:value="0.000170370777339526">
            <text:p>0,0001703708</text:p>
          </table:table-cell>
          <table:table-cell table:formula="of:=[.C$9]*[$input.C$9]/([$input.$B$12]^2+[.$A59]^2)*EXP(-((ATAN([$input.$B$12]/[.$A59])+[.C$10]+[.$B$11])^2/[$input.C$15]^2))" office:value-type="float" office:value="0">
            <text:p>0</text:p>
          </table:table-cell>
          <table:table-cell table:formula="of:=[.B59]+[.C59]" office:value-type="float" office:value="0.000170370777339526">
            <text:p>0,0001703708</text:p>
          </table:table-cell>
          <table:table-cell table:number-columns-repeated="8"/>
        </table:table-row>
        <table:table-row table:style-name="ro4">
          <table:table-cell office:value-type="float" office:value="4.5">
            <text:p>4,5</text:p>
          </table:table-cell>
          <table:table-cell table:formula="of:=[.B$9]*[$input.B$9]/([$input.$B$12]^2+[.$A60]^2)*EXP(-((ATAN([$input.$B$12]/[.$A60])+[.B$10]+[.$B$11])^2/[$input.B$15]^2))" office:value-type="float" office:value="0.000278725407497354">
            <text:p>0,0002787254</text:p>
          </table:table-cell>
          <table:table-cell table:formula="of:=[.C$9]*[$input.C$9]/([$input.$B$12]^2+[.$A60]^2)*EXP(-((ATAN([$input.$B$12]/[.$A60])+[.C$10]+[.$B$11])^2/[$input.C$15]^2))" office:value-type="float" office:value="0">
            <text:p>0</text:p>
          </table:table-cell>
          <table:table-cell table:formula="of:=[.B60]+[.C60]" office:value-type="float" office:value="0.000278725407497354">
            <text:p>0,0002787254</text:p>
          </table:table-cell>
          <table:table-cell table:number-columns-repeated="8"/>
        </table:table-row>
        <table:table-row table:style-name="ro4">
          <table:table-cell office:value-type="float" office:value="4.6">
            <text:p>4,6</text:p>
          </table:table-cell>
          <table:table-cell table:formula="of:=[.B$9]*[$input.B$9]/([$input.$B$12]^2+[.$A61]^2)*EXP(-((ATAN([$input.$B$12]/[.$A61])+[.B$10]+[.$B$11])^2/[$input.B$15]^2))" office:value-type="float" office:value="0.000443376330619027">
            <text:p>0,0004433763</text:p>
          </table:table-cell>
          <table:table-cell table:formula="of:=[.C$9]*[$input.C$9]/([$input.$B$12]^2+[.$A61]^2)*EXP(-((ATAN([$input.$B$12]/[.$A61])+[.C$10]+[.$B$11])^2/[$input.C$15]^2))" office:value-type="float" office:value="0">
            <text:p>0</text:p>
          </table:table-cell>
          <table:table-cell table:formula="of:=[.B61]+[.C61]" office:value-type="float" office:value="0.000443376330619027">
            <text:p>0,0004433763</text:p>
          </table:table-cell>
          <table:table-cell table:number-columns-repeated="8"/>
        </table:table-row>
        <table:table-row table:style-name="ro4">
          <table:table-cell office:value-type="float" office:value="4.7">
            <text:p>4,7</text:p>
          </table:table-cell>
          <table:table-cell table:formula="of:=[.B$9]*[$input.B$9]/([$input.$B$12]^2+[.$A62]^2)*EXP(-((ATAN([$input.$B$12]/[.$A62])+[.B$10]+[.$B$11])^2/[$input.B$15]^2))" office:value-type="float" office:value="0.00068711943095203">
            <text:p>0,0006871194</text:p>
          </table:table-cell>
          <table:table-cell table:formula="of:=[.C$9]*[$input.C$9]/([$input.$B$12]^2+[.$A62]^2)*EXP(-((ATAN([$input.$B$12]/[.$A62])+[.C$10]+[.$B$11])^2/[$input.C$15]^2))" office:value-type="float" office:value="0">
            <text:p>0</text:p>
          </table:table-cell>
          <table:table-cell table:formula="of:=[.B62]+[.C62]" office:value-type="float" office:value="0.00068711943095203">
            <text:p>0,0006871194</text:p>
          </table:table-cell>
          <table:table-cell table:number-columns-repeated="8"/>
        </table:table-row>
        <table:table-row table:style-name="ro4">
          <table:table-cell office:value-type="float" office:value="4.8">
            <text:p>4,8</text:p>
          </table:table-cell>
          <table:table-cell table:formula="of:=[.B$9]*[$input.B$9]/([$input.$B$12]^2+[.$A63]^2)*EXP(-((ATAN([$input.$B$12]/[.$A63])+[.B$10]+[.$B$11])^2/[$input.B$15]^2))" office:value-type="float" office:value="0.00103928716465992">
            <text:p>0,0010392872</text:p>
          </table:table-cell>
          <table:table-cell table:formula="of:=[.C$9]*[$input.C$9]/([$input.$B$12]^2+[.$A63]^2)*EXP(-((ATAN([$input.$B$12]/[.$A63])+[.C$10]+[.$B$11])^2/[$input.C$15]^2))" office:value-type="float" office:value="0">
            <text:p>0</text:p>
          </table:table-cell>
          <table:table-cell table:formula="of:=[.B63]+[.C63]" office:value-type="float" office:value="0.00103928716465992">
            <text:p>0,0010392872</text:p>
          </table:table-cell>
          <table:table-cell table:number-columns-repeated="8"/>
        </table:table-row>
        <table:table-row table:style-name="ro4">
          <table:table-cell office:value-type="float" office:value="4.9">
            <text:p>4,9</text:p>
          </table:table-cell>
          <table:table-cell table:formula="of:=[.B$9]*[$input.B$9]/([$input.$B$12]^2+[.$A64]^2)*EXP(-((ATAN([$input.$B$12]/[.$A64])+[.B$10]+[.$B$11])^2/[$input.B$15]^2))" office:value-type="float" office:value="0.00153673600311911">
            <text:p>0,001536736</text:p>
          </table:table-cell>
          <table:table-cell table:formula="of:=[.C$9]*[$input.C$9]/([$input.$B$12]^2+[.$A64]^2)*EXP(-((ATAN([$input.$B$12]/[.$A64])+[.C$10]+[.$B$11])^2/[$input.C$15]^2))" office:value-type="float" office:value="0">
            <text:p>0</text:p>
          </table:table-cell>
          <table:table-cell table:formula="of:=[.B64]+[.C64]" office:value-type="float" office:value="0.00153673600311911">
            <text:p>0,001536736</text:p>
          </table:table-cell>
          <table:table-cell table:number-columns-repeated="8"/>
        </table:table-row>
        <table:table-row table:style-name="ro4">
          <table:table-cell office:value-type="float" office:value="5">
            <text:p>5</text:p>
          </table:table-cell>
          <table:table-cell table:formula="of:=[.B$9]*[$input.B$9]/([$input.$B$12]^2+[.$A65]^2)*EXP(-((ATAN([$input.$B$12]/[.$A65])+[.B$10]+[.$B$11])^2/[$input.B$15]^2))" office:value-type="float" office:value="0.002224758023089">
            <text:p>0,002224758</text:p>
          </table:table-cell>
          <table:table-cell table:formula="of:=[.C$9]*[$input.C$9]/([$input.$B$12]^2+[.$A65]^2)*EXP(-((ATAN([$input.$B$12]/[.$A65])+[.C$10]+[.$B$11])^2/[$input.C$15]^2))" office:value-type="float" office:value="0">
            <text:p>0</text:p>
          </table:table-cell>
          <table:table-cell table:formula="of:=[.B65]+[.C65]" office:value-type="float" office:value="0.002224758023089">
            <text:p>0,002224758</text:p>
          </table:table-cell>
          <table:table-cell table:number-columns-repeated="8"/>
        </table:table-row>
        <table:table-row table:style-name="ro4">
          <table:table-cell office:value-type="float" office:value="5.1">
            <text:p>5,1</text:p>
          </table:table-cell>
          <table:table-cell table:formula="of:=[.B$9]*[$input.B$9]/([$input.$B$12]^2+[.$A66]^2)*EXP(-((ATAN([$input.$B$12]/[.$A66])+[.B$10]+[.$B$11])^2/[$input.B$15]^2))" office:value-type="float" office:value="0.00315786397909278">
            <text:p>0,003157864</text:p>
          </table:table-cell>
          <table:table-cell table:formula="of:=[.C$9]*[$input.C$9]/([$input.$B$12]^2+[.$A66]^2)*EXP(-((ATAN([$input.$B$12]/[.$A66])+[.C$10]+[.$B$11])^2/[$input.C$15]^2))" office:value-type="float" office:value="0">
            <text:p>0</text:p>
          </table:table-cell>
          <table:table-cell table:formula="of:=[.B66]+[.C66]" office:value-type="float" office:value="0.00315786397909278">
            <text:p>0,003157864</text:p>
          </table:table-cell>
          <table:table-cell table:number-columns-repeated="8"/>
        </table:table-row>
        <table:table-row table:style-name="ro4">
          <table:table-cell office:value-type="float" office:value="5.2">
            <text:p>5,2</text:p>
          </table:table-cell>
          <table:table-cell table:formula="of:=[.B$9]*[$input.B$9]/([$input.$B$12]^2+[.$A67]^2)*EXP(-((ATAN([$input.$B$12]/[.$A67])+[.B$10]+[.$B$11])^2/[$input.B$15]^2))" office:value-type="float" office:value="0.00440038852578989">
            <text:p>0,0044003885</text:p>
          </table:table-cell>
          <table:table-cell table:formula="of:=[.C$9]*[$input.C$9]/([$input.$B$12]^2+[.$A67]^2)*EXP(-((ATAN([$input.$B$12]/[.$A67])+[.C$10]+[.$B$11])^2/[$input.C$15]^2))" office:value-type="float" office:value="0">
            <text:p>0</text:p>
          </table:table-cell>
          <table:table-cell table:formula="of:=[.B67]+[.C67]" office:value-type="float" office:value="0.00440038852578989">
            <text:p>0,0044003885</text:p>
          </table:table-cell>
          <table:table-cell table:number-columns-repeated="8"/>
        </table:table-row>
        <table:table-row table:style-name="ro4">
          <table:table-cell office:value-type="float" office:value="5.3">
            <text:p>5,3</text:p>
          </table:table-cell>
          <table:table-cell table:formula="of:=[.B$9]*[$input.B$9]/([$input.$B$12]^2+[.$A68]^2)*EXP(-((ATAN([$input.$B$12]/[.$A68])+[.B$10]+[.$B$11])^2/[$input.B$15]^2))" office:value-type="float" office:value="0.00602687500417935">
            <text:p>0,006026875</text:p>
          </table:table-cell>
          <table:table-cell table:formula="of:=[.C$9]*[$input.C$9]/([$input.$B$12]^2+[.$A68]^2)*EXP(-((ATAN([$input.$B$12]/[.$A68])+[.C$10]+[.$B$11])^2/[$input.C$15]^2))" office:value-type="float" office:value="0">
            <text:p>0</text:p>
          </table:table-cell>
          <table:table-cell table:formula="of:=[.B68]+[.C68]" office:value-type="float" office:value="0.00602687500417935">
            <text:p>0,006026875</text:p>
          </table:table-cell>
          <table:table-cell table:number-columns-repeated="8"/>
        </table:table-row>
        <table:table-row table:style-name="ro4">
          <table:table-cell office:value-type="float" office:value="5.4">
            <text:p>5,4</text:p>
          </table:table-cell>
          <table:table-cell table:formula="of:=[.B$9]*[$input.B$9]/([$input.$B$12]^2+[.$A69]^2)*EXP(-((ATAN([$input.$B$12]/[.$A69])+[.B$10]+[.$B$11])^2/[$input.B$15]^2))" office:value-type="float" office:value="0.00812220673349813">
            <text:p>0,0081222067</text:p>
          </table:table-cell>
          <table:table-cell table:formula="of:=[.C$9]*[$input.C$9]/([$input.$B$12]^2+[.$A69]^2)*EXP(-((ATAN([$input.$B$12]/[.$A69])+[.C$10]+[.$B$11])^2/[$input.C$15]^2))" office:value-type="float" office:value="0">
            <text:p>0</text:p>
          </table:table-cell>
          <table:table-cell table:formula="of:=[.B69]+[.C69]" office:value-type="float" office:value="0.00812220673349813">
            <text:p>0,0081222067</text:p>
          </table:table-cell>
          <table:table-cell table:number-columns-repeated="8"/>
        </table:table-row>
        <table:table-row table:style-name="ro4">
          <table:table-cell office:value-type="float" office:value="5.5">
            <text:p>5,5</text:p>
          </table:table-cell>
          <table:table-cell table:formula="of:=[.B$9]*[$input.B$9]/([$input.$B$12]^2+[.$A70]^2)*EXP(-((ATAN([$input.$B$12]/[.$A70])+[.B$10]+[.$B$11])^2/[$input.B$15]^2))" office:value-type="float" office:value="0.0107814632278487">
            <text:p>0,0107814632</text:p>
          </table:table-cell>
          <table:table-cell table:formula="of:=[.C$9]*[$input.C$9]/([$input.$B$12]^2+[.$A70]^2)*EXP(-((ATAN([$input.$B$12]/[.$A70])+[.C$10]+[.$B$11])^2/[$input.C$15]^2))" office:value-type="float" office:value="0">
            <text:p>0</text:p>
          </table:table-cell>
          <table:table-cell table:formula="of:=[.B70]+[.C70]" office:value-type="float" office:value="0.0107814632278487">
            <text:p>0,0107814632</text:p>
          </table:table-cell>
          <table:table-cell table:number-columns-repeated="8"/>
        </table:table-row>
        <table:table-row table:style-name="ro4">
          <table:table-cell office:value-type="float" office:value="5.6">
            <text:p>5,6</text:p>
          </table:table-cell>
          <table:table-cell table:formula="of:=[.B$9]*[$input.B$9]/([$input.$B$12]^2+[.$A71]^2)*EXP(-((ATAN([$input.$B$12]/[.$A71])+[.B$10]+[.$B$11])^2/[$input.B$15]^2))" office:value-type="float" office:value="0.0141094922568326">
            <text:p>0,0141094923</text:p>
          </table:table-cell>
          <table:table-cell table:formula="of:=[.C$9]*[$input.C$9]/([$input.$B$12]^2+[.$A71]^2)*EXP(-((ATAN([$input.$B$12]/[.$A71])+[.C$10]+[.$B$11])^2/[$input.C$15]^2))" office:value-type="float" office:value="0">
            <text:p>0</text:p>
          </table:table-cell>
          <table:table-cell table:formula="of:=[.B71]+[.C71]" office:value-type="float" office:value="0.0141094922568326">
            <text:p>0,0141094923</text:p>
          </table:table-cell>
          <table:table-cell table:number-columns-repeated="8"/>
        </table:table-row>
        <table:table-row table:style-name="ro4">
          <table:table-cell office:value-type="float" office:value="5.7">
            <text:p>5,7</text:p>
          </table:table-cell>
          <table:table-cell table:formula="of:=[.B$9]*[$input.B$9]/([$input.$B$12]^2+[.$A72]^2)*EXP(-((ATAN([$input.$B$12]/[.$A72])+[.B$10]+[.$B$11])^2/[$input.B$15]^2))" office:value-type="float" office:value="0.0182202012744753">
            <text:p>0,0182202013</text:p>
          </table:table-cell>
          <table:table-cell table:formula="of:=[.C$9]*[$input.C$9]/([$input.$B$12]^2+[.$A72]^2)*EXP(-((ATAN([$input.$B$12]/[.$A72])+[.C$10]+[.$B$11])^2/[$input.C$15]^2))" office:value-type="float" office:value="0">
            <text:p>0</text:p>
          </table:table-cell>
          <table:table-cell table:formula="of:=[.B72]+[.C72]" office:value-type="float" office:value="0.0182202012744753">
            <text:p>0,0182202013</text:p>
          </table:table-cell>
          <table:table-cell table:number-columns-repeated="8"/>
        </table:table-row>
        <table:table-row table:style-name="ro4">
          <table:table-cell office:value-type="float" office:value="5.8">
            <text:p>5,8</text:p>
          </table:table-cell>
          <table:table-cell table:formula="of:=[.B$9]*[$input.B$9]/([$input.$B$12]^2+[.$A73]^2)*EXP(-((ATAN([$input.$B$12]/[.$A73])+[.B$10]+[.$B$11])^2/[$input.B$15]^2))" office:value-type="float" office:value="0.0232355836231412">
            <text:p>0,0232355836</text:p>
          </table:table-cell>
          <table:table-cell table:formula="of:=[.C$9]*[$input.C$9]/([$input.$B$12]^2+[.$A73]^2)*EXP(-((ATAN([$input.$B$12]/[.$A73])+[.C$10]+[.$B$11])^2/[$input.C$15]^2))" office:value-type="float" office:value="0">
            <text:p>0</text:p>
          </table:table-cell>
          <table:table-cell table:formula="of:=[.B73]+[.C73]" office:value-type="float" office:value="0.0232355836231412">
            <text:p>0,0232355836</text:p>
          </table:table-cell>
          <table:table-cell table:number-columns-repeated="8"/>
        </table:table-row>
        <table:table-row table:style-name="ro4">
          <table:table-cell office:value-type="float" office:value="5.9">
            <text:p>5,9</text:p>
          </table:table-cell>
          <table:table-cell table:formula="of:=[.B$9]*[$input.B$9]/([$input.$B$12]^2+[.$A74]^2)*EXP(-((ATAN([$input.$B$12]/[.$A74])+[.B$10]+[.$B$11])^2/[$input.B$15]^2))" office:value-type="float" office:value="0.0292845054017001">
            <text:p>0,0292845054</text:p>
          </table:table-cell>
          <table:table-cell table:formula="of:=[.C$9]*[$input.C$9]/([$input.$B$12]^2+[.$A74]^2)*EXP(-((ATAN([$input.$B$12]/[.$A74])+[.C$10]+[.$B$11])^2/[$input.C$15]^2))" office:value-type="float" office:value="0">
            <text:p>0</text:p>
          </table:table-cell>
          <table:table-cell table:formula="of:=[.B74]+[.C74]" office:value-type="float" office:value="0.0292845054017001">
            <text:p>0,0292845054</text:p>
          </table:table-cell>
          <table:table-cell table:number-columns-repeated="8"/>
        </table:table-row>
        <table:table-row table:style-name="ro4">
          <table:table-cell office:value-type="float" office:value="6">
            <text:p>6</text:p>
          </table:table-cell>
          <table:table-cell table:formula="of:=[.B$9]*[$input.B$9]/([$input.$B$12]^2+[.$A75]^2)*EXP(-((ATAN([$input.$B$12]/[.$A75])+[.B$10]+[.$B$11])^2/[$input.B$15]^2))" office:value-type="float" office:value="0.0365012874764674">
            <text:p>0,0365012875</text:p>
          </table:table-cell>
          <table:table-cell table:formula="of:=[.C$9]*[$input.C$9]/([$input.$B$12]^2+[.$A75]^2)*EXP(-((ATAN([$input.$B$12]/[.$A75])+[.C$10]+[.$B$11])^2/[$input.C$15]^2))" office:value-type="float" office:value="0">
            <text:p>0</text:p>
          </table:table-cell>
          <table:table-cell table:formula="of:=[.B75]+[.C75]" office:value-type="float" office:value="0.0365012874764674">
            <text:p>0,0365012875</text:p>
          </table:table-cell>
          <table:table-cell table:number-columns-repeated="8"/>
        </table:table-row>
        <table:table-row table:style-name="ro4">
          <table:table-cell office:value-type="float" office:value="6.1">
            <text:p>6,1</text:p>
          </table:table-cell>
          <table:table-cell table:formula="of:=[.B$9]*[$input.B$9]/([$input.$B$12]^2+[.$A76]^2)*EXP(-((ATAN([$input.$B$12]/[.$A76])+[.B$10]+[.$B$11])^2/[$input.B$15]^2))" office:value-type="float" office:value="0.0450241235098415">
            <text:p>0,0450241235</text:p>
          </table:table-cell>
          <table:table-cell table:formula="of:=[.C$9]*[$input.C$9]/([$input.$B$12]^2+[.$A76]^2)*EXP(-((ATAN([$input.$B$12]/[.$A76])+[.C$10]+[.$B$11])^2/[$input.C$15]^2))" office:value-type="float" office:value="0">
            <text:p>0</text:p>
          </table:table-cell>
          <table:table-cell table:formula="of:=[.B76]+[.C76]" office:value-type="float" office:value="0.0450241235098415">
            <text:p>0,0450241235</text:p>
          </table:table-cell>
          <table:table-cell table:number-columns-repeated="8"/>
        </table:table-row>
        <table:table-row table:style-name="ro4">
          <table:table-cell office:value-type="float" office:value="6.2">
            <text:p>6,2</text:p>
          </table:table-cell>
          <table:table-cell table:formula="of:=[.B$9]*[$input.B$9]/([$input.$B$12]^2+[.$A77]^2)*EXP(-((ATAN([$input.$B$12]/[.$A77])+[.B$10]+[.$B$11])^2/[$input.B$15]^2))" office:value-type="float" office:value="0.0549933789701778">
            <text:p>0,054993379</text:p>
          </table:table-cell>
          <table:table-cell table:formula="of:=[.C$9]*[$input.C$9]/([$input.$B$12]^2+[.$A77]^2)*EXP(-((ATAN([$input.$B$12]/[.$A77])+[.C$10]+[.$B$11])^2/[$input.C$15]^2))" office:value-type="float" office:value="0">
            <text:p>0</text:p>
          </table:table-cell>
          <table:table-cell table:formula="of:=[.B77]+[.C77]" office:value-type="float" office:value="0.0549933789701778">
            <text:p>0,054993379</text:p>
          </table:table-cell>
          <table:table-cell table:number-columns-repeated="8"/>
        </table:table-row>
        <table:table-row table:style-name="ro4">
          <table:table-cell office:value-type="float" office:value="6.3">
            <text:p>6,3</text:p>
          </table:table-cell>
          <table:table-cell table:formula="of:=[.B$9]*[$input.B$9]/([$input.$B$12]^2+[.$A78]^2)*EXP(-((ATAN([$input.$B$12]/[.$A78])+[.B$10]+[.$B$11])^2/[$input.B$15]^2))" office:value-type="float" office:value="0.0665498179136858">
            <text:p>0,0665498179</text:p>
          </table:table-cell>
          <table:table-cell table:formula="of:=[.C$9]*[$input.C$9]/([$input.$B$12]^2+[.$A78]^2)*EXP(-((ATAN([$input.$B$12]/[.$A78])+[.C$10]+[.$B$11])^2/[$input.C$15]^2))" office:value-type="float" office:value="0">
            <text:p>0</text:p>
          </table:table-cell>
          <table:table-cell table:formula="of:=[.B78]+[.C78]" office:value-type="float" office:value="0.0665498179136858">
            <text:p>0,0665498179</text:p>
          </table:table-cell>
          <table:table-cell table:number-columns-repeated="8"/>
        </table:table-row>
        <table:table-row table:style-name="ro4">
          <table:table-cell office:value-type="float" office:value="6.4">
            <text:p>6,4</text:p>
          </table:table-cell>
          <table:table-cell table:formula="of:=[.B$9]*[$input.B$9]/([$input.$B$12]^2+[.$A79]^2)*EXP(-((ATAN([$input.$B$12]/[.$A79])+[.B$10]+[.$B$11])^2/[$input.B$15]^2))" office:value-type="float" office:value="0.0798328040709448">
            <text:p>0,0798328041</text:p>
          </table:table-cell>
          <table:table-cell table:formula="of:=[.C$9]*[$input.C$9]/([$input.$B$12]^2+[.$A79]^2)*EXP(-((ATAN([$input.$B$12]/[.$A79])+[.C$10]+[.$B$11])^2/[$input.C$15]^2))" office:value-type="float" office:value="0">
            <text:p>0</text:p>
          </table:table-cell>
          <table:table-cell table:formula="of:=[.B79]+[.C79]" office:value-type="float" office:value="0.0798328040709448">
            <text:p>0,0798328041</text:p>
          </table:table-cell>
          <table:table-cell table:number-columns-repeated="8"/>
        </table:table-row>
        <table:table-row table:style-name="ro4">
          <table:table-cell office:value-type="float" office:value="6.5">
            <text:p>6,5</text:p>
          </table:table-cell>
          <table:table-cell table:formula="of:=[.B$9]*[$input.B$9]/([$input.$B$12]^2+[.$A80]^2)*EXP(-((ATAN([$input.$B$12]/[.$A80])+[.B$10]+[.$B$11])^2/[$input.B$15]^2))" office:value-type="float" office:value="0.0949785206968844">
            <text:p>0,0949785207</text:p>
          </table:table-cell>
          <table:table-cell table:formula="of:=[.C$9]*[$input.C$9]/([$input.$B$12]^2+[.$A80]^2)*EXP(-((ATAN([$input.$B$12]/[.$A80])+[.C$10]+[.$B$11])^2/[$input.C$15]^2))" office:value-type="float" office:value="0">
            <text:p>0</text:p>
          </table:table-cell>
          <table:table-cell table:formula="of:=[.B80]+[.C80]" office:value-type="float" office:value="0.0949785206968844">
            <text:p>0,0949785207</text:p>
          </table:table-cell>
          <table:table-cell table:number-columns-repeated="8"/>
        </table:table-row>
        <table:table-row table:style-name="ro4">
          <table:table-cell office:value-type="float" office:value="6.6">
            <text:p>6,6</text:p>
          </table:table-cell>
          <table:table-cell table:formula="of:=[.B$9]*[$input.B$9]/([$input.$B$12]^2+[.$A81]^2)*EXP(-((ATAN([$input.$B$12]/[.$A81])+[.B$10]+[.$B$11])^2/[$input.B$15]^2))" office:value-type="float" office:value="0.112118250082581">
            <text:p>0,1121182501</text:p>
          </table:table-cell>
          <table:table-cell table:formula="of:=[.C$9]*[$input.C$9]/([$input.$B$12]^2+[.$A81]^2)*EXP(-((ATAN([$input.$B$12]/[.$A81])+[.C$10]+[.$B$11])^2/[$input.C$15]^2))" office:value-type="float" office:value="0">
            <text:p>0</text:p>
          </table:table-cell>
          <table:table-cell table:formula="of:=[.B81]+[.C81]" office:value-type="float" office:value="0.112118250082581">
            <text:p>0,1121182501</text:p>
          </table:table-cell>
          <table:table-cell table:number-columns-repeated="8"/>
        </table:table-row>
        <table:table-row table:style-name="ro4">
          <table:table-cell office:value-type="float" office:value="6.7">
            <text:p>6,7</text:p>
          </table:table-cell>
          <table:table-cell table:formula="of:=[.B$9]*[$input.B$9]/([$input.$B$12]^2+[.$A82]^2)*EXP(-((ATAN([$input.$B$12]/[.$A82])+[.B$10]+[.$B$11])^2/[$input.B$15]^2))" office:value-type="float" office:value="0.131376748935669">
            <text:p>0,1313767489</text:p>
          </table:table-cell>
          <table:table-cell table:formula="of:=[.C$9]*[$input.C$9]/([$input.$B$12]^2+[.$A82]^2)*EXP(-((ATAN([$input.$B$12]/[.$A82])+[.C$10]+[.$B$11])^2/[$input.C$15]^2))" office:value-type="float" office:value="0">
            <text:p>0</text:p>
          </table:table-cell>
          <table:table-cell table:formula="of:=[.B82]+[.C82]" office:value-type="float" office:value="0.131376748935669">
            <text:p>0,1313767489</text:p>
          </table:table-cell>
          <table:table-cell table:number-columns-repeated="8"/>
        </table:table-row>
        <table:table-row table:style-name="ro4">
          <table:table-cell office:value-type="float" office:value="6.8">
            <text:p>6,8</text:p>
          </table:table-cell>
          <table:table-cell table:formula="of:=[.B$9]*[$input.B$9]/([$input.$B$12]^2+[.$A83]^2)*EXP(-((ATAN([$input.$B$12]/[.$A83])+[.B$10]+[.$B$11])^2/[$input.B$15]^2))" office:value-type="float" office:value="0.152870750369438">
            <text:p>0,1528707504</text:p>
          </table:table-cell>
          <table:table-cell table:formula="of:=[.C$9]*[$input.C$9]/([$input.$B$12]^2+[.$A83]^2)*EXP(-((ATAN([$input.$B$12]/[.$A83])+[.C$10]+[.$B$11])^2/[$input.C$15]^2))" office:value-type="float" office:value="0">
            <text:p>0</text:p>
          </table:table-cell>
          <table:table-cell table:formula="of:=[.B83]+[.C83]" office:value-type="float" office:value="0.152870750369438">
            <text:p>0,1528707504</text:p>
          </table:table-cell>
          <table:table-cell table:number-columns-repeated="8"/>
        </table:table-row>
        <table:table-row table:style-name="ro4">
          <table:table-cell office:value-type="float" office:value="6.9">
            <text:p>6,9</text:p>
          </table:table-cell>
          <table:table-cell table:formula="of:=[.B$9]*[$input.B$9]/([$input.$B$12]^2+[.$A84]^2)*EXP(-((ATAN([$input.$B$12]/[.$A84])+[.B$10]+[.$B$11])^2/[$input.B$15]^2))" office:value-type="float" office:value="0.176707617333749">
            <text:p>0,1767076173</text:p>
          </table:table-cell>
          <table:table-cell table:formula="of:=[.C$9]*[$input.C$9]/([$input.$B$12]^2+[.$A84]^2)*EXP(-((ATAN([$input.$B$12]/[.$A84])+[.C$10]+[.$B$11])^2/[$input.C$15]^2))" office:value-type="float" office:value="0">
            <text:p>0</text:p>
          </table:table-cell>
          <table:table-cell table:formula="of:=[.B84]+[.C84]" office:value-type="float" office:value="0.176707617333749">
            <text:p>0,1767076173</text:p>
          </table:table-cell>
          <table:table-cell table:number-columns-repeated="8"/>
        </table:table-row>
        <table:table-row table:style-name="ro4">
          <table:table-cell office:value-type="float" office:value="7">
            <text:p>7</text:p>
          </table:table-cell>
          <table:table-cell table:formula="of:=[.B$9]*[$input.B$9]/([$input.$B$12]^2+[.$A85]^2)*EXP(-((ATAN([$input.$B$12]/[.$A85])+[.B$10]+[.$B$11])^2/[$input.B$15]^2))" office:value-type="float" office:value="0.202984166273101">
            <text:p>0,2029841663</text:p>
          </table:table-cell>
          <table:table-cell table:formula="of:=[.C$9]*[$input.C$9]/([$input.$B$12]^2+[.$A85]^2)*EXP(-((ATAN([$input.$B$12]/[.$A85])+[.C$10]+[.$B$11])^2/[$input.C$15]^2))" office:value-type="float" office:value="0">
            <text:p>0</text:p>
          </table:table-cell>
          <table:table-cell table:formula="of:=[.B85]+[.C85]" office:value-type="float" office:value="0.202984166273101">
            <text:p>0,2029841663</text:p>
          </table:table-cell>
          <table:table-cell table:number-columns-repeated="8"/>
        </table:table-row>
        <table:table-row table:style-name="ro4">
          <table:table-cell office:value-type="float" office:value="7.1">
            <text:p>7,1</text:p>
          </table:table-cell>
          <table:table-cell table:formula="of:=[.B$9]*[$input.B$9]/([$input.$B$12]^2+[.$A86]^2)*EXP(-((ATAN([$input.$B$12]/[.$A86])+[.B$10]+[.$B$11])^2/[$input.B$15]^2))" office:value-type="float" office:value="0.231785673862757">
            <text:p>0,2317856739</text:p>
          </table:table-cell>
          <table:table-cell table:formula="of:=[.C$9]*[$input.C$9]/([$input.$B$12]^2+[.$A86]^2)*EXP(-((ATAN([$input.$B$12]/[.$A86])+[.C$10]+[.$B$11])^2/[$input.C$15]^2))" office:value-type="float" office:value="0">
            <text:p>0</text:p>
          </table:table-cell>
          <table:table-cell table:formula="of:=[.B86]+[.C86]" office:value-type="float" office:value="0.231785673862757">
            <text:p>0,2317856739</text:p>
          </table:table-cell>
          <table:table-cell table:number-columns-repeated="8"/>
        </table:table-row>
        <table:table-row table:style-name="ro4">
          <table:table-cell office:value-type="float" office:value="7.2">
            <text:p>7,2</text:p>
          </table:table-cell>
          <table:table-cell table:formula="of:=[.B$9]*[$input.B$9]/([$input.$B$12]^2+[.$A87]^2)*EXP(-((ATAN([$input.$B$12]/[.$A87])+[.B$10]+[.$B$11])^2/[$input.B$15]^2))" office:value-type="float" office:value="0.26318507405768">
            <text:p>0,2631850741</text:p>
          </table:table-cell>
          <table:table-cell table:formula="of:=[.C$9]*[$input.C$9]/([$input.$B$12]^2+[.$A87]^2)*EXP(-((ATAN([$input.$B$12]/[.$A87])+[.C$10]+[.$B$11])^2/[$input.C$15]^2))" office:value-type="float" office:value="0">
            <text:p>0</text:p>
          </table:table-cell>
          <table:table-cell table:formula="of:=[.B87]+[.C87]" office:value-type="float" office:value="0.26318507405768">
            <text:p>0,2631850741</text:p>
          </table:table-cell>
          <table:table-cell table:number-columns-repeated="8"/>
        </table:table-row>
        <table:table-row table:style-name="ro4">
          <table:table-cell office:value-type="float" office:value="7.3">
            <text:p>7,3</text:p>
          </table:table-cell>
          <table:table-cell table:formula="of:=[.B$9]*[$input.B$9]/([$input.$B$12]^2+[.$A88]^2)*EXP(-((ATAN([$input.$B$12]/[.$A88])+[.B$10]+[.$B$11])^2/[$input.B$15]^2))" office:value-type="float" office:value="0.297242347546151">
            <text:p>0,2972423475</text:p>
          </table:table-cell>
          <table:table-cell table:formula="of:=[.C$9]*[$input.C$9]/([$input.$B$12]^2+[.$A88]^2)*EXP(-((ATAN([$input.$B$12]/[.$A88])+[.C$10]+[.$B$11])^2/[$input.C$15]^2))" office:value-type="float" office:value="0">
            <text:p>0</text:p>
          </table:table-cell>
          <table:table-cell table:formula="of:=[.B88]+[.C88]" office:value-type="float" office:value="0.297242347546151">
            <text:p>0,2972423475</text:p>
          </table:table-cell>
          <table:table-cell table:number-columns-repeated="8"/>
        </table:table-row>
        <table:table-row table:style-name="ro4">
          <table:table-cell office:value-type="float" office:value="7.4">
            <text:p>7,4</text:p>
          </table:table-cell>
          <table:table-cell table:formula="of:=[.B$9]*[$input.B$9]/([$input.$B$12]^2+[.$A89]^2)*EXP(-((ATAN([$input.$B$12]/[.$A89])+[.B$10]+[.$B$11])^2/[$input.B$15]^2))" office:value-type="float" office:value="0.334004101137941">
            <text:p>0,3340041011</text:p>
          </table:table-cell>
          <table:table-cell table:formula="of:=[.C$9]*[$input.C$9]/([$input.$B$12]^2+[.$A89]^2)*EXP(-((ATAN([$input.$B$12]/[.$A89])+[.C$10]+[.$B$11])^2/[$input.C$15]^2))" office:value-type="float" office:value="0">
            <text:p>0</text:p>
          </table:table-cell>
          <table:table-cell table:formula="of:=[.B89]+[.C89]" office:value-type="float" office:value="0.334004101137941">
            <text:p>0,3340041011</text:p>
          </table:table-cell>
          <table:table-cell table:number-columns-repeated="8"/>
        </table:table-row>
        <table:table-row table:style-name="ro4">
          <table:table-cell office:value-type="float" office:value="7.5">
            <text:p>7,5</text:p>
          </table:table-cell>
          <table:table-cell table:formula="of:=[.B$9]*[$input.B$9]/([$input.$B$12]^2+[.$A90]^2)*EXP(-((ATAN([$input.$B$12]/[.$A90])+[.B$10]+[.$B$11])^2/[$input.B$15]^2))" office:value-type="float" office:value="0.37350333070054">
            <text:p>0,3735033307</text:p>
          </table:table-cell>
          <table:table-cell table:formula="of:=[.C$9]*[$input.C$9]/([$input.$B$12]^2+[.$A90]^2)*EXP(-((ATAN([$input.$B$12]/[.$A90])+[.C$10]+[.$B$11])^2/[$input.C$15]^2))" office:value-type="float" office:value="0">
            <text:p>0</text:p>
          </table:table-cell>
          <table:table-cell table:formula="of:=[.B90]+[.C90]" office:value-type="float" office:value="0.37350333070054">
            <text:p>0,3735033307</text:p>
          </table:table-cell>
          <table:table-cell table:number-columns-repeated="8"/>
        </table:table-row>
        <table:table-row table:style-name="ro4">
          <table:table-cell office:value-type="float" office:value="7.6">
            <text:p>7,6</text:p>
          </table:table-cell>
          <table:table-cell table:formula="of:=[.B$9]*[$input.B$9]/([$input.$B$12]^2+[.$A91]^2)*EXP(-((ATAN([$input.$B$12]/[.$A91])+[.B$10]+[.$B$11])^2/[$input.B$15]^2))" office:value-type="float" office:value="0.415759358014052">
            <text:p>0,415759358</text:p>
          </table:table-cell>
          <table:table-cell table:formula="of:=[.C$9]*[$input.C$9]/([$input.$B$12]^2+[.$A91]^2)*EXP(-((ATAN([$input.$B$12]/[.$A91])+[.C$10]+[.$B$11])^2/[$input.C$15]^2))" office:value-type="float" office:value="0">
            <text:p>0</text:p>
          </table:table-cell>
          <table:table-cell table:formula="of:=[.B91]+[.C91]" office:value-type="float" office:value="0.415759358014052">
            <text:p>0,415759358</text:p>
          </table:table-cell>
          <table:table-cell table:number-columns-repeated="8"/>
        </table:table-row>
        <table:table-row table:style-name="ro4">
          <table:table-cell office:value-type="float" office:value="7.7">
            <text:p>7,7</text:p>
          </table:table-cell>
          <table:table-cell table:formula="of:=[.B$9]*[$input.B$9]/([$input.$B$12]^2+[.$A92]^2)*EXP(-((ATAN([$input.$B$12]/[.$A92])+[.B$10]+[.$B$11])^2/[$input.B$15]^2))" office:value-type="float" office:value="0.460777929343135">
            <text:p>0,4607779293</text:p>
          </table:table-cell>
          <table:table-cell table:formula="of:=[.C$9]*[$input.C$9]/([$input.$B$12]^2+[.$A92]^2)*EXP(-((ATAN([$input.$B$12]/[.$A92])+[.C$10]+[.$B$11])^2/[$input.C$15]^2))" office:value-type="float" office:value="0">
            <text:p>0</text:p>
          </table:table-cell>
          <table:table-cell table:formula="of:=[.B92]+[.C92]" office:value-type="float" office:value="0.460777929343135">
            <text:p>0,4607779293</text:p>
          </table:table-cell>
          <table:table-cell table:number-columns-repeated="8"/>
        </table:table-row>
        <table:table-row table:style-name="ro4">
          <table:table-cell office:value-type="float" office:value="7.8">
            <text:p>7,8</text:p>
          </table:table-cell>
          <table:table-cell table:formula="of:=[.B$9]*[$input.B$9]/([$input.$B$12]^2+[.$A93]^2)*EXP(-((ATAN([$input.$B$12]/[.$A93])+[.B$10]+[.$B$11])^2/[$input.B$15]^2))" office:value-type="float" office:value="0.50855146159576">
            <text:p>0,5085514616</text:p>
          </table:table-cell>
          <table:table-cell table:formula="of:=[.C$9]*[$input.C$9]/([$input.$B$12]^2+[.$A93]^2)*EXP(-((ATAN([$input.$B$12]/[.$A93])+[.C$10]+[.$B$11])^2/[$input.C$15]^2))" office:value-type="float" office:value="0">
            <text:p>0</text:p>
          </table:table-cell>
          <table:table-cell table:formula="of:=[.B93]+[.C93]" office:value-type="float" office:value="0.50855146159576">
            <text:p>0,5085514616</text:p>
          </table:table-cell>
          <table:table-cell table:number-columns-repeated="8"/>
        </table:table-row>
        <table:table-row table:style-name="ro4">
          <table:table-cell office:value-type="float" office:value="7.9">
            <text:p>7,9</text:p>
          </table:table-cell>
          <table:table-cell table:formula="of:=[.B$9]*[$input.B$9]/([$input.$B$12]^2+[.$A94]^2)*EXP(-((ATAN([$input.$B$12]/[.$A94])+[.B$10]+[.$B$11])^2/[$input.B$15]^2))" office:value-type="float" office:value="0.559059420608867">
            <text:p>0,5590594206</text:p>
          </table:table-cell>
          <table:table-cell table:formula="of:=[.C$9]*[$input.C$9]/([$input.$B$12]^2+[.$A94]^2)*EXP(-((ATAN([$input.$B$12]/[.$A94])+[.C$10]+[.$B$11])^2/[$input.C$15]^2))" office:value-type="float" office:value="0">
            <text:p>0</text:p>
          </table:table-cell>
          <table:table-cell table:formula="of:=[.B94]+[.C94]" office:value-type="float" office:value="0.559059420608867">
            <text:p>0,5590594206</text:p>
          </table:table-cell>
          <table:table-cell table:number-columns-repeated="8"/>
        </table:table-row>
        <table:table-row table:style-name="ro4">
          <table:table-cell office:value-type="float" office:value="8">
            <text:p>8</text:p>
          </table:table-cell>
          <table:table-cell table:formula="of:=[.B$9]*[$input.B$9]/([$input.$B$12]^2+[.$A95]^2)*EXP(-((ATAN([$input.$B$12]/[.$A95])+[.B$10]+[.$B$11])^2/[$input.B$15]^2))" office:value-type="float" office:value="0.612268815312555">
            <text:p>0,6122688153</text:p>
          </table:table-cell>
          <table:table-cell table:formula="of:=[.C$9]*[$input.C$9]/([$input.$B$12]^2+[.$A95]^2)*EXP(-((ATAN([$input.$B$12]/[.$A95])+[.C$10]+[.$B$11])^2/[$input.C$15]^2))" office:value-type="float" office:value="0">
            <text:p>0</text:p>
          </table:table-cell>
          <table:table-cell table:formula="of:=[.B95]+[.C95]" office:value-type="float" office:value="0.612268815312555">
            <text:p>0,6122688153</text:p>
          </table:table-cell>
          <table:table-cell table:number-columns-repeated="8"/>
        </table:table-row>
        <table:table-row table:style-name="ro4">
          <table:table-cell office:value-type="float" office:value="8.1">
            <text:p>8,1</text:p>
          </table:table-cell>
          <table:table-cell table:formula="of:=[.B$9]*[$input.B$9]/([$input.$B$12]^2+[.$A96]^2)*EXP(-((ATAN([$input.$B$12]/[.$A96])+[.B$10]+[.$B$11])^2/[$input.B$15]^2))" office:value-type="float" office:value="0.66813479121286">
            <text:p>0,6681347912</text:p>
          </table:table-cell>
          <table:table-cell table:formula="of:=[.C$9]*[$input.C$9]/([$input.$B$12]^2+[.$A96]^2)*EXP(-((ATAN([$input.$B$12]/[.$A96])+[.C$10]+[.$B$11])^2/[$input.C$15]^2))" office:value-type="float" office:value="0">
            <text:p>0</text:p>
          </table:table-cell>
          <table:table-cell table:formula="of:=[.B96]+[.C96]" office:value-type="float" office:value="0.66813479121286">
            <text:p>0,6681347912</text:p>
          </table:table-cell>
          <table:table-cell table:number-columns-repeated="8"/>
        </table:table-row>
        <table:table-row table:style-name="ro4">
          <table:table-cell office:value-type="float" office:value="8.2">
            <text:p>8,2</text:p>
          </table:table-cell>
          <table:table-cell table:formula="of:=[.B$9]*[$input.B$9]/([$input.$B$12]^2+[.$A97]^2)*EXP(-((ATAN([$input.$B$12]/[.$A97])+[.B$10]+[.$B$11])^2/[$input.B$15]^2))" office:value-type="float" office:value="0.726601306729483">
            <text:p>0,7266013067</text:p>
          </table:table-cell>
          <table:table-cell table:formula="of:=[.C$9]*[$input.C$9]/([$input.$B$12]^2+[.$A97]^2)*EXP(-((ATAN([$input.$B$12]/[.$A97])+[.C$10]+[.$B$11])^2/[$input.C$15]^2))" office:value-type="float" office:value="0">
            <text:p>0</text:p>
          </table:table-cell>
          <table:table-cell table:formula="of:=[.B97]+[.C97]" office:value-type="float" office:value="0.726601306729483">
            <text:p>0,7266013067</text:p>
          </table:table-cell>
          <table:table-cell table:number-columns-repeated="8"/>
        </table:table-row>
        <table:table-row table:style-name="ro4">
          <table:table-cell office:value-type="float" office:value="8.3">
            <text:p>8,3</text:p>
          </table:table-cell>
          <table:table-cell table:formula="of:=[.B$9]*[$input.B$9]/([$input.$B$12]^2+[.$A98]^2)*EXP(-((ATAN([$input.$B$12]/[.$A98])+[.B$10]+[.$B$11])^2/[$input.B$15]^2))" office:value-type="float" office:value="0.787601876361148">
            <text:p>0,7876018764</text:p>
          </table:table-cell>
          <table:table-cell table:formula="of:=[.C$9]*[$input.C$9]/([$input.$B$12]^2+[.$A98]^2)*EXP(-((ATAN([$input.$B$12]/[.$A98])+[.C$10]+[.$B$11])^2/[$input.C$15]^2))" office:value-type="float" office:value="0">
            <text:p>0</text:p>
          </table:table-cell>
          <table:table-cell table:formula="of:=[.B98]+[.C98]" office:value-type="float" office:value="0.787601876361148">
            <text:p>0,7876018764</text:p>
          </table:table-cell>
          <table:table-cell table:number-columns-repeated="8"/>
        </table:table-row>
        <table:table-row table:style-name="ro4">
          <table:table-cell office:value-type="float" office:value="8.4">
            <text:p>8,4</text:p>
          </table:table-cell>
          <table:table-cell table:formula="of:=[.B$9]*[$input.B$9]/([$input.$B$12]^2+[.$A99]^2)*EXP(-((ATAN([$input.$B$12]/[.$A99])+[.B$10]+[.$B$11])^2/[$input.B$15]^2))" office:value-type="float" office:value="0.851060365360779">
            <text:p>0,8510603654</text:p>
          </table:table-cell>
          <table:table-cell table:formula="of:=[.C$9]*[$input.C$9]/([$input.$B$12]^2+[.$A99]^2)*EXP(-((ATAN([$input.$B$12]/[.$A99])+[.C$10]+[.$B$11])^2/[$input.C$15]^2))" office:value-type="float" office:value="0">
            <text:p>0</text:p>
          </table:table-cell>
          <table:table-cell table:formula="of:=[.B99]+[.C99]" office:value-type="float" office:value="0.851060365360779">
            <text:p>0,8510603654</text:p>
          </table:table-cell>
          <table:table-cell table:number-columns-repeated="8"/>
        </table:table-row>
        <table:table-row table:style-name="ro4">
          <table:table-cell office:value-type="float" office:value="8.5">
            <text:p>8,5</text:p>
          </table:table-cell>
          <table:table-cell table:formula="of:=[.B$9]*[$input.B$9]/([$input.$B$12]^2+[.$A100]^2)*EXP(-((ATAN([$input.$B$12]/[.$A100])+[.B$10]+[.$B$11])^2/[$input.B$15]^2))" office:value-type="float" office:value="0.916891821523739">
            <text:p>0,9168918215</text:p>
          </table:table-cell>
          <table:table-cell table:formula="of:=[.C$9]*[$input.C$9]/([$input.$B$12]^2+[.$A100]^2)*EXP(-((ATAN([$input.$B$12]/[.$A100])+[.C$10]+[.$B$11])^2/[$input.C$15]^2))" office:value-type="float" office:value="0">
            <text:p>0</text:p>
          </table:table-cell>
          <table:table-cell table:formula="of:=[.B100]+[.C100]" office:value-type="float" office:value="0.916891821523739">
            <text:p>0,9168918215</text:p>
          </table:table-cell>
          <table:table-cell table:number-columns-repeated="8"/>
        </table:table-row>
        <table:table-row table:style-name="ro4">
          <table:table-cell office:value-type="float" office:value="8.6">
            <text:p>8,6</text:p>
          </table:table-cell>
          <table:table-cell table:formula="of:=[.B$9]*[$input.B$9]/([$input.$B$12]^2+[.$A101]^2)*EXP(-((ATAN([$input.$B$12]/[.$A101])+[.B$10]+[.$B$11])^2/[$input.B$15]^2))" office:value-type="float" office:value="0.985003330768061">
            <text:p>0,9850033308</text:p>
          </table:table-cell>
          <table:table-cell table:formula="of:=[.C$9]*[$input.C$9]/([$input.$B$12]^2+[.$A101]^2)*EXP(-((ATAN([$input.$B$12]/[.$A101])+[.C$10]+[.$B$11])^2/[$input.C$15]^2))" office:value-type="float" office:value="0">
            <text:p>0</text:p>
          </table:table-cell>
          <table:table-cell table:formula="of:=[.B101]+[.C101]" office:value-type="float" office:value="0.985003330768061">
            <text:p>0,9850033308</text:p>
          </table:table-cell>
          <table:table-cell table:number-columns-repeated="8"/>
        </table:table-row>
        <table:table-row table:style-name="ro4">
          <table:table-cell office:value-type="float" office:value="8.7">
            <text:p>8,7</text:p>
          </table:table-cell>
          <table:table-cell table:formula="of:=[.B$9]*[$input.B$9]/([$input.$B$12]^2+[.$A102]^2)*EXP(-((ATAN([$input.$B$12]/[.$A102])+[.B$10]+[.$B$11])^2/[$input.B$15]^2))" office:value-type="float" office:value="1.05529488436568">
            <text:p>1,0552948844</text:p>
          </table:table-cell>
          <table:table-cell table:formula="of:=[.C$9]*[$input.C$9]/([$input.$B$12]^2+[.$A102]^2)*EXP(-((ATAN([$input.$B$12]/[.$A102])+[.C$10]+[.$B$11])^2/[$input.C$15]^2))" office:value-type="float" office:value="0">
            <text:p>0</text:p>
          </table:table-cell>
          <table:table-cell table:formula="of:=[.B102]+[.C102]" office:value-type="float" office:value="1.05529488436568">
            <text:p>1,0552948844</text:p>
          </table:table-cell>
          <table:table-cell table:number-columns-repeated="8"/>
        </table:table-row>
        <table:table-row table:style-name="ro4">
          <table:table-cell office:value-type="float" office:value="8.8">
            <text:p>8,8</text:p>
          </table:table-cell>
          <table:table-cell table:formula="of:=[.B$9]*[$input.B$9]/([$input.$B$12]^2+[.$A103]^2)*EXP(-((ATAN([$input.$B$12]/[.$A103])+[.B$10]+[.$B$11])^2/[$input.B$15]^2))" office:value-type="float" office:value="1.12766024692404">
            <text:p>1,1276602469</text:p>
          </table:table-cell>
          <table:table-cell table:formula="of:=[.C$9]*[$input.C$9]/([$input.$B$12]^2+[.$A103]^2)*EXP(-((ATAN([$input.$B$12]/[.$A103])+[.C$10]+[.$B$11])^2/[$input.C$15]^2))" office:value-type="float" office:value="0">
            <text:p>0</text:p>
          </table:table-cell>
          <table:table-cell table:formula="of:=[.B103]+[.C103]" office:value-type="float" office:value="1.12766024692404">
            <text:p>1,1276602469</text:p>
          </table:table-cell>
          <table:table-cell table:number-columns-repeated="8"/>
        </table:table-row>
        <table:table-row table:style-name="ro4">
          <table:table-cell office:value-type="float" office:value="8.9">
            <text:p>8,9</text:p>
          </table:table-cell>
          <table:table-cell table:formula="of:=[.B$9]*[$input.B$9]/([$input.$B$12]^2+[.$A104]^2)*EXP(-((ATAN([$input.$B$12]/[.$A104])+[.B$10]+[.$B$11])^2/[$input.B$15]^2))" office:value-type="float" office:value="1.20198781548077">
            <text:p>1,2019878155</text:p>
          </table:table-cell>
          <table:table-cell table:formula="of:=[.C$9]*[$input.C$9]/([$input.$B$12]^2+[.$A104]^2)*EXP(-((ATAN([$input.$B$12]/[.$A104])+[.C$10]+[.$B$11])^2/[$input.C$15]^2))" office:value-type="float" office:value="0">
            <text:p>0</text:p>
          </table:table-cell>
          <table:table-cell table:formula="of:=[.B104]+[.C104]" office:value-type="float" office:value="1.20198781548077">
            <text:p>1,2019878155</text:p>
          </table:table-cell>
          <table:table-cell table:number-columns-repeated="8"/>
        </table:table-row>
        <table:table-row table:style-name="ro4">
          <table:table-cell office:value-type="float" office:value="9">
            <text:p>9</text:p>
          </table:table-cell>
          <table:table-cell table:formula="of:=[.B$9]*[$input.B$9]/([$input.$B$12]^2+[.$A105]^2)*EXP(-((ATAN([$input.$B$12]/[.$A105])+[.B$10]+[.$B$11])^2/[$input.B$15]^2))" office:value-type="float" office:value="1.27816146132951">
            <text:p>1,2781614613</text:p>
          </table:table-cell>
          <table:table-cell table:formula="of:=[.C$9]*[$input.C$9]/([$input.$B$12]^2+[.$A105]^2)*EXP(-((ATAN([$input.$B$12]/[.$A105])+[.C$10]+[.$B$11])^2/[$input.C$15]^2))" office:value-type="float" office:value="0">
            <text:p>0</text:p>
          </table:table-cell>
          <table:table-cell table:formula="of:=[.B105]+[.C105]" office:value-type="float" office:value="1.27816146132951">
            <text:p>1,2781614613</text:p>
          </table:table-cell>
          <table:table-cell table:number-columns-repeated="8"/>
        </table:table-row>
        <table:table-row table:style-name="ro4">
          <table:table-cell office:value-type="float" office:value="9.1">
            <text:p>9,1</text:p>
          </table:table-cell>
          <table:table-cell table:formula="of:=[.B$9]*[$input.B$9]/([$input.$B$12]^2+[.$A106]^2)*EXP(-((ATAN([$input.$B$12]/[.$A106])+[.B$10]+[.$B$11])^2/[$input.B$15]^2))" office:value-type="float" office:value="1.35606134741706">
            <text:p>1,3560613474</text:p>
          </table:table-cell>
          <table:table-cell table:formula="of:=[.C$9]*[$input.C$9]/([$input.$B$12]^2+[.$A106]^2)*EXP(-((ATAN([$input.$B$12]/[.$A106])+[.C$10]+[.$B$11])^2/[$input.C$15]^2))" office:value-type="float" office:value="0">
            <text:p>0</text:p>
          </table:table-cell>
          <table:table-cell table:formula="of:=[.B106]+[.C106]" office:value-type="float" office:value="1.35606134741706">
            <text:p>1,3560613474</text:p>
          </table:table-cell>
          <table:table-cell table:number-columns-repeated="8"/>
        </table:table-row>
        <table:table-row table:style-name="ro4">
          <table:table-cell office:value-type="float" office:value="9.2">
            <text:p>9,2</text:p>
          </table:table-cell>
          <table:table-cell table:formula="of:=[.B$9]*[$input.B$9]/([$input.$B$12]^2+[.$A107]^2)*EXP(-((ATAN([$input.$B$12]/[.$A107])+[.B$10]+[.$B$11])^2/[$input.B$15]^2))" office:value-type="float" office:value="1.43556471532138">
            <text:p>1,4355647153</text:p>
          </table:table-cell>
          <table:table-cell table:formula="of:=[.C$9]*[$input.C$9]/([$input.$B$12]^2+[.$A107]^2)*EXP(-((ATAN([$input.$B$12]/[.$A107])+[.C$10]+[.$B$11])^2/[$input.C$15]^2))" office:value-type="float" office:value="0">
            <text:p>0</text:p>
          </table:table-cell>
          <table:table-cell table:formula="of:=[.B107]+[.C107]" office:value-type="float" office:value="1.43556471532138">
            <text:p>1,4355647153</text:p>
          </table:table-cell>
          <table:table-cell table:number-columns-repeated="8"/>
        </table:table-row>
        <table:table-row table:style-name="ro4">
          <table:table-cell office:value-type="float" office:value="9.3">
            <text:p>9,3</text:p>
          </table:table-cell>
          <table:table-cell table:formula="of:=[.B$9]*[$input.B$9]/([$input.$B$12]^2+[.$A108]^2)*EXP(-((ATAN([$input.$B$12]/[.$A108])+[.B$10]+[.$B$11])^2/[$input.B$15]^2))" office:value-type="float" office:value="1.51654663692206">
            <text:p>1,5165466369</text:p>
          </table:table-cell>
          <table:table-cell table:formula="of:=[.C$9]*[$input.C$9]/([$input.$B$12]^2+[.$A108]^2)*EXP(-((ATAN([$input.$B$12]/[.$A108])+[.C$10]+[.$B$11])^2/[$input.C$15]^2))" office:value-type="float" office:value="0">
            <text:p>0</text:p>
          </table:table-cell>
          <table:table-cell table:formula="of:=[.B108]+[.C108]" office:value-type="float" office:value="1.51654663692206">
            <text:p>1,5165466369</text:p>
          </table:table-cell>
          <table:table-cell table:number-columns-repeated="8"/>
        </table:table-row>
        <table:table-row table:style-name="ro4">
          <table:table-cell office:value-type="float" office:value="9.4">
            <text:p>9,4</text:p>
          </table:table-cell>
          <table:table-cell table:formula="of:=[.B$9]*[$input.B$9]/([$input.$B$12]^2+[.$A109]^2)*EXP(-((ATAN([$input.$B$12]/[.$A109])+[.B$10]+[.$B$11])^2/[$input.B$15]^2))" office:value-type="float" office:value="1.59888072689852">
            <text:p>1,5988807269</text:p>
          </table:table-cell>
          <table:table-cell table:formula="of:=[.C$9]*[$input.C$9]/([$input.$B$12]^2+[.$A109]^2)*EXP(-((ATAN([$input.$B$12]/[.$A109])+[.C$10]+[.$B$11])^2/[$input.C$15]^2))" office:value-type="float" office:value="0">
            <text:p>0</text:p>
          </table:table-cell>
          <table:table-cell table:formula="of:=[.B109]+[.C109]" office:value-type="float" office:value="1.59888072689852">
            <text:p>1,5988807269</text:p>
          </table:table-cell>
          <table:table-cell table:number-columns-repeated="8"/>
        </table:table-row>
        <table:table-row table:style-name="ro4">
          <table:table-cell office:value-type="float" office:value="9.5">
            <text:p>9,5</text:p>
          </table:table-cell>
          <table:table-cell table:formula="of:=[.B$9]*[$input.B$9]/([$input.$B$12]^2+[.$A110]^2)*EXP(-((ATAN([$input.$B$12]/[.$A110])+[.B$10]+[.$B$11])^2/[$input.B$15]^2))" office:value-type="float" office:value="1.68243981313093">
            <text:p>1,6824398131</text:p>
          </table:table-cell>
          <table:table-cell table:formula="of:=[.C$9]*[$input.C$9]/([$input.$B$12]^2+[.$A110]^2)*EXP(-((ATAN([$input.$B$12]/[.$A110])+[.C$10]+[.$B$11])^2/[$input.C$15]^2))" office:value-type="float" office:value="0">
            <text:p>0</text:p>
          </table:table-cell>
          <table:table-cell table:formula="of:=[.B110]+[.C110]" office:value-type="float" office:value="1.68243981313093">
            <text:p>1,6824398131</text:p>
          </table:table-cell>
          <table:table-cell table:number-columns-repeated="8"/>
        </table:table-row>
        <table:table-row table:style-name="ro4">
          <table:table-cell office:value-type="float" office:value="9.6">
            <text:p>9,6</text:p>
          </table:table-cell>
          <table:table-cell table:formula="of:=[.B$9]*[$input.B$9]/([$input.$B$12]^2+[.$A111]^2)*EXP(-((ATAN([$input.$B$12]/[.$A111])+[.B$10]+[.$B$11])^2/[$input.B$15]^2))" office:value-type="float" office:value="1.7670965629293">
            <text:p>1,7670965629</text:p>
          </table:table-cell>
          <table:table-cell table:formula="of:=[.C$9]*[$input.C$9]/([$input.$B$12]^2+[.$A111]^2)*EXP(-((ATAN([$input.$B$12]/[.$A111])+[.C$10]+[.$B$11])^2/[$input.C$15]^2))" office:value-type="float" office:value="0">
            <text:p>0</text:p>
          </table:table-cell>
          <table:table-cell table:formula="of:=[.B111]+[.C111]" office:value-type="float" office:value="1.7670965629293">
            <text:p>1,7670965629</text:p>
          </table:table-cell>
          <table:table-cell table:number-columns-repeated="8"/>
        </table:table-row>
        <table:table-row table:style-name="ro4">
          <table:table-cell office:value-type="float" office:value="9.7">
            <text:p>9,7</text:p>
          </table:table-cell>
          <table:table-cell table:formula="of:=[.B$9]*[$input.B$9]/([$input.$B$12]^2+[.$A112]^2)*EXP(-((ATAN([$input.$B$12]/[.$A112])+[.B$10]+[.$B$11])^2/[$input.B$15]^2))" office:value-type="float" office:value="1.85272406377838">
            <text:p>1,8527240638</text:p>
          </table:table-cell>
          <table:table-cell table:formula="of:=[.C$9]*[$input.C$9]/([$input.$B$12]^2+[.$A112]^2)*EXP(-((ATAN([$input.$B$12]/[.$A112])+[.C$10]+[.$B$11])^2/[$input.C$15]^2))" office:value-type="float" office:value="0">
            <text:p>0</text:p>
          </table:table-cell>
          <table:table-cell table:formula="of:=[.B112]+[.C112]" office:value-type="float" office:value="1.85272406377838">
            <text:p>1,8527240638</text:p>
          </table:table-cell>
          <table:table-cell table:number-columns-repeated="8"/>
        </table:table-row>
        <table:table-row table:style-name="ro4">
          <table:table-cell office:value-type="float" office:value="9.8">
            <text:p>9,8</text:p>
          </table:table-cell>
          <table:table-cell table:formula="of:=[.B$9]*[$input.B$9]/([$input.$B$12]^2+[.$A113]^2)*EXP(-((ATAN([$input.$B$12]/[.$A113])+[.B$10]+[.$B$11])^2/[$input.B$15]^2))" office:value-type="float" office:value="1.939196357959">
            <text:p>1,939196358</text:p>
          </table:table-cell>
          <table:table-cell table:formula="of:=[.C$9]*[$input.C$9]/([$input.$B$12]^2+[.$A113]^2)*EXP(-((ATAN([$input.$B$12]/[.$A113])+[.C$10]+[.$B$11])^2/[$input.C$15]^2))" office:value-type="float" office:value="0">
            <text:p>0</text:p>
          </table:table-cell>
          <table:table-cell table:formula="of:=[.B113]+[.C113]" office:value-type="float" office:value="1.939196357959">
            <text:p>1,939196358</text:p>
          </table:table-cell>
          <table:table-cell table:number-columns-repeated="8"/>
        </table:table-row>
        <table:table-row table:style-name="ro4">
          <table:table-cell office:value-type="float" office:value="9.9">
            <text:p>9,9</text:p>
          </table:table-cell>
          <table:table-cell table:formula="of:=[.B$9]*[$input.B$9]/([$input.$B$12]^2+[.$A114]^2)*EXP(-((ATAN([$input.$B$12]/[.$A114])+[.B$10]+[.$B$11])^2/[$input.B$15]^2))" office:value-type="float" office:value="2.02638893099429">
            <text:p>2,026388931</text:p>
          </table:table-cell>
          <table:table-cell table:formula="of:=[.C$9]*[$input.C$9]/([$input.$B$12]^2+[.$A114]^2)*EXP(-((ATAN([$input.$B$12]/[.$A114])+[.C$10]+[.$B$11])^2/[$input.C$15]^2))" office:value-type="float" office:value="0">
            <text:p>0</text:p>
          </table:table-cell>
          <table:table-cell table:formula="of:=[.B114]+[.C114]" office:value-type="float" office:value="2.02638893099429">
            <text:p>2,026388931</text:p>
          </table:table-cell>
          <table:table-cell table:number-columns-repeated="8"/>
        </table:table-row>
        <table:table-row table:style-name="ro4">
          <table:table-cell office:value-type="float" office:value="10">
            <text:p>10</text:p>
          </table:table-cell>
          <table:table-cell table:formula="of:=[.B$9]*[$input.B$9]/([$input.$B$12]^2+[.$A115]^2)*EXP(-((ATAN([$input.$B$12]/[.$A115])+[.B$10]+[.$B$11])^2/[$input.B$15]^2))" office:value-type="float" office:value="2.11417915437529">
            <text:p>2,1141791544</text:p>
          </table:table-cell>
          <table:table-cell table:formula="of:=[.C$9]*[$input.C$9]/([$input.$B$12]^2+[.$A115]^2)*EXP(-((ATAN([$input.$B$12]/[.$A115])+[.C$10]+[.$B$11])^2/[$input.C$15]^2))" office:value-type="float" office:value="0">
            <text:p>0</text:p>
          </table:table-cell>
          <table:table-cell table:formula="of:=[.B115]+[.C115]" office:value-type="float" office:value="2.11417915437529">
            <text:p>2,1141791544</text:p>
          </table:table-cell>
          <table:table-cell table:number-columns-repeated="8"/>
        </table:table-row>
        <table:table-row table:style-name="ro4">
          <table:table-cell office:value-type="float" office:value="10.1">
            <text:p>10,1</text:p>
          </table:table-cell>
          <table:table-cell table:formula="of:=[.B$9]*[$input.B$9]/([$input.$B$12]^2+[.$A116]^2)*EXP(-((ATAN([$input.$B$12]/[.$A116])+[.B$10]+[.$B$11])^2/[$input.B$15]^2))" office:value-type="float" office:value="2.20244668344958">
            <text:p>2,2024466834</text:p>
          </table:table-cell>
          <table:table-cell table:formula="of:=[.C$9]*[$input.C$9]/([$input.$B$12]^2+[.$A116]^2)*EXP(-((ATAN([$input.$B$12]/[.$A116])+[.C$10]+[.$B$11])^2/[$input.C$15]^2))" office:value-type="float" office:value="0">
            <text:p>0</text:p>
          </table:table-cell>
          <table:table-cell table:formula="of:=[.B116]+[.C116]" office:value-type="float" office:value="2.20244668344958">
            <text:p>2,2024466834</text:p>
          </table:table-cell>
          <table:table-cell table:number-columns-repeated="8"/>
        </table:table-row>
        <table:table-row table:style-name="ro4">
          <table:table-cell office:value-type="float" office:value="10.2">
            <text:p>10,2</text:p>
          </table:table-cell>
          <table:table-cell table:formula="of:=[.B$9]*[$input.B$9]/([$input.$B$12]^2+[.$A117]^2)*EXP(-((ATAN([$input.$B$12]/[.$A117])+[.B$10]+[.$B$11])^2/[$input.B$15]^2))" office:value-type="float" office:value="2.29107381171417">
            <text:p>2,2910738117</text:p>
          </table:table-cell>
          <table:table-cell table:formula="of:=[.C$9]*[$input.C$9]/([$input.$B$12]^2+[.$A117]^2)*EXP(-((ATAN([$input.$B$12]/[.$A117])+[.C$10]+[.$B$11])^2/[$input.C$15]^2))" office:value-type="float" office:value="0">
            <text:p>0</text:p>
          </table:table-cell>
          <table:table-cell table:formula="of:=[.B117]+[.C117]" office:value-type="float" office:value="2.29107381171417">
            <text:p>2,2910738117</text:p>
          </table:table-cell>
          <table:table-cell table:number-columns-repeated="8"/>
        </table:table-row>
        <table:table-row table:style-name="ro4">
          <table:table-cell office:value-type="float" office:value="10.3">
            <text:p>10,3</text:p>
          </table:table-cell>
          <table:table-cell table:formula="of:=[.B$9]*[$input.B$9]/([$input.$B$12]^2+[.$A118]^2)*EXP(-((ATAN([$input.$B$12]/[.$A118])+[.B$10]+[.$B$11])^2/[$input.B$15]^2))" office:value-type="float" office:value="2.37994578304597">
            <text:p>2,379945783</text:p>
          </table:table-cell>
          <table:table-cell table:formula="of:=[.C$9]*[$input.C$9]/([$input.$B$12]^2+[.$A118]^2)*EXP(-((ATAN([$input.$B$12]/[.$A118])+[.C$10]+[.$B$11])^2/[$input.C$15]^2))" office:value-type="float" office:value="0">
            <text:p>0</text:p>
          </table:table-cell>
          <table:table-cell table:formula="of:=[.B118]+[.C118]" office:value-type="float" office:value="2.37994578304597">
            <text:p>2,379945783</text:p>
          </table:table-cell>
          <table:table-cell table:number-columns-repeated="8"/>
        </table:table-row>
        <table:table-row table:style-name="ro4">
          <table:table-cell office:value-type="float" office:value="10.4">
            <text:p>10,4</text:p>
          </table:table-cell>
          <table:table-cell table:formula="of:=[.B$9]*[$input.B$9]/([$input.$B$12]^2+[.$A119]^2)*EXP(-((ATAN([$input.$B$12]/[.$A119])+[.B$10]+[.$B$11])^2/[$input.B$15]^2))" office:value-type="float" office:value="2.46895106363552">
            <text:p>2,4689510636</text:p>
          </table:table-cell>
          <table:table-cell table:formula="of:=[.C$9]*[$input.C$9]/([$input.$B$12]^2+[.$A119]^2)*EXP(-((ATAN([$input.$B$12]/[.$A119])+[.C$10]+[.$B$11])^2/[$input.C$15]^2))" office:value-type="float" office:value="0">
            <text:p>0</text:p>
          </table:table-cell>
          <table:table-cell table:formula="of:=[.B119]+[.C119]" office:value-type="float" office:value="2.46895106363552">
            <text:p>2,4689510636</text:p>
          </table:table-cell>
          <table:table-cell table:number-columns-repeated="8"/>
        </table:table-row>
        <table:table-row table:style-name="ro4">
          <table:table-cell office:value-type="float" office:value="10.5">
            <text:p>10,5</text:p>
          </table:table-cell>
          <table:table-cell table:formula="of:=[.B$9]*[$input.B$9]/([$input.$B$12]^2+[.$A120]^2)*EXP(-((ATAN([$input.$B$12]/[.$A120])+[.B$10]+[.$B$11])^2/[$input.B$15]^2))" office:value-type="float" office:value="2.55798157556832">
            <text:p>2,5579815756</text:p>
          </table:table-cell>
          <table:table-cell table:formula="of:=[.C$9]*[$input.C$9]/([$input.$B$12]^2+[.$A120]^2)*EXP(-((ATAN([$input.$B$12]/[.$A120])+[.C$10]+[.$B$11])^2/[$input.C$15]^2))" office:value-type="float" office:value="0">
            <text:p>0</text:p>
          </table:table-cell>
          <table:table-cell table:formula="of:=[.B120]+[.C120]" office:value-type="float" office:value="2.55798157556832">
            <text:p>2,5579815756</text:p>
          </table:table-cell>
          <table:table-cell table:number-columns-repeated="8"/>
        </table:table-row>
        <table:table-row table:style-name="ro4">
          <table:table-cell office:value-type="float" office:value="10.6">
            <text:p>10,6</text:p>
          </table:table-cell>
          <table:table-cell table:formula="of:=[.B$9]*[$input.B$9]/([$input.$B$12]^2+[.$A121]^2)*EXP(-((ATAN([$input.$B$12]/[.$A121])+[.B$10]+[.$B$11])^2/[$input.B$15]^2))" office:value-type="float" office:value="2.64693289412896">
            <text:p>2,6469328941</text:p>
          </table:table-cell>
          <table:table-cell table:formula="of:=[.C$9]*[$input.C$9]/([$input.$B$12]^2+[.$A121]^2)*EXP(-((ATAN([$input.$B$12]/[.$A121])+[.C$10]+[.$B$11])^2/[$input.C$15]^2))" office:value-type="float" office:value="0">
            <text:p>0</text:p>
          </table:table-cell>
          <table:table-cell table:formula="of:=[.B121]+[.C121]" office:value-type="float" office:value="2.64693289412896">
            <text:p>2,6469328941</text:p>
          </table:table-cell>
          <table:table-cell table:number-columns-repeated="8"/>
        </table:table-row>
        <table:table-row table:style-name="ro4">
          <table:table-cell office:value-type="float" office:value="10.7">
            <text:p>10,7</text:p>
          </table:table-cell>
          <table:table-cell table:formula="of:=[.B$9]*[$input.B$9]/([$input.$B$12]^2+[.$A122]^2)*EXP(-((ATAN([$input.$B$12]/[.$A122])+[.B$10]+[.$B$11])^2/[$input.B$15]^2))" office:value-type="float" office:value="2.73570441099196">
            <text:p>2,735704411</text:p>
          </table:table-cell>
          <table:table-cell table:formula="of:=[.C$9]*[$input.C$9]/([$input.$B$12]^2+[.$A122]^2)*EXP(-((ATAN([$input.$B$12]/[.$A122])+[.C$10]+[.$B$11])^2/[$input.C$15]^2))" office:value-type="float" office:value="0">
            <text:p>0</text:p>
          </table:table-cell>
          <table:table-cell table:formula="of:=[.B122]+[.C122]" office:value-type="float" office:value="2.73570441099196">
            <text:p>2,735704411</text:p>
          </table:table-cell>
          <table:table-cell table:number-columns-repeated="8"/>
        </table:table-row>
        <table:table-row table:style-name="ro4">
          <table:table-cell office:value-type="float" office:value="10.8">
            <text:p>10,8</text:p>
          </table:table-cell>
          <table:table-cell table:formula="of:=[.B$9]*[$input.B$9]/([$input.$B$12]^2+[.$A123]^2)*EXP(-((ATAN([$input.$B$12]/[.$A123])+[.B$10]+[.$B$11])^2/[$input.B$15]^2))" office:value-type="float" office:value="2.82419946551515">
            <text:p>2,8241994655</text:p>
          </table:table-cell>
          <table:table-cell table:formula="of:=[.C$9]*[$input.C$9]/([$input.$B$12]^2+[.$A123]^2)*EXP(-((ATAN([$input.$B$12]/[.$A123])+[.C$10]+[.$B$11])^2/[$input.C$15]^2))" office:value-type="float" office:value="0">
            <text:p>0</text:p>
          </table:table-cell>
          <table:table-cell table:formula="of:=[.B123]+[.C123]" office:value-type="float" office:value="2.82419946551515">
            <text:p>2,8241994655</text:p>
          </table:table-cell>
          <table:table-cell table:number-columns-repeated="8"/>
        </table:table-row>
        <table:table-row table:style-name="ro4">
          <table:table-cell office:value-type="float" office:value="10.9">
            <text:p>10,9</text:p>
          </table:table-cell>
          <table:table-cell table:formula="of:=[.B$9]*[$input.B$9]/([$input.$B$12]^2+[.$A124]^2)*EXP(-((ATAN([$input.$B$12]/[.$A124])+[.B$10]+[.$B$11])^2/[$input.B$15]^2))" office:value-type="float" office:value="2.91232544637154">
            <text:p>2,9123254464</text:p>
          </table:table-cell>
          <table:table-cell table:formula="of:=[.C$9]*[$input.C$9]/([$input.$B$12]^2+[.$A124]^2)*EXP(-((ATAN([$input.$B$12]/[.$A124])+[.C$10]+[.$B$11])^2/[$input.C$15]^2))" office:value-type="float" office:value="0">
            <text:p>0</text:p>
          </table:table-cell>
          <table:table-cell table:formula="of:=[.B124]+[.C124]" office:value-type="float" office:value="2.91232544637154">
            <text:p>2,9123254464</text:p>
          </table:table-cell>
          <table:table-cell table:number-columns-repeated="8"/>
        </table:table-row>
        <table:table-row table:style-name="ro4">
          <table:table-cell office:value-type="float" office:value="11">
            <text:p>11</text:p>
          </table:table-cell>
          <table:table-cell table:formula="of:=[.B$9]*[$input.B$9]/([$input.$B$12]^2+[.$A125]^2)*EXP(-((ATAN([$input.$B$12]/[.$A125])+[.B$10]+[.$B$11])^2/[$input.B$15]^2))" office:value-type="float" office:value="2.99999386574879">
            <text:p>2,9999938657</text:p>
          </table:table-cell>
          <table:table-cell table:formula="of:=[.C$9]*[$input.C$9]/([$input.$B$12]^2+[.$A125]^2)*EXP(-((ATAN([$input.$B$12]/[.$A125])+[.C$10]+[.$B$11])^2/[$input.C$15]^2))" office:value-type="float" office:value="0">
            <text:p>0</text:p>
          </table:table-cell>
          <table:table-cell table:formula="of:=[.B125]+[.C125]" office:value-type="float" office:value="2.99999386574879">
            <text:p>2,9999938657</text:p>
          </table:table-cell>
          <table:table-cell table:number-columns-repeated="8"/>
        </table:table-row>
        <table:table-row table:style-name="ro4">
          <table:table-cell office:value-type="float" office:value="11.1">
            <text:p>11,1</text:p>
          </table:table-cell>
          <table:table-cell table:formula="of:=[.B$9]*[$input.B$9]/([$input.$B$12]^2+[.$A126]^2)*EXP(-((ATAN([$input.$B$12]/[.$A126])+[.B$10]+[.$B$11])^2/[$input.B$15]^2))" office:value-type="float" office:value="3.08712040831556">
            <text:p>3,0871204083</text:p>
          </table:table-cell>
          <table:table-cell table:formula="of:=[.C$9]*[$input.C$9]/([$input.$B$12]^2+[.$A126]^2)*EXP(-((ATAN([$input.$B$12]/[.$A126])+[.C$10]+[.$B$11])^2/[$input.C$15]^2))" office:value-type="float" office:value="0">
            <text:p>0</text:p>
          </table:table-cell>
          <table:table-cell table:formula="of:=[.B126]+[.C126]" office:value-type="float" office:value="3.08712040831556">
            <text:p>3,0871204083</text:p>
          </table:table-cell>
          <table:table-cell table:number-columns-repeated="8"/>
        </table:table-row>
        <table:table-row table:style-name="ro4">
          <table:table-cell office:value-type="float" office:value="11.2">
            <text:p>11,2</text:p>
          </table:table-cell>
          <table:table-cell table:formula="of:=[.B$9]*[$input.B$9]/([$input.$B$12]^2+[.$A127]^2)*EXP(-((ATAN([$input.$B$12]/[.$A127])+[.B$10]+[.$B$11])^2/[$input.B$15]^2))" office:value-type="float" office:value="3.17362495710557">
            <text:p>3,1736249571</text:p>
          </table:table-cell>
          <table:table-cell table:formula="of:=[.C$9]*[$input.C$9]/([$input.$B$12]^2+[.$A127]^2)*EXP(-((ATAN([$input.$B$12]/[.$A127])+[.C$10]+[.$B$11])^2/[$input.C$15]^2))" office:value-type="float" office:value="0">
            <text:p>0</text:p>
          </table:table-cell>
          <table:table-cell table:formula="of:=[.B127]+[.C127]" office:value-type="float" office:value="3.17362495710557">
            <text:p>3,1736249571</text:p>
          </table:table-cell>
          <table:table-cell table:number-columns-repeated="8"/>
        </table:table-row>
        <table:table-row table:style-name="ro4">
          <table:table-cell office:value-type="float" office:value="11.3">
            <text:p>11,3</text:p>
          </table:table-cell>
          <table:table-cell table:formula="of:=[.B$9]*[$input.B$9]/([$input.$B$12]^2+[.$A128]^2)*EXP(-((ATAN([$input.$B$12]/[.$A128])+[.B$10]+[.$B$11])^2/[$input.B$15]^2))" office:value-type="float" office:value="3.25943159840604">
            <text:p>3,2594315984</text:p>
          </table:table-cell>
          <table:table-cell table:formula="of:=[.C$9]*[$input.C$9]/([$input.$B$12]^2+[.$A128]^2)*EXP(-((ATAN([$input.$B$12]/[.$A128])+[.C$10]+[.$B$11])^2/[$input.C$15]^2))" office:value-type="float" office:value="0">
            <text:p>0</text:p>
          </table:table-cell>
          <table:table-cell table:formula="of:=[.B128]+[.C128]" office:value-type="float" office:value="3.25943159840604">
            <text:p>3,2594315984</text:p>
          </table:table-cell>
          <table:table-cell table:number-columns-repeated="8"/>
        </table:table-row>
        <table:table-row table:style-name="ro4">
          <table:table-cell office:value-type="float" office:value="11.4">
            <text:p>11,4</text:p>
          </table:table-cell>
          <table:table-cell table:formula="of:=[.B$9]*[$input.B$9]/([$input.$B$12]^2+[.$A129]^2)*EXP(-((ATAN([$input.$B$12]/[.$A129])+[.B$10]+[.$B$11])^2/[$input.B$15]^2))" office:value-type="float" office:value="3.34446860766119">
            <text:p>3,3444686077</text:p>
          </table:table-cell>
          <table:table-cell table:formula="of:=[.C$9]*[$input.C$9]/([$input.$B$12]^2+[.$A129]^2)*EXP(-((ATAN([$input.$B$12]/[.$A129])+[.C$10]+[.$B$11])^2/[$input.C$15]^2))" office:value-type="float" office:value="0">
            <text:p>0</text:p>
          </table:table-cell>
          <table:table-cell table:formula="of:=[.B129]+[.C129]" office:value-type="float" office:value="3.34446860766119">
            <text:p>3,3444686077</text:p>
          </table:table-cell>
          <table:table-cell table:number-columns-repeated="8"/>
        </table:table-row>
        <table:table-row table:style-name="ro4">
          <table:table-cell office:value-type="float" office:value="11.5">
            <text:p>11,5</text:p>
          </table:table-cell>
          <table:table-cell table:formula="of:=[.B$9]*[$input.B$9]/([$input.$B$12]^2+[.$A130]^2)*EXP(-((ATAN([$input.$B$12]/[.$A130])+[.B$10]+[.$B$11])^2/[$input.B$15]^2))" office:value-type="float" office:value="3.42866841831558">
            <text:p>3,4286684183</text:p>
          </table:table-cell>
          <table:table-cell table:formula="of:=[.C$9]*[$input.C$9]/([$input.$B$12]^2+[.$A130]^2)*EXP(-((ATAN([$input.$B$12]/[.$A130])+[.C$10]+[.$B$11])^2/[$input.C$15]^2))" office:value-type="float" office:value="0">
            <text:p>0</text:p>
          </table:table-cell>
          <table:table-cell table:formula="of:=[.B130]+[.C130]" office:value-type="float" office:value="3.42866841831558">
            <text:p>3,4286684183</text:p>
          </table:table-cell>
          <table:table-cell table:number-columns-repeated="8"/>
        </table:table-row>
        <table:table-row table:style-name="ro4">
          <table:table-cell office:value-type="float" office:value="11.6">
            <text:p>11,6</text:p>
          </table:table-cell>
          <table:table-cell table:formula="of:=[.B$9]*[$input.B$9]/([$input.$B$12]^2+[.$A131]^2)*EXP(-((ATAN([$input.$B$12]/[.$A131])+[.B$10]+[.$B$11])^2/[$input.B$15]^2))" office:value-type="float" office:value="3.51196757542947">
            <text:p>3,5119675754</text:p>
          </table:table-cell>
          <table:table-cell table:formula="of:=[.C$9]*[$input.C$9]/([$input.$B$12]^2+[.$A131]^2)*EXP(-((ATAN([$input.$B$12]/[.$A131])+[.C$10]+[.$B$11])^2/[$input.C$15]^2))" office:value-type="float" office:value="0">
            <text:p>0</text:p>
          </table:table-cell>
          <table:table-cell table:formula="of:=[.B131]+[.C131]" office:value-type="float" office:value="3.51196757542947">
            <text:p>3,5119675754</text:p>
          </table:table-cell>
          <table:table-cell table:number-columns-repeated="8"/>
        </table:table-row>
        <table:table-row table:style-name="ro4">
          <table:table-cell office:value-type="float" office:value="11.7">
            <text:p>11,7</text:p>
          </table:table-cell>
          <table:table-cell table:formula="of:=[.B$9]*[$input.B$9]/([$input.$B$12]^2+[.$A132]^2)*EXP(-((ATAN([$input.$B$12]/[.$A132])+[.B$10]+[.$B$11])^2/[$input.B$15]^2))" office:value-type="float" office:value="3.59430667580109">
            <text:p>3,5943066758</text:p>
          </table:table-cell>
          <table:table-cell table:formula="of:=[.C$9]*[$input.C$9]/([$input.$B$12]^2+[.$A132]^2)*EXP(-((ATAN([$input.$B$12]/[.$A132])+[.C$10]+[.$B$11])^2/[$input.C$15]^2))" office:value-type="float" office:value="0">
            <text:p>0</text:p>
          </table:table-cell>
          <table:table-cell table:formula="of:=[.B132]+[.C132]" office:value-type="float" office:value="3.59430667580109">
            <text:p>3,5943066758</text:p>
          </table:table-cell>
          <table:table-cell table:number-columns-repeated="8"/>
        </table:table-row>
        <table:table-row table:style-name="ro4">
          <table:table-cell office:value-type="float" office:value="11.8">
            <text:p>11,8</text:p>
          </table:table-cell>
          <table:table-cell table:formula="of:=[.B$9]*[$input.B$9]/([$input.$B$12]^2+[.$A133]^2)*EXP(-((ATAN([$input.$B$12]/[.$A133])+[.B$10]+[.$B$11])^2/[$input.B$15]^2))" office:value-type="float" office:value="3.67563029622952">
            <text:p>3,6756302962</text:p>
          </table:table-cell>
          <table:table-cell table:formula="of:=[.C$9]*[$input.C$9]/([$input.$B$12]^2+[.$A133]^2)*EXP(-((ATAN([$input.$B$12]/[.$A133])+[.C$10]+[.$B$11])^2/[$input.C$15]^2))" office:value-type="float" office:value="0">
            <text:p>0</text:p>
          </table:table-cell>
          <table:table-cell table:formula="of:=[.B133]+[.C133]" office:value-type="float" office:value="3.67563029622952">
            <text:p>3,6756302962</text:p>
          </table:table-cell>
          <table:table-cell table:number-columns-repeated="8"/>
        </table:table-row>
        <table:table-row table:style-name="ro4">
          <table:table-cell office:value-type="float" office:value="11.9">
            <text:p>11,9</text:p>
          </table:table-cell>
          <table:table-cell table:formula="of:=[.B$9]*[$input.B$9]/([$input.$B$12]^2+[.$A134]^2)*EXP(-((ATAN([$input.$B$12]/[.$A134])+[.B$10]+[.$B$11])^2/[$input.B$15]^2))" office:value-type="float" office:value="3.75588691145059">
            <text:p>3,7558869115</text:p>
          </table:table-cell>
          <table:table-cell table:formula="of:=[.C$9]*[$input.C$9]/([$input.$B$12]^2+[.$A134]^2)*EXP(-((ATAN([$input.$B$12]/[.$A134])+[.C$10]+[.$B$11])^2/[$input.C$15]^2))" office:value-type="float" office:value="0">
            <text:p>0</text:p>
          </table:table-cell>
          <table:table-cell table:formula="of:=[.B134]+[.C134]" office:value-type="float" office:value="3.75588691145059">
            <text:p>3,7558869115</text:p>
          </table:table-cell>
          <table:table-cell table:number-columns-repeated="8"/>
        </table:table-row>
        <table:table-row table:style-name="ro4">
          <table:table-cell office:value-type="float" office:value="12">
            <text:p>12</text:p>
          </table:table-cell>
          <table:table-cell table:formula="of:=[.B$9]*[$input.B$9]/([$input.$B$12]^2+[.$A135]^2)*EXP(-((ATAN([$input.$B$12]/[.$A135])+[.B$10]+[.$B$11])^2/[$input.B$15]^2))" office:value-type="float" office:value="3.83502880317542">
            <text:p>3,8350288032</text:p>
          </table:table-cell>
          <table:table-cell table:formula="of:=[.C$9]*[$input.C$9]/([$input.$B$12]^2+[.$A135]^2)*EXP(-((ATAN([$input.$B$12]/[.$A135])+[.C$10]+[.$B$11])^2/[$input.C$15]^2))" office:value-type="float" office:value="0">
            <text:p>0</text:p>
          </table:table-cell>
          <table:table-cell table:formula="of:=[.B135]+[.C135]" office:value-type="float" office:value="3.83502880317542">
            <text:p>3,8350288032</text:p>
          </table:table-cell>
          <table:table-cell table:number-columns-repeated="8"/>
        </table:table-row>
        <table:table-row table:style-name="ro4">
          <table:table-cell office:value-type="float" office:value="12.1">
            <text:p>12,1</text:p>
          </table:table-cell>
          <table:table-cell table:formula="of:=[.B$9]*[$input.B$9]/([$input.$B$12]^2+[.$A136]^2)*EXP(-((ATAN([$input.$B$12]/[.$A136])+[.B$10]+[.$B$11])^2/[$input.B$15]^2))" office:value-type="float" office:value="3.91301196156034">
            <text:p>3,9130119616</text:p>
          </table:table-cell>
          <table:table-cell table:formula="of:=[.C$9]*[$input.C$9]/([$input.$B$12]^2+[.$A136]^2)*EXP(-((ATAN([$input.$B$12]/[.$A136])+[.C$10]+[.$B$11])^2/[$input.C$15]^2))" office:value-type="float" office:value="0">
            <text:p>0</text:p>
          </table:table-cell>
          <table:table-cell table:formula="of:=[.B136]+[.C136]" office:value-type="float" office:value="3.91301196156034">
            <text:p>3,9130119616</text:p>
          </table:table-cell>
          <table:table-cell table:number-columns-repeated="8"/>
        </table:table-row>
        <table:table-row table:style-name="ro4">
          <table:table-cell office:value-type="float" office:value="12.2">
            <text:p>12,2</text:p>
          </table:table-cell>
          <table:table-cell table:formula="of:=[.B$9]*[$input.B$9]/([$input.$B$12]^2+[.$A137]^2)*EXP(-((ATAN([$input.$B$12]/[.$A137])+[.B$10]+[.$B$11])^2/[$input.B$15]^2))" office:value-type="float" office:value="3.98979598033756">
            <text:p>3,9897959803</text:p>
          </table:table-cell>
          <table:table-cell table:formula="of:=[.C$9]*[$input.C$9]/([$input.$B$12]^2+[.$A137]^2)*EXP(-((ATAN([$input.$B$12]/[.$A137])+[.C$10]+[.$B$11])^2/[$input.C$15]^2))" office:value-type="float" office:value="0">
            <text:p>0</text:p>
          </table:table-cell>
          <table:table-cell table:formula="of:=[.B137]+[.C137]" office:value-type="float" office:value="3.98979598033756">
            <text:p>3,9897959803</text:p>
          </table:table-cell>
          <table:table-cell table:number-columns-repeated="8"/>
        </table:table-row>
        <table:table-row table:style-name="ro4">
          <table:table-cell office:value-type="float" office:value="12.3">
            <text:p>12,3</text:p>
          </table:table-cell>
          <table:table-cell table:formula="of:=[.B$9]*[$input.B$9]/([$input.$B$12]^2+[.$A138]^2)*EXP(-((ATAN([$input.$B$12]/[.$A138])+[.B$10]+[.$B$11])^2/[$input.B$15]^2))" office:value-type="float" office:value="4.06534394673923">
            <text:p>4,0653439467</text:p>
          </table:table-cell>
          <table:table-cell table:formula="of:=[.C$9]*[$input.C$9]/([$input.$B$12]^2+[.$A138]^2)*EXP(-((ATAN([$input.$B$12]/[.$A138])+[.C$10]+[.$B$11])^2/[$input.C$15]^2))" office:value-type="float" office:value="0">
            <text:p>0</text:p>
          </table:table-cell>
          <table:table-cell table:formula="of:=[.B138]+[.C138]" office:value-type="float" office:value="4.06534394673923">
            <text:p>4,0653439467</text:p>
          </table:table-cell>
          <table:table-cell table:number-columns-repeated="8"/>
        </table:table-row>
        <table:table-row table:style-name="ro4">
          <table:table-cell office:value-type="float" office:value="12.4">
            <text:p>12,4</text:p>
          </table:table-cell>
          <table:table-cell table:formula="of:=[.B$9]*[$input.B$9]/([$input.$B$12]^2+[.$A139]^2)*EXP(-((ATAN([$input.$B$12]/[.$A139])+[.B$10]+[.$B$11])^2/[$input.B$15]^2))" office:value-type="float" office:value="4.13962232725426">
            <text:p>4,1396223273</text:p>
          </table:table-cell>
          <table:table-cell table:formula="of:=[.C$9]*[$input.C$9]/([$input.$B$12]^2+[.$A139]^2)*EXP(-((ATAN([$input.$B$12]/[.$A139])+[.C$10]+[.$B$11])^2/[$input.C$15]^2))" office:value-type="float" office:value="0">
            <text:p>0</text:p>
          </table:table-cell>
          <table:table-cell table:formula="of:=[.B139]+[.C139]" office:value-type="float" office:value="4.13962232725426">
            <text:p>4,1396223273</text:p>
          </table:table-cell>
          <table:table-cell table:number-columns-repeated="8"/>
        </table:table-row>
        <table:table-row table:style-name="ro4">
          <table:table-cell office:value-type="float" office:value="12.5">
            <text:p>12,5</text:p>
          </table:table-cell>
          <table:table-cell table:formula="of:=[.B$9]*[$input.B$9]/([$input.$B$12]^2+[.$A140]^2)*EXP(-((ATAN([$input.$B$12]/[.$A140])+[.B$10]+[.$B$11])^2/[$input.B$15]^2))" office:value-type="float" office:value="4.21260085016739">
            <text:p>4,2126008502</text:p>
          </table:table-cell>
          <table:table-cell table:formula="of:=[.C$9]*[$input.C$9]/([$input.$B$12]^2+[.$A140]^2)*EXP(-((ATAN([$input.$B$12]/[.$A140])+[.C$10]+[.$B$11])^2/[$input.C$15]^2))" office:value-type="float" office:value="0">
            <text:p>0</text:p>
          </table:table-cell>
          <table:table-cell table:formula="of:=[.B140]+[.C140]" office:value-type="float" office:value="4.21260085016739">
            <text:p>4,2126008502</text:p>
          </table:table-cell>
          <table:table-cell table:number-columns-repeated="8"/>
        </table:table-row>
        <table:table-row table:style-name="ro4">
          <table:table-cell office:value-type="float" office:value="12.6">
            <text:p>12,6</text:p>
          </table:table-cell>
          <table:table-cell table:formula="of:=[.B$9]*[$input.B$9]/([$input.$B$12]^2+[.$A141]^2)*EXP(-((ATAN([$input.$B$12]/[.$A141])+[.B$10]+[.$B$11])^2/[$input.B$15]^2))" office:value-type="float" office:value="4.28425238574426">
            <text:p>4,2842523857</text:p>
          </table:table-cell>
          <table:table-cell table:formula="of:=[.C$9]*[$input.C$9]/([$input.$B$12]^2+[.$A141]^2)*EXP(-((ATAN([$input.$B$12]/[.$A141])+[.C$10]+[.$B$11])^2/[$input.C$15]^2))" office:value-type="float" office:value="0">
            <text:p>0</text:p>
          </table:table-cell>
          <table:table-cell table:formula="of:=[.B141]+[.C141]" office:value-type="float" office:value="4.28425238574426">
            <text:p>4,2842523857</text:p>
          </table:table-cell>
          <table:table-cell table:number-columns-repeated="8"/>
        </table:table-row>
        <table:table-row table:style-name="ro4">
          <table:table-cell office:value-type="float" office:value="12.7">
            <text:p>12,7</text:p>
          </table:table-cell>
          <table:table-cell table:formula="of:=[.B$9]*[$input.B$9]/([$input.$B$12]^2+[.$A142]^2)*EXP(-((ATAN([$input.$B$12]/[.$A142])+[.B$10]+[.$B$11])^2/[$input.B$15]^2))" office:value-type="float" office:value="4.35455282484488">
            <text:p>4,3545528248</text:p>
          </table:table-cell>
          <table:table-cell table:formula="of:=[.C$9]*[$input.C$9]/([$input.$B$12]^2+[.$A142]^2)*EXP(-((ATAN([$input.$B$12]/[.$A142])+[.C$10]+[.$B$11])^2/[$input.C$15]^2))" office:value-type="float" office:value="0">
            <text:p>0</text:p>
          </table:table-cell>
          <table:table-cell table:formula="of:=[.B142]+[.C142]" office:value-type="float" office:value="4.35455282484488">
            <text:p>4,3545528248</text:p>
          </table:table-cell>
          <table:table-cell table:number-columns-repeated="8"/>
        </table:table-row>
        <table:table-row table:style-name="ro4">
          <table:table-cell office:value-type="float" office:value="12.8">
            <text:p>12,8</text:p>
          </table:table-cell>
          <table:table-cell table:formula="of:=[.B$9]*[$input.B$9]/([$input.$B$12]^2+[.$A143]^2)*EXP(-((ATAN([$input.$B$12]/[.$A143])+[.B$10]+[.$B$11])^2/[$input.B$15]^2))" office:value-type="float" office:value="4.42348095667087">
            <text:p>4,4234809567</text:p>
          </table:table-cell>
          <table:table-cell table:formula="of:=[.C$9]*[$input.C$9]/([$input.$B$12]^2+[.$A143]^2)*EXP(-((ATAN([$input.$B$12]/[.$A143])+[.C$10]+[.$B$11])^2/[$input.C$15]^2))" office:value-type="float" office:value="0">
            <text:p>0</text:p>
          </table:table-cell>
          <table:table-cell table:formula="of:=[.B143]+[.C143]" office:value-type="float" office:value="4.42348095667087">
            <text:p>4,4234809567</text:p>
          </table:table-cell>
          <table:table-cell table:number-columns-repeated="8"/>
        </table:table-row>
        <table:table-row table:style-name="ro4">
          <table:table-cell office:value-type="float" office:value="12.9">
            <text:p>12,9</text:p>
          </table:table-cell>
          <table:table-cell table:formula="of:=[.B$9]*[$input.B$9]/([$input.$B$12]^2+[.$A144]^2)*EXP(-((ATAN([$input.$B$12]/[.$A144])+[.B$10]+[.$B$11])^2/[$input.B$15]^2))" office:value-type="float" office:value="4.49101834627903">
            <text:p>4,4910183463</text:p>
          </table:table-cell>
          <table:table-cell table:formula="of:=[.C$9]*[$input.C$9]/([$input.$B$12]^2+[.$A144]^2)*EXP(-((ATAN([$input.$B$12]/[.$A144])+[.C$10]+[.$B$11])^2/[$input.C$15]^2))" office:value-type="float" office:value="0">
            <text:p>0</text:p>
          </table:table-cell>
          <table:table-cell table:formula="of:=[.B144]+[.C144]" office:value-type="float" office:value="4.49101834627903">
            <text:p>4,4910183463</text:p>
          </table:table-cell>
          <table:table-cell table:number-columns-repeated="8"/>
        </table:table-row>
        <table:table-row table:style-name="ro4">
          <table:table-cell office:value-type="float" office:value="13">
            <text:p>13</text:p>
          </table:table-cell>
          <table:table-cell table:formula="of:=[.B$9]*[$input.B$9]/([$input.$B$12]^2+[.$A145]^2)*EXP(-((ATAN([$input.$B$12]/[.$A145])+[.B$10]+[.$B$11])^2/[$input.B$15]^2))" office:value-type="float" office:value="4.55714921242613">
            <text:p>4,5571492124</text:p>
          </table:table-cell>
          <table:table-cell table:formula="of:=[.C$9]*[$input.C$9]/([$input.$B$12]^2+[.$A145]^2)*EXP(-((ATAN([$input.$B$12]/[.$A145])+[.C$10]+[.$B$11])^2/[$input.C$15]^2))" office:value-type="float" office:value="0">
            <text:p>0</text:p>
          </table:table-cell>
          <table:table-cell table:formula="of:=[.B145]+[.C145]" office:value-type="float" office:value="4.55714921242613">
            <text:p>4,5571492124</text:p>
          </table:table-cell>
          <table:table-cell table:number-columns-repeated="8"/>
        </table:table-row>
        <table:table-row table:style-name="ro4">
          <table:table-cell office:value-type="float" office:value="13.1">
            <text:p>13,1</text:p>
          </table:table-cell>
          <table:table-cell table:formula="of:=[.B$9]*[$input.B$9]/([$input.$B$12]^2+[.$A146]^2)*EXP(-((ATAN([$input.$B$12]/[.$A146])+[.B$10]+[.$B$11])^2/[$input.B$15]^2))" office:value-type="float" office:value="4.62186030624584">
            <text:p>4,6218603062</text:p>
          </table:table-cell>
          <table:table-cell table:formula="of:=[.C$9]*[$input.C$9]/([$input.$B$12]^2+[.$A146]^2)*EXP(-((ATAN([$input.$B$12]/[.$A146])+[.C$10]+[.$B$11])^2/[$input.C$15]^2))" office:value-type="float" office:value="0">
            <text:p>0</text:p>
          </table:table-cell>
          <table:table-cell table:formula="of:=[.B146]+[.C146]" office:value-type="float" office:value="4.62186030624584">
            <text:p>4,6218603062</text:p>
          </table:table-cell>
          <table:table-cell table:number-columns-repeated="8"/>
        </table:table-row>
        <table:table-row table:style-name="ro4">
          <table:table-cell office:value-type="float" office:value="13.2">
            <text:p>13,2</text:p>
          </table:table-cell>
          <table:table-cell table:formula="of:=[.B$9]*[$input.B$9]/([$input.$B$12]^2+[.$A147]^2)*EXP(-((ATAN([$input.$B$12]/[.$A147])+[.B$10]+[.$B$11])^2/[$input.B$15]^2))" office:value-type="float" office:value="4.68514079119993">
            <text:p>4,6851407912</text:p>
          </table:table-cell>
          <table:table-cell table:formula="of:=[.C$9]*[$input.C$9]/([$input.$B$12]^2+[.$A147]^2)*EXP(-((ATAN([$input.$B$12]/[.$A147])+[.C$10]+[.$B$11])^2/[$input.C$15]^2))" office:value-type="float" office:value="0">
            <text:p>0</text:p>
          </table:table-cell>
          <table:table-cell table:formula="of:=[.B147]+[.C147]" office:value-type="float" office:value="4.68514079119993">
            <text:p>4,6851407912</text:p>
          </table:table-cell>
          <table:table-cell table:number-columns-repeated="8"/>
        </table:table-row>
        <table:table-row table:style-name="ro4">
          <table:table-cell office:value-type="float" office:value="13.3">
            <text:p>13,3</text:p>
          </table:table-cell>
          <table:table-cell table:formula="of:=[.B$9]*[$input.B$9]/([$input.$B$12]^2+[.$A148]^2)*EXP(-((ATAN([$input.$B$12]/[.$A148])+[.B$10]+[.$B$11])^2/[$input.B$15]^2))" office:value-type="float" office:value="4.74698212469059">
            <text:p>4,7469821247</text:p>
          </table:table-cell>
          <table:table-cell table:formula="of:=[.C$9]*[$input.C$9]/([$input.$B$12]^2+[.$A148]^2)*EXP(-((ATAN([$input.$B$12]/[.$A148])+[.C$10]+[.$B$11])^2/[$input.C$15]^2))" office:value-type="float" office:value="0">
            <text:p>0</text:p>
          </table:table-cell>
          <table:table-cell table:formula="of:=[.B148]+[.C148]" office:value-type="float" office:value="4.74698212469059">
            <text:p>4,7469821247</text:p>
          </table:table-cell>
          <table:table-cell table:number-columns-repeated="8"/>
        </table:table-row>
        <table:table-row table:style-name="ro4">
          <table:table-cell office:value-type="float" office:value="13.4">
            <text:p>13,4</text:p>
          </table:table-cell>
          <table:table-cell table:formula="of:=[.B$9]*[$input.B$9]/([$input.$B$12]^2+[.$A149]^2)*EXP(-((ATAN([$input.$B$12]/[.$A149])+[.B$10]+[.$B$11])^2/[$input.B$15]^2))" office:value-type="float" office:value="4.80737794167029">
            <text:p>4,8073779417</text:p>
          </table:table-cell>
          <table:table-cell table:formula="of:=[.C$9]*[$input.C$9]/([$input.$B$12]^2+[.$A149]^2)*EXP(-((ATAN([$input.$B$12]/[.$A149])+[.C$10]+[.$B$11])^2/[$input.C$15]^2))" office:value-type="float" office:value="0">
            <text:p>0</text:p>
          </table:table-cell>
          <table:table-cell table:formula="of:=[.B149]+[.C149]" office:value-type="float" office:value="4.80737794167029">
            <text:p>4,8073779417</text:p>
          </table:table-cell>
          <table:table-cell table:number-columns-repeated="8"/>
        </table:table-row>
        <table:table-row table:style-name="ro4">
          <table:table-cell office:value-type="float" office:value="13.5">
            <text:p>13,5</text:p>
          </table:table-cell>
          <table:table-cell table:formula="of:=[.B$9]*[$input.B$9]/([$input.$B$12]^2+[.$A150]^2)*EXP(-((ATAN([$input.$B$12]/[.$A150])+[.B$10]+[.$B$11])^2/[$input.B$15]^2))" office:value-type="float" office:value="4.86632394053876">
            <text:p>4,8663239405</text:p>
          </table:table-cell>
          <table:table-cell table:formula="of:=[.C$9]*[$input.C$9]/([$input.$B$12]^2+[.$A150]^2)*EXP(-((ATAN([$input.$B$12]/[.$A150])+[.C$10]+[.$B$11])^2/[$input.C$15]^2))" office:value-type="float" office:value="0">
            <text:p>0</text:p>
          </table:table-cell>
          <table:table-cell table:formula="of:=[.B150]+[.C150]" office:value-type="float" office:value="4.86632394053876">
            <text:p>4,8663239405</text:p>
          </table:table-cell>
          <table:table-cell table:number-columns-repeated="8"/>
        </table:table-row>
        <table:table-row table:style-name="ro4">
          <table:table-cell office:value-type="float" office:value="13.6">
            <text:p>13,6</text:p>
          </table:table-cell>
          <table:table-cell table:formula="of:=[.B$9]*[$input.B$9]/([$input.$B$12]^2+[.$A151]^2)*EXP(-((ATAN([$input.$B$12]/[.$A151])+[.B$10]+[.$B$11])^2/[$input.B$15]^2))" office:value-type="float" office:value="4.92381777157359">
            <text:p>4,9238177716</text:p>
          </table:table-cell>
          <table:table-cell table:formula="of:=[.C$9]*[$input.C$9]/([$input.$B$12]^2+[.$A151]^2)*EXP(-((ATAN([$input.$B$12]/[.$A151])+[.C$10]+[.$B$11])^2/[$input.C$15]^2))" office:value-type="float" office:value="0">
            <text:p>0</text:p>
          </table:table-cell>
          <table:table-cell table:formula="of:=[.B151]+[.C151]" office:value-type="float" office:value="4.92381777157359">
            <text:p>4,9238177716</text:p>
          </table:table-cell>
          <table:table-cell table:number-columns-repeated="8"/>
        </table:table-row>
        <table:table-row table:style-name="ro4">
          <table:table-cell office:value-type="float" office:value="13.7">
            <text:p>13,7</text:p>
          </table:table-cell>
          <table:table-cell table:formula="of:=[.B$9]*[$input.B$9]/([$input.$B$12]^2+[.$A152]^2)*EXP(-((ATAN([$input.$B$12]/[.$A152])+[.B$10]+[.$B$11])^2/[$input.B$15]^2))" office:value-type="float" office:value="4.97985892810199">
            <text:p>4,9798589281</text:p>
          </table:table-cell>
          <table:table-cell table:formula="of:=[.C$9]*[$input.C$9]/([$input.$B$12]^2+[.$A152]^2)*EXP(-((ATAN([$input.$B$12]/[.$A152])+[.C$10]+[.$B$11])^2/[$input.C$15]^2))" office:value-type="float" office:value="0">
            <text:p>0</text:p>
          </table:table-cell>
          <table:table-cell table:formula="of:=[.B152]+[.C152]" office:value-type="float" office:value="4.97985892810199">
            <text:p>4,9798589281</text:p>
          </table:table-cell>
          <table:table-cell table:number-columns-repeated="8"/>
        </table:table-row>
        <table:table-row table:style-name="ro4">
          <table:table-cell office:value-type="float" office:value="13.8">
            <text:p>13,8</text:p>
          </table:table-cell>
          <table:table-cell table:formula="of:=[.B$9]*[$input.B$9]/([$input.$B$12]^2+[.$A153]^2)*EXP(-((ATAN([$input.$B$12]/[.$A153])+[.B$10]+[.$B$11])^2/[$input.B$15]^2))" office:value-type="float" office:value="5.03444864058507">
            <text:p>5,0344486406</text:p>
          </table:table-cell>
          <table:table-cell table:formula="of:=[.C$9]*[$input.C$9]/([$input.$B$12]^2+[.$A153]^2)*EXP(-((ATAN([$input.$B$12]/[.$A153])+[.C$10]+[.$B$11])^2/[$input.C$15]^2))" office:value-type="float" office:value="0">
            <text:p>0</text:p>
          </table:table-cell>
          <table:table-cell table:formula="of:=[.B153]+[.C153]" office:value-type="float" office:value="5.03444864058507">
            <text:p>5,0344486406</text:p>
          </table:table-cell>
          <table:table-cell table:number-columns-repeated="8"/>
        </table:table-row>
        <table:table-row table:style-name="ro4">
          <table:table-cell office:value-type="float" office:value="13.9">
            <text:p>13,9</text:p>
          </table:table-cell>
          <table:table-cell table:formula="of:=[.B$9]*[$input.B$9]/([$input.$B$12]^2+[.$A154]^2)*EXP(-((ATAN([$input.$B$12]/[.$A154])+[.B$10]+[.$B$11])^2/[$input.B$15]^2))" office:value-type="float" office:value="5.08758977375378">
            <text:p>5,0875897738</text:p>
          </table:table-cell>
          <table:table-cell table:formula="of:=[.C$9]*[$input.C$9]/([$input.$B$12]^2+[.$A154]^2)*EXP(-((ATAN([$input.$B$12]/[.$A154])+[.C$10]+[.$B$11])^2/[$input.C$15]^2))" office:value-type="float" office:value="0">
            <text:p>0</text:p>
          </table:table-cell>
          <table:table-cell table:formula="of:=[.B154]+[.C154]" office:value-type="float" office:value="5.08758977375378">
            <text:p>5,0875897738</text:p>
          </table:table-cell>
          <table:table-cell table:number-columns-repeated="8"/>
        </table:table-row>
        <table:table-row table:style-name="ro4">
          <table:table-cell office:value-type="float" office:value="14">
            <text:p>14</text:p>
          </table:table-cell>
          <table:table-cell table:formula="of:=[.B$9]*[$input.B$9]/([$input.$B$12]^2+[.$A155]^2)*EXP(-((ATAN([$input.$B$12]/[.$A155])+[.B$10]+[.$B$11])^2/[$input.B$15]^2))" office:value-type="float" office:value="5.1392867269059">
            <text:p>5,1392867269</text:p>
          </table:table-cell>
          <table:table-cell table:formula="of:=[.C$9]*[$input.C$9]/([$input.$B$12]^2+[.$A155]^2)*EXP(-((ATAN([$input.$B$12]/[.$A155])+[.C$10]+[.$B$11])^2/[$input.C$15]^2))" office:value-type="float" office:value="0">
            <text:p>0</text:p>
          </table:table-cell>
          <table:table-cell table:formula="of:=[.B155]+[.C155]" office:value-type="float" office:value="5.1392867269059">
            <text:p>5,1392867269</text:p>
          </table:table-cell>
          <table:table-cell table:number-columns-repeated="8"/>
        </table:table-row>
        <table:table-row table:style-name="ro4">
          <table:table-cell office:value-type="float" office:value="14.1">
            <text:p>14,1</text:p>
          </table:table-cell>
          <table:table-cell table:formula="of:=[.B$9]*[$input.B$9]/([$input.$B$12]^2+[.$A156]^2)*EXP(-((ATAN([$input.$B$12]/[.$A156])+[.B$10]+[.$B$11])^2/[$input.B$15]^2))" office:value-type="float" office:value="5.18954533744681">
            <text:p>5,1895453374</text:p>
          </table:table-cell>
          <table:table-cell table:formula="of:=[.C$9]*[$input.C$9]/([$input.$B$12]^2+[.$A156]^2)*EXP(-((ATAN([$input.$B$12]/[.$A156])+[.C$10]+[.$B$11])^2/[$input.C$15]^2))" office:value-type="float" office:value="0">
            <text:p>0</text:p>
          </table:table-cell>
          <table:table-cell table:formula="of:=[.B156]+[.C156]" office:value-type="float" office:value="5.18954533744681">
            <text:p>5,1895453374</text:p>
          </table:table-cell>
          <table:table-cell table:number-columns-repeated="8"/>
        </table:table-row>
        <table:table-row table:style-name="ro4">
          <table:table-cell office:value-type="float" office:value="14.2">
            <text:p>14,2</text:p>
          </table:table-cell>
          <table:table-cell table:formula="of:=[.B$9]*[$input.B$9]/([$input.$B$12]^2+[.$A157]^2)*EXP(-((ATAN([$input.$B$12]/[.$A157])+[.B$10]+[.$B$11])^2/[$input.B$15]^2))" office:value-type="float" office:value="5.23837278773322">
            <text:p>5,2383727877</text:p>
          </table:table-cell>
          <table:table-cell table:formula="of:=[.C$9]*[$input.C$9]/([$input.$B$12]^2+[.$A157]^2)*EXP(-((ATAN([$input.$B$12]/[.$A157])+[.C$10]+[.$B$11])^2/[$input.C$15]^2))" office:value-type="float" office:value="0">
            <text:p>0</text:p>
          </table:table-cell>
          <table:table-cell table:formula="of:=[.B157]+[.C157]" office:value-type="float" office:value="5.23837278773322">
            <text:p>5,2383727877</text:p>
          </table:table-cell>
          <table:table-cell table:number-columns-repeated="8"/>
        </table:table-row>
        <table:table-row table:style-name="ro4">
          <table:table-cell office:value-type="float" office:value="14.3">
            <text:p>14,3</text:p>
          </table:table-cell>
          <table:table-cell table:formula="of:=[.B$9]*[$input.B$9]/([$input.$B$12]^2+[.$A158]^2)*EXP(-((ATAN([$input.$B$12]/[.$A158])+[.B$10]+[.$B$11])^2/[$input.B$15]^2))" office:value-type="float" office:value="5.28577751525697">
            <text:p>5,2857775153</text:p>
          </table:table-cell>
          <table:table-cell table:formula="of:=[.C$9]*[$input.C$9]/([$input.$B$12]^2+[.$A158]^2)*EXP(-((ATAN([$input.$B$12]/[.$A158])+[.C$10]+[.$B$11])^2/[$input.C$15]^2))" office:value-type="float" office:value="0">
            <text:p>0</text:p>
          </table:table-cell>
          <table:table-cell table:formula="of:=[.B158]+[.C158]" office:value-type="float" office:value="5.28577751525697">
            <text:p>5,2857775153</text:p>
          </table:table-cell>
          <table:table-cell table:number-columns-repeated="8"/>
        </table:table-row>
        <table:table-row table:style-name="ro4">
          <table:table-cell office:value-type="float" office:value="14.4">
            <text:p>14,4</text:p>
          </table:table-cell>
          <table:table-cell table:formula="of:=[.B$9]*[$input.B$9]/([$input.$B$12]^2+[.$A159]^2)*EXP(-((ATAN([$input.$B$12]/[.$A159])+[.B$10]+[.$B$11])^2/[$input.B$15]^2))" office:value-type="float" office:value="5.33176912618752">
            <text:p>5,3317691262</text:p>
          </table:table-cell>
          <table:table-cell table:formula="of:=[.C$9]*[$input.C$9]/([$input.$B$12]^2+[.$A159]^2)*EXP(-((ATAN([$input.$B$12]/[.$A159])+[.C$10]+[.$B$11])^2/[$input.C$15]^2))" office:value-type="float" office:value="0">
            <text:p>0</text:p>
          </table:table-cell>
          <table:table-cell table:formula="of:=[.B159]+[.C159]" office:value-type="float" office:value="5.33176912618752">
            <text:p>5,3317691262</text:p>
          </table:table-cell>
          <table:table-cell table:number-columns-repeated="8"/>
        </table:table-row>
        <table:table-row table:style-name="ro4">
          <table:table-cell office:value-type="float" office:value="14.5">
            <text:p>14,5</text:p>
          </table:table-cell>
          <table:table-cell table:formula="of:=[.B$9]*[$input.B$9]/([$input.$B$12]^2+[.$A160]^2)*EXP(-((ATAN([$input.$B$12]/[.$A160])+[.B$10]+[.$B$11])^2/[$input.B$15]^2))" office:value-type="float" office:value="5.37635831227425">
            <text:p>5,3763583123</text:p>
          </table:table-cell>
          <table:table-cell table:formula="of:=[.C$9]*[$input.C$9]/([$input.$B$12]^2+[.$A160]^2)*EXP(-((ATAN([$input.$B$12]/[.$A160])+[.C$10]+[.$B$11])^2/[$input.C$15]^2))" office:value-type="float" office:value="0">
            <text:p>0</text:p>
          </table:table-cell>
          <table:table-cell table:formula="of:=[.B160]+[.C160]" office:value-type="float" office:value="5.37635831227425">
            <text:p>5,3763583123</text:p>
          </table:table-cell>
          <table:table-cell table:number-columns-repeated="8"/>
        </table:table-row>
        <table:table-row table:style-name="ro4">
          <table:table-cell office:value-type="float" office:value="14.6">
            <text:p>14,6</text:p>
          </table:table-cell>
          <table:table-cell table:formula="of:=[.B$9]*[$input.B$9]/([$input.$B$12]^2+[.$A161]^2)*EXP(-((ATAN([$input.$B$12]/[.$A161])+[.B$10]+[.$B$11])^2/[$input.B$15]^2))" office:value-type="float" office:value="5.41955677109503">
            <text:p>5,4195567711</text:p>
          </table:table-cell>
          <table:table-cell table:formula="of:=[.C$9]*[$input.C$9]/([$input.$B$12]^2+[.$A161]^2)*EXP(-((ATAN([$input.$B$12]/[.$A161])+[.C$10]+[.$B$11])^2/[$input.C$15]^2))" office:value-type="float" office:value="0">
            <text:p>0</text:p>
          </table:table-cell>
          <table:table-cell table:formula="of:=[.B161]+[.C161]" office:value-type="float" office:value="5.41955677109503">
            <text:p>5,4195567711</text:p>
          </table:table-cell>
          <table:table-cell table:number-columns-repeated="8"/>
        </table:table-row>
        <table:table-row table:style-name="ro4">
          <table:table-cell office:value-type="float" office:value="14.7">
            <text:p>14,7</text:p>
          </table:table-cell>
          <table:table-cell table:formula="of:=[.B$9]*[$input.B$9]/([$input.$B$12]^2+[.$A162]^2)*EXP(-((ATAN([$input.$B$12]/[.$A162])+[.B$10]+[.$B$11])^2/[$input.B$15]^2))" office:value-type="float" office:value="5.46137712962421">
            <text:p>5,4613771296</text:p>
          </table:table-cell>
          <table:table-cell table:formula="of:=[.C$9]*[$input.C$9]/([$input.$B$12]^2+[.$A162]^2)*EXP(-((ATAN([$input.$B$12]/[.$A162])+[.C$10]+[.$B$11])^2/[$input.C$15]^2))" office:value-type="float" office:value="0">
            <text:p>0</text:p>
          </table:table-cell>
          <table:table-cell table:formula="of:=[.B162]+[.C162]" office:value-type="float" office:value="5.46137712962421">
            <text:p>5,4613771296</text:p>
          </table:table-cell>
          <table:table-cell table:number-columns-repeated="8"/>
        </table:table-row>
        <table:table-row table:style-name="ro4">
          <table:table-cell office:value-type="float" office:value="14.8">
            <text:p>14,8</text:p>
          </table:table-cell>
          <table:table-cell table:formula="of:=[.B$9]*[$input.B$9]/([$input.$B$12]^2+[.$A163]^2)*EXP(-((ATAN([$input.$B$12]/[.$A163])+[.B$10]+[.$B$11])^2/[$input.B$15]^2))" office:value-type="float" office:value="5.50183287108163">
            <text:p>5,5018328711</text:p>
          </table:table-cell>
          <table:table-cell table:formula="of:=[.C$9]*[$input.C$9]/([$input.$B$12]^2+[.$A163]^2)*EXP(-((ATAN([$input.$B$12]/[.$A163])+[.C$10]+[.$B$11])^2/[$input.C$15]^2))" office:value-type="float" office:value="0">
            <text:p>0</text:p>
          </table:table-cell>
          <table:table-cell table:formula="of:=[.B163]+[.C163]" office:value-type="float" office:value="5.50183287108163">
            <text:p>5,5018328711</text:p>
          </table:table-cell>
          <table:table-cell table:number-columns-repeated="8"/>
        </table:table-row>
        <table:table-row table:style-name="ro4">
          <table:table-cell office:value-type="float" office:value="14.9">
            <text:p>14,9</text:p>
          </table:table-cell>
          <table:table-cell table:formula="of:=[.B$9]*[$input.B$9]/([$input.$B$12]^2+[.$A164]^2)*EXP(-((ATAN([$input.$B$12]/[.$A164])+[.B$10]+[.$B$11])^2/[$input.B$15]^2))" office:value-type="float" office:value="5.54093826501448">
            <text:p>5,540938265</text:p>
          </table:table-cell>
          <table:table-cell table:formula="of:=[.C$9]*[$input.C$9]/([$input.$B$12]^2+[.$A164]^2)*EXP(-((ATAN([$input.$B$12]/[.$A164])+[.C$10]+[.$B$11])^2/[$input.C$15]^2))" office:value-type="float" office:value="0">
            <text:p>0</text:p>
          </table:table-cell>
          <table:table-cell table:formula="of:=[.B164]+[.C164]" office:value-type="float" office:value="5.54093826501448">
            <text:p>5,540938265</text:p>
          </table:table-cell>
          <table:table-cell table:number-columns-repeated="8"/>
        </table:table-row>
        <table:table-row table:style-name="ro4">
          <table:table-cell office:value-type="float" office:value="15">
            <text:p>15</text:p>
          </table:table-cell>
          <table:table-cell table:formula="of:=[.B$9]*[$input.B$9]/([$input.$B$12]^2+[.$A165]^2)*EXP(-((ATAN([$input.$B$12]/[.$A165])+[.B$10]+[.$B$11])^2/[$input.B$15]^2))" office:value-type="float" office:value="5.57870830055493">
            <text:p>5,5787083006</text:p>
          </table:table-cell>
          <table:table-cell table:formula="of:=[.C$9]*[$input.C$9]/([$input.$B$12]^2+[.$A165]^2)*EXP(-((ATAN([$input.$B$12]/[.$A165])+[.C$10]+[.$B$11])^2/[$input.C$15]^2))" office:value-type="float" office:value="0">
            <text:p>0</text:p>
          </table:table-cell>
          <table:table-cell table:formula="of:=[.B165]+[.C165]" office:value-type="float" office:value="5.57870830055493">
            <text:p>5,5787083006</text:p>
          </table:table-cell>
          <table:table-cell table:number-columns-repeated="8"/>
        </table:table-row>
        <table:table-row table:style-name="ro4">
          <table:table-cell office:value-type="float" office:value="15.1">
            <text:p>15,1</text:p>
          </table:table-cell>
          <table:table-cell table:formula="of:=[.B$9]*[$input.B$9]/([$input.$B$12]^2+[.$A166]^2)*EXP(-((ATAN([$input.$B$12]/[.$A166])+[.B$10]+[.$B$11])^2/[$input.B$15]^2))" office:value-type="float" office:value="5.61515862278963">
            <text:p>5,6151586228</text:p>
          </table:table-cell>
          <table:table-cell table:formula="of:=[.C$9]*[$input.C$9]/([$input.$B$12]^2+[.$A166]^2)*EXP(-((ATAN([$input.$B$12]/[.$A166])+[.C$10]+[.$B$11])^2/[$input.C$15]^2))" office:value-type="float" office:value="0">
            <text:p>0</text:p>
          </table:table-cell>
          <table:table-cell table:formula="of:=[.B166]+[.C166]" office:value-type="float" office:value="5.61515862278963">
            <text:p>5,6151586228</text:p>
          </table:table-cell>
          <table:table-cell table:number-columns-repeated="8"/>
        </table:table-row>
        <table:table-row table:style-name="ro4">
          <table:table-cell office:value-type="float" office:value="15.2">
            <text:p>15,2</text:p>
          </table:table-cell>
          <table:table-cell table:formula="of:=[.B$9]*[$input.B$9]/([$input.$B$12]^2+[.$A167]^2)*EXP(-((ATAN([$input.$B$12]/[.$A167])+[.B$10]+[.$B$11])^2/[$input.B$15]^2))" office:value-type="float" office:value="5.65030547217052">
            <text:p>5,6503054722</text:p>
          </table:table-cell>
          <table:table-cell table:formula="of:=[.C$9]*[$input.C$9]/([$input.$B$12]^2+[.$A167]^2)*EXP(-((ATAN([$input.$B$12]/[.$A167])+[.C$10]+[.$B$11])^2/[$input.C$15]^2))" office:value-type="float" office:value="0">
            <text:p>0</text:p>
          </table:table-cell>
          <table:table-cell table:formula="of:=[.B167]+[.C167]" office:value-type="float" office:value="5.65030547217052">
            <text:p>5,6503054722</text:p>
          </table:table-cell>
          <table:table-cell table:number-columns-repeated="8"/>
        </table:table-row>
        <table:table-row table:style-name="ro4">
          <table:table-cell office:value-type="float" office:value="15.3">
            <text:p>15,3</text:p>
          </table:table-cell>
          <table:table-cell table:formula="of:=[.B$9]*[$input.B$9]/([$input.$B$12]^2+[.$A168]^2)*EXP(-((ATAN([$input.$B$12]/[.$A168])+[.B$10]+[.$B$11])^2/[$input.B$15]^2))" office:value-type="float" office:value="5.68416562689172">
            <text:p>5,6841656269</text:p>
          </table:table-cell>
          <table:table-cell table:formula="of:=[.C$9]*[$input.C$9]/([$input.$B$12]^2+[.$A168]^2)*EXP(-((ATAN([$input.$B$12]/[.$A168])+[.C$10]+[.$B$11])^2/[$input.C$15]^2))" office:value-type="float" office:value="0">
            <text:p>0</text:p>
          </table:table-cell>
          <table:table-cell table:formula="of:=[.B168]+[.C168]" office:value-type="float" office:value="5.68416562689172">
            <text:p>5,6841656269</text:p>
          </table:table-cell>
          <table:table-cell table:number-columns-repeated="8"/>
        </table:table-row>
        <table:table-row table:style-name="ro4">
          <table:table-cell office:value-type="float" office:value="15.4">
            <text:p>15,4</text:p>
          </table:table-cell>
          <table:table-cell table:formula="of:=[.B$9]*[$input.B$9]/([$input.$B$12]^2+[.$A169]^2)*EXP(-((ATAN([$input.$B$12]/[.$A169])+[.B$10]+[.$B$11])^2/[$input.B$15]^2))" office:value-type="float" office:value="5.716756348153">
            <text:p>5,7167563482</text:p>
          </table:table-cell>
          <table:table-cell table:formula="of:=[.C$9]*[$input.C$9]/([$input.$B$12]^2+[.$A169]^2)*EXP(-((ATAN([$input.$B$12]/[.$A169])+[.C$10]+[.$B$11])^2/[$input.C$15]^2))" office:value-type="float" office:value="0">
            <text:p>0</text:p>
          </table:table-cell>
          <table:table-cell table:formula="of:=[.B169]+[.C169]" office:value-type="float" office:value="5.716756348153">
            <text:p>5,7167563482</text:p>
          </table:table-cell>
          <table:table-cell table:number-columns-repeated="8"/>
        </table:table-row>
        <table:table-row table:style-name="ro4">
          <table:table-cell office:value-type="float" office:value="15.5">
            <text:p>15,5</text:p>
          </table:table-cell>
          <table:table-cell table:formula="of:=[.B$9]*[$input.B$9]/([$input.$B$12]^2+[.$A170]^2)*EXP(-((ATAN([$input.$B$12]/[.$A170])+[.B$10]+[.$B$11])^2/[$input.B$15]^2))" office:value-type="float" office:value="5.74809532822683">
            <text:p>5,7480953282</text:p>
          </table:table-cell>
          <table:table-cell table:formula="of:=[.C$9]*[$input.C$9]/([$input.$B$12]^2+[.$A170]^2)*EXP(-((ATAN([$input.$B$12]/[.$A170])+[.C$10]+[.$B$11])^2/[$input.C$15]^2))" office:value-type="float" office:value="0">
            <text:p>0</text:p>
          </table:table-cell>
          <table:table-cell table:formula="of:=[.B170]+[.C170]" office:value-type="float" office:value="5.74809532822683">
            <text:p>5,7480953282</text:p>
          </table:table-cell>
          <table:table-cell table:number-columns-repeated="8"/>
        </table:table-row>
        <table:table-row table:style-name="ro4">
          <table:table-cell office:value-type="float" office:value="15.6">
            <text:p>15,6</text:p>
          </table:table-cell>
          <table:table-cell table:formula="of:=[.B$9]*[$input.B$9]/([$input.$B$12]^2+[.$A171]^2)*EXP(-((ATAN([$input.$B$12]/[.$A171])+[.B$10]+[.$B$11])^2/[$input.B$15]^2))" office:value-type="float" office:value="5.77820064124392">
            <text:p>5,7782006412</text:p>
          </table:table-cell>
          <table:table-cell table:formula="of:=[.C$9]*[$input.C$9]/([$input.$B$12]^2+[.$A171]^2)*EXP(-((ATAN([$input.$B$12]/[.$A171])+[.C$10]+[.$B$11])^2/[$input.C$15]^2))" office:value-type="float" office:value="0">
            <text:p>0</text:p>
          </table:table-cell>
          <table:table-cell table:formula="of:=[.B171]+[.C171]" office:value-type="float" office:value="5.77820064124392">
            <text:p>5,7782006412</text:p>
          </table:table-cell>
          <table:table-cell table:number-columns-repeated="8"/>
        </table:table-row>
        <table:table-row table:style-name="ro4">
          <table:table-cell office:value-type="float" office:value="15.7">
            <text:p>15,7</text:p>
          </table:table-cell>
          <table:table-cell table:formula="of:=[.B$9]*[$input.B$9]/([$input.$B$12]^2+[.$A172]^2)*EXP(-((ATAN([$input.$B$12]/[.$A172])+[.B$10]+[.$B$11])^2/[$input.B$15]^2))" office:value-type="float" office:value="5.8070906966099">
            <text:p>5,8070906966</text:p>
          </table:table-cell>
          <table:table-cell table:formula="of:=[.C$9]*[$input.C$9]/([$input.$B$12]^2+[.$A172]^2)*EXP(-((ATAN([$input.$B$12]/[.$A172])+[.C$10]+[.$B$11])^2/[$input.C$15]^2))" office:value-type="float" office:value="0">
            <text:p>0</text:p>
          </table:table-cell>
          <table:table-cell table:formula="of:=[.B172]+[.C172]" office:value-type="float" office:value="5.8070906966099">
            <text:p>5,8070906966</text:p>
          </table:table-cell>
          <table:table-cell table:number-columns-repeated="8"/>
        </table:table-row>
        <table:table-row table:style-name="ro4">
          <table:table-cell office:value-type="float" office:value="15.8">
            <text:p>15,8</text:p>
          </table:table-cell>
          <table:table-cell table:formula="of:=[.B$9]*[$input.B$9]/([$input.$B$12]^2+[.$A173]^2)*EXP(-((ATAN([$input.$B$12]/[.$A173])+[.B$10]+[.$B$11])^2/[$input.B$15]^2))" office:value-type="float" office:value="5.83478419496474">
            <text:p>5,834784195</text:p>
          </table:table-cell>
          <table:table-cell table:formula="of:=[.C$9]*[$input.C$9]/([$input.$B$12]^2+[.$A173]^2)*EXP(-((ATAN([$input.$B$12]/[.$A173])+[.C$10]+[.$B$11])^2/[$input.C$15]^2))" office:value-type="float" office:value="0">
            <text:p>0</text:p>
          </table:table-cell>
          <table:table-cell table:formula="of:=[.B173]+[.C173]" office:value-type="float" office:value="5.83478419496474">
            <text:p>5,834784195</text:p>
          </table:table-cell>
          <table:table-cell table:number-columns-repeated="8"/>
        </table:table-row>
        <table:table-row table:style-name="ro4">
          <table:table-cell office:value-type="float" office:value="15.9">
            <text:p>15,9</text:p>
          </table:table-cell>
          <table:table-cell table:formula="of:=[.B$9]*[$input.B$9]/([$input.$B$12]^2+[.$A174]^2)*EXP(-((ATAN([$input.$B$12]/[.$A174])+[.B$10]+[.$B$11])^2/[$input.B$15]^2))" office:value-type="float" office:value="5.86130008659606">
            <text:p>5,8613000866</text:p>
          </table:table-cell>
          <table:table-cell table:formula="of:=[.C$9]*[$input.C$9]/([$input.$B$12]^2+[.$A174]^2)*EXP(-((ATAN([$input.$B$12]/[.$A174])+[.C$10]+[.$B$11])^2/[$input.C$15]^2))" office:value-type="float" office:value="0">
            <text:p>0</text:p>
          </table:table-cell>
          <table:table-cell table:formula="of:=[.B174]+[.C174]" office:value-type="float" office:value="5.86130008659606">
            <text:p>5,8613000866</text:p>
          </table:table-cell>
          <table:table-cell table:number-columns-repeated="8"/>
        </table:table-row>
        <table:table-row table:style-name="ro4">
          <table:table-cell office:value-type="float" office:value="16">
            <text:p>16</text:p>
          </table:table-cell>
          <table:table-cell table:formula="of:=[.B$9]*[$input.B$9]/([$input.$B$12]^2+[.$A175]^2)*EXP(-((ATAN([$input.$B$12]/[.$A175])+[.B$10]+[.$B$11])^2/[$input.B$15]^2))" office:value-type="float" office:value="5.88665753221666">
            <text:p>5,8866575322</text:p>
          </table:table-cell>
          <table:table-cell table:formula="of:=[.C$9]*[$input.C$9]/([$input.$B$12]^2+[.$A175]^2)*EXP(-((ATAN([$input.$B$12]/[.$A175])+[.C$10]+[.$B$11])^2/[$input.C$15]^2))" office:value-type="float" office:value="0">
            <text:p>0</text:p>
          </table:table-cell>
          <table:table-cell table:formula="of:=[.B175]+[.C175]" office:value-type="float" office:value="5.88665753221666">
            <text:p>5,8866575322</text:p>
          </table:table-cell>
          <table:table-cell table:number-columns-repeated="8"/>
        </table:table-row>
        <table:table-row table:style-name="ro4">
          <table:table-cell office:value-type="float" office:value="16.1">
            <text:p>16,1</text:p>
          </table:table-cell>
          <table:table-cell table:formula="of:=[.B$9]*[$input.B$9]/([$input.$B$12]^2+[.$A176]^2)*EXP(-((ATAN([$input.$B$12]/[.$A176])+[.B$10]+[.$B$11])^2/[$input.B$15]^2))" office:value-type="float" office:value="5.91087586601758">
            <text:p>5,910875866</text:p>
          </table:table-cell>
          <table:table-cell table:formula="of:=[.C$9]*[$input.C$9]/([$input.$B$12]^2+[.$A176]^2)*EXP(-((ATAN([$input.$B$12]/[.$A176])+[.C$10]+[.$B$11])^2/[$input.C$15]^2))" office:value-type="float" office:value="0">
            <text:p>0</text:p>
          </table:table-cell>
          <table:table-cell table:formula="of:=[.B176]+[.C176]" office:value-type="float" office:value="5.91087586601758">
            <text:p>5,910875866</text:p>
          </table:table-cell>
          <table:table-cell table:number-columns-repeated="8"/>
        </table:table-row>
        <table:table-row table:style-name="ro4">
          <table:table-cell office:value-type="float" office:value="16.2">
            <text:p>16,2</text:p>
          </table:table-cell>
          <table:table-cell table:formula="of:=[.B$9]*[$input.B$9]/([$input.$B$12]^2+[.$A177]^2)*EXP(-((ATAN([$input.$B$12]/[.$A177])+[.B$10]+[.$B$11])^2/[$input.B$15]^2))" office:value-type="float" office:value="5.93397456090791">
            <text:p>5,9339745609</text:p>
          </table:table-cell>
          <table:table-cell table:formula="of:=[.C$9]*[$input.C$9]/([$input.$B$12]^2+[.$A177]^2)*EXP(-((ATAN([$input.$B$12]/[.$A177])+[.C$10]+[.$B$11])^2/[$input.C$15]^2))" office:value-type="float" office:value="0">
            <text:p>0</text:p>
          </table:table-cell>
          <table:table-cell table:formula="of:=[.B177]+[.C177]" office:value-type="float" office:value="5.93397456090791">
            <text:p>5,9339745609</text:p>
          </table:table-cell>
          <table:table-cell table:number-columns-repeated="8"/>
        </table:table-row>
        <table:table-row table:style-name="ro4">
          <table:table-cell office:value-type="float" office:value="16.3">
            <text:p>16,3</text:p>
          </table:table-cell>
          <table:table-cell table:formula="of:=[.B$9]*[$input.B$9]/([$input.$B$12]^2+[.$A178]^2)*EXP(-((ATAN([$input.$B$12]/[.$A178])+[.B$10]+[.$B$11])^2/[$input.B$15]^2))" office:value-type="float" office:value="5.95597319585394">
            <text:p>5,9559731959</text:p>
          </table:table-cell>
          <table:table-cell table:formula="of:=[.C$9]*[$input.C$9]/([$input.$B$12]^2+[.$A178]^2)*EXP(-((ATAN([$input.$B$12]/[.$A178])+[.C$10]+[.$B$11])^2/[$input.C$15]^2))" office:value-type="float" office:value="0">
            <text:p>0</text:p>
          </table:table-cell>
          <table:table-cell table:formula="of:=[.B178]+[.C178]" office:value-type="float" office:value="5.95597319585394">
            <text:p>5,9559731959</text:p>
          </table:table-cell>
          <table:table-cell table:number-columns-repeated="8"/>
        </table:table-row>
        <table:table-row table:style-name="ro4">
          <table:table-cell office:value-type="float" office:value="16.4">
            <text:p>16,4</text:p>
          </table:table-cell>
          <table:table-cell table:formula="of:=[.B$9]*[$input.B$9]/([$input.$B$12]^2+[.$A179]^2)*EXP(-((ATAN([$input.$B$12]/[.$A179])+[.B$10]+[.$B$11])^2/[$input.B$15]^2))" office:value-type="float" office:value="5.9768914252312">
            <text:p>5,9768914252</text:p>
          </table:table-cell>
          <table:table-cell table:formula="of:=[.C$9]*[$input.C$9]/([$input.$B$12]^2+[.$A179]^2)*EXP(-((ATAN([$input.$B$12]/[.$A179])+[.C$10]+[.$B$11])^2/[$input.C$15]^2))" office:value-type="float" office:value="0">
            <text:p>0</text:p>
          </table:table-cell>
          <table:table-cell table:formula="of:=[.B179]+[.C179]" office:value-type="float" office:value="5.9768914252312">
            <text:p>5,9768914252</text:p>
          </table:table-cell>
          <table:table-cell table:number-columns-repeated="8"/>
        </table:table-row>
        <table:table-row table:style-name="ro4">
          <table:table-cell office:value-type="float" office:value="16.5">
            <text:p>16,5</text:p>
          </table:table-cell>
          <table:table-cell table:formula="of:=[.B$9]*[$input.B$9]/([$input.$B$12]^2+[.$A180]^2)*EXP(-((ATAN([$input.$B$12]/[.$A180])+[.B$10]+[.$B$11])^2/[$input.B$15]^2))" office:value-type="float" office:value="5.9967489501044">
            <text:p>5,9967489501</text:p>
          </table:table-cell>
          <table:table-cell table:formula="of:=[.C$9]*[$input.C$9]/([$input.$B$12]^2+[.$A180]^2)*EXP(-((ATAN([$input.$B$12]/[.$A180])+[.C$10]+[.$B$11])^2/[$input.C$15]^2))" office:value-type="float" office:value="0">
            <text:p>0</text:p>
          </table:table-cell>
          <table:table-cell table:formula="of:=[.B180]+[.C180]" office:value-type="float" office:value="5.9967489501044">
            <text:p>5,9967489501</text:p>
          </table:table-cell>
          <table:table-cell table:number-columns-repeated="8"/>
        </table:table-row>
        <table:table-row table:style-name="ro4">
          <table:table-cell office:value-type="float" office:value="16.6">
            <text:p>16,6</text:p>
          </table:table-cell>
          <table:table-cell table:formula="of:=[.B$9]*[$input.B$9]/([$input.$B$12]^2+[.$A181]^2)*EXP(-((ATAN([$input.$B$12]/[.$A181])+[.B$10]+[.$B$11])^2/[$input.B$15]^2))" office:value-type="float" office:value="6.0155654913519">
            <text:p>6,0155654914</text:p>
          </table:table-cell>
          <table:table-cell table:formula="of:=[.C$9]*[$input.C$9]/([$input.$B$12]^2+[.$A181]^2)*EXP(-((ATAN([$input.$B$12]/[.$A181])+[.C$10]+[.$B$11])^2/[$input.C$15]^2))" office:value-type="float" office:value="0">
            <text:p>0</text:p>
          </table:table-cell>
          <table:table-cell table:formula="of:=[.B181]+[.C181]" office:value-type="float" office:value="6.0155654913519">
            <text:p>6,0155654914</text:p>
          </table:table-cell>
          <table:table-cell table:number-columns-repeated="8"/>
        </table:table-row>
        <table:table-row table:style-name="ro4">
          <table:table-cell office:value-type="float" office:value="16.7">
            <text:p>16,7</text:p>
          </table:table-cell>
          <table:table-cell table:formula="of:=[.B$9]*[$input.B$9]/([$input.$B$12]^2+[.$A182]^2)*EXP(-((ATAN([$input.$B$12]/[.$A182])+[.B$10]+[.$B$11])^2/[$input.B$15]^2))" office:value-type="float" office:value="6.03336076455323">
            <text:p>6,0333607646</text:p>
          </table:table-cell>
          <table:table-cell table:formula="of:=[.C$9]*[$input.C$9]/([$input.$B$12]^2+[.$A182]^2)*EXP(-((ATAN([$input.$B$12]/[.$A182])+[.C$10]+[.$B$11])^2/[$input.C$15]^2))" office:value-type="float" office:value="0">
            <text:p>0</text:p>
          </table:table-cell>
          <table:table-cell table:formula="of:=[.B182]+[.C182]" office:value-type="float" office:value="6.03336076455323">
            <text:p>6,0333607646</text:p>
          </table:table-cell>
          <table:table-cell table:number-columns-repeated="8"/>
        </table:table-row>
        <table:table-row table:style-name="ro4">
          <table:table-cell office:value-type="float" office:value="16.8">
            <text:p>16,8</text:p>
          </table:table-cell>
          <table:table-cell table:formula="of:=[.B$9]*[$input.B$9]/([$input.$B$12]^2+[.$A183]^2)*EXP(-((ATAN([$input.$B$12]/[.$A183])+[.B$10]+[.$B$11])^2/[$input.B$15]^2))" office:value-type="float" office:value="6.05015445655996">
            <text:p>6,0501544566</text:p>
          </table:table-cell>
          <table:table-cell table:formula="of:=[.C$9]*[$input.C$9]/([$input.$B$12]^2+[.$A183]^2)*EXP(-((ATAN([$input.$B$12]/[.$A183])+[.C$10]+[.$B$11])^2/[$input.C$15]^2))" office:value-type="float" office:value="0">
            <text:p>0</text:p>
          </table:table-cell>
          <table:table-cell table:formula="of:=[.B183]+[.C183]" office:value-type="float" office:value="6.05015445655996">
            <text:p>6,0501544566</text:p>
          </table:table-cell>
          <table:table-cell table:number-columns-repeated="8"/>
        </table:table-row>
        <table:table-row table:style-name="ro4">
          <table:table-cell office:value-type="float" office:value="16.9">
            <text:p>16,9</text:p>
          </table:table-cell>
          <table:table-cell table:formula="of:=[.B$9]*[$input.B$9]/([$input.$B$12]^2+[.$A184]^2)*EXP(-((ATAN([$input.$B$12]/[.$A184])+[.B$10]+[.$B$11])^2/[$input.B$15]^2))" office:value-type="float" office:value="6.06596620367235">
            <text:p>6,0659662037</text:p>
          </table:table-cell>
          <table:table-cell table:formula="of:=[.C$9]*[$input.C$9]/([$input.$B$12]^2+[.$A184]^2)*EXP(-((ATAN([$input.$B$12]/[.$A184])+[.C$10]+[.$B$11])^2/[$input.C$15]^2))" office:value-type="float" office:value="0">
            <text:p>0</text:p>
          </table:table-cell>
          <table:table-cell table:formula="of:=[.B184]+[.C184]" office:value-type="float" office:value="6.06596620367235">
            <text:p>6,0659662037</text:p>
          </table:table-cell>
          <table:table-cell table:number-columns-repeated="8"/>
        </table:table-row>
        <table:table-row table:style-name="ro4">
          <table:table-cell office:value-type="float" office:value="17">
            <text:p>17</text:p>
          </table:table-cell>
          <table:table-cell table:formula="of:=[.B$9]*[$input.B$9]/([$input.$B$12]^2+[.$A185]^2)*EXP(-((ATAN([$input.$B$12]/[.$A185])+[.B$10]+[.$B$11])^2/[$input.B$15]^2))" office:value-type="float" office:value="6.08081557134646">
            <text:p>6,0808155713</text:p>
          </table:table-cell>
          <table:table-cell table:formula="of:=[.C$9]*[$input.C$9]/([$input.$B$12]^2+[.$A185]^2)*EXP(-((ATAN([$input.$B$12]/[.$A185])+[.C$10]+[.$B$11])^2/[$input.C$15]^2))" office:value-type="float" office:value="0">
            <text:p>0</text:p>
          </table:table-cell>
          <table:table-cell table:formula="of:=[.B185]+[.C185]" office:value-type="float" office:value="6.08081557134646">
            <text:p>6,0808155713</text:p>
          </table:table-cell>
          <table:table-cell table:number-columns-repeated="8"/>
        </table:table-row>
        <table:table-row table:style-name="ro4">
          <table:table-cell office:value-type="float" office:value="17.1">
            <text:p>17,1</text:p>
          </table:table-cell>
          <table:table-cell table:formula="of:=[.B$9]*[$input.B$9]/([$input.$B$12]^2+[.$A186]^2)*EXP(-((ATAN([$input.$B$12]/[.$A186])+[.B$10]+[.$B$11])^2/[$input.B$15]^2))" office:value-type="float" office:value="6.09472203535835">
            <text:p>6,0947220354</text:p>
          </table:table-cell>
          <table:table-cell table:formula="of:=[.C$9]*[$input.C$9]/([$input.$B$12]^2+[.$A186]^2)*EXP(-((ATAN([$input.$B$12]/[.$A186])+[.C$10]+[.$B$11])^2/[$input.C$15]^2))" office:value-type="float" office:value="0">
            <text:p>0</text:p>
          </table:table-cell>
          <table:table-cell table:formula="of:=[.B186]+[.C186]" office:value-type="float" office:value="6.09472203535835">
            <text:p>6,0947220354</text:p>
          </table:table-cell>
          <table:table-cell table:number-columns-repeated="8"/>
        </table:table-row>
        <table:table-row table:style-name="ro4">
          <table:table-cell office:value-type="float" office:value="17.2">
            <text:p>17,2</text:p>
          </table:table-cell>
          <table:table-cell table:formula="of:=[.B$9]*[$input.B$9]/([$input.$B$12]^2+[.$A187]^2)*EXP(-((ATAN([$input.$B$12]/[.$A187])+[.B$10]+[.$B$11])^2/[$input.B$15]^2))" office:value-type="float" office:value="6.10770496435447">
            <text:p>6,1077049644</text:p>
          </table:table-cell>
          <table:table-cell table:formula="of:=[.C$9]*[$input.C$9]/([$input.$B$12]^2+[.$A187]^2)*EXP(-((ATAN([$input.$B$12]/[.$A187])+[.C$10]+[.$B$11])^2/[$input.C$15]^2))" office:value-type="float" office:value="0">
            <text:p>0</text:p>
          </table:table-cell>
          <table:table-cell table:formula="of:=[.B187]+[.C187]" office:value-type="float" office:value="6.10770496435447">
            <text:p>6,1077049644</text:p>
          </table:table-cell>
          <table:table-cell table:number-columns-repeated="8"/>
        </table:table-row>
        <table:table-row table:style-name="ro4">
          <table:table-cell office:value-type="float" office:value="17.3">
            <text:p>17,3</text:p>
          </table:table-cell>
          <table:table-cell table:formula="of:=[.B$9]*[$input.B$9]/([$input.$B$12]^2+[.$A188]^2)*EXP(-((ATAN([$input.$B$12]/[.$A188])+[.B$10]+[.$B$11])^2/[$input.B$15]^2))" office:value-type="float" office:value="6.11978360371965">
            <text:p>6,1197836037</text:p>
          </table:table-cell>
          <table:table-cell table:formula="of:=[.C$9]*[$input.C$9]/([$input.$B$12]^2+[.$A188]^2)*EXP(-((ATAN([$input.$B$12]/[.$A188])+[.C$10]+[.$B$11])^2/[$input.C$15]^2))" office:value-type="float" office:value="0">
            <text:p>0</text:p>
          </table:table-cell>
          <table:table-cell table:formula="of:=[.B188]+[.C188]" office:value-type="float" office:value="6.11978360371965">
            <text:p>6,1197836037</text:p>
          </table:table-cell>
          <table:table-cell table:number-columns-repeated="8"/>
        </table:table-row>
        <table:table-row table:style-name="ro4">
          <table:table-cell office:value-type="float" office:value="17.4">
            <text:p>17,4</text:p>
          </table:table-cell>
          <table:table-cell table:formula="of:=[.B$9]*[$input.B$9]/([$input.$B$12]^2+[.$A189]^2)*EXP(-((ATAN([$input.$B$12]/[.$A189])+[.B$10]+[.$B$11])^2/[$input.B$15]^2))" office:value-type="float" office:value="6.13097706069631">
            <text:p>6,1309770607</text:p>
          </table:table-cell>
          <table:table-cell table:formula="of:=[.C$9]*[$input.C$9]/([$input.$B$12]^2+[.$A189]^2)*EXP(-((ATAN([$input.$B$12]/[.$A189])+[.C$10]+[.$B$11])^2/[$input.C$15]^2))" office:value-type="float" office:value="0">
            <text:p>0</text:p>
          </table:table-cell>
          <table:table-cell table:formula="of:=[.B189]+[.C189]" office:value-type="float" office:value="6.13097706069631">
            <text:p>6,1309770607</text:p>
          </table:table-cell>
          <table:table-cell table:number-columns-repeated="8"/>
        </table:table-row>
        <table:table-row table:style-name="ro4">
          <table:table-cell office:value-type="float" office:value="17.5">
            <text:p>17,5</text:p>
          </table:table-cell>
          <table:table-cell table:formula="of:=[.B$9]*[$input.B$9]/([$input.$B$12]^2+[.$A190]^2)*EXP(-((ATAN([$input.$B$12]/[.$A190])+[.B$10]+[.$B$11])^2/[$input.B$15]^2))" office:value-type="float" office:value="6.14130429069083">
            <text:p>6,1413042907</text:p>
          </table:table-cell>
          <table:table-cell table:formula="of:=[.C$9]*[$input.C$9]/([$input.$B$12]^2+[.$A190]^2)*EXP(-((ATAN([$input.$B$12]/[.$A190])+[.C$10]+[.$B$11])^2/[$input.C$15]^2))" office:value-type="float" office:value="0">
            <text:p>0</text:p>
          </table:table-cell>
          <table:table-cell table:formula="of:=[.B190]+[.C190]" office:value-type="float" office:value="6.14130429069083">
            <text:p>6,1413042907</text:p>
          </table:table-cell>
          <table:table-cell table:number-columns-repeated="8"/>
        </table:table-row>
        <table:table-row table:style-name="ro4">
          <table:table-cell office:value-type="float" office:value="17.6">
            <text:p>17,6</text:p>
          </table:table-cell>
          <table:table-cell table:formula="of:=[.B$9]*[$input.B$9]/([$input.$B$12]^2+[.$A191]^2)*EXP(-((ATAN([$input.$B$12]/[.$A191])+[.B$10]+[.$B$11])^2/[$input.B$15]^2))" office:value-type="float" office:value="6.15078408470549">
            <text:p>6,1507840847</text:p>
          </table:table-cell>
          <table:table-cell table:formula="of:=[.C$9]*[$input.C$9]/([$input.$B$12]^2+[.$A191]^2)*EXP(-((ATAN([$input.$B$12]/[.$A191])+[.C$10]+[.$B$11])^2/[$input.C$15]^2))" office:value-type="float" office:value="0">
            <text:p>0</text:p>
          </table:table-cell>
          <table:table-cell table:formula="of:=[.B191]+[.C191]" office:value-type="float" office:value="6.15078408470549">
            <text:p>6,1507840847</text:p>
          </table:table-cell>
          <table:table-cell table:number-columns-repeated="8"/>
        </table:table-row>
        <table:table-row table:style-name="ro4">
          <table:table-cell office:value-type="float" office:value="17.7">
            <text:p>17,7</text:p>
          </table:table-cell>
          <table:table-cell table:formula="of:=[.B$9]*[$input.B$9]/([$input.$B$12]^2+[.$A192]^2)*EXP(-((ATAN([$input.$B$12]/[.$A192])+[.B$10]+[.$B$11])^2/[$input.B$15]^2))" office:value-type="float" office:value="6.15943505783651">
            <text:p>6,1594350578</text:p>
          </table:table-cell>
          <table:table-cell table:formula="of:=[.C$9]*[$input.C$9]/([$input.$B$12]^2+[.$A192]^2)*EXP(-((ATAN([$input.$B$12]/[.$A192])+[.C$10]+[.$B$11])^2/[$input.C$15]^2))" office:value-type="float" office:value="0">
            <text:p>0</text:p>
          </table:table-cell>
          <table:table-cell table:formula="of:=[.B192]+[.C192]" office:value-type="float" office:value="6.15943505783651">
            <text:p>6,1594350578</text:p>
          </table:table-cell>
          <table:table-cell table:number-columns-repeated="8"/>
        </table:table-row>
        <table:table-row table:style-name="ro4">
          <table:table-cell office:value-type="float" office:value="17.8">
            <text:p>17,8</text:p>
          </table:table-cell>
          <table:table-cell table:formula="of:=[.B$9]*[$input.B$9]/([$input.$B$12]^2+[.$A193]^2)*EXP(-((ATAN([$input.$B$12]/[.$A193])+[.B$10]+[.$B$11])^2/[$input.B$15]^2))" office:value-type="float" office:value="6.16727563878126">
            <text:p>6,1672756388</text:p>
          </table:table-cell>
          <table:table-cell table:formula="of:=[.C$9]*[$input.C$9]/([$input.$B$12]^2+[.$A193]^2)*EXP(-((ATAN([$input.$B$12]/[.$A193])+[.C$10]+[.$B$11])^2/[$input.C$15]^2))" office:value-type="float" office:value="0">
            <text:p>0</text:p>
          </table:table-cell>
          <table:table-cell table:formula="of:=[.B193]+[.C193]" office:value-type="float" office:value="6.16727563878126">
            <text:p>6,1672756388</text:p>
          </table:table-cell>
          <table:table-cell table:number-columns-repeated="8"/>
        </table:table-row>
        <table:table-row table:style-name="ro4">
          <table:table-cell office:value-type="float" office:value="17.9">
            <text:p>17,9</text:p>
          </table:table-cell>
          <table:table-cell table:formula="of:=[.B$9]*[$input.B$9]/([$input.$B$12]^2+[.$A194]^2)*EXP(-((ATAN([$input.$B$12]/[.$A194])+[.B$10]+[.$B$11])^2/[$input.B$15]^2))" office:value-type="float" office:value="6.17432406029958">
            <text:p>6,1743240603</text:p>
          </table:table-cell>
          <table:table-cell table:formula="of:=[.C$9]*[$input.C$9]/([$input.$B$12]^2+[.$A194]^2)*EXP(-((ATAN([$input.$B$12]/[.$A194])+[.C$10]+[.$B$11])^2/[$input.C$15]^2))" office:value-type="float" office:value="0">
            <text:p>0</text:p>
          </table:table-cell>
          <table:table-cell table:formula="of:=[.B194]+[.C194]" office:value-type="float" office:value="6.17432406029958">
            <text:p>6,1743240603</text:p>
          </table:table-cell>
          <table:table-cell table:number-columns-repeated="8"/>
        </table:table-row>
        <table:table-row table:style-name="ro4">
          <table:table-cell office:value-type="float" office:value="18">
            <text:p>18</text:p>
          </table:table-cell>
          <table:table-cell table:formula="of:=[.B$9]*[$input.B$9]/([$input.$B$12]^2+[.$A195]^2)*EXP(-((ATAN([$input.$B$12]/[.$A195])+[.B$10]+[.$B$11])^2/[$input.B$15]^2))" office:value-type="float" office:value="6.18059835057682">
            <text:p>6,1805983506</text:p>
          </table:table-cell>
          <table:table-cell table:formula="of:=[.C$9]*[$input.C$9]/([$input.$B$12]^2+[.$A195]^2)*EXP(-((ATAN([$input.$B$12]/[.$A195])+[.C$10]+[.$B$11])^2/[$input.C$15]^2))" office:value-type="float" office:value="0">
            <text:p>0</text:p>
          </table:table-cell>
          <table:table-cell table:formula="of:=[.B195]+[.C195]" office:value-type="float" office:value="6.18059835057682">
            <text:p>6,1805983506</text:p>
          </table:table-cell>
          <table:table-cell table:number-columns-repeated="8"/>
        </table:table-row>
        <table:table-row table:style-name="ro4">
          <table:table-cell office:value-type="float" office:value="18.1">
            <text:p>18,1</text:p>
          </table:table-cell>
          <table:table-cell table:formula="of:=[.B$9]*[$input.B$9]/([$input.$B$12]^2+[.$A196]^2)*EXP(-((ATAN([$input.$B$12]/[.$A196])+[.B$10]+[.$B$11])^2/[$input.B$15]^2))" office:value-type="float" office:value="6.18611632543808">
            <text:p>6,1861163254</text:p>
          </table:table-cell>
          <table:table-cell table:formula="of:=[.C$9]*[$input.C$9]/([$input.$B$12]^2+[.$A196]^2)*EXP(-((ATAN([$input.$B$12]/[.$A196])+[.C$10]+[.$B$11])^2/[$input.C$15]^2))" office:value-type="float" office:value="0">
            <text:p>0</text:p>
          </table:table-cell>
          <table:table-cell table:formula="of:=[.B196]+[.C196]" office:value-type="float" office:value="6.18611632543808">
            <text:p>6,1861163254</text:p>
          </table:table-cell>
          <table:table-cell table:number-columns-repeated="8"/>
        </table:table-row>
        <table:table-row table:style-name="ro4">
          <table:table-cell office:value-type="float" office:value="18.2">
            <text:p>18,2</text:p>
          </table:table-cell>
          <table:table-cell table:formula="of:=[.B$9]*[$input.B$9]/([$input.$B$12]^2+[.$A197]^2)*EXP(-((ATAN([$input.$B$12]/[.$A197])+[.B$10]+[.$B$11])^2/[$input.B$15]^2))" office:value-type="float" office:value="6.19089558136536">
            <text:p>6,1908955814</text:p>
          </table:table-cell>
          <table:table-cell table:formula="of:=[.C$9]*[$input.C$9]/([$input.$B$12]^2+[.$A197]^2)*EXP(-((ATAN([$input.$B$12]/[.$A197])+[.C$10]+[.$B$11])^2/[$input.C$15]^2))" office:value-type="float" office:value="0">
            <text:p>0</text:p>
          </table:table-cell>
          <table:table-cell table:formula="of:=[.B197]+[.C197]" office:value-type="float" office:value="6.19089558136536">
            <text:p>6,1908955814</text:p>
          </table:table-cell>
          <table:table-cell table:number-columns-repeated="8"/>
        </table:table-row>
        <table:table-row table:style-name="ro4">
          <table:table-cell office:value-type="float" office:value="18.3">
            <text:p>18,3</text:p>
          </table:table-cell>
          <table:table-cell table:formula="of:=[.B$9]*[$input.B$9]/([$input.$B$12]^2+[.$A198]^2)*EXP(-((ATAN([$input.$B$12]/[.$A198])+[.B$10]+[.$B$11])^2/[$input.B$15]^2))" office:value-type="float" office:value="6.19495348927142">
            <text:p>6,1949534893</text:p>
          </table:table-cell>
          <table:table-cell table:formula="of:=[.C$9]*[$input.C$9]/([$input.$B$12]^2+[.$A198]^2)*EXP(-((ATAN([$input.$B$12]/[.$A198])+[.C$10]+[.$B$11])^2/[$input.C$15]^2))" office:value-type="float" office:value="0">
            <text:p>0</text:p>
          </table:table-cell>
          <table:table-cell table:formula="of:=[.B198]+[.C198]" office:value-type="float" office:value="6.19495348927142">
            <text:p>6,1949534893</text:p>
          </table:table-cell>
          <table:table-cell table:number-columns-repeated="8"/>
        </table:table-row>
        <table:table-row table:style-name="ro4">
          <table:table-cell office:value-type="float" office:value="18.4">
            <text:p>18,4</text:p>
          </table:table-cell>
          <table:table-cell table:formula="of:=[.B$9]*[$input.B$9]/([$input.$B$12]^2+[.$A199]^2)*EXP(-((ATAN([$input.$B$12]/[.$A199])+[.B$10]+[.$B$11])^2/[$input.B$15]^2))" office:value-type="float" office:value="6.19830718898619">
            <text:p>6,198307189</text:p>
          </table:table-cell>
          <table:table-cell table:formula="of:=[.C$9]*[$input.C$9]/([$input.$B$12]^2+[.$A199]^2)*EXP(-((ATAN([$input.$B$12]/[.$A199])+[.C$10]+[.$B$11])^2/[$input.C$15]^2))" office:value-type="float" office:value="0">
            <text:p>0</text:p>
          </table:table-cell>
          <table:table-cell table:formula="of:=[.B199]+[.C199]" office:value-type="float" office:value="6.19830718898619">
            <text:p>6,198307189</text:p>
          </table:table-cell>
          <table:table-cell table:number-columns-repeated="8"/>
        </table:table-row>
        <table:table-row table:style-name="ro4">
          <table:table-cell office:value-type="float" office:value="18.5">
            <text:p>18,5</text:p>
          </table:table-cell>
          <table:table-cell table:formula="of:=[.B$9]*[$input.B$9]/([$input.$B$12]^2+[.$A200]^2)*EXP(-((ATAN([$input.$B$12]/[.$A200])+[.B$10]+[.$B$11])^2/[$input.B$15]^2))" office:value-type="float" office:value="6.20097358441357">
            <text:p>6,2009735844</text:p>
          </table:table-cell>
          <table:table-cell table:formula="of:=[.C$9]*[$input.C$9]/([$input.$B$12]^2+[.$A200]^2)*EXP(-((ATAN([$input.$B$12]/[.$A200])+[.C$10]+[.$B$11])^2/[$input.C$15]^2))" office:value-type="float" office:value="0">
            <text:p>0</text:p>
          </table:table-cell>
          <table:table-cell table:formula="of:=[.B200]+[.C200]" office:value-type="float" office:value="6.20097358441357">
            <text:p>6,2009735844</text:p>
          </table:table-cell>
          <table:table-cell table:number-columns-repeated="8"/>
        </table:table-row>
        <table:table-row table:style-name="ro4">
          <table:table-cell office:value-type="float" office:value="18.6">
            <text:p>18,6</text:p>
          </table:table-cell>
          <table:table-cell table:formula="of:=[.B$9]*[$input.B$9]/([$input.$B$12]^2+[.$A201]^2)*EXP(-((ATAN([$input.$B$12]/[.$A201])+[.B$10]+[.$B$11])^2/[$input.B$15]^2))" office:value-type="float" office:value="6.20296933931828">
            <text:p>6,2029693393</text:p>
          </table:table-cell>
          <table:table-cell table:formula="of:=[.C$9]*[$input.C$9]/([$input.$B$12]^2+[.$A201]^2)*EXP(-((ATAN([$input.$B$12]/[.$A201])+[.C$10]+[.$B$11])^2/[$input.C$15]^2))" office:value-type="float" office:value="0">
            <text:p>0</text:p>
          </table:table-cell>
          <table:table-cell table:formula="of:=[.B201]+[.C201]" office:value-type="float" office:value="6.20296933931828">
            <text:p>6,2029693393</text:p>
          </table:table-cell>
          <table:table-cell table:number-columns-repeated="8"/>
        </table:table-row>
        <table:table-row table:style-name="ro4">
          <table:table-cell office:value-type="float" office:value="18.7">
            <text:p>18,7</text:p>
          </table:table-cell>
          <table:table-cell table:formula="of:=[.B$9]*[$input.B$9]/([$input.$B$12]^2+[.$A202]^2)*EXP(-((ATAN([$input.$B$12]/[.$A202])+[.B$10]+[.$B$11])^2/[$input.B$15]^2))" office:value-type="float" office:value="6.20431087370436">
            <text:p>6,2043108737</text:p>
          </table:table-cell>
          <table:table-cell table:formula="of:=[.C$9]*[$input.C$9]/([$input.$B$12]^2+[.$A202]^2)*EXP(-((ATAN([$input.$B$12]/[.$A202])+[.C$10]+[.$B$11])^2/[$input.C$15]^2))" office:value-type="float" office:value="0">
            <text:p>0</text:p>
          </table:table-cell>
          <table:table-cell table:formula="of:=[.B202]+[.C202]" office:value-type="float" office:value="6.20431087370436">
            <text:p>6,2043108737</text:p>
          </table:table-cell>
          <table:table-cell table:number-columns-repeated="8"/>
        </table:table-row>
        <table:table-row table:style-name="ro4">
          <table:table-cell office:value-type="float" office:value="18.8">
            <text:p>18,8</text:p>
          </table:table-cell>
          <table:table-cell table:formula="of:=[.B$9]*[$input.B$9]/([$input.$B$12]^2+[.$A203]^2)*EXP(-((ATAN([$input.$B$12]/[.$A203])+[.B$10]+[.$B$11])^2/[$input.B$15]^2))" office:value-type="float" office:value="6.20501436074881">
            <text:p>6,2050143607</text:p>
          </table:table-cell>
          <table:table-cell table:formula="of:=[.C$9]*[$input.C$9]/([$input.$B$12]^2+[.$A203]^2)*EXP(-((ATAN([$input.$B$12]/[.$A203])+[.C$10]+[.$B$11])^2/[$input.C$15]^2))" office:value-type="float" office:value="0">
            <text:p>0</text:p>
          </table:table-cell>
          <table:table-cell table:formula="of:=[.B203]+[.C203]" office:value-type="float" office:value="6.20501436074881">
            <text:p>6,2050143607</text:p>
          </table:table-cell>
          <table:table-cell table:number-columns-repeated="8"/>
        </table:table-row>
        <table:table-row table:style-name="ro4">
          <table:table-cell office:value-type="float" office:value="18.9">
            <text:p>18,9</text:p>
          </table:table-cell>
          <table:table-cell table:formula="of:=[.B$9]*[$input.B$9]/([$input.$B$12]^2+[.$A204]^2)*EXP(-((ATAN([$input.$B$12]/[.$A204])+[.B$10]+[.$B$11])^2/[$input.B$15]^2))" office:value-type="float" office:value="6.20509572425535">
            <text:p>6,2050957243</text:p>
          </table:table-cell>
          <table:table-cell table:formula="of:=[.C$9]*[$input.C$9]/([$input.$B$12]^2+[.$A204]^2)*EXP(-((ATAN([$input.$B$12]/[.$A204])+[.C$10]+[.$B$11])^2/[$input.C$15]^2))" office:value-type="float" office:value="0">
            <text:p>0</text:p>
          </table:table-cell>
          <table:table-cell table:formula="of:=[.B204]+[.C204]" office:value-type="float" office:value="6.20509572425535">
            <text:p>6,2050957243</text:p>
          </table:table-cell>
          <table:table-cell table:number-columns-repeated="8"/>
        </table:table-row>
        <table:table-row table:style-name="ro4">
          <table:table-cell office:value-type="float" office:value="19">
            <text:p>19</text:p>
          </table:table-cell>
          <table:table-cell table:formula="of:=[.B$9]*[$input.B$9]/([$input.$B$12]^2+[.$A205]^2)*EXP(-((ATAN([$input.$B$12]/[.$A205])+[.B$10]+[.$B$11])^2/[$input.B$15]^2))" office:value-type="float" office:value="6.20457063659523">
            <text:p>6,2045706366</text:p>
          </table:table-cell>
          <table:table-cell table:formula="of:=[.C$9]*[$input.C$9]/([$input.$B$12]^2+[.$A205]^2)*EXP(-((ATAN([$input.$B$12]/[.$A205])+[.C$10]+[.$B$11])^2/[$input.C$15]^2))" office:value-type="float" office:value="0">
            <text:p>0</text:p>
          </table:table-cell>
          <table:table-cell table:formula="of:=[.B205]+[.C205]" office:value-type="float" office:value="6.20457063659523">
            <text:p>6,2045706366</text:p>
          </table:table-cell>
          <table:table-cell table:number-columns-repeated="8"/>
        </table:table-row>
        <table:table-row table:style-name="ro4">
          <table:table-cell office:value-type="float" office:value="19.1">
            <text:p>19,1</text:p>
          </table:table-cell>
          <table:table-cell table:formula="of:=[.B$9]*[$input.B$9]/([$input.$B$12]^2+[.$A206]^2)*EXP(-((ATAN([$input.$B$12]/[.$A206])+[.B$10]+[.$B$11])^2/[$input.B$15]^2))" office:value-type="float" office:value="6.20345451710356">
            <text:p>6,2034545171</text:p>
          </table:table-cell>
          <table:table-cell table:formula="of:=[.C$9]*[$input.C$9]/([$input.$B$12]^2+[.$A206]^2)*EXP(-((ATAN([$input.$B$12]/[.$A206])+[.C$10]+[.$B$11])^2/[$input.C$15]^2))" office:value-type="float" office:value="0">
            <text:p>0</text:p>
          </table:table-cell>
          <table:table-cell table:formula="of:=[.B206]+[.C206]" office:value-type="float" office:value="6.20345451710356">
            <text:p>6,2034545171</text:p>
          </table:table-cell>
          <table:table-cell table:number-columns-repeated="8"/>
        </table:table-row>
        <table:table-row table:style-name="ro4">
          <table:table-cell office:value-type="float" office:value="19.2">
            <text:p>19,2</text:p>
          </table:table-cell>
          <table:table-cell table:formula="of:=[.B$9]*[$input.B$9]/([$input.$B$12]^2+[.$A207]^2)*EXP(-((ATAN([$input.$B$12]/[.$A207])+[.B$10]+[.$B$11])^2/[$input.B$15]^2))" office:value-type="float" office:value="6.20176253090105">
            <text:p>6,2017625309</text:p>
          </table:table-cell>
          <table:table-cell table:formula="of:=[.C$9]*[$input.C$9]/([$input.$B$12]^2+[.$A207]^2)*EXP(-((ATAN([$input.$B$12]/[.$A207])+[.C$10]+[.$B$11])^2/[$input.C$15]^2))" office:value-type="float" office:value="0">
            <text:p>0</text:p>
          </table:table-cell>
          <table:table-cell table:formula="of:=[.B207]+[.C207]" office:value-type="float" office:value="6.20176253090105">
            <text:p>6,2017625309</text:p>
          </table:table-cell>
          <table:table-cell table:number-columns-repeated="8"/>
        </table:table-row>
        <table:table-row table:style-name="ro4">
          <table:table-cell office:value-type="float" office:value="19.3">
            <text:p>19,3</text:p>
          </table:table-cell>
          <table:table-cell table:formula="of:=[.B$9]*[$input.B$9]/([$input.$B$12]^2+[.$A208]^2)*EXP(-((ATAN([$input.$B$12]/[.$A208])+[.B$10]+[.$B$11])^2/[$input.B$15]^2))" office:value-type="float" office:value="6.19950958811272">
            <text:p>6,1995095881</text:p>
          </table:table-cell>
          <table:table-cell table:formula="of:=[.C$9]*[$input.C$9]/([$input.$B$12]^2+[.$A208]^2)*EXP(-((ATAN([$input.$B$12]/[.$A208])+[.C$10]+[.$B$11])^2/[$input.C$15]^2))" office:value-type="float" office:value="0">
            <text:p>0</text:p>
          </table:table-cell>
          <table:table-cell table:formula="of:=[.B208]+[.C208]" office:value-type="float" office:value="6.19950958811272">
            <text:p>6,1995095881</text:p>
          </table:table-cell>
          <table:table-cell table:number-columns-repeated="8"/>
        </table:table-row>
        <table:table-row table:style-name="ro4">
          <table:table-cell office:value-type="float" office:value="19.4">
            <text:p>19,4</text:p>
          </table:table-cell>
          <table:table-cell table:formula="of:=[.B$9]*[$input.B$9]/([$input.$B$12]^2+[.$A209]^2)*EXP(-((ATAN([$input.$B$12]/[.$A209])+[.B$10]+[.$B$11])^2/[$input.B$15]^2))" office:value-type="float" office:value="6.19671034345666">
            <text:p>6,1967103435</text:p>
          </table:table-cell>
          <table:table-cell table:formula="of:=[.C$9]*[$input.C$9]/([$input.$B$12]^2+[.$A209]^2)*EXP(-((ATAN([$input.$B$12]/[.$A209])+[.C$10]+[.$B$11])^2/[$input.C$15]^2))" office:value-type="float" office:value="0">
            <text:p>0</text:p>
          </table:table-cell>
          <table:table-cell table:formula="of:=[.B209]+[.C209]" office:value-type="float" office:value="6.19671034345666">
            <text:p>6,1967103435</text:p>
          </table:table-cell>
          <table:table-cell table:number-columns-repeated="8"/>
        </table:table-row>
        <table:table-row table:style-name="ro4">
          <table:table-cell office:value-type="float" office:value="19.5">
            <text:p>19,5</text:p>
          </table:table-cell>
          <table:table-cell table:formula="of:=[.B$9]*[$input.B$9]/([$input.$B$12]^2+[.$A210]^2)*EXP(-((ATAN([$input.$B$12]/[.$A210])+[.B$10]+[.$B$11])^2/[$input.B$15]^2))" office:value-type="float" office:value="6.19337919617695">
            <text:p>6,1933791962</text:p>
          </table:table-cell>
          <table:table-cell table:formula="of:=[.C$9]*[$input.C$9]/([$input.$B$12]^2+[.$A210]^2)*EXP(-((ATAN([$input.$B$12]/[.$A210])+[.C$10]+[.$B$11])^2/[$input.C$15]^2))" office:value-type="float" office:value="0">
            <text:p>0</text:p>
          </table:table-cell>
          <table:table-cell table:formula="of:=[.B210]+[.C210]" office:value-type="float" office:value="6.19337919617695">
            <text:p>6,1933791962</text:p>
          </table:table-cell>
          <table:table-cell table:number-columns-repeated="8"/>
        </table:table-row>
        <table:table-row table:style-name="ro4">
          <table:table-cell office:value-type="float" office:value="19.6">
            <text:p>19,6</text:p>
          </table:table-cell>
          <table:table-cell table:formula="of:=[.B$9]*[$input.B$9]/([$input.$B$12]^2+[.$A211]^2)*EXP(-((ATAN([$input.$B$12]/[.$A211])+[.B$10]+[.$B$11])^2/[$input.B$15]^2))" office:value-type="float" office:value="6.18953029029669">
            <text:p>6,1895302903</text:p>
          </table:table-cell>
          <table:table-cell table:formula="of:=[.C$9]*[$input.C$9]/([$input.$B$12]^2+[.$A211]^2)*EXP(-((ATAN([$input.$B$12]/[.$A211])+[.C$10]+[.$B$11])^2/[$input.C$15]^2))" office:value-type="float" office:value="0">
            <text:p>0</text:p>
          </table:table-cell>
          <table:table-cell table:formula="of:=[.B211]+[.C211]" office:value-type="float" office:value="6.18953029029669">
            <text:p>6,1895302903</text:p>
          </table:table-cell>
          <table:table-cell table:number-columns-repeated="8"/>
        </table:table-row>
        <table:table-row table:style-name="ro4">
          <table:table-cell office:value-type="float" office:value="19.7">
            <text:p>19,7</text:p>
          </table:table-cell>
          <table:table-cell table:formula="of:=[.B$9]*[$input.B$9]/([$input.$B$12]^2+[.$A212]^2)*EXP(-((ATAN([$input.$B$12]/[.$A212])+[.B$10]+[.$B$11])^2/[$input.B$15]^2))" office:value-type="float" office:value="6.18517751516788">
            <text:p>6,1851775152</text:p>
          </table:table-cell>
          <table:table-cell table:formula="of:=[.C$9]*[$input.C$9]/([$input.$B$12]^2+[.$A212]^2)*EXP(-((ATAN([$input.$B$12]/[.$A212])+[.C$10]+[.$B$11])^2/[$input.C$15]^2))" office:value-type="float" office:value="0">
            <text:p>0</text:p>
          </table:table-cell>
          <table:table-cell table:formula="of:=[.B212]+[.C212]" office:value-type="float" office:value="6.18517751516788">
            <text:p>6,1851775152</text:p>
          </table:table-cell>
          <table:table-cell table:number-columns-repeated="8"/>
        </table:table-row>
        <table:table-row table:style-name="ro4">
          <table:table-cell office:value-type="float" office:value="19.8">
            <text:p>19,8</text:p>
          </table:table-cell>
          <table:table-cell table:formula="of:=[.B$9]*[$input.B$9]/([$input.$B$12]^2+[.$A213]^2)*EXP(-((ATAN([$input.$B$12]/[.$A213])+[.B$10]+[.$B$11])^2/[$input.B$15]^2))" office:value-type="float" office:value="6.18033450629641">
            <text:p>6,1803345063</text:p>
          </table:table-cell>
          <table:table-cell table:formula="of:=[.C$9]*[$input.C$9]/([$input.$B$12]^2+[.$A213]^2)*EXP(-((ATAN([$input.$B$12]/[.$A213])+[.C$10]+[.$B$11])^2/[$input.C$15]^2))" office:value-type="float" office:value="0">
            <text:p>0</text:p>
          </table:table-cell>
          <table:table-cell table:formula="of:=[.B213]+[.C213]" office:value-type="float" office:value="6.18033450629641">
            <text:p>6,1803345063</text:p>
          </table:table-cell>
          <table:table-cell table:number-columns-repeated="8"/>
        </table:table-row>
        <table:table-row table:style-name="ro4">
          <table:table-cell office:value-type="float" office:value="19.9">
            <text:p>19,9</text:p>
          </table:table-cell>
          <table:table-cell table:formula="of:=[.B$9]*[$input.B$9]/([$input.$B$12]^2+[.$A214]^2)*EXP(-((ATAN([$input.$B$12]/[.$A214])+[.B$10]+[.$B$11])^2/[$input.B$15]^2))" office:value-type="float" office:value="6.17501464642165">
            <text:p>6,1750146464</text:p>
          </table:table-cell>
          <table:table-cell table:formula="of:=[.C$9]*[$input.C$9]/([$input.$B$12]^2+[.$A214]^2)*EXP(-((ATAN([$input.$B$12]/[.$A214])+[.C$10]+[.$B$11])^2/[$input.C$15]^2))" office:value-type="float" office:value="0">
            <text:p>0</text:p>
          </table:table-cell>
          <table:table-cell table:formula="of:=[.B214]+[.C214]" office:value-type="float" office:value="6.17501464642165">
            <text:p>6,1750146464</text:p>
          </table:table-cell>
          <table:table-cell table:number-columns-repeated="8"/>
        </table:table-row>
        <table:table-row table:style-name="ro4">
          <table:table-cell office:value-type="float" office:value="20">
            <text:p>20</text:p>
          </table:table-cell>
          <table:table-cell table:formula="of:=[.B$9]*[$input.B$9]/([$input.$B$12]^2+[.$A215]^2)*EXP(-((ATAN([$input.$B$12]/[.$A215])+[.B$10]+[.$B$11])^2/[$input.B$15]^2))" office:value-type="float" office:value="6.16923106683088">
            <text:p>6,1692310668</text:p>
          </table:table-cell>
          <table:table-cell table:formula="of:=[.C$9]*[$input.C$9]/([$input.$B$12]^2+[.$A215]^2)*EXP(-((ATAN([$input.$B$12]/[.$A215])+[.C$10]+[.$B$11])^2/[$input.C$15]^2))" office:value-type="float" office:value="0">
            <text:p>0</text:p>
          </table:table-cell>
          <table:table-cell table:formula="of:=[.B215]+[.C215]" office:value-type="float" office:value="6.16923106683088">
            <text:p>6,1692310668</text:p>
          </table:table-cell>
          <table:table-cell table:number-columns-repeated="8"/>
        </table:table-row>
        <table:table-row table:style-name="ro4">
          <table:table-cell office:value-type="float" office:value="20.1">
            <text:p>20,1</text:p>
          </table:table-cell>
          <table:table-cell table:formula="of:=[.B$9]*[$input.B$9]/([$input.$B$12]^2+[.$A216]^2)*EXP(-((ATAN([$input.$B$12]/[.$A216])+[.B$10]+[.$B$11])^2/[$input.B$15]^2))" office:value-type="float" office:value="6.16299664889025">
            <text:p>6,1629966489</text:p>
          </table:table-cell>
          <table:table-cell table:formula="of:=[.C$9]*[$input.C$9]/([$input.$B$12]^2+[.$A216]^2)*EXP(-((ATAN([$input.$B$12]/[.$A216])+[.C$10]+[.$B$11])^2/[$input.C$15]^2))" office:value-type="float" office:value="0">
            <text:p>0</text:p>
          </table:table-cell>
          <table:table-cell table:formula="of:=[.B216]+[.C216]" office:value-type="float" office:value="6.16299664889025">
            <text:p>6,1629966489</text:p>
          </table:table-cell>
          <table:table-cell table:number-columns-repeated="8"/>
        </table:table-row>
        <table:table-row table:style-name="ro4">
          <table:table-cell office:value-type="float" office:value="20.2">
            <text:p>20,2</text:p>
          </table:table-cell>
          <table:table-cell table:formula="of:=[.B$9]*[$input.B$9]/([$input.$B$12]^2+[.$A217]^2)*EXP(-((ATAN([$input.$B$12]/[.$A217])+[.B$10]+[.$B$11])^2/[$input.B$15]^2))" office:value-type="float" office:value="6.15632402577486">
            <text:p>6,1563240258</text:p>
          </table:table-cell>
          <table:table-cell table:formula="of:=[.C$9]*[$input.C$9]/([$input.$B$12]^2+[.$A217]^2)*EXP(-((ATAN([$input.$B$12]/[.$A217])+[.C$10]+[.$B$11])^2/[$input.C$15]^2))" office:value-type="float" office:value="0">
            <text:p>0</text:p>
          </table:table-cell>
          <table:table-cell table:formula="of:=[.B217]+[.C217]" office:value-type="float" office:value="6.15632402577486">
            <text:p>6,1563240258</text:p>
          </table:table-cell>
          <table:table-cell table:number-columns-repeated="8"/>
        </table:table-row>
        <table:table-row table:style-name="ro4">
          <table:table-cell office:value-type="float" office:value="20.3">
            <text:p>20,3</text:p>
          </table:table-cell>
          <table:table-cell table:formula="of:=[.B$9]*[$input.B$9]/([$input.$B$12]^2+[.$A218]^2)*EXP(-((ATAN([$input.$B$12]/[.$A218])+[.B$10]+[.$B$11])^2/[$input.B$15]^2))" office:value-type="float" office:value="6.14922558438147">
            <text:p>6,1492255844</text:p>
          </table:table-cell>
          <table:table-cell table:formula="of:=[.C$9]*[$input.C$9]/([$input.$B$12]^2+[.$A218]^2)*EXP(-((ATAN([$input.$B$12]/[.$A218])+[.C$10]+[.$B$11])^2/[$input.C$15]^2))" office:value-type="float" office:value="0">
            <text:p>0</text:p>
          </table:table-cell>
          <table:table-cell table:formula="of:=[.B218]+[.C218]" office:value-type="float" office:value="6.14922558438147">
            <text:p>6,1492255844</text:p>
          </table:table-cell>
          <table:table-cell table:number-columns-repeated="8"/>
        </table:table-row>
        <table:table-row table:style-name="ro4">
          <table:table-cell office:value-type="float" office:value="20.4">
            <text:p>20,4</text:p>
          </table:table-cell>
          <table:table-cell table:formula="of:=[.B$9]*[$input.B$9]/([$input.$B$12]^2+[.$A219]^2)*EXP(-((ATAN([$input.$B$12]/[.$A219])+[.B$10]+[.$B$11])^2/[$input.B$15]^2))" office:value-type="float" office:value="6.14171346740826">
            <text:p>6,1417134674</text:p>
          </table:table-cell>
          <table:table-cell table:formula="of:=[.C$9]*[$input.C$9]/([$input.$B$12]^2+[.$A219]^2)*EXP(-((ATAN([$input.$B$12]/[.$A219])+[.C$10]+[.$B$11])^2/[$input.C$15]^2))" office:value-type="float" office:value="0">
            <text:p>0</text:p>
          </table:table-cell>
          <table:table-cell table:formula="of:=[.B219]+[.C219]" office:value-type="float" office:value="6.14171346740826">
            <text:p>6,1417134674</text:p>
          </table:table-cell>
          <table:table-cell table:number-columns-repeated="8"/>
        </table:table-row>
        <table:table-row table:style-name="ro4">
          <table:table-cell office:value-type="float" office:value="20.5">
            <text:p>20,5</text:p>
          </table:table-cell>
          <table:table-cell table:formula="of:=[.B$9]*[$input.B$9]/([$input.$B$12]^2+[.$A220]^2)*EXP(-((ATAN([$input.$B$12]/[.$A220])+[.B$10]+[.$B$11])^2/[$input.B$15]^2))" office:value-type="float" office:value="6.13379957558712">
            <text:p>6,1337995756</text:p>
          </table:table-cell>
          <table:table-cell table:formula="of:=[.C$9]*[$input.C$9]/([$input.$B$12]^2+[.$A220]^2)*EXP(-((ATAN([$input.$B$12]/[.$A220])+[.C$10]+[.$B$11])^2/[$input.C$15]^2))" office:value-type="float" office:value="0">
            <text:p>0</text:p>
          </table:table-cell>
          <table:table-cell table:formula="of:=[.B220]+[.C220]" office:value-type="float" office:value="6.13379957558712">
            <text:p>6,1337995756</text:p>
          </table:table-cell>
          <table:table-cell table:number-columns-repeated="8"/>
        </table:table-row>
        <table:table-row table:style-name="ro4">
          <table:table-cell office:value-type="float" office:value="20.6">
            <text:p>20,6</text:p>
          </table:table-cell>
          <table:table-cell table:formula="of:=[.B$9]*[$input.B$9]/([$input.$B$12]^2+[.$A221]^2)*EXP(-((ATAN([$input.$B$12]/[.$A221])+[.B$10]+[.$B$11])^2/[$input.B$15]^2))" office:value-type="float" office:value="6.12549557005465">
            <text:p>6,1254955701</text:p>
          </table:table-cell>
          <table:table-cell table:formula="of:=[.C$9]*[$input.C$9]/([$input.$B$12]^2+[.$A221]^2)*EXP(-((ATAN([$input.$B$12]/[.$A221])+[.C$10]+[.$B$11])^2/[$input.C$15]^2))" office:value-type="float" office:value="0">
            <text:p>0</text:p>
          </table:table-cell>
          <table:table-cell table:formula="of:=[.B221]+[.C221]" office:value-type="float" office:value="6.12549557005465">
            <text:p>6,1254955701</text:p>
          </table:table-cell>
          <table:table-cell table:number-columns-repeated="8"/>
        </table:table-row>
        <table:table-row table:style-name="ro4">
          <table:table-cell office:value-type="float" office:value="20.7">
            <text:p>20,7</text:p>
          </table:table-cell>
          <table:table-cell table:formula="of:=[.B$9]*[$input.B$9]/([$input.$B$12]^2+[.$A222]^2)*EXP(-((ATAN([$input.$B$12]/[.$A222])+[.B$10]+[.$B$11])^2/[$input.B$15]^2))" office:value-type="float" office:value="6.1168128748488">
            <text:p>6,1168128748</text:p>
          </table:table-cell>
          <table:table-cell table:formula="of:=[.C$9]*[$input.C$9]/([$input.$B$12]^2+[.$A222]^2)*EXP(-((ATAN([$input.$B$12]/[.$A222])+[.C$10]+[.$B$11])^2/[$input.C$15]^2))" office:value-type="float" office:value="0">
            <text:p>0</text:p>
          </table:table-cell>
          <table:table-cell table:formula="of:=[.B222]+[.C222]" office:value-type="float" office:value="6.1168128748488">
            <text:p>6,1168128748</text:p>
          </table:table-cell>
          <table:table-cell table:number-columns-repeated="8"/>
        </table:table-row>
        <table:table-row table:style-name="ro4">
          <table:table-cell office:value-type="float" office:value="20.8">
            <text:p>20,8</text:p>
          </table:table-cell>
          <table:table-cell table:formula="of:=[.B$9]*[$input.B$9]/([$input.$B$12]^2+[.$A223]^2)*EXP(-((ATAN([$input.$B$12]/[.$A223])+[.B$10]+[.$B$11])^2/[$input.B$15]^2))" office:value-type="float" office:value="6.10776267951912">
            <text:p>6,1077626795</text:p>
          </table:table-cell>
          <table:table-cell table:formula="of:=[.C$9]*[$input.C$9]/([$input.$B$12]^2+[.$A223]^2)*EXP(-((ATAN([$input.$B$12]/[.$A223])+[.C$10]+[.$B$11])^2/[$input.C$15]^2))" office:value-type="float" office:value="0">
            <text:p>0</text:p>
          </table:table-cell>
          <table:table-cell table:formula="of:=[.B223]+[.C223]" office:value-type="float" office:value="6.10776267951912">
            <text:p>6,1077626795</text:p>
          </table:table-cell>
          <table:table-cell table:number-columns-repeated="8"/>
        </table:table-row>
        <table:table-row table:style-name="ro4">
          <table:table-cell office:value-type="float" office:value="20.9">
            <text:p>20,9</text:p>
          </table:table-cell>
          <table:table-cell table:formula="of:=[.B$9]*[$input.B$9]/([$input.$B$12]^2+[.$A224]^2)*EXP(-((ATAN([$input.$B$12]/[.$A224])+[.B$10]+[.$B$11])^2/[$input.B$15]^2))" office:value-type="float" office:value="6.09835594183893">
            <text:p>6,0983559418</text:p>
          </table:table-cell>
          <table:table-cell table:formula="of:=[.C$9]*[$input.C$9]/([$input.$B$12]^2+[.$A224]^2)*EXP(-((ATAN([$input.$B$12]/[.$A224])+[.C$10]+[.$B$11])^2/[$input.C$15]^2))" office:value-type="float" office:value="0">
            <text:p>0</text:p>
          </table:table-cell>
          <table:table-cell table:formula="of:=[.B224]+[.C224]" office:value-type="float" office:value="6.09835594183893">
            <text:p>6,0983559418</text:p>
          </table:table-cell>
          <table:table-cell table:number-columns-repeated="8"/>
        </table:table-row>
        <table:table-row table:style-name="ro4">
          <table:table-cell office:value-type="float" office:value="21">
            <text:p>21</text:p>
          </table:table-cell>
          <table:table-cell table:formula="of:=[.B$9]*[$input.B$9]/([$input.$B$12]^2+[.$A225]^2)*EXP(-((ATAN([$input.$B$12]/[.$A225])+[.B$10]+[.$B$11])^2/[$input.B$15]^2))" office:value-type="float" office:value="6.08860339060878">
            <text:p>6,0886033906</text:p>
          </table:table-cell>
          <table:table-cell table:formula="of:=[.C$9]*[$input.C$9]/([$input.$B$12]^2+[.$A225]^2)*EXP(-((ATAN([$input.$B$12]/[.$A225])+[.C$10]+[.$B$11])^2/[$input.C$15]^2))" office:value-type="float" office:value="0">
            <text:p>0</text:p>
          </table:table-cell>
          <table:table-cell table:formula="of:=[.B225]+[.C225]" office:value-type="float" office:value="6.08860339060878">
            <text:p>6,0886033906</text:p>
          </table:table-cell>
          <table:table-cell table:number-columns-repeated="8"/>
        </table:table-row>
        <table:table-row table:style-name="ro4">
          <table:table-cell office:value-type="float" office:value="21.1">
            <text:p>21,1</text:p>
          </table:table-cell>
          <table:table-cell table:formula="of:=[.B$9]*[$input.B$9]/([$input.$B$12]^2+[.$A226]^2)*EXP(-((ATAN([$input.$B$12]/[.$A226])+[.B$10]+[.$B$11])^2/[$input.B$15]^2))" office:value-type="float" office:value="6.07851552854104">
            <text:p>6,0785155285</text:p>
          </table:table-cell>
          <table:table-cell table:formula="of:=[.C$9]*[$input.C$9]/([$input.$B$12]^2+[.$A226]^2)*EXP(-((ATAN([$input.$B$12]/[.$A226])+[.C$10]+[.$B$11])^2/[$input.C$15]^2))" office:value-type="float" office:value="0">
            <text:p>0</text:p>
          </table:table-cell>
          <table:table-cell table:formula="of:=[.B226]+[.C226]" office:value-type="float" office:value="6.07851552854104">
            <text:p>6,0785155285</text:p>
          </table:table-cell>
          <table:table-cell table:number-columns-repeated="8"/>
        </table:table-row>
        <table:table-row table:style-name="ro4">
          <table:table-cell office:value-type="float" office:value="21.2">
            <text:p>21,2</text:p>
          </table:table-cell>
          <table:table-cell table:formula="of:=[.B$9]*[$input.B$9]/([$input.$B$12]^2+[.$A227]^2)*EXP(-((ATAN([$input.$B$12]/[.$A227])+[.B$10]+[.$B$11])^2/[$input.B$15]^2))" office:value-type="float" office:value="6.06810263521594">
            <text:p>6,0681026352</text:p>
          </table:table-cell>
          <table:table-cell table:formula="of:=[.C$9]*[$input.C$9]/([$input.$B$12]^2+[.$A227]^2)*EXP(-((ATAN([$input.$B$12]/[.$A227])+[.C$10]+[.$B$11])^2/[$input.C$15]^2))" office:value-type="float" office:value="0">
            <text:p>0</text:p>
          </table:table-cell>
          <table:table-cell table:formula="of:=[.B227]+[.C227]" office:value-type="float" office:value="6.06810263521594">
            <text:p>6,0681026352</text:p>
          </table:table-cell>
          <table:table-cell table:number-columns-repeated="8"/>
        </table:table-row>
        <table:table-row table:style-name="ro4">
          <table:table-cell office:value-type="float" office:value="21.3">
            <text:p>21,3</text:p>
          </table:table-cell>
          <table:table-cell table:formula="of:=[.B$9]*[$input.B$9]/([$input.$B$12]^2+[.$A228]^2)*EXP(-((ATAN([$input.$B$12]/[.$A228])+[.B$10]+[.$B$11])^2/[$input.B$15]^2))" office:value-type="float" office:value="6.05737477010052">
            <text:p>6,0573747701</text:p>
          </table:table-cell>
          <table:table-cell table:formula="of:=[.C$9]*[$input.C$9]/([$input.$B$12]^2+[.$A228]^2)*EXP(-((ATAN([$input.$B$12]/[.$A228])+[.C$10]+[.$B$11])^2/[$input.C$15]^2))" office:value-type="float" office:value="0">
            <text:p>0</text:p>
          </table:table-cell>
          <table:table-cell table:formula="of:=[.B228]+[.C228]" office:value-type="float" office:value="6.05737477010052">
            <text:p>6,0573747701</text:p>
          </table:table-cell>
          <table:table-cell table:number-columns-repeated="8"/>
        </table:table-row>
        <table:table-row table:style-name="ro4">
          <table:table-cell office:value-type="float" office:value="21.4">
            <text:p>21,4</text:p>
          </table:table-cell>
          <table:table-cell table:formula="of:=[.B$9]*[$input.B$9]/([$input.$B$12]^2+[.$A229]^2)*EXP(-((ATAN([$input.$B$12]/[.$A229])+[.B$10]+[.$B$11])^2/[$input.B$15]^2))" office:value-type="float" office:value="6.04634177562172">
            <text:p>6,0463417756</text:p>
          </table:table-cell>
          <table:table-cell table:formula="of:=[.C$9]*[$input.C$9]/([$input.$B$12]^2+[.$A229]^2)*EXP(-((ATAN([$input.$B$12]/[.$A229])+[.C$10]+[.$B$11])^2/[$input.C$15]^2))" office:value-type="float" office:value="0">
            <text:p>0</text:p>
          </table:table-cell>
          <table:table-cell table:formula="of:=[.B229]+[.C229]" office:value-type="float" office:value="6.04634177562172">
            <text:p>6,0463417756</text:p>
          </table:table-cell>
          <table:table-cell table:number-columns-repeated="8"/>
        </table:table-row>
        <table:table-row table:style-name="ro4">
          <table:table-cell office:value-type="float" office:value="21.5">
            <text:p>21,5</text:p>
          </table:table-cell>
          <table:table-cell table:formula="of:=[.B$9]*[$input.B$9]/([$input.$B$12]^2+[.$A230]^2)*EXP(-((ATAN([$input.$B$12]/[.$A230])+[.B$10]+[.$B$11])^2/[$input.B$15]^2))" office:value-type="float" office:value="6.03501328028612">
            <text:p>6,0350132803</text:p>
          </table:table-cell>
          <table:table-cell table:formula="of:=[.C$9]*[$input.C$9]/([$input.$B$12]^2+[.$A230]^2)*EXP(-((ATAN([$input.$B$12]/[.$A230])+[.C$10]+[.$B$11])^2/[$input.C$15]^2))" office:value-type="float" office:value="0">
            <text:p>0</text:p>
          </table:table-cell>
          <table:table-cell table:formula="of:=[.B230]+[.C230]" office:value-type="float" office:value="6.03501328028612">
            <text:p>6,0350132803</text:p>
          </table:table-cell>
          <table:table-cell table:number-columns-repeated="8"/>
        </table:table-row>
        <table:table-row table:style-name="ro4">
          <table:table-cell office:value-type="float" office:value="21.6">
            <text:p>21,6</text:p>
          </table:table-cell>
          <table:table-cell table:formula="of:=[.B$9]*[$input.B$9]/([$input.$B$12]^2+[.$A231]^2)*EXP(-((ATAN([$input.$B$12]/[.$A231])+[.B$10]+[.$B$11])^2/[$input.B$15]^2))" office:value-type="float" office:value="6.02339870183883">
            <text:p>6,0233987018</text:p>
          </table:table-cell>
          <table:table-cell table:formula="of:=[.C$9]*[$input.C$9]/([$input.$B$12]^2+[.$A231]^2)*EXP(-((ATAN([$input.$B$12]/[.$A231])+[.C$10]+[.$B$11])^2/[$input.C$15]^2))" office:value-type="float" office:value="0">
            <text:p>0</text:p>
          </table:table-cell>
          <table:table-cell table:formula="of:=[.B231]+[.C231]" office:value-type="float" office:value="6.02339870183883">
            <text:p>6,0233987018</text:p>
          </table:table-cell>
          <table:table-cell table:number-columns-repeated="8"/>
        </table:table-row>
        <table:table-row table:style-name="ro4">
          <table:table-cell office:value-type="float" office:value="21.7">
            <text:p>21,7</text:p>
          </table:table-cell>
          <table:table-cell table:formula="of:=[.B$9]*[$input.B$9]/([$input.$B$12]^2+[.$A232]^2)*EXP(-((ATAN([$input.$B$12]/[.$A232])+[.B$10]+[.$B$11])^2/[$input.B$15]^2))" office:value-type="float" office:value="6.01150725045481">
            <text:p>6,0115072505</text:p>
          </table:table-cell>
          <table:table-cell table:formula="of:=[.C$9]*[$input.C$9]/([$input.$B$12]^2+[.$A232]^2)*EXP(-((ATAN([$input.$B$12]/[.$A232])+[.C$10]+[.$B$11])^2/[$input.C$15]^2))" office:value-type="float" office:value="0">
            <text:p>0</text:p>
          </table:table-cell>
          <table:table-cell table:formula="of:=[.B232]+[.C232]" office:value-type="float" office:value="6.01150725045481">
            <text:p>6,0115072505</text:p>
          </table:table-cell>
          <table:table-cell table:number-columns-repeated="8"/>
        </table:table-row>
        <table:table-row table:style-name="ro4">
          <table:table-cell office:value-type="float" office:value="21.8">
            <text:p>21,8</text:p>
          </table:table-cell>
          <table:table-cell table:formula="of:=[.B$9]*[$input.B$9]/([$input.$B$12]^2+[.$A233]^2)*EXP(-((ATAN([$input.$B$12]/[.$A233])+[.B$10]+[.$B$11])^2/[$input.B$15]^2))" office:value-type="float" office:value="5.9993479319562">
            <text:p>5,999347932</text:p>
          </table:table-cell>
          <table:table-cell table:formula="of:=[.C$9]*[$input.C$9]/([$input.$B$12]^2+[.$A233]^2)*EXP(-((ATAN([$input.$B$12]/[.$A233])+[.C$10]+[.$B$11])^2/[$input.C$15]^2))" office:value-type="float" office:value="0">
            <text:p>0</text:p>
          </table:table-cell>
          <table:table-cell table:formula="of:=[.B233]+[.C233]" office:value-type="float" office:value="5.9993479319562">
            <text:p>5,999347932</text:p>
          </table:table-cell>
          <table:table-cell table:number-columns-repeated="8"/>
        </table:table-row>
        <table:table-row table:style-name="ro4">
          <table:table-cell office:value-type="float" office:value="21.9">
            <text:p>21,9</text:p>
          </table:table-cell>
          <table:table-cell table:formula="of:=[.B$9]*[$input.B$9]/([$input.$B$12]^2+[.$A234]^2)*EXP(-((ATAN([$input.$B$12]/[.$A234])+[.B$10]+[.$B$11])^2/[$input.B$15]^2))" office:value-type="float" office:value="5.98692955104974">
            <text:p>5,986929551</text:p>
          </table:table-cell>
          <table:table-cell table:formula="of:=[.C$9]*[$input.C$9]/([$input.$B$12]^2+[.$A234]^2)*EXP(-((ATAN([$input.$B$12]/[.$A234])+[.C$10]+[.$B$11])^2/[$input.C$15]^2))" office:value-type="float" office:value="0">
            <text:p>0</text:p>
          </table:table-cell>
          <table:table-cell table:formula="of:=[.B234]+[.C234]" office:value-type="float" office:value="5.98692955104974">
            <text:p>5,986929551</text:p>
          </table:table-cell>
          <table:table-cell table:number-columns-repeated="8"/>
        </table:table-row>
        <table:table-row table:style-name="ro4">
          <table:table-cell office:value-type="float" office:value="22">
            <text:p>22</text:p>
          </table:table-cell>
          <table:table-cell table:formula="of:=[.B$9]*[$input.B$9]/([$input.$B$12]^2+[.$A235]^2)*EXP(-((ATAN([$input.$B$12]/[.$A235])+[.B$10]+[.$B$11])^2/[$input.B$15]^2))" office:value-type="float" office:value="5.97426071457875">
            <text:p>5,9742607146</text:p>
          </table:table-cell>
          <table:table-cell table:formula="of:=[.C$9]*[$input.C$9]/([$input.$B$12]^2+[.$A235]^2)*EXP(-((ATAN([$input.$B$12]/[.$A235])+[.C$10]+[.$B$11])^2/[$input.C$15]^2))" office:value-type="float" office:value="0">
            <text:p>0</text:p>
          </table:table-cell>
          <table:table-cell table:formula="of:=[.B235]+[.C235]" office:value-type="float" office:value="5.97426071457875">
            <text:p>5,9742607146</text:p>
          </table:table-cell>
          <table:table-cell table:number-columns-repeated="8"/>
        </table:table-row>
        <table:table-row table:style-name="ro4">
          <table:table-cell office:value-type="float" office:value="22.1">
            <text:p>22,1</text:p>
          </table:table-cell>
          <table:table-cell table:formula="of:=[.B$9]*[$input.B$9]/([$input.$B$12]^2+[.$A236]^2)*EXP(-((ATAN([$input.$B$12]/[.$A236])+[.B$10]+[.$B$11])^2/[$input.B$15]^2))" office:value-type="float" office:value="5.96134983478444">
            <text:p>5,9613498348</text:p>
          </table:table-cell>
          <table:table-cell table:formula="of:=[.C$9]*[$input.C$9]/([$input.$B$12]^2+[.$A236]^2)*EXP(-((ATAN([$input.$B$12]/[.$A236])+[.C$10]+[.$B$11])^2/[$input.C$15]^2))" office:value-type="float" office:value="0">
            <text:p>0</text:p>
          </table:table-cell>
          <table:table-cell table:formula="of:=[.B236]+[.C236]" office:value-type="float" office:value="5.96134983478444">
            <text:p>5,9613498348</text:p>
          </table:table-cell>
          <table:table-cell table:number-columns-repeated="8"/>
        </table:table-row>
        <table:table-row table:style-name="ro4">
          <table:table-cell office:value-type="float" office:value="22.2">
            <text:p>22,2</text:p>
          </table:table-cell>
          <table:table-cell table:formula="of:=[.B$9]*[$input.B$9]/([$input.$B$12]^2+[.$A237]^2)*EXP(-((ATAN([$input.$B$12]/[.$A237])+[.B$10]+[.$B$11])^2/[$input.B$15]^2))" office:value-type="float" office:value="5.94820513257194">
            <text:p>5,9482051326</text:p>
          </table:table-cell>
          <table:table-cell table:formula="of:=[.C$9]*[$input.C$9]/([$input.$B$12]^2+[.$A237]^2)*EXP(-((ATAN([$input.$B$12]/[.$A237])+[.C$10]+[.$B$11])^2/[$input.C$15]^2))" office:value-type="float" office:value="0">
            <text:p>0</text:p>
          </table:table-cell>
          <table:table-cell table:formula="of:=[.B237]+[.C237]" office:value-type="float" office:value="5.94820513257194">
            <text:p>5,9482051326</text:p>
          </table:table-cell>
          <table:table-cell table:number-columns-repeated="8"/>
        </table:table-row>
        <table:table-row table:style-name="ro4">
          <table:table-cell office:value-type="float" office:value="22.3">
            <text:p>22,3</text:p>
          </table:table-cell>
          <table:table-cell table:formula="of:=[.B$9]*[$input.B$9]/([$input.$B$12]^2+[.$A238]^2)*EXP(-((ATAN([$input.$B$12]/[.$A238])+[.B$10]+[.$B$11])^2/[$input.B$15]^2))" office:value-type="float" office:value="5.93483464077642">
            <text:p>5,9348346408</text:p>
          </table:table-cell>
          <table:table-cell table:formula="of:=[.C$9]*[$input.C$9]/([$input.$B$12]^2+[.$A238]^2)*EXP(-((ATAN([$input.$B$12]/[.$A238])+[.C$10]+[.$B$11])^2/[$input.C$15]^2))" office:value-type="float" office:value="0">
            <text:p>0</text:p>
          </table:table-cell>
          <table:table-cell table:formula="of:=[.B238]+[.C238]" office:value-type="float" office:value="5.93483464077642">
            <text:p>5,9348346408</text:p>
          </table:table-cell>
          <table:table-cell table:number-columns-repeated="8"/>
        </table:table-row>
        <table:table-row table:style-name="ro4">
          <table:table-cell office:value-type="float" office:value="22.4">
            <text:p>22,4</text:p>
          </table:table-cell>
          <table:table-cell table:formula="of:=[.B$9]*[$input.B$9]/([$input.$B$12]^2+[.$A239]^2)*EXP(-((ATAN([$input.$B$12]/[.$A239])+[.B$10]+[.$B$11])^2/[$input.B$15]^2))" office:value-type="float" office:value="5.92124620742527">
            <text:p>5,9212462074</text:p>
          </table:table-cell>
          <table:table-cell table:formula="of:=[.C$9]*[$input.C$9]/([$input.$B$12]^2+[.$A239]^2)*EXP(-((ATAN([$input.$B$12]/[.$A239])+[.C$10]+[.$B$11])^2/[$input.C$15]^2))" office:value-type="float" office:value="0">
            <text:p>0</text:p>
          </table:table-cell>
          <table:table-cell table:formula="of:=[.B239]+[.C239]" office:value-type="float" office:value="5.92124620742527">
            <text:p>5,9212462074</text:p>
          </table:table-cell>
          <table:table-cell table:number-columns-repeated="8"/>
        </table:table-row>
        <table:table-row table:style-name="ro4">
          <table:table-cell office:value-type="float" office:value="22.5">
            <text:p>22,5</text:p>
          </table:table-cell>
          <table:table-cell table:formula="of:=[.B$9]*[$input.B$9]/([$input.$B$12]^2+[.$A240]^2)*EXP(-((ATAN([$input.$B$12]/[.$A240])+[.B$10]+[.$B$11])^2/[$input.B$15]^2))" office:value-type="float" office:value="5.90744749899259">
            <text:p>5,907447499</text:p>
          </table:table-cell>
          <table:table-cell table:formula="of:=[.C$9]*[$input.C$9]/([$input.$B$12]^2+[.$A240]^2)*EXP(-((ATAN([$input.$B$12]/[.$A240])+[.C$10]+[.$B$11])^2/[$input.C$15]^2))" office:value-type="float" office:value="0">
            <text:p>0</text:p>
          </table:table-cell>
          <table:table-cell table:formula="of:=[.B240]+[.C240]" office:value-type="float" office:value="5.90744749899259">
            <text:p>5,907447499</text:p>
          </table:table-cell>
          <table:table-cell table:number-columns-repeated="8"/>
        </table:table-row>
        <table:table-row table:style-name="ro4">
          <table:table-cell office:value-type="float" office:value="22.6">
            <text:p>22,6</text:p>
          </table:table-cell>
          <table:table-cell table:formula="of:=[.B$9]*[$input.B$9]/([$input.$B$12]^2+[.$A241]^2)*EXP(-((ATAN([$input.$B$12]/[.$A241])+[.B$10]+[.$B$11])^2/[$input.B$15]^2))" office:value-type="float" office:value="5.89344600364232">
            <text:p>5,8934460036</text:p>
          </table:table-cell>
          <table:table-cell table:formula="of:=[.C$9]*[$input.C$9]/([$input.$B$12]^2+[.$A241]^2)*EXP(-((ATAN([$input.$B$12]/[.$A241])+[.C$10]+[.$B$11])^2/[$input.C$15]^2))" office:value-type="float" office:value="0">
            <text:p>0</text:p>
          </table:table-cell>
          <table:table-cell table:formula="of:=[.B241]+[.C241]" office:value-type="float" office:value="5.89344600364232">
            <text:p>5,8934460036</text:p>
          </table:table-cell>
          <table:table-cell table:number-columns-repeated="8"/>
        </table:table-row>
        <table:table-row table:style-name="ro4">
          <table:table-cell office:value-type="float" office:value="22.7">
            <text:p>22,7</text:p>
          </table:table-cell>
          <table:table-cell table:formula="of:=[.B$9]*[$input.B$9]/([$input.$B$12]^2+[.$A242]^2)*EXP(-((ATAN([$input.$B$12]/[.$A242])+[.B$10]+[.$B$11])^2/[$input.B$15]^2))" office:value-type="float" office:value="5.8792490344569">
            <text:p>5,8792490345</text:p>
          </table:table-cell>
          <table:table-cell table:formula="of:=[.C$9]*[$input.C$9]/([$input.$B$12]^2+[.$A242]^2)*EXP(-((ATAN([$input.$B$12]/[.$A242])+[.C$10]+[.$B$11])^2/[$input.C$15]^2))" office:value-type="float" office:value="0">
            <text:p>0</text:p>
          </table:table-cell>
          <table:table-cell table:formula="of:=[.B242]+[.C242]" office:value-type="float" office:value="5.8792490344569">
            <text:p>5,8792490345</text:p>
          </table:table-cell>
          <table:table-cell table:number-columns-repeated="8"/>
        </table:table-row>
        <table:table-row table:style-name="ro4">
          <table:table-cell office:value-type="float" office:value="22.8">
            <text:p>22,8</text:p>
          </table:table-cell>
          <table:table-cell table:formula="of:=[.B$9]*[$input.B$9]/([$input.$B$12]^2+[.$A243]^2)*EXP(-((ATAN([$input.$B$12]/[.$A243])+[.B$10]+[.$B$11])^2/[$input.B$15]^2))" office:value-type="float" office:value="5.86486373264839">
            <text:p>5,8648637326</text:p>
          </table:table-cell>
          <table:table-cell table:formula="of:=[.C$9]*[$input.C$9]/([$input.$B$12]^2+[.$A243]^2)*EXP(-((ATAN([$input.$B$12]/[.$A243])+[.C$10]+[.$B$11])^2/[$input.C$15]^2))" office:value-type="float" office:value="0">
            <text:p>0</text:p>
          </table:table-cell>
          <table:table-cell table:formula="of:=[.B243]+[.C243]" office:value-type="float" office:value="5.86486373264839">
            <text:p>5,8648637326</text:p>
          </table:table-cell>
          <table:table-cell table:number-columns-repeated="8"/>
        </table:table-row>
        <table:table-row table:style-name="ro4">
          <table:table-cell office:value-type="float" office:value="22.9">
            <text:p>22,9</text:p>
          </table:table-cell>
          <table:table-cell table:formula="of:=[.B$9]*[$input.B$9]/([$input.$B$12]^2+[.$A244]^2)*EXP(-((ATAN([$input.$B$12]/[.$A244])+[.B$10]+[.$B$11])^2/[$input.B$15]^2))" office:value-type="float" office:value="5.85029707074934">
            <text:p>5,8502970707</text:p>
          </table:table-cell>
          <table:table-cell table:formula="of:=[.C$9]*[$input.C$9]/([$input.$B$12]^2+[.$A244]^2)*EXP(-((ATAN([$input.$B$12]/[.$A244])+[.C$10]+[.$B$11])^2/[$input.C$15]^2))" office:value-type="float" office:value="0">
            <text:p>0</text:p>
          </table:table-cell>
          <table:table-cell table:formula="of:=[.B244]+[.C244]" office:value-type="float" office:value="5.85029707074934">
            <text:p>5,8502970707</text:p>
          </table:table-cell>
          <table:table-cell table:number-columns-repeated="8"/>
        </table:table-row>
        <table:table-row table:style-name="ro4">
          <table:table-cell office:value-type="float" office:value="23">
            <text:p>23</text:p>
          </table:table-cell>
          <table:table-cell table:formula="of:=[.B$9]*[$input.B$9]/([$input.$B$12]^2+[.$A245]^2)*EXP(-((ATAN([$input.$B$12]/[.$A245])+[.B$10]+[.$B$11])^2/[$input.B$15]^2))" office:value-type="float" office:value="5.83555585578088">
            <text:p>5,8355558558</text:p>
          </table:table-cell>
          <table:table-cell table:formula="of:=[.C$9]*[$input.C$9]/([$input.$B$12]^2+[.$A245]^2)*EXP(-((ATAN([$input.$B$12]/[.$A245])+[.C$10]+[.$B$11])^2/[$input.C$15]^2))" office:value-type="float" office:value="0">
            <text:p>0</text:p>
          </table:table-cell>
          <table:table-cell table:formula="of:=[.B245]+[.C245]" office:value-type="float" office:value="5.83555585578088">
            <text:p>5,8355558558</text:p>
          </table:table-cell>
          <table:table-cell table:number-columns-repeated="8"/>
        </table:table-row>
        <table:table-row table:style-name="ro4">
          <table:table-cell office:value-type="float" office:value="23.1">
            <text:p>23,1</text:p>
          </table:table-cell>
          <table:table-cell table:formula="of:=[.B$9]*[$input.B$9]/([$input.$B$12]^2+[.$A246]^2)*EXP(-((ATAN([$input.$B$12]/[.$A246])+[.B$10]+[.$B$11])^2/[$input.B$15]^2))" office:value-type="float" office:value="5.82064673239566">
            <text:p>5,8206467324</text:p>
          </table:table-cell>
          <table:table-cell table:formula="of:=[.C$9]*[$input.C$9]/([$input.$B$12]^2+[.$A246]^2)*EXP(-((ATAN([$input.$B$12]/[.$A246])+[.C$10]+[.$B$11])^2/[$input.C$15]^2))" office:value-type="float" office:value="0">
            <text:p>0</text:p>
          </table:table-cell>
          <table:table-cell table:formula="of:=[.B246]+[.C246]" office:value-type="float" office:value="5.82064673239566">
            <text:p>5,8206467324</text:p>
          </table:table-cell>
          <table:table-cell table:number-columns-repeated="8"/>
        </table:table-row>
        <table:table-row table:style-name="ro4">
          <table:table-cell office:value-type="float" office:value="23.2">
            <text:p>23,2</text:p>
          </table:table-cell>
          <table:table-cell table:formula="of:=[.B$9]*[$input.B$9]/([$input.$B$12]^2+[.$A247]^2)*EXP(-((ATAN([$input.$B$12]/[.$A247])+[.B$10]+[.$B$11])^2/[$input.B$15]^2))" office:value-type="float" office:value="5.80557618599372">
            <text:p>5,805576186</text:p>
          </table:table-cell>
          <table:table-cell table:formula="of:=[.C$9]*[$input.C$9]/([$input.$B$12]^2+[.$A247]^2)*EXP(-((ATAN([$input.$B$12]/[.$A247])+[.C$10]+[.$B$11])^2/[$input.C$15]^2))" office:value-type="float" office:value="0">
            <text:p>0</text:p>
          </table:table-cell>
          <table:table-cell table:formula="of:=[.B247]+[.C247]" office:value-type="float" office:value="5.80557618599372">
            <text:p>5,805576186</text:p>
          </table:table-cell>
          <table:table-cell table:number-columns-repeated="8"/>
        </table:table-row>
        <table:table-row table:style-name="ro4">
          <table:table-cell office:value-type="float" office:value="23.3">
            <text:p>23,3</text:p>
          </table:table-cell>
          <table:table-cell table:formula="of:=[.B$9]*[$input.B$9]/([$input.$B$12]^2+[.$A248]^2)*EXP(-((ATAN([$input.$B$12]/[.$A248])+[.B$10]+[.$B$11])^2/[$input.B$15]^2))" office:value-type="float" office:value="5.79035054580908">
            <text:p>5,7903505458</text:p>
          </table:table-cell>
          <table:table-cell table:formula="of:=[.C$9]*[$input.C$9]/([$input.$B$12]^2+[.$A248]^2)*EXP(-((ATAN([$input.$B$12]/[.$A248])+[.C$10]+[.$B$11])^2/[$input.C$15]^2))" office:value-type="float" office:value="0">
            <text:p>0</text:p>
          </table:table-cell>
          <table:table-cell table:formula="of:=[.B248]+[.C248]" office:value-type="float" office:value="5.79035054580908">
            <text:p>5,7903505458</text:p>
          </table:table-cell>
          <table:table-cell table:number-columns-repeated="8"/>
        </table:table-row>
        <table:table-row table:style-name="ro4">
          <table:table-cell office:value-type="float" office:value="23.4">
            <text:p>23,4</text:p>
          </table:table-cell>
          <table:table-cell table:formula="of:=[.B$9]*[$input.B$9]/([$input.$B$12]^2+[.$A249]^2)*EXP(-((ATAN([$input.$B$12]/[.$A249])+[.B$10]+[.$B$11])^2/[$input.B$15]^2))" office:value-type="float" office:value="5.77497598796566">
            <text:p>5,774975988</text:p>
          </table:table-cell>
          <table:table-cell table:formula="of:=[.C$9]*[$input.C$9]/([$input.$B$12]^2+[.$A249]^2)*EXP(-((ATAN([$input.$B$12]/[.$A249])+[.C$10]+[.$B$11])^2/[$input.C$15]^2))" office:value-type="float" office:value="0">
            <text:p>0</text:p>
          </table:table-cell>
          <table:table-cell table:formula="of:=[.B249]+[.C249]" office:value-type="float" office:value="5.77497598796566">
            <text:p>5,774975988</text:p>
          </table:table-cell>
          <table:table-cell table:number-columns-repeated="8"/>
        </table:table-row>
        <table:table-row table:style-name="ro4">
          <table:table-cell office:value-type="float" office:value="23.5">
            <text:p>23,5</text:p>
          </table:table-cell>
          <table:table-cell table:formula="of:=[.B$9]*[$input.B$9]/([$input.$B$12]^2+[.$A250]^2)*EXP(-((ATAN([$input.$B$12]/[.$A250])+[.B$10]+[.$B$11])^2/[$input.B$15]^2))" office:value-type="float" office:value="5.75945853850063">
            <text:p>5,7594585385</text:p>
          </table:table-cell>
          <table:table-cell table:formula="of:=[.C$9]*[$input.C$9]/([$input.$B$12]^2+[.$A250]^2)*EXP(-((ATAN([$input.$B$12]/[.$A250])+[.C$10]+[.$B$11])^2/[$input.C$15]^2))" office:value-type="float" office:value="0">
            <text:p>0</text:p>
          </table:table-cell>
          <table:table-cell table:formula="of:=[.B250]+[.C250]" office:value-type="float" office:value="5.75945853850063">
            <text:p>5,7594585385</text:p>
          </table:table-cell>
          <table:table-cell table:number-columns-repeated="8"/>
        </table:table-row>
        <table:table-row table:style-name="ro4">
          <table:table-cell office:value-type="float" office:value="23.6">
            <text:p>23,6</text:p>
          </table:table-cell>
          <table:table-cell table:formula="of:=[.B$9]*[$input.B$9]/([$input.$B$12]^2+[.$A251]^2)*EXP(-((ATAN([$input.$B$12]/[.$A251])+[.B$10]+[.$B$11])^2/[$input.B$15]^2))" office:value-type="float" office:value="5.74380407635406">
            <text:p>5,7438040764</text:p>
          </table:table-cell>
          <table:table-cell table:formula="of:=[.C$9]*[$input.C$9]/([$input.$B$12]^2+[.$A251]^2)*EXP(-((ATAN([$input.$B$12]/[.$A251])+[.C$10]+[.$B$11])^2/[$input.C$15]^2))" office:value-type="float" office:value="0">
            <text:p>0</text:p>
          </table:table-cell>
          <table:table-cell table:formula="of:=[.B251]+[.C251]" office:value-type="float" office:value="5.74380407635406">
            <text:p>5,7438040764</text:p>
          </table:table-cell>
          <table:table-cell table:number-columns-repeated="8"/>
        </table:table-row>
        <table:table-row table:style-name="ro4">
          <table:table-cell office:value-type="float" office:value="23.7">
            <text:p>23,7</text:p>
          </table:table-cell>
          <table:table-cell table:formula="of:=[.B$9]*[$input.B$9]/([$input.$B$12]^2+[.$A252]^2)*EXP(-((ATAN([$input.$B$12]/[.$A252])+[.B$10]+[.$B$11])^2/[$input.B$15]^2))" office:value-type="float" office:value="5.7280183363234">
            <text:p>5,7280183363</text:p>
          </table:table-cell>
          <table:table-cell table:formula="of:=[.C$9]*[$input.C$9]/([$input.$B$12]^2+[.$A252]^2)*EXP(-((ATAN([$input.$B$12]/[.$A252])+[.C$10]+[.$B$11])^2/[$input.C$15]^2))" office:value-type="float" office:value="0">
            <text:p>0</text:p>
          </table:table-cell>
          <table:table-cell table:formula="of:=[.B252]+[.C252]" office:value-type="float" office:value="5.7280183363234">
            <text:p>5,7280183363</text:p>
          </table:table-cell>
          <table:table-cell table:number-columns-repeated="8"/>
        </table:table-row>
        <table:table-row table:style-name="ro4">
          <table:table-cell office:value-type="float" office:value="23.8">
            <text:p>23,8</text:p>
          </table:table-cell>
          <table:table-cell table:formula="of:=[.B$9]*[$input.B$9]/([$input.$B$12]^2+[.$A253]^2)*EXP(-((ATAN([$input.$B$12]/[.$A253])+[.B$10]+[.$B$11])^2/[$input.B$15]^2))" office:value-type="float" office:value="5.71210691198179">
            <text:p>5,712106912</text:p>
          </table:table-cell>
          <table:table-cell table:formula="of:=[.C$9]*[$input.C$9]/([$input.$B$12]^2+[.$A253]^2)*EXP(-((ATAN([$input.$B$12]/[.$A253])+[.C$10]+[.$B$11])^2/[$input.C$15]^2))" office:value-type="float" office:value="0">
            <text:p>0</text:p>
          </table:table-cell>
          <table:table-cell table:formula="of:=[.B253]+[.C253]" office:value-type="float" office:value="5.71210691198179">
            <text:p>5,712106912</text:p>
          </table:table-cell>
          <table:table-cell table:number-columns-repeated="8"/>
        </table:table-row>
        <table:table-row table:style-name="ro4">
          <table:table-cell office:value-type="float" office:value="23.9">
            <text:p>23,9</text:p>
          </table:table-cell>
          <table:table-cell table:formula="of:=[.B$9]*[$input.B$9]/([$input.$B$12]^2+[.$A254]^2)*EXP(-((ATAN([$input.$B$12]/[.$A254])+[.B$10]+[.$B$11])^2/[$input.B$15]^2))" office:value-type="float" office:value="5.69607525855913">
            <text:p>5,6960752586</text:p>
          </table:table-cell>
          <table:table-cell table:formula="of:=[.C$9]*[$input.C$9]/([$input.$B$12]^2+[.$A254]^2)*EXP(-((ATAN([$input.$B$12]/[.$A254])+[.C$10]+[.$B$11])^2/[$input.C$15]^2))" office:value-type="float" office:value="0">
            <text:p>0</text:p>
          </table:table-cell>
          <table:table-cell table:formula="of:=[.B254]+[.C254]" office:value-type="float" office:value="5.69607525855913">
            <text:p>5,6960752586</text:p>
          </table:table-cell>
          <table:table-cell table:number-columns-repeated="8"/>
        </table:table-row>
        <table:table-row table:style-name="ro4">
          <table:table-cell office:value-type="float" office:value="24">
            <text:p>24</text:p>
          </table:table-cell>
          <table:table-cell table:formula="of:=[.B$9]*[$input.B$9]/([$input.$B$12]^2+[.$A255]^2)*EXP(-((ATAN([$input.$B$12]/[.$A255])+[.B$10]+[.$B$11])^2/[$input.B$15]^2))" office:value-type="float" office:value="5.67992869578507">
            <text:p>5,6799286958</text:p>
          </table:table-cell>
          <table:table-cell table:formula="of:=[.C$9]*[$input.C$9]/([$input.$B$12]^2+[.$A255]^2)*EXP(-((ATAN([$input.$B$12]/[.$A255])+[.C$10]+[.$B$11])^2/[$input.C$15]^2))" office:value-type="float" office:value="0">
            <text:p>0</text:p>
          </table:table-cell>
          <table:table-cell table:formula="of:=[.B255]+[.C255]" office:value-type="float" office:value="5.67992869578507">
            <text:p>5,6799286958</text:p>
          </table:table-cell>
          <table:table-cell table:number-columns-repeated="8"/>
        </table:table-row>
        <table:table-row table:style-name="ro4">
          <table:table-cell office:value-type="float" office:value="24.1">
            <text:p>24,1</text:p>
          </table:table-cell>
          <table:table-cell table:formula="of:=[.B$9]*[$input.B$9]/([$input.$B$12]^2+[.$A256]^2)*EXP(-((ATAN([$input.$B$12]/[.$A256])+[.B$10]+[.$B$11])^2/[$input.B$15]^2))" office:value-type="float" office:value="5.66367241069321">
            <text:p>5,6636724107</text:p>
          </table:table-cell>
          <table:table-cell table:formula="of:=[.C$9]*[$input.C$9]/([$input.$B$12]^2+[.$A256]^2)*EXP(-((ATAN([$input.$B$12]/[.$A256])+[.C$10]+[.$B$11])^2/[$input.C$15]^2))" office:value-type="float" office:value="0">
            <text:p>0</text:p>
          </table:table-cell>
          <table:table-cell table:formula="of:=[.B256]+[.C256]" office:value-type="float" office:value="5.66367241069321">
            <text:p>5,6636724107</text:p>
          </table:table-cell>
          <table:table-cell table:number-columns-repeated="8"/>
        </table:table-row>
        <table:table-row table:style-name="ro4">
          <table:table-cell office:value-type="float" office:value="24.2">
            <text:p>24,2</text:p>
          </table:table-cell>
          <table:table-cell table:formula="of:=[.B$9]*[$input.B$9]/([$input.$B$12]^2+[.$A257]^2)*EXP(-((ATAN([$input.$B$12]/[.$A257])+[.B$10]+[.$B$11])^2/[$input.B$15]^2))" office:value-type="float" office:value="5.64731146038569">
            <text:p>5,6473114604</text:p>
          </table:table-cell>
          <table:table-cell table:formula="of:=[.C$9]*[$input.C$9]/([$input.$B$12]^2+[.$A257]^2)*EXP(-((ATAN([$input.$B$12]/[.$A257])+[.C$10]+[.$B$11])^2/[$input.C$15]^2))" office:value-type="float" office:value="0">
            <text:p>0</text:p>
          </table:table-cell>
          <table:table-cell table:formula="of:=[.B257]+[.C257]" office:value-type="float" office:value="5.64731146038569">
            <text:p>5,6473114604</text:p>
          </table:table-cell>
          <table:table-cell table:number-columns-repeated="8"/>
        </table:table-row>
        <table:table-row table:style-name="ro4">
          <table:table-cell office:value-type="float" office:value="24.3">
            <text:p>24,3</text:p>
          </table:table-cell>
          <table:table-cell table:formula="of:=[.B$9]*[$input.B$9]/([$input.$B$12]^2+[.$A258]^2)*EXP(-((ATAN([$input.$B$12]/[.$A258])+[.B$10]+[.$B$11])^2/[$input.B$15]^2))" office:value-type="float" office:value="5.63085077475784">
            <text:p>5,6308507748</text:p>
          </table:table-cell>
          <table:table-cell table:formula="of:=[.C$9]*[$input.C$9]/([$input.$B$12]^2+[.$A258]^2)*EXP(-((ATAN([$input.$B$12]/[.$A258])+[.C$10]+[.$B$11])^2/[$input.C$15]^2))" office:value-type="float" office:value="0">
            <text:p>0</text:p>
          </table:table-cell>
          <table:table-cell table:formula="of:=[.B258]+[.C258]" office:value-type="float" office:value="5.63085077475784">
            <text:p>5,6308507748</text:p>
          </table:table-cell>
          <table:table-cell table:number-columns-repeated="8"/>
        </table:table-row>
        <table:table-row table:style-name="ro4">
          <table:table-cell office:value-type="float" office:value="24.4">
            <text:p>24,4</text:p>
          </table:table-cell>
          <table:table-cell table:formula="of:=[.B$9]*[$input.B$9]/([$input.$B$12]^2+[.$A259]^2)*EXP(-((ATAN([$input.$B$12]/[.$A259])+[.B$10]+[.$B$11])^2/[$input.B$15]^2))" office:value-type="float" office:value="5.61429515918221">
            <text:p>5,6142951592</text:p>
          </table:table-cell>
          <table:table-cell table:formula="of:=[.C$9]*[$input.C$9]/([$input.$B$12]^2+[.$A259]^2)*EXP(-((ATAN([$input.$B$12]/[.$A259])+[.C$10]+[.$B$11])^2/[$input.C$15]^2))" office:value-type="float" office:value="0">
            <text:p>0</text:p>
          </table:table-cell>
          <table:table-cell table:formula="of:=[.B259]+[.C259]" office:value-type="float" office:value="5.61429515918221">
            <text:p>5,6142951592</text:p>
          </table:table-cell>
          <table:table-cell table:number-columns-repeated="8"/>
        </table:table-row>
        <table:table-row table:style-name="ro4">
          <table:table-cell office:value-type="float" office:value="24.5">
            <text:p>24,5</text:p>
          </table:table-cell>
          <table:table-cell table:formula="of:=[.B$9]*[$input.B$9]/([$input.$B$12]^2+[.$A260]^2)*EXP(-((ATAN([$input.$B$12]/[.$A260])+[.B$10]+[.$B$11])^2/[$input.B$15]^2))" office:value-type="float" office:value="5.5976492971518">
            <text:p>5,5976492972</text:p>
          </table:table-cell>
          <table:table-cell table:formula="of:=[.C$9]*[$input.C$9]/([$input.$B$12]^2+[.$A260]^2)*EXP(-((ATAN([$input.$B$12]/[.$A260])+[.C$10]+[.$B$11])^2/[$input.C$15]^2))" office:value-type="float" office:value="0">
            <text:p>0</text:p>
          </table:table-cell>
          <table:table-cell table:formula="of:=[.B260]+[.C260]" office:value-type="float" office:value="5.5976492971518">
            <text:p>5,5976492972</text:p>
          </table:table-cell>
          <table:table-cell table:number-columns-repeated="8"/>
        </table:table-row>
        <table:table-row table:style-name="ro4">
          <table:table-cell office:value-type="float" office:value="24.6">
            <text:p>24,6</text:p>
          </table:table-cell>
          <table:table-cell table:formula="of:=[.B$9]*[$input.B$9]/([$input.$B$12]^2+[.$A261]^2)*EXP(-((ATAN([$input.$B$12]/[.$A261])+[.B$10]+[.$B$11])^2/[$input.B$15]^2))" office:value-type="float" office:value="5.58091775288199">
            <text:p>5,5809177529</text:p>
          </table:table-cell>
          <table:table-cell table:formula="of:=[.C$9]*[$input.C$9]/([$input.$B$12]^2+[.$A261]^2)*EXP(-((ATAN([$input.$B$12]/[.$A261])+[.C$10]+[.$B$11])^2/[$input.C$15]^2))" office:value-type="float" office:value="0">
            <text:p>0</text:p>
          </table:table-cell>
          <table:table-cell table:formula="of:=[.B261]+[.C261]" office:value-type="float" office:value="5.58091775288199">
            <text:p>5,5809177529</text:p>
          </table:table-cell>
          <table:table-cell table:number-columns-repeated="8"/>
        </table:table-row>
        <table:table-row table:style-name="ro4">
          <table:table-cell office:value-type="float" office:value="24.7">
            <text:p>24,7</text:p>
          </table:table-cell>
          <table:table-cell table:formula="of:=[.B$9]*[$input.B$9]/([$input.$B$12]^2+[.$A262]^2)*EXP(-((ATAN([$input.$B$12]/[.$A262])+[.B$10]+[.$B$11])^2/[$input.B$15]^2))" office:value-type="float" office:value="5.56410497387112">
            <text:p>5,5641049739</text:p>
          </table:table-cell>
          <table:table-cell table:formula="of:=[.C$9]*[$input.C$9]/([$input.$B$12]^2+[.$A262]^2)*EXP(-((ATAN([$input.$B$12]/[.$A262])+[.C$10]+[.$B$11])^2/[$input.C$15]^2))" office:value-type="float" office:value="0">
            <text:p>0</text:p>
          </table:table-cell>
          <table:table-cell table:formula="of:=[.B262]+[.C262]" office:value-type="float" office:value="5.56410497387112">
            <text:p>5,5641049739</text:p>
          </table:table-cell>
          <table:table-cell table:number-columns-repeated="8"/>
        </table:table-row>
        <table:table-row table:style-name="ro4">
          <table:table-cell office:value-type="float" office:value="24.8">
            <text:p>24,8</text:p>
          </table:table-cell>
          <table:table-cell table:formula="of:=[.B$9]*[$input.B$9]/([$input.$B$12]^2+[.$A263]^2)*EXP(-((ATAN([$input.$B$12]/[.$A263])+[.B$10]+[.$B$11])^2/[$input.B$15]^2))" office:value-type="float" office:value="5.54721529341948">
            <text:p>5,5472152934</text:p>
          </table:table-cell>
          <table:table-cell table:formula="of:=[.C$9]*[$input.C$9]/([$input.$B$12]^2+[.$A263]^2)*EXP(-((ATAN([$input.$B$12]/[.$A263])+[.C$10]+[.$B$11])^2/[$input.C$15]^2))" office:value-type="float" office:value="0">
            <text:p>0</text:p>
          </table:table-cell>
          <table:table-cell table:formula="of:=[.B263]+[.C263]" office:value-type="float" office:value="5.54721529341948">
            <text:p>5,5472152934</text:p>
          </table:table-cell>
          <table:table-cell table:number-columns-repeated="8"/>
        </table:table-row>
        <table:table-row table:style-name="ro4">
          <table:table-cell office:value-type="float" office:value="24.9">
            <text:p>24,9</text:p>
          </table:table-cell>
          <table:table-cell table:formula="of:=[.B$9]*[$input.B$9]/([$input.$B$12]^2+[.$A264]^2)*EXP(-((ATAN([$input.$B$12]/[.$A264])+[.B$10]+[.$B$11])^2/[$input.B$15]^2))" office:value-type="float" office:value="5.53025293310667">
            <text:p>5,5302529331</text:p>
          </table:table-cell>
          <table:table-cell table:formula="of:=[.C$9]*[$input.C$9]/([$input.$B$12]^2+[.$A264]^2)*EXP(-((ATAN([$input.$B$12]/[.$A264])+[.C$10]+[.$B$11])^2/[$input.C$15]^2))" office:value-type="float" office:value="0">
            <text:p>0</text:p>
          </table:table-cell>
          <table:table-cell table:formula="of:=[.B264]+[.C264]" office:value-type="float" office:value="5.53025293310667">
            <text:p>5,5302529331</text:p>
          </table:table-cell>
          <table:table-cell table:number-columns-repeated="8"/>
        </table:table-row>
        <table:table-row table:style-name="ro4">
          <table:table-cell office:value-type="float" office:value="25">
            <text:p>25</text:p>
          </table:table-cell>
          <table:table-cell table:formula="of:=[.B$9]*[$input.B$9]/([$input.$B$12]^2+[.$A265]^2)*EXP(-((ATAN([$input.$B$12]/[.$A265])+[.B$10]+[.$B$11])^2/[$input.B$15]^2))" office:value-type="float" office:value="5.51322200522717">
            <text:p>5,5132220052</text:p>
          </table:table-cell>
          <table:table-cell table:formula="of:=[.C$9]*[$input.C$9]/([$input.$B$12]^2+[.$A265]^2)*EXP(-((ATAN([$input.$B$12]/[.$A265])+[.C$10]+[.$B$11])^2/[$input.C$15]^2))" office:value-type="float" office:value="0">
            <text:p>0</text:p>
          </table:table-cell>
          <table:table-cell table:formula="of:=[.B265]+[.C265]" office:value-type="float" office:value="5.51322200522717">
            <text:p>5,5132220052</text:p>
          </table:table-cell>
          <table:table-cell table:number-columns-repeated="8"/>
        </table:table-row>
      </table:table>
      <table:table table:name="Tabelle5" table:style-name="ta1">
        <table:table-column table:style-name="co4" table:number-columns-repeated="16" table:default-cell-style-name="Default"/>
        <table:table-column table:style-name="co17" table:default-cell-style-name="Default"/>
        <table:table-row table:style-name="ro5">
          <table:table-cell office:value-type="float" office:value="32394">
            <text:p>32394</text:p>
          </table:table-cell>
          <table:table-cell office:value-type="float" office:value="32400">
            <text:p>32400</text:p>
          </table:table-cell>
          <table:table-cell office:value-type="float" office:value="32405">
            <text:p>32405</text:p>
          </table:table-cell>
          <table:table-cell office:value-type="float" office:value="32411">
            <text:p>32411</text:p>
          </table:table-cell>
          <table:table-cell office:value-type="float" office:value="32416">
            <text:p>32416</text:p>
          </table:table-cell>
          <table:table-cell office:value-type="float" office:value="32422">
            <text:p>32422</text:p>
          </table:table-cell>
          <table:table-cell office:value-type="float" office:value="32427">
            <text:p>32427</text:p>
          </table:table-cell>
          <table:table-cell office:value-type="float" office:value="32433">
            <text:p>32433</text:p>
          </table:table-cell>
          <table:table-cell office:value-type="float" office:value="32439">
            <text:p>32439</text:p>
          </table:table-cell>
          <table:table-cell office:value-type="float" office:value="32444">
            <text:p>32444</text:p>
          </table:table-cell>
          <table:table-cell office:value-type="float" office:value="32450">
            <text:p>32450</text:p>
          </table:table-cell>
          <table:table-cell office:value-type="float" office:value="32455">
            <text:p>32455</text:p>
          </table:table-cell>
          <table:table-cell office:value-type="float" office:value="32461">
            <text:p>32461</text:p>
          </table:table-cell>
          <table:table-cell office:value-type="float" office:value="32466">
            <text:p>32466</text:p>
          </table:table-cell>
          <table:table-cell office:value-type="float" office:value="32472">
            <text:p>32472</text:p>
          </table:table-cell>
          <table:table-cell office:value-type="float" office:value="32478">
            <text:p>32478</text:p>
          </table:table-cell>
          <table:table-cell office:value-type="float" office:value="32483">
            <text:p>32483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float" office:value="2163">
            <text:p>2163</text:p>
          </table:table-cell>
          <table:table-cell office:value-type="float" office:value="4522">
            <text:p>4522</text:p>
          </table:table-cell>
          <table:table-cell office:value-type="float" office:value="7143">
            <text:p>7143</text:p>
          </table:table-cell>
          <table:table-cell office:value-type="float" office:value="9863">
            <text:p>9863</text:p>
          </table:table-cell>
          <table:table-cell office:value-type="float" office:value="12812">
            <text:p>12812</text:p>
          </table:table-cell>
          <table:table-cell office:value-type="float" office:value="15532">
            <text:p>15532</text:p>
          </table:table-cell>
          <table:table-cell office:value-type="float" office:value="18121">
            <text:p>18121</text:p>
          </table:table-cell>
          <table:table-cell office:value-type="float" office:value="20513">
            <text:p>20513</text:p>
          </table:table-cell>
          <table:table-cell office:value-type="float" office:value="22741">
            <text:p>22741</text:p>
          </table:table-cell>
          <table:table-cell office:value-type="float" office:value="24642">
            <text:p>24642</text:p>
          </table:table-cell>
          <table:table-cell office:value-type="float" office:value="26477">
            <text:p>26477</text:p>
          </table:table-cell>
          <table:table-cell office:value-type="float" office:value="28049">
            <text:p>28049</text:p>
          </table:table-cell>
          <table:table-cell office:value-type="float" office:value="29557">
            <text:p>29557</text:p>
          </table:table-cell>
          <table:table-cell office:value-type="float" office:value="30900">
            <text:p>30900</text:p>
          </table:table-cell>
          <table:table-cell office:value-type="float" office:value="32113">
            <text:p>32113</text:p>
          </table:table-cell>
          <table:table-cell office:value-type="float" office:value="32767">
            <text:p>32767</text:p>
          </table:table-cell>
        </table:table-row>
        <table:table-row table:style-name="ro5">
          <table:table-cell office:value-type="float" office:value="32767">
            <text:p>32767</text:p>
          </table:table-cell>
          <table:table-cell office:value-type="float" office:value="32473">
            <text:p>32473</text:p>
          </table:table-cell>
          <table:table-cell office:value-type="float" office:value="31556">
            <text:p>31556</text:p>
          </table:table-cell>
          <table:table-cell office:value-type="float" office:value="30966">
            <text:p>30966</text:p>
          </table:table-cell>
          <table:table-cell office:value-type="float" office:value="29590">
            <text:p>29590</text:p>
          </table:table-cell>
          <table:table-cell office:value-type="float" office:value="28180">
            <text:p>28180</text:p>
          </table:table-cell>
          <table:table-cell office:value-type="float" office:value="25887">
            <text:p>25887</text:p>
          </table:table-cell>
          <table:table-cell office:value-type="float" office:value="23396">
            <text:p>23396</text:p>
          </table:table-cell>
          <table:table-cell office:value-type="float" office:value="20513">
            <text:p>20513</text:p>
          </table:table-cell>
          <table:table-cell office:value-type="float" office:value="17695">
            <text:p>17695</text:p>
          </table:table-cell>
          <table:table-cell office:value-type="float" office:value="14778">
            <text:p>14778</text:p>
          </table:table-cell>
          <table:table-cell office:value-type="float" office:value="12026">
            <text:p>12026</text:p>
          </table:table-cell>
          <table:table-cell office:value-type="float" office:value="9339">
            <text:p>9339</text:p>
          </table:table-cell>
          <table:table-cell office:value-type="float" office:value="6816">
            <text:p>6816</text:p>
          </table:table-cell>
          <table:table-cell office:value-type="float" office:value="4522">
            <text:p>4522</text:p>
          </table:table-cell>
          <table:table-cell office:value-type="float" office:value="2130">
            <text:p>2130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1">01.01.2017</text:date>, <text:time>20:22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3:06:16.86</meta:creation-date>
    <dc:date>2017-01-01T20:22:15.33</dc:date>
    <meta:editing-duration>P1DT10H47M45S</meta:editing-duration>
    <meta:editing-cycles>29</meta:editing-cycles>
    <meta:generator>LibreOffice/3.4$Win32 LibreOffice_project/340m1$Build-203</meta:generator>
    <meta:document-statistic meta:table-count="5" meta:cell-count="5170" meta:object-count="2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minimum="0.001" chart:maximum="100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38cm" svg:y="0.316cm" chart:style-name="ch2">
          <text:p>E(d) in lux</text:p>
        </chart:title>
        <chart:legend chart:legend-position="end" svg:x="13.942cm" svg:y="3.664cm" style:legend-expansion="high" chart:style-name="ch3"/>
        <chart:plot-area chart:style-name="ch4" table:cell-range-address="'beamshot raw'.A15:'beamshot raw'.D265 'beamshot raw'.B14:'beamshot raw'.D14" chart:data-source-has-labels="row" svg:x="1.358cm" svg:y="1.635cm" svg:width="11.944cm" svg:height="6.177cm">
          <chartooo:coordinate-region svg:x="2.456cm" svg:y="1.847cm" svg:width="10.659cm" svg:height="5.292cm"/>
          <chart:axis chart:dimension="x" chart:name="primary-x" chart:style-name="ch5">
            <chart:title svg:x="6.916cm" svg:y="7.993cm" chart:style-name="ch6">
              <text:p>d / m</text:p>
            </chart:title>
            <chart:grid chart:style-name="ch7" chart:class="major"/>
          </chart:axis>
          <chart:axis chart:dimension="y" chart:name="primary-y" chart:style-name="ch8">
            <chart:title svg:x="0.451cm" svg:y="5.402cm" chart:style-name="ch9">
              <text:p>E(d) / lux</text:p>
            </chart:title>
            <chart:grid chart:style-name="ch7" chart:class="major"/>
          </chart:axis>
          <chart:series chart:style-name="ch10" chart:values-cell-range-address="'beamshot raw'.B15:'beamshot raw'.B265" chart:label-cell-address="'beamshot raw'.B14:'beamshot raw'.B14" chart:class="chart:scatter">
            <chart:domain table:cell-range-address="'beamshot raw'.A15:'beamshot raw'.A265"/>
            <chart:data-point chart:repeated="251"/>
          </chart:series>
          <chart:series chart:style-name="ch11" chart:values-cell-range-address="'beamshot raw'.C15:'beamshot raw'.C265" chart:label-cell-address="'beamshot raw'.C14:'beamshot raw'.C14" chart:class="chart:scatter">
            <chart:data-point chart:repeated="251"/>
          </chart:series>
          <chart:series chart:style-name="ch12" chart:values-cell-range-address="'beamshot raw'.D15:'beamshot raw'.D265" chart:label-cell-address="'beamshot raw'.D14:'beamshot raw'.D14" chart:class="chart:scatter">
            <chart:data-point chart:repeated="2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ot</text:p>
                <draw:g>
                  <svg:desc>'beamshot raw'.B14:'beamshot raw'.B14</svg:desc>
                </draw:g>
              </table:table-cell>
              <table:table-cell office:value-type="string">
                <text:p>flood</text:p>
                <draw:g>
                  <svg:desc>'beamshot raw'.C14:'beamshot raw'.C14</svg:desc>
                </draw:g>
              </table:table-cell>
              <table:table-cell office:value-type="string">
                <text:p>sum</text:p>
                <draw:g>
                  <svg:desc>'beamshot raw'.D14:'beamshot raw'.D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amshot raw'.A15:'beamshot raw'.A265</svg:desc>
                </draw:g>
              </table:table-cell>
              <table:table-cell office:value-type="float" office:value="1.23675238052037E-017">
                <text:p>1.23675238052037E-017</text:p>
                <draw:g>
                  <svg:desc>'beamshot raw'.B15:'beamshot raw'.B265</svg:desc>
                </draw:g>
              </table:table-cell>
              <table:table-cell office:value-type="float" office:value="0">
                <text:p>0</text:p>
                <draw:g>
                  <svg:desc>'beamshot raw'.C15:'beamshot raw'.C265</svg:desc>
                </draw:g>
              </table:table-cell>
              <table:table-cell office:value-type="float" office:value="1.23675238052037E-017">
                <text:p>1.23675238052037E-017</text:p>
                <draw:g>
                  <svg:desc>'beamshot raw'.D15:'beamshot raw'.D2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3.02749887214081E-015">
                <text:p>3.02749887214081E-015</text:p>
              </table:table-cell>
              <table:table-cell office:value-type="float" office:value="0">
                <text:p>0</text:p>
              </table:table-cell>
              <table:table-cell office:value-type="float" office:value="3.02749887214081E-015">
                <text:p>3.02749887214081E-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0000000000050800814329887">
                <text:p>0.00000000000050800814329887</text:p>
              </table:table-cell>
              <table:table-cell office:value-type="float" office:value="0">
                <text:p>0</text:p>
              </table:table-cell>
              <table:table-cell office:value-type="float" office:value="0.00000000000050800814329887">
                <text:p>0.000000000000508008143298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000000000574406261647866">
                <text:p>0.0000000000574406261647866</text:p>
              </table:table-cell>
              <table:table-cell office:value-type="float" office:value="0">
                <text:p>0</text:p>
              </table:table-cell>
              <table:table-cell office:value-type="float" office:value="0.0000000000574406261647866">
                <text:p>0.00000000005744062616478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0000000433611236940889">
                <text:p>0.00000000433611236940889</text:p>
              </table:table-cell>
              <table:table-cell office:value-type="float" office:value="0">
                <text:p>0</text:p>
              </table:table-cell>
              <table:table-cell office:value-type="float" office:value="0.00000000433611236940889">
                <text:p>0.00000000433611236940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00000218165008569574">
                <text:p>0.000000218165008569574</text:p>
              </table:table-cell>
              <table:table-cell office:value-type="float" office:value="0">
                <text:p>0</text:p>
              </table:table-cell>
              <table:table-cell office:value-type="float" office:value="0.000000218165008569574">
                <text:p>0.0000002181650085695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0000735505842072975">
                <text:p>0.00000735505842072975</text:p>
              </table:table-cell>
              <table:table-cell office:value-type="float" office:value="0">
                <text:p>0</text:p>
              </table:table-cell>
              <table:table-cell office:value-type="float" office:value="0.00000735505842072975">
                <text:p>0.00000735505842072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00168065679582728">
                <text:p>0.000168065679582728</text:p>
              </table:table-cell>
              <table:table-cell office:value-type="float" office:value="0">
                <text:p>0</text:p>
              </table:table-cell>
              <table:table-cell office:value-type="float" office:value="0.000168065679582728">
                <text:p>0.000168065679582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0264630495398165">
                <text:p>0.00264630495398165</text:p>
              </table:table-cell>
              <table:table-cell office:value-type="float" office:value="0">
                <text:p>0</text:p>
              </table:table-cell>
              <table:table-cell office:value-type="float" office:value="0.00264630495398165">
                <text:p>0.00264630495398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293053861924597">
                <text:p>0.0293053861924597</text:p>
              </table:table-cell>
              <table:table-cell office:value-type="float" office:value="0">
                <text:p>0</text:p>
              </table:table-cell>
              <table:table-cell office:value-type="float" office:value="0.0293053861924597">
                <text:p>0.02930538619245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233608239849392">
                <text:p>0.233608239849392</text:p>
              </table:table-cell>
              <table:table-cell office:value-type="float" office:value="0">
                <text:p>0</text:p>
              </table:table-cell>
              <table:table-cell office:value-type="float" office:value="0.233608239849392">
                <text:p>0.2336082398493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1.37434289638796">
                <text:p>1.37434289638796</text:p>
              </table:table-cell>
              <table:table-cell office:value-type="float" office:value="0">
                <text:p>0</text:p>
              </table:table-cell>
              <table:table-cell office:value-type="float" office:value="1.37434289638796">
                <text:p>1.374342896387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6.12268815312556">
                <text:p>6.12268815312556</text:p>
              </table:table-cell>
              <table:table-cell office:value-type="float" office:value="0">
                <text:p>0</text:p>
              </table:table-cell>
              <table:table-cell office:value-type="float" office:value="6.12268815312556">
                <text:p>6.122688153125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21.1936042128677">
                <text:p>21.1936042128677</text:p>
              </table:table-cell>
              <table:table-cell office:value-type="float" office:value="0">
                <text:p>0</text:p>
              </table:table-cell>
              <table:table-cell office:value-type="float" office:value="21.1936042128677">
                <text:p>21.1936042128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58.450954748818">
                <text:p>58.450954748818</text:p>
              </table:table-cell>
              <table:table-cell office:value-type="float" office:value="0">
                <text:p>0</text:p>
              </table:table-cell>
              <table:table-cell office:value-type="float" office:value="58.450954748818">
                <text:p>58.4509547488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131.565740208791">
                <text:p>131.565740208791</text:p>
              </table:table-cell>
              <table:table-cell office:value-type="float" office:value="0">
                <text:p>0</text:p>
              </table:table-cell>
              <table:table-cell office:value-type="float" office:value="131.565740208791">
                <text:p>131.5657402087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247.223934023073">
                <text:p>247.223934023073</text:p>
              </table:table-cell>
              <table:table-cell office:value-type="float" office:value="0">
                <text:p>0</text:p>
              </table:table-cell>
              <table:table-cell office:value-type="float" office:value="247.223934023073">
                <text:p>247.2239340230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396.068834831195">
                <text:p>396.068834831195</text:p>
              </table:table-cell>
              <table:table-cell office:value-type="float" office:value="0">
                <text:p>0</text:p>
              </table:table-cell>
              <table:table-cell office:value-type="float" office:value="396.068834831195">
                <text:p>396.0688348311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551.540980710465">
                <text:p>551.540980710465</text:p>
              </table:table-cell>
              <table:table-cell office:value-type="float" office:value="0">
                <text:p>0</text:p>
              </table:table-cell>
              <table:table-cell office:value-type="float" office:value="551.540980710465">
                <text:p>551.5409807104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679.442574563209">
                <text:p>679.442574563209</text:p>
              </table:table-cell>
              <table:table-cell office:value-type="float" office:value="0">
                <text:p>0</text:p>
              </table:table-cell>
              <table:table-cell office:value-type="float" office:value="679.442574563209">
                <text:p>679.4425745632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752.307637239496">
                <text:p>752.307637239496</text:p>
              </table:table-cell>
              <table:table-cell office:value-type="float" office:value="0">
                <text:p>0</text:p>
              </table:table-cell>
              <table:table-cell office:value-type="float" office:value="752.307637239496">
                <text:p>752.3076372394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759.442523681457">
                <text:p>759.442523681457</text:p>
              </table:table-cell>
              <table:table-cell office:value-type="float" office:value="0">
                <text:p>0</text:p>
              </table:table-cell>
              <table:table-cell office:value-type="float" office:value="759.442523681457">
                <text:p>759.4425236814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707.898176813901">
                <text:p>707.898176813901</text:p>
              </table:table-cell>
              <table:table-cell office:value-type="float" office:value="0">
                <text:p>0</text:p>
              </table:table-cell>
              <table:table-cell office:value-type="float" office:value="707.898176813901">
                <text:p>707.8981768139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616.200524532465">
                <text:p>616.200524532465</text:p>
              </table:table-cell>
              <table:table-cell office:value-type="float" office:value="0">
                <text:p>0</text:p>
              </table:table-cell>
              <table:table-cell office:value-type="float" office:value="616.200524532465">
                <text:p>616.2005245324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505.916294818613">
                <text:p>505.916294818613</text:p>
              </table:table-cell>
              <table:table-cell office:value-type="float" office:value="0">
                <text:p>0</text:p>
              </table:table-cell>
              <table:table-cell office:value-type="float" office:value="505.916294818613">
                <text:p>505.9162948186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395.233716391267">
                <text:p>395.233716391267</text:p>
              </table:table-cell>
              <table:table-cell office:value-type="float" office:value="0">
                <text:p>0</text:p>
              </table:table-cell>
              <table:table-cell office:value-type="float" office:value="395.233716391267">
                <text:p>395.2337163912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296.071141948123">
                <text:p>296.071141948123</text:p>
              </table:table-cell>
              <table:table-cell office:value-type="float" office:value="0">
                <text:p>0</text:p>
              </table:table-cell>
              <table:table-cell office:value-type="float" office:value="296.071141948123">
                <text:p>296.0711419481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214.109785765998">
                <text:p>214.109785765998</text:p>
              </table:table-cell>
              <table:table-cell office:value-type="float" office:value="0">
                <text:p>0</text:p>
              </table:table-cell>
              <table:table-cell office:value-type="float" office:value="214.109785765998">
                <text:p>214.1097857659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150.361289962031">
                <text:p>150.361289962031</text:p>
              </table:table-cell>
              <table:table-cell office:value-type="float" office:value="0">
                <text:p>0</text:p>
              </table:table-cell>
              <table:table-cell office:value-type="float" office:value="150.361289962031">
                <text:p>150.3612899620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103.068664615286">
                <text:p>103.068664615286</text:p>
              </table:table-cell>
              <table:table-cell office:value-type="float" office:value="0">
                <text:p>0</text:p>
              </table:table-cell>
              <table:table-cell office:value-type="float" office:value="103.068664615286">
                <text:p>103.0686646152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69.2707549178961">
                <text:p>69.2707549178961</text:p>
              </table:table-cell>
              <table:table-cell office:value-type="float" office:value="0">
                <text:p>0</text:p>
              </table:table-cell>
              <table:table-cell office:value-type="float" office:value="69.2707549178961">
                <text:p>69.27075491789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45.8238588170602">
                <text:p>45.8238588170602</text:p>
              </table:table-cell>
              <table:table-cell office:value-type="float" office:value="0">
                <text:p>0</text:p>
              </table:table-cell>
              <table:table-cell office:value-type="float" office:value="45.8238588170602">
                <text:p>45.8238588170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29.9373202374306">
                <text:p>29.9373202374306</text:p>
              </table:table-cell>
              <table:table-cell office:value-type="float" office:value="0">
                <text:p>0</text:p>
              </table:table-cell>
              <table:table-cell office:value-type="float" office:value="29.9373202374306">
                <text:p>29.9373202374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19.3721448443229">
                <text:p>19.3721448443229</text:p>
              </table:table-cell>
              <table:table-cell office:value-type="float" office:value="0">
                <text:p>0</text:p>
              </table:table-cell>
              <table:table-cell office:value-type="float" office:value="19.3721448443229">
                <text:p>19.37214484432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12.4473668161588">
                <text:p>12.4473668161588</text:p>
              </table:table-cell>
              <table:table-cell office:value-type="float" office:value="0">
                <text:p>0</text:p>
              </table:table-cell>
              <table:table-cell office:value-type="float" office:value="12.4473668161588">
                <text:p>12.44736681615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7.95889774766982">
                <text:p>7.95889774766982</text:p>
              </table:table-cell>
              <table:table-cell office:value-type="float" office:value="0">
                <text:p>0</text:p>
              </table:table-cell>
              <table:table-cell office:value-type="float" office:value="7.95889774766982">
                <text:p>7.958897747669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5.07356216472871">
                <text:p>5.07356216472871</text:p>
              </table:table-cell>
              <table:table-cell office:value-type="float" office:value="0">
                <text:p>0</text:p>
              </table:table-cell>
              <table:table-cell office:value-type="float" office:value="5.07356216472871">
                <text:p>5.07356216472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3.22962244213772">
                <text:p>3.22962244213772</text:p>
              </table:table-cell>
              <table:table-cell office:value-type="float" office:value="0">
                <text:p>0</text:p>
              </table:table-cell>
              <table:table-cell office:value-type="float" office:value="3.22962244213772">
                <text:p>3.229622442137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2.05571628068449">
                <text:p>2.05571628068449</text:p>
              </table:table-cell>
              <table:table-cell office:value-type="float" office:value="0">
                <text:p>0</text:p>
              </table:table-cell>
              <table:table-cell office:value-type="float" office:value="2.05571628068449">
                <text:p>2.055716280684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1.30994774912622">
                <text:p>1.30994774912622</text:p>
              </table:table-cell>
              <table:table-cell office:value-type="float" office:value="0">
                <text:p>0</text:p>
              </table:table-cell>
              <table:table-cell office:value-type="float" office:value="1.30994774912622">
                <text:p>1.309947749126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.83647881716182">
                <text:p>0.83647881716182</text:p>
              </table:table-cell>
              <table:table-cell office:value-type="float" office:value="0">
                <text:p>0</text:p>
              </table:table-cell>
              <table:table-cell office:value-type="float" office:value="0.83647881716182">
                <text:p>0.836478817161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.535711353530643">
                <text:p>0.535711353530643</text:p>
              </table:table-cell>
              <table:table-cell office:value-type="float" office:value="0">
                <text:p>0</text:p>
              </table:table-cell>
              <table:table-cell office:value-type="float" office:value="0.535711353530643">
                <text:p>0.5357113535306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.34434121630131">
                <text:p>0.34434121630131</text:p>
              </table:table-cell>
              <table:table-cell office:value-type="float" office:value="0">
                <text:p>0</text:p>
              </table:table-cell>
              <table:table-cell office:value-type="float" office:value="0.34434121630131">
                <text:p>0.344341216301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.222273071571226">
                <text:p>0.222273071571226</text:p>
              </table:table-cell>
              <table:table-cell office:value-type="float" office:value="0">
                <text:p>0</text:p>
              </table:table-cell>
              <table:table-cell office:value-type="float" office:value="0.222273071571226">
                <text:p>0.2222730715712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.144157908255916">
                <text:p>0.144157908255916</text:p>
              </table:table-cell>
              <table:table-cell office:value-type="float" office:value="0">
                <text:p>0</text:p>
              </table:table-cell>
              <table:table-cell office:value-type="float" office:value="0.144157908255916">
                <text:p>0.1441579082559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.0939767373602326">
                <text:p>0.0939767373602326</text:p>
              </table:table-cell>
              <table:table-cell office:value-type="float" office:value="0">
                <text:p>0</text:p>
              </table:table-cell>
              <table:table-cell office:value-type="float" office:value="0.0939767373602326">
                <text:p>0.09397673736023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.0615993891894289">
                <text:p>0.0615993891894289</text:p>
              </table:table-cell>
              <table:table-cell office:value-type="float" office:value="0">
                <text:p>0</text:p>
              </table:table-cell>
              <table:table-cell office:value-type="float" office:value="0.0615993891894289">
                <text:p>0.06159938918942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.0406089934522619">
                <text:p>0.0406089934522619</text:p>
              </table:table-cell>
              <table:table-cell office:value-type="float" office:value="0">
                <text:p>0</text:p>
              </table:table-cell>
              <table:table-cell office:value-type="float" office:value="0.0406089934522619">
                <text:p>0.04060899345226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0269307835019606">
                <text:p>0.0269307835019606</text:p>
              </table:table-cell>
              <table:table-cell office:value-type="float" office:value="0">
                <text:p>0</text:p>
              </table:table-cell>
              <table:table-cell office:value-type="float" office:value="0.0269307835019606">
                <text:p>0.02693078350196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0179691161674018">
                <text:p>0.0179691161674018</text:p>
              </table:table-cell>
              <table:table-cell office:value-type="float" office:value="0">
                <text:p>0</text:p>
              </table:table-cell>
              <table:table-cell office:value-type="float" office:value="0.0179691161674018">
                <text:p>0.01796911616740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0120644399812232">
                <text:p>0.0120644399812232</text:p>
              </table:table-cell>
              <table:table-cell office:value-type="float" office:value="0">
                <text:p>0</text:p>
              </table:table-cell>
              <table:table-cell office:value-type="float" office:value="0.0120644399812232">
                <text:p>0.01206443998122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00815129021794748">
                <text:p>0.00815129021794748</text:p>
              </table:table-cell>
              <table:table-cell office:value-type="float" office:value="0">
                <text:p>0</text:p>
              </table:table-cell>
              <table:table-cell office:value-type="float" office:value="0.00815129021794748">
                <text:p>0.008151290217947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.00554251334926856">
                <text:p>0.00554251334926856</text:p>
              </table:table-cell>
              <table:table-cell office:value-type="float" office:value="0">
                <text:p>0</text:p>
              </table:table-cell>
              <table:table-cell office:value-type="float" office:value="0.00554251334926856">
                <text:p>0.005542513349268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.00379279326785039">
                <text:p>0.00379279326785039</text:p>
              </table:table-cell>
              <table:table-cell office:value-type="float" office:value="0">
                <text:p>0</text:p>
              </table:table-cell>
              <table:table-cell office:value-type="float" office:value="0.00379279326785039">
                <text:p>0.003792793267850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.00261206805505876">
                <text:p>0.00261206805505876</text:p>
              </table:table-cell>
              <table:table-cell office:value-type="float" office:value="0">
                <text:p>0</text:p>
              </table:table-cell>
              <table:table-cell office:value-type="float" office:value="0.00261206805505876">
                <text:p>0.002612068055058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.00181040210010429">
                <text:p>0.00181040210010429</text:p>
              </table:table-cell>
              <table:table-cell office:value-type="float" office:value="0">
                <text:p>0</text:p>
              </table:table-cell>
              <table:table-cell office:value-type="float" office:value="0.00181040210010429">
                <text:p>0.00181040210010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.00126274583340722">
                <text:p>0.00126274583340722</text:p>
              </table:table-cell>
              <table:table-cell office:value-type="float" office:value="0">
                <text:p>0</text:p>
              </table:table-cell>
              <table:table-cell office:value-type="float" office:value="0.00126274583340722">
                <text:p>0.001262745833407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000886311018097808">
                <text:p>0.000886311018097808</text:p>
              </table:table-cell>
              <table:table-cell office:value-type="float" office:value="0">
                <text:p>0</text:p>
              </table:table-cell>
              <table:table-cell office:value-type="float" office:value="0.000886311018097808">
                <text:p>0.0008863110180978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.000625978535547692">
                <text:p>0.000625978535547692</text:p>
              </table:table-cell>
              <table:table-cell office:value-type="float" office:value="0">
                <text:p>0</text:p>
              </table:table-cell>
              <table:table-cell office:value-type="float" office:value="0.000625978535547692">
                <text:p>0.0006259785355476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000444841474160229">
                <text:p>0.000444841474160229</text:p>
              </table:table-cell>
              <table:table-cell office:value-type="float" office:value="0">
                <text:p>0</text:p>
              </table:table-cell>
              <table:table-cell office:value-type="float" office:value="0.000444841474160229">
                <text:p>0.0004448414741602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000318045661366943">
                <text:p>0.000318045661366943</text:p>
              </table:table-cell>
              <table:table-cell office:value-type="float" office:value="0">
                <text:p>0</text:p>
              </table:table-cell>
              <table:table-cell office:value-type="float" office:value="0.000318045661366943">
                <text:p>0.0003180456613669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.000228757278320868">
                <text:p>0.000228757278320868</text:p>
              </table:table-cell>
              <table:table-cell office:value-type="float" office:value="0">
                <text:p>0</text:p>
              </table:table-cell>
              <table:table-cell office:value-type="float" office:value="0.000228757278320868">
                <text:p>0.0002287572783208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.000165509167458719">
                <text:p>0.000165509167458719</text:p>
              </table:table-cell>
              <table:table-cell office:value-type="float" office:value="0">
                <text:p>0</text:p>
              </table:table-cell>
              <table:table-cell office:value-type="float" office:value="0.000165509167458719">
                <text:p>0.0001655091674587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.000120445168372035">
                <text:p>0.000120445168372035</text:p>
              </table:table-cell>
              <table:table-cell office:value-type="float" office:value="0">
                <text:p>0</text:p>
              </table:table-cell>
              <table:table-cell office:value-type="float" office:value="0.000120445168372035">
                <text:p>0.0001204451683720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.000088152349741226">
                <text:p>0.000088152349741226</text:p>
              </table:table-cell>
              <table:table-cell office:value-type="float" office:value="0">
                <text:p>0</text:p>
              </table:table-cell>
              <table:table-cell office:value-type="float" office:value="0.000088152349741226">
                <text:p>0.0000881523497412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.0000648800847926675">
                <text:p>0.0000648800847926675</text:p>
              </table:table-cell>
              <table:table-cell office:value-type="float" office:value="0">
                <text:p>0</text:p>
              </table:table-cell>
              <table:table-cell office:value-type="float" office:value="0.0000648800847926675">
                <text:p>0.00006488008479266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.0000480149970806698">
                <text:p>0.0000480149970806698</text:p>
              </table:table-cell>
              <table:table-cell office:value-type="float" office:value="0">
                <text:p>0</text:p>
              </table:table-cell>
              <table:table-cell office:value-type="float" office:value="0.0000480149970806698">
                <text:p>0.00004801499708066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.0000357260322883354">
                <text:p>0.0000357260322883354</text:p>
              </table:table-cell>
              <table:table-cell office:value-type="float" office:value="0">
                <text:p>0</text:p>
              </table:table-cell>
              <table:table-cell office:value-type="float" office:value="0.0000357260322883354">
                <text:p>0.00003572603228833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.0000267232394273071">
                <text:p>0.0000267232394273071</text:p>
              </table:table-cell>
              <table:table-cell office:value-type="float" office:value="0">
                <text:p>0</text:p>
              </table:table-cell>
              <table:table-cell office:value-type="float" office:value="0.0000267232394273071">
                <text:p>0.00002672323942730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.0000200929529695019">
                <text:p>0.0000200929529695019</text:p>
              </table:table-cell>
              <table:table-cell office:value-type="float" office:value="0">
                <text:p>0</text:p>
              </table:table-cell>
              <table:table-cell office:value-type="float" office:value="0.0000200929529695019">
                <text:p>0.00002009295296950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.0000151845778339586">
                <text:p>0.0000151845778339586</text:p>
              </table:table-cell>
              <table:table-cell office:value-type="float" office:value="0">
                <text:p>0</text:p>
              </table:table-cell>
              <table:table-cell office:value-type="float" office:value="0.0000151845778339586">
                <text:p>0.00001518457783395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.0000115324102341684">
                <text:p>0.0000115324102341684</text:p>
              </table:table-cell>
              <table:table-cell office:value-type="float" office:value="0">
                <text:p>0</text:p>
              </table:table-cell>
              <table:table-cell office:value-type="float" office:value="0.0000115324102341684">
                <text:p>0.00001153241023416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.00000880136980605632">
                <text:p>0.00000880136980605632</text:p>
              </table:table-cell>
              <table:table-cell office:value-type="float" office:value="0">
                <text:p>0</text:p>
              </table:table-cell>
              <table:table-cell office:value-type="float" office:value="0.00000880136980605632">
                <text:p>0.000008801369806056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.00000674913488842441">
                <text:p>0.00000674913488842441</text:p>
              </table:table-cell>
              <table:table-cell office:value-type="float" office:value="0">
                <text:p>0</text:p>
              </table:table-cell>
              <table:table-cell office:value-type="float" office:value="0.00000674913488842441">
                <text:p>0.000006749134888424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.00000519958790915527">
                <text:p>0.00000519958790915527</text:p>
              </table:table-cell>
              <table:table-cell office:value-type="float" office:value="0">
                <text:p>0</text:p>
              </table:table-cell>
              <table:table-cell office:value-type="float" office:value="0.00000519958790915527">
                <text:p>0.000005199587909155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.00000402409865387703">
                <text:p>0.00000402409865387703</text:p>
              </table:table-cell>
              <table:table-cell office:value-type="float" office:value="0">
                <text:p>0</text:p>
              </table:table-cell>
              <table:table-cell office:value-type="float" office:value="0.00000402409865387703">
                <text:p>0.000004024098653877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.00000312826636126552">
                <text:p>0.00000312826636126552</text:p>
              </table:table-cell>
              <table:table-cell office:value-type="float" office:value="0">
                <text:p>0</text:p>
              </table:table-cell>
              <table:table-cell office:value-type="float" office:value="0.00000312826636126552">
                <text:p>0.000003128266361265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.0000024424825126845">
                <text:p>0.0000024424825126845</text:p>
              </table:table-cell>
              <table:table-cell office:value-type="float" office:value="0">
                <text:p>0</text:p>
              </table:table-cell>
              <table:table-cell office:value-type="float" office:value="0.0000024424825126845">
                <text:p>0.00000244248251268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.00000191518082324466">
                <text:p>0.00000191518082324466</text:p>
              </table:table-cell>
              <table:table-cell office:value-type="float" office:value="0">
                <text:p>0</text:p>
              </table:table-cell>
              <table:table-cell office:value-type="float" office:value="0.00000191518082324466">
                <text:p>0.000001915180823244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.00000150798631776315">
                <text:p>0.00000150798631776315</text:p>
              </table:table-cell>
              <table:table-cell office:value-type="float" office:value="0">
                <text:p>0</text:p>
              </table:table-cell>
              <table:table-cell office:value-type="float" office:value="0.00000150798631776315">
                <text:p>0.000001507986317763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.00000119221288862747">
                <text:p>0.00000119221288862747</text:p>
              </table:table-cell>
              <table:table-cell office:value-type="float" office:value="0">
                <text:p>0</text:p>
              </table:table-cell>
              <table:table-cell office:value-type="float" office:value="0.00000119221288862747">
                <text:p>0.000001192212888627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0.000000946322846951697">
                <text:p>0.000000946322846951697</text:p>
              </table:table-cell>
              <table:table-cell office:value-type="float" office:value="0">
                <text:p>0</text:p>
              </table:table-cell>
              <table:table-cell office:value-type="float" office:value="0.000000946322846951697">
                <text:p>0.0000009463228469516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0.000000754075910074698">
                <text:p>0.000000754075910074698</text:p>
              </table:table-cell>
              <table:table-cell office:value-type="float" office:value="0">
                <text:p>0</text:p>
              </table:table-cell>
              <table:table-cell office:value-type="float" office:value="0.000000754075910074698">
                <text:p>0.0000007540759100746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0.000000603174530028299">
                <text:p>0.000000603174530028299</text:p>
              </table:table-cell>
              <table:table-cell office:value-type="float" office:value="0">
                <text:p>0</text:p>
              </table:table-cell>
              <table:table-cell office:value-type="float" office:value="0.000000603174530028299">
                <text:p>0.0000006031745300282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0.000000484268142489472">
                <text:p>0.000000484268142489472</text:p>
              </table:table-cell>
              <table:table-cell office:value-type="float" office:value="0">
                <text:p>0</text:p>
              </table:table-cell>
              <table:table-cell office:value-type="float" office:value="0.000000484268142489472">
                <text:p>0.0000004842681424894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0.000000390218101137061">
                <text:p>0.000000390218101137061</text:p>
              </table:table-cell>
              <table:table-cell office:value-type="float" office:value="0">
                <text:p>0</text:p>
              </table:table-cell>
              <table:table-cell office:value-type="float" office:value="0.000000390218101137061">
                <text:p>0.0000003902181011370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0.000000315552765224112">
                <text:p>0.000000315552765224112</text:p>
              </table:table-cell>
              <table:table-cell office:value-type="float" office:value="0">
                <text:p>0</text:p>
              </table:table-cell>
              <table:table-cell office:value-type="float" office:value="0.000000315552765224112">
                <text:p>0.0000003155527652241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0.000000256061879507034">
                <text:p>0.000000256061879507034</text:p>
              </table:table-cell>
              <table:table-cell office:value-type="float" office:value="0">
                <text:p>0</text:p>
              </table:table-cell>
              <table:table-cell office:value-type="float" office:value="0.000000256061879507034">
                <text:p>0.0000002560618795070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0.000000208493414525445">
                <text:p>0.000000208493414525445</text:p>
              </table:table-cell>
              <table:table-cell office:value-type="float" office:value="0">
                <text:p>0</text:p>
              </table:table-cell>
              <table:table-cell office:value-type="float" office:value="0.000000208493414525445">
                <text:p>0.0000002084934145254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0.000000170326082816526">
                <text:p>0.000000170326082816526</text:p>
              </table:table-cell>
              <table:table-cell office:value-type="float" office:value="0">
                <text:p>0</text:p>
              </table:table-cell>
              <table:table-cell office:value-type="float" office:value="0.000000170326082816526">
                <text:p>0.0000001703260828165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0.00000013959797308611">
                <text:p>0.00000013959797308611</text:p>
              </table:table-cell>
              <table:table-cell office:value-type="float" office:value="0">
                <text:p>0</text:p>
              </table:table-cell>
              <table:table-cell office:value-type="float" office:value="0.00000013959797308611">
                <text:p>0.000000139597973086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0.000000114776963279706">
                <text:p>0.000000114776963279706</text:p>
              </table:table-cell>
              <table:table-cell office:value-type="float" office:value="0">
                <text:p>0</text:p>
              </table:table-cell>
              <table:table-cell office:value-type="float" office:value="0.000000114776963279706">
                <text:p>0.0000001147769632797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0.0000000946623579425431">
                <text:p>0.0000000946623579425431</text:p>
              </table:table-cell>
              <table:table-cell office:value-type="float" office:value="0">
                <text:p>0</text:p>
              </table:table-cell>
              <table:table-cell office:value-type="float" office:value="0.0000000946623579425431">
                <text:p>0.00000009466235794254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0.0000000783099505043494">
                <text:p>0.0000000783099505043494</text:p>
              </table:table-cell>
              <table:table-cell office:value-type="float" office:value="0">
                <text:p>0</text:p>
              </table:table-cell>
              <table:table-cell office:value-type="float" office:value="0.0000000783099505043494">
                <text:p>0.00000007830995050434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.0000000649747249723513">
                <text:p>0.0000000649747249723513</text:p>
              </table:table-cell>
              <table:table-cell office:value-type="float" office:value="0">
                <text:p>0</text:p>
              </table:table-cell>
              <table:table-cell office:value-type="float" office:value="0.0000000649747249723513">
                <text:p>0.00000006497472497235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0.0000000540668891688586">
                <text:p>0.0000000540668891688586</text:p>
              </table:table-cell>
              <table:table-cell office:value-type="float" office:value="0">
                <text:p>0</text:p>
              </table:table-cell>
              <table:table-cell office:value-type="float" office:value="0.0000000540668891688586">
                <text:p>0.00000005406688916885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0.000000045118020002552">
                <text:p>0.000000045118020002552</text:p>
              </table:table-cell>
              <table:table-cell office:value-type="float" office:value="0">
                <text:p>0</text:p>
              </table:table-cell>
              <table:table-cell office:value-type="float" office:value="0.000000045118020002552">
                <text:p>0.0000000451180200025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0.0000000377549058819976">
                <text:p>0.0000000377549058819976</text:p>
              </table:table-cell>
              <table:table-cell office:value-type="float" office:value="0">
                <text:p>0</text:p>
              </table:table-cell>
              <table:table-cell office:value-type="float" office:value="0.0000000377549058819976">
                <text:p>0.00000003775490588199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0.0000000316792684252259">
                <text:p>0.0000000316792684252259</text:p>
              </table:table-cell>
              <table:table-cell office:value-type="float" office:value="0">
                <text:p>0</text:p>
              </table:table-cell>
              <table:table-cell office:value-type="float" office:value="0.0000000316792684252259">
                <text:p>0.00000003167926842522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0.000000026651990243038">
                <text:p>0.000000026651990243038</text:p>
              </table:table-cell>
              <table:table-cell office:value-type="float" office:value="0">
                <text:p>0</text:p>
              </table:table-cell>
              <table:table-cell office:value-type="float" office:value="0.000000026651990243038">
                <text:p>0.0000000266519902430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0.0000000224808078657404">
                <text:p>0.0000000224808078657404</text:p>
              </table:table-cell>
              <table:table-cell office:value-type="float" office:value="0">
                <text:p>0</text:p>
              </table:table-cell>
              <table:table-cell office:value-type="float" office:value="0.0000000224808078657404">
                <text:p>0.00000002248080786574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0.0000000190106780911692">
                <text:p>0.0000000190106780911692</text:p>
              </table:table-cell>
              <table:table-cell office:value-type="float" office:value="0">
                <text:p>0</text:p>
              </table:table-cell>
              <table:table-cell office:value-type="float" office:value="0.0000000190106780911692">
                <text:p>0.00000001901067809116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0.0000000161162135716853">
                <text:p>0.0000000161162135716853</text:p>
              </table:table-cell>
              <table:table-cell office:value-type="float" office:value="0">
                <text:p>0</text:p>
              </table:table-cell>
              <table:table-cell office:value-type="float" office:value="0.0000000161162135716853">
                <text:p>0.00000001611621357168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0.0000000136957250658778">
                <text:p>0.0000000136957250658778</text:p>
              </table:table-cell>
              <table:table-cell office:value-type="float" office:value="0">
                <text:p>0</text:p>
              </table:table-cell>
              <table:table-cell office:value-type="float" office:value="0.0000000136957250658778">
                <text:p>0.00000001369572506587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0.0000000116665150610282">
                <text:p>0.0000000116665150610282</text:p>
              </table:table-cell>
              <table:table-cell office:value-type="float" office:value="0">
                <text:p>0</text:p>
              </table:table-cell>
              <table:table-cell office:value-type="float" office:value="0.0000000116665150610282">
                <text:p>0.00000001166651506102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0.00000000996114901129827">
                <text:p>0.00000000996114901129827</text:p>
              </table:table-cell>
              <table:table-cell office:value-type="float" office:value="0">
                <text:p>0</text:p>
              </table:table-cell>
              <table:table-cell office:value-type="float" office:value="0.00000000996114901129827">
                <text:p>0.000000009961149011298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0.00000000852449260905203">
                <text:p>0.00000000852449260905203</text:p>
              </table:table-cell>
              <table:table-cell office:value-type="float" office:value="0">
                <text:p>0</text:p>
              </table:table-cell>
              <table:table-cell office:value-type="float" office:value="0.00000000852449260905203">
                <text:p>0.000000008524492609052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0.00000000731135106158714">
                <text:p>0.00000000731135106158714</text:p>
              </table:table-cell>
              <table:table-cell office:value-type="float" office:value="0">
                <text:p>0</text:p>
              </table:table-cell>
              <table:table-cell office:value-type="float" office:value="0.00000000731135106158714">
                <text:p>0.000000007311351061587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0.00000000628458283205167">
                <text:p>0.00000000628458283205167</text:p>
              </table:table-cell>
              <table:table-cell office:value-type="float" office:value="0">
                <text:p>0</text:p>
              </table:table-cell>
              <table:table-cell office:value-type="float" office:value="0.00000000628458283205167">
                <text:p>0.000000006284582832051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0.00000000541358838264139">
                <text:p>0.00000000541358838264139</text:p>
              </table:table-cell>
              <table:table-cell office:value-type="float" office:value="0">
                <text:p>0</text:p>
              </table:table-cell>
              <table:table-cell office:value-type="float" office:value="0.00000000541358838264139">
                <text:p>0.000000005413588382641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0.00000000467309613196123">
                <text:p>0.00000000467309613196123</text:p>
              </table:table-cell>
              <table:table-cell office:value-type="float" office:value="0">
                <text:p>0</text:p>
              </table:table-cell>
              <table:table-cell office:value-type="float" office:value="0.00000000467309613196123">
                <text:p>0.000000004673096131961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0.00000000404218461700063">
                <text:p>0.00000000404218461700063</text:p>
              </table:table-cell>
              <table:table-cell office:value-type="float" office:value="0">
                <text:p>0</text:p>
              </table:table-cell>
              <table:table-cell office:value-type="float" office:value="0.00000000404218461700063">
                <text:p>0.000000004042184617000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0.0000000035034928765782">
                <text:p>0.0000000035034928765782</text:p>
              </table:table-cell>
              <table:table-cell office:value-type="float" office:value="0">
                <text:p>0</text:p>
              </table:table-cell>
              <table:table-cell office:value-type="float" office:value="0.0000000035034928765782">
                <text:p>0.00000000350349287657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0.00000000304258121507264">
                <text:p>0.00000000304258121507264</text:p>
              </table:table-cell>
              <table:table-cell office:value-type="float" office:value="0">
                <text:p>0</text:p>
              </table:table-cell>
              <table:table-cell office:value-type="float" office:value="0.00000000304258121507264">
                <text:p>0.000000003042581215072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0.00000000264741242346153">
                <text:p>0.00000000264741242346153</text:p>
              </table:table-cell>
              <table:table-cell office:value-type="float" office:value="0">
                <text:p>0</text:p>
              </table:table-cell>
              <table:table-cell office:value-type="float" office:value="0.00000000264741242346153">
                <text:p>0.000000002647412423461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0.00000000230792973362272">
                <text:p>0.00000000230792973362272</text:p>
              </table:table-cell>
              <table:table-cell office:value-type="float" office:value="0">
                <text:p>0</text:p>
              </table:table-cell>
              <table:table-cell office:value-type="float" office:value="0.00000000230792973362272">
                <text:p>0.000000002307929733622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0.00000000201571264786675">
                <text:p>0.00000000201571264786675</text:p>
              </table:table-cell>
              <table:table-cell office:value-type="float" office:value="0">
                <text:p>0</text:p>
              </table:table-cell>
              <table:table-cell office:value-type="float" office:value="0.00000000201571264786675">
                <text:p>0.000000002015712647866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0.0000000017636956154604">
                <text:p>0.0000000017636956154604</text:p>
              </table:table-cell>
              <table:table-cell office:value-type="float" office:value="0">
                <text:p>0</text:p>
              </table:table-cell>
              <table:table-cell office:value-type="float" office:value="0.0000000017636956154604">
                <text:p>0.00000000176369561546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0.00000000154593754996151">
                <text:p>0.00000000154593754996151</text:p>
              </table:table-cell>
              <table:table-cell office:value-type="float" office:value="0">
                <text:p>0</text:p>
              </table:table-cell>
              <table:table-cell office:value-type="float" office:value="0.00000000154593754996151">
                <text:p>0.000000001545937549961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0.00000000135743257195914">
                <text:p>0.00000000135743257195914</text:p>
              </table:table-cell>
              <table:table-cell office:value-type="float" office:value="0">
                <text:p>0</text:p>
              </table:table-cell>
              <table:table-cell office:value-type="float" office:value="0.00000000135743257195914">
                <text:p>0.000000001357432571959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0.00000000119395425791254">
                <text:p>0.00000000119395425791254</text:p>
              </table:table-cell>
              <table:table-cell office:value-type="float" office:value="0">
                <text:p>0</text:p>
              </table:table-cell>
              <table:table-cell office:value-type="float" office:value="0.00000000119395425791254">
                <text:p>0.000000001193954257912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0.00000000105192718327444">
                <text:p>0.00000000105192718327444</text:p>
              </table:table-cell>
              <table:table-cell office:value-type="float" office:value="0">
                <text:p>0</text:p>
              </table:table-cell>
              <table:table-cell office:value-type="float" office:value="0.00000000105192718327444">
                <text:p>0.000000001051927183274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0.000000000928320749515048">
                <text:p>0.000000000928320749515048</text:p>
              </table:table-cell>
              <table:table-cell office:value-type="float" office:value="0">
                <text:p>0</text:p>
              </table:table-cell>
              <table:table-cell office:value-type="float" office:value="0.000000000928320749515048">
                <text:p>0.0000000009283207495150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0.000000000820561244458639">
                <text:p>0.000000000820561244458639</text:p>
              </table:table-cell>
              <table:table-cell office:value-type="float" office:value="0">
                <text:p>0</text:p>
              </table:table-cell>
              <table:table-cell office:value-type="float" office:value="0.000000000820561244458639">
                <text:p>0.0000000008205612444586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0.00000000072645885389736">
                <text:p>0.00000000072645885389736</text:p>
              </table:table-cell>
              <table:table-cell office:value-type="float" office:value="0">
                <text:p>0</text:p>
              </table:table-cell>
              <table:table-cell office:value-type="float" office:value="0.00000000072645885389736">
                <text:p>0.000000000726458853897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0.000000000644146959282688">
                <text:p>0.000000000644146959282688</text:p>
              </table:table-cell>
              <table:table-cell office:value-type="float" office:value="0">
                <text:p>0</text:p>
              </table:table-cell>
              <table:table-cell office:value-type="float" office:value="0.000000000644146959282688">
                <text:p>0.0000000006441469592826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0.00000000057203155248545">
                <text:p>0.00000000057203155248545</text:p>
              </table:table-cell>
              <table:table-cell office:value-type="float" office:value="0">
                <text:p>0</text:p>
              </table:table-cell>
              <table:table-cell office:value-type="float" office:value="0.00000000057203155248545">
                <text:p>0.000000000572031552485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0.000000000508748998646678">
                <text:p>0.000000000508748998646678</text:p>
              </table:table-cell>
              <table:table-cell office:value-type="float" office:value="0">
                <text:p>0</text:p>
              </table:table-cell>
              <table:table-cell office:value-type="float" office:value="0.000000000508748998646678">
                <text:p>0.0000000005087489986466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0.000000000453130701356287">
                <text:p>0.000000000453130701356287</text:p>
              </table:table-cell>
              <table:table-cell office:value-type="float" office:value="0">
                <text:p>0</text:p>
              </table:table-cell>
              <table:table-cell office:value-type="float" office:value="0.000000000453130701356287">
                <text:p>0.0000000004531307013562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0.000000000404173486108441">
                <text:p>0.000000000404173486108441</text:p>
              </table:table-cell>
              <table:table-cell office:value-type="float" office:value="0">
                <text:p>0</text:p>
              </table:table-cell>
              <table:table-cell office:value-type="float" office:value="0.000000000404173486108441">
                <text:p>0.0000000004041734861084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0.000000000361014730344039">
                <text:p>0.000000000361014730344039</text:p>
              </table:table-cell>
              <table:table-cell office:value-type="float" office:value="0">
                <text:p>0</text:p>
              </table:table-cell>
              <table:table-cell office:value-type="float" office:value="0.000000000361014730344039">
                <text:p>0.0000000003610147303440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0.000000000322911441067453">
                <text:p>0.000000000322911441067453</text:p>
              </table:table-cell>
              <table:table-cell office:value-type="float" office:value="0">
                <text:p>0</text:p>
              </table:table-cell>
              <table:table-cell office:value-type="float" office:value="0.000000000322911441067453">
                <text:p>0.0000000003229114410674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0.000000000289222621720903">
                <text:p>0.000000000289222621720903</text:p>
              </table:table-cell>
              <table:table-cell office:value-type="float" office:value="0">
                <text:p>0</text:p>
              </table:table-cell>
              <table:table-cell office:value-type="float" office:value="0.000000000289222621720903">
                <text:p>0.0000000002892226217209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0.00000000025939438486973">
                <text:p>0.00000000025939438486973</text:p>
              </table:table-cell>
              <table:table-cell office:value-type="float" office:value="0">
                <text:p>0</text:p>
              </table:table-cell>
              <table:table-cell office:value-type="float" office:value="0.00000000025939438486973">
                <text:p>0.000000000259394384869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0.000000000232947361222904">
                <text:p>0.000000000232947361222904</text:p>
              </table:table-cell>
              <table:table-cell office:value-type="float" office:value="0">
                <text:p>0</text:p>
              </table:table-cell>
              <table:table-cell office:value-type="float" office:value="0.000000000232947361222904">
                <text:p>0.0000000002329473612229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0.000000000209466032537476">
                <text:p>0.000000000209466032537476</text:p>
              </table:table-cell>
              <table:table-cell office:value-type="float" office:value="0">
                <text:p>0</text:p>
              </table:table-cell>
              <table:table-cell office:value-type="float" office:value="0.000000000209466032537476">
                <text:p>0.0000000002094660325374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0.000000000188589679211323">
                <text:p>0.000000000188589679211323</text:p>
              </table:table-cell>
              <table:table-cell office:value-type="float" office:value="0">
                <text:p>0</text:p>
              </table:table-cell>
              <table:table-cell office:value-type="float" office:value="0.000000000188589679211323">
                <text:p>0.0000000001885896792113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0.000000000170004685414875">
                <text:p>0.000000000170004685414875</text:p>
              </table:table-cell>
              <table:table-cell office:value-type="float" office:value="0">
                <text:p>0</text:p>
              </table:table-cell>
              <table:table-cell office:value-type="float" office:value="0.000000000170004685414875">
                <text:p>0.0000000001700046854148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0.000000000153437987515849">
                <text:p>0.000000000153437987515849</text:p>
              </table:table-cell>
              <table:table-cell office:value-type="float" office:value="0">
                <text:p>0</text:p>
              </table:table-cell>
              <table:table-cell office:value-type="float" office:value="0.000000000153437987515849">
                <text:p>0.0000000001534379875158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0.000000000138651486982378">
                <text:p>0.000000000138651486982378</text:p>
              </table:table-cell>
              <table:table-cell office:value-type="float" office:value="0">
                <text:p>0</text:p>
              </table:table-cell>
              <table:table-cell office:value-type="float" office:value="0.000000000138651486982378">
                <text:p>0.0000000001386514869823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0.000000000125437278263382">
                <text:p>0.000000000125437278263382</text:p>
              </table:table-cell>
              <table:table-cell office:value-type="float" office:value="0">
                <text:p>0</text:p>
              </table:table-cell>
              <table:table-cell office:value-type="float" office:value="0.000000000125437278263382">
                <text:p>0.0000000001254372782633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0.000000000113613566440218">
                <text:p>0.000000000113613566440218</text:p>
              </table:table-cell>
              <table:table-cell office:value-type="float" office:value="0">
                <text:p>0</text:p>
              </table:table-cell>
              <table:table-cell office:value-type="float" office:value="0.000000000113613566440218">
                <text:p>0.0000000001136135664402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0.000000000103021169614752">
                <text:p>0.000000000103021169614752</text:p>
              </table:table-cell>
              <table:table-cell office:value-type="float" office:value="0">
                <text:p>0</text:p>
              </table:table-cell>
              <table:table-cell office:value-type="float" office:value="0.000000000103021169614752">
                <text:p>0.0000000001030211696147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0.0000000000935205177750358">
                <text:p>0.0000000000935205177750358</text:p>
              </table:table-cell>
              <table:table-cell office:value-type="float" office:value="0">
                <text:p>0</text:p>
              </table:table-cell>
              <table:table-cell office:value-type="float" office:value="0.0000000000935205177750358">
                <text:p>0.00000000009352051777503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0.0000000000849890738558819">
                <text:p>0.0000000000849890738558819</text:p>
              </table:table-cell>
              <table:table-cell office:value-type="float" office:value="0">
                <text:p>0</text:p>
              </table:table-cell>
              <table:table-cell office:value-type="float" office:value="0.0000000000849890738558819">
                <text:p>0.00000000008498907385588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0.0000000000773191143744169">
                <text:p>0.0000000000773191143744169</text:p>
              </table:table-cell>
              <table:table-cell office:value-type="float" office:value="0">
                <text:p>0</text:p>
              </table:table-cell>
              <table:table-cell office:value-type="float" office:value="0.0000000000773191143744169">
                <text:p>0.00000000007731911437441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0.0000000000704158167693483">
                <text:p>0.0000000000704158167693483</text:p>
              </table:table-cell>
              <table:table-cell office:value-type="float" office:value="0">
                <text:p>0</text:p>
              </table:table-cell>
              <table:table-cell office:value-type="float" office:value="0.0000000000704158167693483">
                <text:p>0.00000000007041581676934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0.0000000000641956087342337">
                <text:p>0.0000000000641956087342337</text:p>
              </table:table-cell>
              <table:table-cell office:value-type="float" office:value="0">
                <text:p>0</text:p>
              </table:table-cell>
              <table:table-cell office:value-type="float" office:value="0.0000000000641956087342337">
                <text:p>0.00000000006419560873423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0.0000000000585847416790989">
                <text:p>0.0000000000585847416790989</text:p>
              </table:table-cell>
              <table:table-cell office:value-type="float" office:value="0">
                <text:p>0</text:p>
              </table:table-cell>
              <table:table-cell office:value-type="float" office:value="0.0000000000585847416790989">
                <text:p>0.00000000005858474167909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0.0000000000535180562027935">
                <text:p>0.0000000000535180562027935</text:p>
              </table:table-cell>
              <table:table-cell office:value-type="float" office:value="0">
                <text:p>0</text:p>
              </table:table-cell>
              <table:table-cell office:value-type="float" office:value="0.0000000000535180562027935">
                <text:p>0.00000000005351805620279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0.0000000000489379122936069">
                <text:p>0.0000000000489379122936069</text:p>
              </table:table-cell>
              <table:table-cell office:value-type="float" office:value="0">
                <text:p>0</text:p>
              </table:table-cell>
              <table:table-cell office:value-type="float" office:value="0.0000000000489379122936069">
                <text:p>0.00000000004893791229360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0.0000000000447932610490638">
                <text:p>0.0000000000447932610490638</text:p>
              </table:table-cell>
              <table:table-cell office:value-type="float" office:value="0">
                <text:p>0</text:p>
              </table:table-cell>
              <table:table-cell office:value-type="float" office:value="0.0000000000447932610490638">
                <text:p>0.00000000004479326104906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0.0000000000410388381426313">
                <text:p>0.0000000000410388381426313</text:p>
              </table:table-cell>
              <table:table-cell office:value-type="float" office:value="0">
                <text:p>0</text:p>
              </table:table-cell>
              <table:table-cell office:value-type="float" office:value="0.0000000000410388381426313">
                <text:p>0.00000000004103883814263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0.0000000000376344621691023">
                <text:p>0.0000000000376344621691023</text:p>
              </table:table-cell>
              <table:table-cell office:value-type="float" office:value="0">
                <text:p>0</text:p>
              </table:table-cell>
              <table:table-cell office:value-type="float" office:value="0.0000000000376344621691023">
                <text:p>0.00000000003763446216910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0.0000000000345444234578181">
                <text:p>0.0000000000345444234578181</text:p>
              </table:table-cell>
              <table:table-cell office:value-type="float" office:value="0">
                <text:p>0</text:p>
              </table:table-cell>
              <table:table-cell office:value-type="float" office:value="0.0000000000345444234578181">
                <text:p>0.00000000003454442345781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0.0000000000317369510253781">
                <text:p>0.0000000000317369510253781</text:p>
              </table:table-cell>
              <table:table-cell office:value-type="float" office:value="0">
                <text:p>0</text:p>
              </table:table-cell>
              <table:table-cell office:value-type="float" office:value="0.0000000000317369510253781">
                <text:p>0.00000000003173695102537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0.0000000000291837471067269">
                <text:p>0.0000000000291837471067269</text:p>
              </table:table-cell>
              <table:table-cell office:value-type="float" office:value="0">
                <text:p>0</text:p>
              </table:table-cell>
              <table:table-cell office:value-type="float" office:value="0.0000000000291837471067269">
                <text:p>0.00000000002918374710672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0.0000000000268595802053206">
                <text:p>0.0000000000268595802053206</text:p>
              </table:table-cell>
              <table:table-cell office:value-type="float" office:value="0">
                <text:p>0</text:p>
              </table:table-cell>
              <table:table-cell office:value-type="float" office:value="0.0000000000268595802053206">
                <text:p>0.00000000002685958020532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0.0000000000247419288811346">
                <text:p>0.0000000000247419288811346</text:p>
              </table:table-cell>
              <table:table-cell office:value-type="float" office:value="0">
                <text:p>0</text:p>
              </table:table-cell>
              <table:table-cell office:value-type="float" office:value="0.0000000000247419288811346">
                <text:p>0.00000000002474192888113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0.0000000000228106695843123">
                <text:p>0.0000000000228106695843123</text:p>
              </table:table-cell>
              <table:table-cell office:value-type="float" office:value="0">
                <text:p>0</text:p>
              </table:table-cell>
              <table:table-cell office:value-type="float" office:value="0.0000000000228106695843123">
                <text:p>0.00000000002281066958431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0.000000000021047802771545">
                <text:p>0.000000000021047802771545</text:p>
              </table:table-cell>
              <table:table-cell office:value-type="float" office:value="0">
                <text:p>0</text:p>
              </table:table-cell>
              <table:table-cell office:value-type="float" office:value="0.000000000021047802771545">
                <text:p>0.0000000000210478027715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0.0000000000194372123362501">
                <text:p>0.0000000000194372123362501</text:p>
              </table:table-cell>
              <table:table-cell office:value-type="float" office:value="0">
                <text:p>0</text:p>
              </table:table-cell>
              <table:table-cell office:value-type="float" office:value="0.0000000000194372123362501">
                <text:p>0.00000000001943721233625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0.0000000000179644540628779">
                <text:p>0.0000000000179644540628779</text:p>
              </table:table-cell>
              <table:table-cell office:value-type="float" office:value="0">
                <text:p>0</text:p>
              </table:table-cell>
              <table:table-cell office:value-type="float" office:value="0.0000000000179644540628779">
                <text:p>0.00000000001796445406287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0.0000000000166165693975528">
                <text:p>0.0000000000166165693975528</text:p>
              </table:table-cell>
              <table:table-cell office:value-type="float" office:value="0">
                <text:p>0</text:p>
              </table:table-cell>
              <table:table-cell office:value-type="float" office:value="0.0000000000166165693975528">
                <text:p>0.00000000001661656939755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0.0000000000153819213263205">
                <text:p>0.0000000000153819213263205</text:p>
              </table:table-cell>
              <table:table-cell office:value-type="float" office:value="0">
                <text:p>0</text:p>
              </table:table-cell>
              <table:table-cell office:value-type="float" office:value="0.0000000000153819213263205">
                <text:p>0.00000000001538192132632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0.0000000000142500495808636">
                <text:p>0.0000000000142500495808636</text:p>
              </table:table-cell>
              <table:table-cell office:value-type="float" office:value="0">
                <text:p>0</text:p>
              </table:table-cell>
              <table:table-cell office:value-type="float" office:value="0.0000000000142500495808636">
                <text:p>0.00000000001425004958086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0.0000000000132115427600583">
                <text:p>0.0000000000132115427600583</text:p>
              </table:table-cell>
              <table:table-cell office:value-type="float" office:value="0">
                <text:p>0</text:p>
              </table:table-cell>
              <table:table-cell office:value-type="float" office:value="0.0000000000132115427600583">
                <text:p>0.00000000001321154276005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0.0000000000122579252729865">
                <text:p>0.0000000000122579252729865</text:p>
              </table:table-cell>
              <table:table-cell office:value-type="float" office:value="0">
                <text:p>0</text:p>
              </table:table-cell>
              <table:table-cell office:value-type="float" office:value="0.0000000000122579252729865">
                <text:p>0.00000000001225792527298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0.0000000000113815572824497">
                <text:p>0.0000000000113815572824497</text:p>
              </table:table-cell>
              <table:table-cell office:value-type="float" office:value="0">
                <text:p>0</text:p>
              </table:table-cell>
              <table:table-cell office:value-type="float" office:value="0.0000000000113815572824497">
                <text:p>0.00000000001138155728244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0.0000000000105755460639791">
                <text:p>0.0000000000105755460639791</text:p>
              </table:table-cell>
              <table:table-cell office:value-type="float" office:value="0">
                <text:p>0</text:p>
              </table:table-cell>
              <table:table-cell office:value-type="float" office:value="0.0000000000105755460639791">
                <text:p>0.00000000001057554606397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0.00000000000983366739917881">
                <text:p>0.00000000000983366739917881</text:p>
              </table:table-cell>
              <table:table-cell office:value-type="float" office:value="0">
                <text:p>0</text:p>
              </table:table-cell>
              <table:table-cell office:value-type="float" office:value="0.00000000000983366739917881">
                <text:p>0.000000000009833667399178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0.00000000000915029579854792">
                <text:p>0.00000000000915029579854792</text:p>
              </table:table-cell>
              <table:table-cell office:value-type="float" office:value="0">
                <text:p>0</text:p>
              </table:table-cell>
              <table:table-cell office:value-type="float" office:value="0.00000000000915029579854792">
                <text:p>0.000000000009150295798547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0.0000000000085203425015909">
                <text:p>0.0000000000085203425015909</text:p>
              </table:table-cell>
              <table:table-cell office:value-type="float" office:value="0">
                <text:p>0</text:p>
              </table:table-cell>
              <table:table-cell office:value-type="float" office:value="0.0000000000085203425015909">
                <text:p>0.00000000000852034250159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0.00000000000793920033436565">
                <text:p>0.00000000000793920033436565</text:p>
              </table:table-cell>
              <table:table-cell office:value-type="float" office:value="0">
                <text:p>0</text:p>
              </table:table-cell>
              <table:table-cell office:value-type="float" office:value="0.00000000000793920033436565">
                <text:p>0.000000000007939200334365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0.00000000000740269461946747">
                <text:p>0.00000000000740269461946747</text:p>
              </table:table-cell>
              <table:table-cell office:value-type="float" office:value="0">
                <text:p>0</text:p>
              </table:table-cell>
              <table:table-cell office:value-type="float" office:value="0.00000000000740269461946747">
                <text:p>0.000000000007402694619467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0.00000000000690703943322296">
                <text:p>0.00000000000690703943322296</text:p>
              </table:table-cell>
              <table:table-cell office:value-type="float" office:value="0">
                <text:p>0</text:p>
              </table:table-cell>
              <table:table-cell office:value-type="float" office:value="0.00000000000690703943322296">
                <text:p>0.000000000006907039433222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0.00000000000644879859164633">
                <text:p>0.00000000000644879859164633</text:p>
              </table:table-cell>
              <table:table-cell office:value-type="float" office:value="0">
                <text:p>0</text:p>
              </table:table-cell>
              <table:table-cell office:value-type="float" office:value="0.00000000000644879859164633">
                <text:p>0.000000000006448798591646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0.00000000000602485082225837">
                <text:p>0.00000000000602485082225837</text:p>
              </table:table-cell>
              <table:table-cell office:value-type="float" office:value="0">
                <text:p>0</text:p>
              </table:table-cell>
              <table:table-cell office:value-type="float" office:value="0.00000000000602485082225837">
                <text:p>0.000000000006024850822258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0.00000000000563235864471464">
                <text:p>0.00000000000563235864471464</text:p>
              </table:table-cell>
              <table:table-cell office:value-type="float" office:value="0">
                <text:p>0</text:p>
              </table:table-cell>
              <table:table-cell office:value-type="float" office:value="0.00000000000563235864471464">
                <text:p>0.000000000005632358644714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0.00000000000526874054063635">
                <text:p>0.00000000000526874054063635</text:p>
              </table:table-cell>
              <table:table-cell office:value-type="float" office:value="0">
                <text:p>0</text:p>
              </table:table-cell>
              <table:table-cell office:value-type="float" office:value="0.00000000000526874054063635">
                <text:p>0.000000000005268740540636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0.00000000000493164604320446">
                <text:p>0.00000000000493164604320446</text:p>
              </table:table-cell>
              <table:table-cell office:value-type="float" office:value="0">
                <text:p>0</text:p>
              </table:table-cell>
              <table:table-cell office:value-type="float" office:value="0.00000000000493164604320446">
                <text:p>0.000000000004931646043204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0.00000000000461893342093851">
                <text:p>0.00000000000461893342093851</text:p>
              </table:table-cell>
              <table:table-cell office:value-type="float" office:value="0">
                <text:p>0</text:p>
              </table:table-cell>
              <table:table-cell office:value-type="float" office:value="0.00000000000461893342093851">
                <text:p>0.000000000004618933420938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0.00000000000432864966846033">
                <text:p>0.00000000000432864966846033</text:p>
              </table:table-cell>
              <table:table-cell office:value-type="float" office:value="0">
                <text:p>0</text:p>
              </table:table-cell>
              <table:table-cell office:value-type="float" office:value="0.00000000000432864966846033">
                <text:p>0.000000000004328649668460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0.00000000000405901255066247">
                <text:p>0.00000000000405901255066247</text:p>
              </table:table-cell>
              <table:table-cell office:value-type="float" office:value="0">
                <text:p>0</text:p>
              </table:table-cell>
              <table:table-cell office:value-type="float" office:value="0.00000000000405901255066247">
                <text:p>0.000000000004059012550662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0.00000000000380839447617686">
                <text:p>0.00000000000380839447617686</text:p>
              </table:table-cell>
              <table:table-cell office:value-type="float" office:value="0">
                <text:p>0</text:p>
              </table:table-cell>
              <table:table-cell office:value-type="float" office:value="0.00000000000380839447617686">
                <text:p>0.000000000003808394476176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0.00000000000357530800190924">
                <text:p>0.00000000000357530800190924</text:p>
              </table:table-cell>
              <table:table-cell office:value-type="float" office:value="0">
                <text:p>0</text:p>
              </table:table-cell>
              <table:table-cell office:value-type="float" office:value="0.00000000000357530800190924">
                <text:p>0.000000000003575308001909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0.00000000000335839279312994">
                <text:p>0.00000000000335839279312994</text:p>
              </table:table-cell>
              <table:table-cell office:value-type="float" office:value="0">
                <text:p>0</text:p>
              </table:table-cell>
              <table:table-cell office:value-type="float" office:value="0.00000000000335839279312994">
                <text:p>0.000000000003358392793129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0.0000000000031564038835943">
                <text:p>0.0000000000031564038835943</text:p>
              </table:table-cell>
              <table:table-cell office:value-type="float" office:value="0">
                <text:p>0</text:p>
              </table:table-cell>
              <table:table-cell office:value-type="float" office:value="0.0000000000031564038835943">
                <text:p>0.00000000000315640388359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0.00000000000296820109775098">
                <text:p>0.00000000000296820109775098</text:p>
              </table:table-cell>
              <table:table-cell office:value-type="float" office:value="0">
                <text:p>0</text:p>
              </table:table-cell>
              <table:table-cell office:value-type="float" office:value="0.00000000000296820109775098">
                <text:p>0.000000000002968201097750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0.0000000000027927395125884">
                <text:p>0.0000000000027927395125884</text:p>
              </table:table-cell>
              <table:table-cell office:value-type="float" office:value="0">
                <text:p>0</text:p>
              </table:table-cell>
              <table:table-cell office:value-type="float" office:value="0.0000000000027927395125884">
                <text:p>0.00000000000279273951258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0.0000000000026290608503284">
                <text:p>0.0000000000026290608503284</text:p>
              </table:table-cell>
              <table:table-cell office:value-type="float" office:value="0">
                <text:p>0</text:p>
              </table:table-cell>
              <table:table-cell office:value-type="float" office:value="0.0000000000026290608503284">
                <text:p>0.00000000000262906085032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0.00000000000247628570522842">
                <text:p>0.00000000000247628570522842</text:p>
              </table:table-cell>
              <table:table-cell office:value-type="float" office:value="0">
                <text:p>0</text:p>
              </table:table-cell>
              <table:table-cell office:value-type="float" office:value="0.00000000000247628570522842">
                <text:p>0.000000000002476285705228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0.00000000000233360651840077">
                <text:p>0.00000000000233360651840077</text:p>
              </table:table-cell>
              <table:table-cell office:value-type="float" office:value="0">
                <text:p>0</text:p>
              </table:table-cell>
              <table:table-cell office:value-type="float" office:value="0.00000000000233360651840077">
                <text:p>0.000000000002333606518400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0.00000000000220028122396756">
                <text:p>0.00000000000220028122396756</text:p>
              </table:table-cell>
              <table:table-cell office:value-type="float" office:value="0">
                <text:p>0</text:p>
              </table:table-cell>
              <table:table-cell office:value-type="float" office:value="0.00000000000220028122396756">
                <text:p>0.000000000002200281223967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0.0000000000020756274981974">
                <text:p>0.0000000000020756274981974</text:p>
              </table:table-cell>
              <table:table-cell office:value-type="float" office:value="0">
                <text:p>0</text:p>
              </table:table-cell>
              <table:table-cell office:value-type="float" office:value="0.0000000000020756274981974">
                <text:p>0.00000000000207562749819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0.00000000000195901755064279">
                <text:p>0.00000000000195901755064279</text:p>
              </table:table-cell>
              <table:table-cell office:value-type="float" office:value="0">
                <text:p>0</text:p>
              </table:table-cell>
              <table:table-cell office:value-type="float" office:value="0.00000000000195901755064279">
                <text:p>0.000000000001959017550642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0.00000000000184987340283256">
                <text:p>0.00000000000184987340283256</text:p>
              </table:table-cell>
              <table:table-cell office:value-type="float" office:value="0">
                <text:p>0</text:p>
              </table:table-cell>
              <table:table-cell office:value-type="float" office:value="0.00000000000184987340283256">
                <text:p>0.000000000001849873402832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0.000000000001747662605869">
                <text:p>0.000000000001747662605869</text:p>
              </table:table-cell>
              <table:table-cell office:value-type="float" office:value="0">
                <text:p>0</text:p>
              </table:table-cell>
              <table:table-cell office:value-type="float" office:value="0.000000000001747662605869">
                <text:p>0.0000000000017476626058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0.00000000000165189435342594">
                <text:p>0.00000000000165189435342594</text:p>
              </table:table-cell>
              <table:table-cell office:value-type="float" office:value="0">
                <text:p>0</text:p>
              </table:table-cell>
              <table:table-cell office:value-type="float" office:value="0.00000000000165189435342594">
                <text:p>0.000000000001651894353425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0.00000000000156211595121439">
                <text:p>0.00000000000156211595121439</text:p>
              </table:table-cell>
              <table:table-cell office:value-type="float" office:value="0">
                <text:p>0</text:p>
              </table:table-cell>
              <table:table-cell office:value-type="float" office:value="0.00000000000156211595121439">
                <text:p>0.000000000001562115951214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0.0000000000014779096080476">
                <text:p>0.0000000000014779096080476</text:p>
              </table:table-cell>
              <table:table-cell office:value-type="float" office:value="0">
                <text:p>0</text:p>
              </table:table-cell>
              <table:table-cell office:value-type="float" office:value="0.0000000000014779096080476">
                <text:p>0.00000000000147790960804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">
                <text:p>20.1</text:p>
              </table:table-cell>
              <table:table-cell office:value-type="float" office:value="0.0000000000013988895172539">
                <text:p>0.0000000000013988895172539</text:p>
              </table:table-cell>
              <table:table-cell office:value-type="float" office:value="0">
                <text:p>0</text:p>
              </table:table-cell>
              <table:table-cell office:value-type="float" office:value="0.0000000000013988895172539">
                <text:p>0.00000000000139888951725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">
                <text:p>20.2</text:p>
              </table:table-cell>
              <table:table-cell office:value-type="float" office:value="0.00000000000132469920040666">
                <text:p>0.00000000000132469920040666</text:p>
              </table:table-cell>
              <table:table-cell office:value-type="float" office:value="0">
                <text:p>0</text:p>
              </table:table-cell>
              <table:table-cell office:value-type="float" office:value="0.00000000000132469920040666">
                <text:p>0.000000000001324699200406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">
                <text:p>20.3</text:p>
              </table:table-cell>
              <table:table-cell office:value-type="float" office:value="0.00000000000125500908821136">
                <text:p>0.00000000000125500908821136</text:p>
              </table:table-cell>
              <table:table-cell office:value-type="float" office:value="0">
                <text:p>0</text:p>
              </table:table-cell>
              <table:table-cell office:value-type="float" office:value="0.00000000000125500908821136">
                <text:p>0.000000000001255009088211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">
                <text:p>20.4</text:p>
              </table:table-cell>
              <table:table-cell office:value-type="float" office:value="0.00000000000118951431594988">
                <text:p>0.00000000000118951431594988</text:p>
              </table:table-cell>
              <table:table-cell office:value-type="float" office:value="0">
                <text:p>0</text:p>
              </table:table-cell>
              <table:table-cell office:value-type="float" office:value="0.00000000000118951431594988">
                <text:p>0.000000000001189514315949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">
                <text:p>20.5</text:p>
              </table:table-cell>
              <table:table-cell office:value-type="float" office:value="0.00000000000112793271316747">
                <text:p>0.00000000000112793271316747</text:p>
              </table:table-cell>
              <table:table-cell office:value-type="float" office:value="0">
                <text:p>0</text:p>
              </table:table-cell>
              <table:table-cell office:value-type="float" office:value="0.00000000000112793271316747">
                <text:p>0.000000000001127932713167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">
                <text:p>20.6</text:p>
              </table:table-cell>
              <table:table-cell office:value-type="float" office:value="0.00000000000107000296932878">
                <text:p>0.00000000000107000296932878</text:p>
              </table:table-cell>
              <table:table-cell office:value-type="float" office:value="0">
                <text:p>0</text:p>
              </table:table-cell>
              <table:table-cell office:value-type="float" office:value="0.00000000000107000296932878">
                <text:p>0.000000000001070002969328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">
                <text:p>20.7</text:p>
              </table:table-cell>
              <table:table-cell office:value-type="float" office:value="0.0000000000010154829589943">
                <text:p>0.0000000000010154829589943</text:p>
              </table:table-cell>
              <table:table-cell office:value-type="float" office:value="0">
                <text:p>0</text:p>
              </table:table-cell>
              <table:table-cell office:value-type="float" office:value="0.0000000000010154829589943">
                <text:p>0.00000000000101548295899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">
                <text:p>20.8</text:p>
              </table:table-cell>
              <table:table-cell office:value-type="float" office:value="0.000000000000964148211700516">
                <text:p>0.000000000000964148211700516</text:p>
              </table:table-cell>
              <table:table-cell office:value-type="float" office:value="0">
                <text:p>0</text:p>
              </table:table-cell>
              <table:table-cell office:value-type="float" office:value="0.000000000000964148211700516">
                <text:p>0.0000000000009641482117005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">
                <text:p>20.9</text:p>
              </table:table-cell>
              <table:table-cell office:value-type="float" office:value="0.000000000000915790513188376">
                <text:p>0.000000000000915790513188376</text:p>
              </table:table-cell>
              <table:table-cell office:value-type="float" office:value="0">
                <text:p>0</text:p>
              </table:table-cell>
              <table:table-cell office:value-type="float" office:value="0.000000000000915790513188376">
                <text:p>0.0000000000009157905131883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">
                <text:p>21</text:p>
              </table:table-cell>
              <table:table-cell office:value-type="float" office:value="0.000000000000870216625933305">
                <text:p>0.000000000000870216625933305</text:p>
              </table:table-cell>
              <table:table-cell office:value-type="float" office:value="0">
                <text:p>0</text:p>
              </table:table-cell>
              <table:table-cell office:value-type="float" office:value="0.000000000000870216625933305">
                <text:p>0.0000000000008702166259333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">
                <text:p>21.1</text:p>
              </table:table-cell>
              <table:table-cell office:value-type="float" office:value="0.000000000000827247118103815">
                <text:p>0.000000000000827247118103815</text:p>
              </table:table-cell>
              <table:table-cell office:value-type="float" office:value="0">
                <text:p>0</text:p>
              </table:table-cell>
              <table:table-cell office:value-type="float" office:value="0.000000000000827247118103815">
                <text:p>0.0000000000008272471181038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">
                <text:p>21.2</text:p>
              </table:table-cell>
              <table:table-cell office:value-type="float" office:value="0.000000000000786715291127831">
                <text:p>0.000000000000786715291127831</text:p>
              </table:table-cell>
              <table:table-cell office:value-type="float" office:value="0">
                <text:p>0</text:p>
              </table:table-cell>
              <table:table-cell office:value-type="float" office:value="0.000000000000786715291127831">
                <text:p>0.0000000000007867152911278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">
                <text:p>21.3</text:p>
              </table:table-cell>
              <table:table-cell office:value-type="float" office:value="0.000000000000748466196991141">
                <text:p>0.000000000000748466196991141</text:p>
              </table:table-cell>
              <table:table-cell office:value-type="float" office:value="0">
                <text:p>0</text:p>
              </table:table-cell>
              <table:table-cell office:value-type="float" office:value="0.000000000000748466196991141">
                <text:p>0.0000000000007484661969911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">
                <text:p>21.4</text:p>
              </table:table-cell>
              <table:table-cell office:value-type="float" office:value="0.000000000000712355737241131">
                <text:p>0.000000000000712355737241131</text:p>
              </table:table-cell>
              <table:table-cell office:value-type="float" office:value="0">
                <text:p>0</text:p>
              </table:table-cell>
              <table:table-cell office:value-type="float" office:value="0.000000000000712355737241131">
                <text:p>0.0000000000007123557372411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">
                <text:p>21.5</text:p>
              </table:table-cell>
              <table:table-cell office:value-type="float" office:value="0.000000000000678249836431702">
                <text:p>0.000000000000678249836431702</text:p>
              </table:table-cell>
              <table:table-cell office:value-type="float" office:value="0">
                <text:p>0</text:p>
              </table:table-cell>
              <table:table-cell office:value-type="float" office:value="0.000000000000678249836431702">
                <text:p>0.0000000000006782498364317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">
                <text:p>21.6</text:p>
              </table:table-cell>
              <table:table-cell office:value-type="float" office:value="0.000000000000646023683432034">
                <text:p>0.000000000000646023683432034</text:p>
              </table:table-cell>
              <table:table-cell office:value-type="float" office:value="0">
                <text:p>0</text:p>
              </table:table-cell>
              <table:table-cell office:value-type="float" office:value="0.000000000000646023683432034">
                <text:p>0.0000000000006460236834320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">
                <text:p>21.7</text:p>
              </table:table-cell>
              <table:table-cell office:value-type="float" office:value="0.000000000000615561034639157">
                <text:p>0.000000000000615561034639157</text:p>
              </table:table-cell>
              <table:table-cell office:value-type="float" office:value="0">
                <text:p>0</text:p>
              </table:table-cell>
              <table:table-cell office:value-type="float" office:value="0.000000000000615561034639157">
                <text:p>0.0000000000006155610346391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">
                <text:p>21.8</text:p>
              </table:table-cell>
              <table:table-cell office:value-type="float" office:value="0.000000000000586753573691115">
                <text:p>0.000000000000586753573691115</text:p>
              </table:table-cell>
              <table:table-cell office:value-type="float" office:value="0">
                <text:p>0</text:p>
              </table:table-cell>
              <table:table-cell office:value-type="float" office:value="0.000000000000586753573691115">
                <text:p>0.0000000000005867535736911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">
                <text:p>21.9</text:p>
              </table:table-cell>
              <table:table-cell office:value-type="float" office:value="0.000000000000559500322778493">
                <text:p>0.000000000000559500322778493</text:p>
              </table:table-cell>
              <table:table-cell office:value-type="float" office:value="0">
                <text:p>0</text:p>
              </table:table-cell>
              <table:table-cell office:value-type="float" office:value="0.000000000000559500322778493">
                <text:p>0.0000000000005595003227784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">
                <text:p>22</text:p>
              </table:table-cell>
              <table:table-cell office:value-type="float" office:value="0.000000000000533707101104895">
                <text:p>0.000000000000533707101104895</text:p>
              </table:table-cell>
              <table:table-cell office:value-type="float" office:value="0">
                <text:p>0</text:p>
              </table:table-cell>
              <table:table-cell office:value-type="float" office:value="0.000000000000533707101104895">
                <text:p>0.0000000000005337071011048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">
                <text:p>22.1</text:p>
              </table:table-cell>
              <table:table-cell office:value-type="float" office:value="0.000000000000509286026454515">
                <text:p>0.000000000000509286026454515</text:p>
              </table:table-cell>
              <table:table-cell office:value-type="float" office:value="0">
                <text:p>0</text:p>
              </table:table-cell>
              <table:table-cell office:value-type="float" office:value="0.000000000000509286026454515">
                <text:p>0.0000000000005092860264545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">
                <text:p>22.2</text:p>
              </table:table-cell>
              <table:table-cell office:value-type="float" office:value="0.000000000000486155056193729">
                <text:p>0.000000000000486155056193729</text:p>
              </table:table-cell>
              <table:table-cell office:value-type="float" office:value="0">
                <text:p>0</text:p>
              </table:table-cell>
              <table:table-cell office:value-type="float" office:value="0.000000000000486155056193729">
                <text:p>0.0000000000004861550561937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">
                <text:p>22.3</text:p>
              </table:table-cell>
              <table:table-cell office:value-type="float" office:value="0.000000000000464237564366625">
                <text:p>0.000000000000464237564366625</text:p>
              </table:table-cell>
              <table:table-cell office:value-type="float" office:value="0">
                <text:p>0</text:p>
              </table:table-cell>
              <table:table-cell office:value-type="float" office:value="0.000000000000464237564366625">
                <text:p>0.0000000000004642375643666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">
                <text:p>22.4</text:p>
              </table:table-cell>
              <table:table-cell office:value-type="float" office:value="0.000000000000443461951845159">
                <text:p>0.000000000000443461951845159</text:p>
              </table:table-cell>
              <table:table-cell office:value-type="float" office:value="0">
                <text:p>0</text:p>
              </table:table-cell>
              <table:table-cell office:value-type="float" office:value="0.000000000000443461951845159">
                <text:p>0.0000000000004434619518451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">
                <text:p>22.5</text:p>
              </table:table-cell>
              <table:table-cell office:value-type="float" office:value="0.000000000000423761286767187">
                <text:p>0.000000000000423761286767187</text:p>
              </table:table-cell>
              <table:table-cell office:value-type="float" office:value="0">
                <text:p>0</text:p>
              </table:table-cell>
              <table:table-cell office:value-type="float" office:value="0.000000000000423761286767187">
                <text:p>0.00000000000042376128676718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6">
                <text:p>22.6</text:p>
              </table:table-cell>
              <table:table-cell office:value-type="float" office:value="0.000000000000405072972741888">
                <text:p>0.000000000000405072972741888</text:p>
              </table:table-cell>
              <table:table-cell office:value-type="float" office:value="0">
                <text:p>0</text:p>
              </table:table-cell>
              <table:table-cell office:value-type="float" office:value="0.000000000000405072972741888">
                <text:p>0.0000000000004050729727418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7">
                <text:p>22.7</text:p>
              </table:table-cell>
              <table:table-cell office:value-type="float" office:value="0.000000000000387338442525484">
                <text:p>0.000000000000387338442525484</text:p>
              </table:table-cell>
              <table:table-cell office:value-type="float" office:value="0">
                <text:p>0</text:p>
              </table:table-cell>
              <table:table-cell office:value-type="float" office:value="0.000000000000387338442525484">
                <text:p>0.0000000000003873384425254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8">
                <text:p>22.8</text:p>
              </table:table-cell>
              <table:table-cell office:value-type="float" office:value="0.000000000000370502875072304">
                <text:p>0.000000000000370502875072304</text:p>
              </table:table-cell>
              <table:table-cell office:value-type="float" office:value="0">
                <text:p>0</text:p>
              </table:table-cell>
              <table:table-cell office:value-type="float" office:value="0.000000000000370502875072304">
                <text:p>0.0000000000003705028750723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9">
                <text:p>22.9</text:p>
              </table:table-cell>
              <table:table-cell office:value-type="float" office:value="0.000000000000354514934049858">
                <text:p>0.000000000000354514934049858</text:p>
              </table:table-cell>
              <table:table-cell office:value-type="float" office:value="0">
                <text:p>0</text:p>
              </table:table-cell>
              <table:table-cell office:value-type="float" office:value="0.000000000000354514934049858">
                <text:p>0.0000000000003545149340498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">
                <text:p>23</text:p>
              </table:table-cell>
              <table:table-cell office:value-type="float" office:value="0.000000000000339326526072821">
                <text:p>0.000000000000339326526072821</text:p>
              </table:table-cell>
              <table:table-cell office:value-type="float" office:value="0">
                <text:p>0</text:p>
              </table:table-cell>
              <table:table-cell office:value-type="float" office:value="0.000000000000339326526072821">
                <text:p>0.0000000000003393265260728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1">
                <text:p>23.1</text:p>
              </table:table-cell>
              <table:table-cell office:value-type="float" office:value="0.000000000000324892577062018">
                <text:p>0.000000000000324892577062018</text:p>
              </table:table-cell>
              <table:table-cell office:value-type="float" office:value="0">
                <text:p>0</text:p>
              </table:table-cell>
              <table:table-cell office:value-type="float" office:value="0.000000000000324892577062018">
                <text:p>0.0000000000003248925770620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2">
                <text:p>23.2</text:p>
              </table:table-cell>
              <table:table-cell office:value-type="float" office:value="0.000000000000311170825271743">
                <text:p>0.000000000000311170825271743</text:p>
              </table:table-cell>
              <table:table-cell office:value-type="float" office:value="0">
                <text:p>0</text:p>
              </table:table-cell>
              <table:table-cell office:value-type="float" office:value="0.000000000000311170825271743">
                <text:p>0.0000000000003111708252717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3">
                <text:p>23.3</text:p>
              </table:table-cell>
              <table:table-cell office:value-type="float" office:value="0.000000000000298121629653279">
                <text:p>0.000000000000298121629653279</text:p>
              </table:table-cell>
              <table:table-cell office:value-type="float" office:value="0">
                <text:p>0</text:p>
              </table:table-cell>
              <table:table-cell office:value-type="float" office:value="0.000000000000298121629653279">
                <text:p>0.00000000000029812162965327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4">
                <text:p>23.4</text:p>
              </table:table-cell>
              <table:table-cell office:value-type="float" office:value="0.000000000000285707792336169">
                <text:p>0.000000000000285707792336169</text:p>
              </table:table-cell>
              <table:table-cell office:value-type="float" office:value="0">
                <text:p>0</text:p>
              </table:table-cell>
              <table:table-cell office:value-type="float" office:value="0.000000000000285707792336169">
                <text:p>0.0000000000002857077923361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">
                <text:p>23.5</text:p>
              </table:table-cell>
              <table:table-cell office:value-type="float" office:value="0.000000000000273894394111656">
                <text:p>0.000000000000273894394111656</text:p>
              </table:table-cell>
              <table:table-cell office:value-type="float" office:value="0">
                <text:p>0</text:p>
              </table:table-cell>
              <table:table-cell office:value-type="float" office:value="0.000000000000273894394111656">
                <text:p>0.0000000000002738943941116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">
                <text:p>23.6</text:p>
              </table:table-cell>
              <table:table-cell office:value-type="float" office:value="0.000000000000262648641896821">
                <text:p>0.000000000000262648641896821</text:p>
              </table:table-cell>
              <table:table-cell office:value-type="float" office:value="0">
                <text:p>0</text:p>
              </table:table-cell>
              <table:table-cell office:value-type="float" office:value="0.000000000000262648641896821">
                <text:p>0.0000000000002626486418968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">
                <text:p>23.7</text:p>
              </table:table-cell>
              <table:table-cell office:value-type="float" office:value="0.000000000000251939727243411">
                <text:p>0.000000000000251939727243411</text:p>
              </table:table-cell>
              <table:table-cell office:value-type="float" office:value="0">
                <text:p>0</text:p>
              </table:table-cell>
              <table:table-cell office:value-type="float" office:value="0.000000000000251939727243411">
                <text:p>0.0000000000002519397272434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">
                <text:p>23.8</text:p>
              </table:table-cell>
              <table:table-cell office:value-type="float" office:value="0.000000000000241738695033267">
                <text:p>0.000000000000241738695033267</text:p>
              </table:table-cell>
              <table:table-cell office:value-type="float" office:value="0">
                <text:p>0</text:p>
              </table:table-cell>
              <table:table-cell office:value-type="float" office:value="0.000000000000241738695033267">
                <text:p>0.0000000000002417386950332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">
                <text:p>23.9</text:p>
              </table:table-cell>
              <table:table-cell office:value-type="float" office:value="0.000000000000232018321573385">
                <text:p>0.000000000000232018321573385</text:p>
              </table:table-cell>
              <table:table-cell office:value-type="float" office:value="0">
                <text:p>0</text:p>
              </table:table-cell>
              <table:table-cell office:value-type="float" office:value="0.000000000000232018321573385">
                <text:p>0.0000000000002320183215733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">
                <text:p>24</text:p>
              </table:table-cell>
              <table:table-cell office:value-type="float" office:value="0.000000000000222753001368396">
                <text:p>0.000000000000222753001368396</text:p>
              </table:table-cell>
              <table:table-cell office:value-type="float" office:value="0">
                <text:p>0</text:p>
              </table:table-cell>
              <table:table-cell office:value-type="float" office:value="0.000000000000222753001368396">
                <text:p>0.0000000000002227530013683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">
                <text:p>24.1</text:p>
              </table:table-cell>
              <table:table-cell office:value-type="float" office:value="0.000000000000213918641907461">
                <text:p>0.000000000000213918641907461</text:p>
              </table:table-cell>
              <table:table-cell office:value-type="float" office:value="0">
                <text:p>0</text:p>
              </table:table-cell>
              <table:table-cell office:value-type="float" office:value="0.000000000000213918641907461">
                <text:p>0.0000000000002139186419074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">
                <text:p>24.2</text:p>
              </table:table-cell>
              <table:table-cell office:value-type="float" office:value="0.000000000000205492565856582">
                <text:p>0.000000000000205492565856582</text:p>
              </table:table-cell>
              <table:table-cell office:value-type="float" office:value="0">
                <text:p>0</text:p>
              </table:table-cell>
              <table:table-cell office:value-type="float" office:value="0.000000000000205492565856582">
                <text:p>0.0000000000002054925658565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">
                <text:p>24.3</text:p>
              </table:table-cell>
              <table:table-cell office:value-type="float" office:value="0.000000000000197453420096663">
                <text:p>0.000000000000197453420096663</text:p>
              </table:table-cell>
              <table:table-cell office:value-type="float" office:value="0">
                <text:p>0</text:p>
              </table:table-cell>
              <table:table-cell office:value-type="float" office:value="0.000000000000197453420096663">
                <text:p>0.0000000000001974534200966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">
                <text:p>24.4</text:p>
              </table:table-cell>
              <table:table-cell office:value-type="float" office:value="0.000000000000189781091092816">
                <text:p>0.000000000000189781091092816</text:p>
              </table:table-cell>
              <table:table-cell office:value-type="float" office:value="0">
                <text:p>0</text:p>
              </table:table-cell>
              <table:table-cell office:value-type="float" office:value="0.000000000000189781091092816">
                <text:p>0.0000000000001897810910928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">
                <text:p>24.5</text:p>
              </table:table-cell>
              <table:table-cell office:value-type="float" office:value="0.000000000000182456626121609">
                <text:p>0.000000000000182456626121609</text:p>
              </table:table-cell>
              <table:table-cell office:value-type="float" office:value="0">
                <text:p>0</text:p>
              </table:table-cell>
              <table:table-cell office:value-type="float" office:value="0.000000000000182456626121609">
                <text:p>0.00000000000018245662612160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">
                <text:p>24.6</text:p>
              </table:table-cell>
              <table:table-cell office:value-type="float" office:value="0.000000000000175462159920712">
                <text:p>0.000000000000175462159920712</text:p>
              </table:table-cell>
              <table:table-cell office:value-type="float" office:value="0">
                <text:p>0</text:p>
              </table:table-cell>
              <table:table-cell office:value-type="float" office:value="0.000000000000175462159920712">
                <text:p>0.0000000000001754621599207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">
                <text:p>24.7</text:p>
              </table:table-cell>
              <table:table-cell office:value-type="float" office:value="0.000000000000168780846359985">
                <text:p>0.000000000000168780846359985</text:p>
              </table:table-cell>
              <table:table-cell office:value-type="float" office:value="0">
                <text:p>0</text:p>
              </table:table-cell>
              <table:table-cell office:value-type="float" office:value="0.000000000000168780846359985">
                <text:p>0.0000000000001687808463599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">
                <text:p>24.8</text:p>
              </table:table-cell>
              <table:table-cell office:value-type="float" office:value="0.000000000000162396794764625">
                <text:p>0.000000000000162396794764625</text:p>
              </table:table-cell>
              <table:table-cell office:value-type="float" office:value="0">
                <text:p>0</text:p>
              </table:table-cell>
              <table:table-cell office:value-type="float" office:value="0.000000000000162396794764625">
                <text:p>0.0000000000001623967947646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9">
                <text:p>24.9</text:p>
              </table:table-cell>
              <table:table-cell office:value-type="float" office:value="0.000000000000156295010550064">
                <text:p>0.000000000000156295010550064</text:p>
              </table:table-cell>
              <table:table-cell office:value-type="float" office:value="0">
                <text:p>0</text:p>
              </table:table-cell>
              <table:table-cell office:value-type="float" office:value="0.000000000000156295010550064">
                <text:p>0.0000000000001562950105500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">
                <text:p>25</text:p>
              </table:table-cell>
              <table:table-cell office:value-type="float" office:value="0.000000000000150461339854823">
                <text:p>0.000000000000150461339854823</text:p>
              </table:table-cell>
              <table:table-cell office:value-type="float" office:value="0">
                <text:p>0</text:p>
              </table:table-cell>
              <table:table-cell office:value-type="float" office:value="0.000000000000150461339854823">
                <text:p>0.0000000000001504613398548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20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minimum="0.001" chart:maximum="100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38cm" svg:y="0.316cm" chart:style-name="ch2">
          <text:p>E(d) in lux</text:p>
        </chart:title>
        <chart:legend chart:legend-position="end" svg:x="13.942cm" svg:y="3.664cm" style:legend-expansion="high" chart:style-name="ch3"/>
        <chart:plot-area chart:style-name="ch4" table:cell-range-address="'beamshot comp'.A15:'beamshot comp'.D265 'beamshot comp'.B14:'beamshot comp'.D14" chart:data-source-has-labels="row" svg:x="1.358cm" svg:y="1.635cm" svg:width="11.944cm" svg:height="6.177cm">
          <chartooo:coordinate-region svg:x="2.456cm" svg:y="1.847cm" svg:width="10.659cm" svg:height="5.292cm"/>
          <chart:axis chart:dimension="x" chart:name="primary-x" chart:style-name="ch5">
            <chart:title svg:x="6.386cm" svg:y="7.993cm" chart:style-name="ch6">
              <text:p>distance / m</text:p>
            </chart:title>
            <chart:grid chart:style-name="ch7" chart:class="major"/>
          </chart:axis>
          <chart:axis chart:dimension="y" chart:name="primary-y" chart:style-name="ch8">
            <chart:title svg:x="0.451cm" svg:y="5.402cm" chart:style-name="ch9">
              <text:p>E(d) / lux</text:p>
            </chart:title>
            <chart:grid chart:style-name="ch7" chart:class="major"/>
          </chart:axis>
          <chart:series chart:style-name="ch10" chart:values-cell-range-address="'beamshot comp'.B15:'beamshot comp'.B265" chart:label-cell-address="'beamshot comp'.B14:'beamshot comp'.B14" chart:class="chart:scatter">
            <chart:domain table:cell-range-address="'beamshot comp'.A15:'beamshot comp'.A265"/>
            <chart:data-point chart:repeated="251"/>
          </chart:series>
          <chart:series chart:style-name="ch11" chart:values-cell-range-address="'beamshot comp'.C15:'beamshot comp'.C265" chart:label-cell-address="'beamshot comp'.C14:'beamshot comp'.C14" chart:class="chart:scatter">
            <chart:data-point chart:repeated="251"/>
          </chart:series>
          <chart:series chart:style-name="ch12" chart:values-cell-range-address="'beamshot comp'.D15:'beamshot comp'.D265" chart:label-cell-address="'beamshot comp'.D14:'beamshot comp'.D14" chart:class="chart:scatter">
            <chart:data-point chart:repeated="2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ot</text:p>
                <draw:g>
                  <svg:desc>'beamshot comp'.B14:'beamshot comp'.B14</svg:desc>
                </draw:g>
              </table:table-cell>
              <table:table-cell office:value-type="string">
                <text:p>flood</text:p>
                <draw:g>
                  <svg:desc>'beamshot comp'.C14:'beamshot comp'.C14</svg:desc>
                </draw:g>
              </table:table-cell>
              <table:table-cell office:value-type="string">
                <text:p>sum</text:p>
                <draw:g>
                  <svg:desc>'beamshot comp'.D14:'beamshot comp'.D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amshot comp'.A15:'beamshot comp'.A265</svg:desc>
                </draw:g>
              </table:table-cell>
              <table:table-cell office:value-type="float" office:value="5.69697335610067E-075">
                <text:p>5.69697335610067E-075</text:p>
                <draw:g>
                  <svg:desc>'beamshot comp'.B15:'beamshot comp'.B265</svg:desc>
                </draw:g>
              </table:table-cell>
              <table:table-cell office:value-type="float" office:value="0">
                <text:p>0</text:p>
                <draw:g>
                  <svg:desc>'beamshot comp'.C15:'beamshot comp'.C265</svg:desc>
                </draw:g>
              </table:table-cell>
              <table:table-cell office:value-type="float" office:value="5.69697335610067E-075">
                <text:p>5.69697335610067E-075</text:p>
                <draw:g>
                  <svg:desc>'beamshot comp'.D15:'beamshot comp'.D2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3.31238157263703E-070">
                <text:p>3.31238157263703E-070</text:p>
              </table:table-cell>
              <table:table-cell office:value-type="float" office:value="0">
                <text:p>0</text:p>
              </table:table-cell>
              <table:table-cell office:value-type="float" office:value="3.31238157263703E-070">
                <text:p>3.31238157263703E-0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.28476031404751E-065">
                <text:p>1.28476031404751E-065</text:p>
              </table:table-cell>
              <table:table-cell office:value-type="float" office:value="0">
                <text:p>0</text:p>
              </table:table-cell>
              <table:table-cell office:value-type="float" office:value="1.28476031404751E-065">
                <text:p>1.28476031404751E-0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3.18283299468007E-061">
                <text:p>3.18283299468007E-061</text:p>
              </table:table-cell>
              <table:table-cell office:value-type="float" office:value="0">
                <text:p>0</text:p>
              </table:table-cell>
              <table:table-cell office:value-type="float" office:value="3.18283299468007E-061">
                <text:p>3.18283299468007E-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4.8674921419185E-057">
                <text:p>4.8674921419185E-057</text:p>
              </table:table-cell>
              <table:table-cell office:value-type="float" office:value="0">
                <text:p>0</text:p>
              </table:table-cell>
              <table:table-cell office:value-type="float" office:value="4.8674921419185E-057">
                <text:p>4.8674921419185E-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4.48467908451051E-053">
                <text:p>4.48467908451051E-053</text:p>
              </table:table-cell>
              <table:table-cell office:value-type="float" office:value="0">
                <text:p>0</text:p>
              </table:table-cell>
              <table:table-cell office:value-type="float" office:value="4.48467908451051E-053">
                <text:p>4.48467908451051E-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.45317596478154E-049">
                <text:p>2.45317596478154E-049</text:p>
              </table:table-cell>
              <table:table-cell office:value-type="float" office:value="0">
                <text:p>0</text:p>
              </table:table-cell>
              <table:table-cell office:value-type="float" office:value="2.45317596478154E-049">
                <text:p>2.45317596478154E-0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7.92310622304024E-046">
                <text:p>7.92310622304024E-046</text:p>
              </table:table-cell>
              <table:table-cell office:value-type="float" office:value="0">
                <text:p>0</text:p>
              </table:table-cell>
              <table:table-cell office:value-type="float" office:value="7.92310622304024E-046">
                <text:p>7.92310622304024E-0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.51495202042717E-042">
                <text:p>1.51495202042717E-042</text:p>
              </table:table-cell>
              <table:table-cell office:value-type="float" office:value="0">
                <text:p>0</text:p>
              </table:table-cell>
              <table:table-cell office:value-type="float" office:value="1.51495202042717E-042">
                <text:p>1.51495202042717E-0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.73172618850546E-039">
                <text:p>1.73172618850546E-039</text:p>
              </table:table-cell>
              <table:table-cell office:value-type="float" office:value="0">
                <text:p>0</text:p>
              </table:table-cell>
              <table:table-cell office:value-type="float" office:value="1.73172618850546E-039">
                <text:p>1.73172618850546E-0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.201990393149E-036">
                <text:p>1.201990393149E-036</text:p>
              </table:table-cell>
              <table:table-cell office:value-type="float" office:value="0">
                <text:p>0</text:p>
              </table:table-cell>
              <table:table-cell office:value-type="float" office:value="1.201990393149E-036">
                <text:p>1.201990393149E-0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5.16885935776613E-034">
                <text:p>5.16885935776613E-034</text:p>
              </table:table-cell>
              <table:table-cell office:value-type="float" office:value="0">
                <text:p>0</text:p>
              </table:table-cell>
              <table:table-cell office:value-type="float" office:value="5.16885935776613E-034">
                <text:p>5.16885935776613E-0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.40969318223928E-031">
                <text:p>1.40969318223928E-031</text:p>
              </table:table-cell>
              <table:table-cell office:value-type="float" office:value="0">
                <text:p>0</text:p>
              </table:table-cell>
              <table:table-cell office:value-type="float" office:value="1.40969318223928E-031">
                <text:p>1.40969318223928E-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2.50153422391698E-029">
                <text:p>2.50153422391698E-029</text:p>
              </table:table-cell>
              <table:table-cell office:value-type="float" office:value="0">
                <text:p>0</text:p>
              </table:table-cell>
              <table:table-cell office:value-type="float" office:value="2.50153422391698E-029">
                <text:p>2.50153422391698E-0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2.96681325055094E-027">
                <text:p>2.96681325055094E-027</text:p>
              </table:table-cell>
              <table:table-cell office:value-type="float" office:value="0">
                <text:p>0</text:p>
              </table:table-cell>
              <table:table-cell office:value-type="float" office:value="2.96681325055094E-027">
                <text:p>2.96681325055094E-0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2.41664674218661E-025">
                <text:p>2.41664674218661E-025</text:p>
              </table:table-cell>
              <table:table-cell office:value-type="float" office:value="0">
                <text:p>0</text:p>
              </table:table-cell>
              <table:table-cell office:value-type="float" office:value="2.41664674218661E-025">
                <text:p>2.41664674218661E-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1.38906723611746E-023">
                <text:p>1.38906723611746E-023</text:p>
              </table:table-cell>
              <table:table-cell office:value-type="float" office:value="0">
                <text:p>0</text:p>
              </table:table-cell>
              <table:table-cell office:value-type="float" office:value="1.38906723611746E-023">
                <text:p>1.38906723611746E-0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5.78452283759973E-022">
                <text:p>5.78452283759973E-022</text:p>
              </table:table-cell>
              <table:table-cell office:value-type="float" office:value="0">
                <text:p>0</text:p>
              </table:table-cell>
              <table:table-cell office:value-type="float" office:value="5.78452283759973E-022">
                <text:p>5.78452283759973E-0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1.78993882634916E-020">
                <text:p>1.78993882634916E-020</text:p>
              </table:table-cell>
              <table:table-cell office:value-type="float" office:value="0">
                <text:p>0</text:p>
              </table:table-cell>
              <table:table-cell office:value-type="float" office:value="1.78993882634916E-020">
                <text:p>1.78993882634916E-0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4.21567864556161E-019">
                <text:p>4.21567864556161E-019</text:p>
              </table:table-cell>
              <table:table-cell office:value-type="float" office:value="0">
                <text:p>0</text:p>
              </table:table-cell>
              <table:table-cell office:value-type="float" office:value="4.21567864556161E-019">
                <text:p>4.21567864556161E-0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7.72970237825212E-018">
                <text:p>7.72970237825212E-018</text:p>
              </table:table-cell>
              <table:table-cell office:value-type="float" office:value="0">
                <text:p>0</text:p>
              </table:table-cell>
              <table:table-cell office:value-type="float" office:value="7.72970237825212E-018">
                <text:p>7.72970237825212E-0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12686780206991E-016">
                <text:p>1.12686780206991E-016</text:p>
              </table:table-cell>
              <table:table-cell office:value-type="float" office:value="0">
                <text:p>0</text:p>
              </table:table-cell>
              <table:table-cell office:value-type="float" office:value="1.12686780206991E-016">
                <text:p>1.12686780206991E-0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1.3319246006176E-015">
                <text:p>1.3319246006176E-015</text:p>
              </table:table-cell>
              <table:table-cell office:value-type="float" office:value="0">
                <text:p>0</text:p>
              </table:table-cell>
              <table:table-cell office:value-type="float" office:value="1.3319246006176E-015">
                <text:p>1.3319246006176E-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0000000000000129958849599389">
                <text:p>0.0000000000000129958849599389</text:p>
              </table:table-cell>
              <table:table-cell office:value-type="float" office:value="0">
                <text:p>0</text:p>
              </table:table-cell>
              <table:table-cell office:value-type="float" office:value="0.0000000000000129958849599389">
                <text:p>0.00000000000001299588495993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000000000000106423600855858">
                <text:p>0.000000000000106423600855858</text:p>
              </table:table-cell>
              <table:table-cell office:value-type="float" office:value="0">
                <text:p>0</text:p>
              </table:table-cell>
              <table:table-cell office:value-type="float" office:value="0.000000000000106423600855858">
                <text:p>0.0000000000001064236008558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000000000000742601521237736">
                <text:p>0.000000000000742601521237736</text:p>
              </table:table-cell>
              <table:table-cell office:value-type="float" office:value="0">
                <text:p>0</text:p>
              </table:table-cell>
              <table:table-cell office:value-type="float" office:value="0.000000000000742601521237736">
                <text:p>0.0000000000007426015212377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0000000000044768107712938">
                <text:p>0.0000000000044768107712938</text:p>
              </table:table-cell>
              <table:table-cell office:value-type="float" office:value="0">
                <text:p>0</text:p>
              </table:table-cell>
              <table:table-cell office:value-type="float" office:value="0.0000000000044768107712938">
                <text:p>0.00000000000447681077129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0000000000236131416518664">
                <text:p>0.0000000000236131416518664</text:p>
              </table:table-cell>
              <table:table-cell office:value-type="float" office:value="0">
                <text:p>0</text:p>
              </table:table-cell>
              <table:table-cell office:value-type="float" office:value="0.0000000000236131416518664">
                <text:p>0.00000000002361314165186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00000000011022892525587">
                <text:p>0.00000000011022892525587</text:p>
              </table:table-cell>
              <table:table-cell office:value-type="float" office:value="0">
                <text:p>0</text:p>
              </table:table-cell>
              <table:table-cell office:value-type="float" office:value="0.00000000011022892525587">
                <text:p>0.000000000110228925255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000000000460177780933951">
                <text:p>0.000000000460177780933951</text:p>
              </table:table-cell>
              <table:table-cell office:value-type="float" office:value="0">
                <text:p>0</text:p>
              </table:table-cell>
              <table:table-cell office:value-type="float" office:value="0.000000000460177780933951">
                <text:p>0.0000000004601777809339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00000000173444494776356">
                <text:p>0.00000000173444494776356</text:p>
              </table:table-cell>
              <table:table-cell office:value-type="float" office:value="0">
                <text:p>0</text:p>
              </table:table-cell>
              <table:table-cell office:value-type="float" office:value="0.00000000173444494776356">
                <text:p>0.000000001734444947763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00000000595303035777083">
                <text:p>0.00000000595303035777083</text:p>
              </table:table-cell>
              <table:table-cell office:value-type="float" office:value="0">
                <text:p>0</text:p>
              </table:table-cell>
              <table:table-cell office:value-type="float" office:value="0.00000000595303035777083">
                <text:p>0.000000005953030357770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.0000000187521827013555">
                <text:p>0.0000000187521827013555</text:p>
              </table:table-cell>
              <table:table-cell office:value-type="float" office:value="0">
                <text:p>0</text:p>
              </table:table-cell>
              <table:table-cell office:value-type="float" office:value="0.0000000187521827013555">
                <text:p>0.00000001875218270135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0000000545987248191816">
                <text:p>0.0000000545987248191816</text:p>
              </table:table-cell>
              <table:table-cell office:value-type="float" office:value="0">
                <text:p>0</text:p>
              </table:table-cell>
              <table:table-cell office:value-type="float" office:value="0.0000000545987248191816">
                <text:p>0.00000005459872481918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000000147886190348225">
                <text:p>0.000000147886190348225</text:p>
              </table:table-cell>
              <table:table-cell office:value-type="float" office:value="0">
                <text:p>0</text:p>
              </table:table-cell>
              <table:table-cell office:value-type="float" office:value="0.000000147886190348225">
                <text:p>0.0000001478861903482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.000000374824815093942">
                <text:p>0.000000374824815093942</text:p>
              </table:table-cell>
              <table:table-cell office:value-type="float" office:value="0">
                <text:p>0</text:p>
              </table:table-cell>
              <table:table-cell office:value-type="float" office:value="0.000000374824815093942">
                <text:p>0.0000003748248150939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.000000893704649529547">
                <text:p>0.000000893704649529547</text:p>
              </table:table-cell>
              <table:table-cell office:value-type="float" office:value="0">
                <text:p>0</text:p>
              </table:table-cell>
              <table:table-cell office:value-type="float" office:value="0.000000893704649529547">
                <text:p>0.0000008937046495295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.00000201430221994518">
                <text:p>0.00000201430221994518</text:p>
              </table:table-cell>
              <table:table-cell office:value-type="float" office:value="0">
                <text:p>0</text:p>
              </table:table-cell>
              <table:table-cell office:value-type="float" office:value="0.00000201430221994518">
                <text:p>0.000002014302219945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.00000431053322429544">
                <text:p>0.00000431053322429544</text:p>
              </table:table-cell>
              <table:table-cell office:value-type="float" office:value="0">
                <text:p>0</text:p>
              </table:table-cell>
              <table:table-cell office:value-type="float" office:value="0.00000431053322429544">
                <text:p>0.000004310533224295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.00000879332480413659">
                <text:p>0.00000879332480413659</text:p>
              </table:table-cell>
              <table:table-cell office:value-type="float" office:value="0">
                <text:p>0</text:p>
              </table:table-cell>
              <table:table-cell office:value-type="float" office:value="0.00000879332480413659">
                <text:p>0.000008793324804136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.0000171623482918621">
                <text:p>0.0000171623482918621</text:p>
              </table:table-cell>
              <table:table-cell office:value-type="float" office:value="0">
                <text:p>0</text:p>
              </table:table-cell>
              <table:table-cell office:value-type="float" office:value="0.0000171623482918621">
                <text:p>0.00001716234829186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.0000321549724635566">
                <text:p>0.0000321549724635566</text:p>
              </table:table-cell>
              <table:table-cell office:value-type="float" office:value="0">
                <text:p>0</text:p>
              </table:table-cell>
              <table:table-cell office:value-type="float" office:value="0.0000321549724635566">
                <text:p>0.00003215497246355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.0000580079904370601">
                <text:p>0.0000580079904370601</text:p>
              </table:table-cell>
              <table:table-cell office:value-type="float" office:value="0">
                <text:p>0</text:p>
              </table:table-cell>
              <table:table-cell office:value-type="float" office:value="0.0000580079904370601">
                <text:p>0.00005800799043706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.000101042083733617">
                <text:p>0.000101042083733617</text:p>
              </table:table-cell>
              <table:table-cell office:value-type="float" office:value="0">
                <text:p>0</text:p>
              </table:table-cell>
              <table:table-cell office:value-type="float" office:value="0.000101042083733617">
                <text:p>0.0001010420837336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.000170370777339526">
                <text:p>0.000170370777339526</text:p>
              </table:table-cell>
              <table:table-cell office:value-type="float" office:value="0">
                <text:p>0</text:p>
              </table:table-cell>
              <table:table-cell office:value-type="float" office:value="0.000170370777339526">
                <text:p>0.0001703707773395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.000278725407497354">
                <text:p>0.000278725407497354</text:p>
              </table:table-cell>
              <table:table-cell office:value-type="float" office:value="0">
                <text:p>0</text:p>
              </table:table-cell>
              <table:table-cell office:value-type="float" office:value="0.000278725407497354">
                <text:p>0.0002787254074973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.000443376330619027">
                <text:p>0.000443376330619027</text:p>
              </table:table-cell>
              <table:table-cell office:value-type="float" office:value="0">
                <text:p>0</text:p>
              </table:table-cell>
              <table:table-cell office:value-type="float" office:value="0.000443376330619027">
                <text:p>0.0004433763306190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.00068711943095203">
                <text:p>0.00068711943095203</text:p>
              </table:table-cell>
              <table:table-cell office:value-type="float" office:value="0">
                <text:p>0</text:p>
              </table:table-cell>
              <table:table-cell office:value-type="float" office:value="0.00068711943095203">
                <text:p>0.000687119430952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00103928716465992">
                <text:p>0.00103928716465992</text:p>
              </table:table-cell>
              <table:table-cell office:value-type="float" office:value="0">
                <text:p>0</text:p>
              </table:table-cell>
              <table:table-cell office:value-type="float" office:value="0.00103928716465992">
                <text:p>0.001039287164659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00153673600311911">
                <text:p>0.00153673600311911</text:p>
              </table:table-cell>
              <table:table-cell office:value-type="float" office:value="0">
                <text:p>0</text:p>
              </table:table-cell>
              <table:table-cell office:value-type="float" office:value="0.00153673600311911">
                <text:p>0.001536736003119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002224758023089">
                <text:p>0.002224758023089</text:p>
              </table:table-cell>
              <table:table-cell office:value-type="float" office:value="0">
                <text:p>0</text:p>
              </table:table-cell>
              <table:table-cell office:value-type="float" office:value="0.002224758023089">
                <text:p>0.0022247580230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00315786397909278">
                <text:p>0.00315786397909278</text:p>
              </table:table-cell>
              <table:table-cell office:value-type="float" office:value="0">
                <text:p>0</text:p>
              </table:table-cell>
              <table:table-cell office:value-type="float" office:value="0.00315786397909278">
                <text:p>0.003157863979092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.00440038852578989">
                <text:p>0.00440038852578989</text:p>
              </table:table-cell>
              <table:table-cell office:value-type="float" office:value="0">
                <text:p>0</text:p>
              </table:table-cell>
              <table:table-cell office:value-type="float" office:value="0.00440038852578989">
                <text:p>0.004400388525789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.00602687500417935">
                <text:p>0.00602687500417935</text:p>
              </table:table-cell>
              <table:table-cell office:value-type="float" office:value="0">
                <text:p>0</text:p>
              </table:table-cell>
              <table:table-cell office:value-type="float" office:value="0.00602687500417935">
                <text:p>0.006026875004179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.00812220673349813">
                <text:p>0.00812220673349813</text:p>
              </table:table-cell>
              <table:table-cell office:value-type="float" office:value="0">
                <text:p>0</text:p>
              </table:table-cell>
              <table:table-cell office:value-type="float" office:value="0.00812220673349813">
                <text:p>0.008122206733498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.0107814632278487">
                <text:p>0.0107814632278487</text:p>
              </table:table-cell>
              <table:table-cell office:value-type="float" office:value="0">
                <text:p>0</text:p>
              </table:table-cell>
              <table:table-cell office:value-type="float" office:value="0.0107814632278487">
                <text:p>0.01078146322784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.0141094922568326">
                <text:p>0.0141094922568326</text:p>
              </table:table-cell>
              <table:table-cell office:value-type="float" office:value="0">
                <text:p>0</text:p>
              </table:table-cell>
              <table:table-cell office:value-type="float" office:value="0.0141094922568326">
                <text:p>0.01410949225683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0182202012744753">
                <text:p>0.0182202012744753</text:p>
              </table:table-cell>
              <table:table-cell office:value-type="float" office:value="0">
                <text:p>0</text:p>
              </table:table-cell>
              <table:table-cell office:value-type="float" office:value="0.0182202012744753">
                <text:p>0.01822020127447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.0232355836231412">
                <text:p>0.0232355836231412</text:p>
              </table:table-cell>
              <table:table-cell office:value-type="float" office:value="0">
                <text:p>0</text:p>
              </table:table-cell>
              <table:table-cell office:value-type="float" office:value="0.0232355836231412">
                <text:p>0.02323558362314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0292845054017001">
                <text:p>0.0292845054017001</text:p>
              </table:table-cell>
              <table:table-cell office:value-type="float" office:value="0">
                <text:p>0</text:p>
              </table:table-cell>
              <table:table-cell office:value-type="float" office:value="0.0292845054017001">
                <text:p>0.0292845054017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0365012874764674">
                <text:p>0.0365012874764674</text:p>
              </table:table-cell>
              <table:table-cell office:value-type="float" office:value="0">
                <text:p>0</text:p>
              </table:table-cell>
              <table:table-cell office:value-type="float" office:value="0.0365012874764674">
                <text:p>0.03650128747646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.0450241235098415">
                <text:p>0.0450241235098415</text:p>
              </table:table-cell>
              <table:table-cell office:value-type="float" office:value="0">
                <text:p>0</text:p>
              </table:table-cell>
              <table:table-cell office:value-type="float" office:value="0.0450241235098415">
                <text:p>0.04502412350984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.0549933789701778">
                <text:p>0.0549933789701778</text:p>
              </table:table-cell>
              <table:table-cell office:value-type="float" office:value="0">
                <text:p>0</text:p>
              </table:table-cell>
              <table:table-cell office:value-type="float" office:value="0.0549933789701778">
                <text:p>0.05499337897017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.0665498179136858">
                <text:p>0.0665498179136858</text:p>
              </table:table-cell>
              <table:table-cell office:value-type="float" office:value="0">
                <text:p>0</text:p>
              </table:table-cell>
              <table:table-cell office:value-type="float" office:value="0.0665498179136858">
                <text:p>0.06654981791368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.0798328040709448">
                <text:p>0.0798328040709448</text:p>
              </table:table-cell>
              <table:table-cell office:value-type="float" office:value="0">
                <text:p>0</text:p>
              </table:table-cell>
              <table:table-cell office:value-type="float" office:value="0.0798328040709448">
                <text:p>0.07983280407094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.0949785206968844">
                <text:p>0.0949785206968844</text:p>
              </table:table-cell>
              <table:table-cell office:value-type="float" office:value="0">
                <text:p>0</text:p>
              </table:table-cell>
              <table:table-cell office:value-type="float" office:value="0.0949785206968844">
                <text:p>0.09497852069688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.112118250082581">
                <text:p>0.112118250082581</text:p>
              </table:table-cell>
              <table:table-cell office:value-type="float" office:value="0">
                <text:p>0</text:p>
              </table:table-cell>
              <table:table-cell office:value-type="float" office:value="0.112118250082581">
                <text:p>0.1121182500825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.131376748935669">
                <text:p>0.131376748935669</text:p>
              </table:table-cell>
              <table:table-cell office:value-type="float" office:value="0">
                <text:p>0</text:p>
              </table:table-cell>
              <table:table-cell office:value-type="float" office:value="0.131376748935669">
                <text:p>0.1313767489356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.152870750369438">
                <text:p>0.152870750369438</text:p>
              </table:table-cell>
              <table:table-cell office:value-type="float" office:value="0">
                <text:p>0</text:p>
              </table:table-cell>
              <table:table-cell office:value-type="float" office:value="0.152870750369438">
                <text:p>0.1528707503694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.176707617333749">
                <text:p>0.176707617333749</text:p>
              </table:table-cell>
              <table:table-cell office:value-type="float" office:value="0">
                <text:p>0</text:p>
              </table:table-cell>
              <table:table-cell office:value-type="float" office:value="0.176707617333749">
                <text:p>0.1767076173337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.202984166273101">
                <text:p>0.202984166273101</text:p>
              </table:table-cell>
              <table:table-cell office:value-type="float" office:value="0">
                <text:p>0</text:p>
              </table:table-cell>
              <table:table-cell office:value-type="float" office:value="0.202984166273101">
                <text:p>0.2029841662731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.231785673862757">
                <text:p>0.231785673862757</text:p>
              </table:table-cell>
              <table:table-cell office:value-type="float" office:value="0">
                <text:p>0</text:p>
              </table:table-cell>
              <table:table-cell office:value-type="float" office:value="0.231785673862757">
                <text:p>0.2317856738627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.26318507405768">
                <text:p>0.26318507405768</text:p>
              </table:table-cell>
              <table:table-cell office:value-type="float" office:value="0">
                <text:p>0</text:p>
              </table:table-cell>
              <table:table-cell office:value-type="float" office:value="0.26318507405768">
                <text:p>0.263185074057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.297242347546151">
                <text:p>0.297242347546151</text:p>
              </table:table-cell>
              <table:table-cell office:value-type="float" office:value="0">
                <text:p>0</text:p>
              </table:table-cell>
              <table:table-cell office:value-type="float" office:value="0.297242347546151">
                <text:p>0.2972423475461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.334004101137941">
                <text:p>0.334004101137941</text:p>
              </table:table-cell>
              <table:table-cell office:value-type="float" office:value="0">
                <text:p>0</text:p>
              </table:table-cell>
              <table:table-cell office:value-type="float" office:value="0.334004101137941">
                <text:p>0.3340041011379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.37350333070054">
                <text:p>0.37350333070054</text:p>
              </table:table-cell>
              <table:table-cell office:value-type="float" office:value="0">
                <text:p>0</text:p>
              </table:table-cell>
              <table:table-cell office:value-type="float" office:value="0.37350333070054">
                <text:p>0.373503330700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.415759358014052">
                <text:p>0.415759358014052</text:p>
              </table:table-cell>
              <table:table-cell office:value-type="float" office:value="0">
                <text:p>0</text:p>
              </table:table-cell>
              <table:table-cell office:value-type="float" office:value="0.415759358014052">
                <text:p>0.4157593580140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.460777929343135">
                <text:p>0.460777929343135</text:p>
              </table:table-cell>
              <table:table-cell office:value-type="float" office:value="0">
                <text:p>0</text:p>
              </table:table-cell>
              <table:table-cell office:value-type="float" office:value="0.460777929343135">
                <text:p>0.4607779293431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.50855146159576">
                <text:p>0.50855146159576</text:p>
              </table:table-cell>
              <table:table-cell office:value-type="float" office:value="0">
                <text:p>0</text:p>
              </table:table-cell>
              <table:table-cell office:value-type="float" office:value="0.50855146159576">
                <text:p>0.508551461595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.559059420608867">
                <text:p>0.559059420608867</text:p>
              </table:table-cell>
              <table:table-cell office:value-type="float" office:value="0">
                <text:p>0</text:p>
              </table:table-cell>
              <table:table-cell office:value-type="float" office:value="0.559059420608867">
                <text:p>0.5590594206088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.612268815312555">
                <text:p>0.612268815312555</text:p>
              </table:table-cell>
              <table:table-cell office:value-type="float" office:value="0">
                <text:p>0</text:p>
              </table:table-cell>
              <table:table-cell office:value-type="float" office:value="0.612268815312555">
                <text:p>0.6122688153125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0.66813479121286">
                <text:p>0.66813479121286</text:p>
              </table:table-cell>
              <table:table-cell office:value-type="float" office:value="0">
                <text:p>0</text:p>
              </table:table-cell>
              <table:table-cell office:value-type="float" office:value="0.66813479121286">
                <text:p>0.668134791212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0.726601306729483">
                <text:p>0.726601306729483</text:p>
              </table:table-cell>
              <table:table-cell office:value-type="float" office:value="0">
                <text:p>0</text:p>
              </table:table-cell>
              <table:table-cell office:value-type="float" office:value="0.726601306729483">
                <text:p>0.7266013067294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0.787601876361148">
                <text:p>0.787601876361148</text:p>
              </table:table-cell>
              <table:table-cell office:value-type="float" office:value="0">
                <text:p>0</text:p>
              </table:table-cell>
              <table:table-cell office:value-type="float" office:value="0.787601876361148">
                <text:p>0.7876018763611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0.851060365360779">
                <text:p>0.851060365360779</text:p>
              </table:table-cell>
              <table:table-cell office:value-type="float" office:value="0">
                <text:p>0</text:p>
              </table:table-cell>
              <table:table-cell office:value-type="float" office:value="0.851060365360779">
                <text:p>0.8510603653607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0.916891821523739">
                <text:p>0.916891821523739</text:p>
              </table:table-cell>
              <table:table-cell office:value-type="float" office:value="0">
                <text:p>0</text:p>
              </table:table-cell>
              <table:table-cell office:value-type="float" office:value="0.916891821523739">
                <text:p>0.9168918215237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0.985003330768061">
                <text:p>0.985003330768061</text:p>
              </table:table-cell>
              <table:table-cell office:value-type="float" office:value="0">
                <text:p>0</text:p>
              </table:table-cell>
              <table:table-cell office:value-type="float" office:value="0.985003330768061">
                <text:p>0.9850033307680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1.05529488436568">
                <text:p>1.05529488436568</text:p>
              </table:table-cell>
              <table:table-cell office:value-type="float" office:value="0">
                <text:p>0</text:p>
              </table:table-cell>
              <table:table-cell office:value-type="float" office:value="1.05529488436568">
                <text:p>1.055294884365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1.12766024692404">
                <text:p>1.12766024692404</text:p>
              </table:table-cell>
              <table:table-cell office:value-type="float" office:value="0">
                <text:p>0</text:p>
              </table:table-cell>
              <table:table-cell office:value-type="float" office:value="1.12766024692404">
                <text:p>1.127660246924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1.20198781548077">
                <text:p>1.20198781548077</text:p>
              </table:table-cell>
              <table:table-cell office:value-type="float" office:value="0">
                <text:p>0</text:p>
              </table:table-cell>
              <table:table-cell office:value-type="float" office:value="1.20198781548077">
                <text:p>1.201987815480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1.27816146132951">
                <text:p>1.27816146132951</text:p>
              </table:table-cell>
              <table:table-cell office:value-type="float" office:value="0">
                <text:p>0</text:p>
              </table:table-cell>
              <table:table-cell office:value-type="float" office:value="1.27816146132951">
                <text:p>1.278161461329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1.35606134741706">
                <text:p>1.35606134741706</text:p>
              </table:table-cell>
              <table:table-cell office:value-type="float" office:value="0">
                <text:p>0</text:p>
              </table:table-cell>
              <table:table-cell office:value-type="float" office:value="1.35606134741706">
                <text:p>1.356061347417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1.43556471532138">
                <text:p>1.43556471532138</text:p>
              </table:table-cell>
              <table:table-cell office:value-type="float" office:value="0">
                <text:p>0</text:p>
              </table:table-cell>
              <table:table-cell office:value-type="float" office:value="1.43556471532138">
                <text:p>1.435564715321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1.51654663692206">
                <text:p>1.51654663692206</text:p>
              </table:table-cell>
              <table:table-cell office:value-type="float" office:value="0">
                <text:p>0</text:p>
              </table:table-cell>
              <table:table-cell office:value-type="float" office:value="1.51654663692206">
                <text:p>1.516546636922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1.59888072689852">
                <text:p>1.59888072689852</text:p>
              </table:table-cell>
              <table:table-cell office:value-type="float" office:value="0">
                <text:p>0</text:p>
              </table:table-cell>
              <table:table-cell office:value-type="float" office:value="1.59888072689852">
                <text:p>1.598880726898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1.68243981313093">
                <text:p>1.68243981313093</text:p>
              </table:table-cell>
              <table:table-cell office:value-type="float" office:value="0">
                <text:p>0</text:p>
              </table:table-cell>
              <table:table-cell office:value-type="float" office:value="1.68243981313093">
                <text:p>1.682439813130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1.7670965629293">
                <text:p>1.7670965629293</text:p>
              </table:table-cell>
              <table:table-cell office:value-type="float" office:value="0">
                <text:p>0</text:p>
              </table:table-cell>
              <table:table-cell office:value-type="float" office:value="1.7670965629293">
                <text:p>1.76709656292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1.85272406377838">
                <text:p>1.85272406377838</text:p>
              </table:table-cell>
              <table:table-cell office:value-type="float" office:value="0">
                <text:p>0</text:p>
              </table:table-cell>
              <table:table-cell office:value-type="float" office:value="1.85272406377838">
                <text:p>1.852724063778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1.939196357959">
                <text:p>1.939196357959</text:p>
              </table:table-cell>
              <table:table-cell office:value-type="float" office:value="0">
                <text:p>0</text:p>
              </table:table-cell>
              <table:table-cell office:value-type="float" office:value="1.939196357959">
                <text:p>1.9391963579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2.02638893099429">
                <text:p>2.02638893099429</text:p>
              </table:table-cell>
              <table:table-cell office:value-type="float" office:value="0">
                <text:p>0</text:p>
              </table:table-cell>
              <table:table-cell office:value-type="float" office:value="2.02638893099429">
                <text:p>2.026388930994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2.11417915437529">
                <text:p>2.11417915437529</text:p>
              </table:table-cell>
              <table:table-cell office:value-type="float" office:value="0">
                <text:p>0</text:p>
              </table:table-cell>
              <table:table-cell office:value-type="float" office:value="2.11417915437529">
                <text:p>2.114179154375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2.20244668344958">
                <text:p>2.20244668344958</text:p>
              </table:table-cell>
              <table:table-cell office:value-type="float" office:value="0">
                <text:p>0</text:p>
              </table:table-cell>
              <table:table-cell office:value-type="float" office:value="2.20244668344958">
                <text:p>2.202446683449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2.29107381171417">
                <text:p>2.29107381171417</text:p>
              </table:table-cell>
              <table:table-cell office:value-type="float" office:value="0">
                <text:p>0</text:p>
              </table:table-cell>
              <table:table-cell office:value-type="float" office:value="2.29107381171417">
                <text:p>2.291073811714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2.37994578304597">
                <text:p>2.37994578304597</text:p>
              </table:table-cell>
              <table:table-cell office:value-type="float" office:value="0">
                <text:p>0</text:p>
              </table:table-cell>
              <table:table-cell office:value-type="float" office:value="2.37994578304597">
                <text:p>2.379945783045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2.46895106363552">
                <text:p>2.46895106363552</text:p>
              </table:table-cell>
              <table:table-cell office:value-type="float" office:value="0">
                <text:p>0</text:p>
              </table:table-cell>
              <table:table-cell office:value-type="float" office:value="2.46895106363552">
                <text:p>2.468951063635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2.55798157556832">
                <text:p>2.55798157556832</text:p>
              </table:table-cell>
              <table:table-cell office:value-type="float" office:value="0">
                <text:p>0</text:p>
              </table:table-cell>
              <table:table-cell office:value-type="float" office:value="2.55798157556832">
                <text:p>2.557981575568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2.64693289412896">
                <text:p>2.64693289412896</text:p>
              </table:table-cell>
              <table:table-cell office:value-type="float" office:value="0">
                <text:p>0</text:p>
              </table:table-cell>
              <table:table-cell office:value-type="float" office:value="2.64693289412896">
                <text:p>2.646932894128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2.73570441099196">
                <text:p>2.73570441099196</text:p>
              </table:table-cell>
              <table:table-cell office:value-type="float" office:value="0">
                <text:p>0</text:p>
              </table:table-cell>
              <table:table-cell office:value-type="float" office:value="2.73570441099196">
                <text:p>2.735704410991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2.82419946551515">
                <text:p>2.82419946551515</text:p>
              </table:table-cell>
              <table:table-cell office:value-type="float" office:value="0">
                <text:p>0</text:p>
              </table:table-cell>
              <table:table-cell office:value-type="float" office:value="2.82419946551515">
                <text:p>2.824199465515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2.91232544637154">
                <text:p>2.91232544637154</text:p>
              </table:table-cell>
              <table:table-cell office:value-type="float" office:value="0">
                <text:p>0</text:p>
              </table:table-cell>
              <table:table-cell office:value-type="float" office:value="2.91232544637154">
                <text:p>2.912325446371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2.99999386574879">
                <text:p>2.99999386574879</text:p>
              </table:table-cell>
              <table:table-cell office:value-type="float" office:value="0">
                <text:p>0</text:p>
              </table:table-cell>
              <table:table-cell office:value-type="float" office:value="2.99999386574879">
                <text:p>2.999993865748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3.08712040831556">
                <text:p>3.08712040831556</text:p>
              </table:table-cell>
              <table:table-cell office:value-type="float" office:value="0">
                <text:p>0</text:p>
              </table:table-cell>
              <table:table-cell office:value-type="float" office:value="3.08712040831556">
                <text:p>3.087120408315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3.17362495710557">
                <text:p>3.17362495710557</text:p>
              </table:table-cell>
              <table:table-cell office:value-type="float" office:value="0">
                <text:p>0</text:p>
              </table:table-cell>
              <table:table-cell office:value-type="float" office:value="3.17362495710557">
                <text:p>3.173624957105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3.25943159840604">
                <text:p>3.25943159840604</text:p>
              </table:table-cell>
              <table:table-cell office:value-type="float" office:value="0">
                <text:p>0</text:p>
              </table:table-cell>
              <table:table-cell office:value-type="float" office:value="3.25943159840604">
                <text:p>3.259431598406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3.34446860766119">
                <text:p>3.34446860766119</text:p>
              </table:table-cell>
              <table:table-cell office:value-type="float" office:value="0">
                <text:p>0</text:p>
              </table:table-cell>
              <table:table-cell office:value-type="float" office:value="3.34446860766119">
                <text:p>3.344468607661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3.42866841831558">
                <text:p>3.42866841831558</text:p>
              </table:table-cell>
              <table:table-cell office:value-type="float" office:value="0">
                <text:p>0</text:p>
              </table:table-cell>
              <table:table-cell office:value-type="float" office:value="3.42866841831558">
                <text:p>3.428668418315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3.51196757542947">
                <text:p>3.51196757542947</text:p>
              </table:table-cell>
              <table:table-cell office:value-type="float" office:value="0">
                <text:p>0</text:p>
              </table:table-cell>
              <table:table-cell office:value-type="float" office:value="3.51196757542947">
                <text:p>3.511967575429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3.59430667580109">
                <text:p>3.59430667580109</text:p>
              </table:table-cell>
              <table:table-cell office:value-type="float" office:value="0">
                <text:p>0</text:p>
              </table:table-cell>
              <table:table-cell office:value-type="float" office:value="3.59430667580109">
                <text:p>3.594306675801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3.67563029622952">
                <text:p>3.67563029622952</text:p>
              </table:table-cell>
              <table:table-cell office:value-type="float" office:value="0">
                <text:p>0</text:p>
              </table:table-cell>
              <table:table-cell office:value-type="float" office:value="3.67563029622952">
                <text:p>3.675630296229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3.75588691145059">
                <text:p>3.75588691145059</text:p>
              </table:table-cell>
              <table:table-cell office:value-type="float" office:value="0">
                <text:p>0</text:p>
              </table:table-cell>
              <table:table-cell office:value-type="float" office:value="3.75588691145059">
                <text:p>3.755886911450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3.83502880317542">
                <text:p>3.83502880317542</text:p>
              </table:table-cell>
              <table:table-cell office:value-type="float" office:value="0">
                <text:p>0</text:p>
              </table:table-cell>
              <table:table-cell office:value-type="float" office:value="3.83502880317542">
                <text:p>3.835028803175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3.91301196156034">
                <text:p>3.91301196156034</text:p>
              </table:table-cell>
              <table:table-cell office:value-type="float" office:value="0">
                <text:p>0</text:p>
              </table:table-cell>
              <table:table-cell office:value-type="float" office:value="3.91301196156034">
                <text:p>3.913011961560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3.98979598033756">
                <text:p>3.98979598033756</text:p>
              </table:table-cell>
              <table:table-cell office:value-type="float" office:value="0">
                <text:p>0</text:p>
              </table:table-cell>
              <table:table-cell office:value-type="float" office:value="3.98979598033756">
                <text:p>3.989795980337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4.06534394673923">
                <text:p>4.06534394673923</text:p>
              </table:table-cell>
              <table:table-cell office:value-type="float" office:value="0">
                <text:p>0</text:p>
              </table:table-cell>
              <table:table-cell office:value-type="float" office:value="4.06534394673923">
                <text:p>4.065343946739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4.13962232725426">
                <text:p>4.13962232725426</text:p>
              </table:table-cell>
              <table:table-cell office:value-type="float" office:value="0">
                <text:p>0</text:p>
              </table:table-cell>
              <table:table-cell office:value-type="float" office:value="4.13962232725426">
                <text:p>4.139622327254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4.21260085016739">
                <text:p>4.21260085016739</text:p>
              </table:table-cell>
              <table:table-cell office:value-type="float" office:value="0">
                <text:p>0</text:p>
              </table:table-cell>
              <table:table-cell office:value-type="float" office:value="4.21260085016739">
                <text:p>4.212600850167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4.28425238574426">
                <text:p>4.28425238574426</text:p>
              </table:table-cell>
              <table:table-cell office:value-type="float" office:value="0">
                <text:p>0</text:p>
              </table:table-cell>
              <table:table-cell office:value-type="float" office:value="4.28425238574426">
                <text:p>4.284252385744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4.35455282484488">
                <text:p>4.35455282484488</text:p>
              </table:table-cell>
              <table:table-cell office:value-type="float" office:value="0">
                <text:p>0</text:p>
              </table:table-cell>
              <table:table-cell office:value-type="float" office:value="4.35455282484488">
                <text:p>4.354552824844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4.42348095667087">
                <text:p>4.42348095667087</text:p>
              </table:table-cell>
              <table:table-cell office:value-type="float" office:value="0">
                <text:p>0</text:p>
              </table:table-cell>
              <table:table-cell office:value-type="float" office:value="4.42348095667087">
                <text:p>4.423480956670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4.49101834627903">
                <text:p>4.49101834627903</text:p>
              </table:table-cell>
              <table:table-cell office:value-type="float" office:value="0">
                <text:p>0</text:p>
              </table:table-cell>
              <table:table-cell office:value-type="float" office:value="4.49101834627903">
                <text:p>4.491018346279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4.55714921242613">
                <text:p>4.55714921242613</text:p>
              </table:table-cell>
              <table:table-cell office:value-type="float" office:value="0">
                <text:p>0</text:p>
              </table:table-cell>
              <table:table-cell office:value-type="float" office:value="4.55714921242613">
                <text:p>4.557149212426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4.62186030624584">
                <text:p>4.62186030624584</text:p>
              </table:table-cell>
              <table:table-cell office:value-type="float" office:value="0">
                <text:p>0</text:p>
              </table:table-cell>
              <table:table-cell office:value-type="float" office:value="4.62186030624584">
                <text:p>4.621860306245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4.68514079119993">
                <text:p>4.68514079119993</text:p>
              </table:table-cell>
              <table:table-cell office:value-type="float" office:value="0">
                <text:p>0</text:p>
              </table:table-cell>
              <table:table-cell office:value-type="float" office:value="4.68514079119993">
                <text:p>4.685140791199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4.74698212469059">
                <text:p>4.74698212469059</text:p>
              </table:table-cell>
              <table:table-cell office:value-type="float" office:value="0">
                <text:p>0</text:p>
              </table:table-cell>
              <table:table-cell office:value-type="float" office:value="4.74698212469059">
                <text:p>4.746982124690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4.80737794167029">
                <text:p>4.80737794167029</text:p>
              </table:table-cell>
              <table:table-cell office:value-type="float" office:value="0">
                <text:p>0</text:p>
              </table:table-cell>
              <table:table-cell office:value-type="float" office:value="4.80737794167029">
                <text:p>4.807377941670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4.86632394053876">
                <text:p>4.86632394053876</text:p>
              </table:table-cell>
              <table:table-cell office:value-type="float" office:value="0">
                <text:p>0</text:p>
              </table:table-cell>
              <table:table-cell office:value-type="float" office:value="4.86632394053876">
                <text:p>4.866323940538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4.92381777157359">
                <text:p>4.92381777157359</text:p>
              </table:table-cell>
              <table:table-cell office:value-type="float" office:value="0">
                <text:p>0</text:p>
              </table:table-cell>
              <table:table-cell office:value-type="float" office:value="4.92381777157359">
                <text:p>4.923817771573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4.97985892810199">
                <text:p>4.97985892810199</text:p>
              </table:table-cell>
              <table:table-cell office:value-type="float" office:value="0">
                <text:p>0</text:p>
              </table:table-cell>
              <table:table-cell office:value-type="float" office:value="4.97985892810199">
                <text:p>4.979858928101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5.03444864058507">
                <text:p>5.03444864058507</text:p>
              </table:table-cell>
              <table:table-cell office:value-type="float" office:value="0">
                <text:p>0</text:p>
              </table:table-cell>
              <table:table-cell office:value-type="float" office:value="5.03444864058507">
                <text:p>5.034448640585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5.08758977375378">
                <text:p>5.08758977375378</text:p>
              </table:table-cell>
              <table:table-cell office:value-type="float" office:value="0">
                <text:p>0</text:p>
              </table:table-cell>
              <table:table-cell office:value-type="float" office:value="5.08758977375378">
                <text:p>5.087589773753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5.1392867269059">
                <text:p>5.1392867269059</text:p>
              </table:table-cell>
              <table:table-cell office:value-type="float" office:value="0">
                <text:p>0</text:p>
              </table:table-cell>
              <table:table-cell office:value-type="float" office:value="5.1392867269059">
                <text:p>5.13928672690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5.18954533744681">
                <text:p>5.18954533744681</text:p>
              </table:table-cell>
              <table:table-cell office:value-type="float" office:value="0">
                <text:p>0</text:p>
              </table:table-cell>
              <table:table-cell office:value-type="float" office:value="5.18954533744681">
                <text:p>5.189545337446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5.23837278773322">
                <text:p>5.23837278773322</text:p>
              </table:table-cell>
              <table:table-cell office:value-type="float" office:value="0">
                <text:p>0</text:p>
              </table:table-cell>
              <table:table-cell office:value-type="float" office:value="5.23837278773322">
                <text:p>5.238372787733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5.28577751525697">
                <text:p>5.28577751525697</text:p>
              </table:table-cell>
              <table:table-cell office:value-type="float" office:value="0">
                <text:p>0</text:p>
              </table:table-cell>
              <table:table-cell office:value-type="float" office:value="5.28577751525697">
                <text:p>5.285777515256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5.33176912618752">
                <text:p>5.33176912618752</text:p>
              </table:table-cell>
              <table:table-cell office:value-type="float" office:value="0">
                <text:p>0</text:p>
              </table:table-cell>
              <table:table-cell office:value-type="float" office:value="5.33176912618752">
                <text:p>5.331769126187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5.37635831227425">
                <text:p>5.37635831227425</text:p>
              </table:table-cell>
              <table:table-cell office:value-type="float" office:value="0">
                <text:p>0</text:p>
              </table:table-cell>
              <table:table-cell office:value-type="float" office:value="5.37635831227425">
                <text:p>5.37635831227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5.41955677109503">
                <text:p>5.41955677109503</text:p>
              </table:table-cell>
              <table:table-cell office:value-type="float" office:value="0">
                <text:p>0</text:p>
              </table:table-cell>
              <table:table-cell office:value-type="float" office:value="5.41955677109503">
                <text:p>5.419556771095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5.46137712962421">
                <text:p>5.46137712962421</text:p>
              </table:table-cell>
              <table:table-cell office:value-type="float" office:value="0">
                <text:p>0</text:p>
              </table:table-cell>
              <table:table-cell office:value-type="float" office:value="5.46137712962421">
                <text:p>5.461377129624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5.50183287108163">
                <text:p>5.50183287108163</text:p>
              </table:table-cell>
              <table:table-cell office:value-type="float" office:value="0">
                <text:p>0</text:p>
              </table:table-cell>
              <table:table-cell office:value-type="float" office:value="5.50183287108163">
                <text:p>5.501832871081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5.54093826501448">
                <text:p>5.54093826501448</text:p>
              </table:table-cell>
              <table:table-cell office:value-type="float" office:value="0">
                <text:p>0</text:p>
              </table:table-cell>
              <table:table-cell office:value-type="float" office:value="5.54093826501448">
                <text:p>5.540938265014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5.57870830055493">
                <text:p>5.57870830055493</text:p>
              </table:table-cell>
              <table:table-cell office:value-type="float" office:value="0">
                <text:p>0</text:p>
              </table:table-cell>
              <table:table-cell office:value-type="float" office:value="5.57870830055493">
                <text:p>5.578708300554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5.61515862278963">
                <text:p>5.61515862278963</text:p>
              </table:table-cell>
              <table:table-cell office:value-type="float" office:value="0">
                <text:p>0</text:p>
              </table:table-cell>
              <table:table-cell office:value-type="float" office:value="5.61515862278963">
                <text:p>5.615158622789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5.65030547217052">
                <text:p>5.65030547217052</text:p>
              </table:table-cell>
              <table:table-cell office:value-type="float" office:value="0">
                <text:p>0</text:p>
              </table:table-cell>
              <table:table-cell office:value-type="float" office:value="5.65030547217052">
                <text:p>5.650305472170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5.68416562689172">
                <text:p>5.68416562689172</text:p>
              </table:table-cell>
              <table:table-cell office:value-type="float" office:value="0">
                <text:p>0</text:p>
              </table:table-cell>
              <table:table-cell office:value-type="float" office:value="5.68416562689172">
                <text:p>5.684165626891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5.716756348153">
                <text:p>5.716756348153</text:p>
              </table:table-cell>
              <table:table-cell office:value-type="float" office:value="0">
                <text:p>0</text:p>
              </table:table-cell>
              <table:table-cell office:value-type="float" office:value="5.716756348153">
                <text:p>5.7167563481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5.74809532822683">
                <text:p>5.74809532822683</text:p>
              </table:table-cell>
              <table:table-cell office:value-type="float" office:value="0">
                <text:p>0</text:p>
              </table:table-cell>
              <table:table-cell office:value-type="float" office:value="5.74809532822683">
                <text:p>5.748095328226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5.77820064124392">
                <text:p>5.77820064124392</text:p>
              </table:table-cell>
              <table:table-cell office:value-type="float" office:value="0">
                <text:p>0</text:p>
              </table:table-cell>
              <table:table-cell office:value-type="float" office:value="5.77820064124392">
                <text:p>5.778200641243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5.8070906966099">
                <text:p>5.8070906966099</text:p>
              </table:table-cell>
              <table:table-cell office:value-type="float" office:value="0">
                <text:p>0</text:p>
              </table:table-cell>
              <table:table-cell office:value-type="float" office:value="5.8070906966099">
                <text:p>5.80709069660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5.83478419496474">
                <text:p>5.83478419496474</text:p>
              </table:table-cell>
              <table:table-cell office:value-type="float" office:value="0">
                <text:p>0</text:p>
              </table:table-cell>
              <table:table-cell office:value-type="float" office:value="5.83478419496474">
                <text:p>5.834784194964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5.86130008659606">
                <text:p>5.86130008659606</text:p>
              </table:table-cell>
              <table:table-cell office:value-type="float" office:value="0">
                <text:p>0</text:p>
              </table:table-cell>
              <table:table-cell office:value-type="float" office:value="5.86130008659606">
                <text:p>5.861300086596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5.88665753221666">
                <text:p>5.88665753221666</text:p>
              </table:table-cell>
              <table:table-cell office:value-type="float" office:value="0">
                <text:p>0</text:p>
              </table:table-cell>
              <table:table-cell office:value-type="float" office:value="5.88665753221666">
                <text:p>5.886657532216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5.91087586601758">
                <text:p>5.91087586601758</text:p>
              </table:table-cell>
              <table:table-cell office:value-type="float" office:value="0">
                <text:p>0</text:p>
              </table:table-cell>
              <table:table-cell office:value-type="float" office:value="5.91087586601758">
                <text:p>5.910875866017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5.93397456090791">
                <text:p>5.93397456090791</text:p>
              </table:table-cell>
              <table:table-cell office:value-type="float" office:value="0">
                <text:p>0</text:p>
              </table:table-cell>
              <table:table-cell office:value-type="float" office:value="5.93397456090791">
                <text:p>5.933974560907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5.95597319585394">
                <text:p>5.95597319585394</text:p>
              </table:table-cell>
              <table:table-cell office:value-type="float" office:value="0">
                <text:p>0</text:p>
              </table:table-cell>
              <table:table-cell office:value-type="float" office:value="5.95597319585394">
                <text:p>5.955973195853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5.9768914252312">
                <text:p>5.9768914252312</text:p>
              </table:table-cell>
              <table:table-cell office:value-type="float" office:value="0">
                <text:p>0</text:p>
              </table:table-cell>
              <table:table-cell office:value-type="float" office:value="5.9768914252312">
                <text:p>5.97689142523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5.9967489501044">
                <text:p>5.9967489501044</text:p>
              </table:table-cell>
              <table:table-cell office:value-type="float" office:value="0">
                <text:p>0</text:p>
              </table:table-cell>
              <table:table-cell office:value-type="float" office:value="5.9967489501044">
                <text:p>5.99674895010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6.0155654913519">
                <text:p>6.0155654913519</text:p>
              </table:table-cell>
              <table:table-cell office:value-type="float" office:value="0">
                <text:p>0</text:p>
              </table:table-cell>
              <table:table-cell office:value-type="float" office:value="6.0155654913519">
                <text:p>6.01556549135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6.03336076455323">
                <text:p>6.03336076455323</text:p>
              </table:table-cell>
              <table:table-cell office:value-type="float" office:value="0">
                <text:p>0</text:p>
              </table:table-cell>
              <table:table-cell office:value-type="float" office:value="6.03336076455323">
                <text:p>6.033360764553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6.05015445655996">
                <text:p>6.05015445655996</text:p>
              </table:table-cell>
              <table:table-cell office:value-type="float" office:value="0">
                <text:p>0</text:p>
              </table:table-cell>
              <table:table-cell office:value-type="float" office:value="6.05015445655996">
                <text:p>6.050154456559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6.06596620367235">
                <text:p>6.06596620367235</text:p>
              </table:table-cell>
              <table:table-cell office:value-type="float" office:value="0">
                <text:p>0</text:p>
              </table:table-cell>
              <table:table-cell office:value-type="float" office:value="6.06596620367235">
                <text:p>6.065966203672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6.08081557134646">
                <text:p>6.08081557134646</text:p>
              </table:table-cell>
              <table:table-cell office:value-type="float" office:value="0">
                <text:p>0</text:p>
              </table:table-cell>
              <table:table-cell office:value-type="float" office:value="6.08081557134646">
                <text:p>6.080815571346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6.09472203535835">
                <text:p>6.09472203535835</text:p>
              </table:table-cell>
              <table:table-cell office:value-type="float" office:value="0">
                <text:p>0</text:p>
              </table:table-cell>
              <table:table-cell office:value-type="float" office:value="6.09472203535835">
                <text:p>6.094722035358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6.10770496435447">
                <text:p>6.10770496435447</text:p>
              </table:table-cell>
              <table:table-cell office:value-type="float" office:value="0">
                <text:p>0</text:p>
              </table:table-cell>
              <table:table-cell office:value-type="float" office:value="6.10770496435447">
                <text:p>6.107704964354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6.11978360371965">
                <text:p>6.11978360371965</text:p>
              </table:table-cell>
              <table:table-cell office:value-type="float" office:value="0">
                <text:p>0</text:p>
              </table:table-cell>
              <table:table-cell office:value-type="float" office:value="6.11978360371965">
                <text:p>6.119783603719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6.13097706069631">
                <text:p>6.13097706069631</text:p>
              </table:table-cell>
              <table:table-cell office:value-type="float" office:value="0">
                <text:p>0</text:p>
              </table:table-cell>
              <table:table-cell office:value-type="float" office:value="6.13097706069631">
                <text:p>6.130977060696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6.14130429069083">
                <text:p>6.14130429069083</text:p>
              </table:table-cell>
              <table:table-cell office:value-type="float" office:value="0">
                <text:p>0</text:p>
              </table:table-cell>
              <table:table-cell office:value-type="float" office:value="6.14130429069083">
                <text:p>6.141304290690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6.15078408470549">
                <text:p>6.15078408470549</text:p>
              </table:table-cell>
              <table:table-cell office:value-type="float" office:value="0">
                <text:p>0</text:p>
              </table:table-cell>
              <table:table-cell office:value-type="float" office:value="6.15078408470549">
                <text:p>6.150784084705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6.15943505783651">
                <text:p>6.15943505783651</text:p>
              </table:table-cell>
              <table:table-cell office:value-type="float" office:value="0">
                <text:p>0</text:p>
              </table:table-cell>
              <table:table-cell office:value-type="float" office:value="6.15943505783651">
                <text:p>6.159435057836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6.16727563878126">
                <text:p>6.16727563878126</text:p>
              </table:table-cell>
              <table:table-cell office:value-type="float" office:value="0">
                <text:p>0</text:p>
              </table:table-cell>
              <table:table-cell office:value-type="float" office:value="6.16727563878126">
                <text:p>6.167275638781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6.17432406029958">
                <text:p>6.17432406029958</text:p>
              </table:table-cell>
              <table:table-cell office:value-type="float" office:value="0">
                <text:p>0</text:p>
              </table:table-cell>
              <table:table-cell office:value-type="float" office:value="6.17432406029958">
                <text:p>6.174324060299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6.18059835057682">
                <text:p>6.18059835057682</text:p>
              </table:table-cell>
              <table:table-cell office:value-type="float" office:value="0">
                <text:p>0</text:p>
              </table:table-cell>
              <table:table-cell office:value-type="float" office:value="6.18059835057682">
                <text:p>6.180598350576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6.18611632543808">
                <text:p>6.18611632543808</text:p>
              </table:table-cell>
              <table:table-cell office:value-type="float" office:value="0">
                <text:p>0</text:p>
              </table:table-cell>
              <table:table-cell office:value-type="float" office:value="6.18611632543808">
                <text:p>6.186116325438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6.19089558136536">
                <text:p>6.19089558136536</text:p>
              </table:table-cell>
              <table:table-cell office:value-type="float" office:value="0">
                <text:p>0</text:p>
              </table:table-cell>
              <table:table-cell office:value-type="float" office:value="6.19089558136536">
                <text:p>6.190895581365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6.19495348927142">
                <text:p>6.19495348927142</text:p>
              </table:table-cell>
              <table:table-cell office:value-type="float" office:value="0">
                <text:p>0</text:p>
              </table:table-cell>
              <table:table-cell office:value-type="float" office:value="6.19495348927142">
                <text:p>6.194953489271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6.19830718898619">
                <text:p>6.19830718898619</text:p>
              </table:table-cell>
              <table:table-cell office:value-type="float" office:value="0">
                <text:p>0</text:p>
              </table:table-cell>
              <table:table-cell office:value-type="float" office:value="6.19830718898619">
                <text:p>6.198307188986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6.20097358441357">
                <text:p>6.20097358441357</text:p>
              </table:table-cell>
              <table:table-cell office:value-type="float" office:value="0">
                <text:p>0</text:p>
              </table:table-cell>
              <table:table-cell office:value-type="float" office:value="6.20097358441357">
                <text:p>6.200973584413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6.20296933931828">
                <text:p>6.20296933931828</text:p>
              </table:table-cell>
              <table:table-cell office:value-type="float" office:value="0">
                <text:p>0</text:p>
              </table:table-cell>
              <table:table-cell office:value-type="float" office:value="6.20296933931828">
                <text:p>6.202969339318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6.20431087370436">
                <text:p>6.20431087370436</text:p>
              </table:table-cell>
              <table:table-cell office:value-type="float" office:value="0">
                <text:p>0</text:p>
              </table:table-cell>
              <table:table-cell office:value-type="float" office:value="6.20431087370436">
                <text:p>6.204310873704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6.20501436074881">
                <text:p>6.20501436074881</text:p>
              </table:table-cell>
              <table:table-cell office:value-type="float" office:value="0">
                <text:p>0</text:p>
              </table:table-cell>
              <table:table-cell office:value-type="float" office:value="6.20501436074881">
                <text:p>6.205014360748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6.20509572425535">
                <text:p>6.20509572425535</text:p>
              </table:table-cell>
              <table:table-cell office:value-type="float" office:value="0">
                <text:p>0</text:p>
              </table:table-cell>
              <table:table-cell office:value-type="float" office:value="6.20509572425535">
                <text:p>6.205095724255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6.20457063659523">
                <text:p>6.20457063659523</text:p>
              </table:table-cell>
              <table:table-cell office:value-type="float" office:value="0">
                <text:p>0</text:p>
              </table:table-cell>
              <table:table-cell office:value-type="float" office:value="6.20457063659523">
                <text:p>6.204570636595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6.20345451710356">
                <text:p>6.20345451710356</text:p>
              </table:table-cell>
              <table:table-cell office:value-type="float" office:value="0">
                <text:p>0</text:p>
              </table:table-cell>
              <table:table-cell office:value-type="float" office:value="6.20345451710356">
                <text:p>6.203454517103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6.20176253090105">
                <text:p>6.20176253090105</text:p>
              </table:table-cell>
              <table:table-cell office:value-type="float" office:value="0">
                <text:p>0</text:p>
              </table:table-cell>
              <table:table-cell office:value-type="float" office:value="6.20176253090105">
                <text:p>6.201762530901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6.19950958811272">
                <text:p>6.19950958811272</text:p>
              </table:table-cell>
              <table:table-cell office:value-type="float" office:value="0">
                <text:p>0</text:p>
              </table:table-cell>
              <table:table-cell office:value-type="float" office:value="6.19950958811272">
                <text:p>6.199509588112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6.19671034345666">
                <text:p>6.19671034345666</text:p>
              </table:table-cell>
              <table:table-cell office:value-type="float" office:value="0">
                <text:p>0</text:p>
              </table:table-cell>
              <table:table-cell office:value-type="float" office:value="6.19671034345666">
                <text:p>6.196710343456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6.19337919617695">
                <text:p>6.19337919617695</text:p>
              </table:table-cell>
              <table:table-cell office:value-type="float" office:value="0">
                <text:p>0</text:p>
              </table:table-cell>
              <table:table-cell office:value-type="float" office:value="6.19337919617695">
                <text:p>6.193379196176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6.18953029029669">
                <text:p>6.18953029029669</text:p>
              </table:table-cell>
              <table:table-cell office:value-type="float" office:value="0">
                <text:p>0</text:p>
              </table:table-cell>
              <table:table-cell office:value-type="float" office:value="6.18953029029669">
                <text:p>6.189530290296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6.18517751516788">
                <text:p>6.18517751516788</text:p>
              </table:table-cell>
              <table:table-cell office:value-type="float" office:value="0">
                <text:p>0</text:p>
              </table:table-cell>
              <table:table-cell office:value-type="float" office:value="6.18517751516788">
                <text:p>6.185177515167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6.18033450629641">
                <text:p>6.18033450629641</text:p>
              </table:table-cell>
              <table:table-cell office:value-type="float" office:value="0">
                <text:p>0</text:p>
              </table:table-cell>
              <table:table-cell office:value-type="float" office:value="6.18033450629641">
                <text:p>6.180334506296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6.17501464642165">
                <text:p>6.17501464642165</text:p>
              </table:table-cell>
              <table:table-cell office:value-type="float" office:value="0">
                <text:p>0</text:p>
              </table:table-cell>
              <table:table-cell office:value-type="float" office:value="6.17501464642165">
                <text:p>6.175014646421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6.16923106683088">
                <text:p>6.16923106683088</text:p>
              </table:table-cell>
              <table:table-cell office:value-type="float" office:value="0">
                <text:p>0</text:p>
              </table:table-cell>
              <table:table-cell office:value-type="float" office:value="6.16923106683088">
                <text:p>6.169231066830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">
                <text:p>20.1</text:p>
              </table:table-cell>
              <table:table-cell office:value-type="float" office:value="6.16299664889025">
                <text:p>6.16299664889025</text:p>
              </table:table-cell>
              <table:table-cell office:value-type="float" office:value="0">
                <text:p>0</text:p>
              </table:table-cell>
              <table:table-cell office:value-type="float" office:value="6.16299664889025">
                <text:p>6.162996648890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">
                <text:p>20.2</text:p>
              </table:table-cell>
              <table:table-cell office:value-type="float" office:value="6.15632402577486">
                <text:p>6.15632402577486</text:p>
              </table:table-cell>
              <table:table-cell office:value-type="float" office:value="0">
                <text:p>0</text:p>
              </table:table-cell>
              <table:table-cell office:value-type="float" office:value="6.15632402577486">
                <text:p>6.156324025774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">
                <text:p>20.3</text:p>
              </table:table-cell>
              <table:table-cell office:value-type="float" office:value="6.14922558438147">
                <text:p>6.14922558438147</text:p>
              </table:table-cell>
              <table:table-cell office:value-type="float" office:value="0">
                <text:p>0</text:p>
              </table:table-cell>
              <table:table-cell office:value-type="float" office:value="6.14922558438147">
                <text:p>6.149225584381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">
                <text:p>20.4</text:p>
              </table:table-cell>
              <table:table-cell office:value-type="float" office:value="6.14171346740826">
                <text:p>6.14171346740826</text:p>
              </table:table-cell>
              <table:table-cell office:value-type="float" office:value="0">
                <text:p>0</text:p>
              </table:table-cell>
              <table:table-cell office:value-type="float" office:value="6.14171346740826">
                <text:p>6.141713467408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">
                <text:p>20.5</text:p>
              </table:table-cell>
              <table:table-cell office:value-type="float" office:value="6.13379957558712">
                <text:p>6.13379957558712</text:p>
              </table:table-cell>
              <table:table-cell office:value-type="float" office:value="0">
                <text:p>0</text:p>
              </table:table-cell>
              <table:table-cell office:value-type="float" office:value="6.13379957558712">
                <text:p>6.133799575587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">
                <text:p>20.6</text:p>
              </table:table-cell>
              <table:table-cell office:value-type="float" office:value="6.12549557005465">
                <text:p>6.12549557005465</text:p>
              </table:table-cell>
              <table:table-cell office:value-type="float" office:value="0">
                <text:p>0</text:p>
              </table:table-cell>
              <table:table-cell office:value-type="float" office:value="6.12549557005465">
                <text:p>6.125495570054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">
                <text:p>20.7</text:p>
              </table:table-cell>
              <table:table-cell office:value-type="float" office:value="6.1168128748488">
                <text:p>6.1168128748488</text:p>
              </table:table-cell>
              <table:table-cell office:value-type="float" office:value="0">
                <text:p>0</text:p>
              </table:table-cell>
              <table:table-cell office:value-type="float" office:value="6.1168128748488">
                <text:p>6.11681287484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">
                <text:p>20.8</text:p>
              </table:table-cell>
              <table:table-cell office:value-type="float" office:value="6.10776267951912">
                <text:p>6.10776267951912</text:p>
              </table:table-cell>
              <table:table-cell office:value-type="float" office:value="0">
                <text:p>0</text:p>
              </table:table-cell>
              <table:table-cell office:value-type="float" office:value="6.10776267951912">
                <text:p>6.107762679519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">
                <text:p>20.9</text:p>
              </table:table-cell>
              <table:table-cell office:value-type="float" office:value="6.09835594183893">
                <text:p>6.09835594183893</text:p>
              </table:table-cell>
              <table:table-cell office:value-type="float" office:value="0">
                <text:p>0</text:p>
              </table:table-cell>
              <table:table-cell office:value-type="float" office:value="6.09835594183893">
                <text:p>6.098355941838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">
                <text:p>21</text:p>
              </table:table-cell>
              <table:table-cell office:value-type="float" office:value="6.08860339060878">
                <text:p>6.08860339060878</text:p>
              </table:table-cell>
              <table:table-cell office:value-type="float" office:value="0">
                <text:p>0</text:p>
              </table:table-cell>
              <table:table-cell office:value-type="float" office:value="6.08860339060878">
                <text:p>6.088603390608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">
                <text:p>21.1</text:p>
              </table:table-cell>
              <table:table-cell office:value-type="float" office:value="6.07851552854104">
                <text:p>6.07851552854104</text:p>
              </table:table-cell>
              <table:table-cell office:value-type="float" office:value="0">
                <text:p>0</text:p>
              </table:table-cell>
              <table:table-cell office:value-type="float" office:value="6.07851552854104">
                <text:p>6.078515528541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">
                <text:p>21.2</text:p>
              </table:table-cell>
              <table:table-cell office:value-type="float" office:value="6.06810263521594">
                <text:p>6.06810263521594</text:p>
              </table:table-cell>
              <table:table-cell office:value-type="float" office:value="0">
                <text:p>0</text:p>
              </table:table-cell>
              <table:table-cell office:value-type="float" office:value="6.06810263521594">
                <text:p>6.068102635215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">
                <text:p>21.3</text:p>
              </table:table-cell>
              <table:table-cell office:value-type="float" office:value="6.05737477010052">
                <text:p>6.05737477010052</text:p>
              </table:table-cell>
              <table:table-cell office:value-type="float" office:value="0">
                <text:p>0</text:p>
              </table:table-cell>
              <table:table-cell office:value-type="float" office:value="6.05737477010052">
                <text:p>6.057374770100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">
                <text:p>21.4</text:p>
              </table:table-cell>
              <table:table-cell office:value-type="float" office:value="6.04634177562172">
                <text:p>6.04634177562172</text:p>
              </table:table-cell>
              <table:table-cell office:value-type="float" office:value="0">
                <text:p>0</text:p>
              </table:table-cell>
              <table:table-cell office:value-type="float" office:value="6.04634177562172">
                <text:p>6.046341775621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">
                <text:p>21.5</text:p>
              </table:table-cell>
              <table:table-cell office:value-type="float" office:value="6.03501328028612">
                <text:p>6.03501328028612</text:p>
              </table:table-cell>
              <table:table-cell office:value-type="float" office:value="0">
                <text:p>0</text:p>
              </table:table-cell>
              <table:table-cell office:value-type="float" office:value="6.03501328028612">
                <text:p>6.035013280286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">
                <text:p>21.6</text:p>
              </table:table-cell>
              <table:table-cell office:value-type="float" office:value="6.02339870183883">
                <text:p>6.02339870183883</text:p>
              </table:table-cell>
              <table:table-cell office:value-type="float" office:value="0">
                <text:p>0</text:p>
              </table:table-cell>
              <table:table-cell office:value-type="float" office:value="6.02339870183883">
                <text:p>6.023398701838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">
                <text:p>21.7</text:p>
              </table:table-cell>
              <table:table-cell office:value-type="float" office:value="6.01150725045481">
                <text:p>6.01150725045481</text:p>
              </table:table-cell>
              <table:table-cell office:value-type="float" office:value="0">
                <text:p>0</text:p>
              </table:table-cell>
              <table:table-cell office:value-type="float" office:value="6.01150725045481">
                <text:p>6.011507250454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">
                <text:p>21.8</text:p>
              </table:table-cell>
              <table:table-cell office:value-type="float" office:value="5.9993479319562">
                <text:p>5.9993479319562</text:p>
              </table:table-cell>
              <table:table-cell office:value-type="float" office:value="0">
                <text:p>0</text:p>
              </table:table-cell>
              <table:table-cell office:value-type="float" office:value="5.9993479319562">
                <text:p>5.99934793195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">
                <text:p>21.9</text:p>
              </table:table-cell>
              <table:table-cell office:value-type="float" office:value="5.98692955104974">
                <text:p>5.98692955104974</text:p>
              </table:table-cell>
              <table:table-cell office:value-type="float" office:value="0">
                <text:p>0</text:p>
              </table:table-cell>
              <table:table-cell office:value-type="float" office:value="5.98692955104974">
                <text:p>5.986929551049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">
                <text:p>22</text:p>
              </table:table-cell>
              <table:table-cell office:value-type="float" office:value="5.97426071457875">
                <text:p>5.97426071457875</text:p>
              </table:table-cell>
              <table:table-cell office:value-type="float" office:value="0">
                <text:p>0</text:p>
              </table:table-cell>
              <table:table-cell office:value-type="float" office:value="5.97426071457875">
                <text:p>5.974260714578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">
                <text:p>22.1</text:p>
              </table:table-cell>
              <table:table-cell office:value-type="float" office:value="5.96134983478444">
                <text:p>5.96134983478444</text:p>
              </table:table-cell>
              <table:table-cell office:value-type="float" office:value="0">
                <text:p>0</text:p>
              </table:table-cell>
              <table:table-cell office:value-type="float" office:value="5.96134983478444">
                <text:p>5.961349834784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">
                <text:p>22.2</text:p>
              </table:table-cell>
              <table:table-cell office:value-type="float" office:value="5.94820513257194">
                <text:p>5.94820513257194</text:p>
              </table:table-cell>
              <table:table-cell office:value-type="float" office:value="0">
                <text:p>0</text:p>
              </table:table-cell>
              <table:table-cell office:value-type="float" office:value="5.94820513257194">
                <text:p>5.948205132571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">
                <text:p>22.3</text:p>
              </table:table-cell>
              <table:table-cell office:value-type="float" office:value="5.93483464077642">
                <text:p>5.93483464077642</text:p>
              </table:table-cell>
              <table:table-cell office:value-type="float" office:value="0">
                <text:p>0</text:p>
              </table:table-cell>
              <table:table-cell office:value-type="float" office:value="5.93483464077642">
                <text:p>5.934834640776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">
                <text:p>22.4</text:p>
              </table:table-cell>
              <table:table-cell office:value-type="float" office:value="5.92124620742527">
                <text:p>5.92124620742527</text:p>
              </table:table-cell>
              <table:table-cell office:value-type="float" office:value="0">
                <text:p>0</text:p>
              </table:table-cell>
              <table:table-cell office:value-type="float" office:value="5.92124620742527">
                <text:p>5.921246207425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">
                <text:p>22.5</text:p>
              </table:table-cell>
              <table:table-cell office:value-type="float" office:value="5.90744749899259">
                <text:p>5.90744749899259</text:p>
              </table:table-cell>
              <table:table-cell office:value-type="float" office:value="0">
                <text:p>0</text:p>
              </table:table-cell>
              <table:table-cell office:value-type="float" office:value="5.90744749899259">
                <text:p>5.907447498992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6">
                <text:p>22.6</text:p>
              </table:table-cell>
              <table:table-cell office:value-type="float" office:value="5.89344600364232">
                <text:p>5.89344600364232</text:p>
              </table:table-cell>
              <table:table-cell office:value-type="float" office:value="0">
                <text:p>0</text:p>
              </table:table-cell>
              <table:table-cell office:value-type="float" office:value="5.89344600364232">
                <text:p>5.893446003642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7">
                <text:p>22.7</text:p>
              </table:table-cell>
              <table:table-cell office:value-type="float" office:value="5.8792490344569">
                <text:p>5.8792490344569</text:p>
              </table:table-cell>
              <table:table-cell office:value-type="float" office:value="0">
                <text:p>0</text:p>
              </table:table-cell>
              <table:table-cell office:value-type="float" office:value="5.8792490344569">
                <text:p>5.87924903445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8">
                <text:p>22.8</text:p>
              </table:table-cell>
              <table:table-cell office:value-type="float" office:value="5.86486373264839">
                <text:p>5.86486373264839</text:p>
              </table:table-cell>
              <table:table-cell office:value-type="float" office:value="0">
                <text:p>0</text:p>
              </table:table-cell>
              <table:table-cell office:value-type="float" office:value="5.86486373264839">
                <text:p>5.864863732648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9">
                <text:p>22.9</text:p>
              </table:table-cell>
              <table:table-cell office:value-type="float" office:value="5.85029707074934">
                <text:p>5.85029707074934</text:p>
              </table:table-cell>
              <table:table-cell office:value-type="float" office:value="0">
                <text:p>0</text:p>
              </table:table-cell>
              <table:table-cell office:value-type="float" office:value="5.85029707074934">
                <text:p>5.850297070749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">
                <text:p>23</text:p>
              </table:table-cell>
              <table:table-cell office:value-type="float" office:value="5.83555585578088">
                <text:p>5.83555585578088</text:p>
              </table:table-cell>
              <table:table-cell office:value-type="float" office:value="0">
                <text:p>0</text:p>
              </table:table-cell>
              <table:table-cell office:value-type="float" office:value="5.83555585578088">
                <text:p>5.835555855780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1">
                <text:p>23.1</text:p>
              </table:table-cell>
              <table:table-cell office:value-type="float" office:value="5.82064673239566">
                <text:p>5.82064673239566</text:p>
              </table:table-cell>
              <table:table-cell office:value-type="float" office:value="0">
                <text:p>0</text:p>
              </table:table-cell>
              <table:table-cell office:value-type="float" office:value="5.82064673239566">
                <text:p>5.820646732395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2">
                <text:p>23.2</text:p>
              </table:table-cell>
              <table:table-cell office:value-type="float" office:value="5.80557618599372">
                <text:p>5.80557618599372</text:p>
              </table:table-cell>
              <table:table-cell office:value-type="float" office:value="0">
                <text:p>0</text:p>
              </table:table-cell>
              <table:table-cell office:value-type="float" office:value="5.80557618599372">
                <text:p>5.805576185993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3">
                <text:p>23.3</text:p>
              </table:table-cell>
              <table:table-cell office:value-type="float" office:value="5.79035054580908">
                <text:p>5.79035054580908</text:p>
              </table:table-cell>
              <table:table-cell office:value-type="float" office:value="0">
                <text:p>0</text:p>
              </table:table-cell>
              <table:table-cell office:value-type="float" office:value="5.79035054580908">
                <text:p>5.790350545809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4">
                <text:p>23.4</text:p>
              </table:table-cell>
              <table:table-cell office:value-type="float" office:value="5.77497598796566">
                <text:p>5.77497598796566</text:p>
              </table:table-cell>
              <table:table-cell office:value-type="float" office:value="0">
                <text:p>0</text:p>
              </table:table-cell>
              <table:table-cell office:value-type="float" office:value="5.77497598796566">
                <text:p>5.774975987965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">
                <text:p>23.5</text:p>
              </table:table-cell>
              <table:table-cell office:value-type="float" office:value="5.75945853850063">
                <text:p>5.75945853850063</text:p>
              </table:table-cell>
              <table:table-cell office:value-type="float" office:value="0">
                <text:p>0</text:p>
              </table:table-cell>
              <table:table-cell office:value-type="float" office:value="5.75945853850063">
                <text:p>5.759458538500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">
                <text:p>23.6</text:p>
              </table:table-cell>
              <table:table-cell office:value-type="float" office:value="5.74380407635406">
                <text:p>5.74380407635406</text:p>
              </table:table-cell>
              <table:table-cell office:value-type="float" office:value="0">
                <text:p>0</text:p>
              </table:table-cell>
              <table:table-cell office:value-type="float" office:value="5.74380407635406">
                <text:p>5.743804076354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">
                <text:p>23.7</text:p>
              </table:table-cell>
              <table:table-cell office:value-type="float" office:value="5.7280183363234">
                <text:p>5.7280183363234</text:p>
              </table:table-cell>
              <table:table-cell office:value-type="float" office:value="0">
                <text:p>0</text:p>
              </table:table-cell>
              <table:table-cell office:value-type="float" office:value="5.7280183363234">
                <text:p>5.72801833632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">
                <text:p>23.8</text:p>
              </table:table-cell>
              <table:table-cell office:value-type="float" office:value="5.71210691198179">
                <text:p>5.71210691198179</text:p>
              </table:table-cell>
              <table:table-cell office:value-type="float" office:value="0">
                <text:p>0</text:p>
              </table:table-cell>
              <table:table-cell office:value-type="float" office:value="5.71210691198179">
                <text:p>5.7121069119817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">
                <text:p>23.9</text:p>
              </table:table-cell>
              <table:table-cell office:value-type="float" office:value="5.69607525855913">
                <text:p>5.69607525855913</text:p>
              </table:table-cell>
              <table:table-cell office:value-type="float" office:value="0">
                <text:p>0</text:p>
              </table:table-cell>
              <table:table-cell office:value-type="float" office:value="5.69607525855913">
                <text:p>5.696075258559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">
                <text:p>24</text:p>
              </table:table-cell>
              <table:table-cell office:value-type="float" office:value="5.67992869578507">
                <text:p>5.67992869578507</text:p>
              </table:table-cell>
              <table:table-cell office:value-type="float" office:value="0">
                <text:p>0</text:p>
              </table:table-cell>
              <table:table-cell office:value-type="float" office:value="5.67992869578507">
                <text:p>5.679928695785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">
                <text:p>24.1</text:p>
              </table:table-cell>
              <table:table-cell office:value-type="float" office:value="5.66367241069321">
                <text:p>5.66367241069321</text:p>
              </table:table-cell>
              <table:table-cell office:value-type="float" office:value="0">
                <text:p>0</text:p>
              </table:table-cell>
              <table:table-cell office:value-type="float" office:value="5.66367241069321">
                <text:p>5.663672410693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">
                <text:p>24.2</text:p>
              </table:table-cell>
              <table:table-cell office:value-type="float" office:value="5.64731146038569">
                <text:p>5.64731146038569</text:p>
              </table:table-cell>
              <table:table-cell office:value-type="float" office:value="0">
                <text:p>0</text:p>
              </table:table-cell>
              <table:table-cell office:value-type="float" office:value="5.64731146038569">
                <text:p>5.6473114603856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">
                <text:p>24.3</text:p>
              </table:table-cell>
              <table:table-cell office:value-type="float" office:value="5.63085077475784">
                <text:p>5.63085077475784</text:p>
              </table:table-cell>
              <table:table-cell office:value-type="float" office:value="0">
                <text:p>0</text:p>
              </table:table-cell>
              <table:table-cell office:value-type="float" office:value="5.63085077475784">
                <text:p>5.630850774757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">
                <text:p>24.4</text:p>
              </table:table-cell>
              <table:table-cell office:value-type="float" office:value="5.61429515918221">
                <text:p>5.61429515918221</text:p>
              </table:table-cell>
              <table:table-cell office:value-type="float" office:value="0">
                <text:p>0</text:p>
              </table:table-cell>
              <table:table-cell office:value-type="float" office:value="5.61429515918221">
                <text:p>5.614295159182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">
                <text:p>24.5</text:p>
              </table:table-cell>
              <table:table-cell office:value-type="float" office:value="5.5976492971518">
                <text:p>5.5976492971518</text:p>
              </table:table-cell>
              <table:table-cell office:value-type="float" office:value="0">
                <text:p>0</text:p>
              </table:table-cell>
              <table:table-cell office:value-type="float" office:value="5.5976492971518">
                <text:p>5.59764929715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">
                <text:p>24.6</text:p>
              </table:table-cell>
              <table:table-cell office:value-type="float" office:value="5.58091775288199">
                <text:p>5.58091775288199</text:p>
              </table:table-cell>
              <table:table-cell office:value-type="float" office:value="0">
                <text:p>0</text:p>
              </table:table-cell>
              <table:table-cell office:value-type="float" office:value="5.58091775288199">
                <text:p>5.580917752881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">
                <text:p>24.7</text:p>
              </table:table-cell>
              <table:table-cell office:value-type="float" office:value="5.56410497387112">
                <text:p>5.56410497387112</text:p>
              </table:table-cell>
              <table:table-cell office:value-type="float" office:value="0">
                <text:p>0</text:p>
              </table:table-cell>
              <table:table-cell office:value-type="float" office:value="5.56410497387112">
                <text:p>5.564104973871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">
                <text:p>24.8</text:p>
              </table:table-cell>
              <table:table-cell office:value-type="float" office:value="5.54721529341948">
                <text:p>5.54721529341948</text:p>
              </table:table-cell>
              <table:table-cell office:value-type="float" office:value="0">
                <text:p>0</text:p>
              </table:table-cell>
              <table:table-cell office:value-type="float" office:value="5.54721529341948">
                <text:p>5.547215293419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9">
                <text:p>24.9</text:p>
              </table:table-cell>
              <table:table-cell office:value-type="float" office:value="5.53025293310667">
                <text:p>5.53025293310667</text:p>
              </table:table-cell>
              <table:table-cell office:value-type="float" office:value="0">
                <text:p>0</text:p>
              </table:table-cell>
              <table:table-cell office:value-type="float" office:value="5.53025293310667">
                <text:p>5.530252933106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">
                <text:p>25</text:p>
              </table:table-cell>
              <table:table-cell office:value-type="float" office:value="5.51322200522717">
                <text:p>5.51322200522717</text:p>
              </table:table-cell>
              <table:table-cell office:value-type="float" office:value="0">
                <text:p>0</text:p>
              </table:table-cell>
              <table:table-cell office:value-type="float" office:value="5.51322200522717">
                <text:p>5.5132220052271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20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